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data_5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table:number-columns-repeated="2"/>
          <table:table-cell table:style-name="ce2" office:value-type="time" office:time-value="PT13H20M00S" calcext:value-type="time">
            <text:p>13:20:00</text:p>
          </table:table-cell>
        </table:table-row>
        <table:table-row table:style-name="ro1">
          <table:table-cell office:value-type="float" office:value="1590062511" calcext:value-type="float">
            <text:p>1590062511</text:p>
          </table:table-cell>
          <table:table-cell office:value-type="string" calcext:value-type="string">
            <text:p>2020-05-21 09:01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2]+[.$H$2]" office:value-type="float" office:value="1592238000" calcext:value-type="float">
            <text:p>1592238000</text:p>
          </table:table-cell>
          <table:table-cell table:formula="of:=([.$F2]/86400)+25569-(3/24)" office:value-type="float" office:value="43997.5555555556" calcext:value-type="float">
            <text:p>43997,5555555556</text:p>
          </table:table-cell>
          <table:table-cell table:formula="of:=1592238000-[.A2]" office:value-type="float" office:value="2175489" calcext:value-type="float">
            <text:p>2175489</text:p>
          </table:table-cell>
        </table:table-row>
        <table:table-row table:style-name="ro1">
          <table:table-cell office:value-type="float" office:value="1590062511" calcext:value-type="float">
            <text:p>1590062511</text:p>
          </table:table-cell>
          <table:table-cell office:value-type="string" calcext:value-type="string">
            <text:p>2020-05-21 09:01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3]+[.$H$2]" office:value-type="float" office:value="1592238000" calcext:value-type="float">
            <text:p>1592238000</text:p>
          </table:table-cell>
          <table:table-cell table:formula="of:=([.$F3]/86400)+25569-(3/24)" office:value-type="float" office:value="43997.5555555556" calcext:value-type="float">
            <text:p>43997,5555555556</text:p>
          </table:table-cell>
          <table:table-cell/>
        </table:table-row>
        <table:table-row table:style-name="ro1">
          <table:table-cell office:value-type="float" office:value="1590062511" calcext:value-type="float">
            <text:p>1590062511</text:p>
          </table:table-cell>
          <table:table-cell office:value-type="string" calcext:value-type="string">
            <text:p>2020-05-21 09:01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4]+[.$H$2]" office:value-type="float" office:value="1592238000" calcext:value-type="float">
            <text:p>1592238000</text:p>
          </table:table-cell>
          <table:table-cell table:formula="of:=([.$F4]/86400)+25569-(3/24)" office:value-type="float" office:value="43997.5555555556" calcext:value-type="float">
            <text:p>43997,5555555556</text:p>
          </table:table-cell>
          <table:table-cell/>
        </table:table-row>
        <table:table-row table:style-name="ro1">
          <table:table-cell office:value-type="float" office:value="1590062511" calcext:value-type="float">
            <text:p>1590062511</text:p>
          </table:table-cell>
          <table:table-cell office:value-type="string" calcext:value-type="string">
            <text:p>2020-05-21 09:0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5]+[.$H$2]" office:value-type="float" office:value="1592238000" calcext:value-type="float">
            <text:p>1592238000</text:p>
          </table:table-cell>
          <table:table-cell table:formula="of:=([.$F5]/86400)+25569-(3/24)" office:value-type="float" office:value="43997.5555555556" calcext:value-type="float">
            <text:p>43997,5555555556</text:p>
          </table:table-cell>
          <table:table-cell/>
        </table:table-row>
        <table:table-row table:style-name="ro1">
          <table:table-cell office:value-type="float" office:value="1590066110" calcext:value-type="float">
            <text:p>1590066110</text:p>
          </table:table-cell>
          <table:table-cell office:value-type="string" calcext:value-type="string">
            <text:p>2020-05-21 10:01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6]+[.$H$2]" office:value-type="float" office:value="1592241599" calcext:value-type="float">
            <text:p>1592241599</text:p>
          </table:table-cell>
          <table:table-cell table:formula="of:=([.$F6]/86400)+25569-(3/24)" office:value-type="float" office:value="43997.5972106482" calcext:value-type="float">
            <text:p>43997,5972106482</text:p>
          </table:table-cell>
          <table:table-cell/>
        </table:table-row>
        <table:table-row table:style-name="ro1">
          <table:table-cell office:value-type="float" office:value="1590066110" calcext:value-type="float">
            <text:p>1590066110</text:p>
          </table:table-cell>
          <table:table-cell office:value-type="string" calcext:value-type="string">
            <text:p>2020-05-21 10:01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7]+[.$H$2]" office:value-type="float" office:value="1592241599" calcext:value-type="float">
            <text:p>1592241599</text:p>
          </table:table-cell>
          <table:table-cell table:formula="of:=([.$F7]/86400)+25569-(3/24)" office:value-type="float" office:value="43997.5972106482" calcext:value-type="float">
            <text:p>43997,5972106482</text:p>
          </table:table-cell>
          <table:table-cell/>
        </table:table-row>
        <table:table-row table:style-name="ro1">
          <table:table-cell office:value-type="float" office:value="1590066110" calcext:value-type="float">
            <text:p>1590066110</text:p>
          </table:table-cell>
          <table:table-cell office:value-type="string" calcext:value-type="string">
            <text:p>2020-05-21 10:01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8]+[.$H$2]" office:value-type="float" office:value="1592241599" calcext:value-type="float">
            <text:p>1592241599</text:p>
          </table:table-cell>
          <table:table-cell table:formula="of:=([.$F8]/86400)+25569-(3/24)" office:value-type="float" office:value="43997.5972106482" calcext:value-type="float">
            <text:p>43997,5972106482</text:p>
          </table:table-cell>
          <table:table-cell/>
        </table:table-row>
        <table:table-row table:style-name="ro1">
          <table:table-cell office:value-type="float" office:value="1590066110" calcext:value-type="float">
            <text:p>1590066110</text:p>
          </table:table-cell>
          <table:table-cell office:value-type="string" calcext:value-type="string">
            <text:p>2020-05-21 10:0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9]+[.$H$2]" office:value-type="float" office:value="1592241599" calcext:value-type="float">
            <text:p>1592241599</text:p>
          </table:table-cell>
          <table:table-cell table:formula="of:=([.$F9]/86400)+25569-(3/24)" office:value-type="float" office:value="43997.5972106482" calcext:value-type="float">
            <text:p>43997,5972106482</text:p>
          </table:table-cell>
          <table:table-cell/>
        </table:table-row>
        <table:table-row table:style-name="ro1">
          <table:table-cell office:value-type="float" office:value="1590069709" calcext:value-type="float">
            <text:p>1590069709</text:p>
          </table:table-cell>
          <table:table-cell office:value-type="string" calcext:value-type="string">
            <text:p>2020-05-21 11:01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10]+[.$H$2]" office:value-type="float" office:value="1592245198" calcext:value-type="float">
            <text:p>1592245198</text:p>
          </table:table-cell>
          <table:table-cell table:formula="of:=([.$F10]/86400)+25569-(3/24)" office:value-type="float" office:value="43997.6388657407" calcext:value-type="float">
            <text:p>43997,6388657407</text:p>
          </table:table-cell>
          <table:table-cell/>
        </table:table-row>
        <table:table-row table:style-name="ro1">
          <table:table-cell office:value-type="float" office:value="1590069709" calcext:value-type="float">
            <text:p>1590069709</text:p>
          </table:table-cell>
          <table:table-cell office:value-type="string" calcext:value-type="string">
            <text:p>2020-05-21 11:01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11]+[.$H$2]" office:value-type="float" office:value="1592245198" calcext:value-type="float">
            <text:p>1592245198</text:p>
          </table:table-cell>
          <table:table-cell table:formula="of:=([.$F11]/86400)+25569-(3/24)" office:value-type="float" office:value="43997.6388657407" calcext:value-type="float">
            <text:p>43997,6388657407</text:p>
          </table:table-cell>
          <table:table-cell/>
        </table:table-row>
        <table:table-row table:style-name="ro1">
          <table:table-cell office:value-type="float" office:value="1590069709" calcext:value-type="float">
            <text:p>1590069709</text:p>
          </table:table-cell>
          <table:table-cell office:value-type="string" calcext:value-type="string">
            <text:p>2020-05-21 11:01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12]+[.$H$2]" office:value-type="float" office:value="1592245198" calcext:value-type="float">
            <text:p>1592245198</text:p>
          </table:table-cell>
          <table:table-cell table:formula="of:=([.$F12]/86400)+25569-(3/24)" office:value-type="float" office:value="43997.6388657407" calcext:value-type="float">
            <text:p>43997,6388657407</text:p>
          </table:table-cell>
          <table:table-cell/>
        </table:table-row>
        <table:table-row table:style-name="ro1">
          <table:table-cell office:value-type="float" office:value="1590069709" calcext:value-type="float">
            <text:p>1590069709</text:p>
          </table:table-cell>
          <table:table-cell office:value-type="string" calcext:value-type="string">
            <text:p>2020-05-21 11:0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A13]+[.$H$2]" office:value-type="float" office:value="1592245198" calcext:value-type="float">
            <text:p>1592245198</text:p>
          </table:table-cell>
          <table:table-cell table:formula="of:=([.$F13]/86400)+25569-(3/24)" office:value-type="float" office:value="43997.6388657407" calcext:value-type="float">
            <text:p>43997,6388657407</text:p>
          </table:table-cell>
          <table:table-cell/>
        </table:table-row>
        <table:table-row table:style-name="ro1">
          <table:table-cell office:value-type="float" office:value="1590073308" calcext:value-type="float">
            <text:p>1590073308</text:p>
          </table:table-cell>
          <table:table-cell office:value-type="string" calcext:value-type="string">
            <text:p>2020-05-21 12:01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2.0</text:p>
          </table:table-cell>
          <table:table-cell table:formula="of:=[.A14]+[.$H$2]" office:value-type="float" office:value="1592248797" calcext:value-type="float">
            <text:p>1592248797</text:p>
          </table:table-cell>
          <table:table-cell table:formula="of:=([.$F14]/86400)+25569-(3/24)" office:value-type="float" office:value="43997.6805208333" calcext:value-type="float">
            <text:p>43997,6805208333</text:p>
          </table:table-cell>
          <table:table-cell/>
        </table:table-row>
        <table:table-row table:style-name="ro1">
          <table:table-cell office:value-type="float" office:value="1590073308" calcext:value-type="float">
            <text:p>1590073308</text:p>
          </table:table-cell>
          <table:table-cell office:value-type="string" calcext:value-type="string">
            <text:p>2020-05-21 12:01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5]+[.$H$2]" office:value-type="float" office:value="1592248797" calcext:value-type="float">
            <text:p>1592248797</text:p>
          </table:table-cell>
          <table:table-cell table:formula="of:=([.$F15]/86400)+25569-(3/24)" office:value-type="float" office:value="43997.6805208333" calcext:value-type="float">
            <text:p>43997,6805208333</text:p>
          </table:table-cell>
          <table:table-cell/>
        </table:table-row>
        <table:table-row table:style-name="ro1">
          <table:table-cell office:value-type="float" office:value="1590073308" calcext:value-type="float">
            <text:p>1590073308</text:p>
          </table:table-cell>
          <table:table-cell office:value-type="string" calcext:value-type="string">
            <text:p>2020-05-21 12:01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6]+[.$H$2]" office:value-type="float" office:value="1592248797" calcext:value-type="float">
            <text:p>1592248797</text:p>
          </table:table-cell>
          <table:table-cell table:formula="of:=([.$F16]/86400)+25569-(3/24)" office:value-type="float" office:value="43997.6805208333" calcext:value-type="float">
            <text:p>43997,6805208333</text:p>
          </table:table-cell>
          <table:table-cell/>
        </table:table-row>
        <table:table-row table:style-name="ro1">
          <table:table-cell office:value-type="float" office:value="1590073308" calcext:value-type="float">
            <text:p>1590073308</text:p>
          </table:table-cell>
          <table:table-cell office:value-type="string" calcext:value-type="string">
            <text:p>2020-05-21 12:01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5.0</text:p>
          </table:table-cell>
          <table:table-cell table:formula="of:=[.A17]+[.$H$2]" office:value-type="float" office:value="1592248797" calcext:value-type="float">
            <text:p>1592248797</text:p>
          </table:table-cell>
          <table:table-cell table:formula="of:=([.$F17]/86400)+25569-(3/24)" office:value-type="float" office:value="43997.6805208333" calcext:value-type="float">
            <text:p>43997,6805208333</text:p>
          </table:table-cell>
          <table:table-cell/>
        </table:table-row>
        <table:table-row table:style-name="ro1">
          <table:table-cell office:value-type="float" office:value="1590076907" calcext:value-type="float">
            <text:p>1590076907</text:p>
          </table:table-cell>
          <table:table-cell office:value-type="string" calcext:value-type="string">
            <text:p>2020-05-21 13:01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table:formula="of:=[.A18]+[.$H$2]" office:value-type="float" office:value="1592252396" calcext:value-type="float">
            <text:p>1592252396</text:p>
          </table:table-cell>
          <table:table-cell table:formula="of:=([.$F18]/86400)+25569-(3/24)" office:value-type="float" office:value="43997.7221759259" calcext:value-type="float">
            <text:p>43997,7221759259</text:p>
          </table:table-cell>
          <table:table-cell/>
        </table:table-row>
        <table:table-row table:style-name="ro1">
          <table:table-cell office:value-type="float" office:value="1590076907" calcext:value-type="float">
            <text:p>1590076907</text:p>
          </table:table-cell>
          <table:table-cell office:value-type="string" calcext:value-type="string">
            <text:p>2020-05-21 13:01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9]+[.$H$2]" office:value-type="float" office:value="1592252396" calcext:value-type="float">
            <text:p>1592252396</text:p>
          </table:table-cell>
          <table:table-cell table:formula="of:=([.$F19]/86400)+25569-(3/24)" office:value-type="float" office:value="43997.7221759259" calcext:value-type="float">
            <text:p>43997,7221759259</text:p>
          </table:table-cell>
          <table:table-cell/>
        </table:table-row>
        <table:table-row table:style-name="ro1">
          <table:table-cell office:value-type="float" office:value="1590076907" calcext:value-type="float">
            <text:p>1590076907</text:p>
          </table:table-cell>
          <table:table-cell office:value-type="string" calcext:value-type="string">
            <text:p>2020-05-21 13:01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20]+[.$H$2]" office:value-type="float" office:value="1592252396" calcext:value-type="float">
            <text:p>1592252396</text:p>
          </table:table-cell>
          <table:table-cell table:formula="of:=([.$F20]/86400)+25569-(3/24)" office:value-type="float" office:value="43997.7221759259" calcext:value-type="float">
            <text:p>43997,7221759259</text:p>
          </table:table-cell>
          <table:table-cell/>
        </table:table-row>
        <table:table-row table:style-name="ro1">
          <table:table-cell office:value-type="float" office:value="1590076907" calcext:value-type="float">
            <text:p>1590076907</text:p>
          </table:table-cell>
          <table:table-cell office:value-type="string" calcext:value-type="string">
            <text:p>2020-05-21 13:0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21]+[.$H$2]" office:value-type="float" office:value="1592252396" calcext:value-type="float">
            <text:p>1592252396</text:p>
          </table:table-cell>
          <table:table-cell table:formula="of:=([.$F21]/86400)+25569-(3/24)" office:value-type="float" office:value="43997.7221759259" calcext:value-type="float">
            <text:p>43997,7221759259</text:p>
          </table:table-cell>
          <table:table-cell/>
        </table:table-row>
        <table:table-row table:style-name="ro1">
          <table:table-cell office:value-type="float" office:value="1590080506" calcext:value-type="float">
            <text:p>1590080506</text:p>
          </table:table-cell>
          <table:table-cell office:value-type="string" calcext:value-type="string">
            <text:p>2020-05-21 14:01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table:formula="of:=[.A22]+[.$H$2]" office:value-type="float" office:value="1592255995" calcext:value-type="float">
            <text:p>1592255995</text:p>
          </table:table-cell>
          <table:table-cell table:formula="of:=([.$F22]/86400)+25569-(3/24)" office:value-type="float" office:value="43997.7638310185" calcext:value-type="float">
            <text:p>43997,7638310185</text:p>
          </table:table-cell>
          <table:table-cell/>
        </table:table-row>
        <table:table-row table:style-name="ro1">
          <table:table-cell office:value-type="float" office:value="1590080506" calcext:value-type="float">
            <text:p>1590080506</text:p>
          </table:table-cell>
          <table:table-cell office:value-type="string" calcext:value-type="string">
            <text:p>2020-05-21 14:01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1.0</text:p>
          </table:table-cell>
          <table:table-cell table:formula="of:=[.A23]+[.$H$2]" office:value-type="float" office:value="1592255995" calcext:value-type="float">
            <text:p>1592255995</text:p>
          </table:table-cell>
          <table:table-cell table:formula="of:=([.$F23]/86400)+25569-(3/24)" office:value-type="float" office:value="43997.7638310185" calcext:value-type="float">
            <text:p>43997,7638310185</text:p>
          </table:table-cell>
          <table:table-cell/>
        </table:table-row>
        <table:table-row table:style-name="ro1">
          <table:table-cell office:value-type="float" office:value="1590080506" calcext:value-type="float">
            <text:p>1590080506</text:p>
          </table:table-cell>
          <table:table-cell office:value-type="string" calcext:value-type="string">
            <text:p>2020-05-21 14:01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24]+[.$H$2]" office:value-type="float" office:value="1592255995" calcext:value-type="float">
            <text:p>1592255995</text:p>
          </table:table-cell>
          <table:table-cell table:formula="of:=([.$F24]/86400)+25569-(3/24)" office:value-type="float" office:value="43997.7638310185" calcext:value-type="float">
            <text:p>43997,7638310185</text:p>
          </table:table-cell>
          <table:table-cell/>
        </table:table-row>
        <table:table-row table:style-name="ro1">
          <table:table-cell office:value-type="float" office:value="1590080506" calcext:value-type="float">
            <text:p>1590080506</text:p>
          </table:table-cell>
          <table:table-cell office:value-type="string" calcext:value-type="string">
            <text:p>2020-05-21 14:0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25]+[.$H$2]" office:value-type="float" office:value="1592255995" calcext:value-type="float">
            <text:p>1592255995</text:p>
          </table:table-cell>
          <table:table-cell table:formula="of:=([.$F25]/86400)+25569-(3/24)" office:value-type="float" office:value="43997.7638310185" calcext:value-type="float">
            <text:p>43997,7638310185</text:p>
          </table:table-cell>
          <table:table-cell/>
        </table:table-row>
        <table:table-row table:style-name="ro1">
          <table:table-cell office:value-type="float" office:value="1590084105" calcext:value-type="float">
            <text:p>1590084105</text:p>
          </table:table-cell>
          <table:table-cell office:value-type="string" calcext:value-type="string">
            <text:p>2020-05-21 15:01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table:formula="of:=[.A26]+[.$H$2]" office:value-type="float" office:value="1592259594" calcext:value-type="float">
            <text:p>1592259594</text:p>
          </table:table-cell>
          <table:table-cell table:formula="of:=([.$F26]/86400)+25569-(3/24)" office:value-type="float" office:value="43997.8054861111" calcext:value-type="float">
            <text:p>43997,8054861111</text:p>
          </table:table-cell>
          <table:table-cell/>
        </table:table-row>
        <table:table-row table:style-name="ro1">
          <table:table-cell office:value-type="float" office:value="1590084105" calcext:value-type="float">
            <text:p>1590084105</text:p>
          </table:table-cell>
          <table:table-cell office:value-type="string" calcext:value-type="string">
            <text:p>2020-05-21 15:01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27]+[.$H$2]" office:value-type="float" office:value="1592259594" calcext:value-type="float">
            <text:p>1592259594</text:p>
          </table:table-cell>
          <table:table-cell table:formula="of:=([.$F27]/86400)+25569-(3/24)" office:value-type="float" office:value="43997.8054861111" calcext:value-type="float">
            <text:p>43997,8054861111</text:p>
          </table:table-cell>
          <table:table-cell/>
        </table:table-row>
        <table:table-row table:style-name="ro1">
          <table:table-cell office:value-type="float" office:value="1590084105" calcext:value-type="float">
            <text:p>1590084105</text:p>
          </table:table-cell>
          <table:table-cell office:value-type="string" calcext:value-type="string">
            <text:p>2020-05-21 15:01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28]+[.$H$2]" office:value-type="float" office:value="1592259594" calcext:value-type="float">
            <text:p>1592259594</text:p>
          </table:table-cell>
          <table:table-cell table:formula="of:=([.$F28]/86400)+25569-(3/24)" office:value-type="float" office:value="43997.8054861111" calcext:value-type="float">
            <text:p>43997,8054861111</text:p>
          </table:table-cell>
          <table:table-cell/>
        </table:table-row>
        <table:table-row table:style-name="ro1">
          <table:table-cell office:value-type="float" office:value="1590084105" calcext:value-type="float">
            <text:p>1590084105</text:p>
          </table:table-cell>
          <table:table-cell office:value-type="string" calcext:value-type="string">
            <text:p>2020-05-21 15:01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29]+[.$H$2]" office:value-type="float" office:value="1592259594" calcext:value-type="float">
            <text:p>1592259594</text:p>
          </table:table-cell>
          <table:table-cell table:formula="of:=([.$F29]/86400)+25569-(3/24)" office:value-type="float" office:value="43997.8054861111" calcext:value-type="float">
            <text:p>43997,8054861111</text:p>
          </table:table-cell>
          <table:table-cell/>
        </table:table-row>
        <table:table-row table:style-name="ro1">
          <table:table-cell office:value-type="float" office:value="1590087704" calcext:value-type="float">
            <text:p>1590087704</text:p>
          </table:table-cell>
          <table:table-cell office:value-type="string" calcext:value-type="string">
            <text:p>2020-05-21 16:01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table:formula="of:=[.A30]+[.$H$2]" office:value-type="float" office:value="1592263193" calcext:value-type="float">
            <text:p>1592263193</text:p>
          </table:table-cell>
          <table:table-cell table:formula="of:=([.$F30]/86400)+25569-(3/24)" office:value-type="float" office:value="43997.8471412037" calcext:value-type="float">
            <text:p>43997,8471412037</text:p>
          </table:table-cell>
          <table:table-cell/>
        </table:table-row>
        <table:table-row table:style-name="ro1">
          <table:table-cell office:value-type="float" office:value="1590087704" calcext:value-type="float">
            <text:p>1590087704</text:p>
          </table:table-cell>
          <table:table-cell office:value-type="string" calcext:value-type="string">
            <text:p>2020-05-21 16:01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31]+[.$H$2]" office:value-type="float" office:value="1592263193" calcext:value-type="float">
            <text:p>1592263193</text:p>
          </table:table-cell>
          <table:table-cell table:formula="of:=([.$F31]/86400)+25569-(3/24)" office:value-type="float" office:value="43997.8471412037" calcext:value-type="float">
            <text:p>43997,8471412037</text:p>
          </table:table-cell>
          <table:table-cell/>
        </table:table-row>
        <table:table-row table:style-name="ro1">
          <table:table-cell office:value-type="float" office:value="1590087704" calcext:value-type="float">
            <text:p>1590087704</text:p>
          </table:table-cell>
          <table:table-cell office:value-type="string" calcext:value-type="string">
            <text:p>2020-05-21 16:01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32]+[.$H$2]" office:value-type="float" office:value="1592263193" calcext:value-type="float">
            <text:p>1592263193</text:p>
          </table:table-cell>
          <table:table-cell table:formula="of:=([.$F32]/86400)+25569-(3/24)" office:value-type="float" office:value="43997.8471412037" calcext:value-type="float">
            <text:p>43997,8471412037</text:p>
          </table:table-cell>
          <table:table-cell/>
        </table:table-row>
        <table:table-row table:style-name="ro1">
          <table:table-cell office:value-type="float" office:value="1590087704" calcext:value-type="float">
            <text:p>1590087704</text:p>
          </table:table-cell>
          <table:table-cell office:value-type="string" calcext:value-type="string">
            <text:p>2020-05-21 16:01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33]+[.$H$2]" office:value-type="float" office:value="1592263193" calcext:value-type="float">
            <text:p>1592263193</text:p>
          </table:table-cell>
          <table:table-cell table:formula="of:=([.$F33]/86400)+25569-(3/24)" office:value-type="float" office:value="43997.8471412037" calcext:value-type="float">
            <text:p>43997,8471412037</text:p>
          </table:table-cell>
          <table:table-cell/>
        </table:table-row>
        <table:table-row table:style-name="ro1">
          <table:table-cell office:value-type="float" office:value="1590091303" calcext:value-type="float">
            <text:p>1590091303</text:p>
          </table:table-cell>
          <table:table-cell office:value-type="string" calcext:value-type="string">
            <text:p>2020-05-21 17:01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table:formula="of:=[.A34]+[.$H$2]" office:value-type="float" office:value="1592266792" calcext:value-type="float">
            <text:p>1592266792</text:p>
          </table:table-cell>
          <table:table-cell table:formula="of:=([.$F34]/86400)+25569-(3/24)" office:value-type="float" office:value="43997.8887962963" calcext:value-type="float">
            <text:p>43997,8887962963</text:p>
          </table:table-cell>
          <table:table-cell/>
        </table:table-row>
        <table:table-row table:style-name="ro1">
          <table:table-cell office:value-type="float" office:value="1590091303" calcext:value-type="float">
            <text:p>1590091303</text:p>
          </table:table-cell>
          <table:table-cell office:value-type="string" calcext:value-type="string">
            <text:p>2020-05-21 17:01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35]+[.$H$2]" office:value-type="float" office:value="1592266792" calcext:value-type="float">
            <text:p>1592266792</text:p>
          </table:table-cell>
          <table:table-cell table:formula="of:=([.$F35]/86400)+25569-(3/24)" office:value-type="float" office:value="43997.8887962963" calcext:value-type="float">
            <text:p>43997,8887962963</text:p>
          </table:table-cell>
          <table:table-cell/>
        </table:table-row>
        <table:table-row table:style-name="ro1">
          <table:table-cell office:value-type="float" office:value="1590091303" calcext:value-type="float">
            <text:p>1590091303</text:p>
          </table:table-cell>
          <table:table-cell office:value-type="string" calcext:value-type="string">
            <text:p>2020-05-21 17:01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36]+[.$H$2]" office:value-type="float" office:value="1592266792" calcext:value-type="float">
            <text:p>1592266792</text:p>
          </table:table-cell>
          <table:table-cell table:formula="of:=([.$F36]/86400)+25569-(3/24)" office:value-type="float" office:value="43997.8887962963" calcext:value-type="float">
            <text:p>43997,8887962963</text:p>
          </table:table-cell>
          <table:table-cell/>
        </table:table-row>
        <table:table-row table:style-name="ro1">
          <table:table-cell office:value-type="float" office:value="1590091303" calcext:value-type="float">
            <text:p>1590091303</text:p>
          </table:table-cell>
          <table:table-cell office:value-type="string" calcext:value-type="string">
            <text:p>2020-05-21 17:01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5.0</text:p>
          </table:table-cell>
          <table:table-cell table:formula="of:=[.A37]+[.$H$2]" office:value-type="float" office:value="1592266792" calcext:value-type="float">
            <text:p>1592266792</text:p>
          </table:table-cell>
          <table:table-cell table:formula="of:=([.$F37]/86400)+25569-(3/24)" office:value-type="float" office:value="43997.8887962963" calcext:value-type="float">
            <text:p>43997,8887962963</text:p>
          </table:table-cell>
          <table:table-cell/>
        </table:table-row>
        <table:table-row table:style-name="ro1">
          <table:table-cell office:value-type="float" office:value="1590094902" calcext:value-type="float">
            <text:p>1590094902</text:p>
          </table:table-cell>
          <table:table-cell office:value-type="string" calcext:value-type="string">
            <text:p>2020-05-21 18:01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table:formula="of:=[.A38]+[.$H$2]" office:value-type="float" office:value="1592270391" calcext:value-type="float">
            <text:p>1592270391</text:p>
          </table:table-cell>
          <table:table-cell table:formula="of:=([.$F38]/86400)+25569-(3/24)" office:value-type="float" office:value="43997.9304513889" calcext:value-type="float">
            <text:p>43997,9304513889</text:p>
          </table:table-cell>
          <table:table-cell/>
        </table:table-row>
        <table:table-row table:style-name="ro1">
          <table:table-cell office:value-type="float" office:value="1590094902" calcext:value-type="float">
            <text:p>1590094902</text:p>
          </table:table-cell>
          <table:table-cell office:value-type="string" calcext:value-type="string">
            <text:p>2020-05-21 18:01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39]+[.$H$2]" office:value-type="float" office:value="1592270391" calcext:value-type="float">
            <text:p>1592270391</text:p>
          </table:table-cell>
          <table:table-cell table:formula="of:=([.$F39]/86400)+25569-(3/24)" office:value-type="float" office:value="43997.9304513889" calcext:value-type="float">
            <text:p>43997,9304513889</text:p>
          </table:table-cell>
          <table:table-cell/>
        </table:table-row>
        <table:table-row table:style-name="ro1">
          <table:table-cell office:value-type="float" office:value="1590094902" calcext:value-type="float">
            <text:p>1590094902</text:p>
          </table:table-cell>
          <table:table-cell office:value-type="string" calcext:value-type="string">
            <text:p>2020-05-21 18:01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40]+[.$H$2]" office:value-type="float" office:value="1592270391" calcext:value-type="float">
            <text:p>1592270391</text:p>
          </table:table-cell>
          <table:table-cell table:formula="of:=([.$F40]/86400)+25569-(3/24)" office:value-type="float" office:value="43997.9304513889" calcext:value-type="float">
            <text:p>43997,9304513889</text:p>
          </table:table-cell>
          <table:table-cell/>
        </table:table-row>
        <table:table-row table:style-name="ro1">
          <table:table-cell office:value-type="float" office:value="1590094902" calcext:value-type="float">
            <text:p>1590094902</text:p>
          </table:table-cell>
          <table:table-cell office:value-type="string" calcext:value-type="string">
            <text:p>2020-05-21 18:01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41]+[.$H$2]" office:value-type="float" office:value="1592270391" calcext:value-type="float">
            <text:p>1592270391</text:p>
          </table:table-cell>
          <table:table-cell table:formula="of:=([.$F41]/86400)+25569-(3/24)" office:value-type="float" office:value="43997.9304513889" calcext:value-type="float">
            <text:p>43997,9304513889</text:p>
          </table:table-cell>
          <table:table-cell/>
        </table:table-row>
        <table:table-row table:style-name="ro1">
          <table:table-cell office:value-type="float" office:value="1590098501" calcext:value-type="float">
            <text:p>1590098501</text:p>
          </table:table-cell>
          <table:table-cell office:value-type="string" calcext:value-type="string">
            <text:p>2020-05-21 19:01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table:formula="of:=[.A42]+[.$H$2]" office:value-type="float" office:value="1592273990" calcext:value-type="float">
            <text:p>1592273990</text:p>
          </table:table-cell>
          <table:table-cell table:formula="of:=([.$F42]/86400)+25569-(3/24)" office:value-type="float" office:value="43997.9721064815" calcext:value-type="float">
            <text:p>43997,9721064815</text:p>
          </table:table-cell>
          <table:table-cell/>
        </table:table-row>
        <table:table-row table:style-name="ro1">
          <table:table-cell office:value-type="float" office:value="1590098501" calcext:value-type="float">
            <text:p>1590098501</text:p>
          </table:table-cell>
          <table:table-cell office:value-type="string" calcext:value-type="string">
            <text:p>2020-05-21 19:01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1.0</text:p>
          </table:table-cell>
          <table:table-cell table:formula="of:=[.A43]+[.$H$2]" office:value-type="float" office:value="1592273990" calcext:value-type="float">
            <text:p>1592273990</text:p>
          </table:table-cell>
          <table:table-cell table:formula="of:=([.$F43]/86400)+25569-(3/24)" office:value-type="float" office:value="43997.9721064815" calcext:value-type="float">
            <text:p>43997,9721064815</text:p>
          </table:table-cell>
          <table:table-cell/>
        </table:table-row>
        <table:table-row table:style-name="ro1">
          <table:table-cell office:value-type="float" office:value="1590098501" calcext:value-type="float">
            <text:p>1590098501</text:p>
          </table:table-cell>
          <table:table-cell office:value-type="string" calcext:value-type="string">
            <text:p>2020-05-21 19:01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44]+[.$H$2]" office:value-type="float" office:value="1592273990" calcext:value-type="float">
            <text:p>1592273990</text:p>
          </table:table-cell>
          <table:table-cell table:formula="of:=([.$F44]/86400)+25569-(3/24)" office:value-type="float" office:value="43997.9721064815" calcext:value-type="float">
            <text:p>43997,9721064815</text:p>
          </table:table-cell>
          <table:table-cell/>
        </table:table-row>
        <table:table-row table:style-name="ro1">
          <table:table-cell office:value-type="float" office:value="1590098501" calcext:value-type="float">
            <text:p>1590098501</text:p>
          </table:table-cell>
          <table:table-cell office:value-type="string" calcext:value-type="string">
            <text:p>2020-05-21 19:0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5.0</text:p>
          </table:table-cell>
          <table:table-cell table:formula="of:=[.A45]+[.$H$2]" office:value-type="float" office:value="1592273990" calcext:value-type="float">
            <text:p>1592273990</text:p>
          </table:table-cell>
          <table:table-cell table:formula="of:=([.$F45]/86400)+25569-(3/24)" office:value-type="float" office:value="43997.9721064815" calcext:value-type="float">
            <text:p>43997,9721064815</text:p>
          </table:table-cell>
          <table:table-cell/>
        </table:table-row>
        <table:table-row table:style-name="ro1">
          <table:table-cell office:value-type="float" office:value="1590102100" calcext:value-type="float">
            <text:p>1590102100</text:p>
          </table:table-cell>
          <table:table-cell office:value-type="string" calcext:value-type="string">
            <text:p>2020-05-21 20:01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table:formula="of:=[.A46]+[.$H$2]" office:value-type="float" office:value="1592277589" calcext:value-type="float">
            <text:p>1592277589</text:p>
          </table:table-cell>
          <table:table-cell table:formula="of:=([.$F46]/86400)+25569-(3/24)" office:value-type="float" office:value="43998.0137615741" calcext:value-type="float">
            <text:p>43998,0137615741</text:p>
          </table:table-cell>
          <table:table-cell/>
        </table:table-row>
        <table:table-row table:style-name="ro1">
          <table:table-cell office:value-type="float" office:value="1590102100" calcext:value-type="float">
            <text:p>1590102100</text:p>
          </table:table-cell>
          <table:table-cell office:value-type="string" calcext:value-type="string">
            <text:p>2020-05-21 20:01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47]+[.$H$2]" office:value-type="float" office:value="1592277589" calcext:value-type="float">
            <text:p>1592277589</text:p>
          </table:table-cell>
          <table:table-cell table:formula="of:=([.$F47]/86400)+25569-(3/24)" office:value-type="float" office:value="43998.0137615741" calcext:value-type="float">
            <text:p>43998,0137615741</text:p>
          </table:table-cell>
          <table:table-cell/>
        </table:table-row>
        <table:table-row table:style-name="ro1">
          <table:table-cell office:value-type="float" office:value="1590102100" calcext:value-type="float">
            <text:p>1590102100</text:p>
          </table:table-cell>
          <table:table-cell office:value-type="string" calcext:value-type="string">
            <text:p>2020-05-21 20:01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48]+[.$H$2]" office:value-type="float" office:value="1592277589" calcext:value-type="float">
            <text:p>1592277589</text:p>
          </table:table-cell>
          <table:table-cell table:formula="of:=([.$F48]/86400)+25569-(3/24)" office:value-type="float" office:value="43998.0137615741" calcext:value-type="float">
            <text:p>43998,0137615741</text:p>
          </table:table-cell>
          <table:table-cell/>
        </table:table-row>
        <table:table-row table:style-name="ro1">
          <table:table-cell office:value-type="float" office:value="1590102100" calcext:value-type="float">
            <text:p>1590102100</text:p>
          </table:table-cell>
          <table:table-cell office:value-type="string" calcext:value-type="string">
            <text:p>2020-05-21 20:01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49]+[.$H$2]" office:value-type="float" office:value="1592277589" calcext:value-type="float">
            <text:p>1592277589</text:p>
          </table:table-cell>
          <table:table-cell table:formula="of:=([.$F49]/86400)+25569-(3/24)" office:value-type="float" office:value="43998.0137615741" calcext:value-type="float">
            <text:p>43998,0137615741</text:p>
          </table:table-cell>
          <table:table-cell/>
        </table:table-row>
        <table:table-row table:style-name="ro1">
          <table:table-cell office:value-type="float" office:value="1590105699" calcext:value-type="float">
            <text:p>1590105699</text:p>
          </table:table-cell>
          <table:table-cell office:value-type="string" calcext:value-type="string">
            <text:p>2020-05-21 21:01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table:formula="of:=[.A50]+[.$H$2]" office:value-type="float" office:value="1592281188" calcext:value-type="float">
            <text:p>1592281188</text:p>
          </table:table-cell>
          <table:table-cell table:formula="of:=([.$F50]/86400)+25569-(3/24)" office:value-type="float" office:value="43998.0554166667" calcext:value-type="float">
            <text:p>43998,0554166667</text:p>
          </table:table-cell>
          <table:table-cell/>
        </table:table-row>
        <table:table-row table:style-name="ro1">
          <table:table-cell office:value-type="float" office:value="1590105699" calcext:value-type="float">
            <text:p>1590105699</text:p>
          </table:table-cell>
          <table:table-cell office:value-type="string" calcext:value-type="string">
            <text:p>2020-05-21 21:01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1.0</text:p>
          </table:table-cell>
          <table:table-cell table:formula="of:=[.A51]+[.$H$2]" office:value-type="float" office:value="1592281188" calcext:value-type="float">
            <text:p>1592281188</text:p>
          </table:table-cell>
          <table:table-cell table:formula="of:=([.$F51]/86400)+25569-(3/24)" office:value-type="float" office:value="43998.0554166667" calcext:value-type="float">
            <text:p>43998,0554166667</text:p>
          </table:table-cell>
          <table:table-cell/>
        </table:table-row>
        <table:table-row table:style-name="ro1">
          <table:table-cell office:value-type="float" office:value="1590105699" calcext:value-type="float">
            <text:p>1590105699</text:p>
          </table:table-cell>
          <table:table-cell office:value-type="string" calcext:value-type="string">
            <text:p>2020-05-21 21:01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52]+[.$H$2]" office:value-type="float" office:value="1592281188" calcext:value-type="float">
            <text:p>1592281188</text:p>
          </table:table-cell>
          <table:table-cell table:formula="of:=([.$F52]/86400)+25569-(3/24)" office:value-type="float" office:value="43998.0554166667" calcext:value-type="float">
            <text:p>43998,0554166667</text:p>
          </table:table-cell>
          <table:table-cell/>
        </table:table-row>
        <table:table-row table:style-name="ro1">
          <table:table-cell office:value-type="float" office:value="1590105699" calcext:value-type="float">
            <text:p>1590105699</text:p>
          </table:table-cell>
          <table:table-cell office:value-type="string" calcext:value-type="string">
            <text:p>2020-05-21 21:01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table:formula="of:=[.A53]+[.$H$2]" office:value-type="float" office:value="1592281188" calcext:value-type="float">
            <text:p>1592281188</text:p>
          </table:table-cell>
          <table:table-cell table:formula="of:=([.$F53]/86400)+25569-(3/24)" office:value-type="float" office:value="43998.0554166667" calcext:value-type="float">
            <text:p>43998,0554166667</text:p>
          </table:table-cell>
          <table:table-cell/>
        </table:table-row>
        <table:table-row table:style-name="ro1">
          <table:table-cell office:value-type="float" office:value="1590109298" calcext:value-type="float">
            <text:p>1590109298</text:p>
          </table:table-cell>
          <table:table-cell office:value-type="string" calcext:value-type="string">
            <text:p>2020-05-21 22:01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table:formula="of:=[.A54]+[.$H$2]" office:value-type="float" office:value="1592284787" calcext:value-type="float">
            <text:p>1592284787</text:p>
          </table:table-cell>
          <table:table-cell table:formula="of:=([.$F54]/86400)+25569-(3/24)" office:value-type="float" office:value="43998.0970717593" calcext:value-type="float">
            <text:p>43998,0970717593</text:p>
          </table:table-cell>
          <table:table-cell/>
        </table:table-row>
        <table:table-row table:style-name="ro1">
          <table:table-cell office:value-type="float" office:value="1590109298" calcext:value-type="float">
            <text:p>1590109298</text:p>
          </table:table-cell>
          <table:table-cell office:value-type="string" calcext:value-type="string">
            <text:p>2020-05-21 22:01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55]+[.$H$2]" office:value-type="float" office:value="1592284787" calcext:value-type="float">
            <text:p>1592284787</text:p>
          </table:table-cell>
          <table:table-cell table:formula="of:=([.$F55]/86400)+25569-(3/24)" office:value-type="float" office:value="43998.0970717593" calcext:value-type="float">
            <text:p>43998,0970717593</text:p>
          </table:table-cell>
          <table:table-cell/>
        </table:table-row>
        <table:table-row table:style-name="ro1">
          <table:table-cell office:value-type="float" office:value="1590109298" calcext:value-type="float">
            <text:p>1590109298</text:p>
          </table:table-cell>
          <table:table-cell office:value-type="string" calcext:value-type="string">
            <text:p>2020-05-21 22:01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56]+[.$H$2]" office:value-type="float" office:value="1592284787" calcext:value-type="float">
            <text:p>1592284787</text:p>
          </table:table-cell>
          <table:table-cell table:formula="of:=([.$F56]/86400)+25569-(3/24)" office:value-type="float" office:value="43998.0970717593" calcext:value-type="float">
            <text:p>43998,0970717593</text:p>
          </table:table-cell>
          <table:table-cell/>
        </table:table-row>
        <table:table-row table:style-name="ro1">
          <table:table-cell office:value-type="float" office:value="1590109298" calcext:value-type="float">
            <text:p>1590109298</text:p>
          </table:table-cell>
          <table:table-cell office:value-type="string" calcext:value-type="string">
            <text:p>2020-05-21 22:0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5.0</text:p>
          </table:table-cell>
          <table:table-cell table:formula="of:=[.A57]+[.$H$2]" office:value-type="float" office:value="1592284787" calcext:value-type="float">
            <text:p>1592284787</text:p>
          </table:table-cell>
          <table:table-cell table:formula="of:=([.$F57]/86400)+25569-(3/24)" office:value-type="float" office:value="43998.0970717593" calcext:value-type="float">
            <text:p>43998,0970717593</text:p>
          </table:table-cell>
          <table:table-cell/>
        </table:table-row>
        <table:table-row table:style-name="ro1">
          <table:table-cell office:value-type="float" office:value="1590112897" calcext:value-type="float">
            <text:p>1590112897</text:p>
          </table:table-cell>
          <table:table-cell office:value-type="string" calcext:value-type="string">
            <text:p>2020-05-21 23:01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58]+[.$H$2]" office:value-type="float" office:value="1592288386" calcext:value-type="float">
            <text:p>1592288386</text:p>
          </table:table-cell>
          <table:table-cell table:formula="of:=([.$F58]/86400)+25569-(3/24)" office:value-type="float" office:value="43998.1387268519" calcext:value-type="float">
            <text:p>43998,1387268519</text:p>
          </table:table-cell>
          <table:table-cell/>
        </table:table-row>
        <table:table-row table:style-name="ro1">
          <table:table-cell office:value-type="float" office:value="1590112897" calcext:value-type="float">
            <text:p>1590112897</text:p>
          </table:table-cell>
          <table:table-cell office:value-type="string" calcext:value-type="string">
            <text:p>2020-05-21 23:01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59]+[.$H$2]" office:value-type="float" office:value="1592288386" calcext:value-type="float">
            <text:p>1592288386</text:p>
          </table:table-cell>
          <table:table-cell table:formula="of:=([.$F59]/86400)+25569-(3/24)" office:value-type="float" office:value="43998.1387268519" calcext:value-type="float">
            <text:p>43998,1387268519</text:p>
          </table:table-cell>
          <table:table-cell/>
        </table:table-row>
        <table:table-row table:style-name="ro1">
          <table:table-cell office:value-type="float" office:value="1590112897" calcext:value-type="float">
            <text:p>1590112897</text:p>
          </table:table-cell>
          <table:table-cell office:value-type="string" calcext:value-type="string">
            <text:p>2020-05-21 23:01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60]+[.$H$2]" office:value-type="float" office:value="1592288386" calcext:value-type="float">
            <text:p>1592288386</text:p>
          </table:table-cell>
          <table:table-cell table:formula="of:=([.$F60]/86400)+25569-(3/24)" office:value-type="float" office:value="43998.1387268519" calcext:value-type="float">
            <text:p>43998,1387268519</text:p>
          </table:table-cell>
          <table:table-cell/>
        </table:table-row>
        <table:table-row table:style-name="ro1">
          <table:table-cell office:value-type="float" office:value="1590112897" calcext:value-type="float">
            <text:p>1590112897</text:p>
          </table:table-cell>
          <table:table-cell office:value-type="string" calcext:value-type="string">
            <text:p>2020-05-21 23:0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61]+[.$H$2]" office:value-type="float" office:value="1592288386" calcext:value-type="float">
            <text:p>1592288386</text:p>
          </table:table-cell>
          <table:table-cell table:formula="of:=([.$F61]/86400)+25569-(3/24)" office:value-type="float" office:value="43998.1387268519" calcext:value-type="float">
            <text:p>43998,1387268519</text:p>
          </table:table-cell>
          <table:table-cell/>
        </table:table-row>
        <table:table-row table:style-name="ro1">
          <table:table-cell office:value-type="float" office:value="1590116496" calcext:value-type="float">
            <text:p>1590116496</text:p>
          </table:table-cell>
          <table:table-cell office:value-type="string" calcext:value-type="string">
            <text:p>2020-05-22 00:01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62]+[.$H$2]" office:value-type="float" office:value="1592291985" calcext:value-type="float">
            <text:p>1592291985</text:p>
          </table:table-cell>
          <table:table-cell table:formula="of:=([.$F62]/86400)+25569-(3/24)" office:value-type="float" office:value="43998.1803819445" calcext:value-type="float">
            <text:p>43998,1803819445</text:p>
          </table:table-cell>
          <table:table-cell/>
        </table:table-row>
        <table:table-row table:style-name="ro1">
          <table:table-cell office:value-type="float" office:value="1590116496" calcext:value-type="float">
            <text:p>1590116496</text:p>
          </table:table-cell>
          <table:table-cell office:value-type="string" calcext:value-type="string">
            <text:p>2020-05-22 00:01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63]+[.$H$2]" office:value-type="float" office:value="1592291985" calcext:value-type="float">
            <text:p>1592291985</text:p>
          </table:table-cell>
          <table:table-cell table:formula="of:=([.$F63]/86400)+25569-(3/24)" office:value-type="float" office:value="43998.1803819445" calcext:value-type="float">
            <text:p>43998,1803819445</text:p>
          </table:table-cell>
          <table:table-cell/>
        </table:table-row>
        <table:table-row table:style-name="ro1">
          <table:table-cell office:value-type="float" office:value="1590116496" calcext:value-type="float">
            <text:p>1590116496</text:p>
          </table:table-cell>
          <table:table-cell office:value-type="string" calcext:value-type="string">
            <text:p>2020-05-22 00:01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64]+[.$H$2]" office:value-type="float" office:value="1592291985" calcext:value-type="float">
            <text:p>1592291985</text:p>
          </table:table-cell>
          <table:table-cell table:formula="of:=([.$F64]/86400)+25569-(3/24)" office:value-type="float" office:value="43998.1803819445" calcext:value-type="float">
            <text:p>43998,1803819445</text:p>
          </table:table-cell>
          <table:table-cell/>
        </table:table-row>
        <table:table-row table:style-name="ro1">
          <table:table-cell office:value-type="float" office:value="1590116496" calcext:value-type="float">
            <text:p>1590116496</text:p>
          </table:table-cell>
          <table:table-cell office:value-type="string" calcext:value-type="string">
            <text:p>2020-05-22 00:01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65]+[.$H$2]" office:value-type="float" office:value="1592291985" calcext:value-type="float">
            <text:p>1592291985</text:p>
          </table:table-cell>
          <table:table-cell table:formula="of:=([.$F65]/86400)+25569-(3/24)" office:value-type="float" office:value="43998.1803819445" calcext:value-type="float">
            <text:p>43998,1803819445</text:p>
          </table:table-cell>
          <table:table-cell/>
        </table:table-row>
        <table:table-row table:style-name="ro1">
          <table:table-cell office:value-type="float" office:value="1590120095" calcext:value-type="float">
            <text:p>1590120095</text:p>
          </table:table-cell>
          <table:table-cell office:value-type="string" calcext:value-type="string">
            <text:p>2020-05-22 01:01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66]+[.$H$2]" office:value-type="float" office:value="1592295584" calcext:value-type="float">
            <text:p>1592295584</text:p>
          </table:table-cell>
          <table:table-cell table:formula="of:=([.$F66]/86400)+25569-(3/24)" office:value-type="float" office:value="43998.222037037" calcext:value-type="float">
            <text:p>43998,222037037</text:p>
          </table:table-cell>
          <table:table-cell/>
        </table:table-row>
        <table:table-row table:style-name="ro1">
          <table:table-cell office:value-type="float" office:value="1590120095" calcext:value-type="float">
            <text:p>1590120095</text:p>
          </table:table-cell>
          <table:table-cell office:value-type="string" calcext:value-type="string">
            <text:p>2020-05-22 01:01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67]+[.$H$2]" office:value-type="float" office:value="1592295584" calcext:value-type="float">
            <text:p>1592295584</text:p>
          </table:table-cell>
          <table:table-cell table:formula="of:=([.$F67]/86400)+25569-(3/24)" office:value-type="float" office:value="43998.222037037" calcext:value-type="float">
            <text:p>43998,222037037</text:p>
          </table:table-cell>
          <table:table-cell/>
        </table:table-row>
        <table:table-row table:style-name="ro1">
          <table:table-cell office:value-type="float" office:value="1590120095" calcext:value-type="float">
            <text:p>1590120095</text:p>
          </table:table-cell>
          <table:table-cell office:value-type="string" calcext:value-type="string">
            <text:p>2020-05-22 01:01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68]+[.$H$2]" office:value-type="float" office:value="1592295584" calcext:value-type="float">
            <text:p>1592295584</text:p>
          </table:table-cell>
          <table:table-cell table:formula="of:=([.$F68]/86400)+25569-(3/24)" office:value-type="float" office:value="43998.222037037" calcext:value-type="float">
            <text:p>43998,222037037</text:p>
          </table:table-cell>
          <table:table-cell/>
        </table:table-row>
        <table:table-row table:style-name="ro1">
          <table:table-cell office:value-type="float" office:value="1590120095" calcext:value-type="float">
            <text:p>1590120095</text:p>
          </table:table-cell>
          <table:table-cell office:value-type="string" calcext:value-type="string">
            <text:p>2020-05-22 01:0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69]+[.$H$2]" office:value-type="float" office:value="1592295584" calcext:value-type="float">
            <text:p>1592295584</text:p>
          </table:table-cell>
          <table:table-cell table:formula="of:=([.$F69]/86400)+25569-(3/24)" office:value-type="float" office:value="43998.222037037" calcext:value-type="float">
            <text:p>43998,222037037</text:p>
          </table:table-cell>
          <table:table-cell/>
        </table:table-row>
        <table:table-row table:style-name="ro1">
          <table:table-cell office:value-type="float" office:value="1590123694" calcext:value-type="float">
            <text:p>1590123694</text:p>
          </table:table-cell>
          <table:table-cell office:value-type="string" calcext:value-type="string">
            <text:p>2020-05-22 02:01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70]+[.$H$2]" office:value-type="float" office:value="1592299183" calcext:value-type="float">
            <text:p>1592299183</text:p>
          </table:table-cell>
          <table:table-cell table:formula="of:=([.$F70]/86400)+25569-(3/24)" office:value-type="float" office:value="43998.2636921296" calcext:value-type="float">
            <text:p>43998,2636921296</text:p>
          </table:table-cell>
          <table:table-cell/>
        </table:table-row>
        <table:table-row table:style-name="ro1">
          <table:table-cell office:value-type="float" office:value="1590123694" calcext:value-type="float">
            <text:p>1590123694</text:p>
          </table:table-cell>
          <table:table-cell office:value-type="string" calcext:value-type="string">
            <text:p>2020-05-22 02:01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71]+[.$H$2]" office:value-type="float" office:value="1592299183" calcext:value-type="float">
            <text:p>1592299183</text:p>
          </table:table-cell>
          <table:table-cell table:formula="of:=([.$F71]/86400)+25569-(3/24)" office:value-type="float" office:value="43998.2636921296" calcext:value-type="float">
            <text:p>43998,2636921296</text:p>
          </table:table-cell>
          <table:table-cell/>
        </table:table-row>
        <table:table-row table:style-name="ro1">
          <table:table-cell office:value-type="float" office:value="1590123694" calcext:value-type="float">
            <text:p>1590123694</text:p>
          </table:table-cell>
          <table:table-cell office:value-type="string" calcext:value-type="string">
            <text:p>2020-05-22 02:01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72]+[.$H$2]" office:value-type="float" office:value="1592299183" calcext:value-type="float">
            <text:p>1592299183</text:p>
          </table:table-cell>
          <table:table-cell table:formula="of:=([.$F72]/86400)+25569-(3/24)" office:value-type="float" office:value="43998.2636921296" calcext:value-type="float">
            <text:p>43998,2636921296</text:p>
          </table:table-cell>
          <table:table-cell/>
        </table:table-row>
        <table:table-row table:style-name="ro1">
          <table:table-cell office:value-type="float" office:value="1590123694" calcext:value-type="float">
            <text:p>1590123694</text:p>
          </table:table-cell>
          <table:table-cell office:value-type="string" calcext:value-type="string">
            <text:p>2020-05-22 02:01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73]+[.$H$2]" office:value-type="float" office:value="1592299183" calcext:value-type="float">
            <text:p>1592299183</text:p>
          </table:table-cell>
          <table:table-cell table:formula="of:=([.$F73]/86400)+25569-(3/24)" office:value-type="float" office:value="43998.2636921296" calcext:value-type="float">
            <text:p>43998,2636921296</text:p>
          </table:table-cell>
          <table:table-cell/>
        </table:table-row>
        <table:table-row table:style-name="ro1">
          <table:table-cell office:value-type="float" office:value="1590127293" calcext:value-type="float">
            <text:p>1590127293</text:p>
          </table:table-cell>
          <table:table-cell office:value-type="string" calcext:value-type="string">
            <text:p>2020-05-22 03:01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74]+[.$H$2]" office:value-type="float" office:value="1592302782" calcext:value-type="float">
            <text:p>1592302782</text:p>
          </table:table-cell>
          <table:table-cell table:formula="of:=([.$F74]/86400)+25569-(3/24)" office:value-type="float" office:value="43998.3053472222" calcext:value-type="float">
            <text:p>43998,3053472222</text:p>
          </table:table-cell>
          <table:table-cell/>
        </table:table-row>
        <table:table-row table:style-name="ro1">
          <table:table-cell office:value-type="float" office:value="1590127293" calcext:value-type="float">
            <text:p>1590127293</text:p>
          </table:table-cell>
          <table:table-cell office:value-type="string" calcext:value-type="string">
            <text:p>2020-05-22 03:01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75]+[.$H$2]" office:value-type="float" office:value="1592302782" calcext:value-type="float">
            <text:p>1592302782</text:p>
          </table:table-cell>
          <table:table-cell table:formula="of:=([.$F75]/86400)+25569-(3/24)" office:value-type="float" office:value="43998.3053472222" calcext:value-type="float">
            <text:p>43998,3053472222</text:p>
          </table:table-cell>
          <table:table-cell/>
        </table:table-row>
        <table:table-row table:style-name="ro1">
          <table:table-cell office:value-type="float" office:value="1590127293" calcext:value-type="float">
            <text:p>1590127293</text:p>
          </table:table-cell>
          <table:table-cell office:value-type="string" calcext:value-type="string">
            <text:p>2020-05-22 03:01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6]+[.$H$2]" office:value-type="float" office:value="1592302782" calcext:value-type="float">
            <text:p>1592302782</text:p>
          </table:table-cell>
          <table:table-cell table:formula="of:=([.$F76]/86400)+25569-(3/24)" office:value-type="float" office:value="43998.3053472222" calcext:value-type="float">
            <text:p>43998,3053472222</text:p>
          </table:table-cell>
          <table:table-cell/>
        </table:table-row>
        <table:table-row table:style-name="ro1">
          <table:table-cell office:value-type="float" office:value="1590127293" calcext:value-type="float">
            <text:p>1590127293</text:p>
          </table:table-cell>
          <table:table-cell office:value-type="string" calcext:value-type="string">
            <text:p>2020-05-22 03:01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77]+[.$H$2]" office:value-type="float" office:value="1592302782" calcext:value-type="float">
            <text:p>1592302782</text:p>
          </table:table-cell>
          <table:table-cell table:formula="of:=([.$F77]/86400)+25569-(3/24)" office:value-type="float" office:value="43998.3053472222" calcext:value-type="float">
            <text:p>43998,3053472222</text:p>
          </table:table-cell>
          <table:table-cell/>
        </table:table-row>
        <table:table-row table:style-name="ro1">
          <table:table-cell office:value-type="float" office:value="1590130892" calcext:value-type="float">
            <text:p>1590130892</text:p>
          </table:table-cell>
          <table:table-cell office:value-type="string" calcext:value-type="string">
            <text:p>2020-05-22 04:01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78]+[.$H$2]" office:value-type="float" office:value="1592306381" calcext:value-type="float">
            <text:p>1592306381</text:p>
          </table:table-cell>
          <table:table-cell table:formula="of:=([.$F78]/86400)+25569-(3/24)" office:value-type="float" office:value="43998.3470023148" calcext:value-type="float">
            <text:p>43998,3470023148</text:p>
          </table:table-cell>
          <table:table-cell/>
        </table:table-row>
        <table:table-row table:style-name="ro1">
          <table:table-cell office:value-type="float" office:value="1590130892" calcext:value-type="float">
            <text:p>1590130892</text:p>
          </table:table-cell>
          <table:table-cell office:value-type="string" calcext:value-type="string">
            <text:p>2020-05-22 04:01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79]+[.$H$2]" office:value-type="float" office:value="1592306381" calcext:value-type="float">
            <text:p>1592306381</text:p>
          </table:table-cell>
          <table:table-cell table:formula="of:=([.$F79]/86400)+25569-(3/24)" office:value-type="float" office:value="43998.3470023148" calcext:value-type="float">
            <text:p>43998,3470023148</text:p>
          </table:table-cell>
          <table:table-cell/>
        </table:table-row>
        <table:table-row table:style-name="ro1">
          <table:table-cell office:value-type="float" office:value="1590130892" calcext:value-type="float">
            <text:p>1590130892</text:p>
          </table:table-cell>
          <table:table-cell office:value-type="string" calcext:value-type="string">
            <text:p>2020-05-22 04:01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80]+[.$H$2]" office:value-type="float" office:value="1592306381" calcext:value-type="float">
            <text:p>1592306381</text:p>
          </table:table-cell>
          <table:table-cell table:formula="of:=([.$F80]/86400)+25569-(3/24)" office:value-type="float" office:value="43998.3470023148" calcext:value-type="float">
            <text:p>43998,3470023148</text:p>
          </table:table-cell>
          <table:table-cell/>
        </table:table-row>
        <table:table-row table:style-name="ro1">
          <table:table-cell office:value-type="float" office:value="1590130892" calcext:value-type="float">
            <text:p>1590130892</text:p>
          </table:table-cell>
          <table:table-cell office:value-type="string" calcext:value-type="string">
            <text:p>2020-05-22 04:0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81]+[.$H$2]" office:value-type="float" office:value="1592306381" calcext:value-type="float">
            <text:p>1592306381</text:p>
          </table:table-cell>
          <table:table-cell table:formula="of:=([.$F81]/86400)+25569-(3/24)" office:value-type="float" office:value="43998.3470023148" calcext:value-type="float">
            <text:p>43998,3470023148</text:p>
          </table:table-cell>
          <table:table-cell/>
        </table:table-row>
        <table:table-row table:style-name="ro1">
          <table:table-cell office:value-type="float" office:value="1590134491" calcext:value-type="float">
            <text:p>1590134491</text:p>
          </table:table-cell>
          <table:table-cell office:value-type="string" calcext:value-type="string">
            <text:p>2020-05-22 05:01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82]+[.$H$2]" office:value-type="float" office:value="1592309980" calcext:value-type="float">
            <text:p>1592309980</text:p>
          </table:table-cell>
          <table:table-cell table:formula="of:=([.$F82]/86400)+25569-(3/24)" office:value-type="float" office:value="43998.3886574074" calcext:value-type="float">
            <text:p>43998,3886574074</text:p>
          </table:table-cell>
          <table:table-cell/>
        </table:table-row>
        <table:table-row table:style-name="ro1">
          <table:table-cell office:value-type="float" office:value="1590134491" calcext:value-type="float">
            <text:p>1590134491</text:p>
          </table:table-cell>
          <table:table-cell office:value-type="string" calcext:value-type="string">
            <text:p>2020-05-22 05:01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83]+[.$H$2]" office:value-type="float" office:value="1592309980" calcext:value-type="float">
            <text:p>1592309980</text:p>
          </table:table-cell>
          <table:table-cell table:formula="of:=([.$F83]/86400)+25569-(3/24)" office:value-type="float" office:value="43998.3886574074" calcext:value-type="float">
            <text:p>43998,3886574074</text:p>
          </table:table-cell>
          <table:table-cell/>
        </table:table-row>
        <table:table-row table:style-name="ro1">
          <table:table-cell office:value-type="float" office:value="1590134491" calcext:value-type="float">
            <text:p>1590134491</text:p>
          </table:table-cell>
          <table:table-cell office:value-type="string" calcext:value-type="string">
            <text:p>2020-05-22 05:01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84]+[.$H$2]" office:value-type="float" office:value="1592309980" calcext:value-type="float">
            <text:p>1592309980</text:p>
          </table:table-cell>
          <table:table-cell table:formula="of:=([.$F84]/86400)+25569-(3/24)" office:value-type="float" office:value="43998.3886574074" calcext:value-type="float">
            <text:p>43998,3886574074</text:p>
          </table:table-cell>
          <table:table-cell/>
        </table:table-row>
        <table:table-row table:style-name="ro1">
          <table:table-cell office:value-type="float" office:value="1590134491" calcext:value-type="float">
            <text:p>1590134491</text:p>
          </table:table-cell>
          <table:table-cell office:value-type="string" calcext:value-type="string">
            <text:p>2020-05-22 05:0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85]+[.$H$2]" office:value-type="float" office:value="1592309980" calcext:value-type="float">
            <text:p>1592309980</text:p>
          </table:table-cell>
          <table:table-cell table:formula="of:=([.$F85]/86400)+25569-(3/24)" office:value-type="float" office:value="43998.3886574074" calcext:value-type="float">
            <text:p>43998,3886574074</text:p>
          </table:table-cell>
          <table:table-cell/>
        </table:table-row>
        <table:table-row table:style-name="ro1">
          <table:table-cell office:value-type="float" office:value="1590138090" calcext:value-type="float">
            <text:p>1590138090</text:p>
          </table:table-cell>
          <table:table-cell office:value-type="string" calcext:value-type="string">
            <text:p>2020-05-22 06:01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86]+[.$H$2]" office:value-type="float" office:value="1592313579" calcext:value-type="float">
            <text:p>1592313579</text:p>
          </table:table-cell>
          <table:table-cell table:formula="of:=([.$F86]/86400)+25569-(3/24)" office:value-type="float" office:value="43998.4303125" calcext:value-type="float">
            <text:p>43998,4303125</text:p>
          </table:table-cell>
          <table:table-cell/>
        </table:table-row>
        <table:table-row table:style-name="ro1">
          <table:table-cell office:value-type="float" office:value="1590138090" calcext:value-type="float">
            <text:p>1590138090</text:p>
          </table:table-cell>
          <table:table-cell office:value-type="string" calcext:value-type="string">
            <text:p>2020-05-22 06:01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87]+[.$H$2]" office:value-type="float" office:value="1592313579" calcext:value-type="float">
            <text:p>1592313579</text:p>
          </table:table-cell>
          <table:table-cell table:formula="of:=([.$F87]/86400)+25569-(3/24)" office:value-type="float" office:value="43998.4303125" calcext:value-type="float">
            <text:p>43998,4303125</text:p>
          </table:table-cell>
          <table:table-cell/>
        </table:table-row>
        <table:table-row table:style-name="ro1">
          <table:table-cell office:value-type="float" office:value="1590138090" calcext:value-type="float">
            <text:p>1590138090</text:p>
          </table:table-cell>
          <table:table-cell office:value-type="string" calcext:value-type="string">
            <text:p>2020-05-22 06:01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88]+[.$H$2]" office:value-type="float" office:value="1592313579" calcext:value-type="float">
            <text:p>1592313579</text:p>
          </table:table-cell>
          <table:table-cell table:formula="of:=([.$F88]/86400)+25569-(3/24)" office:value-type="float" office:value="43998.4303125" calcext:value-type="float">
            <text:p>43998,4303125</text:p>
          </table:table-cell>
          <table:table-cell/>
        </table:table-row>
        <table:table-row table:style-name="ro1">
          <table:table-cell office:value-type="float" office:value="1590138090" calcext:value-type="float">
            <text:p>1590138090</text:p>
          </table:table-cell>
          <table:table-cell office:value-type="string" calcext:value-type="string">
            <text:p>2020-05-22 06:0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89]+[.$H$2]" office:value-type="float" office:value="1592313579" calcext:value-type="float">
            <text:p>1592313579</text:p>
          </table:table-cell>
          <table:table-cell table:formula="of:=([.$F89]/86400)+25569-(3/24)" office:value-type="float" office:value="43998.4303125" calcext:value-type="float">
            <text:p>43998,4303125</text:p>
          </table:table-cell>
          <table:table-cell/>
        </table:table-row>
        <table:table-row table:style-name="ro1">
          <table:table-cell office:value-type="float" office:value="1590141689" calcext:value-type="float">
            <text:p>1590141689</text:p>
          </table:table-cell>
          <table:table-cell office:value-type="string" calcext:value-type="string">
            <text:p>2020-05-22 07:01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table:formula="of:=[.A90]+[.$H$2]" office:value-type="float" office:value="1592317178" calcext:value-type="float">
            <text:p>1592317178</text:p>
          </table:table-cell>
          <table:table-cell table:formula="of:=([.$F90]/86400)+25569-(3/24)" office:value-type="float" office:value="43998.4719675926" calcext:value-type="float">
            <text:p>43998,4719675926</text:p>
          </table:table-cell>
          <table:table-cell/>
        </table:table-row>
        <table:table-row table:style-name="ro1">
          <table:table-cell office:value-type="float" office:value="1590141689" calcext:value-type="float">
            <text:p>1590141689</text:p>
          </table:table-cell>
          <table:table-cell office:value-type="string" calcext:value-type="string">
            <text:p>2020-05-22 07:01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91]+[.$H$2]" office:value-type="float" office:value="1592317178" calcext:value-type="float">
            <text:p>1592317178</text:p>
          </table:table-cell>
          <table:table-cell table:formula="of:=([.$F91]/86400)+25569-(3/24)" office:value-type="float" office:value="43998.4719675926" calcext:value-type="float">
            <text:p>43998,4719675926</text:p>
          </table:table-cell>
          <table:table-cell/>
        </table:table-row>
        <table:table-row table:style-name="ro1">
          <table:table-cell office:value-type="float" office:value="1590141689" calcext:value-type="float">
            <text:p>1590141689</text:p>
          </table:table-cell>
          <table:table-cell office:value-type="string" calcext:value-type="string">
            <text:p>2020-05-22 07:01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92]+[.$H$2]" office:value-type="float" office:value="1592317178" calcext:value-type="float">
            <text:p>1592317178</text:p>
          </table:table-cell>
          <table:table-cell table:formula="of:=([.$F92]/86400)+25569-(3/24)" office:value-type="float" office:value="43998.4719675926" calcext:value-type="float">
            <text:p>43998,4719675926</text:p>
          </table:table-cell>
          <table:table-cell/>
        </table:table-row>
        <table:table-row table:style-name="ro1">
          <table:table-cell office:value-type="float" office:value="1590141689" calcext:value-type="float">
            <text:p>1590141689</text:p>
          </table:table-cell>
          <table:table-cell office:value-type="string" calcext:value-type="string">
            <text:p>2020-05-22 07:0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93]+[.$H$2]" office:value-type="float" office:value="1592317178" calcext:value-type="float">
            <text:p>1592317178</text:p>
          </table:table-cell>
          <table:table-cell table:formula="of:=([.$F93]/86400)+25569-(3/24)" office:value-type="float" office:value="43998.4719675926" calcext:value-type="float">
            <text:p>43998,4719675926</text:p>
          </table:table-cell>
          <table:table-cell/>
        </table:table-row>
        <table:table-row table:style-name="ro1">
          <table:table-cell office:value-type="float" office:value="1590145288" calcext:value-type="float">
            <text:p>1590145288</text:p>
          </table:table-cell>
          <table:table-cell office:value-type="string" calcext:value-type="string">
            <text:p>2020-05-22 08:01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94]+[.$H$2]" office:value-type="float" office:value="1592320777" calcext:value-type="float">
            <text:p>1592320777</text:p>
          </table:table-cell>
          <table:table-cell table:formula="of:=([.$F94]/86400)+25569-(3/24)" office:value-type="float" office:value="43998.5136226852" calcext:value-type="float">
            <text:p>43998,5136226852</text:p>
          </table:table-cell>
          <table:table-cell/>
        </table:table-row>
        <table:table-row table:style-name="ro1">
          <table:table-cell office:value-type="float" office:value="1590145288" calcext:value-type="float">
            <text:p>1590145288</text:p>
          </table:table-cell>
          <table:table-cell office:value-type="string" calcext:value-type="string">
            <text:p>2020-05-22 08:01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95]+[.$H$2]" office:value-type="float" office:value="1592320777" calcext:value-type="float">
            <text:p>1592320777</text:p>
          </table:table-cell>
          <table:table-cell table:formula="of:=([.$F95]/86400)+25569-(3/24)" office:value-type="float" office:value="43998.5136226852" calcext:value-type="float">
            <text:p>43998,5136226852</text:p>
          </table:table-cell>
          <table:table-cell/>
        </table:table-row>
        <table:table-row table:style-name="ro1">
          <table:table-cell office:value-type="float" office:value="1590145288" calcext:value-type="float">
            <text:p>1590145288</text:p>
          </table:table-cell>
          <table:table-cell office:value-type="string" calcext:value-type="string">
            <text:p>2020-05-22 08:01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96]+[.$H$2]" office:value-type="float" office:value="1592320777" calcext:value-type="float">
            <text:p>1592320777</text:p>
          </table:table-cell>
          <table:table-cell table:formula="of:=([.$F96]/86400)+25569-(3/24)" office:value-type="float" office:value="43998.5136226852" calcext:value-type="float">
            <text:p>43998,5136226852</text:p>
          </table:table-cell>
          <table:table-cell/>
        </table:table-row>
        <table:table-row table:style-name="ro1">
          <table:table-cell office:value-type="float" office:value="1590145288" calcext:value-type="float">
            <text:p>1590145288</text:p>
          </table:table-cell>
          <table:table-cell office:value-type="string" calcext:value-type="string">
            <text:p>2020-05-22 08:01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97]+[.$H$2]" office:value-type="float" office:value="1592320777" calcext:value-type="float">
            <text:p>1592320777</text:p>
          </table:table-cell>
          <table:table-cell table:formula="of:=([.$F97]/86400)+25569-(3/24)" office:value-type="float" office:value="43998.5136226852" calcext:value-type="float">
            <text:p>43998,5136226852</text:p>
          </table:table-cell>
          <table:table-cell/>
        </table:table-row>
        <table:table-row table:style-name="ro1">
          <table:table-cell office:value-type="float" office:value="1590148887" calcext:value-type="float">
            <text:p>1590148887</text:p>
          </table:table-cell>
          <table:table-cell office:value-type="string" calcext:value-type="string">
            <text:p>2020-05-22 09:01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table:formula="of:=[.A98]+[.$H$2]" office:value-type="float" office:value="1592324376" calcext:value-type="float">
            <text:p>1592324376</text:p>
          </table:table-cell>
          <table:table-cell table:formula="of:=([.$F98]/86400)+25569-(3/24)" office:value-type="float" office:value="43998.5552777778" calcext:value-type="float">
            <text:p>43998,5552777778</text:p>
          </table:table-cell>
          <table:table-cell/>
        </table:table-row>
        <table:table-row table:style-name="ro1">
          <table:table-cell office:value-type="float" office:value="1590148887" calcext:value-type="float">
            <text:p>1590148887</text:p>
          </table:table-cell>
          <table:table-cell office:value-type="string" calcext:value-type="string">
            <text:p>2020-05-22 09:01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99]+[.$H$2]" office:value-type="float" office:value="1592324376" calcext:value-type="float">
            <text:p>1592324376</text:p>
          </table:table-cell>
          <table:table-cell table:formula="of:=([.$F99]/86400)+25569-(3/24)" office:value-type="float" office:value="43998.5552777778" calcext:value-type="float">
            <text:p>43998,5552777778</text:p>
          </table:table-cell>
          <table:table-cell/>
        </table:table-row>
        <table:table-row table:style-name="ro1">
          <table:table-cell office:value-type="float" office:value="1590148887" calcext:value-type="float">
            <text:p>1590148887</text:p>
          </table:table-cell>
          <table:table-cell office:value-type="string" calcext:value-type="string">
            <text:p>2020-05-22 09:01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00]+[.$H$2]" office:value-type="float" office:value="1592324376" calcext:value-type="float">
            <text:p>1592324376</text:p>
          </table:table-cell>
          <table:table-cell table:formula="of:=([.$F100]/86400)+25569-(3/24)" office:value-type="float" office:value="43998.5552777778" calcext:value-type="float">
            <text:p>43998,5552777778</text:p>
          </table:table-cell>
          <table:table-cell/>
        </table:table-row>
        <table:table-row table:style-name="ro1">
          <table:table-cell office:value-type="float" office:value="1590148887" calcext:value-type="float">
            <text:p>1590148887</text:p>
          </table:table-cell>
          <table:table-cell office:value-type="string" calcext:value-type="string">
            <text:p>2020-05-22 09:0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01]+[.$H$2]" office:value-type="float" office:value="1592324376" calcext:value-type="float">
            <text:p>1592324376</text:p>
          </table:table-cell>
          <table:table-cell table:formula="of:=([.$F101]/86400)+25569-(3/24)" office:value-type="float" office:value="43998.5552777778" calcext:value-type="float">
            <text:p>43998,5552777778</text:p>
          </table:table-cell>
          <table:table-cell/>
        </table:table-row>
        <table:table-row table:style-name="ro1">
          <table:table-cell office:value-type="float" office:value="1590152486" calcext:value-type="float">
            <text:p>1590152486</text:p>
          </table:table-cell>
          <table:table-cell office:value-type="string" calcext:value-type="string">
            <text:p>2020-05-22 10:01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02]+[.$H$2]" office:value-type="float" office:value="1592327975" calcext:value-type="float">
            <text:p>1592327975</text:p>
          </table:table-cell>
          <table:table-cell table:formula="of:=([.$F102]/86400)+25569-(3/24)" office:value-type="float" office:value="43998.5969328704" calcext:value-type="float">
            <text:p>43998,5969328704</text:p>
          </table:table-cell>
          <table:table-cell/>
        </table:table-row>
        <table:table-row table:style-name="ro1">
          <table:table-cell office:value-type="float" office:value="1590152486" calcext:value-type="float">
            <text:p>1590152486</text:p>
          </table:table-cell>
          <table:table-cell office:value-type="string" calcext:value-type="string">
            <text:p>2020-05-22 10:01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03]+[.$H$2]" office:value-type="float" office:value="1592327975" calcext:value-type="float">
            <text:p>1592327975</text:p>
          </table:table-cell>
          <table:table-cell table:formula="of:=([.$F103]/86400)+25569-(3/24)" office:value-type="float" office:value="43998.5969328704" calcext:value-type="float">
            <text:p>43998,5969328704</text:p>
          </table:table-cell>
          <table:table-cell/>
        </table:table-row>
        <table:table-row table:style-name="ro1">
          <table:table-cell office:value-type="float" office:value="1590152486" calcext:value-type="float">
            <text:p>1590152486</text:p>
          </table:table-cell>
          <table:table-cell office:value-type="string" calcext:value-type="string">
            <text:p>2020-05-22 10:01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04]+[.$H$2]" office:value-type="float" office:value="1592327975" calcext:value-type="float">
            <text:p>1592327975</text:p>
          </table:table-cell>
          <table:table-cell table:formula="of:=([.$F104]/86400)+25569-(3/24)" office:value-type="float" office:value="43998.5969328704" calcext:value-type="float">
            <text:p>43998,5969328704</text:p>
          </table:table-cell>
          <table:table-cell/>
        </table:table-row>
        <table:table-row table:style-name="ro1">
          <table:table-cell office:value-type="float" office:value="1590152486" calcext:value-type="float">
            <text:p>1590152486</text:p>
          </table:table-cell>
          <table:table-cell office:value-type="string" calcext:value-type="string">
            <text:p>2020-05-22 10:0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05]+[.$H$2]" office:value-type="float" office:value="1592327975" calcext:value-type="float">
            <text:p>1592327975</text:p>
          </table:table-cell>
          <table:table-cell table:formula="of:=([.$F105]/86400)+25569-(3/24)" office:value-type="float" office:value="43998.5969328704" calcext:value-type="float">
            <text:p>43998,5969328704</text:p>
          </table:table-cell>
          <table:table-cell/>
        </table:table-row>
        <table:table-row table:style-name="ro1">
          <table:table-cell office:value-type="float" office:value="1590156085" calcext:value-type="float">
            <text:p>1590156085</text:p>
          </table:table-cell>
          <table:table-cell office:value-type="string" calcext:value-type="string">
            <text:p>2020-05-22 11:01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06]+[.$H$2]" office:value-type="float" office:value="1592331574" calcext:value-type="float">
            <text:p>1592331574</text:p>
          </table:table-cell>
          <table:table-cell table:formula="of:=([.$F106]/86400)+25569-(3/24)" office:value-type="float" office:value="43998.638587963" calcext:value-type="float">
            <text:p>43998,638587963</text:p>
          </table:table-cell>
          <table:table-cell/>
        </table:table-row>
        <table:table-row table:style-name="ro1">
          <table:table-cell office:value-type="float" office:value="1590156085" calcext:value-type="float">
            <text:p>1590156085</text:p>
          </table:table-cell>
          <table:table-cell office:value-type="string" calcext:value-type="string">
            <text:p>2020-05-22 11:01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07]+[.$H$2]" office:value-type="float" office:value="1592331574" calcext:value-type="float">
            <text:p>1592331574</text:p>
          </table:table-cell>
          <table:table-cell table:formula="of:=([.$F107]/86400)+25569-(3/24)" office:value-type="float" office:value="43998.638587963" calcext:value-type="float">
            <text:p>43998,638587963</text:p>
          </table:table-cell>
          <table:table-cell/>
        </table:table-row>
        <table:table-row table:style-name="ro1">
          <table:table-cell office:value-type="float" office:value="1590156085" calcext:value-type="float">
            <text:p>1590156085</text:p>
          </table:table-cell>
          <table:table-cell office:value-type="string" calcext:value-type="string">
            <text:p>2020-05-22 11:01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08]+[.$H$2]" office:value-type="float" office:value="1592331574" calcext:value-type="float">
            <text:p>1592331574</text:p>
          </table:table-cell>
          <table:table-cell table:formula="of:=([.$F108]/86400)+25569-(3/24)" office:value-type="float" office:value="43998.638587963" calcext:value-type="float">
            <text:p>43998,638587963</text:p>
          </table:table-cell>
          <table:table-cell/>
        </table:table-row>
        <table:table-row table:style-name="ro1">
          <table:table-cell office:value-type="float" office:value="1590156085" calcext:value-type="float">
            <text:p>1590156085</text:p>
          </table:table-cell>
          <table:table-cell office:value-type="string" calcext:value-type="string">
            <text:p>2020-05-22 11:0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09]+[.$H$2]" office:value-type="float" office:value="1592331574" calcext:value-type="float">
            <text:p>1592331574</text:p>
          </table:table-cell>
          <table:table-cell table:formula="of:=([.$F109]/86400)+25569-(3/24)" office:value-type="float" office:value="43998.638587963" calcext:value-type="float">
            <text:p>43998,638587963</text:p>
          </table:table-cell>
          <table:table-cell/>
        </table:table-row>
        <table:table-row table:style-name="ro1">
          <table:table-cell office:value-type="float" office:value="1590159684" calcext:value-type="float">
            <text:p>1590159684</text:p>
          </table:table-cell>
          <table:table-cell office:value-type="string" calcext:value-type="string">
            <text:p>2020-05-22 12:01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10]+[.$H$2]" office:value-type="float" office:value="1592335173" calcext:value-type="float">
            <text:p>1592335173</text:p>
          </table:table-cell>
          <table:table-cell table:formula="of:=([.$F110]/86400)+25569-(3/24)" office:value-type="float" office:value="43998.6802430556" calcext:value-type="float">
            <text:p>43998,6802430556</text:p>
          </table:table-cell>
          <table:table-cell/>
        </table:table-row>
        <table:table-row table:style-name="ro1">
          <table:table-cell office:value-type="float" office:value="1590159684" calcext:value-type="float">
            <text:p>1590159684</text:p>
          </table:table-cell>
          <table:table-cell office:value-type="string" calcext:value-type="string">
            <text:p>2020-05-22 12:01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11]+[.$H$2]" office:value-type="float" office:value="1592335173" calcext:value-type="float">
            <text:p>1592335173</text:p>
          </table:table-cell>
          <table:table-cell table:formula="of:=([.$F111]/86400)+25569-(3/24)" office:value-type="float" office:value="43998.6802430556" calcext:value-type="float">
            <text:p>43998,6802430556</text:p>
          </table:table-cell>
          <table:table-cell/>
        </table:table-row>
        <table:table-row table:style-name="ro1">
          <table:table-cell office:value-type="float" office:value="1590159684" calcext:value-type="float">
            <text:p>1590159684</text:p>
          </table:table-cell>
          <table:table-cell office:value-type="string" calcext:value-type="string">
            <text:p>2020-05-22 12:01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12]+[.$H$2]" office:value-type="float" office:value="1592335173" calcext:value-type="float">
            <text:p>1592335173</text:p>
          </table:table-cell>
          <table:table-cell table:formula="of:=([.$F112]/86400)+25569-(3/24)" office:value-type="float" office:value="43998.6802430556" calcext:value-type="float">
            <text:p>43998,6802430556</text:p>
          </table:table-cell>
          <table:table-cell/>
        </table:table-row>
        <table:table-row table:style-name="ro1">
          <table:table-cell office:value-type="float" office:value="1590159684" calcext:value-type="float">
            <text:p>1590159684</text:p>
          </table:table-cell>
          <table:table-cell office:value-type="string" calcext:value-type="string">
            <text:p>2020-05-22 12:0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13]+[.$H$2]" office:value-type="float" office:value="1592335173" calcext:value-type="float">
            <text:p>1592335173</text:p>
          </table:table-cell>
          <table:table-cell table:formula="of:=([.$F113]/86400)+25569-(3/24)" office:value-type="float" office:value="43998.6802430556" calcext:value-type="float">
            <text:p>43998,6802430556</text:p>
          </table:table-cell>
          <table:table-cell/>
        </table:table-row>
        <table:table-row table:style-name="ro1">
          <table:table-cell office:value-type="float" office:value="1590163283" calcext:value-type="float">
            <text:p>1590163283</text:p>
          </table:table-cell>
          <table:table-cell office:value-type="string" calcext:value-type="string">
            <text:p>2020-05-22 13:01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14]+[.$H$2]" office:value-type="float" office:value="1592338772" calcext:value-type="float">
            <text:p>1592338772</text:p>
          </table:table-cell>
          <table:table-cell table:formula="of:=([.$F114]/86400)+25569-(3/24)" office:value-type="float" office:value="43998.7218981482" calcext:value-type="float">
            <text:p>43998,7218981482</text:p>
          </table:table-cell>
          <table:table-cell/>
        </table:table-row>
        <table:table-row table:style-name="ro1">
          <table:table-cell office:value-type="float" office:value="1590163283" calcext:value-type="float">
            <text:p>1590163283</text:p>
          </table:table-cell>
          <table:table-cell office:value-type="string" calcext:value-type="string">
            <text:p>2020-05-22 13:01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15]+[.$H$2]" office:value-type="float" office:value="1592338772" calcext:value-type="float">
            <text:p>1592338772</text:p>
          </table:table-cell>
          <table:table-cell table:formula="of:=([.$F115]/86400)+25569-(3/24)" office:value-type="float" office:value="43998.7218981482" calcext:value-type="float">
            <text:p>43998,7218981482</text:p>
          </table:table-cell>
          <table:table-cell/>
        </table:table-row>
        <table:table-row table:style-name="ro1">
          <table:table-cell office:value-type="float" office:value="1590163283" calcext:value-type="float">
            <text:p>1590163283</text:p>
          </table:table-cell>
          <table:table-cell office:value-type="string" calcext:value-type="string">
            <text:p>2020-05-22 13:01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16]+[.$H$2]" office:value-type="float" office:value="1592338772" calcext:value-type="float">
            <text:p>1592338772</text:p>
          </table:table-cell>
          <table:table-cell table:formula="of:=([.$F116]/86400)+25569-(3/24)" office:value-type="float" office:value="43998.7218981482" calcext:value-type="float">
            <text:p>43998,7218981482</text:p>
          </table:table-cell>
          <table:table-cell/>
        </table:table-row>
        <table:table-row table:style-name="ro1">
          <table:table-cell office:value-type="float" office:value="1590163283" calcext:value-type="float">
            <text:p>1590163283</text:p>
          </table:table-cell>
          <table:table-cell office:value-type="string" calcext:value-type="string">
            <text:p>2020-05-22 13:0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5.0</text:p>
          </table:table-cell>
          <table:table-cell table:formula="of:=[.A117]+[.$H$2]" office:value-type="float" office:value="1592338772" calcext:value-type="float">
            <text:p>1592338772</text:p>
          </table:table-cell>
          <table:table-cell table:formula="of:=([.$F117]/86400)+25569-(3/24)" office:value-type="float" office:value="43998.7218981482" calcext:value-type="float">
            <text:p>43998,7218981482</text:p>
          </table:table-cell>
          <table:table-cell/>
        </table:table-row>
        <table:table-row table:style-name="ro1">
          <table:table-cell office:value-type="float" office:value="1590166882" calcext:value-type="float">
            <text:p>1590166882</text:p>
          </table:table-cell>
          <table:table-cell office:value-type="string" calcext:value-type="string">
            <text:p>2020-05-22 14:01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18]+[.$H$2]" office:value-type="float" office:value="1592342371" calcext:value-type="float">
            <text:p>1592342371</text:p>
          </table:table-cell>
          <table:table-cell table:formula="of:=([.$F118]/86400)+25569-(3/24)" office:value-type="float" office:value="43998.7635532407" calcext:value-type="float">
            <text:p>43998,7635532407</text:p>
          </table:table-cell>
          <table:table-cell/>
        </table:table-row>
        <table:table-row table:style-name="ro1">
          <table:table-cell office:value-type="float" office:value="1590166882" calcext:value-type="float">
            <text:p>1590166882</text:p>
          </table:table-cell>
          <table:table-cell office:value-type="string" calcext:value-type="string">
            <text:p>2020-05-22 14:01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19]+[.$H$2]" office:value-type="float" office:value="1592342371" calcext:value-type="float">
            <text:p>1592342371</text:p>
          </table:table-cell>
          <table:table-cell table:formula="of:=([.$F119]/86400)+25569-(3/24)" office:value-type="float" office:value="43998.7635532407" calcext:value-type="float">
            <text:p>43998,7635532407</text:p>
          </table:table-cell>
          <table:table-cell/>
        </table:table-row>
        <table:table-row table:style-name="ro1">
          <table:table-cell office:value-type="float" office:value="1590166882" calcext:value-type="float">
            <text:p>1590166882</text:p>
          </table:table-cell>
          <table:table-cell office:value-type="string" calcext:value-type="string">
            <text:p>2020-05-22 14:01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20]+[.$H$2]" office:value-type="float" office:value="1592342371" calcext:value-type="float">
            <text:p>1592342371</text:p>
          </table:table-cell>
          <table:table-cell table:formula="of:=([.$F120]/86400)+25569-(3/24)" office:value-type="float" office:value="43998.7635532407" calcext:value-type="float">
            <text:p>43998,7635532407</text:p>
          </table:table-cell>
          <table:table-cell/>
        </table:table-row>
        <table:table-row table:style-name="ro1">
          <table:table-cell office:value-type="float" office:value="1590166882" calcext:value-type="float">
            <text:p>1590166882</text:p>
          </table:table-cell>
          <table:table-cell office:value-type="string" calcext:value-type="string">
            <text:p>2020-05-22 14:0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21]+[.$H$2]" office:value-type="float" office:value="1592342371" calcext:value-type="float">
            <text:p>1592342371</text:p>
          </table:table-cell>
          <table:table-cell table:formula="of:=([.$F121]/86400)+25569-(3/24)" office:value-type="float" office:value="43998.7635532407" calcext:value-type="float">
            <text:p>43998,7635532407</text:p>
          </table:table-cell>
          <table:table-cell/>
        </table:table-row>
        <table:table-row table:style-name="ro1">
          <table:table-cell office:value-type="float" office:value="1590170481" calcext:value-type="float">
            <text:p>1590170481</text:p>
          </table:table-cell>
          <table:table-cell office:value-type="string" calcext:value-type="string">
            <text:p>2020-05-22 15:01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22]+[.$H$2]" office:value-type="float" office:value="1592345970" calcext:value-type="float">
            <text:p>1592345970</text:p>
          </table:table-cell>
          <table:table-cell table:formula="of:=([.$F122]/86400)+25569-(3/24)" office:value-type="float" office:value="43998.8052083333" calcext:value-type="float">
            <text:p>43998,8052083333</text:p>
          </table:table-cell>
          <table:table-cell/>
        </table:table-row>
        <table:table-row table:style-name="ro1">
          <table:table-cell office:value-type="float" office:value="1590170481" calcext:value-type="float">
            <text:p>1590170481</text:p>
          </table:table-cell>
          <table:table-cell office:value-type="string" calcext:value-type="string">
            <text:p>2020-05-22 15:01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23]+[.$H$2]" office:value-type="float" office:value="1592345970" calcext:value-type="float">
            <text:p>1592345970</text:p>
          </table:table-cell>
          <table:table-cell table:formula="of:=([.$F123]/86400)+25569-(3/24)" office:value-type="float" office:value="43998.8052083333" calcext:value-type="float">
            <text:p>43998,8052083333</text:p>
          </table:table-cell>
          <table:table-cell/>
        </table:table-row>
        <table:table-row table:style-name="ro1">
          <table:table-cell office:value-type="float" office:value="1590170481" calcext:value-type="float">
            <text:p>1590170481</text:p>
          </table:table-cell>
          <table:table-cell office:value-type="string" calcext:value-type="string">
            <text:p>2020-05-22 15:01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24]+[.$H$2]" office:value-type="float" office:value="1592345970" calcext:value-type="float">
            <text:p>1592345970</text:p>
          </table:table-cell>
          <table:table-cell table:formula="of:=([.$F124]/86400)+25569-(3/24)" office:value-type="float" office:value="43998.8052083333" calcext:value-type="float">
            <text:p>43998,8052083333</text:p>
          </table:table-cell>
          <table:table-cell/>
        </table:table-row>
        <table:table-row table:style-name="ro1">
          <table:table-cell office:value-type="float" office:value="1590170481" calcext:value-type="float">
            <text:p>1590170481</text:p>
          </table:table-cell>
          <table:table-cell office:value-type="string" calcext:value-type="string">
            <text:p>2020-05-22 15:0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table:formula="of:=[.A125]+[.$H$2]" office:value-type="float" office:value="1592345970" calcext:value-type="float">
            <text:p>1592345970</text:p>
          </table:table-cell>
          <table:table-cell table:formula="of:=([.$F125]/86400)+25569-(3/24)" office:value-type="float" office:value="43998.8052083333" calcext:value-type="float">
            <text:p>43998,8052083333</text:p>
          </table:table-cell>
          <table:table-cell/>
        </table:table-row>
        <table:table-row table:style-name="ro1">
          <table:table-cell office:value-type="float" office:value="1590174080" calcext:value-type="float">
            <text:p>1590174080</text:p>
          </table:table-cell>
          <table:table-cell office:value-type="string" calcext:value-type="string">
            <text:p>2020-05-22 16:01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26]+[.$H$2]" office:value-type="float" office:value="1592349569" calcext:value-type="float">
            <text:p>1592349569</text:p>
          </table:table-cell>
          <table:table-cell table:formula="of:=([.$F126]/86400)+25569-(3/24)" office:value-type="float" office:value="43998.8468634259" calcext:value-type="float">
            <text:p>43998,8468634259</text:p>
          </table:table-cell>
          <table:table-cell/>
        </table:table-row>
        <table:table-row table:style-name="ro1">
          <table:table-cell office:value-type="float" office:value="1590174080" calcext:value-type="float">
            <text:p>1590174080</text:p>
          </table:table-cell>
          <table:table-cell office:value-type="string" calcext:value-type="string">
            <text:p>2020-05-22 16:01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27]+[.$H$2]" office:value-type="float" office:value="1592349569" calcext:value-type="float">
            <text:p>1592349569</text:p>
          </table:table-cell>
          <table:table-cell table:formula="of:=([.$F127]/86400)+25569-(3/24)" office:value-type="float" office:value="43998.8468634259" calcext:value-type="float">
            <text:p>43998,8468634259</text:p>
          </table:table-cell>
          <table:table-cell/>
        </table:table-row>
        <table:table-row table:style-name="ro1">
          <table:table-cell office:value-type="float" office:value="1590174080" calcext:value-type="float">
            <text:p>1590174080</text:p>
          </table:table-cell>
          <table:table-cell office:value-type="string" calcext:value-type="string">
            <text:p>2020-05-22 16:01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28]+[.$H$2]" office:value-type="float" office:value="1592349569" calcext:value-type="float">
            <text:p>1592349569</text:p>
          </table:table-cell>
          <table:table-cell table:formula="of:=([.$F128]/86400)+25569-(3/24)" office:value-type="float" office:value="43998.8468634259" calcext:value-type="float">
            <text:p>43998,8468634259</text:p>
          </table:table-cell>
          <table:table-cell/>
        </table:table-row>
        <table:table-row table:style-name="ro1">
          <table:table-cell office:value-type="float" office:value="1590174080" calcext:value-type="float">
            <text:p>1590174080</text:p>
          </table:table-cell>
          <table:table-cell office:value-type="string" calcext:value-type="string">
            <text:p>2020-05-22 16:0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29]+[.$H$2]" office:value-type="float" office:value="1592349569" calcext:value-type="float">
            <text:p>1592349569</text:p>
          </table:table-cell>
          <table:table-cell table:formula="of:=([.$F129]/86400)+25569-(3/24)" office:value-type="float" office:value="43998.8468634259" calcext:value-type="float">
            <text:p>43998,8468634259</text:p>
          </table:table-cell>
          <table:table-cell/>
        </table:table-row>
        <table:table-row table:style-name="ro1">
          <table:table-cell office:value-type="float" office:value="1590177679" calcext:value-type="float">
            <text:p>1590177679</text:p>
          </table:table-cell>
          <table:table-cell office:value-type="string" calcext:value-type="string">
            <text:p>2020-05-22 17:01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130]+[.$H$2]" office:value-type="float" office:value="1592353168" calcext:value-type="float">
            <text:p>1592353168</text:p>
          </table:table-cell>
          <table:table-cell table:formula="of:=([.$F130]/86400)+25569-(3/24)" office:value-type="float" office:value="43998.8885185185" calcext:value-type="float">
            <text:p>43998,8885185185</text:p>
          </table:table-cell>
          <table:table-cell/>
        </table:table-row>
        <table:table-row table:style-name="ro1">
          <table:table-cell office:value-type="float" office:value="1590177679" calcext:value-type="float">
            <text:p>1590177679</text:p>
          </table:table-cell>
          <table:table-cell office:value-type="string" calcext:value-type="string">
            <text:p>2020-05-22 17:01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31]+[.$H$2]" office:value-type="float" office:value="1592353168" calcext:value-type="float">
            <text:p>1592353168</text:p>
          </table:table-cell>
          <table:table-cell table:formula="of:=([.$F131]/86400)+25569-(3/24)" office:value-type="float" office:value="43998.8885185185" calcext:value-type="float">
            <text:p>43998,8885185185</text:p>
          </table:table-cell>
          <table:table-cell/>
        </table:table-row>
        <table:table-row table:style-name="ro1">
          <table:table-cell office:value-type="float" office:value="1590177679" calcext:value-type="float">
            <text:p>1590177679</text:p>
          </table:table-cell>
          <table:table-cell office:value-type="string" calcext:value-type="string">
            <text:p>2020-05-22 17:01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32]+[.$H$2]" office:value-type="float" office:value="1592353168" calcext:value-type="float">
            <text:p>1592353168</text:p>
          </table:table-cell>
          <table:table-cell table:formula="of:=([.$F132]/86400)+25569-(3/24)" office:value-type="float" office:value="43998.8885185185" calcext:value-type="float">
            <text:p>43998,8885185185</text:p>
          </table:table-cell>
          <table:table-cell/>
        </table:table-row>
        <table:table-row table:style-name="ro1">
          <table:table-cell office:value-type="float" office:value="1590177679" calcext:value-type="float">
            <text:p>1590177679</text:p>
          </table:table-cell>
          <table:table-cell office:value-type="string" calcext:value-type="string">
            <text:p>2020-05-22 17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table:formula="of:=[.A133]+[.$H$2]" office:value-type="float" office:value="1592353168" calcext:value-type="float">
            <text:p>1592353168</text:p>
          </table:table-cell>
          <table:table-cell table:formula="of:=([.$F133]/86400)+25569-(3/24)" office:value-type="float" office:value="43998.8885185185" calcext:value-type="float">
            <text:p>43998,8885185185</text:p>
          </table:table-cell>
          <table:table-cell/>
        </table:table-row>
        <table:table-row table:style-name="ro1">
          <table:table-cell office:value-type="float" office:value="1590181278" calcext:value-type="float">
            <text:p>1590181278</text:p>
          </table:table-cell>
          <table:table-cell office:value-type="string" calcext:value-type="string">
            <text:p>2020-05-22 18:01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134]+[.$H$2]" office:value-type="float" office:value="1592356767" calcext:value-type="float">
            <text:p>1592356767</text:p>
          </table:table-cell>
          <table:table-cell table:formula="of:=([.$F134]/86400)+25569-(3/24)" office:value-type="float" office:value="43998.9301736111" calcext:value-type="float">
            <text:p>43998,9301736111</text:p>
          </table:table-cell>
          <table:table-cell/>
        </table:table-row>
        <table:table-row table:style-name="ro1">
          <table:table-cell office:value-type="float" office:value="1590181278" calcext:value-type="float">
            <text:p>1590181278</text:p>
          </table:table-cell>
          <table:table-cell office:value-type="string" calcext:value-type="string">
            <text:p>2020-05-22 18:01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35]+[.$H$2]" office:value-type="float" office:value="1592356767" calcext:value-type="float">
            <text:p>1592356767</text:p>
          </table:table-cell>
          <table:table-cell table:formula="of:=([.$F135]/86400)+25569-(3/24)" office:value-type="float" office:value="43998.9301736111" calcext:value-type="float">
            <text:p>43998,9301736111</text:p>
          </table:table-cell>
          <table:table-cell/>
        </table:table-row>
        <table:table-row table:style-name="ro1">
          <table:table-cell office:value-type="float" office:value="1590181278" calcext:value-type="float">
            <text:p>1590181278</text:p>
          </table:table-cell>
          <table:table-cell office:value-type="string" calcext:value-type="string">
            <text:p>2020-05-22 18:01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36]+[.$H$2]" office:value-type="float" office:value="1592356767" calcext:value-type="float">
            <text:p>1592356767</text:p>
          </table:table-cell>
          <table:table-cell table:formula="of:=([.$F136]/86400)+25569-(3/24)" office:value-type="float" office:value="43998.9301736111" calcext:value-type="float">
            <text:p>43998,9301736111</text:p>
          </table:table-cell>
          <table:table-cell/>
        </table:table-row>
        <table:table-row table:style-name="ro1">
          <table:table-cell office:value-type="float" office:value="1590181278" calcext:value-type="float">
            <text:p>1590181278</text:p>
          </table:table-cell>
          <table:table-cell office:value-type="string" calcext:value-type="string">
            <text:p>2020-05-22 18:01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table:formula="of:=[.A137]+[.$H$2]" office:value-type="float" office:value="1592356767" calcext:value-type="float">
            <text:p>1592356767</text:p>
          </table:table-cell>
          <table:table-cell table:formula="of:=([.$F137]/86400)+25569-(3/24)" office:value-type="float" office:value="43998.9301736111" calcext:value-type="float">
            <text:p>43998,9301736111</text:p>
          </table:table-cell>
          <table:table-cell/>
        </table:table-row>
        <table:table-row table:style-name="ro1">
          <table:table-cell office:value-type="float" office:value="1590184877" calcext:value-type="float">
            <text:p>1590184877</text:p>
          </table:table-cell>
          <table:table-cell office:value-type="string" calcext:value-type="string">
            <text:p>2020-05-22 19:01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138]+[.$H$2]" office:value-type="float" office:value="1592360366" calcext:value-type="float">
            <text:p>1592360366</text:p>
          </table:table-cell>
          <table:table-cell table:formula="of:=([.$F138]/86400)+25569-(3/24)" office:value-type="float" office:value="43998.9718287037" calcext:value-type="float">
            <text:p>43998,9718287037</text:p>
          </table:table-cell>
          <table:table-cell/>
        </table:table-row>
        <table:table-row table:style-name="ro1">
          <table:table-cell office:value-type="float" office:value="1590184877" calcext:value-type="float">
            <text:p>1590184877</text:p>
          </table:table-cell>
          <table:table-cell office:value-type="string" calcext:value-type="string">
            <text:p>2020-05-22 19:01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39]+[.$H$2]" office:value-type="float" office:value="1592360366" calcext:value-type="float">
            <text:p>1592360366</text:p>
          </table:table-cell>
          <table:table-cell table:formula="of:=([.$F139]/86400)+25569-(3/24)" office:value-type="float" office:value="43998.9718287037" calcext:value-type="float">
            <text:p>43998,9718287037</text:p>
          </table:table-cell>
          <table:table-cell/>
        </table:table-row>
        <table:table-row table:style-name="ro1">
          <table:table-cell office:value-type="float" office:value="1590184877" calcext:value-type="float">
            <text:p>1590184877</text:p>
          </table:table-cell>
          <table:table-cell office:value-type="string" calcext:value-type="string">
            <text:p>2020-05-22 19:01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40]+[.$H$2]" office:value-type="float" office:value="1592360366" calcext:value-type="float">
            <text:p>1592360366</text:p>
          </table:table-cell>
          <table:table-cell table:formula="of:=([.$F140]/86400)+25569-(3/24)" office:value-type="float" office:value="43998.9718287037" calcext:value-type="float">
            <text:p>43998,9718287037</text:p>
          </table:table-cell>
          <table:table-cell/>
        </table:table-row>
        <table:table-row table:style-name="ro1">
          <table:table-cell office:value-type="float" office:value="1590184877" calcext:value-type="float">
            <text:p>1590184877</text:p>
          </table:table-cell>
          <table:table-cell office:value-type="string" calcext:value-type="string">
            <text:p>2020-05-22 19:0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table:formula="of:=[.A141]+[.$H$2]" office:value-type="float" office:value="1592360366" calcext:value-type="float">
            <text:p>1592360366</text:p>
          </table:table-cell>
          <table:table-cell table:formula="of:=([.$F141]/86400)+25569-(3/24)" office:value-type="float" office:value="43998.9718287037" calcext:value-type="float">
            <text:p>43998,9718287037</text:p>
          </table:table-cell>
          <table:table-cell/>
        </table:table-row>
        <table:table-row table:style-name="ro1">
          <table:table-cell office:value-type="float" office:value="1590188476" calcext:value-type="float">
            <text:p>1590188476</text:p>
          </table:table-cell>
          <table:table-cell office:value-type="string" calcext:value-type="string">
            <text:p>2020-05-22 20:01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42]+[.$H$2]" office:value-type="float" office:value="1592363965" calcext:value-type="float">
            <text:p>1592363965</text:p>
          </table:table-cell>
          <table:table-cell table:formula="of:=([.$F142]/86400)+25569-(3/24)" office:value-type="float" office:value="43999.0134837963" calcext:value-type="float">
            <text:p>43999,0134837963</text:p>
          </table:table-cell>
          <table:table-cell/>
        </table:table-row>
        <table:table-row table:style-name="ro1">
          <table:table-cell office:value-type="float" office:value="1590188476" calcext:value-type="float">
            <text:p>1590188476</text:p>
          </table:table-cell>
          <table:table-cell office:value-type="string" calcext:value-type="string">
            <text:p>2020-05-22 20:01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43]+[.$H$2]" office:value-type="float" office:value="1592363965" calcext:value-type="float">
            <text:p>1592363965</text:p>
          </table:table-cell>
          <table:table-cell table:formula="of:=([.$F143]/86400)+25569-(3/24)" office:value-type="float" office:value="43999.0134837963" calcext:value-type="float">
            <text:p>43999,0134837963</text:p>
          </table:table-cell>
          <table:table-cell/>
        </table:table-row>
        <table:table-row table:style-name="ro1">
          <table:table-cell office:value-type="float" office:value="1590188476" calcext:value-type="float">
            <text:p>1590188476</text:p>
          </table:table-cell>
          <table:table-cell office:value-type="string" calcext:value-type="string">
            <text:p>2020-05-22 20:01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44]+[.$H$2]" office:value-type="float" office:value="1592363965" calcext:value-type="float">
            <text:p>1592363965</text:p>
          </table:table-cell>
          <table:table-cell table:formula="of:=([.$F144]/86400)+25569-(3/24)" office:value-type="float" office:value="43999.0134837963" calcext:value-type="float">
            <text:p>43999,0134837963</text:p>
          </table:table-cell>
          <table:table-cell/>
        </table:table-row>
        <table:table-row table:style-name="ro1">
          <table:table-cell office:value-type="float" office:value="1590188476" calcext:value-type="float">
            <text:p>1590188476</text:p>
          </table:table-cell>
          <table:table-cell office:value-type="string" calcext:value-type="string">
            <text:p>2020-05-22 20:0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table:formula="of:=[.A145]+[.$H$2]" office:value-type="float" office:value="1592363965" calcext:value-type="float">
            <text:p>1592363965</text:p>
          </table:table-cell>
          <table:table-cell table:formula="of:=([.$F145]/86400)+25569-(3/24)" office:value-type="float" office:value="43999.0134837963" calcext:value-type="float">
            <text:p>43999,0134837963</text:p>
          </table:table-cell>
          <table:table-cell/>
        </table:table-row>
        <table:table-row table:style-name="ro1">
          <table:table-cell office:value-type="float" office:value="1590192075" calcext:value-type="float">
            <text:p>1590192075</text:p>
          </table:table-cell>
          <table:table-cell office:value-type="string" calcext:value-type="string">
            <text:p>2020-05-22 21:01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146]+[.$H$2]" office:value-type="float" office:value="1592367564" calcext:value-type="float">
            <text:p>1592367564</text:p>
          </table:table-cell>
          <table:table-cell table:formula="of:=([.$F146]/86400)+25569-(3/24)" office:value-type="float" office:value="43999.0551388889" calcext:value-type="float">
            <text:p>43999,0551388889</text:p>
          </table:table-cell>
          <table:table-cell/>
        </table:table-row>
        <table:table-row table:style-name="ro1">
          <table:table-cell office:value-type="float" office:value="1590192075" calcext:value-type="float">
            <text:p>1590192075</text:p>
          </table:table-cell>
          <table:table-cell office:value-type="string" calcext:value-type="string">
            <text:p>2020-05-22 21:01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7]+[.$H$2]" office:value-type="float" office:value="1592367564" calcext:value-type="float">
            <text:p>1592367564</text:p>
          </table:table-cell>
          <table:table-cell table:formula="of:=([.$F147]/86400)+25569-(3/24)" office:value-type="float" office:value="43999.0551388889" calcext:value-type="float">
            <text:p>43999,0551388889</text:p>
          </table:table-cell>
          <table:table-cell/>
        </table:table-row>
        <table:table-row table:style-name="ro1">
          <table:table-cell office:value-type="float" office:value="1590192075" calcext:value-type="float">
            <text:p>1590192075</text:p>
          </table:table-cell>
          <table:table-cell office:value-type="string" calcext:value-type="string">
            <text:p>2020-05-22 21:01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48]+[.$H$2]" office:value-type="float" office:value="1592367564" calcext:value-type="float">
            <text:p>1592367564</text:p>
          </table:table-cell>
          <table:table-cell table:formula="of:=([.$F148]/86400)+25569-(3/24)" office:value-type="float" office:value="43999.0551388889" calcext:value-type="float">
            <text:p>43999,0551388889</text:p>
          </table:table-cell>
          <table:table-cell/>
        </table:table-row>
        <table:table-row table:style-name="ro1">
          <table:table-cell office:value-type="float" office:value="1590192075" calcext:value-type="float">
            <text:p>1590192075</text:p>
          </table:table-cell>
          <table:table-cell office:value-type="string" calcext:value-type="string">
            <text:p>2020-05-22 21:01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table:formula="of:=[.A149]+[.$H$2]" office:value-type="float" office:value="1592367564" calcext:value-type="float">
            <text:p>1592367564</text:p>
          </table:table-cell>
          <table:table-cell table:formula="of:=([.$F149]/86400)+25569-(3/24)" office:value-type="float" office:value="43999.0551388889" calcext:value-type="float">
            <text:p>43999,0551388889</text:p>
          </table:table-cell>
          <table:table-cell/>
        </table:table-row>
        <table:table-row table:style-name="ro1">
          <table:table-cell office:value-type="float" office:value="1590195674" calcext:value-type="float">
            <text:p>1590195674</text:p>
          </table:table-cell>
          <table:table-cell office:value-type="string" calcext:value-type="string">
            <text:p>2020-05-22 22:01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150]+[.$H$2]" office:value-type="float" office:value="1592371163" calcext:value-type="float">
            <text:p>1592371163</text:p>
          </table:table-cell>
          <table:table-cell table:formula="of:=([.$F150]/86400)+25569-(3/24)" office:value-type="float" office:value="43999.0967939815" calcext:value-type="float">
            <text:p>43999,0967939815</text:p>
          </table:table-cell>
          <table:table-cell/>
        </table:table-row>
        <table:table-row table:style-name="ro1">
          <table:table-cell office:value-type="float" office:value="1590195674" calcext:value-type="float">
            <text:p>1590195674</text:p>
          </table:table-cell>
          <table:table-cell office:value-type="string" calcext:value-type="string">
            <text:p>2020-05-22 22:01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51]+[.$H$2]" office:value-type="float" office:value="1592371163" calcext:value-type="float">
            <text:p>1592371163</text:p>
          </table:table-cell>
          <table:table-cell table:formula="of:=([.$F151]/86400)+25569-(3/24)" office:value-type="float" office:value="43999.0967939815" calcext:value-type="float">
            <text:p>43999,0967939815</text:p>
          </table:table-cell>
          <table:table-cell/>
        </table:table-row>
        <table:table-row table:style-name="ro1">
          <table:table-cell office:value-type="float" office:value="1590195674" calcext:value-type="float">
            <text:p>1590195674</text:p>
          </table:table-cell>
          <table:table-cell office:value-type="string" calcext:value-type="string">
            <text:p>2020-05-22 22:01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52]+[.$H$2]" office:value-type="float" office:value="1592371163" calcext:value-type="float">
            <text:p>1592371163</text:p>
          </table:table-cell>
          <table:table-cell table:formula="of:=([.$F152]/86400)+25569-(3/24)" office:value-type="float" office:value="43999.0967939815" calcext:value-type="float">
            <text:p>43999,0967939815</text:p>
          </table:table-cell>
          <table:table-cell/>
        </table:table-row>
        <table:table-row table:style-name="ro1">
          <table:table-cell office:value-type="float" office:value="1590195674" calcext:value-type="float">
            <text:p>1590195674</text:p>
          </table:table-cell>
          <table:table-cell office:value-type="string" calcext:value-type="string">
            <text:p>2020-05-22 22:01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table:formula="of:=[.A153]+[.$H$2]" office:value-type="float" office:value="1592371163" calcext:value-type="float">
            <text:p>1592371163</text:p>
          </table:table-cell>
          <table:table-cell table:formula="of:=([.$F153]/86400)+25569-(3/24)" office:value-type="float" office:value="43999.0967939815" calcext:value-type="float">
            <text:p>43999,0967939815</text:p>
          </table:table-cell>
          <table:table-cell/>
        </table:table-row>
        <table:table-row table:style-name="ro1">
          <table:table-cell office:value-type="float" office:value="1590199273" calcext:value-type="float">
            <text:p>1590199273</text:p>
          </table:table-cell>
          <table:table-cell office:value-type="string" calcext:value-type="string">
            <text:p>2020-05-22 23:01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54]+[.$H$2]" office:value-type="float" office:value="1592374762" calcext:value-type="float">
            <text:p>1592374762</text:p>
          </table:table-cell>
          <table:table-cell table:formula="of:=([.$F154]/86400)+25569-(3/24)" office:value-type="float" office:value="43999.1384490741" calcext:value-type="float">
            <text:p>43999,1384490741</text:p>
          </table:table-cell>
          <table:table-cell/>
        </table:table-row>
        <table:table-row table:style-name="ro1">
          <table:table-cell office:value-type="float" office:value="1590199273" calcext:value-type="float">
            <text:p>1590199273</text:p>
          </table:table-cell>
          <table:table-cell office:value-type="string" calcext:value-type="string">
            <text:p>2020-05-22 23:01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55]+[.$H$2]" office:value-type="float" office:value="1592374762" calcext:value-type="float">
            <text:p>1592374762</text:p>
          </table:table-cell>
          <table:table-cell table:formula="of:=([.$F155]/86400)+25569-(3/24)" office:value-type="float" office:value="43999.1384490741" calcext:value-type="float">
            <text:p>43999,1384490741</text:p>
          </table:table-cell>
          <table:table-cell/>
        </table:table-row>
        <table:table-row table:style-name="ro1">
          <table:table-cell office:value-type="float" office:value="1590199273" calcext:value-type="float">
            <text:p>1590199273</text:p>
          </table:table-cell>
          <table:table-cell office:value-type="string" calcext:value-type="string">
            <text:p>2020-05-22 23:01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56]+[.$H$2]" office:value-type="float" office:value="1592374762" calcext:value-type="float">
            <text:p>1592374762</text:p>
          </table:table-cell>
          <table:table-cell table:formula="of:=([.$F156]/86400)+25569-(3/24)" office:value-type="float" office:value="43999.1384490741" calcext:value-type="float">
            <text:p>43999,1384490741</text:p>
          </table:table-cell>
          <table:table-cell/>
        </table:table-row>
        <table:table-row table:style-name="ro1">
          <table:table-cell office:value-type="float" office:value="1590199273" calcext:value-type="float">
            <text:p>1590199273</text:p>
          </table:table-cell>
          <table:table-cell office:value-type="string" calcext:value-type="string">
            <text:p>2020-05-22 23:01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57]+[.$H$2]" office:value-type="float" office:value="1592374762" calcext:value-type="float">
            <text:p>1592374762</text:p>
          </table:table-cell>
          <table:table-cell table:formula="of:=([.$F157]/86400)+25569-(3/24)" office:value-type="float" office:value="43999.1384490741" calcext:value-type="float">
            <text:p>43999,1384490741</text:p>
          </table:table-cell>
          <table:table-cell/>
        </table:table-row>
        <table:table-row table:style-name="ro1">
          <table:table-cell office:value-type="float" office:value="1590202872" calcext:value-type="float">
            <text:p>1590202872</text:p>
          </table:table-cell>
          <table:table-cell office:value-type="string" calcext:value-type="string">
            <text:p>2020-05-23 00:01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table:formula="of:=[.A158]+[.$H$2]" office:value-type="float" office:value="1592378361" calcext:value-type="float">
            <text:p>1592378361</text:p>
          </table:table-cell>
          <table:table-cell table:formula="of:=([.$F158]/86400)+25569-(3/24)" office:value-type="float" office:value="43999.1801041667" calcext:value-type="float">
            <text:p>43999,1801041667</text:p>
          </table:table-cell>
          <table:table-cell/>
        </table:table-row>
        <table:table-row table:style-name="ro1">
          <table:table-cell office:value-type="float" office:value="1590202872" calcext:value-type="float">
            <text:p>1590202872</text:p>
          </table:table-cell>
          <table:table-cell office:value-type="string" calcext:value-type="string">
            <text:p>2020-05-23 00:01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59]+[.$H$2]" office:value-type="float" office:value="1592378361" calcext:value-type="float">
            <text:p>1592378361</text:p>
          </table:table-cell>
          <table:table-cell table:formula="of:=([.$F159]/86400)+25569-(3/24)" office:value-type="float" office:value="43999.1801041667" calcext:value-type="float">
            <text:p>43999,1801041667</text:p>
          </table:table-cell>
          <table:table-cell/>
        </table:table-row>
        <table:table-row table:style-name="ro1">
          <table:table-cell office:value-type="float" office:value="1590202872" calcext:value-type="float">
            <text:p>1590202872</text:p>
          </table:table-cell>
          <table:table-cell office:value-type="string" calcext:value-type="string">
            <text:p>2020-05-23 00:01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60]+[.$H$2]" office:value-type="float" office:value="1592378361" calcext:value-type="float">
            <text:p>1592378361</text:p>
          </table:table-cell>
          <table:table-cell table:formula="of:=([.$F160]/86400)+25569-(3/24)" office:value-type="float" office:value="43999.1801041667" calcext:value-type="float">
            <text:p>43999,1801041667</text:p>
          </table:table-cell>
          <table:table-cell/>
        </table:table-row>
        <table:table-row table:style-name="ro1">
          <table:table-cell office:value-type="float" office:value="1590202872" calcext:value-type="float">
            <text:p>1590202872</text:p>
          </table:table-cell>
          <table:table-cell office:value-type="string" calcext:value-type="string">
            <text:p>2020-05-23 00:01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61]+[.$H$2]" office:value-type="float" office:value="1592378361" calcext:value-type="float">
            <text:p>1592378361</text:p>
          </table:table-cell>
          <table:table-cell table:formula="of:=([.$F161]/86400)+25569-(3/24)" office:value-type="float" office:value="43999.1801041667" calcext:value-type="float">
            <text:p>43999,1801041667</text:p>
          </table:table-cell>
          <table:table-cell/>
        </table:table-row>
        <table:table-row table:style-name="ro1">
          <table:table-cell office:value-type="float" office:value="1590206471" calcext:value-type="float">
            <text:p>1590206471</text:p>
          </table:table-cell>
          <table:table-cell office:value-type="string" calcext:value-type="string">
            <text:p>2020-05-23 01:01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62]+[.$H$2]" office:value-type="float" office:value="1592381960" calcext:value-type="float">
            <text:p>1592381960</text:p>
          </table:table-cell>
          <table:table-cell table:formula="of:=([.$F162]/86400)+25569-(3/24)" office:value-type="float" office:value="43999.2217592593" calcext:value-type="float">
            <text:p>43999,2217592593</text:p>
          </table:table-cell>
          <table:table-cell/>
        </table:table-row>
        <table:table-row table:style-name="ro1">
          <table:table-cell office:value-type="float" office:value="1590206471" calcext:value-type="float">
            <text:p>1590206471</text:p>
          </table:table-cell>
          <table:table-cell office:value-type="string" calcext:value-type="string">
            <text:p>2020-05-23 01:01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63]+[.$H$2]" office:value-type="float" office:value="1592381960" calcext:value-type="float">
            <text:p>1592381960</text:p>
          </table:table-cell>
          <table:table-cell table:formula="of:=([.$F163]/86400)+25569-(3/24)" office:value-type="float" office:value="43999.2217592593" calcext:value-type="float">
            <text:p>43999,2217592593</text:p>
          </table:table-cell>
          <table:table-cell/>
        </table:table-row>
        <table:table-row table:style-name="ro1">
          <table:table-cell office:value-type="float" office:value="1590206471" calcext:value-type="float">
            <text:p>1590206471</text:p>
          </table:table-cell>
          <table:table-cell office:value-type="string" calcext:value-type="string">
            <text:p>2020-05-23 01:01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64]+[.$H$2]" office:value-type="float" office:value="1592381960" calcext:value-type="float">
            <text:p>1592381960</text:p>
          </table:table-cell>
          <table:table-cell table:formula="of:=([.$F164]/86400)+25569-(3/24)" office:value-type="float" office:value="43999.2217592593" calcext:value-type="float">
            <text:p>43999,2217592593</text:p>
          </table:table-cell>
          <table:table-cell/>
        </table:table-row>
        <table:table-row table:style-name="ro1">
          <table:table-cell office:value-type="float" office:value="1590206471" calcext:value-type="float">
            <text:p>1590206471</text:p>
          </table:table-cell>
          <table:table-cell office:value-type="string" calcext:value-type="string">
            <text:p>2020-05-23 01:01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65]+[.$H$2]" office:value-type="float" office:value="1592381960" calcext:value-type="float">
            <text:p>1592381960</text:p>
          </table:table-cell>
          <table:table-cell table:formula="of:=([.$F165]/86400)+25569-(3/24)" office:value-type="float" office:value="43999.2217592593" calcext:value-type="float">
            <text:p>43999,2217592593</text:p>
          </table:table-cell>
          <table:table-cell/>
        </table:table-row>
        <table:table-row table:style-name="ro1">
          <table:table-cell office:value-type="float" office:value="1590210070" calcext:value-type="float">
            <text:p>1590210070</text:p>
          </table:table-cell>
          <table:table-cell office:value-type="string" calcext:value-type="string">
            <text:p>2020-05-23 02:01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66]+[.$H$2]" office:value-type="float" office:value="1592385559" calcext:value-type="float">
            <text:p>1592385559</text:p>
          </table:table-cell>
          <table:table-cell table:formula="of:=([.$F166]/86400)+25569-(3/24)" office:value-type="float" office:value="43999.2634143519" calcext:value-type="float">
            <text:p>43999,2634143519</text:p>
          </table:table-cell>
          <table:table-cell/>
        </table:table-row>
        <table:table-row table:style-name="ro1">
          <table:table-cell office:value-type="float" office:value="1590210070" calcext:value-type="float">
            <text:p>1590210070</text:p>
          </table:table-cell>
          <table:table-cell office:value-type="string" calcext:value-type="string">
            <text:p>2020-05-23 02:01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67]+[.$H$2]" office:value-type="float" office:value="1592385559" calcext:value-type="float">
            <text:p>1592385559</text:p>
          </table:table-cell>
          <table:table-cell table:formula="of:=([.$F167]/86400)+25569-(3/24)" office:value-type="float" office:value="43999.2634143519" calcext:value-type="float">
            <text:p>43999,2634143519</text:p>
          </table:table-cell>
          <table:table-cell/>
        </table:table-row>
        <table:table-row table:style-name="ro1">
          <table:table-cell office:value-type="float" office:value="1590210070" calcext:value-type="float">
            <text:p>1590210070</text:p>
          </table:table-cell>
          <table:table-cell office:value-type="string" calcext:value-type="string">
            <text:p>2020-05-23 02:01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68]+[.$H$2]" office:value-type="float" office:value="1592385559" calcext:value-type="float">
            <text:p>1592385559</text:p>
          </table:table-cell>
          <table:table-cell table:formula="of:=([.$F168]/86400)+25569-(3/24)" office:value-type="float" office:value="43999.2634143519" calcext:value-type="float">
            <text:p>43999,2634143519</text:p>
          </table:table-cell>
          <table:table-cell/>
        </table:table-row>
        <table:table-row table:style-name="ro1">
          <table:table-cell office:value-type="float" office:value="1590210070" calcext:value-type="float">
            <text:p>1590210070</text:p>
          </table:table-cell>
          <table:table-cell office:value-type="string" calcext:value-type="string">
            <text:p>2020-05-23 02:01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169]+[.$H$2]" office:value-type="float" office:value="1592385559" calcext:value-type="float">
            <text:p>1592385559</text:p>
          </table:table-cell>
          <table:table-cell table:formula="of:=([.$F169]/86400)+25569-(3/24)" office:value-type="float" office:value="43999.2634143519" calcext:value-type="float">
            <text:p>43999,2634143519</text:p>
          </table:table-cell>
          <table:table-cell/>
        </table:table-row>
        <table:table-row table:style-name="ro1">
          <table:table-cell office:value-type="float" office:value="1590213669" calcext:value-type="float">
            <text:p>1590213669</text:p>
          </table:table-cell>
          <table:table-cell office:value-type="string" calcext:value-type="string">
            <text:p>2020-05-23 03:01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70]+[.$H$2]" office:value-type="float" office:value="1592389158" calcext:value-type="float">
            <text:p>1592389158</text:p>
          </table:table-cell>
          <table:table-cell table:formula="of:=([.$F170]/86400)+25569-(3/24)" office:value-type="float" office:value="43999.3050694444" calcext:value-type="float">
            <text:p>43999,3050694444</text:p>
          </table:table-cell>
          <table:table-cell/>
        </table:table-row>
        <table:table-row table:style-name="ro1">
          <table:table-cell office:value-type="float" office:value="1590213669" calcext:value-type="float">
            <text:p>1590213669</text:p>
          </table:table-cell>
          <table:table-cell office:value-type="string" calcext:value-type="string">
            <text:p>2020-05-23 03:01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71]+[.$H$2]" office:value-type="float" office:value="1592389158" calcext:value-type="float">
            <text:p>1592389158</text:p>
          </table:table-cell>
          <table:table-cell table:formula="of:=([.$F171]/86400)+25569-(3/24)" office:value-type="float" office:value="43999.3050694444" calcext:value-type="float">
            <text:p>43999,3050694444</text:p>
          </table:table-cell>
          <table:table-cell/>
        </table:table-row>
        <table:table-row table:style-name="ro1">
          <table:table-cell office:value-type="float" office:value="1590213669" calcext:value-type="float">
            <text:p>1590213669</text:p>
          </table:table-cell>
          <table:table-cell office:value-type="string" calcext:value-type="string">
            <text:p>2020-05-23 03:01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72]+[.$H$2]" office:value-type="float" office:value="1592389158" calcext:value-type="float">
            <text:p>1592389158</text:p>
          </table:table-cell>
          <table:table-cell table:formula="of:=([.$F172]/86400)+25569-(3/24)" office:value-type="float" office:value="43999.3050694444" calcext:value-type="float">
            <text:p>43999,3050694444</text:p>
          </table:table-cell>
          <table:table-cell/>
        </table:table-row>
        <table:table-row table:style-name="ro1">
          <table:table-cell office:value-type="float" office:value="1590213669" calcext:value-type="float">
            <text:p>1590213669</text:p>
          </table:table-cell>
          <table:table-cell office:value-type="string" calcext:value-type="string">
            <text:p>2020-05-23 03:01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73]+[.$H$2]" office:value-type="float" office:value="1592389158" calcext:value-type="float">
            <text:p>1592389158</text:p>
          </table:table-cell>
          <table:table-cell table:formula="of:=([.$F173]/86400)+25569-(3/24)" office:value-type="float" office:value="43999.3050694444" calcext:value-type="float">
            <text:p>43999,3050694444</text:p>
          </table:table-cell>
          <table:table-cell/>
        </table:table-row>
        <table:table-row table:style-name="ro1">
          <table:table-cell office:value-type="float" office:value="1590217268" calcext:value-type="float">
            <text:p>1590217268</text:p>
          </table:table-cell>
          <table:table-cell office:value-type="string" calcext:value-type="string">
            <text:p>2020-05-23 04:01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74]+[.$H$2]" office:value-type="float" office:value="1592392757" calcext:value-type="float">
            <text:p>1592392757</text:p>
          </table:table-cell>
          <table:table-cell table:formula="of:=([.$F174]/86400)+25569-(3/24)" office:value-type="float" office:value="43999.346724537" calcext:value-type="float">
            <text:p>43999,346724537</text:p>
          </table:table-cell>
          <table:table-cell/>
        </table:table-row>
        <table:table-row table:style-name="ro1">
          <table:table-cell office:value-type="float" office:value="1590217268" calcext:value-type="float">
            <text:p>1590217268</text:p>
          </table:table-cell>
          <table:table-cell office:value-type="string" calcext:value-type="string">
            <text:p>2020-05-23 04:01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75]+[.$H$2]" office:value-type="float" office:value="1592392757" calcext:value-type="float">
            <text:p>1592392757</text:p>
          </table:table-cell>
          <table:table-cell table:formula="of:=([.$F175]/86400)+25569-(3/24)" office:value-type="float" office:value="43999.346724537" calcext:value-type="float">
            <text:p>43999,346724537</text:p>
          </table:table-cell>
          <table:table-cell/>
        </table:table-row>
        <table:table-row table:style-name="ro1">
          <table:table-cell office:value-type="float" office:value="1590217268" calcext:value-type="float">
            <text:p>1590217268</text:p>
          </table:table-cell>
          <table:table-cell office:value-type="string" calcext:value-type="string">
            <text:p>2020-05-23 04:01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76]+[.$H$2]" office:value-type="float" office:value="1592392757" calcext:value-type="float">
            <text:p>1592392757</text:p>
          </table:table-cell>
          <table:table-cell table:formula="of:=([.$F176]/86400)+25569-(3/24)" office:value-type="float" office:value="43999.346724537" calcext:value-type="float">
            <text:p>43999,346724537</text:p>
          </table:table-cell>
          <table:table-cell/>
        </table:table-row>
        <table:table-row table:style-name="ro1">
          <table:table-cell office:value-type="float" office:value="1590217268" calcext:value-type="float">
            <text:p>1590217268</text:p>
          </table:table-cell>
          <table:table-cell office:value-type="string" calcext:value-type="string">
            <text:p>2020-05-23 04:0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77]+[.$H$2]" office:value-type="float" office:value="1592392757" calcext:value-type="float">
            <text:p>1592392757</text:p>
          </table:table-cell>
          <table:table-cell table:formula="of:=([.$F177]/86400)+25569-(3/24)" office:value-type="float" office:value="43999.346724537" calcext:value-type="float">
            <text:p>43999,346724537</text:p>
          </table:table-cell>
          <table:table-cell/>
        </table:table-row>
        <table:table-row table:style-name="ro1">
          <table:table-cell office:value-type="float" office:value="1590220867" calcext:value-type="float">
            <text:p>1590220867</text:p>
          </table:table-cell>
          <table:table-cell office:value-type="string" calcext:value-type="string">
            <text:p>2020-05-23 05:01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78]+[.$H$2]" office:value-type="float" office:value="1592396356" calcext:value-type="float">
            <text:p>1592396356</text:p>
          </table:table-cell>
          <table:table-cell table:formula="of:=([.$F178]/86400)+25569-(3/24)" office:value-type="float" office:value="43999.3883796296" calcext:value-type="float">
            <text:p>43999,3883796296</text:p>
          </table:table-cell>
          <table:table-cell/>
        </table:table-row>
        <table:table-row table:style-name="ro1">
          <table:table-cell office:value-type="float" office:value="1590220867" calcext:value-type="float">
            <text:p>1590220867</text:p>
          </table:table-cell>
          <table:table-cell office:value-type="string" calcext:value-type="string">
            <text:p>2020-05-23 05:01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79]+[.$H$2]" office:value-type="float" office:value="1592396356" calcext:value-type="float">
            <text:p>1592396356</text:p>
          </table:table-cell>
          <table:table-cell table:formula="of:=([.$F179]/86400)+25569-(3/24)" office:value-type="float" office:value="43999.3883796296" calcext:value-type="float">
            <text:p>43999,3883796296</text:p>
          </table:table-cell>
          <table:table-cell/>
        </table:table-row>
        <table:table-row table:style-name="ro1">
          <table:table-cell office:value-type="float" office:value="1590220867" calcext:value-type="float">
            <text:p>1590220867</text:p>
          </table:table-cell>
          <table:table-cell office:value-type="string" calcext:value-type="string">
            <text:p>2020-05-23 05:01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80]+[.$H$2]" office:value-type="float" office:value="1592396356" calcext:value-type="float">
            <text:p>1592396356</text:p>
          </table:table-cell>
          <table:table-cell table:formula="of:=([.$F180]/86400)+25569-(3/24)" office:value-type="float" office:value="43999.3883796296" calcext:value-type="float">
            <text:p>43999,3883796296</text:p>
          </table:table-cell>
          <table:table-cell/>
        </table:table-row>
        <table:table-row table:style-name="ro1">
          <table:table-cell office:value-type="float" office:value="1590220867" calcext:value-type="float">
            <text:p>1590220867</text:p>
          </table:table-cell>
          <table:table-cell office:value-type="string" calcext:value-type="string">
            <text:p>2020-05-23 05:01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81]+[.$H$2]" office:value-type="float" office:value="1592396356" calcext:value-type="float">
            <text:p>1592396356</text:p>
          </table:table-cell>
          <table:table-cell table:formula="of:=([.$F181]/86400)+25569-(3/24)" office:value-type="float" office:value="43999.3883796296" calcext:value-type="float">
            <text:p>43999,3883796296</text:p>
          </table:table-cell>
          <table:table-cell/>
        </table:table-row>
        <table:table-row table:style-name="ro1">
          <table:table-cell office:value-type="float" office:value="1590224466" calcext:value-type="float">
            <text:p>1590224466</text:p>
          </table:table-cell>
          <table:table-cell office:value-type="string" calcext:value-type="string">
            <text:p>2020-05-23 06:01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82]+[.$H$2]" office:value-type="float" office:value="1592399955" calcext:value-type="float">
            <text:p>1592399955</text:p>
          </table:table-cell>
          <table:table-cell table:formula="of:=([.$F182]/86400)+25569-(3/24)" office:value-type="float" office:value="43999.4300347222" calcext:value-type="float">
            <text:p>43999,4300347222</text:p>
          </table:table-cell>
          <table:table-cell/>
        </table:table-row>
        <table:table-row table:style-name="ro1">
          <table:table-cell office:value-type="float" office:value="1590224466" calcext:value-type="float">
            <text:p>1590224466</text:p>
          </table:table-cell>
          <table:table-cell office:value-type="string" calcext:value-type="string">
            <text:p>2020-05-23 06:01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83]+[.$H$2]" office:value-type="float" office:value="1592399955" calcext:value-type="float">
            <text:p>1592399955</text:p>
          </table:table-cell>
          <table:table-cell table:formula="of:=([.$F183]/86400)+25569-(3/24)" office:value-type="float" office:value="43999.4300347222" calcext:value-type="float">
            <text:p>43999,4300347222</text:p>
          </table:table-cell>
          <table:table-cell/>
        </table:table-row>
        <table:table-row table:style-name="ro1">
          <table:table-cell office:value-type="float" office:value="1590224466" calcext:value-type="float">
            <text:p>1590224466</text:p>
          </table:table-cell>
          <table:table-cell office:value-type="string" calcext:value-type="string">
            <text:p>2020-05-23 06:01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84]+[.$H$2]" office:value-type="float" office:value="1592399955" calcext:value-type="float">
            <text:p>1592399955</text:p>
          </table:table-cell>
          <table:table-cell table:formula="of:=([.$F184]/86400)+25569-(3/24)" office:value-type="float" office:value="43999.4300347222" calcext:value-type="float">
            <text:p>43999,4300347222</text:p>
          </table:table-cell>
          <table:table-cell/>
        </table:table-row>
        <table:table-row table:style-name="ro1">
          <table:table-cell office:value-type="float" office:value="1590224466" calcext:value-type="float">
            <text:p>1590224466</text:p>
          </table:table-cell>
          <table:table-cell office:value-type="string" calcext:value-type="string">
            <text:p>2020-05-23 06:01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85]+[.$H$2]" office:value-type="float" office:value="1592399955" calcext:value-type="float">
            <text:p>1592399955</text:p>
          </table:table-cell>
          <table:table-cell table:formula="of:=([.$F185]/86400)+25569-(3/24)" office:value-type="float" office:value="43999.4300347222" calcext:value-type="float">
            <text:p>43999,4300347222</text:p>
          </table:table-cell>
          <table:table-cell/>
        </table:table-row>
        <table:table-row table:style-name="ro1">
          <table:table-cell office:value-type="float" office:value="1590228065" calcext:value-type="float">
            <text:p>1590228065</text:p>
          </table:table-cell>
          <table:table-cell office:value-type="string" calcext:value-type="string">
            <text:p>2020-05-23 07:01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86]+[.$H$2]" office:value-type="float" office:value="1592403554" calcext:value-type="float">
            <text:p>1592403554</text:p>
          </table:table-cell>
          <table:table-cell table:formula="of:=([.$F186]/86400)+25569-(3/24)" office:value-type="float" office:value="43999.4716898148" calcext:value-type="float">
            <text:p>43999,4716898148</text:p>
          </table:table-cell>
          <table:table-cell/>
        </table:table-row>
        <table:table-row table:style-name="ro1">
          <table:table-cell office:value-type="float" office:value="1590228065" calcext:value-type="float">
            <text:p>1590228065</text:p>
          </table:table-cell>
          <table:table-cell office:value-type="string" calcext:value-type="string">
            <text:p>2020-05-23 07:01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87]+[.$H$2]" office:value-type="float" office:value="1592403554" calcext:value-type="float">
            <text:p>1592403554</text:p>
          </table:table-cell>
          <table:table-cell table:formula="of:=([.$F187]/86400)+25569-(3/24)" office:value-type="float" office:value="43999.4716898148" calcext:value-type="float">
            <text:p>43999,4716898148</text:p>
          </table:table-cell>
          <table:table-cell/>
        </table:table-row>
        <table:table-row table:style-name="ro1">
          <table:table-cell office:value-type="float" office:value="1590228065" calcext:value-type="float">
            <text:p>1590228065</text:p>
          </table:table-cell>
          <table:table-cell office:value-type="string" calcext:value-type="string">
            <text:p>2020-05-23 07:01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188]+[.$H$2]" office:value-type="float" office:value="1592403554" calcext:value-type="float">
            <text:p>1592403554</text:p>
          </table:table-cell>
          <table:table-cell table:formula="of:=([.$F188]/86400)+25569-(3/24)" office:value-type="float" office:value="43999.4716898148" calcext:value-type="float">
            <text:p>43999,4716898148</text:p>
          </table:table-cell>
          <table:table-cell/>
        </table:table-row>
        <table:table-row table:style-name="ro1">
          <table:table-cell office:value-type="float" office:value="1590228065" calcext:value-type="float">
            <text:p>1590228065</text:p>
          </table:table-cell>
          <table:table-cell office:value-type="string" calcext:value-type="string">
            <text:p>2020-05-23 07:01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189]+[.$H$2]" office:value-type="float" office:value="1592403554" calcext:value-type="float">
            <text:p>1592403554</text:p>
          </table:table-cell>
          <table:table-cell table:formula="of:=([.$F189]/86400)+25569-(3/24)" office:value-type="float" office:value="43999.4716898148" calcext:value-type="float">
            <text:p>43999,4716898148</text:p>
          </table:table-cell>
          <table:table-cell/>
        </table:table-row>
        <table:table-row table:style-name="ro1">
          <table:table-cell office:value-type="float" office:value="1590231664" calcext:value-type="float">
            <text:p>1590231664</text:p>
          </table:table-cell>
          <table:table-cell office:value-type="string" calcext:value-type="string">
            <text:p>2020-05-23 08:01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190]+[.$H$2]" office:value-type="float" office:value="1592407153" calcext:value-type="float">
            <text:p>1592407153</text:p>
          </table:table-cell>
          <table:table-cell table:formula="of:=([.$F190]/86400)+25569-(3/24)" office:value-type="float" office:value="43999.5133449074" calcext:value-type="float">
            <text:p>43999,5133449074</text:p>
          </table:table-cell>
          <table:table-cell/>
        </table:table-row>
        <table:table-row table:style-name="ro1">
          <table:table-cell office:value-type="float" office:value="1590231664" calcext:value-type="float">
            <text:p>1590231664</text:p>
          </table:table-cell>
          <table:table-cell office:value-type="string" calcext:value-type="string">
            <text:p>2020-05-23 08:01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91]+[.$H$2]" office:value-type="float" office:value="1592407153" calcext:value-type="float">
            <text:p>1592407153</text:p>
          </table:table-cell>
          <table:table-cell table:formula="of:=([.$F191]/86400)+25569-(3/24)" office:value-type="float" office:value="43999.5133449074" calcext:value-type="float">
            <text:p>43999,5133449074</text:p>
          </table:table-cell>
          <table:table-cell/>
        </table:table-row>
        <table:table-row table:style-name="ro1">
          <table:table-cell office:value-type="float" office:value="1590231664" calcext:value-type="float">
            <text:p>1590231664</text:p>
          </table:table-cell>
          <table:table-cell office:value-type="string" calcext:value-type="string">
            <text:p>2020-05-23 08:01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table:formula="of:=[.A192]+[.$H$2]" office:value-type="float" office:value="1592407153" calcext:value-type="float">
            <text:p>1592407153</text:p>
          </table:table-cell>
          <table:table-cell table:formula="of:=([.$F192]/86400)+25569-(3/24)" office:value-type="float" office:value="43999.5133449074" calcext:value-type="float">
            <text:p>43999,5133449074</text:p>
          </table:table-cell>
          <table:table-cell/>
        </table:table-row>
        <table:table-row table:style-name="ro1">
          <table:table-cell office:value-type="float" office:value="1590231664" calcext:value-type="float">
            <text:p>1590231664</text:p>
          </table:table-cell>
          <table:table-cell office:value-type="string" calcext:value-type="string">
            <text:p>2020-05-23 08:01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193]+[.$H$2]" office:value-type="float" office:value="1592407153" calcext:value-type="float">
            <text:p>1592407153</text:p>
          </table:table-cell>
          <table:table-cell table:formula="of:=([.$F193]/86400)+25569-(3/24)" office:value-type="float" office:value="43999.5133449074" calcext:value-type="float">
            <text:p>43999,5133449074</text:p>
          </table:table-cell>
          <table:table-cell/>
        </table:table-row>
        <table:table-row table:style-name="ro1">
          <table:table-cell office:value-type="float" office:value="1590235263" calcext:value-type="float">
            <text:p>1590235263</text:p>
          </table:table-cell>
          <table:table-cell office:value-type="string" calcext:value-type="string">
            <text:p>2020-05-23 09:01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94]+[.$H$2]" office:value-type="float" office:value="1592410752" calcext:value-type="float">
            <text:p>1592410752</text:p>
          </table:table-cell>
          <table:table-cell table:formula="of:=([.$F194]/86400)+25569-(3/24)" office:value-type="float" office:value="43999.555" calcext:value-type="float">
            <text:p>43999,555</text:p>
          </table:table-cell>
          <table:table-cell/>
        </table:table-row>
        <table:table-row table:style-name="ro1">
          <table:table-cell office:value-type="float" office:value="1590235263" calcext:value-type="float">
            <text:p>1590235263</text:p>
          </table:table-cell>
          <table:table-cell office:value-type="string" calcext:value-type="string">
            <text:p>2020-05-23 09:01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95]+[.$H$2]" office:value-type="float" office:value="1592410752" calcext:value-type="float">
            <text:p>1592410752</text:p>
          </table:table-cell>
          <table:table-cell table:formula="of:=([.$F195]/86400)+25569-(3/24)" office:value-type="float" office:value="43999.555" calcext:value-type="float">
            <text:p>43999,555</text:p>
          </table:table-cell>
          <table:table-cell/>
        </table:table-row>
        <table:table-row table:style-name="ro1">
          <table:table-cell office:value-type="float" office:value="1590235263" calcext:value-type="float">
            <text:p>1590235263</text:p>
          </table:table-cell>
          <table:table-cell office:value-type="string" calcext:value-type="string">
            <text:p>2020-05-23 09:01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196]+[.$H$2]" office:value-type="float" office:value="1592410752" calcext:value-type="float">
            <text:p>1592410752</text:p>
          </table:table-cell>
          <table:table-cell table:formula="of:=([.$F196]/86400)+25569-(3/24)" office:value-type="float" office:value="43999.555" calcext:value-type="float">
            <text:p>43999,555</text:p>
          </table:table-cell>
          <table:table-cell/>
        </table:table-row>
        <table:table-row table:style-name="ro1">
          <table:table-cell office:value-type="float" office:value="1590235263" calcext:value-type="float">
            <text:p>1590235263</text:p>
          </table:table-cell>
          <table:table-cell office:value-type="string" calcext:value-type="string">
            <text:p>2020-05-23 09:01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197]+[.$H$2]" office:value-type="float" office:value="1592410752" calcext:value-type="float">
            <text:p>1592410752</text:p>
          </table:table-cell>
          <table:table-cell table:formula="of:=([.$F197]/86400)+25569-(3/24)" office:value-type="float" office:value="43999.555" calcext:value-type="float">
            <text:p>43999,555</text:p>
          </table:table-cell>
          <table:table-cell/>
        </table:table-row>
        <table:table-row table:style-name="ro1">
          <table:table-cell office:value-type="float" office:value="1590238862" calcext:value-type="float">
            <text:p>1590238862</text:p>
          </table:table-cell>
          <table:table-cell office:value-type="string" calcext:value-type="string">
            <text:p>2020-05-23 10:01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198]+[.$H$2]" office:value-type="float" office:value="1592414351" calcext:value-type="float">
            <text:p>1592414351</text:p>
          </table:table-cell>
          <table:table-cell table:formula="of:=([.$F198]/86400)+25569-(3/24)" office:value-type="float" office:value="43999.5966550926" calcext:value-type="float">
            <text:p>43999,5966550926</text:p>
          </table:table-cell>
          <table:table-cell/>
        </table:table-row>
        <table:table-row table:style-name="ro1">
          <table:table-cell office:value-type="float" office:value="1590238862" calcext:value-type="float">
            <text:p>1590238862</text:p>
          </table:table-cell>
          <table:table-cell office:value-type="string" calcext:value-type="string">
            <text:p>2020-05-23 10:01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199]+[.$H$2]" office:value-type="float" office:value="1592414351" calcext:value-type="float">
            <text:p>1592414351</text:p>
          </table:table-cell>
          <table:table-cell table:formula="of:=([.$F199]/86400)+25569-(3/24)" office:value-type="float" office:value="43999.5966550926" calcext:value-type="float">
            <text:p>43999,5966550926</text:p>
          </table:table-cell>
          <table:table-cell/>
        </table:table-row>
        <table:table-row table:style-name="ro1">
          <table:table-cell office:value-type="float" office:value="1590238862" calcext:value-type="float">
            <text:p>1590238862</text:p>
          </table:table-cell>
          <table:table-cell office:value-type="string" calcext:value-type="string">
            <text:p>2020-05-23 10:01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00]+[.$H$2]" office:value-type="float" office:value="1592414351" calcext:value-type="float">
            <text:p>1592414351</text:p>
          </table:table-cell>
          <table:table-cell table:formula="of:=([.$F200]/86400)+25569-(3/24)" office:value-type="float" office:value="43999.5966550926" calcext:value-type="float">
            <text:p>43999,5966550926</text:p>
          </table:table-cell>
          <table:table-cell/>
        </table:table-row>
        <table:table-row table:style-name="ro1">
          <table:table-cell office:value-type="float" office:value="1590238862" calcext:value-type="float">
            <text:p>1590238862</text:p>
          </table:table-cell>
          <table:table-cell office:value-type="string" calcext:value-type="string">
            <text:p>2020-05-23 10:01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01]+[.$H$2]" office:value-type="float" office:value="1592414351" calcext:value-type="float">
            <text:p>1592414351</text:p>
          </table:table-cell>
          <table:table-cell table:formula="of:=([.$F201]/86400)+25569-(3/24)" office:value-type="float" office:value="43999.5966550926" calcext:value-type="float">
            <text:p>43999,5966550926</text:p>
          </table:table-cell>
          <table:table-cell/>
        </table:table-row>
        <table:table-row table:style-name="ro1">
          <table:table-cell office:value-type="float" office:value="1590242461" calcext:value-type="float">
            <text:p>1590242461</text:p>
          </table:table-cell>
          <table:table-cell office:value-type="string" calcext:value-type="string">
            <text:p>2020-05-23 11:01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202]+[.$H$2]" office:value-type="float" office:value="1592417950" calcext:value-type="float">
            <text:p>1592417950</text:p>
          </table:table-cell>
          <table:table-cell table:formula="of:=([.$F202]/86400)+25569-(3/24)" office:value-type="float" office:value="43999.6383101852" calcext:value-type="float">
            <text:p>43999,6383101852</text:p>
          </table:table-cell>
          <table:table-cell/>
        </table:table-row>
        <table:table-row table:style-name="ro1">
          <table:table-cell office:value-type="float" office:value="1590242461" calcext:value-type="float">
            <text:p>1590242461</text:p>
          </table:table-cell>
          <table:table-cell office:value-type="string" calcext:value-type="string">
            <text:p>2020-05-23 11:01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203]+[.$H$2]" office:value-type="float" office:value="1592417950" calcext:value-type="float">
            <text:p>1592417950</text:p>
          </table:table-cell>
          <table:table-cell table:formula="of:=([.$F203]/86400)+25569-(3/24)" office:value-type="float" office:value="43999.6383101852" calcext:value-type="float">
            <text:p>43999,6383101852</text:p>
          </table:table-cell>
          <table:table-cell/>
        </table:table-row>
        <table:table-row table:style-name="ro1">
          <table:table-cell office:value-type="float" office:value="1590242461" calcext:value-type="float">
            <text:p>1590242461</text:p>
          </table:table-cell>
          <table:table-cell office:value-type="string" calcext:value-type="string">
            <text:p>2020-05-23 11:01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04]+[.$H$2]" office:value-type="float" office:value="1592417950" calcext:value-type="float">
            <text:p>1592417950</text:p>
          </table:table-cell>
          <table:table-cell table:formula="of:=([.$F204]/86400)+25569-(3/24)" office:value-type="float" office:value="43999.6383101852" calcext:value-type="float">
            <text:p>43999,6383101852</text:p>
          </table:table-cell>
          <table:table-cell/>
        </table:table-row>
        <table:table-row table:style-name="ro1">
          <table:table-cell office:value-type="float" office:value="1590242461" calcext:value-type="float">
            <text:p>1590242461</text:p>
          </table:table-cell>
          <table:table-cell office:value-type="string" calcext:value-type="string">
            <text:p>2020-05-23 11:01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05]+[.$H$2]" office:value-type="float" office:value="1592417950" calcext:value-type="float">
            <text:p>1592417950</text:p>
          </table:table-cell>
          <table:table-cell table:formula="of:=([.$F205]/86400)+25569-(3/24)" office:value-type="float" office:value="43999.6383101852" calcext:value-type="float">
            <text:p>43999,6383101852</text:p>
          </table:table-cell>
          <table:table-cell/>
        </table:table-row>
        <table:table-row table:style-name="ro1">
          <table:table-cell office:value-type="float" office:value="1590246060" calcext:value-type="float">
            <text:p>1590246060</text:p>
          </table:table-cell>
          <table:table-cell office:value-type="string" calcext:value-type="string">
            <text:p>2020-05-23 12:01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206]+[.$H$2]" office:value-type="float" office:value="1592421549" calcext:value-type="float">
            <text:p>1592421549</text:p>
          </table:table-cell>
          <table:table-cell table:formula="of:=([.$F206]/86400)+25569-(3/24)" office:value-type="float" office:value="43999.6799652778" calcext:value-type="float">
            <text:p>43999,6799652778</text:p>
          </table:table-cell>
          <table:table-cell/>
        </table:table-row>
        <table:table-row table:style-name="ro1">
          <table:table-cell office:value-type="float" office:value="1590246060" calcext:value-type="float">
            <text:p>1590246060</text:p>
          </table:table-cell>
          <table:table-cell office:value-type="string" calcext:value-type="string">
            <text:p>2020-05-23 12:0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07]+[.$H$2]" office:value-type="float" office:value="1592421549" calcext:value-type="float">
            <text:p>1592421549</text:p>
          </table:table-cell>
          <table:table-cell table:formula="of:=([.$F207]/86400)+25569-(3/24)" office:value-type="float" office:value="43999.6799652778" calcext:value-type="float">
            <text:p>43999,6799652778</text:p>
          </table:table-cell>
          <table:table-cell/>
        </table:table-row>
        <table:table-row table:style-name="ro1">
          <table:table-cell office:value-type="float" office:value="1590246060" calcext:value-type="float">
            <text:p>1590246060</text:p>
          </table:table-cell>
          <table:table-cell office:value-type="string" calcext:value-type="string">
            <text:p>2020-05-23 12:01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08]+[.$H$2]" office:value-type="float" office:value="1592421549" calcext:value-type="float">
            <text:p>1592421549</text:p>
          </table:table-cell>
          <table:table-cell table:formula="of:=([.$F208]/86400)+25569-(3/24)" office:value-type="float" office:value="43999.6799652778" calcext:value-type="float">
            <text:p>43999,6799652778</text:p>
          </table:table-cell>
          <table:table-cell/>
        </table:table-row>
        <table:table-row table:style-name="ro1">
          <table:table-cell office:value-type="float" office:value="1590246060" calcext:value-type="float">
            <text:p>1590246060</text:p>
          </table:table-cell>
          <table:table-cell office:value-type="string" calcext:value-type="string">
            <text:p>2020-05-23 12:0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09]+[.$H$2]" office:value-type="float" office:value="1592421549" calcext:value-type="float">
            <text:p>1592421549</text:p>
          </table:table-cell>
          <table:table-cell table:formula="of:=([.$F209]/86400)+25569-(3/24)" office:value-type="float" office:value="43999.6799652778" calcext:value-type="float">
            <text:p>43999,6799652778</text:p>
          </table:table-cell>
          <table:table-cell/>
        </table:table-row>
        <table:table-row table:style-name="ro1">
          <table:table-cell office:value-type="float" office:value="1590249659" calcext:value-type="float">
            <text:p>1590249659</text:p>
          </table:table-cell>
          <table:table-cell office:value-type="string" calcext:value-type="string">
            <text:p>2020-05-23 13:00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210]+[.$H$2]" office:value-type="float" office:value="1592425148" calcext:value-type="float">
            <text:p>1592425148</text:p>
          </table:table-cell>
          <table:table-cell table:formula="of:=([.$F210]/86400)+25569-(3/24)" office:value-type="float" office:value="43999.7216203704" calcext:value-type="float">
            <text:p>43999,7216203704</text:p>
          </table:table-cell>
          <table:table-cell/>
        </table:table-row>
        <table:table-row table:style-name="ro1">
          <table:table-cell office:value-type="float" office:value="1590249659" calcext:value-type="float">
            <text:p>1590249659</text:p>
          </table:table-cell>
          <table:table-cell office:value-type="string" calcext:value-type="string">
            <text:p>2020-05-23 13:00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211]+[.$H$2]" office:value-type="float" office:value="1592425148" calcext:value-type="float">
            <text:p>1592425148</text:p>
          </table:table-cell>
          <table:table-cell table:formula="of:=([.$F211]/86400)+25569-(3/24)" office:value-type="float" office:value="43999.7216203704" calcext:value-type="float">
            <text:p>43999,7216203704</text:p>
          </table:table-cell>
          <table:table-cell/>
        </table:table-row>
        <table:table-row table:style-name="ro1">
          <table:table-cell office:value-type="float" office:value="1590249659" calcext:value-type="float">
            <text:p>1590249659</text:p>
          </table:table-cell>
          <table:table-cell office:value-type="string" calcext:value-type="string">
            <text:p>2020-05-23 13:00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12]+[.$H$2]" office:value-type="float" office:value="1592425148" calcext:value-type="float">
            <text:p>1592425148</text:p>
          </table:table-cell>
          <table:table-cell table:formula="of:=([.$F212]/86400)+25569-(3/24)" office:value-type="float" office:value="43999.7216203704" calcext:value-type="float">
            <text:p>43999,7216203704</text:p>
          </table:table-cell>
          <table:table-cell/>
        </table:table-row>
        <table:table-row table:style-name="ro1">
          <table:table-cell office:value-type="float" office:value="1590249659" calcext:value-type="float">
            <text:p>1590249659</text:p>
          </table:table-cell>
          <table:table-cell office:value-type="string" calcext:value-type="string">
            <text:p>2020-05-23 13:00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13]+[.$H$2]" office:value-type="float" office:value="1592425148" calcext:value-type="float">
            <text:p>1592425148</text:p>
          </table:table-cell>
          <table:table-cell table:formula="of:=([.$F213]/86400)+25569-(3/24)" office:value-type="float" office:value="43999.7216203704" calcext:value-type="float">
            <text:p>43999,7216203704</text:p>
          </table:table-cell>
          <table:table-cell/>
        </table:table-row>
        <table:table-row table:style-name="ro1">
          <table:table-cell office:value-type="float" office:value="1590253258" calcext:value-type="float">
            <text:p>1590253258</text:p>
          </table:table-cell>
          <table:table-cell office:value-type="string" calcext:value-type="string">
            <text:p>2020-05-23 14:00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14]+[.$H$2]" office:value-type="float" office:value="1592428747" calcext:value-type="float">
            <text:p>1592428747</text:p>
          </table:table-cell>
          <table:table-cell table:formula="of:=([.$F214]/86400)+25569-(3/24)" office:value-type="float" office:value="43999.763275463" calcext:value-type="float">
            <text:p>43999,763275463</text:p>
          </table:table-cell>
          <table:table-cell/>
        </table:table-row>
        <table:table-row table:style-name="ro1">
          <table:table-cell office:value-type="float" office:value="1590253258" calcext:value-type="float">
            <text:p>1590253258</text:p>
          </table:table-cell>
          <table:table-cell office:value-type="string" calcext:value-type="string">
            <text:p>2020-05-23 14:00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15]+[.$H$2]" office:value-type="float" office:value="1592428747" calcext:value-type="float">
            <text:p>1592428747</text:p>
          </table:table-cell>
          <table:table-cell table:formula="of:=([.$F215]/86400)+25569-(3/24)" office:value-type="float" office:value="43999.763275463" calcext:value-type="float">
            <text:p>43999,763275463</text:p>
          </table:table-cell>
          <table:table-cell/>
        </table:table-row>
        <table:table-row table:style-name="ro1">
          <table:table-cell office:value-type="float" office:value="1590253258" calcext:value-type="float">
            <text:p>1590253258</text:p>
          </table:table-cell>
          <table:table-cell office:value-type="string" calcext:value-type="string">
            <text:p>2020-05-23 14:00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16]+[.$H$2]" office:value-type="float" office:value="1592428747" calcext:value-type="float">
            <text:p>1592428747</text:p>
          </table:table-cell>
          <table:table-cell table:formula="of:=([.$F216]/86400)+25569-(3/24)" office:value-type="float" office:value="43999.763275463" calcext:value-type="float">
            <text:p>43999,763275463</text:p>
          </table:table-cell>
          <table:table-cell/>
        </table:table-row>
        <table:table-row table:style-name="ro1">
          <table:table-cell office:value-type="float" office:value="1590253258" calcext:value-type="float">
            <text:p>1590253258</text:p>
          </table:table-cell>
          <table:table-cell office:value-type="string" calcext:value-type="string">
            <text:p>2020-05-23 14:00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17]+[.$H$2]" office:value-type="float" office:value="1592428747" calcext:value-type="float">
            <text:p>1592428747</text:p>
          </table:table-cell>
          <table:table-cell table:formula="of:=([.$F217]/86400)+25569-(3/24)" office:value-type="float" office:value="43999.763275463" calcext:value-type="float">
            <text:p>43999,763275463</text:p>
          </table:table-cell>
          <table:table-cell/>
        </table:table-row>
        <table:table-row table:style-name="ro1">
          <table:table-cell office:value-type="float" office:value="1590256857" calcext:value-type="float">
            <text:p>1590256857</text:p>
          </table:table-cell>
          <table:table-cell office:value-type="string" calcext:value-type="string">
            <text:p>2020-05-23 15:00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18]+[.$H$2]" office:value-type="float" office:value="1592432346" calcext:value-type="float">
            <text:p>1592432346</text:p>
          </table:table-cell>
          <table:table-cell table:formula="of:=([.$F218]/86400)+25569-(3/24)" office:value-type="float" office:value="43999.8049305556" calcext:value-type="float">
            <text:p>43999,8049305556</text:p>
          </table:table-cell>
          <table:table-cell/>
        </table:table-row>
        <table:table-row table:style-name="ro1">
          <table:table-cell office:value-type="float" office:value="1590256857" calcext:value-type="float">
            <text:p>1590256857</text:p>
          </table:table-cell>
          <table:table-cell office:value-type="string" calcext:value-type="string">
            <text:p>2020-05-23 15:00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19]+[.$H$2]" office:value-type="float" office:value="1592432346" calcext:value-type="float">
            <text:p>1592432346</text:p>
          </table:table-cell>
          <table:table-cell table:formula="of:=([.$F219]/86400)+25569-(3/24)" office:value-type="float" office:value="43999.8049305556" calcext:value-type="float">
            <text:p>43999,8049305556</text:p>
          </table:table-cell>
          <table:table-cell/>
        </table:table-row>
        <table:table-row table:style-name="ro1">
          <table:table-cell office:value-type="float" office:value="1590256857" calcext:value-type="float">
            <text:p>1590256857</text:p>
          </table:table-cell>
          <table:table-cell office:value-type="string" calcext:value-type="string">
            <text:p>2020-05-23 15:00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20]+[.$H$2]" office:value-type="float" office:value="1592432346" calcext:value-type="float">
            <text:p>1592432346</text:p>
          </table:table-cell>
          <table:table-cell table:formula="of:=([.$F220]/86400)+25569-(3/24)" office:value-type="float" office:value="43999.8049305556" calcext:value-type="float">
            <text:p>43999,8049305556</text:p>
          </table:table-cell>
          <table:table-cell/>
        </table:table-row>
        <table:table-row table:style-name="ro1">
          <table:table-cell office:value-type="float" office:value="1590256857" calcext:value-type="float">
            <text:p>1590256857</text:p>
          </table:table-cell>
          <table:table-cell office:value-type="string" calcext:value-type="string">
            <text:p>2020-05-23 15:0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21]+[.$H$2]" office:value-type="float" office:value="1592432346" calcext:value-type="float">
            <text:p>1592432346</text:p>
          </table:table-cell>
          <table:table-cell table:formula="of:=([.$F221]/86400)+25569-(3/24)" office:value-type="float" office:value="43999.8049305556" calcext:value-type="float">
            <text:p>43999,8049305556</text:p>
          </table:table-cell>
          <table:table-cell/>
        </table:table-row>
        <table:table-row table:style-name="ro1">
          <table:table-cell office:value-type="float" office:value="1590260456" calcext:value-type="float">
            <text:p>1590260456</text:p>
          </table:table-cell>
          <table:table-cell office:value-type="string" calcext:value-type="string">
            <text:p>2020-05-23 16:00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222]+[.$H$2]" office:value-type="float" office:value="1592435945" calcext:value-type="float">
            <text:p>1592435945</text:p>
          </table:table-cell>
          <table:table-cell table:formula="of:=([.$F222]/86400)+25569-(3/24)" office:value-type="float" office:value="43999.8465856482" calcext:value-type="float">
            <text:p>43999,8465856482</text:p>
          </table:table-cell>
          <table:table-cell/>
        </table:table-row>
        <table:table-row table:style-name="ro1">
          <table:table-cell office:value-type="float" office:value="1590260456" calcext:value-type="float">
            <text:p>1590260456</text:p>
          </table:table-cell>
          <table:table-cell office:value-type="string" calcext:value-type="string">
            <text:p>2020-05-23 16:00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23]+[.$H$2]" office:value-type="float" office:value="1592435945" calcext:value-type="float">
            <text:p>1592435945</text:p>
          </table:table-cell>
          <table:table-cell table:formula="of:=([.$F223]/86400)+25569-(3/24)" office:value-type="float" office:value="43999.8465856482" calcext:value-type="float">
            <text:p>43999,8465856482</text:p>
          </table:table-cell>
          <table:table-cell/>
        </table:table-row>
        <table:table-row table:style-name="ro1">
          <table:table-cell office:value-type="float" office:value="1590260456" calcext:value-type="float">
            <text:p>1590260456</text:p>
          </table:table-cell>
          <table:table-cell office:value-type="string" calcext:value-type="string">
            <text:p>2020-05-23 16:00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24]+[.$H$2]" office:value-type="float" office:value="1592435945" calcext:value-type="float">
            <text:p>1592435945</text:p>
          </table:table-cell>
          <table:table-cell table:formula="of:=([.$F224]/86400)+25569-(3/24)" office:value-type="float" office:value="43999.8465856482" calcext:value-type="float">
            <text:p>43999,8465856482</text:p>
          </table:table-cell>
          <table:table-cell/>
        </table:table-row>
        <table:table-row table:style-name="ro1">
          <table:table-cell office:value-type="float" office:value="1590260456" calcext:value-type="float">
            <text:p>1590260456</text:p>
          </table:table-cell>
          <table:table-cell office:value-type="string" calcext:value-type="string">
            <text:p>2020-05-23 16:00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25]+[.$H$2]" office:value-type="float" office:value="1592435945" calcext:value-type="float">
            <text:p>1592435945</text:p>
          </table:table-cell>
          <table:table-cell table:formula="of:=([.$F225]/86400)+25569-(3/24)" office:value-type="float" office:value="43999.8465856482" calcext:value-type="float">
            <text:p>43999,8465856482</text:p>
          </table:table-cell>
          <table:table-cell/>
        </table:table-row>
        <table:table-row table:style-name="ro1">
          <table:table-cell office:value-type="float" office:value="1590264055" calcext:value-type="float">
            <text:p>1590264055</text:p>
          </table:table-cell>
          <table:table-cell office:value-type="string" calcext:value-type="string">
            <text:p>2020-05-23 17:00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26]+[.$H$2]" office:value-type="float" office:value="1592439544" calcext:value-type="float">
            <text:p>1592439544</text:p>
          </table:table-cell>
          <table:table-cell table:formula="of:=([.$F226]/86400)+25569-(3/24)" office:value-type="float" office:value="43999.8882407407" calcext:value-type="float">
            <text:p>43999,8882407407</text:p>
          </table:table-cell>
          <table:table-cell/>
        </table:table-row>
        <table:table-row table:style-name="ro1">
          <table:table-cell office:value-type="float" office:value="1590264055" calcext:value-type="float">
            <text:p>1590264055</text:p>
          </table:table-cell>
          <table:table-cell office:value-type="string" calcext:value-type="string">
            <text:p>2020-05-23 17:00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27]+[.$H$2]" office:value-type="float" office:value="1592439544" calcext:value-type="float">
            <text:p>1592439544</text:p>
          </table:table-cell>
          <table:table-cell table:formula="of:=([.$F227]/86400)+25569-(3/24)" office:value-type="float" office:value="43999.8882407407" calcext:value-type="float">
            <text:p>43999,8882407407</text:p>
          </table:table-cell>
          <table:table-cell/>
        </table:table-row>
        <table:table-row table:style-name="ro1">
          <table:table-cell office:value-type="float" office:value="1590264055" calcext:value-type="float">
            <text:p>1590264055</text:p>
          </table:table-cell>
          <table:table-cell office:value-type="string" calcext:value-type="string">
            <text:p>2020-05-23 17:00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28]+[.$H$2]" office:value-type="float" office:value="1592439544" calcext:value-type="float">
            <text:p>1592439544</text:p>
          </table:table-cell>
          <table:table-cell table:formula="of:=([.$F228]/86400)+25569-(3/24)" office:value-type="float" office:value="43999.8882407407" calcext:value-type="float">
            <text:p>43999,8882407407</text:p>
          </table:table-cell>
          <table:table-cell/>
        </table:table-row>
        <table:table-row table:style-name="ro1">
          <table:table-cell office:value-type="float" office:value="1590264055" calcext:value-type="float">
            <text:p>1590264055</text:p>
          </table:table-cell>
          <table:table-cell office:value-type="string" calcext:value-type="string">
            <text:p>2020-05-23 17:00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29]+[.$H$2]" office:value-type="float" office:value="1592439544" calcext:value-type="float">
            <text:p>1592439544</text:p>
          </table:table-cell>
          <table:table-cell table:formula="of:=([.$F229]/86400)+25569-(3/24)" office:value-type="float" office:value="43999.8882407407" calcext:value-type="float">
            <text:p>43999,8882407407</text:p>
          </table:table-cell>
          <table:table-cell/>
        </table:table-row>
        <table:table-row table:style-name="ro1">
          <table:table-cell office:value-type="float" office:value="1590267654" calcext:value-type="float">
            <text:p>1590267654</text:p>
          </table:table-cell>
          <table:table-cell office:value-type="string" calcext:value-type="string">
            <text:p>2020-05-23 18:00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30]+[.$H$2]" office:value-type="float" office:value="1592443143" calcext:value-type="float">
            <text:p>1592443143</text:p>
          </table:table-cell>
          <table:table-cell table:formula="of:=([.$F230]/86400)+25569-(3/24)" office:value-type="float" office:value="43999.9298958333" calcext:value-type="float">
            <text:p>43999,9298958333</text:p>
          </table:table-cell>
          <table:table-cell/>
        </table:table-row>
        <table:table-row table:style-name="ro1">
          <table:table-cell office:value-type="float" office:value="1590267654" calcext:value-type="float">
            <text:p>1590267654</text:p>
          </table:table-cell>
          <table:table-cell office:value-type="string" calcext:value-type="string">
            <text:p>2020-05-23 18:00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31]+[.$H$2]" office:value-type="float" office:value="1592443143" calcext:value-type="float">
            <text:p>1592443143</text:p>
          </table:table-cell>
          <table:table-cell table:formula="of:=([.$F231]/86400)+25569-(3/24)" office:value-type="float" office:value="43999.9298958333" calcext:value-type="float">
            <text:p>43999,9298958333</text:p>
          </table:table-cell>
          <table:table-cell/>
        </table:table-row>
        <table:table-row table:style-name="ro1">
          <table:table-cell office:value-type="float" office:value="1590267654" calcext:value-type="float">
            <text:p>1590267654</text:p>
          </table:table-cell>
          <table:table-cell office:value-type="string" calcext:value-type="string">
            <text:p>2020-05-23 18:00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232]+[.$H$2]" office:value-type="float" office:value="1592443143" calcext:value-type="float">
            <text:p>1592443143</text:p>
          </table:table-cell>
          <table:table-cell table:formula="of:=([.$F232]/86400)+25569-(3/24)" office:value-type="float" office:value="43999.9298958333" calcext:value-type="float">
            <text:p>43999,9298958333</text:p>
          </table:table-cell>
          <table:table-cell/>
        </table:table-row>
        <table:table-row table:style-name="ro1">
          <table:table-cell office:value-type="float" office:value="1590267654" calcext:value-type="float">
            <text:p>1590267654</text:p>
          </table:table-cell>
          <table:table-cell office:value-type="string" calcext:value-type="string">
            <text:p>2020-05-23 18:0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33]+[.$H$2]" office:value-type="float" office:value="1592443143" calcext:value-type="float">
            <text:p>1592443143</text:p>
          </table:table-cell>
          <table:table-cell table:formula="of:=([.$F233]/86400)+25569-(3/24)" office:value-type="float" office:value="43999.9298958333" calcext:value-type="float">
            <text:p>43999,9298958333</text:p>
          </table:table-cell>
          <table:table-cell/>
        </table:table-row>
        <table:table-row table:style-name="ro1">
          <table:table-cell office:value-type="float" office:value="1590271253" calcext:value-type="float">
            <text:p>1590271253</text:p>
          </table:table-cell>
          <table:table-cell office:value-type="string" calcext:value-type="string">
            <text:p>2020-05-23 19:00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34]+[.$H$2]" office:value-type="float" office:value="1592446742" calcext:value-type="float">
            <text:p>1592446742</text:p>
          </table:table-cell>
          <table:table-cell table:formula="of:=([.$F234]/86400)+25569-(3/24)" office:value-type="float" office:value="43999.9715509259" calcext:value-type="float">
            <text:p>43999,9715509259</text:p>
          </table:table-cell>
          <table:table-cell/>
        </table:table-row>
        <table:table-row table:style-name="ro1">
          <table:table-cell office:value-type="float" office:value="1590271253" calcext:value-type="float">
            <text:p>1590271253</text:p>
          </table:table-cell>
          <table:table-cell office:value-type="string" calcext:value-type="string">
            <text:p>2020-05-23 19:00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35]+[.$H$2]" office:value-type="float" office:value="1592446742" calcext:value-type="float">
            <text:p>1592446742</text:p>
          </table:table-cell>
          <table:table-cell table:formula="of:=([.$F235]/86400)+25569-(3/24)" office:value-type="float" office:value="43999.9715509259" calcext:value-type="float">
            <text:p>43999,9715509259</text:p>
          </table:table-cell>
          <table:table-cell/>
        </table:table-row>
        <table:table-row table:style-name="ro1">
          <table:table-cell office:value-type="float" office:value="1590271253" calcext:value-type="float">
            <text:p>1590271253</text:p>
          </table:table-cell>
          <table:table-cell office:value-type="string" calcext:value-type="string">
            <text:p>2020-05-23 19:00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236]+[.$H$2]" office:value-type="float" office:value="1592446742" calcext:value-type="float">
            <text:p>1592446742</text:p>
          </table:table-cell>
          <table:table-cell table:formula="of:=([.$F236]/86400)+25569-(3/24)" office:value-type="float" office:value="43999.9715509259" calcext:value-type="float">
            <text:p>43999,9715509259</text:p>
          </table:table-cell>
          <table:table-cell/>
        </table:table-row>
        <table:table-row table:style-name="ro1">
          <table:table-cell office:value-type="float" office:value="1590271253" calcext:value-type="float">
            <text:p>1590271253</text:p>
          </table:table-cell>
          <table:table-cell office:value-type="string" calcext:value-type="string">
            <text:p>2020-05-23 19:00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37]+[.$H$2]" office:value-type="float" office:value="1592446742" calcext:value-type="float">
            <text:p>1592446742</text:p>
          </table:table-cell>
          <table:table-cell table:formula="of:=([.$F237]/86400)+25569-(3/24)" office:value-type="float" office:value="43999.9715509259" calcext:value-type="float">
            <text:p>43999,9715509259</text:p>
          </table:table-cell>
          <table:table-cell/>
        </table:table-row>
        <table:table-row table:style-name="ro1">
          <table:table-cell office:value-type="float" office:value="1590274852" calcext:value-type="float">
            <text:p>1590274852</text:p>
          </table:table-cell>
          <table:table-cell office:value-type="string" calcext:value-type="string">
            <text:p>2020-05-23 20:00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38]+[.$H$2]" office:value-type="float" office:value="1592450341" calcext:value-type="float">
            <text:p>1592450341</text:p>
          </table:table-cell>
          <table:table-cell table:formula="of:=([.$F238]/86400)+25569-(3/24)" office:value-type="float" office:value="44000.0132060185" calcext:value-type="float">
            <text:p>44000,0132060185</text:p>
          </table:table-cell>
          <table:table-cell/>
        </table:table-row>
        <table:table-row table:style-name="ro1">
          <table:table-cell office:value-type="float" office:value="1590274852" calcext:value-type="float">
            <text:p>1590274852</text:p>
          </table:table-cell>
          <table:table-cell office:value-type="string" calcext:value-type="string">
            <text:p>2020-05-23 20:00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39]+[.$H$2]" office:value-type="float" office:value="1592450341" calcext:value-type="float">
            <text:p>1592450341</text:p>
          </table:table-cell>
          <table:table-cell table:formula="of:=([.$F239]/86400)+25569-(3/24)" office:value-type="float" office:value="44000.0132060185" calcext:value-type="float">
            <text:p>44000,0132060185</text:p>
          </table:table-cell>
          <table:table-cell/>
        </table:table-row>
        <table:table-row table:style-name="ro1">
          <table:table-cell office:value-type="float" office:value="1590274852" calcext:value-type="float">
            <text:p>1590274852</text:p>
          </table:table-cell>
          <table:table-cell office:value-type="string" calcext:value-type="string">
            <text:p>2020-05-23 20:00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240]+[.$H$2]" office:value-type="float" office:value="1592450341" calcext:value-type="float">
            <text:p>1592450341</text:p>
          </table:table-cell>
          <table:table-cell table:formula="of:=([.$F240]/86400)+25569-(3/24)" office:value-type="float" office:value="44000.0132060185" calcext:value-type="float">
            <text:p>44000,0132060185</text:p>
          </table:table-cell>
          <table:table-cell/>
        </table:table-row>
        <table:table-row table:style-name="ro1">
          <table:table-cell office:value-type="float" office:value="1590274852" calcext:value-type="float">
            <text:p>1590274852</text:p>
          </table:table-cell>
          <table:table-cell office:value-type="string" calcext:value-type="string">
            <text:p>2020-05-23 20:00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41]+[.$H$2]" office:value-type="float" office:value="1592450341" calcext:value-type="float">
            <text:p>1592450341</text:p>
          </table:table-cell>
          <table:table-cell table:formula="of:=([.$F241]/86400)+25569-(3/24)" office:value-type="float" office:value="44000.0132060185" calcext:value-type="float">
            <text:p>44000,0132060185</text:p>
          </table:table-cell>
          <table:table-cell/>
        </table:table-row>
        <table:table-row table:style-name="ro1">
          <table:table-cell office:value-type="float" office:value="1590278451" calcext:value-type="float">
            <text:p>1590278451</text:p>
          </table:table-cell>
          <table:table-cell office:value-type="string" calcext:value-type="string">
            <text:p>2020-05-23 21:00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42]+[.$H$2]" office:value-type="float" office:value="1592453940" calcext:value-type="float">
            <text:p>1592453940</text:p>
          </table:table-cell>
          <table:table-cell table:formula="of:=([.$F242]/86400)+25569-(3/24)" office:value-type="float" office:value="44000.0548611111" calcext:value-type="float">
            <text:p>44000,0548611111</text:p>
          </table:table-cell>
          <table:table-cell/>
        </table:table-row>
        <table:table-row table:style-name="ro1">
          <table:table-cell office:value-type="float" office:value="1590278451" calcext:value-type="float">
            <text:p>1590278451</text:p>
          </table:table-cell>
          <table:table-cell office:value-type="string" calcext:value-type="string">
            <text:p>2020-05-23 21:00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43]+[.$H$2]" office:value-type="float" office:value="1592453940" calcext:value-type="float">
            <text:p>1592453940</text:p>
          </table:table-cell>
          <table:table-cell table:formula="of:=([.$F243]/86400)+25569-(3/24)" office:value-type="float" office:value="44000.0548611111" calcext:value-type="float">
            <text:p>44000,0548611111</text:p>
          </table:table-cell>
          <table:table-cell/>
        </table:table-row>
        <table:table-row table:style-name="ro1">
          <table:table-cell office:value-type="float" office:value="1590278451" calcext:value-type="float">
            <text:p>1590278451</text:p>
          </table:table-cell>
          <table:table-cell office:value-type="string" calcext:value-type="string">
            <text:p>2020-05-23 21:00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44]+[.$H$2]" office:value-type="float" office:value="1592453940" calcext:value-type="float">
            <text:p>1592453940</text:p>
          </table:table-cell>
          <table:table-cell table:formula="of:=([.$F244]/86400)+25569-(3/24)" office:value-type="float" office:value="44000.0548611111" calcext:value-type="float">
            <text:p>44000,0548611111</text:p>
          </table:table-cell>
          <table:table-cell/>
        </table:table-row>
        <table:table-row table:style-name="ro1">
          <table:table-cell office:value-type="float" office:value="1590278451" calcext:value-type="float">
            <text:p>1590278451</text:p>
          </table:table-cell>
          <table:table-cell office:value-type="string" calcext:value-type="string">
            <text:p>2020-05-23 21:0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45]+[.$H$2]" office:value-type="float" office:value="1592453940" calcext:value-type="float">
            <text:p>1592453940</text:p>
          </table:table-cell>
          <table:table-cell table:formula="of:=([.$F245]/86400)+25569-(3/24)" office:value-type="float" office:value="44000.0548611111" calcext:value-type="float">
            <text:p>44000,0548611111</text:p>
          </table:table-cell>
          <table:table-cell/>
        </table:table-row>
        <table:table-row table:style-name="ro1">
          <table:table-cell office:value-type="float" office:value="1590282050" calcext:value-type="float">
            <text:p>1590282050</text:p>
          </table:table-cell>
          <table:table-cell office:value-type="string" calcext:value-type="string">
            <text:p>2020-05-23 22:00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46]+[.$H$2]" office:value-type="float" office:value="1592457539" calcext:value-type="float">
            <text:p>1592457539</text:p>
          </table:table-cell>
          <table:table-cell table:formula="of:=([.$F246]/86400)+25569-(3/24)" office:value-type="float" office:value="44000.0965162037" calcext:value-type="float">
            <text:p>44000,0965162037</text:p>
          </table:table-cell>
          <table:table-cell/>
        </table:table-row>
        <table:table-row table:style-name="ro1">
          <table:table-cell office:value-type="float" office:value="1590282050" calcext:value-type="float">
            <text:p>1590282050</text:p>
          </table:table-cell>
          <table:table-cell office:value-type="string" calcext:value-type="string">
            <text:p>2020-05-23 22:00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47]+[.$H$2]" office:value-type="float" office:value="1592457539" calcext:value-type="float">
            <text:p>1592457539</text:p>
          </table:table-cell>
          <table:table-cell table:formula="of:=([.$F247]/86400)+25569-(3/24)" office:value-type="float" office:value="44000.0965162037" calcext:value-type="float">
            <text:p>44000,0965162037</text:p>
          </table:table-cell>
          <table:table-cell/>
        </table:table-row>
        <table:table-row table:style-name="ro1">
          <table:table-cell office:value-type="float" office:value="1590282050" calcext:value-type="float">
            <text:p>1590282050</text:p>
          </table:table-cell>
          <table:table-cell office:value-type="string" calcext:value-type="string">
            <text:p>2020-05-23 22:00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248]+[.$H$2]" office:value-type="float" office:value="1592457539" calcext:value-type="float">
            <text:p>1592457539</text:p>
          </table:table-cell>
          <table:table-cell table:formula="of:=([.$F248]/86400)+25569-(3/24)" office:value-type="float" office:value="44000.0965162037" calcext:value-type="float">
            <text:p>44000,0965162037</text:p>
          </table:table-cell>
          <table:table-cell/>
        </table:table-row>
        <table:table-row table:style-name="ro1">
          <table:table-cell office:value-type="float" office:value="1590282050" calcext:value-type="float">
            <text:p>1590282050</text:p>
          </table:table-cell>
          <table:table-cell office:value-type="string" calcext:value-type="string">
            <text:p>2020-05-23 22:00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49]+[.$H$2]" office:value-type="float" office:value="1592457539" calcext:value-type="float">
            <text:p>1592457539</text:p>
          </table:table-cell>
          <table:table-cell table:formula="of:=([.$F249]/86400)+25569-(3/24)" office:value-type="float" office:value="44000.0965162037" calcext:value-type="float">
            <text:p>44000,0965162037</text:p>
          </table:table-cell>
          <table:table-cell/>
        </table:table-row>
        <table:table-row table:style-name="ro1">
          <table:table-cell office:value-type="float" office:value="1590285649" calcext:value-type="float">
            <text:p>1590285649</text:p>
          </table:table-cell>
          <table:table-cell office:value-type="string" calcext:value-type="string">
            <text:p>2020-05-23 23:00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50]+[.$H$2]" office:value-type="float" office:value="1592461138" calcext:value-type="float">
            <text:p>1592461138</text:p>
          </table:table-cell>
          <table:table-cell table:formula="of:=([.$F250]/86400)+25569-(3/24)" office:value-type="float" office:value="44000.1381712963" calcext:value-type="float">
            <text:p>44000,1381712963</text:p>
          </table:table-cell>
          <table:table-cell/>
        </table:table-row>
        <table:table-row table:style-name="ro1">
          <table:table-cell office:value-type="float" office:value="1590285649" calcext:value-type="float">
            <text:p>1590285649</text:p>
          </table:table-cell>
          <table:table-cell office:value-type="string" calcext:value-type="string">
            <text:p>2020-05-23 23:00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51]+[.$H$2]" office:value-type="float" office:value="1592461138" calcext:value-type="float">
            <text:p>1592461138</text:p>
          </table:table-cell>
          <table:table-cell table:formula="of:=([.$F251]/86400)+25569-(3/24)" office:value-type="float" office:value="44000.1381712963" calcext:value-type="float">
            <text:p>44000,1381712963</text:p>
          </table:table-cell>
          <table:table-cell/>
        </table:table-row>
        <table:table-row table:style-name="ro1">
          <table:table-cell office:value-type="float" office:value="1590285649" calcext:value-type="float">
            <text:p>1590285649</text:p>
          </table:table-cell>
          <table:table-cell office:value-type="string" calcext:value-type="string">
            <text:p>2020-05-23 23:00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252]+[.$H$2]" office:value-type="float" office:value="1592461138" calcext:value-type="float">
            <text:p>1592461138</text:p>
          </table:table-cell>
          <table:table-cell table:formula="of:=([.$F252]/86400)+25569-(3/24)" office:value-type="float" office:value="44000.1381712963" calcext:value-type="float">
            <text:p>44000,1381712963</text:p>
          </table:table-cell>
          <table:table-cell/>
        </table:table-row>
        <table:table-row table:style-name="ro1">
          <table:table-cell office:value-type="float" office:value="1590285649" calcext:value-type="float">
            <text:p>1590285649</text:p>
          </table:table-cell>
          <table:table-cell office:value-type="string" calcext:value-type="string">
            <text:p>2020-05-23 23:00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53]+[.$H$2]" office:value-type="float" office:value="1592461138" calcext:value-type="float">
            <text:p>1592461138</text:p>
          </table:table-cell>
          <table:table-cell table:formula="of:=([.$F253]/86400)+25569-(3/24)" office:value-type="float" office:value="44000.1381712963" calcext:value-type="float">
            <text:p>44000,1381712963</text:p>
          </table:table-cell>
          <table:table-cell/>
        </table:table-row>
        <table:table-row table:style-name="ro1">
          <table:table-cell office:value-type="float" office:value="1590289248" calcext:value-type="float">
            <text:p>1590289248</text:p>
          </table:table-cell>
          <table:table-cell office:value-type="string" calcext:value-type="string">
            <text:p>2020-05-24 00:00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54]+[.$H$2]" office:value-type="float" office:value="1592464737" calcext:value-type="float">
            <text:p>1592464737</text:p>
          </table:table-cell>
          <table:table-cell table:formula="of:=([.$F254]/86400)+25569-(3/24)" office:value-type="float" office:value="44000.1798263889" calcext:value-type="float">
            <text:p>44000,1798263889</text:p>
          </table:table-cell>
          <table:table-cell/>
        </table:table-row>
        <table:table-row table:style-name="ro1">
          <table:table-cell office:value-type="float" office:value="1590289248" calcext:value-type="float">
            <text:p>1590289248</text:p>
          </table:table-cell>
          <table:table-cell office:value-type="string" calcext:value-type="string">
            <text:p>2020-05-24 00:00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55]+[.$H$2]" office:value-type="float" office:value="1592464737" calcext:value-type="float">
            <text:p>1592464737</text:p>
          </table:table-cell>
          <table:table-cell table:formula="of:=([.$F255]/86400)+25569-(3/24)" office:value-type="float" office:value="44000.1798263889" calcext:value-type="float">
            <text:p>44000,1798263889</text:p>
          </table:table-cell>
          <table:table-cell/>
        </table:table-row>
        <table:table-row table:style-name="ro1">
          <table:table-cell office:value-type="float" office:value="1590289248" calcext:value-type="float">
            <text:p>1590289248</text:p>
          </table:table-cell>
          <table:table-cell office:value-type="string" calcext:value-type="string">
            <text:p>2020-05-24 00:00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56]+[.$H$2]" office:value-type="float" office:value="1592464737" calcext:value-type="float">
            <text:p>1592464737</text:p>
          </table:table-cell>
          <table:table-cell table:formula="of:=([.$F256]/86400)+25569-(3/24)" office:value-type="float" office:value="44000.1798263889" calcext:value-type="float">
            <text:p>44000,1798263889</text:p>
          </table:table-cell>
          <table:table-cell/>
        </table:table-row>
        <table:table-row table:style-name="ro1">
          <table:table-cell office:value-type="float" office:value="1590289248" calcext:value-type="float">
            <text:p>1590289248</text:p>
          </table:table-cell>
          <table:table-cell office:value-type="string" calcext:value-type="string">
            <text:p>2020-05-24 00:0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57]+[.$H$2]" office:value-type="float" office:value="1592464737" calcext:value-type="float">
            <text:p>1592464737</text:p>
          </table:table-cell>
          <table:table-cell table:formula="of:=([.$F257]/86400)+25569-(3/24)" office:value-type="float" office:value="44000.1798263889" calcext:value-type="float">
            <text:p>44000,1798263889</text:p>
          </table:table-cell>
          <table:table-cell/>
        </table:table-row>
        <table:table-row table:style-name="ro1">
          <table:table-cell office:value-type="float" office:value="1590292847" calcext:value-type="float">
            <text:p>1590292847</text:p>
          </table:table-cell>
          <table:table-cell office:value-type="string" calcext:value-type="string">
            <text:p>2020-05-24 01:00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58]+[.$H$2]" office:value-type="float" office:value="1592468336" calcext:value-type="float">
            <text:p>1592468336</text:p>
          </table:table-cell>
          <table:table-cell table:formula="of:=([.$F258]/86400)+25569-(3/24)" office:value-type="float" office:value="44000.2214814815" calcext:value-type="float">
            <text:p>44000,2214814815</text:p>
          </table:table-cell>
          <table:table-cell/>
        </table:table-row>
        <table:table-row table:style-name="ro1">
          <table:table-cell office:value-type="float" office:value="1590292847" calcext:value-type="float">
            <text:p>1590292847</text:p>
          </table:table-cell>
          <table:table-cell office:value-type="string" calcext:value-type="string">
            <text:p>2020-05-24 01:00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59]+[.$H$2]" office:value-type="float" office:value="1592468336" calcext:value-type="float">
            <text:p>1592468336</text:p>
          </table:table-cell>
          <table:table-cell table:formula="of:=([.$F259]/86400)+25569-(3/24)" office:value-type="float" office:value="44000.2214814815" calcext:value-type="float">
            <text:p>44000,2214814815</text:p>
          </table:table-cell>
          <table:table-cell/>
        </table:table-row>
        <table:table-row table:style-name="ro1">
          <table:table-cell office:value-type="float" office:value="1590292847" calcext:value-type="float">
            <text:p>1590292847</text:p>
          </table:table-cell>
          <table:table-cell office:value-type="string" calcext:value-type="string">
            <text:p>2020-05-24 01:00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60]+[.$H$2]" office:value-type="float" office:value="1592468336" calcext:value-type="float">
            <text:p>1592468336</text:p>
          </table:table-cell>
          <table:table-cell table:formula="of:=([.$F260]/86400)+25569-(3/24)" office:value-type="float" office:value="44000.2214814815" calcext:value-type="float">
            <text:p>44000,2214814815</text:p>
          </table:table-cell>
          <table:table-cell/>
        </table:table-row>
        <table:table-row table:style-name="ro1">
          <table:table-cell office:value-type="float" office:value="1590292847" calcext:value-type="float">
            <text:p>1590292847</text:p>
          </table:table-cell>
          <table:table-cell office:value-type="string" calcext:value-type="string">
            <text:p>2020-05-24 01:00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61]+[.$H$2]" office:value-type="float" office:value="1592468336" calcext:value-type="float">
            <text:p>1592468336</text:p>
          </table:table-cell>
          <table:table-cell table:formula="of:=([.$F261]/86400)+25569-(3/24)" office:value-type="float" office:value="44000.2214814815" calcext:value-type="float">
            <text:p>44000,2214814815</text:p>
          </table:table-cell>
          <table:table-cell/>
        </table:table-row>
        <table:table-row table:style-name="ro1">
          <table:table-cell office:value-type="float" office:value="1590296446" calcext:value-type="float">
            <text:p>1590296446</text:p>
          </table:table-cell>
          <table:table-cell office:value-type="string" calcext:value-type="string">
            <text:p>2020-05-24 02:00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62]+[.$H$2]" office:value-type="float" office:value="1592471935" calcext:value-type="float">
            <text:p>1592471935</text:p>
          </table:table-cell>
          <table:table-cell table:formula="of:=([.$F262]/86400)+25569-(3/24)" office:value-type="float" office:value="44000.2631365741" calcext:value-type="float">
            <text:p>44000,2631365741</text:p>
          </table:table-cell>
          <table:table-cell/>
        </table:table-row>
        <table:table-row table:style-name="ro1">
          <table:table-cell office:value-type="float" office:value="1590296446" calcext:value-type="float">
            <text:p>1590296446</text:p>
          </table:table-cell>
          <table:table-cell office:value-type="string" calcext:value-type="string">
            <text:p>2020-05-24 02:00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63]+[.$H$2]" office:value-type="float" office:value="1592471935" calcext:value-type="float">
            <text:p>1592471935</text:p>
          </table:table-cell>
          <table:table-cell table:formula="of:=([.$F263]/86400)+25569-(3/24)" office:value-type="float" office:value="44000.2631365741" calcext:value-type="float">
            <text:p>44000,2631365741</text:p>
          </table:table-cell>
          <table:table-cell/>
        </table:table-row>
        <table:table-row table:style-name="ro1">
          <table:table-cell office:value-type="float" office:value="1590296446" calcext:value-type="float">
            <text:p>1590296446</text:p>
          </table:table-cell>
          <table:table-cell office:value-type="string" calcext:value-type="string">
            <text:p>2020-05-24 02:00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64]+[.$H$2]" office:value-type="float" office:value="1592471935" calcext:value-type="float">
            <text:p>1592471935</text:p>
          </table:table-cell>
          <table:table-cell table:formula="of:=([.$F264]/86400)+25569-(3/24)" office:value-type="float" office:value="44000.2631365741" calcext:value-type="float">
            <text:p>44000,2631365741</text:p>
          </table:table-cell>
          <table:table-cell/>
        </table:table-row>
        <table:table-row table:style-name="ro1">
          <table:table-cell office:value-type="float" office:value="1590296446" calcext:value-type="float">
            <text:p>1590296446</text:p>
          </table:table-cell>
          <table:table-cell office:value-type="string" calcext:value-type="string">
            <text:p>2020-05-24 02:00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65]+[.$H$2]" office:value-type="float" office:value="1592471935" calcext:value-type="float">
            <text:p>1592471935</text:p>
          </table:table-cell>
          <table:table-cell table:formula="of:=([.$F265]/86400)+25569-(3/24)" office:value-type="float" office:value="44000.2631365741" calcext:value-type="float">
            <text:p>44000,2631365741</text:p>
          </table:table-cell>
          <table:table-cell/>
        </table:table-row>
        <table:table-row table:style-name="ro1">
          <table:table-cell office:value-type="float" office:value="1590300045" calcext:value-type="float">
            <text:p>1590300045</text:p>
          </table:table-cell>
          <table:table-cell office:value-type="string" calcext:value-type="string">
            <text:p>2020-05-24 03:00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66]+[.$H$2]" office:value-type="float" office:value="1592475534" calcext:value-type="float">
            <text:p>1592475534</text:p>
          </table:table-cell>
          <table:table-cell table:formula="of:=([.$F266]/86400)+25569-(3/24)" office:value-type="float" office:value="44000.3047916667" calcext:value-type="float">
            <text:p>44000,3047916667</text:p>
          </table:table-cell>
          <table:table-cell/>
        </table:table-row>
        <table:table-row table:style-name="ro1">
          <table:table-cell office:value-type="float" office:value="1590300045" calcext:value-type="float">
            <text:p>1590300045</text:p>
          </table:table-cell>
          <table:table-cell office:value-type="string" calcext:value-type="string">
            <text:p>2020-05-24 03:00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67]+[.$H$2]" office:value-type="float" office:value="1592475534" calcext:value-type="float">
            <text:p>1592475534</text:p>
          </table:table-cell>
          <table:table-cell table:formula="of:=([.$F267]/86400)+25569-(3/24)" office:value-type="float" office:value="44000.3047916667" calcext:value-type="float">
            <text:p>44000,3047916667</text:p>
          </table:table-cell>
          <table:table-cell/>
        </table:table-row>
        <table:table-row table:style-name="ro1">
          <table:table-cell office:value-type="float" office:value="1590300045" calcext:value-type="float">
            <text:p>1590300045</text:p>
          </table:table-cell>
          <table:table-cell office:value-type="string" calcext:value-type="string">
            <text:p>2020-05-24 03:00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68]+[.$H$2]" office:value-type="float" office:value="1592475534" calcext:value-type="float">
            <text:p>1592475534</text:p>
          </table:table-cell>
          <table:table-cell table:formula="of:=([.$F268]/86400)+25569-(3/24)" office:value-type="float" office:value="44000.3047916667" calcext:value-type="float">
            <text:p>44000,3047916667</text:p>
          </table:table-cell>
          <table:table-cell/>
        </table:table-row>
        <table:table-row table:style-name="ro1">
          <table:table-cell office:value-type="float" office:value="1590300045" calcext:value-type="float">
            <text:p>1590300045</text:p>
          </table:table-cell>
          <table:table-cell office:value-type="string" calcext:value-type="string">
            <text:p>2020-05-24 03:0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69]+[.$H$2]" office:value-type="float" office:value="1592475534" calcext:value-type="float">
            <text:p>1592475534</text:p>
          </table:table-cell>
          <table:table-cell table:formula="of:=([.$F269]/86400)+25569-(3/24)" office:value-type="float" office:value="44000.3047916667" calcext:value-type="float">
            <text:p>44000,3047916667</text:p>
          </table:table-cell>
          <table:table-cell/>
        </table:table-row>
        <table:table-row table:style-name="ro1">
          <table:table-cell office:value-type="float" office:value="1590303644" calcext:value-type="float">
            <text:p>1590303644</text:p>
          </table:table-cell>
          <table:table-cell office:value-type="string" calcext:value-type="string">
            <text:p>2020-05-24 04:00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70]+[.$H$2]" office:value-type="float" office:value="1592479133" calcext:value-type="float">
            <text:p>1592479133</text:p>
          </table:table-cell>
          <table:table-cell table:formula="of:=([.$F270]/86400)+25569-(3/24)" office:value-type="float" office:value="44000.3464467593" calcext:value-type="float">
            <text:p>44000,3464467593</text:p>
          </table:table-cell>
          <table:table-cell/>
        </table:table-row>
        <table:table-row table:style-name="ro1">
          <table:table-cell office:value-type="float" office:value="1590303644" calcext:value-type="float">
            <text:p>1590303644</text:p>
          </table:table-cell>
          <table:table-cell office:value-type="string" calcext:value-type="string">
            <text:p>2020-05-24 04:00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71]+[.$H$2]" office:value-type="float" office:value="1592479133" calcext:value-type="float">
            <text:p>1592479133</text:p>
          </table:table-cell>
          <table:table-cell table:formula="of:=([.$F271]/86400)+25569-(3/24)" office:value-type="float" office:value="44000.3464467593" calcext:value-type="float">
            <text:p>44000,3464467593</text:p>
          </table:table-cell>
          <table:table-cell/>
        </table:table-row>
        <table:table-row table:style-name="ro1">
          <table:table-cell office:value-type="float" office:value="1590303644" calcext:value-type="float">
            <text:p>1590303644</text:p>
          </table:table-cell>
          <table:table-cell office:value-type="string" calcext:value-type="string">
            <text:p>2020-05-24 04:00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72]+[.$H$2]" office:value-type="float" office:value="1592479133" calcext:value-type="float">
            <text:p>1592479133</text:p>
          </table:table-cell>
          <table:table-cell table:formula="of:=([.$F272]/86400)+25569-(3/24)" office:value-type="float" office:value="44000.3464467593" calcext:value-type="float">
            <text:p>44000,3464467593</text:p>
          </table:table-cell>
          <table:table-cell/>
        </table:table-row>
        <table:table-row table:style-name="ro1">
          <table:table-cell office:value-type="float" office:value="1590303644" calcext:value-type="float">
            <text:p>1590303644</text:p>
          </table:table-cell>
          <table:table-cell office:value-type="string" calcext:value-type="string">
            <text:p>2020-05-24 04:00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73]+[.$H$2]" office:value-type="float" office:value="1592479133" calcext:value-type="float">
            <text:p>1592479133</text:p>
          </table:table-cell>
          <table:table-cell table:formula="of:=([.$F273]/86400)+25569-(3/24)" office:value-type="float" office:value="44000.3464467593" calcext:value-type="float">
            <text:p>44000,3464467593</text:p>
          </table:table-cell>
          <table:table-cell/>
        </table:table-row>
        <table:table-row table:style-name="ro1">
          <table:table-cell office:value-type="float" office:value="1590307243" calcext:value-type="float">
            <text:p>1590307243</text:p>
          </table:table-cell>
          <table:table-cell office:value-type="string" calcext:value-type="string">
            <text:p>2020-05-24 05:00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74]+[.$H$2]" office:value-type="float" office:value="1592482732" calcext:value-type="float">
            <text:p>1592482732</text:p>
          </table:table-cell>
          <table:table-cell table:formula="of:=([.$F274]/86400)+25569-(3/24)" office:value-type="float" office:value="44000.3881018519" calcext:value-type="float">
            <text:p>44000,3881018519</text:p>
          </table:table-cell>
          <table:table-cell/>
        </table:table-row>
        <table:table-row table:style-name="ro1">
          <table:table-cell office:value-type="float" office:value="1590307243" calcext:value-type="float">
            <text:p>1590307243</text:p>
          </table:table-cell>
          <table:table-cell office:value-type="string" calcext:value-type="string">
            <text:p>2020-05-24 05:00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75]+[.$H$2]" office:value-type="float" office:value="1592482732" calcext:value-type="float">
            <text:p>1592482732</text:p>
          </table:table-cell>
          <table:table-cell table:formula="of:=([.$F275]/86400)+25569-(3/24)" office:value-type="float" office:value="44000.3881018519" calcext:value-type="float">
            <text:p>44000,3881018519</text:p>
          </table:table-cell>
          <table:table-cell/>
        </table:table-row>
        <table:table-row table:style-name="ro1">
          <table:table-cell office:value-type="float" office:value="1590307243" calcext:value-type="float">
            <text:p>1590307243</text:p>
          </table:table-cell>
          <table:table-cell office:value-type="string" calcext:value-type="string">
            <text:p>2020-05-24 05:00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76]+[.$H$2]" office:value-type="float" office:value="1592482732" calcext:value-type="float">
            <text:p>1592482732</text:p>
          </table:table-cell>
          <table:table-cell table:formula="of:=([.$F276]/86400)+25569-(3/24)" office:value-type="float" office:value="44000.3881018519" calcext:value-type="float">
            <text:p>44000,3881018519</text:p>
          </table:table-cell>
          <table:table-cell/>
        </table:table-row>
        <table:table-row table:style-name="ro1">
          <table:table-cell office:value-type="float" office:value="1590307243" calcext:value-type="float">
            <text:p>1590307243</text:p>
          </table:table-cell>
          <table:table-cell office:value-type="string" calcext:value-type="string">
            <text:p>2020-05-24 05:00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77]+[.$H$2]" office:value-type="float" office:value="1592482732" calcext:value-type="float">
            <text:p>1592482732</text:p>
          </table:table-cell>
          <table:table-cell table:formula="of:=([.$F277]/86400)+25569-(3/24)" office:value-type="float" office:value="44000.3881018519" calcext:value-type="float">
            <text:p>44000,3881018519</text:p>
          </table:table-cell>
          <table:table-cell/>
        </table:table-row>
        <table:table-row table:style-name="ro1">
          <table:table-cell office:value-type="float" office:value="1590310842" calcext:value-type="float">
            <text:p>1590310842</text:p>
          </table:table-cell>
          <table:table-cell office:value-type="string" calcext:value-type="string">
            <text:p>2020-05-24 06:00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78]+[.$H$2]" office:value-type="float" office:value="1592486331" calcext:value-type="float">
            <text:p>1592486331</text:p>
          </table:table-cell>
          <table:table-cell table:formula="of:=([.$F278]/86400)+25569-(3/24)" office:value-type="float" office:value="44000.4297569444" calcext:value-type="float">
            <text:p>44000,4297569444</text:p>
          </table:table-cell>
          <table:table-cell/>
        </table:table-row>
        <table:table-row table:style-name="ro1">
          <table:table-cell office:value-type="float" office:value="1590310842" calcext:value-type="float">
            <text:p>1590310842</text:p>
          </table:table-cell>
          <table:table-cell office:value-type="string" calcext:value-type="string">
            <text:p>2020-05-24 06:00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79]+[.$H$2]" office:value-type="float" office:value="1592486331" calcext:value-type="float">
            <text:p>1592486331</text:p>
          </table:table-cell>
          <table:table-cell table:formula="of:=([.$F279]/86400)+25569-(3/24)" office:value-type="float" office:value="44000.4297569444" calcext:value-type="float">
            <text:p>44000,4297569444</text:p>
          </table:table-cell>
          <table:table-cell/>
        </table:table-row>
        <table:table-row table:style-name="ro1">
          <table:table-cell office:value-type="float" office:value="1590310842" calcext:value-type="float">
            <text:p>1590310842</text:p>
          </table:table-cell>
          <table:table-cell office:value-type="string" calcext:value-type="string">
            <text:p>2020-05-24 06:00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80]+[.$H$2]" office:value-type="float" office:value="1592486331" calcext:value-type="float">
            <text:p>1592486331</text:p>
          </table:table-cell>
          <table:table-cell table:formula="of:=([.$F280]/86400)+25569-(3/24)" office:value-type="float" office:value="44000.4297569444" calcext:value-type="float">
            <text:p>44000,4297569444</text:p>
          </table:table-cell>
          <table:table-cell/>
        </table:table-row>
        <table:table-row table:style-name="ro1">
          <table:table-cell office:value-type="float" office:value="1590310842" calcext:value-type="float">
            <text:p>1590310842</text:p>
          </table:table-cell>
          <table:table-cell office:value-type="string" calcext:value-type="string">
            <text:p>2020-05-24 06:0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81]+[.$H$2]" office:value-type="float" office:value="1592486331" calcext:value-type="float">
            <text:p>1592486331</text:p>
          </table:table-cell>
          <table:table-cell table:formula="of:=([.$F281]/86400)+25569-(3/24)" office:value-type="float" office:value="44000.4297569444" calcext:value-type="float">
            <text:p>44000,4297569444</text:p>
          </table:table-cell>
          <table:table-cell/>
        </table:table-row>
        <table:table-row table:style-name="ro1">
          <table:table-cell office:value-type="float" office:value="1590314441" calcext:value-type="float">
            <text:p>1590314441</text:p>
          </table:table-cell>
          <table:table-cell office:value-type="string" calcext:value-type="string">
            <text:p>2020-05-24 07:00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282]+[.$H$2]" office:value-type="float" office:value="1592489930" calcext:value-type="float">
            <text:p>1592489930</text:p>
          </table:table-cell>
          <table:table-cell table:formula="of:=([.$F282]/86400)+25569-(3/24)" office:value-type="float" office:value="44000.471412037" calcext:value-type="float">
            <text:p>44000,471412037</text:p>
          </table:table-cell>
          <table:table-cell/>
        </table:table-row>
        <table:table-row table:style-name="ro1">
          <table:table-cell office:value-type="float" office:value="1590314441" calcext:value-type="float">
            <text:p>1590314441</text:p>
          </table:table-cell>
          <table:table-cell office:value-type="string" calcext:value-type="string">
            <text:p>2020-05-24 07:00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283]+[.$H$2]" office:value-type="float" office:value="1592489930" calcext:value-type="float">
            <text:p>1592489930</text:p>
          </table:table-cell>
          <table:table-cell table:formula="of:=([.$F283]/86400)+25569-(3/24)" office:value-type="float" office:value="44000.471412037" calcext:value-type="float">
            <text:p>44000,471412037</text:p>
          </table:table-cell>
          <table:table-cell/>
        </table:table-row>
        <table:table-row table:style-name="ro1">
          <table:table-cell office:value-type="float" office:value="1590314441" calcext:value-type="float">
            <text:p>1590314441</text:p>
          </table:table-cell>
          <table:table-cell office:value-type="string" calcext:value-type="string">
            <text:p>2020-05-24 07:00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84]+[.$H$2]" office:value-type="float" office:value="1592489930" calcext:value-type="float">
            <text:p>1592489930</text:p>
          </table:table-cell>
          <table:table-cell table:formula="of:=([.$F284]/86400)+25569-(3/24)" office:value-type="float" office:value="44000.471412037" calcext:value-type="float">
            <text:p>44000,471412037</text:p>
          </table:table-cell>
          <table:table-cell/>
        </table:table-row>
        <table:table-row table:style-name="ro1">
          <table:table-cell office:value-type="float" office:value="1590314441" calcext:value-type="float">
            <text:p>1590314441</text:p>
          </table:table-cell>
          <table:table-cell office:value-type="string" calcext:value-type="string">
            <text:p>2020-05-24 07:0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285]+[.$H$2]" office:value-type="float" office:value="1592489930" calcext:value-type="float">
            <text:p>1592489930</text:p>
          </table:table-cell>
          <table:table-cell table:formula="of:=([.$F285]/86400)+25569-(3/24)" office:value-type="float" office:value="44000.471412037" calcext:value-type="float">
            <text:p>44000,471412037</text:p>
          </table:table-cell>
          <table:table-cell/>
        </table:table-row>
        <table:table-row table:style-name="ro1">
          <table:table-cell office:value-type="float" office:value="1590318040" calcext:value-type="float">
            <text:p>1590318040</text:p>
          </table:table-cell>
          <table:table-cell office:value-type="string" calcext:value-type="string">
            <text:p>2020-05-24 08:00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286]+[.$H$2]" office:value-type="float" office:value="1592493529" calcext:value-type="float">
            <text:p>1592493529</text:p>
          </table:table-cell>
          <table:table-cell table:formula="of:=([.$F286]/86400)+25569-(3/24)" office:value-type="float" office:value="44000.5130671296" calcext:value-type="float">
            <text:p>44000,5130671296</text:p>
          </table:table-cell>
          <table:table-cell/>
        </table:table-row>
        <table:table-row table:style-name="ro1">
          <table:table-cell office:value-type="float" office:value="1590318040" calcext:value-type="float">
            <text:p>1590318040</text:p>
          </table:table-cell>
          <table:table-cell office:value-type="string" calcext:value-type="string">
            <text:p>2020-05-24 08:00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287]+[.$H$2]" office:value-type="float" office:value="1592493529" calcext:value-type="float">
            <text:p>1592493529</text:p>
          </table:table-cell>
          <table:table-cell table:formula="of:=([.$F287]/86400)+25569-(3/24)" office:value-type="float" office:value="44000.5130671296" calcext:value-type="float">
            <text:p>44000,5130671296</text:p>
          </table:table-cell>
          <table:table-cell/>
        </table:table-row>
        <table:table-row table:style-name="ro1">
          <table:table-cell office:value-type="float" office:value="1590318040" calcext:value-type="float">
            <text:p>1590318040</text:p>
          </table:table-cell>
          <table:table-cell office:value-type="string" calcext:value-type="string">
            <text:p>2020-05-24 08:00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288]+[.$H$2]" office:value-type="float" office:value="1592493529" calcext:value-type="float">
            <text:p>1592493529</text:p>
          </table:table-cell>
          <table:table-cell table:formula="of:=([.$F288]/86400)+25569-(3/24)" office:value-type="float" office:value="44000.5130671296" calcext:value-type="float">
            <text:p>44000,5130671296</text:p>
          </table:table-cell>
          <table:table-cell/>
        </table:table-row>
        <table:table-row table:style-name="ro1">
          <table:table-cell office:value-type="float" office:value="1590318040" calcext:value-type="float">
            <text:p>1590318040</text:p>
          </table:table-cell>
          <table:table-cell office:value-type="string" calcext:value-type="string">
            <text:p>2020-05-24 08:00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89]+[.$H$2]" office:value-type="float" office:value="1592493529" calcext:value-type="float">
            <text:p>1592493529</text:p>
          </table:table-cell>
          <table:table-cell table:formula="of:=([.$F289]/86400)+25569-(3/24)" office:value-type="float" office:value="44000.5130671296" calcext:value-type="float">
            <text:p>44000,5130671296</text:p>
          </table:table-cell>
          <table:table-cell/>
        </table:table-row>
        <table:table-row table:style-name="ro1">
          <table:table-cell office:value-type="float" office:value="1590321639" calcext:value-type="float">
            <text:p>1590321639</text:p>
          </table:table-cell>
          <table:table-cell office:value-type="string" calcext:value-type="string">
            <text:p>2020-05-24 09:00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290]+[.$H$2]" office:value-type="float" office:value="1592497128" calcext:value-type="float">
            <text:p>1592497128</text:p>
          </table:table-cell>
          <table:table-cell table:formula="of:=([.$F290]/86400)+25569-(3/24)" office:value-type="float" office:value="44000.5547222222" calcext:value-type="float">
            <text:p>44000,5547222222</text:p>
          </table:table-cell>
          <table:table-cell/>
        </table:table-row>
        <table:table-row table:style-name="ro1">
          <table:table-cell office:value-type="float" office:value="1590321639" calcext:value-type="float">
            <text:p>1590321639</text:p>
          </table:table-cell>
          <table:table-cell office:value-type="string" calcext:value-type="string">
            <text:p>2020-05-24 09:00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291]+[.$H$2]" office:value-type="float" office:value="1592497128" calcext:value-type="float">
            <text:p>1592497128</text:p>
          </table:table-cell>
          <table:table-cell table:formula="of:=([.$F291]/86400)+25569-(3/24)" office:value-type="float" office:value="44000.5547222222" calcext:value-type="float">
            <text:p>44000,5547222222</text:p>
          </table:table-cell>
          <table:table-cell/>
        </table:table-row>
        <table:table-row table:style-name="ro1">
          <table:table-cell office:value-type="float" office:value="1590321639" calcext:value-type="float">
            <text:p>1590321639</text:p>
          </table:table-cell>
          <table:table-cell office:value-type="string" calcext:value-type="string">
            <text:p>2020-05-24 09:00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292]+[.$H$2]" office:value-type="float" office:value="1592497128" calcext:value-type="float">
            <text:p>1592497128</text:p>
          </table:table-cell>
          <table:table-cell table:formula="of:=([.$F292]/86400)+25569-(3/24)" office:value-type="float" office:value="44000.5547222222" calcext:value-type="float">
            <text:p>44000,5547222222</text:p>
          </table:table-cell>
          <table:table-cell/>
        </table:table-row>
        <table:table-row table:style-name="ro1">
          <table:table-cell office:value-type="float" office:value="1590321639" calcext:value-type="float">
            <text:p>1590321639</text:p>
          </table:table-cell>
          <table:table-cell office:value-type="string" calcext:value-type="string">
            <text:p>2020-05-24 09:0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93]+[.$H$2]" office:value-type="float" office:value="1592497128" calcext:value-type="float">
            <text:p>1592497128</text:p>
          </table:table-cell>
          <table:table-cell table:formula="of:=([.$F293]/86400)+25569-(3/24)" office:value-type="float" office:value="44000.5547222222" calcext:value-type="float">
            <text:p>44000,5547222222</text:p>
          </table:table-cell>
          <table:table-cell/>
        </table:table-row>
        <table:table-row table:style-name="ro1">
          <table:table-cell office:value-type="float" office:value="1590325238" calcext:value-type="float">
            <text:p>1590325238</text:p>
          </table:table-cell>
          <table:table-cell office:value-type="string" calcext:value-type="string">
            <text:p>2020-05-24 10:00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table:formula="of:=[.A294]+[.$H$2]" office:value-type="float" office:value="1592500727" calcext:value-type="float">
            <text:p>1592500727</text:p>
          </table:table-cell>
          <table:table-cell table:formula="of:=([.$F294]/86400)+25569-(3/24)" office:value-type="float" office:value="44000.5963773148" calcext:value-type="float">
            <text:p>44000,5963773148</text:p>
          </table:table-cell>
          <table:table-cell/>
        </table:table-row>
        <table:table-row table:style-name="ro1">
          <table:table-cell office:value-type="float" office:value="1590325238" calcext:value-type="float">
            <text:p>1590325238</text:p>
          </table:table-cell>
          <table:table-cell office:value-type="string" calcext:value-type="string">
            <text:p>2020-05-24 10:00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295]+[.$H$2]" office:value-type="float" office:value="1592500727" calcext:value-type="float">
            <text:p>1592500727</text:p>
          </table:table-cell>
          <table:table-cell table:formula="of:=([.$F295]/86400)+25569-(3/24)" office:value-type="float" office:value="44000.5963773148" calcext:value-type="float">
            <text:p>44000,5963773148</text:p>
          </table:table-cell>
          <table:table-cell/>
        </table:table-row>
        <table:table-row table:style-name="ro1">
          <table:table-cell office:value-type="float" office:value="1590325238" calcext:value-type="float">
            <text:p>1590325238</text:p>
          </table:table-cell>
          <table:table-cell office:value-type="string" calcext:value-type="string">
            <text:p>2020-05-24 10:00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296]+[.$H$2]" office:value-type="float" office:value="1592500727" calcext:value-type="float">
            <text:p>1592500727</text:p>
          </table:table-cell>
          <table:table-cell table:formula="of:=([.$F296]/86400)+25569-(3/24)" office:value-type="float" office:value="44000.5963773148" calcext:value-type="float">
            <text:p>44000,5963773148</text:p>
          </table:table-cell>
          <table:table-cell/>
        </table:table-row>
        <table:table-row table:style-name="ro1">
          <table:table-cell office:value-type="float" office:value="1590325238" calcext:value-type="float">
            <text:p>1590325238</text:p>
          </table:table-cell>
          <table:table-cell office:value-type="string" calcext:value-type="string">
            <text:p>2020-05-24 10:00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297]+[.$H$2]" office:value-type="float" office:value="1592500727" calcext:value-type="float">
            <text:p>1592500727</text:p>
          </table:table-cell>
          <table:table-cell table:formula="of:=([.$F297]/86400)+25569-(3/24)" office:value-type="float" office:value="44000.5963773148" calcext:value-type="float">
            <text:p>44000,5963773148</text:p>
          </table:table-cell>
          <table:table-cell/>
        </table:table-row>
        <table:table-row table:style-name="ro1">
          <table:table-cell office:value-type="float" office:value="1590328837" calcext:value-type="float">
            <text:p>1590328837</text:p>
          </table:table-cell>
          <table:table-cell office:value-type="string" calcext:value-type="string">
            <text:p>2020-05-24 11:00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table:formula="of:=[.A298]+[.$H$2]" office:value-type="float" office:value="1592504326" calcext:value-type="float">
            <text:p>1592504326</text:p>
          </table:table-cell>
          <table:table-cell table:formula="of:=([.$F298]/86400)+25569-(3/24)" office:value-type="float" office:value="44000.6380324074" calcext:value-type="float">
            <text:p>44000,6380324074</text:p>
          </table:table-cell>
          <table:table-cell/>
        </table:table-row>
        <table:table-row table:style-name="ro1">
          <table:table-cell office:value-type="float" office:value="1590328837" calcext:value-type="float">
            <text:p>1590328837</text:p>
          </table:table-cell>
          <table:table-cell office:value-type="string" calcext:value-type="string">
            <text:p>2020-05-24 11:00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299]+[.$H$2]" office:value-type="float" office:value="1592504326" calcext:value-type="float">
            <text:p>1592504326</text:p>
          </table:table-cell>
          <table:table-cell table:formula="of:=([.$F299]/86400)+25569-(3/24)" office:value-type="float" office:value="44000.6380324074" calcext:value-type="float">
            <text:p>44000,6380324074</text:p>
          </table:table-cell>
          <table:table-cell/>
        </table:table-row>
        <table:table-row table:style-name="ro1">
          <table:table-cell office:value-type="float" office:value="1590328837" calcext:value-type="float">
            <text:p>1590328837</text:p>
          </table:table-cell>
          <table:table-cell office:value-type="string" calcext:value-type="string">
            <text:p>2020-05-24 11:00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00]+[.$H$2]" office:value-type="float" office:value="1592504326" calcext:value-type="float">
            <text:p>1592504326</text:p>
          </table:table-cell>
          <table:table-cell table:formula="of:=([.$F300]/86400)+25569-(3/24)" office:value-type="float" office:value="44000.6380324074" calcext:value-type="float">
            <text:p>44000,6380324074</text:p>
          </table:table-cell>
          <table:table-cell/>
        </table:table-row>
        <table:table-row table:style-name="ro1">
          <table:table-cell office:value-type="float" office:value="1590328837" calcext:value-type="float">
            <text:p>1590328837</text:p>
          </table:table-cell>
          <table:table-cell office:value-type="string" calcext:value-type="string">
            <text:p>2020-05-24 11:00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01]+[.$H$2]" office:value-type="float" office:value="1592504326" calcext:value-type="float">
            <text:p>1592504326</text:p>
          </table:table-cell>
          <table:table-cell table:formula="of:=([.$F301]/86400)+25569-(3/24)" office:value-type="float" office:value="44000.6380324074" calcext:value-type="float">
            <text:p>44000,6380324074</text:p>
          </table:table-cell>
          <table:table-cell/>
        </table:table-row>
        <table:table-row table:style-name="ro1">
          <table:table-cell office:value-type="float" office:value="1590332436" calcext:value-type="float">
            <text:p>1590332436</text:p>
          </table:table-cell>
          <table:table-cell office:value-type="string" calcext:value-type="string">
            <text:p>2020-05-24 12:00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02]+[.$H$2]" office:value-type="float" office:value="1592507925" calcext:value-type="float">
            <text:p>1592507925</text:p>
          </table:table-cell>
          <table:table-cell table:formula="of:=([.$F302]/86400)+25569-(3/24)" office:value-type="float" office:value="44000.6796875" calcext:value-type="float">
            <text:p>44000,6796875</text:p>
          </table:table-cell>
          <table:table-cell/>
        </table:table-row>
        <table:table-row table:style-name="ro1">
          <table:table-cell office:value-type="float" office:value="1590332436" calcext:value-type="float">
            <text:p>1590332436</text:p>
          </table:table-cell>
          <table:table-cell office:value-type="string" calcext:value-type="string">
            <text:p>2020-05-24 12:00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03]+[.$H$2]" office:value-type="float" office:value="1592507925" calcext:value-type="float">
            <text:p>1592507925</text:p>
          </table:table-cell>
          <table:table-cell table:formula="of:=([.$F303]/86400)+25569-(3/24)" office:value-type="float" office:value="44000.6796875" calcext:value-type="float">
            <text:p>44000,6796875</text:p>
          </table:table-cell>
          <table:table-cell/>
        </table:table-row>
        <table:table-row table:style-name="ro1">
          <table:table-cell office:value-type="float" office:value="1590332436" calcext:value-type="float">
            <text:p>1590332436</text:p>
          </table:table-cell>
          <table:table-cell office:value-type="string" calcext:value-type="string">
            <text:p>2020-05-24 12:00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04]+[.$H$2]" office:value-type="float" office:value="1592507925" calcext:value-type="float">
            <text:p>1592507925</text:p>
          </table:table-cell>
          <table:table-cell table:formula="of:=([.$F304]/86400)+25569-(3/24)" office:value-type="float" office:value="44000.6796875" calcext:value-type="float">
            <text:p>44000,6796875</text:p>
          </table:table-cell>
          <table:table-cell/>
        </table:table-row>
        <table:table-row table:style-name="ro1">
          <table:table-cell office:value-type="float" office:value="1590332436" calcext:value-type="float">
            <text:p>1590332436</text:p>
          </table:table-cell>
          <table:table-cell office:value-type="string" calcext:value-type="string">
            <text:p>2020-05-24 12:0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05]+[.$H$2]" office:value-type="float" office:value="1592507925" calcext:value-type="float">
            <text:p>1592507925</text:p>
          </table:table-cell>
          <table:table-cell table:formula="of:=([.$F305]/86400)+25569-(3/24)" office:value-type="float" office:value="44000.6796875" calcext:value-type="float">
            <text:p>44000,6796875</text:p>
          </table:table-cell>
          <table:table-cell/>
        </table:table-row>
        <table:table-row table:style-name="ro1">
          <table:table-cell office:value-type="float" office:value="1590336035" calcext:value-type="float">
            <text:p>1590336035</text:p>
          </table:table-cell>
          <table:table-cell office:value-type="string" calcext:value-type="string">
            <text:p>2020-05-24 13:00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06]+[.$H$2]" office:value-type="float" office:value="1592511524" calcext:value-type="float">
            <text:p>1592511524</text:p>
          </table:table-cell>
          <table:table-cell table:formula="of:=([.$F306]/86400)+25569-(3/24)" office:value-type="float" office:value="44000.7213425926" calcext:value-type="float">
            <text:p>44000,7213425926</text:p>
          </table:table-cell>
          <table:table-cell/>
        </table:table-row>
        <table:table-row table:style-name="ro1">
          <table:table-cell office:value-type="float" office:value="1590336035" calcext:value-type="float">
            <text:p>1590336035</text:p>
          </table:table-cell>
          <table:table-cell office:value-type="string" calcext:value-type="string">
            <text:p>2020-05-24 13:00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07]+[.$H$2]" office:value-type="float" office:value="1592511524" calcext:value-type="float">
            <text:p>1592511524</text:p>
          </table:table-cell>
          <table:table-cell table:formula="of:=([.$F307]/86400)+25569-(3/24)" office:value-type="float" office:value="44000.7213425926" calcext:value-type="float">
            <text:p>44000,7213425926</text:p>
          </table:table-cell>
          <table:table-cell/>
        </table:table-row>
        <table:table-row table:style-name="ro1">
          <table:table-cell office:value-type="float" office:value="1590336035" calcext:value-type="float">
            <text:p>1590336035</text:p>
          </table:table-cell>
          <table:table-cell office:value-type="string" calcext:value-type="string">
            <text:p>2020-05-24 13:00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08]+[.$H$2]" office:value-type="float" office:value="1592511524" calcext:value-type="float">
            <text:p>1592511524</text:p>
          </table:table-cell>
          <table:table-cell table:formula="of:=([.$F308]/86400)+25569-(3/24)" office:value-type="float" office:value="44000.7213425926" calcext:value-type="float">
            <text:p>44000,7213425926</text:p>
          </table:table-cell>
          <table:table-cell/>
        </table:table-row>
        <table:table-row table:style-name="ro1">
          <table:table-cell office:value-type="float" office:value="1590336035" calcext:value-type="float">
            <text:p>1590336035</text:p>
          </table:table-cell>
          <table:table-cell office:value-type="string" calcext:value-type="string">
            <text:p>2020-05-24 13:00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09]+[.$H$2]" office:value-type="float" office:value="1592511524" calcext:value-type="float">
            <text:p>1592511524</text:p>
          </table:table-cell>
          <table:table-cell table:formula="of:=([.$F309]/86400)+25569-(3/24)" office:value-type="float" office:value="44000.7213425926" calcext:value-type="float">
            <text:p>44000,7213425926</text:p>
          </table:table-cell>
          <table:table-cell/>
        </table:table-row>
        <table:table-row table:style-name="ro1">
          <table:table-cell office:value-type="float" office:value="1590339634" calcext:value-type="float">
            <text:p>1590339634</text:p>
          </table:table-cell>
          <table:table-cell office:value-type="string" calcext:value-type="string">
            <text:p>2020-05-24 14:00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10]+[.$H$2]" office:value-type="float" office:value="1592515123" calcext:value-type="float">
            <text:p>1592515123</text:p>
          </table:table-cell>
          <table:table-cell table:formula="of:=([.$F310]/86400)+25569-(3/24)" office:value-type="float" office:value="44000.7629976852" calcext:value-type="float">
            <text:p>44000,7629976852</text:p>
          </table:table-cell>
          <table:table-cell/>
        </table:table-row>
        <table:table-row table:style-name="ro1">
          <table:table-cell office:value-type="float" office:value="1590339634" calcext:value-type="float">
            <text:p>1590339634</text:p>
          </table:table-cell>
          <table:table-cell office:value-type="string" calcext:value-type="string">
            <text:p>2020-05-24 14:00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11]+[.$H$2]" office:value-type="float" office:value="1592515123" calcext:value-type="float">
            <text:p>1592515123</text:p>
          </table:table-cell>
          <table:table-cell table:formula="of:=([.$F311]/86400)+25569-(3/24)" office:value-type="float" office:value="44000.7629976852" calcext:value-type="float">
            <text:p>44000,7629976852</text:p>
          </table:table-cell>
          <table:table-cell/>
        </table:table-row>
        <table:table-row table:style-name="ro1">
          <table:table-cell office:value-type="float" office:value="1590339634" calcext:value-type="float">
            <text:p>1590339634</text:p>
          </table:table-cell>
          <table:table-cell office:value-type="string" calcext:value-type="string">
            <text:p>2020-05-24 14:00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312]+[.$H$2]" office:value-type="float" office:value="1592515123" calcext:value-type="float">
            <text:p>1592515123</text:p>
          </table:table-cell>
          <table:table-cell table:formula="of:=([.$F312]/86400)+25569-(3/24)" office:value-type="float" office:value="44000.7629976852" calcext:value-type="float">
            <text:p>44000,7629976852</text:p>
          </table:table-cell>
          <table:table-cell/>
        </table:table-row>
        <table:table-row table:style-name="ro1">
          <table:table-cell office:value-type="float" office:value="1590339634" calcext:value-type="float">
            <text:p>1590339634</text:p>
          </table:table-cell>
          <table:table-cell office:value-type="string" calcext:value-type="string">
            <text:p>2020-05-24 14:00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13]+[.$H$2]" office:value-type="float" office:value="1592515123" calcext:value-type="float">
            <text:p>1592515123</text:p>
          </table:table-cell>
          <table:table-cell table:formula="of:=([.$F313]/86400)+25569-(3/24)" office:value-type="float" office:value="44000.7629976852" calcext:value-type="float">
            <text:p>44000,7629976852</text:p>
          </table:table-cell>
          <table:table-cell/>
        </table:table-row>
        <table:table-row table:style-name="ro1">
          <table:table-cell office:value-type="float" office:value="1590343233" calcext:value-type="float">
            <text:p>1590343233</text:p>
          </table:table-cell>
          <table:table-cell office:value-type="string" calcext:value-type="string">
            <text:p>2020-05-24 15:00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14]+[.$H$2]" office:value-type="float" office:value="1592518722" calcext:value-type="float">
            <text:p>1592518722</text:p>
          </table:table-cell>
          <table:table-cell table:formula="of:=([.$F314]/86400)+25569-(3/24)" office:value-type="float" office:value="44000.8046527778" calcext:value-type="float">
            <text:p>44000,8046527778</text:p>
          </table:table-cell>
          <table:table-cell/>
        </table:table-row>
        <table:table-row table:style-name="ro1">
          <table:table-cell office:value-type="float" office:value="1590343233" calcext:value-type="float">
            <text:p>1590343233</text:p>
          </table:table-cell>
          <table:table-cell office:value-type="string" calcext:value-type="string">
            <text:p>2020-05-24 15:00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15]+[.$H$2]" office:value-type="float" office:value="1592518722" calcext:value-type="float">
            <text:p>1592518722</text:p>
          </table:table-cell>
          <table:table-cell table:formula="of:=([.$F315]/86400)+25569-(3/24)" office:value-type="float" office:value="44000.8046527778" calcext:value-type="float">
            <text:p>44000,8046527778</text:p>
          </table:table-cell>
          <table:table-cell/>
        </table:table-row>
        <table:table-row table:style-name="ro1">
          <table:table-cell office:value-type="float" office:value="1590343233" calcext:value-type="float">
            <text:p>1590343233</text:p>
          </table:table-cell>
          <table:table-cell office:value-type="string" calcext:value-type="string">
            <text:p>2020-05-24 15:00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16]+[.$H$2]" office:value-type="float" office:value="1592518722" calcext:value-type="float">
            <text:p>1592518722</text:p>
          </table:table-cell>
          <table:table-cell table:formula="of:=([.$F316]/86400)+25569-(3/24)" office:value-type="float" office:value="44000.8046527778" calcext:value-type="float">
            <text:p>44000,8046527778</text:p>
          </table:table-cell>
          <table:table-cell/>
        </table:table-row>
        <table:table-row table:style-name="ro1">
          <table:table-cell office:value-type="float" office:value="1590343233" calcext:value-type="float">
            <text:p>1590343233</text:p>
          </table:table-cell>
          <table:table-cell office:value-type="string" calcext:value-type="string">
            <text:p>2020-05-24 15:0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17]+[.$H$2]" office:value-type="float" office:value="1592518722" calcext:value-type="float">
            <text:p>1592518722</text:p>
          </table:table-cell>
          <table:table-cell table:formula="of:=([.$F317]/86400)+25569-(3/24)" office:value-type="float" office:value="44000.8046527778" calcext:value-type="float">
            <text:p>44000,8046527778</text:p>
          </table:table-cell>
          <table:table-cell/>
        </table:table-row>
        <table:table-row table:style-name="ro1">
          <table:table-cell office:value-type="float" office:value="1590346832" calcext:value-type="float">
            <text:p>1590346832</text:p>
          </table:table-cell>
          <table:table-cell office:value-type="string" calcext:value-type="string">
            <text:p>2020-05-24 16:00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18]+[.$H$2]" office:value-type="float" office:value="1592522321" calcext:value-type="float">
            <text:p>1592522321</text:p>
          </table:table-cell>
          <table:table-cell table:formula="of:=([.$F318]/86400)+25569-(3/24)" office:value-type="float" office:value="44000.8463078704" calcext:value-type="float">
            <text:p>44000,8463078704</text:p>
          </table:table-cell>
          <table:table-cell/>
        </table:table-row>
        <table:table-row table:style-name="ro1">
          <table:table-cell office:value-type="float" office:value="1590346832" calcext:value-type="float">
            <text:p>1590346832</text:p>
          </table:table-cell>
          <table:table-cell office:value-type="string" calcext:value-type="string">
            <text:p>2020-05-24 16:00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19]+[.$H$2]" office:value-type="float" office:value="1592522321" calcext:value-type="float">
            <text:p>1592522321</text:p>
          </table:table-cell>
          <table:table-cell table:formula="of:=([.$F319]/86400)+25569-(3/24)" office:value-type="float" office:value="44000.8463078704" calcext:value-type="float">
            <text:p>44000,8463078704</text:p>
          </table:table-cell>
          <table:table-cell/>
        </table:table-row>
        <table:table-row table:style-name="ro1">
          <table:table-cell office:value-type="float" office:value="1590346832" calcext:value-type="float">
            <text:p>1590346832</text:p>
          </table:table-cell>
          <table:table-cell office:value-type="string" calcext:value-type="string">
            <text:p>2020-05-24 16:00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20]+[.$H$2]" office:value-type="float" office:value="1592522321" calcext:value-type="float">
            <text:p>1592522321</text:p>
          </table:table-cell>
          <table:table-cell table:formula="of:=([.$F320]/86400)+25569-(3/24)" office:value-type="float" office:value="44000.8463078704" calcext:value-type="float">
            <text:p>44000,8463078704</text:p>
          </table:table-cell>
          <table:table-cell/>
        </table:table-row>
        <table:table-row table:style-name="ro1">
          <table:table-cell office:value-type="float" office:value="1590346832" calcext:value-type="float">
            <text:p>1590346832</text:p>
          </table:table-cell>
          <table:table-cell office:value-type="string" calcext:value-type="string">
            <text:p>2020-05-24 16:00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21]+[.$H$2]" office:value-type="float" office:value="1592522321" calcext:value-type="float">
            <text:p>1592522321</text:p>
          </table:table-cell>
          <table:table-cell table:formula="of:=([.$F321]/86400)+25569-(3/24)" office:value-type="float" office:value="44000.8463078704" calcext:value-type="float">
            <text:p>44000,8463078704</text:p>
          </table:table-cell>
          <table:table-cell/>
        </table:table-row>
        <table:table-row table:style-name="ro1">
          <table:table-cell office:value-type="float" office:value="1590350431" calcext:value-type="float">
            <text:p>1590350431</text:p>
          </table:table-cell>
          <table:table-cell office:value-type="string" calcext:value-type="string">
            <text:p>2020-05-24 17:00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22]+[.$H$2]" office:value-type="float" office:value="1592525920" calcext:value-type="float">
            <text:p>1592525920</text:p>
          </table:table-cell>
          <table:table-cell table:formula="of:=([.$F322]/86400)+25569-(3/24)" office:value-type="float" office:value="44000.887962963" calcext:value-type="float">
            <text:p>44000,887962963</text:p>
          </table:table-cell>
          <table:table-cell/>
        </table:table-row>
        <table:table-row table:style-name="ro1">
          <table:table-cell office:value-type="float" office:value="1590350431" calcext:value-type="float">
            <text:p>1590350431</text:p>
          </table:table-cell>
          <table:table-cell office:value-type="string" calcext:value-type="string">
            <text:p>2020-05-24 17:00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23]+[.$H$2]" office:value-type="float" office:value="1592525920" calcext:value-type="float">
            <text:p>1592525920</text:p>
          </table:table-cell>
          <table:table-cell table:formula="of:=([.$F323]/86400)+25569-(3/24)" office:value-type="float" office:value="44000.887962963" calcext:value-type="float">
            <text:p>44000,887962963</text:p>
          </table:table-cell>
          <table:table-cell/>
        </table:table-row>
        <table:table-row table:style-name="ro1">
          <table:table-cell office:value-type="float" office:value="1590350431" calcext:value-type="float">
            <text:p>1590350431</text:p>
          </table:table-cell>
          <table:table-cell office:value-type="string" calcext:value-type="string">
            <text:p>2020-05-24 17:00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24]+[.$H$2]" office:value-type="float" office:value="1592525920" calcext:value-type="float">
            <text:p>1592525920</text:p>
          </table:table-cell>
          <table:table-cell table:formula="of:=([.$F324]/86400)+25569-(3/24)" office:value-type="float" office:value="44000.887962963" calcext:value-type="float">
            <text:p>44000,887962963</text:p>
          </table:table-cell>
          <table:table-cell/>
        </table:table-row>
        <table:table-row table:style-name="ro1">
          <table:table-cell office:value-type="float" office:value="1590350431" calcext:value-type="float">
            <text:p>1590350431</text:p>
          </table:table-cell>
          <table:table-cell office:value-type="string" calcext:value-type="string">
            <text:p>2020-05-24 17:00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25]+[.$H$2]" office:value-type="float" office:value="1592525920" calcext:value-type="float">
            <text:p>1592525920</text:p>
          </table:table-cell>
          <table:table-cell table:formula="of:=([.$F325]/86400)+25569-(3/24)" office:value-type="float" office:value="44000.887962963" calcext:value-type="float">
            <text:p>44000,887962963</text:p>
          </table:table-cell>
          <table:table-cell/>
        </table:table-row>
        <table:table-row table:style-name="ro1">
          <table:table-cell office:value-type="float" office:value="1590354030" calcext:value-type="float">
            <text:p>1590354030</text:p>
          </table:table-cell>
          <table:table-cell office:value-type="string" calcext:value-type="string">
            <text:p>2020-05-24 18:00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26]+[.$H$2]" office:value-type="float" office:value="1592529519" calcext:value-type="float">
            <text:p>1592529519</text:p>
          </table:table-cell>
          <table:table-cell table:formula="of:=([.$F326]/86400)+25569-(3/24)" office:value-type="float" office:value="44000.9296180556" calcext:value-type="float">
            <text:p>44000,9296180556</text:p>
          </table:table-cell>
          <table:table-cell/>
        </table:table-row>
        <table:table-row table:style-name="ro1">
          <table:table-cell office:value-type="float" office:value="1590354030" calcext:value-type="float">
            <text:p>1590354030</text:p>
          </table:table-cell>
          <table:table-cell office:value-type="string" calcext:value-type="string">
            <text:p>2020-05-24 18:00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27]+[.$H$2]" office:value-type="float" office:value="1592529519" calcext:value-type="float">
            <text:p>1592529519</text:p>
          </table:table-cell>
          <table:table-cell table:formula="of:=([.$F327]/86400)+25569-(3/24)" office:value-type="float" office:value="44000.9296180556" calcext:value-type="float">
            <text:p>44000,9296180556</text:p>
          </table:table-cell>
          <table:table-cell/>
        </table:table-row>
        <table:table-row table:style-name="ro1">
          <table:table-cell office:value-type="float" office:value="1590354030" calcext:value-type="float">
            <text:p>1590354030</text:p>
          </table:table-cell>
          <table:table-cell office:value-type="string" calcext:value-type="string">
            <text:p>2020-05-24 18:00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28]+[.$H$2]" office:value-type="float" office:value="1592529519" calcext:value-type="float">
            <text:p>1592529519</text:p>
          </table:table-cell>
          <table:table-cell table:formula="of:=([.$F328]/86400)+25569-(3/24)" office:value-type="float" office:value="44000.9296180556" calcext:value-type="float">
            <text:p>44000,9296180556</text:p>
          </table:table-cell>
          <table:table-cell/>
        </table:table-row>
        <table:table-row table:style-name="ro1">
          <table:table-cell office:value-type="float" office:value="1590354030" calcext:value-type="float">
            <text:p>1590354030</text:p>
          </table:table-cell>
          <table:table-cell office:value-type="string" calcext:value-type="string">
            <text:p>2020-05-24 18:00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29]+[.$H$2]" office:value-type="float" office:value="1592529519" calcext:value-type="float">
            <text:p>1592529519</text:p>
          </table:table-cell>
          <table:table-cell table:formula="of:=([.$F329]/86400)+25569-(3/24)" office:value-type="float" office:value="44000.9296180556" calcext:value-type="float">
            <text:p>44000,9296180556</text:p>
          </table:table-cell>
          <table:table-cell/>
        </table:table-row>
        <table:table-row table:style-name="ro1">
          <table:table-cell office:value-type="float" office:value="1590357629" calcext:value-type="float">
            <text:p>1590357629</text:p>
          </table:table-cell>
          <table:table-cell office:value-type="string" calcext:value-type="string">
            <text:p>2020-05-24 19:00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30]+[.$H$2]" office:value-type="float" office:value="1592533118" calcext:value-type="float">
            <text:p>1592533118</text:p>
          </table:table-cell>
          <table:table-cell table:formula="of:=([.$F330]/86400)+25569-(3/24)" office:value-type="float" office:value="44000.9712731482" calcext:value-type="float">
            <text:p>44000,9712731482</text:p>
          </table:table-cell>
          <table:table-cell/>
        </table:table-row>
        <table:table-row table:style-name="ro1">
          <table:table-cell office:value-type="float" office:value="1590357629" calcext:value-type="float">
            <text:p>1590357629</text:p>
          </table:table-cell>
          <table:table-cell office:value-type="string" calcext:value-type="string">
            <text:p>2020-05-24 19:00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31]+[.$H$2]" office:value-type="float" office:value="1592533118" calcext:value-type="float">
            <text:p>1592533118</text:p>
          </table:table-cell>
          <table:table-cell table:formula="of:=([.$F331]/86400)+25569-(3/24)" office:value-type="float" office:value="44000.9712731482" calcext:value-type="float">
            <text:p>44000,9712731482</text:p>
          </table:table-cell>
          <table:table-cell/>
        </table:table-row>
        <table:table-row table:style-name="ro1">
          <table:table-cell office:value-type="float" office:value="1590357629" calcext:value-type="float">
            <text:p>1590357629</text:p>
          </table:table-cell>
          <table:table-cell office:value-type="string" calcext:value-type="string">
            <text:p>2020-05-24 19:00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32]+[.$H$2]" office:value-type="float" office:value="1592533118" calcext:value-type="float">
            <text:p>1592533118</text:p>
          </table:table-cell>
          <table:table-cell table:formula="of:=([.$F332]/86400)+25569-(3/24)" office:value-type="float" office:value="44000.9712731482" calcext:value-type="float">
            <text:p>44000,9712731482</text:p>
          </table:table-cell>
          <table:table-cell/>
        </table:table-row>
        <table:table-row table:style-name="ro1">
          <table:table-cell office:value-type="float" office:value="1590357629" calcext:value-type="float">
            <text:p>1590357629</text:p>
          </table:table-cell>
          <table:table-cell office:value-type="string" calcext:value-type="string">
            <text:p>2020-05-24 19:0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33]+[.$H$2]" office:value-type="float" office:value="1592533118" calcext:value-type="float">
            <text:p>1592533118</text:p>
          </table:table-cell>
          <table:table-cell table:formula="of:=([.$F333]/86400)+25569-(3/24)" office:value-type="float" office:value="44000.9712731482" calcext:value-type="float">
            <text:p>44000,9712731482</text:p>
          </table:table-cell>
          <table:table-cell/>
        </table:table-row>
        <table:table-row table:style-name="ro1">
          <table:table-cell office:value-type="float" office:value="1590361228" calcext:value-type="float">
            <text:p>1590361228</text:p>
          </table:table-cell>
          <table:table-cell office:value-type="string" calcext:value-type="string">
            <text:p>2020-05-24 20:00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34]+[.$H$2]" office:value-type="float" office:value="1592536717" calcext:value-type="float">
            <text:p>1592536717</text:p>
          </table:table-cell>
          <table:table-cell table:formula="of:=([.$F334]/86400)+25569-(3/24)" office:value-type="float" office:value="44001.0129282407" calcext:value-type="float">
            <text:p>44001,0129282407</text:p>
          </table:table-cell>
          <table:table-cell/>
        </table:table-row>
        <table:table-row table:style-name="ro1">
          <table:table-cell office:value-type="float" office:value="1590361228" calcext:value-type="float">
            <text:p>1590361228</text:p>
          </table:table-cell>
          <table:table-cell office:value-type="string" calcext:value-type="string">
            <text:p>2020-05-24 20:00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35]+[.$H$2]" office:value-type="float" office:value="1592536717" calcext:value-type="float">
            <text:p>1592536717</text:p>
          </table:table-cell>
          <table:table-cell table:formula="of:=([.$F335]/86400)+25569-(3/24)" office:value-type="float" office:value="44001.0129282407" calcext:value-type="float">
            <text:p>44001,0129282407</text:p>
          </table:table-cell>
          <table:table-cell/>
        </table:table-row>
        <table:table-row table:style-name="ro1">
          <table:table-cell office:value-type="float" office:value="1590361228" calcext:value-type="float">
            <text:p>1590361228</text:p>
          </table:table-cell>
          <table:table-cell office:value-type="string" calcext:value-type="string">
            <text:p>2020-05-24 20:00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36]+[.$H$2]" office:value-type="float" office:value="1592536717" calcext:value-type="float">
            <text:p>1592536717</text:p>
          </table:table-cell>
          <table:table-cell table:formula="of:=([.$F336]/86400)+25569-(3/24)" office:value-type="float" office:value="44001.0129282407" calcext:value-type="float">
            <text:p>44001,0129282407</text:p>
          </table:table-cell>
          <table:table-cell/>
        </table:table-row>
        <table:table-row table:style-name="ro1">
          <table:table-cell office:value-type="float" office:value="1590361228" calcext:value-type="float">
            <text:p>1590361228</text:p>
          </table:table-cell>
          <table:table-cell office:value-type="string" calcext:value-type="string">
            <text:p>2020-05-24 20:00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37]+[.$H$2]" office:value-type="float" office:value="1592536717" calcext:value-type="float">
            <text:p>1592536717</text:p>
          </table:table-cell>
          <table:table-cell table:formula="of:=([.$F337]/86400)+25569-(3/24)" office:value-type="float" office:value="44001.0129282407" calcext:value-type="float">
            <text:p>44001,0129282407</text:p>
          </table:table-cell>
          <table:table-cell/>
        </table:table-row>
        <table:table-row table:style-name="ro1">
          <table:table-cell office:value-type="float" office:value="1590364827" calcext:value-type="float">
            <text:p>1590364827</text:p>
          </table:table-cell>
          <table:table-cell office:value-type="string" calcext:value-type="string">
            <text:p>2020-05-24 21:00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38]+[.$H$2]" office:value-type="float" office:value="1592540316" calcext:value-type="float">
            <text:p>1592540316</text:p>
          </table:table-cell>
          <table:table-cell table:formula="of:=([.$F338]/86400)+25569-(3/24)" office:value-type="float" office:value="44001.0545833333" calcext:value-type="float">
            <text:p>44001,0545833333</text:p>
          </table:table-cell>
          <table:table-cell/>
        </table:table-row>
        <table:table-row table:style-name="ro1">
          <table:table-cell office:value-type="float" office:value="1590364827" calcext:value-type="float">
            <text:p>1590364827</text:p>
          </table:table-cell>
          <table:table-cell office:value-type="string" calcext:value-type="string">
            <text:p>2020-05-24 21:00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39]+[.$H$2]" office:value-type="float" office:value="1592540316" calcext:value-type="float">
            <text:p>1592540316</text:p>
          </table:table-cell>
          <table:table-cell table:formula="of:=([.$F339]/86400)+25569-(3/24)" office:value-type="float" office:value="44001.0545833333" calcext:value-type="float">
            <text:p>44001,0545833333</text:p>
          </table:table-cell>
          <table:table-cell/>
        </table:table-row>
        <table:table-row table:style-name="ro1">
          <table:table-cell office:value-type="float" office:value="1590364827" calcext:value-type="float">
            <text:p>1590364827</text:p>
          </table:table-cell>
          <table:table-cell office:value-type="string" calcext:value-type="string">
            <text:p>2020-05-24 21:00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40]+[.$H$2]" office:value-type="float" office:value="1592540316" calcext:value-type="float">
            <text:p>1592540316</text:p>
          </table:table-cell>
          <table:table-cell table:formula="of:=([.$F340]/86400)+25569-(3/24)" office:value-type="float" office:value="44001.0545833333" calcext:value-type="float">
            <text:p>44001,0545833333</text:p>
          </table:table-cell>
          <table:table-cell/>
        </table:table-row>
        <table:table-row table:style-name="ro1">
          <table:table-cell office:value-type="float" office:value="1590364827" calcext:value-type="float">
            <text:p>1590364827</text:p>
          </table:table-cell>
          <table:table-cell office:value-type="string" calcext:value-type="string">
            <text:p>2020-05-24 21:0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41]+[.$H$2]" office:value-type="float" office:value="1592540316" calcext:value-type="float">
            <text:p>1592540316</text:p>
          </table:table-cell>
          <table:table-cell table:formula="of:=([.$F341]/86400)+25569-(3/24)" office:value-type="float" office:value="44001.0545833333" calcext:value-type="float">
            <text:p>44001,0545833333</text:p>
          </table:table-cell>
          <table:table-cell/>
        </table:table-row>
        <table:table-row table:style-name="ro1">
          <table:table-cell office:value-type="float" office:value="1590368426" calcext:value-type="float">
            <text:p>1590368426</text:p>
          </table:table-cell>
          <table:table-cell office:value-type="string" calcext:value-type="string">
            <text:p>2020-05-24 22:00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42]+[.$H$2]" office:value-type="float" office:value="1592543915" calcext:value-type="float">
            <text:p>1592543915</text:p>
          </table:table-cell>
          <table:table-cell table:formula="of:=([.$F342]/86400)+25569-(3/24)" office:value-type="float" office:value="44001.0962384259" calcext:value-type="float">
            <text:p>44001,0962384259</text:p>
          </table:table-cell>
          <table:table-cell/>
        </table:table-row>
        <table:table-row table:style-name="ro1">
          <table:table-cell office:value-type="float" office:value="1590368426" calcext:value-type="float">
            <text:p>1590368426</text:p>
          </table:table-cell>
          <table:table-cell office:value-type="string" calcext:value-type="string">
            <text:p>2020-05-24 22:00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43]+[.$H$2]" office:value-type="float" office:value="1592543915" calcext:value-type="float">
            <text:p>1592543915</text:p>
          </table:table-cell>
          <table:table-cell table:formula="of:=([.$F343]/86400)+25569-(3/24)" office:value-type="float" office:value="44001.0962384259" calcext:value-type="float">
            <text:p>44001,0962384259</text:p>
          </table:table-cell>
          <table:table-cell/>
        </table:table-row>
        <table:table-row table:style-name="ro1">
          <table:table-cell office:value-type="float" office:value="1590368426" calcext:value-type="float">
            <text:p>1590368426</text:p>
          </table:table-cell>
          <table:table-cell office:value-type="string" calcext:value-type="string">
            <text:p>2020-05-24 22:00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44]+[.$H$2]" office:value-type="float" office:value="1592543915" calcext:value-type="float">
            <text:p>1592543915</text:p>
          </table:table-cell>
          <table:table-cell table:formula="of:=([.$F344]/86400)+25569-(3/24)" office:value-type="float" office:value="44001.0962384259" calcext:value-type="float">
            <text:p>44001,0962384259</text:p>
          </table:table-cell>
          <table:table-cell/>
        </table:table-row>
        <table:table-row table:style-name="ro1">
          <table:table-cell office:value-type="float" office:value="1590368426" calcext:value-type="float">
            <text:p>1590368426</text:p>
          </table:table-cell>
          <table:table-cell office:value-type="string" calcext:value-type="string">
            <text:p>2020-05-24 22:0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45]+[.$H$2]" office:value-type="float" office:value="1592543915" calcext:value-type="float">
            <text:p>1592543915</text:p>
          </table:table-cell>
          <table:table-cell table:formula="of:=([.$F345]/86400)+25569-(3/24)" office:value-type="float" office:value="44001.0962384259" calcext:value-type="float">
            <text:p>44001,0962384259</text:p>
          </table:table-cell>
          <table:table-cell/>
        </table:table-row>
        <table:table-row table:style-name="ro1">
          <table:table-cell office:value-type="float" office:value="1590372025" calcext:value-type="float">
            <text:p>1590372025</text:p>
          </table:table-cell>
          <table:table-cell office:value-type="string" calcext:value-type="string">
            <text:p>2020-05-24 23:00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46]+[.$H$2]" office:value-type="float" office:value="1592547514" calcext:value-type="float">
            <text:p>1592547514</text:p>
          </table:table-cell>
          <table:table-cell table:formula="of:=([.$F346]/86400)+25569-(3/24)" office:value-type="float" office:value="44001.1378935185" calcext:value-type="float">
            <text:p>44001,1378935185</text:p>
          </table:table-cell>
          <table:table-cell/>
        </table:table-row>
        <table:table-row table:style-name="ro1">
          <table:table-cell office:value-type="float" office:value="1590372025" calcext:value-type="float">
            <text:p>1590372025</text:p>
          </table:table-cell>
          <table:table-cell office:value-type="string" calcext:value-type="string">
            <text:p>2020-05-24 23:00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47]+[.$H$2]" office:value-type="float" office:value="1592547514" calcext:value-type="float">
            <text:p>1592547514</text:p>
          </table:table-cell>
          <table:table-cell table:formula="of:=([.$F347]/86400)+25569-(3/24)" office:value-type="float" office:value="44001.1378935185" calcext:value-type="float">
            <text:p>44001,1378935185</text:p>
          </table:table-cell>
          <table:table-cell/>
        </table:table-row>
        <table:table-row table:style-name="ro1">
          <table:table-cell office:value-type="float" office:value="1590372025" calcext:value-type="float">
            <text:p>1590372025</text:p>
          </table:table-cell>
          <table:table-cell office:value-type="string" calcext:value-type="string">
            <text:p>2020-05-24 23:00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48]+[.$H$2]" office:value-type="float" office:value="1592547514" calcext:value-type="float">
            <text:p>1592547514</text:p>
          </table:table-cell>
          <table:table-cell table:formula="of:=([.$F348]/86400)+25569-(3/24)" office:value-type="float" office:value="44001.1378935185" calcext:value-type="float">
            <text:p>44001,1378935185</text:p>
          </table:table-cell>
          <table:table-cell/>
        </table:table-row>
        <table:table-row table:style-name="ro1">
          <table:table-cell office:value-type="float" office:value="1590372025" calcext:value-type="float">
            <text:p>1590372025</text:p>
          </table:table-cell>
          <table:table-cell office:value-type="string" calcext:value-type="string">
            <text:p>2020-05-24 23:0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49]+[.$H$2]" office:value-type="float" office:value="1592547514" calcext:value-type="float">
            <text:p>1592547514</text:p>
          </table:table-cell>
          <table:table-cell table:formula="of:=([.$F349]/86400)+25569-(3/24)" office:value-type="float" office:value="44001.1378935185" calcext:value-type="float">
            <text:p>44001,1378935185</text:p>
          </table:table-cell>
          <table:table-cell/>
        </table:table-row>
        <table:table-row table:style-name="ro1">
          <table:table-cell office:value-type="float" office:value="1590375624" calcext:value-type="float">
            <text:p>1590375624</text:p>
          </table:table-cell>
          <table:table-cell office:value-type="string" calcext:value-type="string">
            <text:p>2020-05-25 00:00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table:formula="of:=[.A350]+[.$H$2]" office:value-type="float" office:value="1592551113" calcext:value-type="float">
            <text:p>1592551113</text:p>
          </table:table-cell>
          <table:table-cell table:formula="of:=([.$F350]/86400)+25569-(3/24)" office:value-type="float" office:value="44001.1795486111" calcext:value-type="float">
            <text:p>44001,1795486111</text:p>
          </table:table-cell>
          <table:table-cell/>
        </table:table-row>
        <table:table-row table:style-name="ro1">
          <table:table-cell office:value-type="float" office:value="1590375624" calcext:value-type="float">
            <text:p>1590375624</text:p>
          </table:table-cell>
          <table:table-cell office:value-type="string" calcext:value-type="string">
            <text:p>2020-05-25 00:00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51]+[.$H$2]" office:value-type="float" office:value="1592551113" calcext:value-type="float">
            <text:p>1592551113</text:p>
          </table:table-cell>
          <table:table-cell table:formula="of:=([.$F351]/86400)+25569-(3/24)" office:value-type="float" office:value="44001.1795486111" calcext:value-type="float">
            <text:p>44001,1795486111</text:p>
          </table:table-cell>
          <table:table-cell/>
        </table:table-row>
        <table:table-row table:style-name="ro1">
          <table:table-cell office:value-type="float" office:value="1590375624" calcext:value-type="float">
            <text:p>1590375624</text:p>
          </table:table-cell>
          <table:table-cell office:value-type="string" calcext:value-type="string">
            <text:p>2020-05-25 00:00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52]+[.$H$2]" office:value-type="float" office:value="1592551113" calcext:value-type="float">
            <text:p>1592551113</text:p>
          </table:table-cell>
          <table:table-cell table:formula="of:=([.$F352]/86400)+25569-(3/24)" office:value-type="float" office:value="44001.1795486111" calcext:value-type="float">
            <text:p>44001,1795486111</text:p>
          </table:table-cell>
          <table:table-cell/>
        </table:table-row>
        <table:table-row table:style-name="ro1">
          <table:table-cell office:value-type="float" office:value="1590375624" calcext:value-type="float">
            <text:p>1590375624</text:p>
          </table:table-cell>
          <table:table-cell office:value-type="string" calcext:value-type="string">
            <text:p>2020-05-25 00:0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53]+[.$H$2]" office:value-type="float" office:value="1592551113" calcext:value-type="float">
            <text:p>1592551113</text:p>
          </table:table-cell>
          <table:table-cell table:formula="of:=([.$F353]/86400)+25569-(3/24)" office:value-type="float" office:value="44001.1795486111" calcext:value-type="float">
            <text:p>44001,1795486111</text:p>
          </table:table-cell>
          <table:table-cell/>
        </table:table-row>
        <table:table-row table:style-name="ro1">
          <table:table-cell office:value-type="float" office:value="1590379223" calcext:value-type="float">
            <text:p>1590379223</text:p>
          </table:table-cell>
          <table:table-cell office:value-type="string" calcext:value-type="string">
            <text:p>2020-05-25 01:00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table:formula="of:=[.A354]+[.$H$2]" office:value-type="float" office:value="1592554712" calcext:value-type="float">
            <text:p>1592554712</text:p>
          </table:table-cell>
          <table:table-cell table:formula="of:=([.$F354]/86400)+25569-(3/24)" office:value-type="float" office:value="44001.2212037037" calcext:value-type="float">
            <text:p>44001,2212037037</text:p>
          </table:table-cell>
          <table:table-cell/>
        </table:table-row>
        <table:table-row table:style-name="ro1">
          <table:table-cell office:value-type="float" office:value="1590379223" calcext:value-type="float">
            <text:p>1590379223</text:p>
          </table:table-cell>
          <table:table-cell office:value-type="string" calcext:value-type="string">
            <text:p>2020-05-25 01:00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55]+[.$H$2]" office:value-type="float" office:value="1592554712" calcext:value-type="float">
            <text:p>1592554712</text:p>
          </table:table-cell>
          <table:table-cell table:formula="of:=([.$F355]/86400)+25569-(3/24)" office:value-type="float" office:value="44001.2212037037" calcext:value-type="float">
            <text:p>44001,2212037037</text:p>
          </table:table-cell>
          <table:table-cell/>
        </table:table-row>
        <table:table-row table:style-name="ro1">
          <table:table-cell office:value-type="float" office:value="1590379223" calcext:value-type="float">
            <text:p>1590379223</text:p>
          </table:table-cell>
          <table:table-cell office:value-type="string" calcext:value-type="string">
            <text:p>2020-05-25 01:00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56]+[.$H$2]" office:value-type="float" office:value="1592554712" calcext:value-type="float">
            <text:p>1592554712</text:p>
          </table:table-cell>
          <table:table-cell table:formula="of:=([.$F356]/86400)+25569-(3/24)" office:value-type="float" office:value="44001.2212037037" calcext:value-type="float">
            <text:p>44001,2212037037</text:p>
          </table:table-cell>
          <table:table-cell/>
        </table:table-row>
        <table:table-row table:style-name="ro1">
          <table:table-cell office:value-type="float" office:value="1590379223" calcext:value-type="float">
            <text:p>1590379223</text:p>
          </table:table-cell>
          <table:table-cell office:value-type="string" calcext:value-type="string">
            <text:p>2020-05-25 01:0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357]+[.$H$2]" office:value-type="float" office:value="1592554712" calcext:value-type="float">
            <text:p>1592554712</text:p>
          </table:table-cell>
          <table:table-cell table:formula="of:=([.$F357]/86400)+25569-(3/24)" office:value-type="float" office:value="44001.2212037037" calcext:value-type="float">
            <text:p>44001,2212037037</text:p>
          </table:table-cell>
          <table:table-cell/>
        </table:table-row>
        <table:table-row table:style-name="ro1">
          <table:table-cell office:value-type="float" office:value="1590382822" calcext:value-type="float">
            <text:p>1590382822</text:p>
          </table:table-cell>
          <table:table-cell office:value-type="string" calcext:value-type="string">
            <text:p>2020-05-25 02:00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table:formula="of:=[.A358]+[.$H$2]" office:value-type="float" office:value="1592558311" calcext:value-type="float">
            <text:p>1592558311</text:p>
          </table:table-cell>
          <table:table-cell table:formula="of:=([.$F358]/86400)+25569-(3/24)" office:value-type="float" office:value="44001.2628587963" calcext:value-type="float">
            <text:p>44001,2628587963</text:p>
          </table:table-cell>
          <table:table-cell/>
        </table:table-row>
        <table:table-row table:style-name="ro1">
          <table:table-cell office:value-type="float" office:value="1590382822" calcext:value-type="float">
            <text:p>1590382822</text:p>
          </table:table-cell>
          <table:table-cell office:value-type="string" calcext:value-type="string">
            <text:p>2020-05-25 02:00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59]+[.$H$2]" office:value-type="float" office:value="1592558311" calcext:value-type="float">
            <text:p>1592558311</text:p>
          </table:table-cell>
          <table:table-cell table:formula="of:=([.$F359]/86400)+25569-(3/24)" office:value-type="float" office:value="44001.2628587963" calcext:value-type="float">
            <text:p>44001,2628587963</text:p>
          </table:table-cell>
          <table:table-cell/>
        </table:table-row>
        <table:table-row table:style-name="ro1">
          <table:table-cell office:value-type="float" office:value="1590382822" calcext:value-type="float">
            <text:p>1590382822</text:p>
          </table:table-cell>
          <table:table-cell office:value-type="string" calcext:value-type="string">
            <text:p>2020-05-25 02:00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60]+[.$H$2]" office:value-type="float" office:value="1592558311" calcext:value-type="float">
            <text:p>1592558311</text:p>
          </table:table-cell>
          <table:table-cell table:formula="of:=([.$F360]/86400)+25569-(3/24)" office:value-type="float" office:value="44001.2628587963" calcext:value-type="float">
            <text:p>44001,2628587963</text:p>
          </table:table-cell>
          <table:table-cell/>
        </table:table-row>
        <table:table-row table:style-name="ro1">
          <table:table-cell office:value-type="float" office:value="1590382822" calcext:value-type="float">
            <text:p>1590382822</text:p>
          </table:table-cell>
          <table:table-cell office:value-type="string" calcext:value-type="string">
            <text:p>2020-05-25 02:00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61]+[.$H$2]" office:value-type="float" office:value="1592558311" calcext:value-type="float">
            <text:p>1592558311</text:p>
          </table:table-cell>
          <table:table-cell table:formula="of:=([.$F361]/86400)+25569-(3/24)" office:value-type="float" office:value="44001.2628587963" calcext:value-type="float">
            <text:p>44001,2628587963</text:p>
          </table:table-cell>
          <table:table-cell/>
        </table:table-row>
        <table:table-row table:style-name="ro1">
          <table:table-cell office:value-type="float" office:value="1590386421" calcext:value-type="float">
            <text:p>1590386421</text:p>
          </table:table-cell>
          <table:table-cell office:value-type="string" calcext:value-type="string">
            <text:p>2020-05-25 03:00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62]+[.$H$2]" office:value-type="float" office:value="1592561910" calcext:value-type="float">
            <text:p>1592561910</text:p>
          </table:table-cell>
          <table:table-cell table:formula="of:=([.$F362]/86400)+25569-(3/24)" office:value-type="float" office:value="44001.3045138889" calcext:value-type="float">
            <text:p>44001,3045138889</text:p>
          </table:table-cell>
          <table:table-cell/>
        </table:table-row>
        <table:table-row table:style-name="ro1">
          <table:table-cell office:value-type="float" office:value="1590386421" calcext:value-type="float">
            <text:p>1590386421</text:p>
          </table:table-cell>
          <table:table-cell office:value-type="string" calcext:value-type="string">
            <text:p>2020-05-25 03:00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63]+[.$H$2]" office:value-type="float" office:value="1592561910" calcext:value-type="float">
            <text:p>1592561910</text:p>
          </table:table-cell>
          <table:table-cell table:formula="of:=([.$F363]/86400)+25569-(3/24)" office:value-type="float" office:value="44001.3045138889" calcext:value-type="float">
            <text:p>44001,3045138889</text:p>
          </table:table-cell>
          <table:table-cell/>
        </table:table-row>
        <table:table-row table:style-name="ro1">
          <table:table-cell office:value-type="float" office:value="1590386421" calcext:value-type="float">
            <text:p>1590386421</text:p>
          </table:table-cell>
          <table:table-cell office:value-type="string" calcext:value-type="string">
            <text:p>2020-05-25 03:00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64]+[.$H$2]" office:value-type="float" office:value="1592561910" calcext:value-type="float">
            <text:p>1592561910</text:p>
          </table:table-cell>
          <table:table-cell table:formula="of:=([.$F364]/86400)+25569-(3/24)" office:value-type="float" office:value="44001.3045138889" calcext:value-type="float">
            <text:p>44001,3045138889</text:p>
          </table:table-cell>
          <table:table-cell/>
        </table:table-row>
        <table:table-row table:style-name="ro1">
          <table:table-cell office:value-type="float" office:value="1590386421" calcext:value-type="float">
            <text:p>1590386421</text:p>
          </table:table-cell>
          <table:table-cell office:value-type="string" calcext:value-type="string">
            <text:p>2020-05-25 03:00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65]+[.$H$2]" office:value-type="float" office:value="1592561910" calcext:value-type="float">
            <text:p>1592561910</text:p>
          </table:table-cell>
          <table:table-cell table:formula="of:=([.$F365]/86400)+25569-(3/24)" office:value-type="float" office:value="44001.3045138889" calcext:value-type="float">
            <text:p>44001,3045138889</text:p>
          </table:table-cell>
          <table:table-cell/>
        </table:table-row>
        <table:table-row table:style-name="ro1">
          <table:table-cell office:value-type="float" office:value="1590390020" calcext:value-type="float">
            <text:p>1590390020</text:p>
          </table:table-cell>
          <table:table-cell office:value-type="string" calcext:value-type="string">
            <text:p>2020-05-25 04:00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table:formula="of:=[.A366]+[.$H$2]" office:value-type="float" office:value="1592565509" calcext:value-type="float">
            <text:p>1592565509</text:p>
          </table:table-cell>
          <table:table-cell table:formula="of:=([.$F366]/86400)+25569-(3/24)" office:value-type="float" office:value="44001.3461689815" calcext:value-type="float">
            <text:p>44001,3461689815</text:p>
          </table:table-cell>
          <table:table-cell/>
        </table:table-row>
        <table:table-row table:style-name="ro1">
          <table:table-cell office:value-type="float" office:value="1590390020" calcext:value-type="float">
            <text:p>1590390020</text:p>
          </table:table-cell>
          <table:table-cell office:value-type="string" calcext:value-type="string">
            <text:p>2020-05-25 04:00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67]+[.$H$2]" office:value-type="float" office:value="1592565509" calcext:value-type="float">
            <text:p>1592565509</text:p>
          </table:table-cell>
          <table:table-cell table:formula="of:=([.$F367]/86400)+25569-(3/24)" office:value-type="float" office:value="44001.3461689815" calcext:value-type="float">
            <text:p>44001,3461689815</text:p>
          </table:table-cell>
          <table:table-cell/>
        </table:table-row>
        <table:table-row table:style-name="ro1">
          <table:table-cell office:value-type="float" office:value="1590390020" calcext:value-type="float">
            <text:p>1590390020</text:p>
          </table:table-cell>
          <table:table-cell office:value-type="string" calcext:value-type="string">
            <text:p>2020-05-25 04:00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68]+[.$H$2]" office:value-type="float" office:value="1592565509" calcext:value-type="float">
            <text:p>1592565509</text:p>
          </table:table-cell>
          <table:table-cell table:formula="of:=([.$F368]/86400)+25569-(3/24)" office:value-type="float" office:value="44001.3461689815" calcext:value-type="float">
            <text:p>44001,3461689815</text:p>
          </table:table-cell>
          <table:table-cell/>
        </table:table-row>
        <table:table-row table:style-name="ro1">
          <table:table-cell office:value-type="float" office:value="1590390020" calcext:value-type="float">
            <text:p>1590390020</text:p>
          </table:table-cell>
          <table:table-cell office:value-type="string" calcext:value-type="string">
            <text:p>2020-05-25 04:00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69]+[.$H$2]" office:value-type="float" office:value="1592565509" calcext:value-type="float">
            <text:p>1592565509</text:p>
          </table:table-cell>
          <table:table-cell table:formula="of:=([.$F369]/86400)+25569-(3/24)" office:value-type="float" office:value="44001.3461689815" calcext:value-type="float">
            <text:p>44001,3461689815</text:p>
          </table:table-cell>
          <table:table-cell/>
        </table:table-row>
        <table:table-row table:style-name="ro1">
          <table:table-cell office:value-type="float" office:value="1590393619" calcext:value-type="float">
            <text:p>1590393619</text:p>
          </table:table-cell>
          <table:table-cell office:value-type="string" calcext:value-type="string">
            <text:p>2020-05-25 05:00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70]+[.$H$2]" office:value-type="float" office:value="1592569108" calcext:value-type="float">
            <text:p>1592569108</text:p>
          </table:table-cell>
          <table:table-cell table:formula="of:=([.$F370]/86400)+25569-(3/24)" office:value-type="float" office:value="44001.3878240741" calcext:value-type="float">
            <text:p>44001,3878240741</text:p>
          </table:table-cell>
          <table:table-cell/>
        </table:table-row>
        <table:table-row table:style-name="ro1">
          <table:table-cell office:value-type="float" office:value="1590393619" calcext:value-type="float">
            <text:p>1590393619</text:p>
          </table:table-cell>
          <table:table-cell office:value-type="string" calcext:value-type="string">
            <text:p>2020-05-25 05:00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71]+[.$H$2]" office:value-type="float" office:value="1592569108" calcext:value-type="float">
            <text:p>1592569108</text:p>
          </table:table-cell>
          <table:table-cell table:formula="of:=([.$F371]/86400)+25569-(3/24)" office:value-type="float" office:value="44001.3878240741" calcext:value-type="float">
            <text:p>44001,3878240741</text:p>
          </table:table-cell>
          <table:table-cell/>
        </table:table-row>
        <table:table-row table:style-name="ro1">
          <table:table-cell office:value-type="float" office:value="1590393619" calcext:value-type="float">
            <text:p>1590393619</text:p>
          </table:table-cell>
          <table:table-cell office:value-type="string" calcext:value-type="string">
            <text:p>2020-05-25 05:00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72]+[.$H$2]" office:value-type="float" office:value="1592569108" calcext:value-type="float">
            <text:p>1592569108</text:p>
          </table:table-cell>
          <table:table-cell table:formula="of:=([.$F372]/86400)+25569-(3/24)" office:value-type="float" office:value="44001.3878240741" calcext:value-type="float">
            <text:p>44001,3878240741</text:p>
          </table:table-cell>
          <table:table-cell/>
        </table:table-row>
        <table:table-row table:style-name="ro1">
          <table:table-cell office:value-type="float" office:value="1590393619" calcext:value-type="float">
            <text:p>1590393619</text:p>
          </table:table-cell>
          <table:table-cell office:value-type="string" calcext:value-type="string">
            <text:p>2020-05-25 05:00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73]+[.$H$2]" office:value-type="float" office:value="1592569108" calcext:value-type="float">
            <text:p>1592569108</text:p>
          </table:table-cell>
          <table:table-cell table:formula="of:=([.$F373]/86400)+25569-(3/24)" office:value-type="float" office:value="44001.3878240741" calcext:value-type="float">
            <text:p>44001,3878240741</text:p>
          </table:table-cell>
          <table:table-cell/>
        </table:table-row>
        <table:table-row table:style-name="ro1">
          <table:table-cell office:value-type="float" office:value="1590397218" calcext:value-type="float">
            <text:p>1590397218</text:p>
          </table:table-cell>
          <table:table-cell office:value-type="string" calcext:value-type="string">
            <text:p>2020-05-25 06:00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74]+[.$H$2]" office:value-type="float" office:value="1592572707" calcext:value-type="float">
            <text:p>1592572707</text:p>
          </table:table-cell>
          <table:table-cell table:formula="of:=([.$F374]/86400)+25569-(3/24)" office:value-type="float" office:value="44001.4294791667" calcext:value-type="float">
            <text:p>44001,4294791667</text:p>
          </table:table-cell>
          <table:table-cell/>
        </table:table-row>
        <table:table-row table:style-name="ro1">
          <table:table-cell office:value-type="float" office:value="1590397218" calcext:value-type="float">
            <text:p>1590397218</text:p>
          </table:table-cell>
          <table:table-cell office:value-type="string" calcext:value-type="string">
            <text:p>2020-05-25 06:00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75]+[.$H$2]" office:value-type="float" office:value="1592572707" calcext:value-type="float">
            <text:p>1592572707</text:p>
          </table:table-cell>
          <table:table-cell table:formula="of:=([.$F375]/86400)+25569-(3/24)" office:value-type="float" office:value="44001.4294791667" calcext:value-type="float">
            <text:p>44001,4294791667</text:p>
          </table:table-cell>
          <table:table-cell/>
        </table:table-row>
        <table:table-row table:style-name="ro1">
          <table:table-cell office:value-type="float" office:value="1590397218" calcext:value-type="float">
            <text:p>1590397218</text:p>
          </table:table-cell>
          <table:table-cell office:value-type="string" calcext:value-type="string">
            <text:p>2020-05-25 06:00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76]+[.$H$2]" office:value-type="float" office:value="1592572707" calcext:value-type="float">
            <text:p>1592572707</text:p>
          </table:table-cell>
          <table:table-cell table:formula="of:=([.$F376]/86400)+25569-(3/24)" office:value-type="float" office:value="44001.4294791667" calcext:value-type="float">
            <text:p>44001,4294791667</text:p>
          </table:table-cell>
          <table:table-cell/>
        </table:table-row>
        <table:table-row table:style-name="ro1">
          <table:table-cell office:value-type="float" office:value="1590397218" calcext:value-type="float">
            <text:p>1590397218</text:p>
          </table:table-cell>
          <table:table-cell office:value-type="string" calcext:value-type="string">
            <text:p>2020-05-25 06:00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77]+[.$H$2]" office:value-type="float" office:value="1592572707" calcext:value-type="float">
            <text:p>1592572707</text:p>
          </table:table-cell>
          <table:table-cell table:formula="of:=([.$F377]/86400)+25569-(3/24)" office:value-type="float" office:value="44001.4294791667" calcext:value-type="float">
            <text:p>44001,4294791667</text:p>
          </table:table-cell>
          <table:table-cell/>
        </table:table-row>
        <table:table-row table:style-name="ro1">
          <table:table-cell office:value-type="float" office:value="1590400817" calcext:value-type="float">
            <text:p>1590400817</text:p>
          </table:table-cell>
          <table:table-cell office:value-type="string" calcext:value-type="string">
            <text:p>2020-05-25 07:00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table:formula="of:=[.A378]+[.$H$2]" office:value-type="float" office:value="1592576306" calcext:value-type="float">
            <text:p>1592576306</text:p>
          </table:table-cell>
          <table:table-cell table:formula="of:=([.$F378]/86400)+25569-(3/24)" office:value-type="float" office:value="44001.4711342593" calcext:value-type="float">
            <text:p>44001,4711342593</text:p>
          </table:table-cell>
          <table:table-cell/>
        </table:table-row>
        <table:table-row table:style-name="ro1">
          <table:table-cell office:value-type="float" office:value="1590400817" calcext:value-type="float">
            <text:p>1590400817</text:p>
          </table:table-cell>
          <table:table-cell office:value-type="string" calcext:value-type="string">
            <text:p>2020-05-25 07:00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79]+[.$H$2]" office:value-type="float" office:value="1592576306" calcext:value-type="float">
            <text:p>1592576306</text:p>
          </table:table-cell>
          <table:table-cell table:formula="of:=([.$F379]/86400)+25569-(3/24)" office:value-type="float" office:value="44001.4711342593" calcext:value-type="float">
            <text:p>44001,4711342593</text:p>
          </table:table-cell>
          <table:table-cell/>
        </table:table-row>
        <table:table-row table:style-name="ro1">
          <table:table-cell office:value-type="float" office:value="1590400817" calcext:value-type="float">
            <text:p>1590400817</text:p>
          </table:table-cell>
          <table:table-cell office:value-type="string" calcext:value-type="string">
            <text:p>2020-05-25 07:00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380]+[.$H$2]" office:value-type="float" office:value="1592576306" calcext:value-type="float">
            <text:p>1592576306</text:p>
          </table:table-cell>
          <table:table-cell table:formula="of:=([.$F380]/86400)+25569-(3/24)" office:value-type="float" office:value="44001.4711342593" calcext:value-type="float">
            <text:p>44001,4711342593</text:p>
          </table:table-cell>
          <table:table-cell/>
        </table:table-row>
        <table:table-row table:style-name="ro1">
          <table:table-cell office:value-type="float" office:value="1590400817" calcext:value-type="float">
            <text:p>1590400817</text:p>
          </table:table-cell>
          <table:table-cell office:value-type="string" calcext:value-type="string">
            <text:p>2020-05-25 07:00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81]+[.$H$2]" office:value-type="float" office:value="1592576306" calcext:value-type="float">
            <text:p>1592576306</text:p>
          </table:table-cell>
          <table:table-cell table:formula="of:=([.$F381]/86400)+25569-(3/24)" office:value-type="float" office:value="44001.4711342593" calcext:value-type="float">
            <text:p>44001,4711342593</text:p>
          </table:table-cell>
          <table:table-cell/>
        </table:table-row>
        <table:table-row table:style-name="ro1">
          <table:table-cell office:value-type="float" office:value="1590404416" calcext:value-type="float">
            <text:p>1590404416</text:p>
          </table:table-cell>
          <table:table-cell office:value-type="string" calcext:value-type="string">
            <text:p>2020-05-25 08:00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82]+[.$H$2]" office:value-type="float" office:value="1592579905" calcext:value-type="float">
            <text:p>1592579905</text:p>
          </table:table-cell>
          <table:table-cell table:formula="of:=([.$F382]/86400)+25569-(3/24)" office:value-type="float" office:value="44001.5127893519" calcext:value-type="float">
            <text:p>44001,5127893519</text:p>
          </table:table-cell>
          <table:table-cell/>
        </table:table-row>
        <table:table-row table:style-name="ro1">
          <table:table-cell office:value-type="float" office:value="1590404416" calcext:value-type="float">
            <text:p>1590404416</text:p>
          </table:table-cell>
          <table:table-cell office:value-type="string" calcext:value-type="string">
            <text:p>2020-05-25 08:00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383]+[.$H$2]" office:value-type="float" office:value="1592579905" calcext:value-type="float">
            <text:p>1592579905</text:p>
          </table:table-cell>
          <table:table-cell table:formula="of:=([.$F383]/86400)+25569-(3/24)" office:value-type="float" office:value="44001.5127893519" calcext:value-type="float">
            <text:p>44001,5127893519</text:p>
          </table:table-cell>
          <table:table-cell/>
        </table:table-row>
        <table:table-row table:style-name="ro1">
          <table:table-cell office:value-type="float" office:value="1590404416" calcext:value-type="float">
            <text:p>1590404416</text:p>
          </table:table-cell>
          <table:table-cell office:value-type="string" calcext:value-type="string">
            <text:p>2020-05-25 08:00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384]+[.$H$2]" office:value-type="float" office:value="1592579905" calcext:value-type="float">
            <text:p>1592579905</text:p>
          </table:table-cell>
          <table:table-cell table:formula="of:=([.$F384]/86400)+25569-(3/24)" office:value-type="float" office:value="44001.5127893519" calcext:value-type="float">
            <text:p>44001,5127893519</text:p>
          </table:table-cell>
          <table:table-cell/>
        </table:table-row>
        <table:table-row table:style-name="ro1">
          <table:table-cell office:value-type="float" office:value="1590404416" calcext:value-type="float">
            <text:p>1590404416</text:p>
          </table:table-cell>
          <table:table-cell office:value-type="string" calcext:value-type="string">
            <text:p>2020-05-25 08:00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85]+[.$H$2]" office:value-type="float" office:value="1592579905" calcext:value-type="float">
            <text:p>1592579905</text:p>
          </table:table-cell>
          <table:table-cell table:formula="of:=([.$F385]/86400)+25569-(3/24)" office:value-type="float" office:value="44001.5127893519" calcext:value-type="float">
            <text:p>44001,5127893519</text:p>
          </table:table-cell>
          <table:table-cell/>
        </table:table-row>
        <table:table-row table:style-name="ro1">
          <table:table-cell office:value-type="float" office:value="1590408015" calcext:value-type="float">
            <text:p>1590408015</text:p>
          </table:table-cell>
          <table:table-cell office:value-type="string" calcext:value-type="string">
            <text:p>2020-05-25 09:00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86]+[.$H$2]" office:value-type="float" office:value="1592583504" calcext:value-type="float">
            <text:p>1592583504</text:p>
          </table:table-cell>
          <table:table-cell table:formula="of:=([.$F386]/86400)+25569-(3/24)" office:value-type="float" office:value="44001.5544444444" calcext:value-type="float">
            <text:p>44001,5544444444</text:p>
          </table:table-cell>
          <table:table-cell/>
        </table:table-row>
        <table:table-row table:style-name="ro1">
          <table:table-cell office:value-type="float" office:value="1590408015" calcext:value-type="float">
            <text:p>1590408015</text:p>
          </table:table-cell>
          <table:table-cell office:value-type="string" calcext:value-type="string">
            <text:p>2020-05-25 09:00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387]+[.$H$2]" office:value-type="float" office:value="1592583504" calcext:value-type="float">
            <text:p>1592583504</text:p>
          </table:table-cell>
          <table:table-cell table:formula="of:=([.$F387]/86400)+25569-(3/24)" office:value-type="float" office:value="44001.5544444444" calcext:value-type="float">
            <text:p>44001,5544444444</text:p>
          </table:table-cell>
          <table:table-cell/>
        </table:table-row>
        <table:table-row table:style-name="ro1">
          <table:table-cell office:value-type="float" office:value="1590408015" calcext:value-type="float">
            <text:p>1590408015</text:p>
          </table:table-cell>
          <table:table-cell office:value-type="string" calcext:value-type="string">
            <text:p>2020-05-25 09:00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388]+[.$H$2]" office:value-type="float" office:value="1592583504" calcext:value-type="float">
            <text:p>1592583504</text:p>
          </table:table-cell>
          <table:table-cell table:formula="of:=([.$F388]/86400)+25569-(3/24)" office:value-type="float" office:value="44001.5544444444" calcext:value-type="float">
            <text:p>44001,5544444444</text:p>
          </table:table-cell>
          <table:table-cell/>
        </table:table-row>
        <table:table-row table:style-name="ro1">
          <table:table-cell office:value-type="float" office:value="1590408015" calcext:value-type="float">
            <text:p>1590408015</text:p>
          </table:table-cell>
          <table:table-cell office:value-type="string" calcext:value-type="string">
            <text:p>2020-05-25 09:00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89]+[.$H$2]" office:value-type="float" office:value="1592583504" calcext:value-type="float">
            <text:p>1592583504</text:p>
          </table:table-cell>
          <table:table-cell table:formula="of:=([.$F389]/86400)+25569-(3/24)" office:value-type="float" office:value="44001.5544444444" calcext:value-type="float">
            <text:p>44001,5544444444</text:p>
          </table:table-cell>
          <table:table-cell/>
        </table:table-row>
        <table:table-row table:style-name="ro1">
          <table:table-cell office:value-type="float" office:value="1590411614" calcext:value-type="float">
            <text:p>1590411614</text:p>
          </table:table-cell>
          <table:table-cell office:value-type="string" calcext:value-type="string">
            <text:p>2020-05-25 10:00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90]+[.$H$2]" office:value-type="float" office:value="1592587103" calcext:value-type="float">
            <text:p>1592587103</text:p>
          </table:table-cell>
          <table:table-cell table:formula="of:=([.$F390]/86400)+25569-(3/24)" office:value-type="float" office:value="44001.596099537" calcext:value-type="float">
            <text:p>44001,596099537</text:p>
          </table:table-cell>
          <table:table-cell/>
        </table:table-row>
        <table:table-row table:style-name="ro1">
          <table:table-cell office:value-type="float" office:value="1590411614" calcext:value-type="float">
            <text:p>1590411614</text:p>
          </table:table-cell>
          <table:table-cell office:value-type="string" calcext:value-type="string">
            <text:p>2020-05-25 10:00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91]+[.$H$2]" office:value-type="float" office:value="1592587103" calcext:value-type="float">
            <text:p>1592587103</text:p>
          </table:table-cell>
          <table:table-cell table:formula="of:=([.$F391]/86400)+25569-(3/24)" office:value-type="float" office:value="44001.596099537" calcext:value-type="float">
            <text:p>44001,596099537</text:p>
          </table:table-cell>
          <table:table-cell/>
        </table:table-row>
        <table:table-row table:style-name="ro1">
          <table:table-cell office:value-type="float" office:value="1590411614" calcext:value-type="float">
            <text:p>1590411614</text:p>
          </table:table-cell>
          <table:table-cell office:value-type="string" calcext:value-type="string">
            <text:p>2020-05-25 10:00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392]+[.$H$2]" office:value-type="float" office:value="1592587103" calcext:value-type="float">
            <text:p>1592587103</text:p>
          </table:table-cell>
          <table:table-cell table:formula="of:=([.$F392]/86400)+25569-(3/24)" office:value-type="float" office:value="44001.596099537" calcext:value-type="float">
            <text:p>44001,596099537</text:p>
          </table:table-cell>
          <table:table-cell/>
        </table:table-row>
        <table:table-row table:style-name="ro1">
          <table:table-cell office:value-type="float" office:value="1590411614" calcext:value-type="float">
            <text:p>1590411614</text:p>
          </table:table-cell>
          <table:table-cell office:value-type="string" calcext:value-type="string">
            <text:p>2020-05-25 10:00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93]+[.$H$2]" office:value-type="float" office:value="1592587103" calcext:value-type="float">
            <text:p>1592587103</text:p>
          </table:table-cell>
          <table:table-cell table:formula="of:=([.$F393]/86400)+25569-(3/24)" office:value-type="float" office:value="44001.596099537" calcext:value-type="float">
            <text:p>44001,596099537</text:p>
          </table:table-cell>
          <table:table-cell/>
        </table:table-row>
        <table:table-row table:style-name="ro1">
          <table:table-cell office:value-type="float" office:value="1590415213" calcext:value-type="float">
            <text:p>1590415213</text:p>
          </table:table-cell>
          <table:table-cell office:value-type="string" calcext:value-type="string">
            <text:p>2020-05-25 11:00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94]+[.$H$2]" office:value-type="float" office:value="1592590702" calcext:value-type="float">
            <text:p>1592590702</text:p>
          </table:table-cell>
          <table:table-cell table:formula="of:=([.$F394]/86400)+25569-(3/24)" office:value-type="float" office:value="44001.6377546296" calcext:value-type="float">
            <text:p>44001,6377546296</text:p>
          </table:table-cell>
          <table:table-cell/>
        </table:table-row>
        <table:table-row table:style-name="ro1">
          <table:table-cell office:value-type="float" office:value="1590415213" calcext:value-type="float">
            <text:p>1590415213</text:p>
          </table:table-cell>
          <table:table-cell office:value-type="string" calcext:value-type="string">
            <text:p>2020-05-25 11:00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95]+[.$H$2]" office:value-type="float" office:value="1592590702" calcext:value-type="float">
            <text:p>1592590702</text:p>
          </table:table-cell>
          <table:table-cell table:formula="of:=([.$F395]/86400)+25569-(3/24)" office:value-type="float" office:value="44001.6377546296" calcext:value-type="float">
            <text:p>44001,6377546296</text:p>
          </table:table-cell>
          <table:table-cell/>
        </table:table-row>
        <table:table-row table:style-name="ro1">
          <table:table-cell office:value-type="float" office:value="1590415213" calcext:value-type="float">
            <text:p>1590415213</text:p>
          </table:table-cell>
          <table:table-cell office:value-type="string" calcext:value-type="string">
            <text:p>2020-05-25 11:00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396]+[.$H$2]" office:value-type="float" office:value="1592590702" calcext:value-type="float">
            <text:p>1592590702</text:p>
          </table:table-cell>
          <table:table-cell table:formula="of:=([.$F396]/86400)+25569-(3/24)" office:value-type="float" office:value="44001.6377546296" calcext:value-type="float">
            <text:p>44001,6377546296</text:p>
          </table:table-cell>
          <table:table-cell/>
        </table:table-row>
        <table:table-row table:style-name="ro1">
          <table:table-cell office:value-type="float" office:value="1590415213" calcext:value-type="float">
            <text:p>1590415213</text:p>
          </table:table-cell>
          <table:table-cell office:value-type="string" calcext:value-type="string">
            <text:p>2020-05-25 11:00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397]+[.$H$2]" office:value-type="float" office:value="1592590702" calcext:value-type="float">
            <text:p>1592590702</text:p>
          </table:table-cell>
          <table:table-cell table:formula="of:=([.$F397]/86400)+25569-(3/24)" office:value-type="float" office:value="44001.6377546296" calcext:value-type="float">
            <text:p>44001,6377546296</text:p>
          </table:table-cell>
          <table:table-cell/>
        </table:table-row>
        <table:table-row table:style-name="ro1">
          <table:table-cell office:value-type="float" office:value="1590418812" calcext:value-type="float">
            <text:p>1590418812</text:p>
          </table:table-cell>
          <table:table-cell office:value-type="string" calcext:value-type="string">
            <text:p>2020-05-25 12:00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398]+[.$H$2]" office:value-type="float" office:value="1592594301" calcext:value-type="float">
            <text:p>1592594301</text:p>
          </table:table-cell>
          <table:table-cell table:formula="of:=([.$F398]/86400)+25569-(3/24)" office:value-type="float" office:value="44001.6794097222" calcext:value-type="float">
            <text:p>44001,6794097222</text:p>
          </table:table-cell>
          <table:table-cell/>
        </table:table-row>
        <table:table-row table:style-name="ro1">
          <table:table-cell office:value-type="float" office:value="1590418812" calcext:value-type="float">
            <text:p>1590418812</text:p>
          </table:table-cell>
          <table:table-cell office:value-type="string" calcext:value-type="string">
            <text:p>2020-05-25 12:00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399]+[.$H$2]" office:value-type="float" office:value="1592594301" calcext:value-type="float">
            <text:p>1592594301</text:p>
          </table:table-cell>
          <table:table-cell table:formula="of:=([.$F399]/86400)+25569-(3/24)" office:value-type="float" office:value="44001.6794097222" calcext:value-type="float">
            <text:p>44001,6794097222</text:p>
          </table:table-cell>
          <table:table-cell/>
        </table:table-row>
        <table:table-row table:style-name="ro1">
          <table:table-cell office:value-type="float" office:value="1590418812" calcext:value-type="float">
            <text:p>1590418812</text:p>
          </table:table-cell>
          <table:table-cell office:value-type="string" calcext:value-type="string">
            <text:p>2020-05-25 12:00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00]+[.$H$2]" office:value-type="float" office:value="1592594301" calcext:value-type="float">
            <text:p>1592594301</text:p>
          </table:table-cell>
          <table:table-cell table:formula="of:=([.$F400]/86400)+25569-(3/24)" office:value-type="float" office:value="44001.6794097222" calcext:value-type="float">
            <text:p>44001,6794097222</text:p>
          </table:table-cell>
          <table:table-cell/>
        </table:table-row>
        <table:table-row table:style-name="ro1">
          <table:table-cell office:value-type="float" office:value="1590418812" calcext:value-type="float">
            <text:p>1590418812</text:p>
          </table:table-cell>
          <table:table-cell office:value-type="string" calcext:value-type="string">
            <text:p>2020-05-25 12:00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01]+[.$H$2]" office:value-type="float" office:value="1592594301" calcext:value-type="float">
            <text:p>1592594301</text:p>
          </table:table-cell>
          <table:table-cell table:formula="of:=([.$F401]/86400)+25569-(3/24)" office:value-type="float" office:value="44001.6794097222" calcext:value-type="float">
            <text:p>44001,6794097222</text:p>
          </table:table-cell>
          <table:table-cell/>
        </table:table-row>
        <table:table-row table:style-name="ro1">
          <table:table-cell office:value-type="float" office:value="1590422411" calcext:value-type="float">
            <text:p>1590422411</text:p>
          </table:table-cell>
          <table:table-cell office:value-type="string" calcext:value-type="string">
            <text:p>2020-05-25 13:00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02]+[.$H$2]" office:value-type="float" office:value="1592597900" calcext:value-type="float">
            <text:p>1592597900</text:p>
          </table:table-cell>
          <table:table-cell table:formula="of:=([.$F402]/86400)+25569-(3/24)" office:value-type="float" office:value="44001.7210648148" calcext:value-type="float">
            <text:p>44001,7210648148</text:p>
          </table:table-cell>
          <table:table-cell/>
        </table:table-row>
        <table:table-row table:style-name="ro1">
          <table:table-cell office:value-type="float" office:value="1590422411" calcext:value-type="float">
            <text:p>1590422411</text:p>
          </table:table-cell>
          <table:table-cell office:value-type="string" calcext:value-type="string">
            <text:p>2020-05-25 13:00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03]+[.$H$2]" office:value-type="float" office:value="1592597900" calcext:value-type="float">
            <text:p>1592597900</text:p>
          </table:table-cell>
          <table:table-cell table:formula="of:=([.$F403]/86400)+25569-(3/24)" office:value-type="float" office:value="44001.7210648148" calcext:value-type="float">
            <text:p>44001,7210648148</text:p>
          </table:table-cell>
          <table:table-cell/>
        </table:table-row>
        <table:table-row table:style-name="ro1">
          <table:table-cell office:value-type="float" office:value="1590422411" calcext:value-type="float">
            <text:p>1590422411</text:p>
          </table:table-cell>
          <table:table-cell office:value-type="string" calcext:value-type="string">
            <text:p>2020-05-25 13:00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04]+[.$H$2]" office:value-type="float" office:value="1592597900" calcext:value-type="float">
            <text:p>1592597900</text:p>
          </table:table-cell>
          <table:table-cell table:formula="of:=([.$F404]/86400)+25569-(3/24)" office:value-type="float" office:value="44001.7210648148" calcext:value-type="float">
            <text:p>44001,7210648148</text:p>
          </table:table-cell>
          <table:table-cell/>
        </table:table-row>
        <table:table-row table:style-name="ro1">
          <table:table-cell office:value-type="float" office:value="1590422411" calcext:value-type="float">
            <text:p>1590422411</text:p>
          </table:table-cell>
          <table:table-cell office:value-type="string" calcext:value-type="string">
            <text:p>2020-05-25 13:00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05]+[.$H$2]" office:value-type="float" office:value="1592597900" calcext:value-type="float">
            <text:p>1592597900</text:p>
          </table:table-cell>
          <table:table-cell table:formula="of:=([.$F405]/86400)+25569-(3/24)" office:value-type="float" office:value="44001.7210648148" calcext:value-type="float">
            <text:p>44001,7210648148</text:p>
          </table:table-cell>
          <table:table-cell/>
        </table:table-row>
        <table:table-row table:style-name="ro1">
          <table:table-cell office:value-type="float" office:value="1590426010" calcext:value-type="float">
            <text:p>1590426010</text:p>
          </table:table-cell>
          <table:table-cell office:value-type="string" calcext:value-type="string">
            <text:p>2020-05-25 14:00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06]+[.$H$2]" office:value-type="float" office:value="1592601499" calcext:value-type="float">
            <text:p>1592601499</text:p>
          </table:table-cell>
          <table:table-cell table:formula="of:=([.$F406]/86400)+25569-(3/24)" office:value-type="float" office:value="44001.7627199074" calcext:value-type="float">
            <text:p>44001,7627199074</text:p>
          </table:table-cell>
          <table:table-cell/>
        </table:table-row>
        <table:table-row table:style-name="ro1">
          <table:table-cell office:value-type="float" office:value="1590426010" calcext:value-type="float">
            <text:p>1590426010</text:p>
          </table:table-cell>
          <table:table-cell office:value-type="string" calcext:value-type="string">
            <text:p>2020-05-25 14:00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07]+[.$H$2]" office:value-type="float" office:value="1592601499" calcext:value-type="float">
            <text:p>1592601499</text:p>
          </table:table-cell>
          <table:table-cell table:formula="of:=([.$F407]/86400)+25569-(3/24)" office:value-type="float" office:value="44001.7627199074" calcext:value-type="float">
            <text:p>44001,7627199074</text:p>
          </table:table-cell>
          <table:table-cell/>
        </table:table-row>
        <table:table-row table:style-name="ro1">
          <table:table-cell office:value-type="float" office:value="1590426010" calcext:value-type="float">
            <text:p>1590426010</text:p>
          </table:table-cell>
          <table:table-cell office:value-type="string" calcext:value-type="string">
            <text:p>2020-05-25 14:00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08]+[.$H$2]" office:value-type="float" office:value="1592601499" calcext:value-type="float">
            <text:p>1592601499</text:p>
          </table:table-cell>
          <table:table-cell table:formula="of:=([.$F408]/86400)+25569-(3/24)" office:value-type="float" office:value="44001.7627199074" calcext:value-type="float">
            <text:p>44001,7627199074</text:p>
          </table:table-cell>
          <table:table-cell/>
        </table:table-row>
        <table:table-row table:style-name="ro1">
          <table:table-cell office:value-type="float" office:value="1590426010" calcext:value-type="float">
            <text:p>1590426010</text:p>
          </table:table-cell>
          <table:table-cell office:value-type="string" calcext:value-type="string">
            <text:p>2020-05-25 14:00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09]+[.$H$2]" office:value-type="float" office:value="1592601499" calcext:value-type="float">
            <text:p>1592601499</text:p>
          </table:table-cell>
          <table:table-cell table:formula="of:=([.$F409]/86400)+25569-(3/24)" office:value-type="float" office:value="44001.7627199074" calcext:value-type="float">
            <text:p>44001,7627199074</text:p>
          </table:table-cell>
          <table:table-cell/>
        </table:table-row>
        <table:table-row table:style-name="ro1">
          <table:table-cell office:value-type="float" office:value="1590429609" calcext:value-type="float">
            <text:p>1590429609</text:p>
          </table:table-cell>
          <table:table-cell office:value-type="string" calcext:value-type="string">
            <text:p>2020-05-25 15:00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10]+[.$H$2]" office:value-type="float" office:value="1592605098" calcext:value-type="float">
            <text:p>1592605098</text:p>
          </table:table-cell>
          <table:table-cell table:formula="of:=([.$F410]/86400)+25569-(3/24)" office:value-type="float" office:value="44001.804375" calcext:value-type="float">
            <text:p>44001,804375</text:p>
          </table:table-cell>
          <table:table-cell/>
        </table:table-row>
        <table:table-row table:style-name="ro1">
          <table:table-cell office:value-type="float" office:value="1590429609" calcext:value-type="float">
            <text:p>1590429609</text:p>
          </table:table-cell>
          <table:table-cell office:value-type="string" calcext:value-type="string">
            <text:p>2020-05-25 15:00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11]+[.$H$2]" office:value-type="float" office:value="1592605098" calcext:value-type="float">
            <text:p>1592605098</text:p>
          </table:table-cell>
          <table:table-cell table:formula="of:=([.$F411]/86400)+25569-(3/24)" office:value-type="float" office:value="44001.804375" calcext:value-type="float">
            <text:p>44001,804375</text:p>
          </table:table-cell>
          <table:table-cell/>
        </table:table-row>
        <table:table-row table:style-name="ro1">
          <table:table-cell office:value-type="float" office:value="1590429609" calcext:value-type="float">
            <text:p>1590429609</text:p>
          </table:table-cell>
          <table:table-cell office:value-type="string" calcext:value-type="string">
            <text:p>2020-05-25 15:00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12]+[.$H$2]" office:value-type="float" office:value="1592605098" calcext:value-type="float">
            <text:p>1592605098</text:p>
          </table:table-cell>
          <table:table-cell table:formula="of:=([.$F412]/86400)+25569-(3/24)" office:value-type="float" office:value="44001.804375" calcext:value-type="float">
            <text:p>44001,804375</text:p>
          </table:table-cell>
          <table:table-cell/>
        </table:table-row>
        <table:table-row table:style-name="ro1">
          <table:table-cell office:value-type="float" office:value="1590429609" calcext:value-type="float">
            <text:p>1590429609</text:p>
          </table:table-cell>
          <table:table-cell office:value-type="string" calcext:value-type="string">
            <text:p>2020-05-25 15:00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13]+[.$H$2]" office:value-type="float" office:value="1592605098" calcext:value-type="float">
            <text:p>1592605098</text:p>
          </table:table-cell>
          <table:table-cell table:formula="of:=([.$F413]/86400)+25569-(3/24)" office:value-type="float" office:value="44001.804375" calcext:value-type="float">
            <text:p>44001,804375</text:p>
          </table:table-cell>
          <table:table-cell/>
        </table:table-row>
        <table:table-row table:style-name="ro1">
          <table:table-cell office:value-type="float" office:value="1590433208" calcext:value-type="float">
            <text:p>1590433208</text:p>
          </table:table-cell>
          <table:table-cell office:value-type="string" calcext:value-type="string">
            <text:p>2020-05-25 16:00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14]+[.$H$2]" office:value-type="float" office:value="1592608697" calcext:value-type="float">
            <text:p>1592608697</text:p>
          </table:table-cell>
          <table:table-cell table:formula="of:=([.$F414]/86400)+25569-(3/24)" office:value-type="float" office:value="44001.8460300926" calcext:value-type="float">
            <text:p>44001,8460300926</text:p>
          </table:table-cell>
          <table:table-cell/>
        </table:table-row>
        <table:table-row table:style-name="ro1">
          <table:table-cell office:value-type="float" office:value="1590433208" calcext:value-type="float">
            <text:p>1590433208</text:p>
          </table:table-cell>
          <table:table-cell office:value-type="string" calcext:value-type="string">
            <text:p>2020-05-25 16:00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15]+[.$H$2]" office:value-type="float" office:value="1592608697" calcext:value-type="float">
            <text:p>1592608697</text:p>
          </table:table-cell>
          <table:table-cell table:formula="of:=([.$F415]/86400)+25569-(3/24)" office:value-type="float" office:value="44001.8460300926" calcext:value-type="float">
            <text:p>44001,8460300926</text:p>
          </table:table-cell>
          <table:table-cell/>
        </table:table-row>
        <table:table-row table:style-name="ro1">
          <table:table-cell office:value-type="float" office:value="1590433208" calcext:value-type="float">
            <text:p>1590433208</text:p>
          </table:table-cell>
          <table:table-cell office:value-type="string" calcext:value-type="string">
            <text:p>2020-05-25 16:00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16]+[.$H$2]" office:value-type="float" office:value="1592608697" calcext:value-type="float">
            <text:p>1592608697</text:p>
          </table:table-cell>
          <table:table-cell table:formula="of:=([.$F416]/86400)+25569-(3/24)" office:value-type="float" office:value="44001.8460300926" calcext:value-type="float">
            <text:p>44001,8460300926</text:p>
          </table:table-cell>
          <table:table-cell/>
        </table:table-row>
        <table:table-row table:style-name="ro1">
          <table:table-cell office:value-type="float" office:value="1590433208" calcext:value-type="float">
            <text:p>1590433208</text:p>
          </table:table-cell>
          <table:table-cell office:value-type="string" calcext:value-type="string">
            <text:p>2020-05-25 16:0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417]+[.$H$2]" office:value-type="float" office:value="1592608697" calcext:value-type="float">
            <text:p>1592608697</text:p>
          </table:table-cell>
          <table:table-cell table:formula="of:=([.$F417]/86400)+25569-(3/24)" office:value-type="float" office:value="44001.8460300926" calcext:value-type="float">
            <text:p>44001,8460300926</text:p>
          </table:table-cell>
          <table:table-cell/>
        </table:table-row>
        <table:table-row table:style-name="ro1">
          <table:table-cell office:value-type="float" office:value="1590436807" calcext:value-type="float">
            <text:p>1590436807</text:p>
          </table:table-cell>
          <table:table-cell office:value-type="string" calcext:value-type="string">
            <text:p>2020-05-25 17:00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18]+[.$H$2]" office:value-type="float" office:value="1592612296" calcext:value-type="float">
            <text:p>1592612296</text:p>
          </table:table-cell>
          <table:table-cell table:formula="of:=([.$F418]/86400)+25569-(3/24)" office:value-type="float" office:value="44001.8876851852" calcext:value-type="float">
            <text:p>44001,8876851852</text:p>
          </table:table-cell>
          <table:table-cell/>
        </table:table-row>
        <table:table-row table:style-name="ro1">
          <table:table-cell office:value-type="float" office:value="1590436807" calcext:value-type="float">
            <text:p>1590436807</text:p>
          </table:table-cell>
          <table:table-cell office:value-type="string" calcext:value-type="string">
            <text:p>2020-05-25 17:00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19]+[.$H$2]" office:value-type="float" office:value="1592612296" calcext:value-type="float">
            <text:p>1592612296</text:p>
          </table:table-cell>
          <table:table-cell table:formula="of:=([.$F419]/86400)+25569-(3/24)" office:value-type="float" office:value="44001.8876851852" calcext:value-type="float">
            <text:p>44001,8876851852</text:p>
          </table:table-cell>
          <table:table-cell/>
        </table:table-row>
        <table:table-row table:style-name="ro1">
          <table:table-cell office:value-type="float" office:value="1590436807" calcext:value-type="float">
            <text:p>1590436807</text:p>
          </table:table-cell>
          <table:table-cell office:value-type="string" calcext:value-type="string">
            <text:p>2020-05-25 17:00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20]+[.$H$2]" office:value-type="float" office:value="1592612296" calcext:value-type="float">
            <text:p>1592612296</text:p>
          </table:table-cell>
          <table:table-cell table:formula="of:=([.$F420]/86400)+25569-(3/24)" office:value-type="float" office:value="44001.8876851852" calcext:value-type="float">
            <text:p>44001,8876851852</text:p>
          </table:table-cell>
          <table:table-cell/>
        </table:table-row>
        <table:table-row table:style-name="ro1">
          <table:table-cell office:value-type="float" office:value="1590436807" calcext:value-type="float">
            <text:p>1590436807</text:p>
          </table:table-cell>
          <table:table-cell office:value-type="string" calcext:value-type="string">
            <text:p>2020-05-25 17:00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21]+[.$H$2]" office:value-type="float" office:value="1592612296" calcext:value-type="float">
            <text:p>1592612296</text:p>
          </table:table-cell>
          <table:table-cell table:formula="of:=([.$F421]/86400)+25569-(3/24)" office:value-type="float" office:value="44001.8876851852" calcext:value-type="float">
            <text:p>44001,8876851852</text:p>
          </table:table-cell>
          <table:table-cell/>
        </table:table-row>
        <table:table-row table:style-name="ro1">
          <table:table-cell office:value-type="float" office:value="1590440406" calcext:value-type="float">
            <text:p>1590440406</text:p>
          </table:table-cell>
          <table:table-cell office:value-type="string" calcext:value-type="string">
            <text:p>2020-05-25 18:00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22]+[.$H$2]" office:value-type="float" office:value="1592615895" calcext:value-type="float">
            <text:p>1592615895</text:p>
          </table:table-cell>
          <table:table-cell table:formula="of:=([.$F422]/86400)+25569-(3/24)" office:value-type="float" office:value="44001.9293402778" calcext:value-type="float">
            <text:p>44001,9293402778</text:p>
          </table:table-cell>
          <table:table-cell/>
        </table:table-row>
        <table:table-row table:style-name="ro1">
          <table:table-cell office:value-type="float" office:value="1590440406" calcext:value-type="float">
            <text:p>1590440406</text:p>
          </table:table-cell>
          <table:table-cell office:value-type="string" calcext:value-type="string">
            <text:p>2020-05-25 18:00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23]+[.$H$2]" office:value-type="float" office:value="1592615895" calcext:value-type="float">
            <text:p>1592615895</text:p>
          </table:table-cell>
          <table:table-cell table:formula="of:=([.$F423]/86400)+25569-(3/24)" office:value-type="float" office:value="44001.9293402778" calcext:value-type="float">
            <text:p>44001,9293402778</text:p>
          </table:table-cell>
          <table:table-cell/>
        </table:table-row>
        <table:table-row table:style-name="ro1">
          <table:table-cell office:value-type="float" office:value="1590440406" calcext:value-type="float">
            <text:p>1590440406</text:p>
          </table:table-cell>
          <table:table-cell office:value-type="string" calcext:value-type="string">
            <text:p>2020-05-25 18:00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24]+[.$H$2]" office:value-type="float" office:value="1592615895" calcext:value-type="float">
            <text:p>1592615895</text:p>
          </table:table-cell>
          <table:table-cell table:formula="of:=([.$F424]/86400)+25569-(3/24)" office:value-type="float" office:value="44001.9293402778" calcext:value-type="float">
            <text:p>44001,9293402778</text:p>
          </table:table-cell>
          <table:table-cell/>
        </table:table-row>
        <table:table-row table:style-name="ro1">
          <table:table-cell office:value-type="float" office:value="1590440406" calcext:value-type="float">
            <text:p>1590440406</text:p>
          </table:table-cell>
          <table:table-cell office:value-type="string" calcext:value-type="string">
            <text:p>2020-05-25 18:00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25]+[.$H$2]" office:value-type="float" office:value="1592615895" calcext:value-type="float">
            <text:p>1592615895</text:p>
          </table:table-cell>
          <table:table-cell table:formula="of:=([.$F425]/86400)+25569-(3/24)" office:value-type="float" office:value="44001.9293402778" calcext:value-type="float">
            <text:p>44001,9293402778</text:p>
          </table:table-cell>
          <table:table-cell/>
        </table:table-row>
        <table:table-row table:style-name="ro1">
          <table:table-cell office:value-type="float" office:value="1590444005" calcext:value-type="float">
            <text:p>1590444005</text:p>
          </table:table-cell>
          <table:table-cell office:value-type="string" calcext:value-type="string">
            <text:p>2020-05-25 19:00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26]+[.$H$2]" office:value-type="float" office:value="1592619494" calcext:value-type="float">
            <text:p>1592619494</text:p>
          </table:table-cell>
          <table:table-cell table:formula="of:=([.$F426]/86400)+25569-(3/24)" office:value-type="float" office:value="44001.9709953704" calcext:value-type="float">
            <text:p>44001,9709953704</text:p>
          </table:table-cell>
          <table:table-cell/>
        </table:table-row>
        <table:table-row table:style-name="ro1">
          <table:table-cell office:value-type="float" office:value="1590444005" calcext:value-type="float">
            <text:p>1590444005</text:p>
          </table:table-cell>
          <table:table-cell office:value-type="string" calcext:value-type="string">
            <text:p>2020-05-25 19:00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27]+[.$H$2]" office:value-type="float" office:value="1592619494" calcext:value-type="float">
            <text:p>1592619494</text:p>
          </table:table-cell>
          <table:table-cell table:formula="of:=([.$F427]/86400)+25569-(3/24)" office:value-type="float" office:value="44001.9709953704" calcext:value-type="float">
            <text:p>44001,9709953704</text:p>
          </table:table-cell>
          <table:table-cell/>
        </table:table-row>
        <table:table-row table:style-name="ro1">
          <table:table-cell office:value-type="float" office:value="1590444005" calcext:value-type="float">
            <text:p>1590444005</text:p>
          </table:table-cell>
          <table:table-cell office:value-type="string" calcext:value-type="string">
            <text:p>2020-05-25 19:00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28]+[.$H$2]" office:value-type="float" office:value="1592619494" calcext:value-type="float">
            <text:p>1592619494</text:p>
          </table:table-cell>
          <table:table-cell table:formula="of:=([.$F428]/86400)+25569-(3/24)" office:value-type="float" office:value="44001.9709953704" calcext:value-type="float">
            <text:p>44001,9709953704</text:p>
          </table:table-cell>
          <table:table-cell/>
        </table:table-row>
        <table:table-row table:style-name="ro1">
          <table:table-cell office:value-type="float" office:value="1590444005" calcext:value-type="float">
            <text:p>1590444005</text:p>
          </table:table-cell>
          <table:table-cell office:value-type="string" calcext:value-type="string">
            <text:p>2020-05-25 19:00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29]+[.$H$2]" office:value-type="float" office:value="1592619494" calcext:value-type="float">
            <text:p>1592619494</text:p>
          </table:table-cell>
          <table:table-cell table:formula="of:=([.$F429]/86400)+25569-(3/24)" office:value-type="float" office:value="44001.9709953704" calcext:value-type="float">
            <text:p>44001,9709953704</text:p>
          </table:table-cell>
          <table:table-cell/>
        </table:table-row>
        <table:table-row table:style-name="ro1">
          <table:table-cell office:value-type="float" office:value="1590447604" calcext:value-type="float">
            <text:p>1590447604</text:p>
          </table:table-cell>
          <table:table-cell office:value-type="string" calcext:value-type="string">
            <text:p>2020-05-25 20:00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30]+[.$H$2]" office:value-type="float" office:value="1592623093" calcext:value-type="float">
            <text:p>1592623093</text:p>
          </table:table-cell>
          <table:table-cell table:formula="of:=([.$F430]/86400)+25569-(3/24)" office:value-type="float" office:value="44002.012650463" calcext:value-type="float">
            <text:p>44002,012650463</text:p>
          </table:table-cell>
          <table:table-cell/>
        </table:table-row>
        <table:table-row table:style-name="ro1">
          <table:table-cell office:value-type="float" office:value="1590447604" calcext:value-type="float">
            <text:p>1590447604</text:p>
          </table:table-cell>
          <table:table-cell office:value-type="string" calcext:value-type="string">
            <text:p>2020-05-25 20:00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31]+[.$H$2]" office:value-type="float" office:value="1592623093" calcext:value-type="float">
            <text:p>1592623093</text:p>
          </table:table-cell>
          <table:table-cell table:formula="of:=([.$F431]/86400)+25569-(3/24)" office:value-type="float" office:value="44002.012650463" calcext:value-type="float">
            <text:p>44002,012650463</text:p>
          </table:table-cell>
          <table:table-cell/>
        </table:table-row>
        <table:table-row table:style-name="ro1">
          <table:table-cell office:value-type="float" office:value="1590447604" calcext:value-type="float">
            <text:p>1590447604</text:p>
          </table:table-cell>
          <table:table-cell office:value-type="string" calcext:value-type="string">
            <text:p>2020-05-25 20:00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32]+[.$H$2]" office:value-type="float" office:value="1592623093" calcext:value-type="float">
            <text:p>1592623093</text:p>
          </table:table-cell>
          <table:table-cell table:formula="of:=([.$F432]/86400)+25569-(3/24)" office:value-type="float" office:value="44002.012650463" calcext:value-type="float">
            <text:p>44002,012650463</text:p>
          </table:table-cell>
          <table:table-cell/>
        </table:table-row>
        <table:table-row table:style-name="ro1">
          <table:table-cell office:value-type="float" office:value="1590447604" calcext:value-type="float">
            <text:p>1590447604</text:p>
          </table:table-cell>
          <table:table-cell office:value-type="string" calcext:value-type="string">
            <text:p>2020-05-25 20:00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33]+[.$H$2]" office:value-type="float" office:value="1592623093" calcext:value-type="float">
            <text:p>1592623093</text:p>
          </table:table-cell>
          <table:table-cell table:formula="of:=([.$F433]/86400)+25569-(3/24)" office:value-type="float" office:value="44002.012650463" calcext:value-type="float">
            <text:p>44002,012650463</text:p>
          </table:table-cell>
          <table:table-cell/>
        </table:table-row>
        <table:table-row table:style-name="ro1">
          <table:table-cell office:value-type="float" office:value="1590451203" calcext:value-type="float">
            <text:p>1590451203</text:p>
          </table:table-cell>
          <table:table-cell office:value-type="string" calcext:value-type="string">
            <text:p>2020-05-25 21:00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34]+[.$H$2]" office:value-type="float" office:value="1592626692" calcext:value-type="float">
            <text:p>1592626692</text:p>
          </table:table-cell>
          <table:table-cell table:formula="of:=([.$F434]/86400)+25569-(3/24)" office:value-type="float" office:value="44002.0543055556" calcext:value-type="float">
            <text:p>44002,0543055556</text:p>
          </table:table-cell>
          <table:table-cell/>
        </table:table-row>
        <table:table-row table:style-name="ro1">
          <table:table-cell office:value-type="float" office:value="1590451203" calcext:value-type="float">
            <text:p>1590451203</text:p>
          </table:table-cell>
          <table:table-cell office:value-type="string" calcext:value-type="string">
            <text:p>2020-05-25 21:00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435]+[.$H$2]" office:value-type="float" office:value="1592626692" calcext:value-type="float">
            <text:p>1592626692</text:p>
          </table:table-cell>
          <table:table-cell table:formula="of:=([.$F435]/86400)+25569-(3/24)" office:value-type="float" office:value="44002.0543055556" calcext:value-type="float">
            <text:p>44002,0543055556</text:p>
          </table:table-cell>
          <table:table-cell/>
        </table:table-row>
        <table:table-row table:style-name="ro1">
          <table:table-cell office:value-type="float" office:value="1590451203" calcext:value-type="float">
            <text:p>1590451203</text:p>
          </table:table-cell>
          <table:table-cell office:value-type="string" calcext:value-type="string">
            <text:p>2020-05-25 21:00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36]+[.$H$2]" office:value-type="float" office:value="1592626692" calcext:value-type="float">
            <text:p>1592626692</text:p>
          </table:table-cell>
          <table:table-cell table:formula="of:=([.$F436]/86400)+25569-(3/24)" office:value-type="float" office:value="44002.0543055556" calcext:value-type="float">
            <text:p>44002,0543055556</text:p>
          </table:table-cell>
          <table:table-cell/>
        </table:table-row>
        <table:table-row table:style-name="ro1">
          <table:table-cell office:value-type="float" office:value="1590451203" calcext:value-type="float">
            <text:p>1590451203</text:p>
          </table:table-cell>
          <table:table-cell office:value-type="string" calcext:value-type="string">
            <text:p>2020-05-25 21:00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437]+[.$H$2]" office:value-type="float" office:value="1592626692" calcext:value-type="float">
            <text:p>1592626692</text:p>
          </table:table-cell>
          <table:table-cell table:formula="of:=([.$F437]/86400)+25569-(3/24)" office:value-type="float" office:value="44002.0543055556" calcext:value-type="float">
            <text:p>44002,0543055556</text:p>
          </table:table-cell>
          <table:table-cell/>
        </table:table-row>
        <table:table-row table:style-name="ro1">
          <table:table-cell office:value-type="float" office:value="1590454802" calcext:value-type="float">
            <text:p>1590454802</text:p>
          </table:table-cell>
          <table:table-cell office:value-type="string" calcext:value-type="string">
            <text:p>2020-05-25 22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table:formula="of:=[.A438]+[.$H$2]" office:value-type="float" office:value="1592630291" calcext:value-type="float">
            <text:p>1592630291</text:p>
          </table:table-cell>
          <table:table-cell table:formula="of:=([.$F438]/86400)+25569-(3/24)" office:value-type="float" office:value="44002.0959606481" calcext:value-type="float">
            <text:p>44002,0959606481</text:p>
          </table:table-cell>
          <table:table-cell/>
        </table:table-row>
        <table:table-row table:style-name="ro1">
          <table:table-cell office:value-type="float" office:value="1590454802" calcext:value-type="float">
            <text:p>1590454802</text:p>
          </table:table-cell>
          <table:table-cell office:value-type="string" calcext:value-type="string">
            <text:p>2020-05-25 22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39]+[.$H$2]" office:value-type="float" office:value="1592630291" calcext:value-type="float">
            <text:p>1592630291</text:p>
          </table:table-cell>
          <table:table-cell table:formula="of:=([.$F439]/86400)+25569-(3/24)" office:value-type="float" office:value="44002.0959606481" calcext:value-type="float">
            <text:p>44002,0959606481</text:p>
          </table:table-cell>
          <table:table-cell/>
        </table:table-row>
        <table:table-row table:style-name="ro1">
          <table:table-cell office:value-type="float" office:value="1590454802" calcext:value-type="float">
            <text:p>1590454802</text:p>
          </table:table-cell>
          <table:table-cell office:value-type="string" calcext:value-type="string">
            <text:p>2020-05-25 22:00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40]+[.$H$2]" office:value-type="float" office:value="1592630291" calcext:value-type="float">
            <text:p>1592630291</text:p>
          </table:table-cell>
          <table:table-cell table:formula="of:=([.$F440]/86400)+25569-(3/24)" office:value-type="float" office:value="44002.0959606481" calcext:value-type="float">
            <text:p>44002,0959606481</text:p>
          </table:table-cell>
          <table:table-cell/>
        </table:table-row>
        <table:table-row table:style-name="ro1">
          <table:table-cell office:value-type="float" office:value="1590454802" calcext:value-type="float">
            <text:p>1590454802</text:p>
          </table:table-cell>
          <table:table-cell office:value-type="string" calcext:value-type="string">
            <text:p>2020-05-25 22:00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41]+[.$H$2]" office:value-type="float" office:value="1592630291" calcext:value-type="float">
            <text:p>1592630291</text:p>
          </table:table-cell>
          <table:table-cell table:formula="of:=([.$F441]/86400)+25569-(3/24)" office:value-type="float" office:value="44002.0959606481" calcext:value-type="float">
            <text:p>44002,0959606481</text:p>
          </table:table-cell>
          <table:table-cell/>
        </table:table-row>
        <table:table-row table:style-name="ro1">
          <table:table-cell office:value-type="float" office:value="1590458401" calcext:value-type="float">
            <text:p>1590458401</text:p>
          </table:table-cell>
          <table:table-cell office:value-type="string" calcext:value-type="string">
            <text:p>2020-05-25 23:00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42]+[.$H$2]" office:value-type="float" office:value="1592633890" calcext:value-type="float">
            <text:p>1592633890</text:p>
          </table:table-cell>
          <table:table-cell table:formula="of:=([.$F442]/86400)+25569-(3/24)" office:value-type="float" office:value="44002.1376157407" calcext:value-type="float">
            <text:p>44002,1376157407</text:p>
          </table:table-cell>
          <table:table-cell/>
        </table:table-row>
        <table:table-row table:style-name="ro1">
          <table:table-cell office:value-type="float" office:value="1590458401" calcext:value-type="float">
            <text:p>1590458401</text:p>
          </table:table-cell>
          <table:table-cell office:value-type="string" calcext:value-type="string">
            <text:p>2020-05-25 23:00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43]+[.$H$2]" office:value-type="float" office:value="1592633890" calcext:value-type="float">
            <text:p>1592633890</text:p>
          </table:table-cell>
          <table:table-cell table:formula="of:=([.$F443]/86400)+25569-(3/24)" office:value-type="float" office:value="44002.1376157407" calcext:value-type="float">
            <text:p>44002,1376157407</text:p>
          </table:table-cell>
          <table:table-cell/>
        </table:table-row>
        <table:table-row table:style-name="ro1">
          <table:table-cell office:value-type="float" office:value="1590458401" calcext:value-type="float">
            <text:p>1590458401</text:p>
          </table:table-cell>
          <table:table-cell office:value-type="string" calcext:value-type="string">
            <text:p>2020-05-25 23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44]+[.$H$2]" office:value-type="float" office:value="1592633890" calcext:value-type="float">
            <text:p>1592633890</text:p>
          </table:table-cell>
          <table:table-cell table:formula="of:=([.$F444]/86400)+25569-(3/24)" office:value-type="float" office:value="44002.1376157407" calcext:value-type="float">
            <text:p>44002,1376157407</text:p>
          </table:table-cell>
          <table:table-cell/>
        </table:table-row>
        <table:table-row table:style-name="ro1">
          <table:table-cell office:value-type="float" office:value="1590458401" calcext:value-type="float">
            <text:p>1590458401</text:p>
          </table:table-cell>
          <table:table-cell office:value-type="string" calcext:value-type="string">
            <text:p>2020-05-25 23:0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45]+[.$H$2]" office:value-type="float" office:value="1592633890" calcext:value-type="float">
            <text:p>1592633890</text:p>
          </table:table-cell>
          <table:table-cell table:formula="of:=([.$F445]/86400)+25569-(3/24)" office:value-type="float" office:value="44002.1376157407" calcext:value-type="float">
            <text:p>44002,1376157407</text:p>
          </table:table-cell>
          <table:table-cell/>
        </table:table-row>
        <table:table-row table:style-name="ro1">
          <table:table-cell office:value-type="float" office:value="1590462000" calcext:value-type="float">
            <text:p>1590462000</text:p>
          </table:table-cell>
          <table:table-cell office:value-type="string" calcext:value-type="string">
            <text:p>2020-05-26 00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46]+[.$H$2]" office:value-type="float" office:value="1592637489" calcext:value-type="float">
            <text:p>1592637489</text:p>
          </table:table-cell>
          <table:table-cell table:formula="of:=([.$F446]/86400)+25569-(3/24)" office:value-type="float" office:value="44002.1792708333" calcext:value-type="float">
            <text:p>44002,1792708333</text:p>
          </table:table-cell>
          <table:table-cell/>
        </table:table-row>
        <table:table-row table:style-name="ro1">
          <table:table-cell office:value-type="float" office:value="1590462000" calcext:value-type="float">
            <text:p>1590462000</text:p>
          </table:table-cell>
          <table:table-cell office:value-type="string" calcext:value-type="string">
            <text:p>2020-05-26 00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47]+[.$H$2]" office:value-type="float" office:value="1592637489" calcext:value-type="float">
            <text:p>1592637489</text:p>
          </table:table-cell>
          <table:table-cell table:formula="of:=([.$F447]/86400)+25569-(3/24)" office:value-type="float" office:value="44002.1792708333" calcext:value-type="float">
            <text:p>44002,1792708333</text:p>
          </table:table-cell>
          <table:table-cell/>
        </table:table-row>
        <table:table-row table:style-name="ro1">
          <table:table-cell office:value-type="float" office:value="1590462000" calcext:value-type="float">
            <text:p>1590462000</text:p>
          </table:table-cell>
          <table:table-cell office:value-type="string" calcext:value-type="string">
            <text:p>2020-05-26 00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448]+[.$H$2]" office:value-type="float" office:value="1592637489" calcext:value-type="float">
            <text:p>1592637489</text:p>
          </table:table-cell>
          <table:table-cell table:formula="of:=([.$F448]/86400)+25569-(3/24)" office:value-type="float" office:value="44002.1792708333" calcext:value-type="float">
            <text:p>44002,1792708333</text:p>
          </table:table-cell>
          <table:table-cell/>
        </table:table-row>
        <table:table-row table:style-name="ro1">
          <table:table-cell office:value-type="float" office:value="1590462000" calcext:value-type="float">
            <text:p>1590462000</text:p>
          </table:table-cell>
          <table:table-cell office:value-type="string" calcext:value-type="string">
            <text:p>2020-05-26 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49]+[.$H$2]" office:value-type="float" office:value="1592637489" calcext:value-type="float">
            <text:p>1592637489</text:p>
          </table:table-cell>
          <table:table-cell table:formula="of:=([.$F449]/86400)+25569-(3/24)" office:value-type="float" office:value="44002.1792708333" calcext:value-type="float">
            <text:p>44002,1792708333</text:p>
          </table:table-cell>
          <table:table-cell/>
        </table:table-row>
        <table:table-row table:style-name="ro1">
          <table:table-cell office:value-type="float" office:value="1590465599" calcext:value-type="float">
            <text:p>1590465599</text:p>
          </table:table-cell>
          <table:table-cell office:value-type="string" calcext:value-type="string">
            <text:p>2020-05-26 00:59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50]+[.$H$2]" office:value-type="float" office:value="1592641088" calcext:value-type="float">
            <text:p>1592641088</text:p>
          </table:table-cell>
          <table:table-cell table:formula="of:=([.$F450]/86400)+25569-(3/24)" office:value-type="float" office:value="44002.2209259259" calcext:value-type="float">
            <text:p>44002,2209259259</text:p>
          </table:table-cell>
          <table:table-cell/>
        </table:table-row>
        <table:table-row table:style-name="ro1">
          <table:table-cell office:value-type="float" office:value="1590465599" calcext:value-type="float">
            <text:p>1590465599</text:p>
          </table:table-cell>
          <table:table-cell office:value-type="string" calcext:value-type="string">
            <text:p>2020-05-26 00:59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51]+[.$H$2]" office:value-type="float" office:value="1592641088" calcext:value-type="float">
            <text:p>1592641088</text:p>
          </table:table-cell>
          <table:table-cell table:formula="of:=([.$F451]/86400)+25569-(3/24)" office:value-type="float" office:value="44002.2209259259" calcext:value-type="float">
            <text:p>44002,2209259259</text:p>
          </table:table-cell>
          <table:table-cell/>
        </table:table-row>
        <table:table-row table:style-name="ro1">
          <table:table-cell office:value-type="float" office:value="1590465599" calcext:value-type="float">
            <text:p>1590465599</text:p>
          </table:table-cell>
          <table:table-cell office:value-type="string" calcext:value-type="string">
            <text:p>2020-05-26 00:59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52]+[.$H$2]" office:value-type="float" office:value="1592641088" calcext:value-type="float">
            <text:p>1592641088</text:p>
          </table:table-cell>
          <table:table-cell table:formula="of:=([.$F452]/86400)+25569-(3/24)" office:value-type="float" office:value="44002.2209259259" calcext:value-type="float">
            <text:p>44002,2209259259</text:p>
          </table:table-cell>
          <table:table-cell/>
        </table:table-row>
        <table:table-row table:style-name="ro1">
          <table:table-cell office:value-type="float" office:value="1590465599" calcext:value-type="float">
            <text:p>1590465599</text:p>
          </table:table-cell>
          <table:table-cell office:value-type="string" calcext:value-type="string">
            <text:p>2020-05-26 00:5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53]+[.$H$2]" office:value-type="float" office:value="1592641088" calcext:value-type="float">
            <text:p>1592641088</text:p>
          </table:table-cell>
          <table:table-cell table:formula="of:=([.$F453]/86400)+25569-(3/24)" office:value-type="float" office:value="44002.2209259259" calcext:value-type="float">
            <text:p>44002,2209259259</text:p>
          </table:table-cell>
          <table:table-cell/>
        </table:table-row>
        <table:table-row table:style-name="ro1">
          <table:table-cell office:value-type="float" office:value="1590469198" calcext:value-type="float">
            <text:p>1590469198</text:p>
          </table:table-cell>
          <table:table-cell office:value-type="string" calcext:value-type="string">
            <text:p>2020-05-26 01:59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54]+[.$H$2]" office:value-type="float" office:value="1592644687" calcext:value-type="float">
            <text:p>1592644687</text:p>
          </table:table-cell>
          <table:table-cell table:formula="of:=([.$F454]/86400)+25569-(3/24)" office:value-type="float" office:value="44002.2625810185" calcext:value-type="float">
            <text:p>44002,2625810185</text:p>
          </table:table-cell>
          <table:table-cell/>
        </table:table-row>
        <table:table-row table:style-name="ro1">
          <table:table-cell office:value-type="float" office:value="1590469198" calcext:value-type="float">
            <text:p>1590469198</text:p>
          </table:table-cell>
          <table:table-cell office:value-type="string" calcext:value-type="string">
            <text:p>2020-05-26 01:59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55]+[.$H$2]" office:value-type="float" office:value="1592644687" calcext:value-type="float">
            <text:p>1592644687</text:p>
          </table:table-cell>
          <table:table-cell table:formula="of:=([.$F455]/86400)+25569-(3/24)" office:value-type="float" office:value="44002.2625810185" calcext:value-type="float">
            <text:p>44002,2625810185</text:p>
          </table:table-cell>
          <table:table-cell/>
        </table:table-row>
        <table:table-row table:style-name="ro1">
          <table:table-cell office:value-type="float" office:value="1590469198" calcext:value-type="float">
            <text:p>1590469198</text:p>
          </table:table-cell>
          <table:table-cell office:value-type="string" calcext:value-type="string">
            <text:p>2020-05-26 01:59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56]+[.$H$2]" office:value-type="float" office:value="1592644687" calcext:value-type="float">
            <text:p>1592644687</text:p>
          </table:table-cell>
          <table:table-cell table:formula="of:=([.$F456]/86400)+25569-(3/24)" office:value-type="float" office:value="44002.2625810185" calcext:value-type="float">
            <text:p>44002,2625810185</text:p>
          </table:table-cell>
          <table:table-cell/>
        </table:table-row>
        <table:table-row table:style-name="ro1">
          <table:table-cell office:value-type="float" office:value="1590469198" calcext:value-type="float">
            <text:p>1590469198</text:p>
          </table:table-cell>
          <table:table-cell office:value-type="string" calcext:value-type="string">
            <text:p>2020-05-26 01:5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57]+[.$H$2]" office:value-type="float" office:value="1592644687" calcext:value-type="float">
            <text:p>1592644687</text:p>
          </table:table-cell>
          <table:table-cell table:formula="of:=([.$F457]/86400)+25569-(3/24)" office:value-type="float" office:value="44002.2625810185" calcext:value-type="float">
            <text:p>44002,2625810185</text:p>
          </table:table-cell>
          <table:table-cell/>
        </table:table-row>
        <table:table-row table:style-name="ro1">
          <table:table-cell office:value-type="float" office:value="1590472797" calcext:value-type="float">
            <text:p>1590472797</text:p>
          </table:table-cell>
          <table:table-cell office:value-type="string" calcext:value-type="string">
            <text:p>2020-05-26 02:59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58]+[.$H$2]" office:value-type="float" office:value="1592648286" calcext:value-type="float">
            <text:p>1592648286</text:p>
          </table:table-cell>
          <table:table-cell table:formula="of:=([.$F458]/86400)+25569-(3/24)" office:value-type="float" office:value="44002.3042361111" calcext:value-type="float">
            <text:p>44002,3042361111</text:p>
          </table:table-cell>
          <table:table-cell/>
        </table:table-row>
        <table:table-row table:style-name="ro1">
          <table:table-cell office:value-type="float" office:value="1590472797" calcext:value-type="float">
            <text:p>1590472797</text:p>
          </table:table-cell>
          <table:table-cell office:value-type="string" calcext:value-type="string">
            <text:p>2020-05-26 02:59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59]+[.$H$2]" office:value-type="float" office:value="1592648286" calcext:value-type="float">
            <text:p>1592648286</text:p>
          </table:table-cell>
          <table:table-cell table:formula="of:=([.$F459]/86400)+25569-(3/24)" office:value-type="float" office:value="44002.3042361111" calcext:value-type="float">
            <text:p>44002,3042361111</text:p>
          </table:table-cell>
          <table:table-cell/>
        </table:table-row>
        <table:table-row table:style-name="ro1">
          <table:table-cell office:value-type="float" office:value="1590472797" calcext:value-type="float">
            <text:p>1590472797</text:p>
          </table:table-cell>
          <table:table-cell office:value-type="string" calcext:value-type="string">
            <text:p>2020-05-26 02:59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60]+[.$H$2]" office:value-type="float" office:value="1592648286" calcext:value-type="float">
            <text:p>1592648286</text:p>
          </table:table-cell>
          <table:table-cell table:formula="of:=([.$F460]/86400)+25569-(3/24)" office:value-type="float" office:value="44002.3042361111" calcext:value-type="float">
            <text:p>44002,3042361111</text:p>
          </table:table-cell>
          <table:table-cell/>
        </table:table-row>
        <table:table-row table:style-name="ro1">
          <table:table-cell office:value-type="float" office:value="1590472797" calcext:value-type="float">
            <text:p>1590472797</text:p>
          </table:table-cell>
          <table:table-cell office:value-type="string" calcext:value-type="string">
            <text:p>2020-05-26 02:59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61]+[.$H$2]" office:value-type="float" office:value="1592648286" calcext:value-type="float">
            <text:p>1592648286</text:p>
          </table:table-cell>
          <table:table-cell table:formula="of:=([.$F461]/86400)+25569-(3/24)" office:value-type="float" office:value="44002.3042361111" calcext:value-type="float">
            <text:p>44002,3042361111</text:p>
          </table:table-cell>
          <table:table-cell/>
        </table:table-row>
        <table:table-row table:style-name="ro1">
          <table:table-cell office:value-type="float" office:value="1590476396" calcext:value-type="float">
            <text:p>1590476396</text:p>
          </table:table-cell>
          <table:table-cell office:value-type="string" calcext:value-type="string">
            <text:p>2020-05-26 03:59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62]+[.$H$2]" office:value-type="float" office:value="1592651885" calcext:value-type="float">
            <text:p>1592651885</text:p>
          </table:table-cell>
          <table:table-cell table:formula="of:=([.$F462]/86400)+25569-(3/24)" office:value-type="float" office:value="44002.3458912037" calcext:value-type="float">
            <text:p>44002,3458912037</text:p>
          </table:table-cell>
          <table:table-cell/>
        </table:table-row>
        <table:table-row table:style-name="ro1">
          <table:table-cell office:value-type="float" office:value="1590476396" calcext:value-type="float">
            <text:p>1590476396</text:p>
          </table:table-cell>
          <table:table-cell office:value-type="string" calcext:value-type="string">
            <text:p>2020-05-26 03:59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63]+[.$H$2]" office:value-type="float" office:value="1592651885" calcext:value-type="float">
            <text:p>1592651885</text:p>
          </table:table-cell>
          <table:table-cell table:formula="of:=([.$F463]/86400)+25569-(3/24)" office:value-type="float" office:value="44002.3458912037" calcext:value-type="float">
            <text:p>44002,3458912037</text:p>
          </table:table-cell>
          <table:table-cell/>
        </table:table-row>
        <table:table-row table:style-name="ro1">
          <table:table-cell office:value-type="float" office:value="1590476396" calcext:value-type="float">
            <text:p>1590476396</text:p>
          </table:table-cell>
          <table:table-cell office:value-type="string" calcext:value-type="string">
            <text:p>2020-05-26 03:59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64]+[.$H$2]" office:value-type="float" office:value="1592651885" calcext:value-type="float">
            <text:p>1592651885</text:p>
          </table:table-cell>
          <table:table-cell table:formula="of:=([.$F464]/86400)+25569-(3/24)" office:value-type="float" office:value="44002.3458912037" calcext:value-type="float">
            <text:p>44002,3458912037</text:p>
          </table:table-cell>
          <table:table-cell/>
        </table:table-row>
        <table:table-row table:style-name="ro1">
          <table:table-cell office:value-type="float" office:value="1590476396" calcext:value-type="float">
            <text:p>1590476396</text:p>
          </table:table-cell>
          <table:table-cell office:value-type="string" calcext:value-type="string">
            <text:p>2020-05-26 03:5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65]+[.$H$2]" office:value-type="float" office:value="1592651885" calcext:value-type="float">
            <text:p>1592651885</text:p>
          </table:table-cell>
          <table:table-cell table:formula="of:=([.$F465]/86400)+25569-(3/24)" office:value-type="float" office:value="44002.3458912037" calcext:value-type="float">
            <text:p>44002,3458912037</text:p>
          </table:table-cell>
          <table:table-cell/>
        </table:table-row>
        <table:table-row table:style-name="ro1">
          <table:table-cell office:value-type="float" office:value="1590479995" calcext:value-type="float">
            <text:p>1590479995</text:p>
          </table:table-cell>
          <table:table-cell office:value-type="string" calcext:value-type="string">
            <text:p>2020-05-26 04:59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66]+[.$H$2]" office:value-type="float" office:value="1592655484" calcext:value-type="float">
            <text:p>1592655484</text:p>
          </table:table-cell>
          <table:table-cell table:formula="of:=([.$F466]/86400)+25569-(3/24)" office:value-type="float" office:value="44002.3875462963" calcext:value-type="float">
            <text:p>44002,3875462963</text:p>
          </table:table-cell>
          <table:table-cell/>
        </table:table-row>
        <table:table-row table:style-name="ro1">
          <table:table-cell office:value-type="float" office:value="1590479995" calcext:value-type="float">
            <text:p>1590479995</text:p>
          </table:table-cell>
          <table:table-cell office:value-type="string" calcext:value-type="string">
            <text:p>2020-05-26 04:59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67]+[.$H$2]" office:value-type="float" office:value="1592655484" calcext:value-type="float">
            <text:p>1592655484</text:p>
          </table:table-cell>
          <table:table-cell table:formula="of:=([.$F467]/86400)+25569-(3/24)" office:value-type="float" office:value="44002.3875462963" calcext:value-type="float">
            <text:p>44002,3875462963</text:p>
          </table:table-cell>
          <table:table-cell/>
        </table:table-row>
        <table:table-row table:style-name="ro1">
          <table:table-cell office:value-type="float" office:value="1590479995" calcext:value-type="float">
            <text:p>1590479995</text:p>
          </table:table-cell>
          <table:table-cell office:value-type="string" calcext:value-type="string">
            <text:p>2020-05-26 04:59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68]+[.$H$2]" office:value-type="float" office:value="1592655484" calcext:value-type="float">
            <text:p>1592655484</text:p>
          </table:table-cell>
          <table:table-cell table:formula="of:=([.$F468]/86400)+25569-(3/24)" office:value-type="float" office:value="44002.3875462963" calcext:value-type="float">
            <text:p>44002,3875462963</text:p>
          </table:table-cell>
          <table:table-cell/>
        </table:table-row>
        <table:table-row table:style-name="ro1">
          <table:table-cell office:value-type="float" office:value="1590479995" calcext:value-type="float">
            <text:p>1590479995</text:p>
          </table:table-cell>
          <table:table-cell office:value-type="string" calcext:value-type="string">
            <text:p>2020-05-26 04:5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69]+[.$H$2]" office:value-type="float" office:value="1592655484" calcext:value-type="float">
            <text:p>1592655484</text:p>
          </table:table-cell>
          <table:table-cell table:formula="of:=([.$F469]/86400)+25569-(3/24)" office:value-type="float" office:value="44002.3875462963" calcext:value-type="float">
            <text:p>44002,3875462963</text:p>
          </table:table-cell>
          <table:table-cell/>
        </table:table-row>
        <table:table-row table:style-name="ro1">
          <table:table-cell office:value-type="float" office:value="1590483594" calcext:value-type="float">
            <text:p>1590483594</text:p>
          </table:table-cell>
          <table:table-cell office:value-type="string" calcext:value-type="string">
            <text:p>2020-05-26 05:59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70]+[.$H$2]" office:value-type="float" office:value="1592659083" calcext:value-type="float">
            <text:p>1592659083</text:p>
          </table:table-cell>
          <table:table-cell table:formula="of:=([.$F470]/86400)+25569-(3/24)" office:value-type="float" office:value="44002.4292013889" calcext:value-type="float">
            <text:p>44002,4292013889</text:p>
          </table:table-cell>
          <table:table-cell/>
        </table:table-row>
        <table:table-row table:style-name="ro1">
          <table:table-cell office:value-type="float" office:value="1590483594" calcext:value-type="float">
            <text:p>1590483594</text:p>
          </table:table-cell>
          <table:table-cell office:value-type="string" calcext:value-type="string">
            <text:p>2020-05-26 05:59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71]+[.$H$2]" office:value-type="float" office:value="1592659083" calcext:value-type="float">
            <text:p>1592659083</text:p>
          </table:table-cell>
          <table:table-cell table:formula="of:=([.$F471]/86400)+25569-(3/24)" office:value-type="float" office:value="44002.4292013889" calcext:value-type="float">
            <text:p>44002,4292013889</text:p>
          </table:table-cell>
          <table:table-cell/>
        </table:table-row>
        <table:table-row table:style-name="ro1">
          <table:table-cell office:value-type="float" office:value="1590483594" calcext:value-type="float">
            <text:p>1590483594</text:p>
          </table:table-cell>
          <table:table-cell office:value-type="string" calcext:value-type="string">
            <text:p>2020-05-26 05:59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72]+[.$H$2]" office:value-type="float" office:value="1592659083" calcext:value-type="float">
            <text:p>1592659083</text:p>
          </table:table-cell>
          <table:table-cell table:formula="of:=([.$F472]/86400)+25569-(3/24)" office:value-type="float" office:value="44002.4292013889" calcext:value-type="float">
            <text:p>44002,4292013889</text:p>
          </table:table-cell>
          <table:table-cell/>
        </table:table-row>
        <table:table-row table:style-name="ro1">
          <table:table-cell office:value-type="float" office:value="1590483594" calcext:value-type="float">
            <text:p>1590483594</text:p>
          </table:table-cell>
          <table:table-cell office:value-type="string" calcext:value-type="string">
            <text:p>2020-05-26 05:59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73]+[.$H$2]" office:value-type="float" office:value="1592659083" calcext:value-type="float">
            <text:p>1592659083</text:p>
          </table:table-cell>
          <table:table-cell table:formula="of:=([.$F473]/86400)+25569-(3/24)" office:value-type="float" office:value="44002.4292013889" calcext:value-type="float">
            <text:p>44002,4292013889</text:p>
          </table:table-cell>
          <table:table-cell/>
        </table:table-row>
        <table:table-row table:style-name="ro1">
          <table:table-cell office:value-type="float" office:value="1590487193" calcext:value-type="float">
            <text:p>1590487193</text:p>
          </table:table-cell>
          <table:table-cell office:value-type="string" calcext:value-type="string">
            <text:p>2020-05-26 06:59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74]+[.$H$2]" office:value-type="float" office:value="1592662682" calcext:value-type="float">
            <text:p>1592662682</text:p>
          </table:table-cell>
          <table:table-cell table:formula="of:=([.$F474]/86400)+25569-(3/24)" office:value-type="float" office:value="44002.4708564815" calcext:value-type="float">
            <text:p>44002,4708564815</text:p>
          </table:table-cell>
          <table:table-cell/>
        </table:table-row>
        <table:table-row table:style-name="ro1">
          <table:table-cell office:value-type="float" office:value="1590487193" calcext:value-type="float">
            <text:p>1590487193</text:p>
          </table:table-cell>
          <table:table-cell office:value-type="string" calcext:value-type="string">
            <text:p>2020-05-26 06:59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75]+[.$H$2]" office:value-type="float" office:value="1592662682" calcext:value-type="float">
            <text:p>1592662682</text:p>
          </table:table-cell>
          <table:table-cell table:formula="of:=([.$F475]/86400)+25569-(3/24)" office:value-type="float" office:value="44002.4708564815" calcext:value-type="float">
            <text:p>44002,4708564815</text:p>
          </table:table-cell>
          <table:table-cell/>
        </table:table-row>
        <table:table-row table:style-name="ro1">
          <table:table-cell office:value-type="float" office:value="1590487193" calcext:value-type="float">
            <text:p>1590487193</text:p>
          </table:table-cell>
          <table:table-cell office:value-type="string" calcext:value-type="string">
            <text:p>2020-05-26 06:59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76]+[.$H$2]" office:value-type="float" office:value="1592662682" calcext:value-type="float">
            <text:p>1592662682</text:p>
          </table:table-cell>
          <table:table-cell table:formula="of:=([.$F476]/86400)+25569-(3/24)" office:value-type="float" office:value="44002.4708564815" calcext:value-type="float">
            <text:p>44002,4708564815</text:p>
          </table:table-cell>
          <table:table-cell/>
        </table:table-row>
        <table:table-row table:style-name="ro1">
          <table:table-cell office:value-type="float" office:value="1590487193" calcext:value-type="float">
            <text:p>1590487193</text:p>
          </table:table-cell>
          <table:table-cell office:value-type="string" calcext:value-type="string">
            <text:p>2020-05-26 06:5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77]+[.$H$2]" office:value-type="float" office:value="1592662682" calcext:value-type="float">
            <text:p>1592662682</text:p>
          </table:table-cell>
          <table:table-cell table:formula="of:=([.$F477]/86400)+25569-(3/24)" office:value-type="float" office:value="44002.4708564815" calcext:value-type="float">
            <text:p>44002,4708564815</text:p>
          </table:table-cell>
          <table:table-cell/>
        </table:table-row>
        <table:table-row table:style-name="ro1">
          <table:table-cell office:value-type="float" office:value="1590490792" calcext:value-type="float">
            <text:p>1590490792</text:p>
          </table:table-cell>
          <table:table-cell office:value-type="string" calcext:value-type="string">
            <text:p>2020-05-26 07:59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78]+[.$H$2]" office:value-type="float" office:value="1592666281" calcext:value-type="float">
            <text:p>1592666281</text:p>
          </table:table-cell>
          <table:table-cell table:formula="of:=([.$F478]/86400)+25569-(3/24)" office:value-type="float" office:value="44002.5125115741" calcext:value-type="float">
            <text:p>44002,5125115741</text:p>
          </table:table-cell>
          <table:table-cell/>
        </table:table-row>
        <table:table-row table:style-name="ro1">
          <table:table-cell office:value-type="float" office:value="1590490792" calcext:value-type="float">
            <text:p>1590490792</text:p>
          </table:table-cell>
          <table:table-cell office:value-type="string" calcext:value-type="string">
            <text:p>2020-05-26 07:59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79]+[.$H$2]" office:value-type="float" office:value="1592666281" calcext:value-type="float">
            <text:p>1592666281</text:p>
          </table:table-cell>
          <table:table-cell table:formula="of:=([.$F479]/86400)+25569-(3/24)" office:value-type="float" office:value="44002.5125115741" calcext:value-type="float">
            <text:p>44002,5125115741</text:p>
          </table:table-cell>
          <table:table-cell/>
        </table:table-row>
        <table:table-row table:style-name="ro1">
          <table:table-cell office:value-type="float" office:value="1590490792" calcext:value-type="float">
            <text:p>1590490792</text:p>
          </table:table-cell>
          <table:table-cell office:value-type="string" calcext:value-type="string">
            <text:p>2020-05-26 07:59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80]+[.$H$2]" office:value-type="float" office:value="1592666281" calcext:value-type="float">
            <text:p>1592666281</text:p>
          </table:table-cell>
          <table:table-cell table:formula="of:=([.$F480]/86400)+25569-(3/24)" office:value-type="float" office:value="44002.5125115741" calcext:value-type="float">
            <text:p>44002,5125115741</text:p>
          </table:table-cell>
          <table:table-cell/>
        </table:table-row>
        <table:table-row table:style-name="ro1">
          <table:table-cell office:value-type="float" office:value="1590490792" calcext:value-type="float">
            <text:p>1590490792</text:p>
          </table:table-cell>
          <table:table-cell office:value-type="string" calcext:value-type="string">
            <text:p>2020-05-26 07:59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81]+[.$H$2]" office:value-type="float" office:value="1592666281" calcext:value-type="float">
            <text:p>1592666281</text:p>
          </table:table-cell>
          <table:table-cell table:formula="of:=([.$F481]/86400)+25569-(3/24)" office:value-type="float" office:value="44002.5125115741" calcext:value-type="float">
            <text:p>44002,5125115741</text:p>
          </table:table-cell>
          <table:table-cell/>
        </table:table-row>
        <table:table-row table:style-name="ro1">
          <table:table-cell office:value-type="float" office:value="1590494391" calcext:value-type="float">
            <text:p>1590494391</text:p>
          </table:table-cell>
          <table:table-cell office:value-type="string" calcext:value-type="string">
            <text:p>2020-05-26 08:59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82]+[.$H$2]" office:value-type="float" office:value="1592669880" calcext:value-type="float">
            <text:p>1592669880</text:p>
          </table:table-cell>
          <table:table-cell table:formula="of:=([.$F482]/86400)+25569-(3/24)" office:value-type="float" office:value="44002.5541666667" calcext:value-type="float">
            <text:p>44002,5541666667</text:p>
          </table:table-cell>
          <table:table-cell/>
        </table:table-row>
        <table:table-row table:style-name="ro1">
          <table:table-cell office:value-type="float" office:value="1590494391" calcext:value-type="float">
            <text:p>1590494391</text:p>
          </table:table-cell>
          <table:table-cell office:value-type="string" calcext:value-type="string">
            <text:p>2020-05-26 08:59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83]+[.$H$2]" office:value-type="float" office:value="1592669880" calcext:value-type="float">
            <text:p>1592669880</text:p>
          </table:table-cell>
          <table:table-cell table:formula="of:=([.$F483]/86400)+25569-(3/24)" office:value-type="float" office:value="44002.5541666667" calcext:value-type="float">
            <text:p>44002,5541666667</text:p>
          </table:table-cell>
          <table:table-cell/>
        </table:table-row>
        <table:table-row table:style-name="ro1">
          <table:table-cell office:value-type="float" office:value="1590494391" calcext:value-type="float">
            <text:p>1590494391</text:p>
          </table:table-cell>
          <table:table-cell office:value-type="string" calcext:value-type="string">
            <text:p>2020-05-26 08:59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84]+[.$H$2]" office:value-type="float" office:value="1592669880" calcext:value-type="float">
            <text:p>1592669880</text:p>
          </table:table-cell>
          <table:table-cell table:formula="of:=([.$F484]/86400)+25569-(3/24)" office:value-type="float" office:value="44002.5541666667" calcext:value-type="float">
            <text:p>44002,5541666667</text:p>
          </table:table-cell>
          <table:table-cell/>
        </table:table-row>
        <table:table-row table:style-name="ro1">
          <table:table-cell office:value-type="float" office:value="1590494391" calcext:value-type="float">
            <text:p>1590494391</text:p>
          </table:table-cell>
          <table:table-cell office:value-type="string" calcext:value-type="string">
            <text:p>2020-05-26 08:5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85]+[.$H$2]" office:value-type="float" office:value="1592669880" calcext:value-type="float">
            <text:p>1592669880</text:p>
          </table:table-cell>
          <table:table-cell table:formula="of:=([.$F485]/86400)+25569-(3/24)" office:value-type="float" office:value="44002.5541666667" calcext:value-type="float">
            <text:p>44002,5541666667</text:p>
          </table:table-cell>
          <table:table-cell/>
        </table:table-row>
        <table:table-row table:style-name="ro1">
          <table:table-cell office:value-type="float" office:value="1590497990" calcext:value-type="float">
            <text:p>1590497990</text:p>
          </table:table-cell>
          <table:table-cell office:value-type="string" calcext:value-type="string">
            <text:p>2020-05-26 09:59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86]+[.$H$2]" office:value-type="float" office:value="1592673479" calcext:value-type="float">
            <text:p>1592673479</text:p>
          </table:table-cell>
          <table:table-cell table:formula="of:=([.$F486]/86400)+25569-(3/24)" office:value-type="float" office:value="44002.5958217593" calcext:value-type="float">
            <text:p>44002,5958217593</text:p>
          </table:table-cell>
          <table:table-cell/>
        </table:table-row>
        <table:table-row table:style-name="ro1">
          <table:table-cell office:value-type="float" office:value="1590497990" calcext:value-type="float">
            <text:p>1590497990</text:p>
          </table:table-cell>
          <table:table-cell office:value-type="string" calcext:value-type="string">
            <text:p>2020-05-26 09:59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87]+[.$H$2]" office:value-type="float" office:value="1592673479" calcext:value-type="float">
            <text:p>1592673479</text:p>
          </table:table-cell>
          <table:table-cell table:formula="of:=([.$F487]/86400)+25569-(3/24)" office:value-type="float" office:value="44002.5958217593" calcext:value-type="float">
            <text:p>44002,5958217593</text:p>
          </table:table-cell>
          <table:table-cell/>
        </table:table-row>
        <table:table-row table:style-name="ro1">
          <table:table-cell office:value-type="float" office:value="1590497990" calcext:value-type="float">
            <text:p>1590497990</text:p>
          </table:table-cell>
          <table:table-cell office:value-type="string" calcext:value-type="string">
            <text:p>2020-05-26 09:59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88]+[.$H$2]" office:value-type="float" office:value="1592673479" calcext:value-type="float">
            <text:p>1592673479</text:p>
          </table:table-cell>
          <table:table-cell table:formula="of:=([.$F488]/86400)+25569-(3/24)" office:value-type="float" office:value="44002.5958217593" calcext:value-type="float">
            <text:p>44002,5958217593</text:p>
          </table:table-cell>
          <table:table-cell/>
        </table:table-row>
        <table:table-row table:style-name="ro1">
          <table:table-cell office:value-type="float" office:value="1590497990" calcext:value-type="float">
            <text:p>1590497990</text:p>
          </table:table-cell>
          <table:table-cell office:value-type="string" calcext:value-type="string">
            <text:p>2020-05-26 09:5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89]+[.$H$2]" office:value-type="float" office:value="1592673479" calcext:value-type="float">
            <text:p>1592673479</text:p>
          </table:table-cell>
          <table:table-cell table:formula="of:=([.$F489]/86400)+25569-(3/24)" office:value-type="float" office:value="44002.5958217593" calcext:value-type="float">
            <text:p>44002,5958217593</text:p>
          </table:table-cell>
          <table:table-cell/>
        </table:table-row>
        <table:table-row table:style-name="ro1">
          <table:table-cell office:value-type="float" office:value="1590501589" calcext:value-type="float">
            <text:p>1590501589</text:p>
          </table:table-cell>
          <table:table-cell office:value-type="string" calcext:value-type="string">
            <text:p>2020-05-26 10:59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90]+[.$H$2]" office:value-type="float" office:value="1592677078" calcext:value-type="float">
            <text:p>1592677078</text:p>
          </table:table-cell>
          <table:table-cell table:formula="of:=([.$F490]/86400)+25569-(3/24)" office:value-type="float" office:value="44002.6374768519" calcext:value-type="float">
            <text:p>44002,6374768519</text:p>
          </table:table-cell>
          <table:table-cell/>
        </table:table-row>
        <table:table-row table:style-name="ro1">
          <table:table-cell office:value-type="float" office:value="1590501589" calcext:value-type="float">
            <text:p>1590501589</text:p>
          </table:table-cell>
          <table:table-cell office:value-type="string" calcext:value-type="string">
            <text:p>2020-05-26 10:59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91]+[.$H$2]" office:value-type="float" office:value="1592677078" calcext:value-type="float">
            <text:p>1592677078</text:p>
          </table:table-cell>
          <table:table-cell table:formula="of:=([.$F491]/86400)+25569-(3/24)" office:value-type="float" office:value="44002.6374768519" calcext:value-type="float">
            <text:p>44002,6374768519</text:p>
          </table:table-cell>
          <table:table-cell/>
        </table:table-row>
        <table:table-row table:style-name="ro1">
          <table:table-cell office:value-type="float" office:value="1590501589" calcext:value-type="float">
            <text:p>1590501589</text:p>
          </table:table-cell>
          <table:table-cell office:value-type="string" calcext:value-type="string">
            <text:p>2020-05-26 10:59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92]+[.$H$2]" office:value-type="float" office:value="1592677078" calcext:value-type="float">
            <text:p>1592677078</text:p>
          </table:table-cell>
          <table:table-cell table:formula="of:=([.$F492]/86400)+25569-(3/24)" office:value-type="float" office:value="44002.6374768519" calcext:value-type="float">
            <text:p>44002,6374768519</text:p>
          </table:table-cell>
          <table:table-cell/>
        </table:table-row>
        <table:table-row table:style-name="ro1">
          <table:table-cell office:value-type="float" office:value="1590501589" calcext:value-type="float">
            <text:p>1590501589</text:p>
          </table:table-cell>
          <table:table-cell office:value-type="string" calcext:value-type="string">
            <text:p>2020-05-26 10:5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93]+[.$H$2]" office:value-type="float" office:value="1592677078" calcext:value-type="float">
            <text:p>1592677078</text:p>
          </table:table-cell>
          <table:table-cell table:formula="of:=([.$F493]/86400)+25569-(3/24)" office:value-type="float" office:value="44002.6374768519" calcext:value-type="float">
            <text:p>44002,6374768519</text:p>
          </table:table-cell>
          <table:table-cell/>
        </table:table-row>
        <table:table-row table:style-name="ro1">
          <table:table-cell office:value-type="float" office:value="1590505188" calcext:value-type="float">
            <text:p>1590505188</text:p>
          </table:table-cell>
          <table:table-cell office:value-type="string" calcext:value-type="string">
            <text:p>2020-05-26 11:59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94]+[.$H$2]" office:value-type="float" office:value="1592680677" calcext:value-type="float">
            <text:p>1592680677</text:p>
          </table:table-cell>
          <table:table-cell table:formula="of:=([.$F494]/86400)+25569-(3/24)" office:value-type="float" office:value="44002.6791319445" calcext:value-type="float">
            <text:p>44002,6791319445</text:p>
          </table:table-cell>
          <table:table-cell/>
        </table:table-row>
        <table:table-row table:style-name="ro1">
          <table:table-cell office:value-type="float" office:value="1590505188" calcext:value-type="float">
            <text:p>1590505188</text:p>
          </table:table-cell>
          <table:table-cell office:value-type="string" calcext:value-type="string">
            <text:p>2020-05-26 11:59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95]+[.$H$2]" office:value-type="float" office:value="1592680677" calcext:value-type="float">
            <text:p>1592680677</text:p>
          </table:table-cell>
          <table:table-cell table:formula="of:=([.$F495]/86400)+25569-(3/24)" office:value-type="float" office:value="44002.6791319445" calcext:value-type="float">
            <text:p>44002,6791319445</text:p>
          </table:table-cell>
          <table:table-cell/>
        </table:table-row>
        <table:table-row table:style-name="ro1">
          <table:table-cell office:value-type="float" office:value="1590505188" calcext:value-type="float">
            <text:p>1590505188</text:p>
          </table:table-cell>
          <table:table-cell office:value-type="string" calcext:value-type="string">
            <text:p>2020-05-26 11:59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496]+[.$H$2]" office:value-type="float" office:value="1592680677" calcext:value-type="float">
            <text:p>1592680677</text:p>
          </table:table-cell>
          <table:table-cell table:formula="of:=([.$F496]/86400)+25569-(3/24)" office:value-type="float" office:value="44002.6791319445" calcext:value-type="float">
            <text:p>44002,6791319445</text:p>
          </table:table-cell>
          <table:table-cell/>
        </table:table-row>
        <table:table-row table:style-name="ro1">
          <table:table-cell office:value-type="float" office:value="1590505188" calcext:value-type="float">
            <text:p>1590505188</text:p>
          </table:table-cell>
          <table:table-cell office:value-type="string" calcext:value-type="string">
            <text:p>2020-05-26 11:5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497]+[.$H$2]" office:value-type="float" office:value="1592680677" calcext:value-type="float">
            <text:p>1592680677</text:p>
          </table:table-cell>
          <table:table-cell table:formula="of:=([.$F497]/86400)+25569-(3/24)" office:value-type="float" office:value="44002.6791319445" calcext:value-type="float">
            <text:p>44002,6791319445</text:p>
          </table:table-cell>
          <table:table-cell/>
        </table:table-row>
        <table:table-row table:style-name="ro1">
          <table:table-cell office:value-type="float" office:value="1590508787" calcext:value-type="float">
            <text:p>1590508787</text:p>
          </table:table-cell>
          <table:table-cell office:value-type="string" calcext:value-type="string">
            <text:p>2020-05-26 12:59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498]+[.$H$2]" office:value-type="float" office:value="1592684276" calcext:value-type="float">
            <text:p>1592684276</text:p>
          </table:table-cell>
          <table:table-cell table:formula="of:=([.$F498]/86400)+25569-(3/24)" office:value-type="float" office:value="44002.720787037" calcext:value-type="float">
            <text:p>44002,720787037</text:p>
          </table:table-cell>
          <table:table-cell/>
        </table:table-row>
        <table:table-row table:style-name="ro1">
          <table:table-cell office:value-type="float" office:value="1590508787" calcext:value-type="float">
            <text:p>1590508787</text:p>
          </table:table-cell>
          <table:table-cell office:value-type="string" calcext:value-type="string">
            <text:p>2020-05-26 12:59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499]+[.$H$2]" office:value-type="float" office:value="1592684276" calcext:value-type="float">
            <text:p>1592684276</text:p>
          </table:table-cell>
          <table:table-cell table:formula="of:=([.$F499]/86400)+25569-(3/24)" office:value-type="float" office:value="44002.720787037" calcext:value-type="float">
            <text:p>44002,720787037</text:p>
          </table:table-cell>
          <table:table-cell/>
        </table:table-row>
        <table:table-row table:style-name="ro1">
          <table:table-cell office:value-type="float" office:value="1590508787" calcext:value-type="float">
            <text:p>1590508787</text:p>
          </table:table-cell>
          <table:table-cell office:value-type="string" calcext:value-type="string">
            <text:p>2020-05-26 12:59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00]+[.$H$2]" office:value-type="float" office:value="1592684276" calcext:value-type="float">
            <text:p>1592684276</text:p>
          </table:table-cell>
          <table:table-cell table:formula="of:=([.$F500]/86400)+25569-(3/24)" office:value-type="float" office:value="44002.720787037" calcext:value-type="float">
            <text:p>44002,720787037</text:p>
          </table:table-cell>
          <table:table-cell/>
        </table:table-row>
        <table:table-row table:style-name="ro1">
          <table:table-cell office:value-type="float" office:value="1590508787" calcext:value-type="float">
            <text:p>1590508787</text:p>
          </table:table-cell>
          <table:table-cell office:value-type="string" calcext:value-type="string">
            <text:p>2020-05-26 12:59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01]+[.$H$2]" office:value-type="float" office:value="1592684276" calcext:value-type="float">
            <text:p>1592684276</text:p>
          </table:table-cell>
          <table:table-cell table:formula="of:=([.$F501]/86400)+25569-(3/24)" office:value-type="float" office:value="44002.720787037" calcext:value-type="float">
            <text:p>44002,720787037</text:p>
          </table:table-cell>
          <table:table-cell/>
        </table:table-row>
        <table:table-row table:style-name="ro1">
          <table:table-cell office:value-type="float" office:value="1590512386" calcext:value-type="float">
            <text:p>1590512386</text:p>
          </table:table-cell>
          <table:table-cell office:value-type="string" calcext:value-type="string">
            <text:p>2020-05-26 13:59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02]+[.$H$2]" office:value-type="float" office:value="1592687875" calcext:value-type="float">
            <text:p>1592687875</text:p>
          </table:table-cell>
          <table:table-cell table:formula="of:=([.$F502]/86400)+25569-(3/24)" office:value-type="float" office:value="44002.7624421296" calcext:value-type="float">
            <text:p>44002,7624421296</text:p>
          </table:table-cell>
          <table:table-cell/>
        </table:table-row>
        <table:table-row table:style-name="ro1">
          <table:table-cell office:value-type="float" office:value="1590512386" calcext:value-type="float">
            <text:p>1590512386</text:p>
          </table:table-cell>
          <table:table-cell office:value-type="string" calcext:value-type="string">
            <text:p>2020-05-26 13:59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03]+[.$H$2]" office:value-type="float" office:value="1592687875" calcext:value-type="float">
            <text:p>1592687875</text:p>
          </table:table-cell>
          <table:table-cell table:formula="of:=([.$F503]/86400)+25569-(3/24)" office:value-type="float" office:value="44002.7624421296" calcext:value-type="float">
            <text:p>44002,7624421296</text:p>
          </table:table-cell>
          <table:table-cell/>
        </table:table-row>
        <table:table-row table:style-name="ro1">
          <table:table-cell office:value-type="float" office:value="1590512386" calcext:value-type="float">
            <text:p>1590512386</text:p>
          </table:table-cell>
          <table:table-cell office:value-type="string" calcext:value-type="string">
            <text:p>2020-05-26 13:59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04]+[.$H$2]" office:value-type="float" office:value="1592687875" calcext:value-type="float">
            <text:p>1592687875</text:p>
          </table:table-cell>
          <table:table-cell table:formula="of:=([.$F504]/86400)+25569-(3/24)" office:value-type="float" office:value="44002.7624421296" calcext:value-type="float">
            <text:p>44002,7624421296</text:p>
          </table:table-cell>
          <table:table-cell/>
        </table:table-row>
        <table:table-row table:style-name="ro1">
          <table:table-cell office:value-type="float" office:value="1590512386" calcext:value-type="float">
            <text:p>1590512386</text:p>
          </table:table-cell>
          <table:table-cell office:value-type="string" calcext:value-type="string">
            <text:p>2020-05-26 13:5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05]+[.$H$2]" office:value-type="float" office:value="1592687875" calcext:value-type="float">
            <text:p>1592687875</text:p>
          </table:table-cell>
          <table:table-cell table:formula="of:=([.$F505]/86400)+25569-(3/24)" office:value-type="float" office:value="44002.7624421296" calcext:value-type="float">
            <text:p>44002,7624421296</text:p>
          </table:table-cell>
          <table:table-cell/>
        </table:table-row>
        <table:table-row table:style-name="ro1">
          <table:table-cell office:value-type="float" office:value="1590515985" calcext:value-type="float">
            <text:p>1590515985</text:p>
          </table:table-cell>
          <table:table-cell office:value-type="string" calcext:value-type="string">
            <text:p>2020-05-26 14:59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06]+[.$H$2]" office:value-type="float" office:value="1592691474" calcext:value-type="float">
            <text:p>1592691474</text:p>
          </table:table-cell>
          <table:table-cell table:formula="of:=([.$F506]/86400)+25569-(3/24)" office:value-type="float" office:value="44002.8040972222" calcext:value-type="float">
            <text:p>44002,8040972222</text:p>
          </table:table-cell>
          <table:table-cell/>
        </table:table-row>
        <table:table-row table:style-name="ro1">
          <table:table-cell office:value-type="float" office:value="1590515985" calcext:value-type="float">
            <text:p>1590515985</text:p>
          </table:table-cell>
          <table:table-cell office:value-type="string" calcext:value-type="string">
            <text:p>2020-05-26 14:59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07]+[.$H$2]" office:value-type="float" office:value="1592691474" calcext:value-type="float">
            <text:p>1592691474</text:p>
          </table:table-cell>
          <table:table-cell table:formula="of:=([.$F507]/86400)+25569-(3/24)" office:value-type="float" office:value="44002.8040972222" calcext:value-type="float">
            <text:p>44002,8040972222</text:p>
          </table:table-cell>
          <table:table-cell/>
        </table:table-row>
        <table:table-row table:style-name="ro1">
          <table:table-cell office:value-type="float" office:value="1590515985" calcext:value-type="float">
            <text:p>1590515985</text:p>
          </table:table-cell>
          <table:table-cell office:value-type="string" calcext:value-type="string">
            <text:p>2020-05-26 14:59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08]+[.$H$2]" office:value-type="float" office:value="1592691474" calcext:value-type="float">
            <text:p>1592691474</text:p>
          </table:table-cell>
          <table:table-cell table:formula="of:=([.$F508]/86400)+25569-(3/24)" office:value-type="float" office:value="44002.8040972222" calcext:value-type="float">
            <text:p>44002,8040972222</text:p>
          </table:table-cell>
          <table:table-cell/>
        </table:table-row>
        <table:table-row table:style-name="ro1">
          <table:table-cell office:value-type="float" office:value="1590515985" calcext:value-type="float">
            <text:p>1590515985</text:p>
          </table:table-cell>
          <table:table-cell office:value-type="string" calcext:value-type="string">
            <text:p>2020-05-26 14:5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09]+[.$H$2]" office:value-type="float" office:value="1592691474" calcext:value-type="float">
            <text:p>1592691474</text:p>
          </table:table-cell>
          <table:table-cell table:formula="of:=([.$F509]/86400)+25569-(3/24)" office:value-type="float" office:value="44002.8040972222" calcext:value-type="float">
            <text:p>44002,8040972222</text:p>
          </table:table-cell>
          <table:table-cell/>
        </table:table-row>
        <table:table-row table:style-name="ro1">
          <table:table-cell office:value-type="float" office:value="1590519584" calcext:value-type="float">
            <text:p>1590519584</text:p>
          </table:table-cell>
          <table:table-cell office:value-type="string" calcext:value-type="string">
            <text:p>2020-05-26 15:59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10]+[.$H$2]" office:value-type="float" office:value="1592695073" calcext:value-type="float">
            <text:p>1592695073</text:p>
          </table:table-cell>
          <table:table-cell table:formula="of:=([.$F510]/86400)+25569-(3/24)" office:value-type="float" office:value="44002.8457523148" calcext:value-type="float">
            <text:p>44002,8457523148</text:p>
          </table:table-cell>
          <table:table-cell/>
        </table:table-row>
        <table:table-row table:style-name="ro1">
          <table:table-cell office:value-type="float" office:value="1590519584" calcext:value-type="float">
            <text:p>1590519584</text:p>
          </table:table-cell>
          <table:table-cell office:value-type="string" calcext:value-type="string">
            <text:p>2020-05-26 15:59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11]+[.$H$2]" office:value-type="float" office:value="1592695073" calcext:value-type="float">
            <text:p>1592695073</text:p>
          </table:table-cell>
          <table:table-cell table:formula="of:=([.$F511]/86400)+25569-(3/24)" office:value-type="float" office:value="44002.8457523148" calcext:value-type="float">
            <text:p>44002,8457523148</text:p>
          </table:table-cell>
          <table:table-cell/>
        </table:table-row>
        <table:table-row table:style-name="ro1">
          <table:table-cell office:value-type="float" office:value="1590519584" calcext:value-type="float">
            <text:p>1590519584</text:p>
          </table:table-cell>
          <table:table-cell office:value-type="string" calcext:value-type="string">
            <text:p>2020-05-26 15:59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12]+[.$H$2]" office:value-type="float" office:value="1592695073" calcext:value-type="float">
            <text:p>1592695073</text:p>
          </table:table-cell>
          <table:table-cell table:formula="of:=([.$F512]/86400)+25569-(3/24)" office:value-type="float" office:value="44002.8457523148" calcext:value-type="float">
            <text:p>44002,8457523148</text:p>
          </table:table-cell>
          <table:table-cell/>
        </table:table-row>
        <table:table-row table:style-name="ro1">
          <table:table-cell office:value-type="float" office:value="1590519584" calcext:value-type="float">
            <text:p>1590519584</text:p>
          </table:table-cell>
          <table:table-cell office:value-type="string" calcext:value-type="string">
            <text:p>2020-05-26 15:59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13]+[.$H$2]" office:value-type="float" office:value="1592695073" calcext:value-type="float">
            <text:p>1592695073</text:p>
          </table:table-cell>
          <table:table-cell table:formula="of:=([.$F513]/86400)+25569-(3/24)" office:value-type="float" office:value="44002.8457523148" calcext:value-type="float">
            <text:p>44002,8457523148</text:p>
          </table:table-cell>
          <table:table-cell/>
        </table:table-row>
        <table:table-row table:style-name="ro1">
          <table:table-cell office:value-type="float" office:value="1590523183" calcext:value-type="float">
            <text:p>1590523183</text:p>
          </table:table-cell>
          <table:table-cell office:value-type="string" calcext:value-type="string">
            <text:p>2020-05-26 16:59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14]+[.$H$2]" office:value-type="float" office:value="1592698672" calcext:value-type="float">
            <text:p>1592698672</text:p>
          </table:table-cell>
          <table:table-cell table:formula="of:=([.$F514]/86400)+25569-(3/24)" office:value-type="float" office:value="44002.8874074074" calcext:value-type="float">
            <text:p>44002,8874074074</text:p>
          </table:table-cell>
          <table:table-cell/>
        </table:table-row>
        <table:table-row table:style-name="ro1">
          <table:table-cell office:value-type="float" office:value="1590523183" calcext:value-type="float">
            <text:p>1590523183</text:p>
          </table:table-cell>
          <table:table-cell office:value-type="string" calcext:value-type="string">
            <text:p>2020-05-26 16:59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15]+[.$H$2]" office:value-type="float" office:value="1592698672" calcext:value-type="float">
            <text:p>1592698672</text:p>
          </table:table-cell>
          <table:table-cell table:formula="of:=([.$F515]/86400)+25569-(3/24)" office:value-type="float" office:value="44002.8874074074" calcext:value-type="float">
            <text:p>44002,8874074074</text:p>
          </table:table-cell>
          <table:table-cell/>
        </table:table-row>
        <table:table-row table:style-name="ro1">
          <table:table-cell office:value-type="float" office:value="1590523183" calcext:value-type="float">
            <text:p>1590523183</text:p>
          </table:table-cell>
          <table:table-cell office:value-type="string" calcext:value-type="string">
            <text:p>2020-05-26 16:59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16]+[.$H$2]" office:value-type="float" office:value="1592698672" calcext:value-type="float">
            <text:p>1592698672</text:p>
          </table:table-cell>
          <table:table-cell table:formula="of:=([.$F516]/86400)+25569-(3/24)" office:value-type="float" office:value="44002.8874074074" calcext:value-type="float">
            <text:p>44002,8874074074</text:p>
          </table:table-cell>
          <table:table-cell/>
        </table:table-row>
        <table:table-row table:style-name="ro1">
          <table:table-cell office:value-type="float" office:value="1590523183" calcext:value-type="float">
            <text:p>1590523183</text:p>
          </table:table-cell>
          <table:table-cell office:value-type="string" calcext:value-type="string">
            <text:p>2020-05-26 16:5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17]+[.$H$2]" office:value-type="float" office:value="1592698672" calcext:value-type="float">
            <text:p>1592698672</text:p>
          </table:table-cell>
          <table:table-cell table:formula="of:=([.$F517]/86400)+25569-(3/24)" office:value-type="float" office:value="44002.8874074074" calcext:value-type="float">
            <text:p>44002,8874074074</text:p>
          </table:table-cell>
          <table:table-cell/>
        </table:table-row>
        <table:table-row table:style-name="ro1">
          <table:table-cell office:value-type="float" office:value="1590526782" calcext:value-type="float">
            <text:p>1590526782</text:p>
          </table:table-cell>
          <table:table-cell office:value-type="string" calcext:value-type="string">
            <text:p>2020-05-26 17:59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18]+[.$H$2]" office:value-type="float" office:value="1592702271" calcext:value-type="float">
            <text:p>1592702271</text:p>
          </table:table-cell>
          <table:table-cell table:formula="of:=([.$F518]/86400)+25569-(3/24)" office:value-type="float" office:value="44002.9290625" calcext:value-type="float">
            <text:p>44002,9290625</text:p>
          </table:table-cell>
          <table:table-cell/>
        </table:table-row>
        <table:table-row table:style-name="ro1">
          <table:table-cell office:value-type="float" office:value="1590526782" calcext:value-type="float">
            <text:p>1590526782</text:p>
          </table:table-cell>
          <table:table-cell office:value-type="string" calcext:value-type="string">
            <text:p>2020-05-26 17:59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19]+[.$H$2]" office:value-type="float" office:value="1592702271" calcext:value-type="float">
            <text:p>1592702271</text:p>
          </table:table-cell>
          <table:table-cell table:formula="of:=([.$F519]/86400)+25569-(3/24)" office:value-type="float" office:value="44002.9290625" calcext:value-type="float">
            <text:p>44002,9290625</text:p>
          </table:table-cell>
          <table:table-cell/>
        </table:table-row>
        <table:table-row table:style-name="ro1">
          <table:table-cell office:value-type="float" office:value="1590526782" calcext:value-type="float">
            <text:p>1590526782</text:p>
          </table:table-cell>
          <table:table-cell office:value-type="string" calcext:value-type="string">
            <text:p>2020-05-26 17:59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20]+[.$H$2]" office:value-type="float" office:value="1592702271" calcext:value-type="float">
            <text:p>1592702271</text:p>
          </table:table-cell>
          <table:table-cell table:formula="of:=([.$F520]/86400)+25569-(3/24)" office:value-type="float" office:value="44002.9290625" calcext:value-type="float">
            <text:p>44002,9290625</text:p>
          </table:table-cell>
          <table:table-cell/>
        </table:table-row>
        <table:table-row table:style-name="ro1">
          <table:table-cell office:value-type="float" office:value="1590526782" calcext:value-type="float">
            <text:p>1590526782</text:p>
          </table:table-cell>
          <table:table-cell office:value-type="string" calcext:value-type="string">
            <text:p>2020-05-26 17:5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21]+[.$H$2]" office:value-type="float" office:value="1592702271" calcext:value-type="float">
            <text:p>1592702271</text:p>
          </table:table-cell>
          <table:table-cell table:formula="of:=([.$F521]/86400)+25569-(3/24)" office:value-type="float" office:value="44002.9290625" calcext:value-type="float">
            <text:p>44002,9290625</text:p>
          </table:table-cell>
          <table:table-cell/>
        </table:table-row>
        <table:table-row table:style-name="ro1">
          <table:table-cell office:value-type="float" office:value="1590530381" calcext:value-type="float">
            <text:p>1590530381</text:p>
          </table:table-cell>
          <table:table-cell office:value-type="string" calcext:value-type="string">
            <text:p>2020-05-26 18:59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22]+[.$H$2]" office:value-type="float" office:value="1592705870" calcext:value-type="float">
            <text:p>1592705870</text:p>
          </table:table-cell>
          <table:table-cell table:formula="of:=([.$F522]/86400)+25569-(3/24)" office:value-type="float" office:value="44002.9707175926" calcext:value-type="float">
            <text:p>44002,9707175926</text:p>
          </table:table-cell>
          <table:table-cell/>
        </table:table-row>
        <table:table-row table:style-name="ro1">
          <table:table-cell office:value-type="float" office:value="1590530381" calcext:value-type="float">
            <text:p>1590530381</text:p>
          </table:table-cell>
          <table:table-cell office:value-type="string" calcext:value-type="string">
            <text:p>2020-05-26 18:59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23]+[.$H$2]" office:value-type="float" office:value="1592705870" calcext:value-type="float">
            <text:p>1592705870</text:p>
          </table:table-cell>
          <table:table-cell table:formula="of:=([.$F523]/86400)+25569-(3/24)" office:value-type="float" office:value="44002.9707175926" calcext:value-type="float">
            <text:p>44002,9707175926</text:p>
          </table:table-cell>
          <table:table-cell/>
        </table:table-row>
        <table:table-row table:style-name="ro1">
          <table:table-cell office:value-type="float" office:value="1590530381" calcext:value-type="float">
            <text:p>1590530381</text:p>
          </table:table-cell>
          <table:table-cell office:value-type="string" calcext:value-type="string">
            <text:p>2020-05-26 18:59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24]+[.$H$2]" office:value-type="float" office:value="1592705870" calcext:value-type="float">
            <text:p>1592705870</text:p>
          </table:table-cell>
          <table:table-cell table:formula="of:=([.$F524]/86400)+25569-(3/24)" office:value-type="float" office:value="44002.9707175926" calcext:value-type="float">
            <text:p>44002,9707175926</text:p>
          </table:table-cell>
          <table:table-cell/>
        </table:table-row>
        <table:table-row table:style-name="ro1">
          <table:table-cell office:value-type="float" office:value="1590530381" calcext:value-type="float">
            <text:p>1590530381</text:p>
          </table:table-cell>
          <table:table-cell office:value-type="string" calcext:value-type="string">
            <text:p>2020-05-26 18:59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25]+[.$H$2]" office:value-type="float" office:value="1592705870" calcext:value-type="float">
            <text:p>1592705870</text:p>
          </table:table-cell>
          <table:table-cell table:formula="of:=([.$F525]/86400)+25569-(3/24)" office:value-type="float" office:value="44002.9707175926" calcext:value-type="float">
            <text:p>44002,9707175926</text:p>
          </table:table-cell>
          <table:table-cell/>
        </table:table-row>
        <table:table-row table:style-name="ro1">
          <table:table-cell office:value-type="float" office:value="1590533980" calcext:value-type="float">
            <text:p>1590533980</text:p>
          </table:table-cell>
          <table:table-cell office:value-type="string" calcext:value-type="string">
            <text:p>2020-05-26 19:59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26]+[.$H$2]" office:value-type="float" office:value="1592709469" calcext:value-type="float">
            <text:p>1592709469</text:p>
          </table:table-cell>
          <table:table-cell table:formula="of:=([.$F526]/86400)+25569-(3/24)" office:value-type="float" office:value="44003.0123726852" calcext:value-type="float">
            <text:p>44003,0123726852</text:p>
          </table:table-cell>
          <table:table-cell/>
        </table:table-row>
        <table:table-row table:style-name="ro1">
          <table:table-cell office:value-type="float" office:value="1590533980" calcext:value-type="float">
            <text:p>1590533980</text:p>
          </table:table-cell>
          <table:table-cell office:value-type="string" calcext:value-type="string">
            <text:p>2020-05-26 19:59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27]+[.$H$2]" office:value-type="float" office:value="1592709469" calcext:value-type="float">
            <text:p>1592709469</text:p>
          </table:table-cell>
          <table:table-cell table:formula="of:=([.$F527]/86400)+25569-(3/24)" office:value-type="float" office:value="44003.0123726852" calcext:value-type="float">
            <text:p>44003,0123726852</text:p>
          </table:table-cell>
          <table:table-cell/>
        </table:table-row>
        <table:table-row table:style-name="ro1">
          <table:table-cell office:value-type="float" office:value="1590533980" calcext:value-type="float">
            <text:p>1590533980</text:p>
          </table:table-cell>
          <table:table-cell office:value-type="string" calcext:value-type="string">
            <text:p>2020-05-26 19:59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28]+[.$H$2]" office:value-type="float" office:value="1592709469" calcext:value-type="float">
            <text:p>1592709469</text:p>
          </table:table-cell>
          <table:table-cell table:formula="of:=([.$F528]/86400)+25569-(3/24)" office:value-type="float" office:value="44003.0123726852" calcext:value-type="float">
            <text:p>44003,0123726852</text:p>
          </table:table-cell>
          <table:table-cell/>
        </table:table-row>
        <table:table-row table:style-name="ro1">
          <table:table-cell office:value-type="float" office:value="1590533980" calcext:value-type="float">
            <text:p>1590533980</text:p>
          </table:table-cell>
          <table:table-cell office:value-type="string" calcext:value-type="string">
            <text:p>2020-05-26 19:5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29]+[.$H$2]" office:value-type="float" office:value="1592709469" calcext:value-type="float">
            <text:p>1592709469</text:p>
          </table:table-cell>
          <table:table-cell table:formula="of:=([.$F529]/86400)+25569-(3/24)" office:value-type="float" office:value="44003.0123726852" calcext:value-type="float">
            <text:p>44003,0123726852</text:p>
          </table:table-cell>
          <table:table-cell/>
        </table:table-row>
        <table:table-row table:style-name="ro1">
          <table:table-cell office:value-type="float" office:value="1590537579" calcext:value-type="float">
            <text:p>1590537579</text:p>
          </table:table-cell>
          <table:table-cell office:value-type="string" calcext:value-type="string">
            <text:p>2020-05-26 20:59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30]+[.$H$2]" office:value-type="float" office:value="1592713068" calcext:value-type="float">
            <text:p>1592713068</text:p>
          </table:table-cell>
          <table:table-cell table:formula="of:=([.$F530]/86400)+25569-(3/24)" office:value-type="float" office:value="44003.0540277778" calcext:value-type="float">
            <text:p>44003,0540277778</text:p>
          </table:table-cell>
          <table:table-cell/>
        </table:table-row>
        <table:table-row table:style-name="ro1">
          <table:table-cell office:value-type="float" office:value="1590537579" calcext:value-type="float">
            <text:p>1590537579</text:p>
          </table:table-cell>
          <table:table-cell office:value-type="string" calcext:value-type="string">
            <text:p>2020-05-26 20:59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31]+[.$H$2]" office:value-type="float" office:value="1592713068" calcext:value-type="float">
            <text:p>1592713068</text:p>
          </table:table-cell>
          <table:table-cell table:formula="of:=([.$F531]/86400)+25569-(3/24)" office:value-type="float" office:value="44003.0540277778" calcext:value-type="float">
            <text:p>44003,0540277778</text:p>
          </table:table-cell>
          <table:table-cell/>
        </table:table-row>
        <table:table-row table:style-name="ro1">
          <table:table-cell office:value-type="float" office:value="1590537579" calcext:value-type="float">
            <text:p>1590537579</text:p>
          </table:table-cell>
          <table:table-cell office:value-type="string" calcext:value-type="string">
            <text:p>2020-05-26 20:59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532]+[.$H$2]" office:value-type="float" office:value="1592713068" calcext:value-type="float">
            <text:p>1592713068</text:p>
          </table:table-cell>
          <table:table-cell table:formula="of:=([.$F532]/86400)+25569-(3/24)" office:value-type="float" office:value="44003.0540277778" calcext:value-type="float">
            <text:p>44003,0540277778</text:p>
          </table:table-cell>
          <table:table-cell/>
        </table:table-row>
        <table:table-row table:style-name="ro1">
          <table:table-cell office:value-type="float" office:value="1590537579" calcext:value-type="float">
            <text:p>1590537579</text:p>
          </table:table-cell>
          <table:table-cell office:value-type="string" calcext:value-type="string">
            <text:p>2020-05-26 20:5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33]+[.$H$2]" office:value-type="float" office:value="1592713068" calcext:value-type="float">
            <text:p>1592713068</text:p>
          </table:table-cell>
          <table:table-cell table:formula="of:=([.$F533]/86400)+25569-(3/24)" office:value-type="float" office:value="44003.0540277778" calcext:value-type="float">
            <text:p>44003,0540277778</text:p>
          </table:table-cell>
          <table:table-cell/>
        </table:table-row>
        <table:table-row table:style-name="ro1">
          <table:table-cell office:value-type="float" office:value="1590541178" calcext:value-type="float">
            <text:p>1590541178</text:p>
          </table:table-cell>
          <table:table-cell office:value-type="string" calcext:value-type="string">
            <text:p>2020-05-26 21:59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34]+[.$H$2]" office:value-type="float" office:value="1592716667" calcext:value-type="float">
            <text:p>1592716667</text:p>
          </table:table-cell>
          <table:table-cell table:formula="of:=([.$F534]/86400)+25569-(3/24)" office:value-type="float" office:value="44003.0956828704" calcext:value-type="float">
            <text:p>44003,0956828704</text:p>
          </table:table-cell>
          <table:table-cell/>
        </table:table-row>
        <table:table-row table:style-name="ro1">
          <table:table-cell office:value-type="float" office:value="1590541178" calcext:value-type="float">
            <text:p>1590541178</text:p>
          </table:table-cell>
          <table:table-cell office:value-type="string" calcext:value-type="string">
            <text:p>2020-05-26 21:59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35]+[.$H$2]" office:value-type="float" office:value="1592716667" calcext:value-type="float">
            <text:p>1592716667</text:p>
          </table:table-cell>
          <table:table-cell table:formula="of:=([.$F535]/86400)+25569-(3/24)" office:value-type="float" office:value="44003.0956828704" calcext:value-type="float">
            <text:p>44003,0956828704</text:p>
          </table:table-cell>
          <table:table-cell/>
        </table:table-row>
        <table:table-row table:style-name="ro1">
          <table:table-cell office:value-type="float" office:value="1590541178" calcext:value-type="float">
            <text:p>1590541178</text:p>
          </table:table-cell>
          <table:table-cell office:value-type="string" calcext:value-type="string">
            <text:p>2020-05-26 21:59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536]+[.$H$2]" office:value-type="float" office:value="1592716667" calcext:value-type="float">
            <text:p>1592716667</text:p>
          </table:table-cell>
          <table:table-cell table:formula="of:=([.$F536]/86400)+25569-(3/24)" office:value-type="float" office:value="44003.0956828704" calcext:value-type="float">
            <text:p>44003,0956828704</text:p>
          </table:table-cell>
          <table:table-cell/>
        </table:table-row>
        <table:table-row table:style-name="ro1">
          <table:table-cell office:value-type="float" office:value="1590541178" calcext:value-type="float">
            <text:p>1590541178</text:p>
          </table:table-cell>
          <table:table-cell office:value-type="string" calcext:value-type="string">
            <text:p>2020-05-26 21:59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37]+[.$H$2]" office:value-type="float" office:value="1592716667" calcext:value-type="float">
            <text:p>1592716667</text:p>
          </table:table-cell>
          <table:table-cell table:formula="of:=([.$F537]/86400)+25569-(3/24)" office:value-type="float" office:value="44003.0956828704" calcext:value-type="float">
            <text:p>44003,0956828704</text:p>
          </table:table-cell>
          <table:table-cell/>
        </table:table-row>
        <table:table-row table:style-name="ro1">
          <table:table-cell office:value-type="float" office:value="1590544777" calcext:value-type="float">
            <text:p>1590544777</text:p>
          </table:table-cell>
          <table:table-cell office:value-type="string" calcext:value-type="string">
            <text:p>2020-05-26 22:59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38]+[.$H$2]" office:value-type="float" office:value="1592720266" calcext:value-type="float">
            <text:p>1592720266</text:p>
          </table:table-cell>
          <table:table-cell table:formula="of:=([.$F538]/86400)+25569-(3/24)" office:value-type="float" office:value="44003.137337963" calcext:value-type="float">
            <text:p>44003,137337963</text:p>
          </table:table-cell>
          <table:table-cell/>
        </table:table-row>
        <table:table-row table:style-name="ro1">
          <table:table-cell office:value-type="float" office:value="1590544777" calcext:value-type="float">
            <text:p>1590544777</text:p>
          </table:table-cell>
          <table:table-cell office:value-type="string" calcext:value-type="string">
            <text:p>2020-05-26 22:59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39]+[.$H$2]" office:value-type="float" office:value="1592720266" calcext:value-type="float">
            <text:p>1592720266</text:p>
          </table:table-cell>
          <table:table-cell table:formula="of:=([.$F539]/86400)+25569-(3/24)" office:value-type="float" office:value="44003.137337963" calcext:value-type="float">
            <text:p>44003,137337963</text:p>
          </table:table-cell>
          <table:table-cell/>
        </table:table-row>
        <table:table-row table:style-name="ro1">
          <table:table-cell office:value-type="float" office:value="1590544777" calcext:value-type="float">
            <text:p>1590544777</text:p>
          </table:table-cell>
          <table:table-cell office:value-type="string" calcext:value-type="string">
            <text:p>2020-05-26 22:59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40]+[.$H$2]" office:value-type="float" office:value="1592720266" calcext:value-type="float">
            <text:p>1592720266</text:p>
          </table:table-cell>
          <table:table-cell table:formula="of:=([.$F540]/86400)+25569-(3/24)" office:value-type="float" office:value="44003.137337963" calcext:value-type="float">
            <text:p>44003,137337963</text:p>
          </table:table-cell>
          <table:table-cell/>
        </table:table-row>
        <table:table-row table:style-name="ro1">
          <table:table-cell office:value-type="float" office:value="1590544777" calcext:value-type="float">
            <text:p>1590544777</text:p>
          </table:table-cell>
          <table:table-cell office:value-type="string" calcext:value-type="string">
            <text:p>2020-05-26 22:5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41]+[.$H$2]" office:value-type="float" office:value="1592720266" calcext:value-type="float">
            <text:p>1592720266</text:p>
          </table:table-cell>
          <table:table-cell table:formula="of:=([.$F541]/86400)+25569-(3/24)" office:value-type="float" office:value="44003.137337963" calcext:value-type="float">
            <text:p>44003,137337963</text:p>
          </table:table-cell>
          <table:table-cell/>
        </table:table-row>
        <table:table-row table:style-name="ro1">
          <table:table-cell office:value-type="float" office:value="1590548376" calcext:value-type="float">
            <text:p>1590548376</text:p>
          </table:table-cell>
          <table:table-cell office:value-type="string" calcext:value-type="string">
            <text:p>2020-05-26 23:59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42]+[.$H$2]" office:value-type="float" office:value="1592723865" calcext:value-type="float">
            <text:p>1592723865</text:p>
          </table:table-cell>
          <table:table-cell table:formula="of:=([.$F542]/86400)+25569-(3/24)" office:value-type="float" office:value="44003.1789930556" calcext:value-type="float">
            <text:p>44003,1789930556</text:p>
          </table:table-cell>
          <table:table-cell/>
        </table:table-row>
        <table:table-row table:style-name="ro1">
          <table:table-cell office:value-type="float" office:value="1590548376" calcext:value-type="float">
            <text:p>1590548376</text:p>
          </table:table-cell>
          <table:table-cell office:value-type="string" calcext:value-type="string">
            <text:p>2020-05-26 23:59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543]+[.$H$2]" office:value-type="float" office:value="1592723865" calcext:value-type="float">
            <text:p>1592723865</text:p>
          </table:table-cell>
          <table:table-cell table:formula="of:=([.$F543]/86400)+25569-(3/24)" office:value-type="float" office:value="44003.1789930556" calcext:value-type="float">
            <text:p>44003,1789930556</text:p>
          </table:table-cell>
          <table:table-cell/>
        </table:table-row>
        <table:table-row table:style-name="ro1">
          <table:table-cell office:value-type="float" office:value="1590548376" calcext:value-type="float">
            <text:p>1590548376</text:p>
          </table:table-cell>
          <table:table-cell office:value-type="string" calcext:value-type="string">
            <text:p>2020-05-26 23:59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44]+[.$H$2]" office:value-type="float" office:value="1592723865" calcext:value-type="float">
            <text:p>1592723865</text:p>
          </table:table-cell>
          <table:table-cell table:formula="of:=([.$F544]/86400)+25569-(3/24)" office:value-type="float" office:value="44003.1789930556" calcext:value-type="float">
            <text:p>44003,1789930556</text:p>
          </table:table-cell>
          <table:table-cell/>
        </table:table-row>
        <table:table-row table:style-name="ro1">
          <table:table-cell office:value-type="float" office:value="1590548376" calcext:value-type="float">
            <text:p>1590548376</text:p>
          </table:table-cell>
          <table:table-cell office:value-type="string" calcext:value-type="string">
            <text:p>2020-05-26 23:59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45]+[.$H$2]" office:value-type="float" office:value="1592723865" calcext:value-type="float">
            <text:p>1592723865</text:p>
          </table:table-cell>
          <table:table-cell table:formula="of:=([.$F545]/86400)+25569-(3/24)" office:value-type="float" office:value="44003.1789930556" calcext:value-type="float">
            <text:p>44003,1789930556</text:p>
          </table:table-cell>
          <table:table-cell/>
        </table:table-row>
        <table:table-row table:style-name="ro1">
          <table:table-cell office:value-type="float" office:value="1590551975" calcext:value-type="float">
            <text:p>1590551975</text:p>
          </table:table-cell>
          <table:table-cell office:value-type="string" calcext:value-type="string">
            <text:p>2020-05-27 00:59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46]+[.$H$2]" office:value-type="float" office:value="1592727464" calcext:value-type="float">
            <text:p>1592727464</text:p>
          </table:table-cell>
          <table:table-cell table:formula="of:=([.$F546]/86400)+25569-(3/24)" office:value-type="float" office:value="44003.2206481482" calcext:value-type="float">
            <text:p>44003,2206481482</text:p>
          </table:table-cell>
          <table:table-cell/>
        </table:table-row>
        <table:table-row table:style-name="ro1">
          <table:table-cell office:value-type="float" office:value="1590551975" calcext:value-type="float">
            <text:p>1590551975</text:p>
          </table:table-cell>
          <table:table-cell office:value-type="string" calcext:value-type="string">
            <text:p>2020-05-27 00:59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47]+[.$H$2]" office:value-type="float" office:value="1592727464" calcext:value-type="float">
            <text:p>1592727464</text:p>
          </table:table-cell>
          <table:table-cell table:formula="of:=([.$F547]/86400)+25569-(3/24)" office:value-type="float" office:value="44003.2206481482" calcext:value-type="float">
            <text:p>44003,2206481482</text:p>
          </table:table-cell>
          <table:table-cell/>
        </table:table-row>
        <table:table-row table:style-name="ro1">
          <table:table-cell office:value-type="float" office:value="1590551975" calcext:value-type="float">
            <text:p>1590551975</text:p>
          </table:table-cell>
          <table:table-cell office:value-type="string" calcext:value-type="string">
            <text:p>2020-05-27 00:59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48]+[.$H$2]" office:value-type="float" office:value="1592727464" calcext:value-type="float">
            <text:p>1592727464</text:p>
          </table:table-cell>
          <table:table-cell table:formula="of:=([.$F548]/86400)+25569-(3/24)" office:value-type="float" office:value="44003.2206481482" calcext:value-type="float">
            <text:p>44003,2206481482</text:p>
          </table:table-cell>
          <table:table-cell/>
        </table:table-row>
        <table:table-row table:style-name="ro1">
          <table:table-cell office:value-type="float" office:value="1590551975" calcext:value-type="float">
            <text:p>1590551975</text:p>
          </table:table-cell>
          <table:table-cell office:value-type="string" calcext:value-type="string">
            <text:p>2020-05-27 00:5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49]+[.$H$2]" office:value-type="float" office:value="1592727464" calcext:value-type="float">
            <text:p>1592727464</text:p>
          </table:table-cell>
          <table:table-cell table:formula="of:=([.$F549]/86400)+25569-(3/24)" office:value-type="float" office:value="44003.2206481482" calcext:value-type="float">
            <text:p>44003,2206481482</text:p>
          </table:table-cell>
          <table:table-cell/>
        </table:table-row>
        <table:table-row table:style-name="ro1">
          <table:table-cell office:value-type="float" office:value="1590555574" calcext:value-type="float">
            <text:p>1590555574</text:p>
          </table:table-cell>
          <table:table-cell office:value-type="string" calcext:value-type="string">
            <text:p>2020-05-27 01:59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50]+[.$H$2]" office:value-type="float" office:value="1592731063" calcext:value-type="float">
            <text:p>1592731063</text:p>
          </table:table-cell>
          <table:table-cell table:formula="of:=([.$F550]/86400)+25569-(3/24)" office:value-type="float" office:value="44003.2623032407" calcext:value-type="float">
            <text:p>44003,2623032407</text:p>
          </table:table-cell>
          <table:table-cell/>
        </table:table-row>
        <table:table-row table:style-name="ro1">
          <table:table-cell office:value-type="float" office:value="1590555574" calcext:value-type="float">
            <text:p>1590555574</text:p>
          </table:table-cell>
          <table:table-cell office:value-type="string" calcext:value-type="string">
            <text:p>2020-05-27 01:59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51]+[.$H$2]" office:value-type="float" office:value="1592731063" calcext:value-type="float">
            <text:p>1592731063</text:p>
          </table:table-cell>
          <table:table-cell table:formula="of:=([.$F551]/86400)+25569-(3/24)" office:value-type="float" office:value="44003.2623032407" calcext:value-type="float">
            <text:p>44003,2623032407</text:p>
          </table:table-cell>
          <table:table-cell/>
        </table:table-row>
        <table:table-row table:style-name="ro1">
          <table:table-cell office:value-type="float" office:value="1590555574" calcext:value-type="float">
            <text:p>1590555574</text:p>
          </table:table-cell>
          <table:table-cell office:value-type="string" calcext:value-type="string">
            <text:p>2020-05-27 01:59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52]+[.$H$2]" office:value-type="float" office:value="1592731063" calcext:value-type="float">
            <text:p>1592731063</text:p>
          </table:table-cell>
          <table:table-cell table:formula="of:=([.$F552]/86400)+25569-(3/24)" office:value-type="float" office:value="44003.2623032407" calcext:value-type="float">
            <text:p>44003,2623032407</text:p>
          </table:table-cell>
          <table:table-cell/>
        </table:table-row>
        <table:table-row table:style-name="ro1">
          <table:table-cell office:value-type="float" office:value="1590555574" calcext:value-type="float">
            <text:p>1590555574</text:p>
          </table:table-cell>
          <table:table-cell office:value-type="string" calcext:value-type="string">
            <text:p>2020-05-27 01:5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53]+[.$H$2]" office:value-type="float" office:value="1592731063" calcext:value-type="float">
            <text:p>1592731063</text:p>
          </table:table-cell>
          <table:table-cell table:formula="of:=([.$F553]/86400)+25569-(3/24)" office:value-type="float" office:value="44003.2623032407" calcext:value-type="float">
            <text:p>44003,2623032407</text:p>
          </table:table-cell>
          <table:table-cell/>
        </table:table-row>
        <table:table-row table:style-name="ro1">
          <table:table-cell office:value-type="float" office:value="1590559173" calcext:value-type="float">
            <text:p>1590559173</text:p>
          </table:table-cell>
          <table:table-cell office:value-type="string" calcext:value-type="string">
            <text:p>2020-05-27 02:59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54]+[.$H$2]" office:value-type="float" office:value="1592734662" calcext:value-type="float">
            <text:p>1592734662</text:p>
          </table:table-cell>
          <table:table-cell table:formula="of:=([.$F554]/86400)+25569-(3/24)" office:value-type="float" office:value="44003.3039583333" calcext:value-type="float">
            <text:p>44003,3039583333</text:p>
          </table:table-cell>
          <table:table-cell/>
        </table:table-row>
        <table:table-row table:style-name="ro1">
          <table:table-cell office:value-type="float" office:value="1590559173" calcext:value-type="float">
            <text:p>1590559173</text:p>
          </table:table-cell>
          <table:table-cell office:value-type="string" calcext:value-type="string">
            <text:p>2020-05-27 02:59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55]+[.$H$2]" office:value-type="float" office:value="1592734662" calcext:value-type="float">
            <text:p>1592734662</text:p>
          </table:table-cell>
          <table:table-cell table:formula="of:=([.$F555]/86400)+25569-(3/24)" office:value-type="float" office:value="44003.3039583333" calcext:value-type="float">
            <text:p>44003,3039583333</text:p>
          </table:table-cell>
          <table:table-cell/>
        </table:table-row>
        <table:table-row table:style-name="ro1">
          <table:table-cell office:value-type="float" office:value="1590559173" calcext:value-type="float">
            <text:p>1590559173</text:p>
          </table:table-cell>
          <table:table-cell office:value-type="string" calcext:value-type="string">
            <text:p>2020-05-27 02:59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56]+[.$H$2]" office:value-type="float" office:value="1592734662" calcext:value-type="float">
            <text:p>1592734662</text:p>
          </table:table-cell>
          <table:table-cell table:formula="of:=([.$F556]/86400)+25569-(3/24)" office:value-type="float" office:value="44003.3039583333" calcext:value-type="float">
            <text:p>44003,3039583333</text:p>
          </table:table-cell>
          <table:table-cell/>
        </table:table-row>
        <table:table-row table:style-name="ro1">
          <table:table-cell office:value-type="float" office:value="1590559173" calcext:value-type="float">
            <text:p>1590559173</text:p>
          </table:table-cell>
          <table:table-cell office:value-type="string" calcext:value-type="string">
            <text:p>2020-05-27 02:59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57]+[.$H$2]" office:value-type="float" office:value="1592734662" calcext:value-type="float">
            <text:p>1592734662</text:p>
          </table:table-cell>
          <table:table-cell table:formula="of:=([.$F557]/86400)+25569-(3/24)" office:value-type="float" office:value="44003.3039583333" calcext:value-type="float">
            <text:p>44003,3039583333</text:p>
          </table:table-cell>
          <table:table-cell/>
        </table:table-row>
        <table:table-row table:style-name="ro1">
          <table:table-cell office:value-type="float" office:value="1590562772" calcext:value-type="float">
            <text:p>1590562772</text:p>
          </table:table-cell>
          <table:table-cell office:value-type="string" calcext:value-type="string">
            <text:p>2020-05-27 03:59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58]+[.$H$2]" office:value-type="float" office:value="1592738261" calcext:value-type="float">
            <text:p>1592738261</text:p>
          </table:table-cell>
          <table:table-cell table:formula="of:=([.$F558]/86400)+25569-(3/24)" office:value-type="float" office:value="44003.3456134259" calcext:value-type="float">
            <text:p>44003,3456134259</text:p>
          </table:table-cell>
          <table:table-cell/>
        </table:table-row>
        <table:table-row table:style-name="ro1">
          <table:table-cell office:value-type="float" office:value="1590562772" calcext:value-type="float">
            <text:p>1590562772</text:p>
          </table:table-cell>
          <table:table-cell office:value-type="string" calcext:value-type="string">
            <text:p>2020-05-27 03:59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59]+[.$H$2]" office:value-type="float" office:value="1592738261" calcext:value-type="float">
            <text:p>1592738261</text:p>
          </table:table-cell>
          <table:table-cell table:formula="of:=([.$F559]/86400)+25569-(3/24)" office:value-type="float" office:value="44003.3456134259" calcext:value-type="float">
            <text:p>44003,3456134259</text:p>
          </table:table-cell>
          <table:table-cell/>
        </table:table-row>
        <table:table-row table:style-name="ro1">
          <table:table-cell office:value-type="float" office:value="1590562772" calcext:value-type="float">
            <text:p>1590562772</text:p>
          </table:table-cell>
          <table:table-cell office:value-type="string" calcext:value-type="string">
            <text:p>2020-05-27 03:59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60]+[.$H$2]" office:value-type="float" office:value="1592738261" calcext:value-type="float">
            <text:p>1592738261</text:p>
          </table:table-cell>
          <table:table-cell table:formula="of:=([.$F560]/86400)+25569-(3/24)" office:value-type="float" office:value="44003.3456134259" calcext:value-type="float">
            <text:p>44003,3456134259</text:p>
          </table:table-cell>
          <table:table-cell/>
        </table:table-row>
        <table:table-row table:style-name="ro1">
          <table:table-cell office:value-type="float" office:value="1590562772" calcext:value-type="float">
            <text:p>1590562772</text:p>
          </table:table-cell>
          <table:table-cell office:value-type="string" calcext:value-type="string">
            <text:p>2020-05-27 03:5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61]+[.$H$2]" office:value-type="float" office:value="1592738261" calcext:value-type="float">
            <text:p>1592738261</text:p>
          </table:table-cell>
          <table:table-cell table:formula="of:=([.$F561]/86400)+25569-(3/24)" office:value-type="float" office:value="44003.3456134259" calcext:value-type="float">
            <text:p>44003,3456134259</text:p>
          </table:table-cell>
          <table:table-cell/>
        </table:table-row>
        <table:table-row table:style-name="ro1">
          <table:table-cell office:value-type="float" office:value="1590566371" calcext:value-type="float">
            <text:p>1590566371</text:p>
          </table:table-cell>
          <table:table-cell office:value-type="string" calcext:value-type="string">
            <text:p>2020-05-27 04:59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62]+[.$H$2]" office:value-type="float" office:value="1592741860" calcext:value-type="float">
            <text:p>1592741860</text:p>
          </table:table-cell>
          <table:table-cell table:formula="of:=([.$F562]/86400)+25569-(3/24)" office:value-type="float" office:value="44003.3872685185" calcext:value-type="float">
            <text:p>44003,3872685185</text:p>
          </table:table-cell>
          <table:table-cell/>
        </table:table-row>
        <table:table-row table:style-name="ro1">
          <table:table-cell office:value-type="float" office:value="1590566371" calcext:value-type="float">
            <text:p>1590566371</text:p>
          </table:table-cell>
          <table:table-cell office:value-type="string" calcext:value-type="string">
            <text:p>2020-05-27 04:59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63]+[.$H$2]" office:value-type="float" office:value="1592741860" calcext:value-type="float">
            <text:p>1592741860</text:p>
          </table:table-cell>
          <table:table-cell table:formula="of:=([.$F563]/86400)+25569-(3/24)" office:value-type="float" office:value="44003.3872685185" calcext:value-type="float">
            <text:p>44003,3872685185</text:p>
          </table:table-cell>
          <table:table-cell/>
        </table:table-row>
        <table:table-row table:style-name="ro1">
          <table:table-cell office:value-type="float" office:value="1590566371" calcext:value-type="float">
            <text:p>1590566371</text:p>
          </table:table-cell>
          <table:table-cell office:value-type="string" calcext:value-type="string">
            <text:p>2020-05-27 04:59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64]+[.$H$2]" office:value-type="float" office:value="1592741860" calcext:value-type="float">
            <text:p>1592741860</text:p>
          </table:table-cell>
          <table:table-cell table:formula="of:=([.$F564]/86400)+25569-(3/24)" office:value-type="float" office:value="44003.3872685185" calcext:value-type="float">
            <text:p>44003,3872685185</text:p>
          </table:table-cell>
          <table:table-cell/>
        </table:table-row>
        <table:table-row table:style-name="ro1">
          <table:table-cell office:value-type="float" office:value="1590566371" calcext:value-type="float">
            <text:p>1590566371</text:p>
          </table:table-cell>
          <table:table-cell office:value-type="string" calcext:value-type="string">
            <text:p>2020-05-27 04:5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65]+[.$H$2]" office:value-type="float" office:value="1592741860" calcext:value-type="float">
            <text:p>1592741860</text:p>
          </table:table-cell>
          <table:table-cell table:formula="of:=([.$F565]/86400)+25569-(3/24)" office:value-type="float" office:value="44003.3872685185" calcext:value-type="float">
            <text:p>44003,3872685185</text:p>
          </table:table-cell>
          <table:table-cell/>
        </table:table-row>
        <table:table-row table:style-name="ro1">
          <table:table-cell office:value-type="float" office:value="1590569970" calcext:value-type="float">
            <text:p>1590569970</text:p>
          </table:table-cell>
          <table:table-cell office:value-type="string" calcext:value-type="string">
            <text:p>2020-05-27 05:59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66]+[.$H$2]" office:value-type="float" office:value="1592745459" calcext:value-type="float">
            <text:p>1592745459</text:p>
          </table:table-cell>
          <table:table-cell table:formula="of:=([.$F566]/86400)+25569-(3/24)" office:value-type="float" office:value="44003.4289236111" calcext:value-type="float">
            <text:p>44003,4289236111</text:p>
          </table:table-cell>
          <table:table-cell/>
        </table:table-row>
        <table:table-row table:style-name="ro1">
          <table:table-cell office:value-type="float" office:value="1590569970" calcext:value-type="float">
            <text:p>1590569970</text:p>
          </table:table-cell>
          <table:table-cell office:value-type="string" calcext:value-type="string">
            <text:p>2020-05-27 05:59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67]+[.$H$2]" office:value-type="float" office:value="1592745459" calcext:value-type="float">
            <text:p>1592745459</text:p>
          </table:table-cell>
          <table:table-cell table:formula="of:=([.$F567]/86400)+25569-(3/24)" office:value-type="float" office:value="44003.4289236111" calcext:value-type="float">
            <text:p>44003,4289236111</text:p>
          </table:table-cell>
          <table:table-cell/>
        </table:table-row>
        <table:table-row table:style-name="ro1">
          <table:table-cell office:value-type="float" office:value="1590569970" calcext:value-type="float">
            <text:p>1590569970</text:p>
          </table:table-cell>
          <table:table-cell office:value-type="string" calcext:value-type="string">
            <text:p>2020-05-27 05:59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68]+[.$H$2]" office:value-type="float" office:value="1592745459" calcext:value-type="float">
            <text:p>1592745459</text:p>
          </table:table-cell>
          <table:table-cell table:formula="of:=([.$F568]/86400)+25569-(3/24)" office:value-type="float" office:value="44003.4289236111" calcext:value-type="float">
            <text:p>44003,4289236111</text:p>
          </table:table-cell>
          <table:table-cell/>
        </table:table-row>
        <table:table-row table:style-name="ro1">
          <table:table-cell office:value-type="float" office:value="1590569970" calcext:value-type="float">
            <text:p>1590569970</text:p>
          </table:table-cell>
          <table:table-cell office:value-type="string" calcext:value-type="string">
            <text:p>2020-05-27 05:5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69]+[.$H$2]" office:value-type="float" office:value="1592745459" calcext:value-type="float">
            <text:p>1592745459</text:p>
          </table:table-cell>
          <table:table-cell table:formula="of:=([.$F569]/86400)+25569-(3/24)" office:value-type="float" office:value="44003.4289236111" calcext:value-type="float">
            <text:p>44003,4289236111</text:p>
          </table:table-cell>
          <table:table-cell/>
        </table:table-row>
        <table:table-row table:style-name="ro1">
          <table:table-cell office:value-type="float" office:value="1590573569" calcext:value-type="float">
            <text:p>1590573569</text:p>
          </table:table-cell>
          <table:table-cell office:value-type="string" calcext:value-type="string">
            <text:p>2020-05-27 06:59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70]+[.$H$2]" office:value-type="float" office:value="1592749058" calcext:value-type="float">
            <text:p>1592749058</text:p>
          </table:table-cell>
          <table:table-cell table:formula="of:=([.$F570]/86400)+25569-(3/24)" office:value-type="float" office:value="44003.4705787037" calcext:value-type="float">
            <text:p>44003,4705787037</text:p>
          </table:table-cell>
          <table:table-cell/>
        </table:table-row>
        <table:table-row table:style-name="ro1">
          <table:table-cell office:value-type="float" office:value="1590573569" calcext:value-type="float">
            <text:p>1590573569</text:p>
          </table:table-cell>
          <table:table-cell office:value-type="string" calcext:value-type="string">
            <text:p>2020-05-27 06:59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571]+[.$H$2]" office:value-type="float" office:value="1592749058" calcext:value-type="float">
            <text:p>1592749058</text:p>
          </table:table-cell>
          <table:table-cell table:formula="of:=([.$F571]/86400)+25569-(3/24)" office:value-type="float" office:value="44003.4705787037" calcext:value-type="float">
            <text:p>44003,4705787037</text:p>
          </table:table-cell>
          <table:table-cell/>
        </table:table-row>
        <table:table-row table:style-name="ro1">
          <table:table-cell office:value-type="float" office:value="1590573569" calcext:value-type="float">
            <text:p>1590573569</text:p>
          </table:table-cell>
          <table:table-cell office:value-type="string" calcext:value-type="string">
            <text:p>2020-05-27 06:59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72]+[.$H$2]" office:value-type="float" office:value="1592749058" calcext:value-type="float">
            <text:p>1592749058</text:p>
          </table:table-cell>
          <table:table-cell table:formula="of:=([.$F572]/86400)+25569-(3/24)" office:value-type="float" office:value="44003.4705787037" calcext:value-type="float">
            <text:p>44003,4705787037</text:p>
          </table:table-cell>
          <table:table-cell/>
        </table:table-row>
        <table:table-row table:style-name="ro1">
          <table:table-cell office:value-type="float" office:value="1590573569" calcext:value-type="float">
            <text:p>1590573569</text:p>
          </table:table-cell>
          <table:table-cell office:value-type="string" calcext:value-type="string">
            <text:p>2020-05-27 06:5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73]+[.$H$2]" office:value-type="float" office:value="1592749058" calcext:value-type="float">
            <text:p>1592749058</text:p>
          </table:table-cell>
          <table:table-cell table:formula="of:=([.$F573]/86400)+25569-(3/24)" office:value-type="float" office:value="44003.4705787037" calcext:value-type="float">
            <text:p>44003,4705787037</text:p>
          </table:table-cell>
          <table:table-cell/>
        </table:table-row>
        <table:table-row table:style-name="ro1">
          <table:table-cell office:value-type="float" office:value="1590577168" calcext:value-type="float">
            <text:p>1590577168</text:p>
          </table:table-cell>
          <table:table-cell office:value-type="string" calcext:value-type="string">
            <text:p>2020-05-27 07:59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74]+[.$H$2]" office:value-type="float" office:value="1592752657" calcext:value-type="float">
            <text:p>1592752657</text:p>
          </table:table-cell>
          <table:table-cell table:formula="of:=([.$F574]/86400)+25569-(3/24)" office:value-type="float" office:value="44003.5122337963" calcext:value-type="float">
            <text:p>44003,5122337963</text:p>
          </table:table-cell>
          <table:table-cell/>
        </table:table-row>
        <table:table-row table:style-name="ro1">
          <table:table-cell office:value-type="float" office:value="1590577168" calcext:value-type="float">
            <text:p>1590577168</text:p>
          </table:table-cell>
          <table:table-cell office:value-type="string" calcext:value-type="string">
            <text:p>2020-05-27 07:59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575]+[.$H$2]" office:value-type="float" office:value="1592752657" calcext:value-type="float">
            <text:p>1592752657</text:p>
          </table:table-cell>
          <table:table-cell table:formula="of:=([.$F575]/86400)+25569-(3/24)" office:value-type="float" office:value="44003.5122337963" calcext:value-type="float">
            <text:p>44003,5122337963</text:p>
          </table:table-cell>
          <table:table-cell/>
        </table:table-row>
        <table:table-row table:style-name="ro1">
          <table:table-cell office:value-type="float" office:value="1590577168" calcext:value-type="float">
            <text:p>1590577168</text:p>
          </table:table-cell>
          <table:table-cell office:value-type="string" calcext:value-type="string">
            <text:p>2020-05-27 07:59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76]+[.$H$2]" office:value-type="float" office:value="1592752657" calcext:value-type="float">
            <text:p>1592752657</text:p>
          </table:table-cell>
          <table:table-cell table:formula="of:=([.$F576]/86400)+25569-(3/24)" office:value-type="float" office:value="44003.5122337963" calcext:value-type="float">
            <text:p>44003,5122337963</text:p>
          </table:table-cell>
          <table:table-cell/>
        </table:table-row>
        <table:table-row table:style-name="ro1">
          <table:table-cell office:value-type="float" office:value="1590577168" calcext:value-type="float">
            <text:p>1590577168</text:p>
          </table:table-cell>
          <table:table-cell office:value-type="string" calcext:value-type="string">
            <text:p>2020-05-27 07:5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77]+[.$H$2]" office:value-type="float" office:value="1592752657" calcext:value-type="float">
            <text:p>1592752657</text:p>
          </table:table-cell>
          <table:table-cell table:formula="of:=([.$F577]/86400)+25569-(3/24)" office:value-type="float" office:value="44003.5122337963" calcext:value-type="float">
            <text:p>44003,5122337963</text:p>
          </table:table-cell>
          <table:table-cell/>
        </table:table-row>
        <table:table-row table:style-name="ro1">
          <table:table-cell office:value-type="float" office:value="1590580767" calcext:value-type="float">
            <text:p>1590580767</text:p>
          </table:table-cell>
          <table:table-cell office:value-type="string" calcext:value-type="string">
            <text:p>2020-05-27 08:59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78]+[.$H$2]" office:value-type="float" office:value="1592756256" calcext:value-type="float">
            <text:p>1592756256</text:p>
          </table:table-cell>
          <table:table-cell table:formula="of:=([.$F578]/86400)+25569-(3/24)" office:value-type="float" office:value="44003.5538888889" calcext:value-type="float">
            <text:p>44003,5538888889</text:p>
          </table:table-cell>
          <table:table-cell/>
        </table:table-row>
        <table:table-row table:style-name="ro1">
          <table:table-cell office:value-type="float" office:value="1590580767" calcext:value-type="float">
            <text:p>1590580767</text:p>
          </table:table-cell>
          <table:table-cell office:value-type="string" calcext:value-type="string">
            <text:p>2020-05-27 08:59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579]+[.$H$2]" office:value-type="float" office:value="1592756256" calcext:value-type="float">
            <text:p>1592756256</text:p>
          </table:table-cell>
          <table:table-cell table:formula="of:=([.$F579]/86400)+25569-(3/24)" office:value-type="float" office:value="44003.5538888889" calcext:value-type="float">
            <text:p>44003,5538888889</text:p>
          </table:table-cell>
          <table:table-cell/>
        </table:table-row>
        <table:table-row table:style-name="ro1">
          <table:table-cell office:value-type="float" office:value="1590580767" calcext:value-type="float">
            <text:p>1590580767</text:p>
          </table:table-cell>
          <table:table-cell office:value-type="string" calcext:value-type="string">
            <text:p>2020-05-27 08:59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80]+[.$H$2]" office:value-type="float" office:value="1592756256" calcext:value-type="float">
            <text:p>1592756256</text:p>
          </table:table-cell>
          <table:table-cell table:formula="of:=([.$F580]/86400)+25569-(3/24)" office:value-type="float" office:value="44003.5538888889" calcext:value-type="float">
            <text:p>44003,5538888889</text:p>
          </table:table-cell>
          <table:table-cell/>
        </table:table-row>
        <table:table-row table:style-name="ro1">
          <table:table-cell office:value-type="float" office:value="1590580767" calcext:value-type="float">
            <text:p>1590580767</text:p>
          </table:table-cell>
          <table:table-cell office:value-type="string" calcext:value-type="string">
            <text:p>2020-05-27 08:5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table:formula="of:=[.A581]+[.$H$2]" office:value-type="float" office:value="1592756256" calcext:value-type="float">
            <text:p>1592756256</text:p>
          </table:table-cell>
          <table:table-cell table:formula="of:=([.$F581]/86400)+25569-(3/24)" office:value-type="float" office:value="44003.5538888889" calcext:value-type="float">
            <text:p>44003,5538888889</text:p>
          </table:table-cell>
          <table:table-cell/>
        </table:table-row>
        <table:table-row table:style-name="ro1">
          <table:table-cell office:value-type="float" office:value="1590584366" calcext:value-type="float">
            <text:p>1590584366</text:p>
          </table:table-cell>
          <table:table-cell office:value-type="string" calcext:value-type="string">
            <text:p>2020-05-27 09:59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582]+[.$H$2]" office:value-type="float" office:value="1592759855" calcext:value-type="float">
            <text:p>1592759855</text:p>
          </table:table-cell>
          <table:table-cell table:formula="of:=([.$F582]/86400)+25569-(3/24)" office:value-type="float" office:value="44003.5955439815" calcext:value-type="float">
            <text:p>44003,5955439815</text:p>
          </table:table-cell>
          <table:table-cell/>
        </table:table-row>
        <table:table-row table:style-name="ro1">
          <table:table-cell office:value-type="float" office:value="1590584366" calcext:value-type="float">
            <text:p>1590584366</text:p>
          </table:table-cell>
          <table:table-cell office:value-type="string" calcext:value-type="string">
            <text:p>2020-05-27 09:59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583]+[.$H$2]" office:value-type="float" office:value="1592759855" calcext:value-type="float">
            <text:p>1592759855</text:p>
          </table:table-cell>
          <table:table-cell table:formula="of:=([.$F583]/86400)+25569-(3/24)" office:value-type="float" office:value="44003.5955439815" calcext:value-type="float">
            <text:p>44003,5955439815</text:p>
          </table:table-cell>
          <table:table-cell/>
        </table:table-row>
        <table:table-row table:style-name="ro1">
          <table:table-cell office:value-type="float" office:value="1590584366" calcext:value-type="float">
            <text:p>1590584366</text:p>
          </table:table-cell>
          <table:table-cell office:value-type="string" calcext:value-type="string">
            <text:p>2020-05-27 09:59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84]+[.$H$2]" office:value-type="float" office:value="1592759855" calcext:value-type="float">
            <text:p>1592759855</text:p>
          </table:table-cell>
          <table:table-cell table:formula="of:=([.$F584]/86400)+25569-(3/24)" office:value-type="float" office:value="44003.5955439815" calcext:value-type="float">
            <text:p>44003,5955439815</text:p>
          </table:table-cell>
          <table:table-cell/>
        </table:table-row>
        <table:table-row table:style-name="ro1">
          <table:table-cell office:value-type="float" office:value="1590584366" calcext:value-type="float">
            <text:p>1590584366</text:p>
          </table:table-cell>
          <table:table-cell office:value-type="string" calcext:value-type="string">
            <text:p>2020-05-27 09:5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585]+[.$H$2]" office:value-type="float" office:value="1592759855" calcext:value-type="float">
            <text:p>1592759855</text:p>
          </table:table-cell>
          <table:table-cell table:formula="of:=([.$F585]/86400)+25569-(3/24)" office:value-type="float" office:value="44003.5955439815" calcext:value-type="float">
            <text:p>44003,5955439815</text:p>
          </table:table-cell>
          <table:table-cell/>
        </table:table-row>
        <table:table-row table:style-name="ro1">
          <table:table-cell office:value-type="float" office:value="1590587965" calcext:value-type="float">
            <text:p>1590587965</text:p>
          </table:table-cell>
          <table:table-cell office:value-type="string" calcext:value-type="string">
            <text:p>2020-05-27 10:59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86]+[.$H$2]" office:value-type="float" office:value="1592763454" calcext:value-type="float">
            <text:p>1592763454</text:p>
          </table:table-cell>
          <table:table-cell table:formula="of:=([.$F586]/86400)+25569-(3/24)" office:value-type="float" office:value="44003.6371990741" calcext:value-type="float">
            <text:p>44003,6371990741</text:p>
          </table:table-cell>
          <table:table-cell/>
        </table:table-row>
        <table:table-row table:style-name="ro1">
          <table:table-cell office:value-type="float" office:value="1590587965" calcext:value-type="float">
            <text:p>1590587965</text:p>
          </table:table-cell>
          <table:table-cell office:value-type="string" calcext:value-type="string">
            <text:p>2020-05-27 10:59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587]+[.$H$2]" office:value-type="float" office:value="1592763454" calcext:value-type="float">
            <text:p>1592763454</text:p>
          </table:table-cell>
          <table:table-cell table:formula="of:=([.$F587]/86400)+25569-(3/24)" office:value-type="float" office:value="44003.6371990741" calcext:value-type="float">
            <text:p>44003,6371990741</text:p>
          </table:table-cell>
          <table:table-cell/>
        </table:table-row>
        <table:table-row table:style-name="ro1">
          <table:table-cell office:value-type="float" office:value="1590587965" calcext:value-type="float">
            <text:p>1590587965</text:p>
          </table:table-cell>
          <table:table-cell office:value-type="string" calcext:value-type="string">
            <text:p>2020-05-27 10:59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588]+[.$H$2]" office:value-type="float" office:value="1592763454" calcext:value-type="float">
            <text:p>1592763454</text:p>
          </table:table-cell>
          <table:table-cell table:formula="of:=([.$F588]/86400)+25569-(3/24)" office:value-type="float" office:value="44003.6371990741" calcext:value-type="float">
            <text:p>44003,6371990741</text:p>
          </table:table-cell>
          <table:table-cell/>
        </table:table-row>
        <table:table-row table:style-name="ro1">
          <table:table-cell office:value-type="float" office:value="1590587965" calcext:value-type="float">
            <text:p>1590587965</text:p>
          </table:table-cell>
          <table:table-cell office:value-type="string" calcext:value-type="string">
            <text:p>2020-05-27 10:5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table:formula="of:=[.A589]+[.$H$2]" office:value-type="float" office:value="1592763454" calcext:value-type="float">
            <text:p>1592763454</text:p>
          </table:table-cell>
          <table:table-cell table:formula="of:=([.$F589]/86400)+25569-(3/24)" office:value-type="float" office:value="44003.6371990741" calcext:value-type="float">
            <text:p>44003,6371990741</text:p>
          </table:table-cell>
          <table:table-cell/>
        </table:table-row>
        <table:table-row table:style-name="ro1">
          <table:table-cell office:value-type="float" office:value="1590591564" calcext:value-type="float">
            <text:p>1590591564</text:p>
          </table:table-cell>
          <table:table-cell office:value-type="string" calcext:value-type="string">
            <text:p>2020-05-27 11:59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90]+[.$H$2]" office:value-type="float" office:value="1592767053" calcext:value-type="float">
            <text:p>1592767053</text:p>
          </table:table-cell>
          <table:table-cell table:formula="of:=([.$F590]/86400)+25569-(3/24)" office:value-type="float" office:value="44003.6788541667" calcext:value-type="float">
            <text:p>44003,6788541667</text:p>
          </table:table-cell>
          <table:table-cell/>
        </table:table-row>
        <table:table-row table:style-name="ro1">
          <table:table-cell office:value-type="float" office:value="1590591564" calcext:value-type="float">
            <text:p>1590591564</text:p>
          </table:table-cell>
          <table:table-cell office:value-type="string" calcext:value-type="string">
            <text:p>2020-05-27 11:59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591]+[.$H$2]" office:value-type="float" office:value="1592767053" calcext:value-type="float">
            <text:p>1592767053</text:p>
          </table:table-cell>
          <table:table-cell table:formula="of:=([.$F591]/86400)+25569-(3/24)" office:value-type="float" office:value="44003.6788541667" calcext:value-type="float">
            <text:p>44003,6788541667</text:p>
          </table:table-cell>
          <table:table-cell/>
        </table:table-row>
        <table:table-row table:style-name="ro1">
          <table:table-cell office:value-type="float" office:value="1590591564" calcext:value-type="float">
            <text:p>1590591564</text:p>
          </table:table-cell>
          <table:table-cell office:value-type="string" calcext:value-type="string">
            <text:p>2020-05-27 11:59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592]+[.$H$2]" office:value-type="float" office:value="1592767053" calcext:value-type="float">
            <text:p>1592767053</text:p>
          </table:table-cell>
          <table:table-cell table:formula="of:=([.$F592]/86400)+25569-(3/24)" office:value-type="float" office:value="44003.6788541667" calcext:value-type="float">
            <text:p>44003,6788541667</text:p>
          </table:table-cell>
          <table:table-cell/>
        </table:table-row>
        <table:table-row table:style-name="ro1">
          <table:table-cell office:value-type="float" office:value="1590591564" calcext:value-type="float">
            <text:p>1590591564</text:p>
          </table:table-cell>
          <table:table-cell office:value-type="string" calcext:value-type="string">
            <text:p>2020-05-27 11:5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593]+[.$H$2]" office:value-type="float" office:value="1592767053" calcext:value-type="float">
            <text:p>1592767053</text:p>
          </table:table-cell>
          <table:table-cell table:formula="of:=([.$F593]/86400)+25569-(3/24)" office:value-type="float" office:value="44003.6788541667" calcext:value-type="float">
            <text:p>44003,6788541667</text:p>
          </table:table-cell>
          <table:table-cell/>
        </table:table-row>
        <table:table-row table:style-name="ro1">
          <table:table-cell office:value-type="float" office:value="1590595163" calcext:value-type="float">
            <text:p>1590595163</text:p>
          </table:table-cell>
          <table:table-cell office:value-type="string" calcext:value-type="string">
            <text:p>2020-05-27 12:59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94]+[.$H$2]" office:value-type="float" office:value="1592770652" calcext:value-type="float">
            <text:p>1592770652</text:p>
          </table:table-cell>
          <table:table-cell table:formula="of:=([.$F594]/86400)+25569-(3/24)" office:value-type="float" office:value="44003.7205092593" calcext:value-type="float">
            <text:p>44003,7205092593</text:p>
          </table:table-cell>
          <table:table-cell/>
        </table:table-row>
        <table:table-row table:style-name="ro1">
          <table:table-cell office:value-type="float" office:value="1590595163" calcext:value-type="float">
            <text:p>1590595163</text:p>
          </table:table-cell>
          <table:table-cell office:value-type="string" calcext:value-type="string">
            <text:p>2020-05-27 12:59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595]+[.$H$2]" office:value-type="float" office:value="1592770652" calcext:value-type="float">
            <text:p>1592770652</text:p>
          </table:table-cell>
          <table:table-cell table:formula="of:=([.$F595]/86400)+25569-(3/24)" office:value-type="float" office:value="44003.7205092593" calcext:value-type="float">
            <text:p>44003,7205092593</text:p>
          </table:table-cell>
          <table:table-cell/>
        </table:table-row>
        <table:table-row table:style-name="ro1">
          <table:table-cell office:value-type="float" office:value="1590595163" calcext:value-type="float">
            <text:p>1590595163</text:p>
          </table:table-cell>
          <table:table-cell office:value-type="string" calcext:value-type="string">
            <text:p>2020-05-27 12:59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596]+[.$H$2]" office:value-type="float" office:value="1592770652" calcext:value-type="float">
            <text:p>1592770652</text:p>
          </table:table-cell>
          <table:table-cell table:formula="of:=([.$F596]/86400)+25569-(3/24)" office:value-type="float" office:value="44003.7205092593" calcext:value-type="float">
            <text:p>44003,7205092593</text:p>
          </table:table-cell>
          <table:table-cell/>
        </table:table-row>
        <table:table-row table:style-name="ro1">
          <table:table-cell office:value-type="float" office:value="1590595163" calcext:value-type="float">
            <text:p>1590595163</text:p>
          </table:table-cell>
          <table:table-cell office:value-type="string" calcext:value-type="string">
            <text:p>2020-05-27 12:5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597]+[.$H$2]" office:value-type="float" office:value="1592770652" calcext:value-type="float">
            <text:p>1592770652</text:p>
          </table:table-cell>
          <table:table-cell table:formula="of:=([.$F597]/86400)+25569-(3/24)" office:value-type="float" office:value="44003.7205092593" calcext:value-type="float">
            <text:p>44003,7205092593</text:p>
          </table:table-cell>
          <table:table-cell/>
        </table:table-row>
        <table:table-row table:style-name="ro1">
          <table:table-cell office:value-type="float" office:value="1590598762" calcext:value-type="float">
            <text:p>1590598762</text:p>
          </table:table-cell>
          <table:table-cell office:value-type="string" calcext:value-type="string">
            <text:p>2020-05-27 13:59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598]+[.$H$2]" office:value-type="float" office:value="1592774251" calcext:value-type="float">
            <text:p>1592774251</text:p>
          </table:table-cell>
          <table:table-cell table:formula="of:=([.$F598]/86400)+25569-(3/24)" office:value-type="float" office:value="44003.7621643519" calcext:value-type="float">
            <text:p>44003,7621643519</text:p>
          </table:table-cell>
          <table:table-cell/>
        </table:table-row>
        <table:table-row table:style-name="ro1">
          <table:table-cell office:value-type="float" office:value="1590598762" calcext:value-type="float">
            <text:p>1590598762</text:p>
          </table:table-cell>
          <table:table-cell office:value-type="string" calcext:value-type="string">
            <text:p>2020-05-27 13:59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599]+[.$H$2]" office:value-type="float" office:value="1592774251" calcext:value-type="float">
            <text:p>1592774251</text:p>
          </table:table-cell>
          <table:table-cell table:formula="of:=([.$F599]/86400)+25569-(3/24)" office:value-type="float" office:value="44003.7621643519" calcext:value-type="float">
            <text:p>44003,7621643519</text:p>
          </table:table-cell>
          <table:table-cell/>
        </table:table-row>
        <table:table-row table:style-name="ro1">
          <table:table-cell office:value-type="float" office:value="1590598762" calcext:value-type="float">
            <text:p>1590598762</text:p>
          </table:table-cell>
          <table:table-cell office:value-type="string" calcext:value-type="string">
            <text:p>2020-05-27 13:59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00]+[.$H$2]" office:value-type="float" office:value="1592774251" calcext:value-type="float">
            <text:p>1592774251</text:p>
          </table:table-cell>
          <table:table-cell table:formula="of:=([.$F600]/86400)+25569-(3/24)" office:value-type="float" office:value="44003.7621643519" calcext:value-type="float">
            <text:p>44003,7621643519</text:p>
          </table:table-cell>
          <table:table-cell/>
        </table:table-row>
        <table:table-row table:style-name="ro1">
          <table:table-cell office:value-type="float" office:value="1590598762" calcext:value-type="float">
            <text:p>1590598762</text:p>
          </table:table-cell>
          <table:table-cell office:value-type="string" calcext:value-type="string">
            <text:p>2020-05-27 13:5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01]+[.$H$2]" office:value-type="float" office:value="1592774251" calcext:value-type="float">
            <text:p>1592774251</text:p>
          </table:table-cell>
          <table:table-cell table:formula="of:=([.$F601]/86400)+25569-(3/24)" office:value-type="float" office:value="44003.7621643519" calcext:value-type="float">
            <text:p>44003,7621643519</text:p>
          </table:table-cell>
          <table:table-cell/>
        </table:table-row>
        <table:table-row table:style-name="ro1">
          <table:table-cell office:value-type="float" office:value="1590602361" calcext:value-type="float">
            <text:p>1590602361</text:p>
          </table:table-cell>
          <table:table-cell office:value-type="string" calcext:value-type="string">
            <text:p>2020-05-27 14:59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02]+[.$H$2]" office:value-type="float" office:value="1592777850" calcext:value-type="float">
            <text:p>1592777850</text:p>
          </table:table-cell>
          <table:table-cell table:formula="of:=([.$F602]/86400)+25569-(3/24)" office:value-type="float" office:value="44003.8038194444" calcext:value-type="float">
            <text:p>44003,8038194444</text:p>
          </table:table-cell>
          <table:table-cell/>
        </table:table-row>
        <table:table-row table:style-name="ro1">
          <table:table-cell office:value-type="float" office:value="1590602361" calcext:value-type="float">
            <text:p>1590602361</text:p>
          </table:table-cell>
          <table:table-cell office:value-type="string" calcext:value-type="string">
            <text:p>2020-05-27 14:59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03]+[.$H$2]" office:value-type="float" office:value="1592777850" calcext:value-type="float">
            <text:p>1592777850</text:p>
          </table:table-cell>
          <table:table-cell table:formula="of:=([.$F603]/86400)+25569-(3/24)" office:value-type="float" office:value="44003.8038194444" calcext:value-type="float">
            <text:p>44003,8038194444</text:p>
          </table:table-cell>
          <table:table-cell/>
        </table:table-row>
        <table:table-row table:style-name="ro1">
          <table:table-cell office:value-type="float" office:value="1590602361" calcext:value-type="float">
            <text:p>1590602361</text:p>
          </table:table-cell>
          <table:table-cell office:value-type="string" calcext:value-type="string">
            <text:p>2020-05-27 14:59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04]+[.$H$2]" office:value-type="float" office:value="1592777850" calcext:value-type="float">
            <text:p>1592777850</text:p>
          </table:table-cell>
          <table:table-cell table:formula="of:=([.$F604]/86400)+25569-(3/24)" office:value-type="float" office:value="44003.8038194444" calcext:value-type="float">
            <text:p>44003,8038194444</text:p>
          </table:table-cell>
          <table:table-cell/>
        </table:table-row>
        <table:table-row table:style-name="ro1">
          <table:table-cell office:value-type="float" office:value="1590602361" calcext:value-type="float">
            <text:p>1590602361</text:p>
          </table:table-cell>
          <table:table-cell office:value-type="string" calcext:value-type="string">
            <text:p>2020-05-27 14:59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05]+[.$H$2]" office:value-type="float" office:value="1592777850" calcext:value-type="float">
            <text:p>1592777850</text:p>
          </table:table-cell>
          <table:table-cell table:formula="of:=([.$F605]/86400)+25569-(3/24)" office:value-type="float" office:value="44003.8038194444" calcext:value-type="float">
            <text:p>44003,8038194444</text:p>
          </table:table-cell>
          <table:table-cell/>
        </table:table-row>
        <table:table-row table:style-name="ro1">
          <table:table-cell office:value-type="float" office:value="1590605960" calcext:value-type="float">
            <text:p>1590605960</text:p>
          </table:table-cell>
          <table:table-cell office:value-type="string" calcext:value-type="string">
            <text:p>2020-05-27 15:59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06]+[.$H$2]" office:value-type="float" office:value="1592781449" calcext:value-type="float">
            <text:p>1592781449</text:p>
          </table:table-cell>
          <table:table-cell table:formula="of:=([.$F606]/86400)+25569-(3/24)" office:value-type="float" office:value="44003.845474537" calcext:value-type="float">
            <text:p>44003,845474537</text:p>
          </table:table-cell>
          <table:table-cell/>
        </table:table-row>
        <table:table-row table:style-name="ro1">
          <table:table-cell office:value-type="float" office:value="1590605960" calcext:value-type="float">
            <text:p>1590605960</text:p>
          </table:table-cell>
          <table:table-cell office:value-type="string" calcext:value-type="string">
            <text:p>2020-05-27 15:59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07]+[.$H$2]" office:value-type="float" office:value="1592781449" calcext:value-type="float">
            <text:p>1592781449</text:p>
          </table:table-cell>
          <table:table-cell table:formula="of:=([.$F607]/86400)+25569-(3/24)" office:value-type="float" office:value="44003.845474537" calcext:value-type="float">
            <text:p>44003,845474537</text:p>
          </table:table-cell>
          <table:table-cell/>
        </table:table-row>
        <table:table-row table:style-name="ro1">
          <table:table-cell office:value-type="float" office:value="1590605960" calcext:value-type="float">
            <text:p>1590605960</text:p>
          </table:table-cell>
          <table:table-cell office:value-type="string" calcext:value-type="string">
            <text:p>2020-05-27 15:59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08]+[.$H$2]" office:value-type="float" office:value="1592781449" calcext:value-type="float">
            <text:p>1592781449</text:p>
          </table:table-cell>
          <table:table-cell table:formula="of:=([.$F608]/86400)+25569-(3/24)" office:value-type="float" office:value="44003.845474537" calcext:value-type="float">
            <text:p>44003,845474537</text:p>
          </table:table-cell>
          <table:table-cell/>
        </table:table-row>
        <table:table-row table:style-name="ro1">
          <table:table-cell office:value-type="float" office:value="1590605960" calcext:value-type="float">
            <text:p>1590605960</text:p>
          </table:table-cell>
          <table:table-cell office:value-type="string" calcext:value-type="string">
            <text:p>2020-05-27 15:5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09]+[.$H$2]" office:value-type="float" office:value="1592781449" calcext:value-type="float">
            <text:p>1592781449</text:p>
          </table:table-cell>
          <table:table-cell table:formula="of:=([.$F609]/86400)+25569-(3/24)" office:value-type="float" office:value="44003.845474537" calcext:value-type="float">
            <text:p>44003,845474537</text:p>
          </table:table-cell>
          <table:table-cell/>
        </table:table-row>
        <table:table-row table:style-name="ro1">
          <table:table-cell office:value-type="float" office:value="1590609559" calcext:value-type="float">
            <text:p>1590609559</text:p>
          </table:table-cell>
          <table:table-cell office:value-type="string" calcext:value-type="string">
            <text:p>2020-05-27 16:59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10]+[.$H$2]" office:value-type="float" office:value="1592785048" calcext:value-type="float">
            <text:p>1592785048</text:p>
          </table:table-cell>
          <table:table-cell table:formula="of:=([.$F610]/86400)+25569-(3/24)" office:value-type="float" office:value="44003.8871296296" calcext:value-type="float">
            <text:p>44003,8871296296</text:p>
          </table:table-cell>
          <table:table-cell/>
        </table:table-row>
        <table:table-row table:style-name="ro1">
          <table:table-cell office:value-type="float" office:value="1590609559" calcext:value-type="float">
            <text:p>1590609559</text:p>
          </table:table-cell>
          <table:table-cell office:value-type="string" calcext:value-type="string">
            <text:p>2020-05-27 16:59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11]+[.$H$2]" office:value-type="float" office:value="1592785048" calcext:value-type="float">
            <text:p>1592785048</text:p>
          </table:table-cell>
          <table:table-cell table:formula="of:=([.$F611]/86400)+25569-(3/24)" office:value-type="float" office:value="44003.8871296296" calcext:value-type="float">
            <text:p>44003,8871296296</text:p>
          </table:table-cell>
          <table:table-cell/>
        </table:table-row>
        <table:table-row table:style-name="ro1">
          <table:table-cell office:value-type="float" office:value="1590609559" calcext:value-type="float">
            <text:p>1590609559</text:p>
          </table:table-cell>
          <table:table-cell office:value-type="string" calcext:value-type="string">
            <text:p>2020-05-27 16:59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12]+[.$H$2]" office:value-type="float" office:value="1592785048" calcext:value-type="float">
            <text:p>1592785048</text:p>
          </table:table-cell>
          <table:table-cell table:formula="of:=([.$F612]/86400)+25569-(3/24)" office:value-type="float" office:value="44003.8871296296" calcext:value-type="float">
            <text:p>44003,8871296296</text:p>
          </table:table-cell>
          <table:table-cell/>
        </table:table-row>
        <table:table-row table:style-name="ro1">
          <table:table-cell office:value-type="float" office:value="1590609559" calcext:value-type="float">
            <text:p>1590609559</text:p>
          </table:table-cell>
          <table:table-cell office:value-type="string" calcext:value-type="string">
            <text:p>2020-05-27 16:5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13]+[.$H$2]" office:value-type="float" office:value="1592785048" calcext:value-type="float">
            <text:p>1592785048</text:p>
          </table:table-cell>
          <table:table-cell table:formula="of:=([.$F613]/86400)+25569-(3/24)" office:value-type="float" office:value="44003.8871296296" calcext:value-type="float">
            <text:p>44003,8871296296</text:p>
          </table:table-cell>
          <table:table-cell/>
        </table:table-row>
        <table:table-row table:style-name="ro1">
          <table:table-cell office:value-type="float" office:value="1590613158" calcext:value-type="float">
            <text:p>1590613158</text:p>
          </table:table-cell>
          <table:table-cell office:value-type="string" calcext:value-type="string">
            <text:p>2020-05-27 17:59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14]+[.$H$2]" office:value-type="float" office:value="1592788647" calcext:value-type="float">
            <text:p>1592788647</text:p>
          </table:table-cell>
          <table:table-cell table:formula="of:=([.$F614]/86400)+25569-(3/24)" office:value-type="float" office:value="44003.9287847222" calcext:value-type="float">
            <text:p>44003,9287847222</text:p>
          </table:table-cell>
          <table:table-cell/>
        </table:table-row>
        <table:table-row table:style-name="ro1">
          <table:table-cell office:value-type="float" office:value="1590613158" calcext:value-type="float">
            <text:p>1590613158</text:p>
          </table:table-cell>
          <table:table-cell office:value-type="string" calcext:value-type="string">
            <text:p>2020-05-27 17:59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15]+[.$H$2]" office:value-type="float" office:value="1592788647" calcext:value-type="float">
            <text:p>1592788647</text:p>
          </table:table-cell>
          <table:table-cell table:formula="of:=([.$F615]/86400)+25569-(3/24)" office:value-type="float" office:value="44003.9287847222" calcext:value-type="float">
            <text:p>44003,9287847222</text:p>
          </table:table-cell>
          <table:table-cell/>
        </table:table-row>
        <table:table-row table:style-name="ro1">
          <table:table-cell office:value-type="float" office:value="1590613158" calcext:value-type="float">
            <text:p>1590613158</text:p>
          </table:table-cell>
          <table:table-cell office:value-type="string" calcext:value-type="string">
            <text:p>2020-05-27 17:59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16]+[.$H$2]" office:value-type="float" office:value="1592788647" calcext:value-type="float">
            <text:p>1592788647</text:p>
          </table:table-cell>
          <table:table-cell table:formula="of:=([.$F616]/86400)+25569-(3/24)" office:value-type="float" office:value="44003.9287847222" calcext:value-type="float">
            <text:p>44003,9287847222</text:p>
          </table:table-cell>
          <table:table-cell/>
        </table:table-row>
        <table:table-row table:style-name="ro1">
          <table:table-cell office:value-type="float" office:value="1590613158" calcext:value-type="float">
            <text:p>1590613158</text:p>
          </table:table-cell>
          <table:table-cell office:value-type="string" calcext:value-type="string">
            <text:p>2020-05-27 17:59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17]+[.$H$2]" office:value-type="float" office:value="1592788647" calcext:value-type="float">
            <text:p>1592788647</text:p>
          </table:table-cell>
          <table:table-cell table:formula="of:=([.$F617]/86400)+25569-(3/24)" office:value-type="float" office:value="44003.9287847222" calcext:value-type="float">
            <text:p>44003,9287847222</text:p>
          </table:table-cell>
          <table:table-cell/>
        </table:table-row>
        <table:table-row table:style-name="ro1">
          <table:table-cell office:value-type="float" office:value="1590616757" calcext:value-type="float">
            <text:p>1590616757</text:p>
          </table:table-cell>
          <table:table-cell office:value-type="string" calcext:value-type="string">
            <text:p>2020-05-27 18:59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18]+[.$H$2]" office:value-type="float" office:value="1592792246" calcext:value-type="float">
            <text:p>1592792246</text:p>
          </table:table-cell>
          <table:table-cell table:formula="of:=([.$F618]/86400)+25569-(3/24)" office:value-type="float" office:value="44003.9704398148" calcext:value-type="float">
            <text:p>44003,9704398148</text:p>
          </table:table-cell>
          <table:table-cell/>
        </table:table-row>
        <table:table-row table:style-name="ro1">
          <table:table-cell office:value-type="float" office:value="1590616757" calcext:value-type="float">
            <text:p>1590616757</text:p>
          </table:table-cell>
          <table:table-cell office:value-type="string" calcext:value-type="string">
            <text:p>2020-05-27 18:59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19]+[.$H$2]" office:value-type="float" office:value="1592792246" calcext:value-type="float">
            <text:p>1592792246</text:p>
          </table:table-cell>
          <table:table-cell table:formula="of:=([.$F619]/86400)+25569-(3/24)" office:value-type="float" office:value="44003.9704398148" calcext:value-type="float">
            <text:p>44003,9704398148</text:p>
          </table:table-cell>
          <table:table-cell/>
        </table:table-row>
        <table:table-row table:style-name="ro1">
          <table:table-cell office:value-type="float" office:value="1590616757" calcext:value-type="float">
            <text:p>1590616757</text:p>
          </table:table-cell>
          <table:table-cell office:value-type="string" calcext:value-type="string">
            <text:p>2020-05-27 18:59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20]+[.$H$2]" office:value-type="float" office:value="1592792246" calcext:value-type="float">
            <text:p>1592792246</text:p>
          </table:table-cell>
          <table:table-cell table:formula="of:=([.$F620]/86400)+25569-(3/24)" office:value-type="float" office:value="44003.9704398148" calcext:value-type="float">
            <text:p>44003,9704398148</text:p>
          </table:table-cell>
          <table:table-cell/>
        </table:table-row>
        <table:table-row table:style-name="ro1">
          <table:table-cell office:value-type="float" office:value="1590616757" calcext:value-type="float">
            <text:p>1590616757</text:p>
          </table:table-cell>
          <table:table-cell office:value-type="string" calcext:value-type="string">
            <text:p>2020-05-27 18:5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21]+[.$H$2]" office:value-type="float" office:value="1592792246" calcext:value-type="float">
            <text:p>1592792246</text:p>
          </table:table-cell>
          <table:table-cell table:formula="of:=([.$F621]/86400)+25569-(3/24)" office:value-type="float" office:value="44003.9704398148" calcext:value-type="float">
            <text:p>44003,9704398148</text:p>
          </table:table-cell>
          <table:table-cell/>
        </table:table-row>
        <table:table-row table:style-name="ro1">
          <table:table-cell office:value-type="float" office:value="1590620356" calcext:value-type="float">
            <text:p>1590620356</text:p>
          </table:table-cell>
          <table:table-cell office:value-type="string" calcext:value-type="string">
            <text:p>2020-05-27 19:59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22]+[.$H$2]" office:value-type="float" office:value="1592795845" calcext:value-type="float">
            <text:p>1592795845</text:p>
          </table:table-cell>
          <table:table-cell table:formula="of:=([.$F622]/86400)+25569-(3/24)" office:value-type="float" office:value="44004.0120949074" calcext:value-type="float">
            <text:p>44004,0120949074</text:p>
          </table:table-cell>
          <table:table-cell/>
        </table:table-row>
        <table:table-row table:style-name="ro1">
          <table:table-cell office:value-type="float" office:value="1590620356" calcext:value-type="float">
            <text:p>1590620356</text:p>
          </table:table-cell>
          <table:table-cell office:value-type="string" calcext:value-type="string">
            <text:p>2020-05-27 19:59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23]+[.$H$2]" office:value-type="float" office:value="1592795845" calcext:value-type="float">
            <text:p>1592795845</text:p>
          </table:table-cell>
          <table:table-cell table:formula="of:=([.$F623]/86400)+25569-(3/24)" office:value-type="float" office:value="44004.0120949074" calcext:value-type="float">
            <text:p>44004,0120949074</text:p>
          </table:table-cell>
          <table:table-cell/>
        </table:table-row>
        <table:table-row table:style-name="ro1">
          <table:table-cell office:value-type="float" office:value="1590620356" calcext:value-type="float">
            <text:p>1590620356</text:p>
          </table:table-cell>
          <table:table-cell office:value-type="string" calcext:value-type="string">
            <text:p>2020-05-27 19:59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624]+[.$H$2]" office:value-type="float" office:value="1592795845" calcext:value-type="float">
            <text:p>1592795845</text:p>
          </table:table-cell>
          <table:table-cell table:formula="of:=([.$F624]/86400)+25569-(3/24)" office:value-type="float" office:value="44004.0120949074" calcext:value-type="float">
            <text:p>44004,0120949074</text:p>
          </table:table-cell>
          <table:table-cell/>
        </table:table-row>
        <table:table-row table:style-name="ro1">
          <table:table-cell office:value-type="float" office:value="1590620356" calcext:value-type="float">
            <text:p>1590620356</text:p>
          </table:table-cell>
          <table:table-cell office:value-type="string" calcext:value-type="string">
            <text:p>2020-05-27 19:5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25]+[.$H$2]" office:value-type="float" office:value="1592795845" calcext:value-type="float">
            <text:p>1592795845</text:p>
          </table:table-cell>
          <table:table-cell table:formula="of:=([.$F625]/86400)+25569-(3/24)" office:value-type="float" office:value="44004.0120949074" calcext:value-type="float">
            <text:p>44004,0120949074</text:p>
          </table:table-cell>
          <table:table-cell/>
        </table:table-row>
        <table:table-row table:style-name="ro1">
          <table:table-cell office:value-type="float" office:value="1590623955" calcext:value-type="float">
            <text:p>1590623955</text:p>
          </table:table-cell>
          <table:table-cell office:value-type="string" calcext:value-type="string">
            <text:p>2020-05-27 20:59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26]+[.$H$2]" office:value-type="float" office:value="1592799444" calcext:value-type="float">
            <text:p>1592799444</text:p>
          </table:table-cell>
          <table:table-cell table:formula="of:=([.$F626]/86400)+25569-(3/24)" office:value-type="float" office:value="44004.05375" calcext:value-type="float">
            <text:p>44004,05375</text:p>
          </table:table-cell>
          <table:table-cell/>
        </table:table-row>
        <table:table-row table:style-name="ro1">
          <table:table-cell office:value-type="float" office:value="1590623955" calcext:value-type="float">
            <text:p>1590623955</text:p>
          </table:table-cell>
          <table:table-cell office:value-type="string" calcext:value-type="string">
            <text:p>2020-05-27 20:59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27]+[.$H$2]" office:value-type="float" office:value="1592799444" calcext:value-type="float">
            <text:p>1592799444</text:p>
          </table:table-cell>
          <table:table-cell table:formula="of:=([.$F627]/86400)+25569-(3/24)" office:value-type="float" office:value="44004.05375" calcext:value-type="float">
            <text:p>44004,05375</text:p>
          </table:table-cell>
          <table:table-cell/>
        </table:table-row>
        <table:table-row table:style-name="ro1">
          <table:table-cell office:value-type="float" office:value="1590623955" calcext:value-type="float">
            <text:p>1590623955</text:p>
          </table:table-cell>
          <table:table-cell office:value-type="string" calcext:value-type="string">
            <text:p>2020-05-27 20:59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28]+[.$H$2]" office:value-type="float" office:value="1592799444" calcext:value-type="float">
            <text:p>1592799444</text:p>
          </table:table-cell>
          <table:table-cell table:formula="of:=([.$F628]/86400)+25569-(3/24)" office:value-type="float" office:value="44004.05375" calcext:value-type="float">
            <text:p>44004,05375</text:p>
          </table:table-cell>
          <table:table-cell/>
        </table:table-row>
        <table:table-row table:style-name="ro1">
          <table:table-cell office:value-type="float" office:value="1590623955" calcext:value-type="float">
            <text:p>1590623955</text:p>
          </table:table-cell>
          <table:table-cell office:value-type="string" calcext:value-type="string">
            <text:p>2020-05-27 20:59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29]+[.$H$2]" office:value-type="float" office:value="1592799444" calcext:value-type="float">
            <text:p>1592799444</text:p>
          </table:table-cell>
          <table:table-cell table:formula="of:=([.$F629]/86400)+25569-(3/24)" office:value-type="float" office:value="44004.05375" calcext:value-type="float">
            <text:p>44004,05375</text:p>
          </table:table-cell>
          <table:table-cell/>
        </table:table-row>
        <table:table-row table:style-name="ro1">
          <table:table-cell office:value-type="float" office:value="1590627554" calcext:value-type="float">
            <text:p>1590627554</text:p>
          </table:table-cell>
          <table:table-cell office:value-type="string" calcext:value-type="string">
            <text:p>2020-05-27 21:59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30]+[.$H$2]" office:value-type="float" office:value="1592803043" calcext:value-type="float">
            <text:p>1592803043</text:p>
          </table:table-cell>
          <table:table-cell table:formula="of:=([.$F630]/86400)+25569-(3/24)" office:value-type="float" office:value="44004.0954050926" calcext:value-type="float">
            <text:p>44004,0954050926</text:p>
          </table:table-cell>
          <table:table-cell/>
        </table:table-row>
        <table:table-row table:style-name="ro1">
          <table:table-cell office:value-type="float" office:value="1590627554" calcext:value-type="float">
            <text:p>1590627554</text:p>
          </table:table-cell>
          <table:table-cell office:value-type="string" calcext:value-type="string">
            <text:p>2020-05-27 21:59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31]+[.$H$2]" office:value-type="float" office:value="1592803043" calcext:value-type="float">
            <text:p>1592803043</text:p>
          </table:table-cell>
          <table:table-cell table:formula="of:=([.$F631]/86400)+25569-(3/24)" office:value-type="float" office:value="44004.0954050926" calcext:value-type="float">
            <text:p>44004,0954050926</text:p>
          </table:table-cell>
          <table:table-cell/>
        </table:table-row>
        <table:table-row table:style-name="ro1">
          <table:table-cell office:value-type="float" office:value="1590627554" calcext:value-type="float">
            <text:p>1590627554</text:p>
          </table:table-cell>
          <table:table-cell office:value-type="string" calcext:value-type="string">
            <text:p>2020-05-27 21:59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32]+[.$H$2]" office:value-type="float" office:value="1592803043" calcext:value-type="float">
            <text:p>1592803043</text:p>
          </table:table-cell>
          <table:table-cell table:formula="of:=([.$F632]/86400)+25569-(3/24)" office:value-type="float" office:value="44004.0954050926" calcext:value-type="float">
            <text:p>44004,0954050926</text:p>
          </table:table-cell>
          <table:table-cell/>
        </table:table-row>
        <table:table-row table:style-name="ro1">
          <table:table-cell office:value-type="float" office:value="1590627554" calcext:value-type="float">
            <text:p>1590627554</text:p>
          </table:table-cell>
          <table:table-cell office:value-type="string" calcext:value-type="string">
            <text:p>2020-05-27 21:59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33]+[.$H$2]" office:value-type="float" office:value="1592803043" calcext:value-type="float">
            <text:p>1592803043</text:p>
          </table:table-cell>
          <table:table-cell table:formula="of:=([.$F633]/86400)+25569-(3/24)" office:value-type="float" office:value="44004.0954050926" calcext:value-type="float">
            <text:p>44004,0954050926</text:p>
          </table:table-cell>
          <table:table-cell/>
        </table:table-row>
        <table:table-row table:style-name="ro1">
          <table:table-cell office:value-type="float" office:value="1590631153" calcext:value-type="float">
            <text:p>1590631153</text:p>
          </table:table-cell>
          <table:table-cell office:value-type="string" calcext:value-type="string">
            <text:p>2020-05-27 22:59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34]+[.$H$2]" office:value-type="float" office:value="1592806642" calcext:value-type="float">
            <text:p>1592806642</text:p>
          </table:table-cell>
          <table:table-cell table:formula="of:=([.$F634]/86400)+25569-(3/24)" office:value-type="float" office:value="44004.1370601852" calcext:value-type="float">
            <text:p>44004,1370601852</text:p>
          </table:table-cell>
          <table:table-cell/>
        </table:table-row>
        <table:table-row table:style-name="ro1">
          <table:table-cell office:value-type="float" office:value="1590631153" calcext:value-type="float">
            <text:p>1590631153</text:p>
          </table:table-cell>
          <table:table-cell office:value-type="string" calcext:value-type="string">
            <text:p>2020-05-27 22:59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35]+[.$H$2]" office:value-type="float" office:value="1592806642" calcext:value-type="float">
            <text:p>1592806642</text:p>
          </table:table-cell>
          <table:table-cell table:formula="of:=([.$F635]/86400)+25569-(3/24)" office:value-type="float" office:value="44004.1370601852" calcext:value-type="float">
            <text:p>44004,1370601852</text:p>
          </table:table-cell>
          <table:table-cell/>
        </table:table-row>
        <table:table-row table:style-name="ro1">
          <table:table-cell office:value-type="float" office:value="1590631153" calcext:value-type="float">
            <text:p>1590631153</text:p>
          </table:table-cell>
          <table:table-cell office:value-type="string" calcext:value-type="string">
            <text:p>2020-05-27 22:59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36]+[.$H$2]" office:value-type="float" office:value="1592806642" calcext:value-type="float">
            <text:p>1592806642</text:p>
          </table:table-cell>
          <table:table-cell table:formula="of:=([.$F636]/86400)+25569-(3/24)" office:value-type="float" office:value="44004.1370601852" calcext:value-type="float">
            <text:p>44004,1370601852</text:p>
          </table:table-cell>
          <table:table-cell/>
        </table:table-row>
        <table:table-row table:style-name="ro1">
          <table:table-cell office:value-type="float" office:value="1590631153" calcext:value-type="float">
            <text:p>1590631153</text:p>
          </table:table-cell>
          <table:table-cell office:value-type="string" calcext:value-type="string">
            <text:p>2020-05-27 22:5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37]+[.$H$2]" office:value-type="float" office:value="1592806642" calcext:value-type="float">
            <text:p>1592806642</text:p>
          </table:table-cell>
          <table:table-cell table:formula="of:=([.$F637]/86400)+25569-(3/24)" office:value-type="float" office:value="44004.1370601852" calcext:value-type="float">
            <text:p>44004,1370601852</text:p>
          </table:table-cell>
          <table:table-cell/>
        </table:table-row>
        <table:table-row table:style-name="ro1">
          <table:table-cell office:value-type="float" office:value="1590634752" calcext:value-type="float">
            <text:p>1590634752</text:p>
          </table:table-cell>
          <table:table-cell office:value-type="string" calcext:value-type="string">
            <text:p>2020-05-27 23:59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38]+[.$H$2]" office:value-type="float" office:value="1592810241" calcext:value-type="float">
            <text:p>1592810241</text:p>
          </table:table-cell>
          <table:table-cell table:formula="of:=([.$F638]/86400)+25569-(3/24)" office:value-type="float" office:value="44004.1787152778" calcext:value-type="float">
            <text:p>44004,1787152778</text:p>
          </table:table-cell>
          <table:table-cell/>
        </table:table-row>
        <table:table-row table:style-name="ro1">
          <table:table-cell office:value-type="float" office:value="1590634752" calcext:value-type="float">
            <text:p>1590634752</text:p>
          </table:table-cell>
          <table:table-cell office:value-type="string" calcext:value-type="string">
            <text:p>2020-05-27 23:59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39]+[.$H$2]" office:value-type="float" office:value="1592810241" calcext:value-type="float">
            <text:p>1592810241</text:p>
          </table:table-cell>
          <table:table-cell table:formula="of:=([.$F639]/86400)+25569-(3/24)" office:value-type="float" office:value="44004.1787152778" calcext:value-type="float">
            <text:p>44004,1787152778</text:p>
          </table:table-cell>
          <table:table-cell/>
        </table:table-row>
        <table:table-row table:style-name="ro1">
          <table:table-cell office:value-type="float" office:value="1590634752" calcext:value-type="float">
            <text:p>1590634752</text:p>
          </table:table-cell>
          <table:table-cell office:value-type="string" calcext:value-type="string">
            <text:p>2020-05-27 23:59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40]+[.$H$2]" office:value-type="float" office:value="1592810241" calcext:value-type="float">
            <text:p>1592810241</text:p>
          </table:table-cell>
          <table:table-cell table:formula="of:=([.$F640]/86400)+25569-(3/24)" office:value-type="float" office:value="44004.1787152778" calcext:value-type="float">
            <text:p>44004,1787152778</text:p>
          </table:table-cell>
          <table:table-cell/>
        </table:table-row>
        <table:table-row table:style-name="ro1">
          <table:table-cell office:value-type="float" office:value="1590634752" calcext:value-type="float">
            <text:p>1590634752</text:p>
          </table:table-cell>
          <table:table-cell office:value-type="string" calcext:value-type="string">
            <text:p>2020-05-27 23:59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41]+[.$H$2]" office:value-type="float" office:value="1592810241" calcext:value-type="float">
            <text:p>1592810241</text:p>
          </table:table-cell>
          <table:table-cell table:formula="of:=([.$F641]/86400)+25569-(3/24)" office:value-type="float" office:value="44004.1787152778" calcext:value-type="float">
            <text:p>44004,1787152778</text:p>
          </table:table-cell>
          <table:table-cell/>
        </table:table-row>
        <table:table-row table:style-name="ro1">
          <table:table-cell office:value-type="float" office:value="1590638351" calcext:value-type="float">
            <text:p>1590638351</text:p>
          </table:table-cell>
          <table:table-cell office:value-type="string" calcext:value-type="string">
            <text:p>2020-05-28 00:59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42]+[.$H$2]" office:value-type="float" office:value="1592813840" calcext:value-type="float">
            <text:p>1592813840</text:p>
          </table:table-cell>
          <table:table-cell table:formula="of:=([.$F642]/86400)+25569-(3/24)" office:value-type="float" office:value="44004.2203703704" calcext:value-type="float">
            <text:p>44004,2203703704</text:p>
          </table:table-cell>
          <table:table-cell/>
        </table:table-row>
        <table:table-row table:style-name="ro1">
          <table:table-cell office:value-type="float" office:value="1590638351" calcext:value-type="float">
            <text:p>1590638351</text:p>
          </table:table-cell>
          <table:table-cell office:value-type="string" calcext:value-type="string">
            <text:p>2020-05-28 00:59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43]+[.$H$2]" office:value-type="float" office:value="1592813840" calcext:value-type="float">
            <text:p>1592813840</text:p>
          </table:table-cell>
          <table:table-cell table:formula="of:=([.$F643]/86400)+25569-(3/24)" office:value-type="float" office:value="44004.2203703704" calcext:value-type="float">
            <text:p>44004,2203703704</text:p>
          </table:table-cell>
          <table:table-cell/>
        </table:table-row>
        <table:table-row table:style-name="ro1">
          <table:table-cell office:value-type="float" office:value="1590638351" calcext:value-type="float">
            <text:p>1590638351</text:p>
          </table:table-cell>
          <table:table-cell office:value-type="string" calcext:value-type="string">
            <text:p>2020-05-28 00:59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44]+[.$H$2]" office:value-type="float" office:value="1592813840" calcext:value-type="float">
            <text:p>1592813840</text:p>
          </table:table-cell>
          <table:table-cell table:formula="of:=([.$F644]/86400)+25569-(3/24)" office:value-type="float" office:value="44004.2203703704" calcext:value-type="float">
            <text:p>44004,2203703704</text:p>
          </table:table-cell>
          <table:table-cell/>
        </table:table-row>
        <table:table-row table:style-name="ro1">
          <table:table-cell office:value-type="float" office:value="1590638351" calcext:value-type="float">
            <text:p>1590638351</text:p>
          </table:table-cell>
          <table:table-cell office:value-type="string" calcext:value-type="string">
            <text:p>2020-05-28 00:59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45]+[.$H$2]" office:value-type="float" office:value="1592813840" calcext:value-type="float">
            <text:p>1592813840</text:p>
          </table:table-cell>
          <table:table-cell table:formula="of:=([.$F645]/86400)+25569-(3/24)" office:value-type="float" office:value="44004.2203703704" calcext:value-type="float">
            <text:p>44004,2203703704</text:p>
          </table:table-cell>
          <table:table-cell/>
        </table:table-row>
        <table:table-row table:style-name="ro1">
          <table:table-cell office:value-type="float" office:value="1590641950" calcext:value-type="float">
            <text:p>1590641950</text:p>
          </table:table-cell>
          <table:table-cell office:value-type="string" calcext:value-type="string">
            <text:p>2020-05-28 01:59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46]+[.$H$2]" office:value-type="float" office:value="1592817439" calcext:value-type="float">
            <text:p>1592817439</text:p>
          </table:table-cell>
          <table:table-cell table:formula="of:=([.$F646]/86400)+25569-(3/24)" office:value-type="float" office:value="44004.262025463" calcext:value-type="float">
            <text:p>44004,262025463</text:p>
          </table:table-cell>
          <table:table-cell/>
        </table:table-row>
        <table:table-row table:style-name="ro1">
          <table:table-cell office:value-type="float" office:value="1590641950" calcext:value-type="float">
            <text:p>1590641950</text:p>
          </table:table-cell>
          <table:table-cell office:value-type="string" calcext:value-type="string">
            <text:p>2020-05-28 01:59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47]+[.$H$2]" office:value-type="float" office:value="1592817439" calcext:value-type="float">
            <text:p>1592817439</text:p>
          </table:table-cell>
          <table:table-cell table:formula="of:=([.$F647]/86400)+25569-(3/24)" office:value-type="float" office:value="44004.262025463" calcext:value-type="float">
            <text:p>44004,262025463</text:p>
          </table:table-cell>
          <table:table-cell/>
        </table:table-row>
        <table:table-row table:style-name="ro1">
          <table:table-cell office:value-type="float" office:value="1590641950" calcext:value-type="float">
            <text:p>1590641950</text:p>
          </table:table-cell>
          <table:table-cell office:value-type="string" calcext:value-type="string">
            <text:p>2020-05-28 01:59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48]+[.$H$2]" office:value-type="float" office:value="1592817439" calcext:value-type="float">
            <text:p>1592817439</text:p>
          </table:table-cell>
          <table:table-cell table:formula="of:=([.$F648]/86400)+25569-(3/24)" office:value-type="float" office:value="44004.262025463" calcext:value-type="float">
            <text:p>44004,262025463</text:p>
          </table:table-cell>
          <table:table-cell/>
        </table:table-row>
        <table:table-row table:style-name="ro1">
          <table:table-cell office:value-type="float" office:value="1590641950" calcext:value-type="float">
            <text:p>1590641950</text:p>
          </table:table-cell>
          <table:table-cell office:value-type="string" calcext:value-type="string">
            <text:p>2020-05-28 01:5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49]+[.$H$2]" office:value-type="float" office:value="1592817439" calcext:value-type="float">
            <text:p>1592817439</text:p>
          </table:table-cell>
          <table:table-cell table:formula="of:=([.$F649]/86400)+25569-(3/24)" office:value-type="float" office:value="44004.262025463" calcext:value-type="float">
            <text:p>44004,262025463</text:p>
          </table:table-cell>
          <table:table-cell/>
        </table:table-row>
        <table:table-row table:style-name="ro1">
          <table:table-cell office:value-type="float" office:value="1590645549" calcext:value-type="float">
            <text:p>1590645549</text:p>
          </table:table-cell>
          <table:table-cell office:value-type="string" calcext:value-type="string">
            <text:p>2020-05-28 02:59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50]+[.$H$2]" office:value-type="float" office:value="1592821038" calcext:value-type="float">
            <text:p>1592821038</text:p>
          </table:table-cell>
          <table:table-cell table:formula="of:=([.$F650]/86400)+25569-(3/24)" office:value-type="float" office:value="44004.3036805556" calcext:value-type="float">
            <text:p>44004,3036805556</text:p>
          </table:table-cell>
          <table:table-cell/>
        </table:table-row>
        <table:table-row table:style-name="ro1">
          <table:table-cell office:value-type="float" office:value="1590645549" calcext:value-type="float">
            <text:p>1590645549</text:p>
          </table:table-cell>
          <table:table-cell office:value-type="string" calcext:value-type="string">
            <text:p>2020-05-28 02:59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51]+[.$H$2]" office:value-type="float" office:value="1592821038" calcext:value-type="float">
            <text:p>1592821038</text:p>
          </table:table-cell>
          <table:table-cell table:formula="of:=([.$F651]/86400)+25569-(3/24)" office:value-type="float" office:value="44004.3036805556" calcext:value-type="float">
            <text:p>44004,3036805556</text:p>
          </table:table-cell>
          <table:table-cell/>
        </table:table-row>
        <table:table-row table:style-name="ro1">
          <table:table-cell office:value-type="float" office:value="1590645549" calcext:value-type="float">
            <text:p>1590645549</text:p>
          </table:table-cell>
          <table:table-cell office:value-type="string" calcext:value-type="string">
            <text:p>2020-05-28 02:59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52]+[.$H$2]" office:value-type="float" office:value="1592821038" calcext:value-type="float">
            <text:p>1592821038</text:p>
          </table:table-cell>
          <table:table-cell table:formula="of:=([.$F652]/86400)+25569-(3/24)" office:value-type="float" office:value="44004.3036805556" calcext:value-type="float">
            <text:p>44004,3036805556</text:p>
          </table:table-cell>
          <table:table-cell/>
        </table:table-row>
        <table:table-row table:style-name="ro1">
          <table:table-cell office:value-type="float" office:value="1590645549" calcext:value-type="float">
            <text:p>1590645549</text:p>
          </table:table-cell>
          <table:table-cell office:value-type="string" calcext:value-type="string">
            <text:p>2020-05-28 02:5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53]+[.$H$2]" office:value-type="float" office:value="1592821038" calcext:value-type="float">
            <text:p>1592821038</text:p>
          </table:table-cell>
          <table:table-cell table:formula="of:=([.$F653]/86400)+25569-(3/24)" office:value-type="float" office:value="44004.3036805556" calcext:value-type="float">
            <text:p>44004,3036805556</text:p>
          </table:table-cell>
          <table:table-cell/>
        </table:table-row>
        <table:table-row table:style-name="ro1">
          <table:table-cell office:value-type="float" office:value="1590649148" calcext:value-type="float">
            <text:p>1590649148</text:p>
          </table:table-cell>
          <table:table-cell office:value-type="string" calcext:value-type="string">
            <text:p>2020-05-28 03:59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54]+[.$H$2]" office:value-type="float" office:value="1592824637" calcext:value-type="float">
            <text:p>1592824637</text:p>
          </table:table-cell>
          <table:table-cell table:formula="of:=([.$F654]/86400)+25569-(3/24)" office:value-type="float" office:value="44004.3453356482" calcext:value-type="float">
            <text:p>44004,3453356482</text:p>
          </table:table-cell>
          <table:table-cell/>
        </table:table-row>
        <table:table-row table:style-name="ro1">
          <table:table-cell office:value-type="float" office:value="1590649148" calcext:value-type="float">
            <text:p>1590649148</text:p>
          </table:table-cell>
          <table:table-cell office:value-type="string" calcext:value-type="string">
            <text:p>2020-05-28 03:59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55]+[.$H$2]" office:value-type="float" office:value="1592824637" calcext:value-type="float">
            <text:p>1592824637</text:p>
          </table:table-cell>
          <table:table-cell table:formula="of:=([.$F655]/86400)+25569-(3/24)" office:value-type="float" office:value="44004.3453356482" calcext:value-type="float">
            <text:p>44004,3453356482</text:p>
          </table:table-cell>
          <table:table-cell/>
        </table:table-row>
        <table:table-row table:style-name="ro1">
          <table:table-cell office:value-type="float" office:value="1590649148" calcext:value-type="float">
            <text:p>1590649148</text:p>
          </table:table-cell>
          <table:table-cell office:value-type="string" calcext:value-type="string">
            <text:p>2020-05-28 03:59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56]+[.$H$2]" office:value-type="float" office:value="1592824637" calcext:value-type="float">
            <text:p>1592824637</text:p>
          </table:table-cell>
          <table:table-cell table:formula="of:=([.$F656]/86400)+25569-(3/24)" office:value-type="float" office:value="44004.3453356482" calcext:value-type="float">
            <text:p>44004,3453356482</text:p>
          </table:table-cell>
          <table:table-cell/>
        </table:table-row>
        <table:table-row table:style-name="ro1">
          <table:table-cell office:value-type="float" office:value="1590649148" calcext:value-type="float">
            <text:p>1590649148</text:p>
          </table:table-cell>
          <table:table-cell office:value-type="string" calcext:value-type="string">
            <text:p>2020-05-28 03:59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57]+[.$H$2]" office:value-type="float" office:value="1592824637" calcext:value-type="float">
            <text:p>1592824637</text:p>
          </table:table-cell>
          <table:table-cell table:formula="of:=([.$F657]/86400)+25569-(3/24)" office:value-type="float" office:value="44004.3453356482" calcext:value-type="float">
            <text:p>44004,3453356482</text:p>
          </table:table-cell>
          <table:table-cell/>
        </table:table-row>
        <table:table-row table:style-name="ro1">
          <table:table-cell office:value-type="float" office:value="1590652747" calcext:value-type="float">
            <text:p>1590652747</text:p>
          </table:table-cell>
          <table:table-cell office:value-type="string" calcext:value-type="string">
            <text:p>2020-05-28 04:59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58]+[.$H$2]" office:value-type="float" office:value="1592828236" calcext:value-type="float">
            <text:p>1592828236</text:p>
          </table:table-cell>
          <table:table-cell table:formula="of:=([.$F658]/86400)+25569-(3/24)" office:value-type="float" office:value="44004.3869907407" calcext:value-type="float">
            <text:p>44004,3869907407</text:p>
          </table:table-cell>
          <table:table-cell/>
        </table:table-row>
        <table:table-row table:style-name="ro1">
          <table:table-cell office:value-type="float" office:value="1590652747" calcext:value-type="float">
            <text:p>1590652747</text:p>
          </table:table-cell>
          <table:table-cell office:value-type="string" calcext:value-type="string">
            <text:p>2020-05-28 04:59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59]+[.$H$2]" office:value-type="float" office:value="1592828236" calcext:value-type="float">
            <text:p>1592828236</text:p>
          </table:table-cell>
          <table:table-cell table:formula="of:=([.$F659]/86400)+25569-(3/24)" office:value-type="float" office:value="44004.3869907407" calcext:value-type="float">
            <text:p>44004,3869907407</text:p>
          </table:table-cell>
          <table:table-cell/>
        </table:table-row>
        <table:table-row table:style-name="ro1">
          <table:table-cell office:value-type="float" office:value="1590652747" calcext:value-type="float">
            <text:p>1590652747</text:p>
          </table:table-cell>
          <table:table-cell office:value-type="string" calcext:value-type="string">
            <text:p>2020-05-28 04:59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60]+[.$H$2]" office:value-type="float" office:value="1592828236" calcext:value-type="float">
            <text:p>1592828236</text:p>
          </table:table-cell>
          <table:table-cell table:formula="of:=([.$F660]/86400)+25569-(3/24)" office:value-type="float" office:value="44004.3869907407" calcext:value-type="float">
            <text:p>44004,3869907407</text:p>
          </table:table-cell>
          <table:table-cell/>
        </table:table-row>
        <table:table-row table:style-name="ro1">
          <table:table-cell office:value-type="float" office:value="1590652747" calcext:value-type="float">
            <text:p>1590652747</text:p>
          </table:table-cell>
          <table:table-cell office:value-type="string" calcext:value-type="string">
            <text:p>2020-05-28 04:5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61]+[.$H$2]" office:value-type="float" office:value="1592828236" calcext:value-type="float">
            <text:p>1592828236</text:p>
          </table:table-cell>
          <table:table-cell table:formula="of:=([.$F661]/86400)+25569-(3/24)" office:value-type="float" office:value="44004.3869907407" calcext:value-type="float">
            <text:p>44004,3869907407</text:p>
          </table:table-cell>
          <table:table-cell/>
        </table:table-row>
        <table:table-row table:style-name="ro1">
          <table:table-cell office:value-type="float" office:value="1590656346" calcext:value-type="float">
            <text:p>1590656346</text:p>
          </table:table-cell>
          <table:table-cell office:value-type="string" calcext:value-type="string">
            <text:p>2020-05-28 05:59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62]+[.$H$2]" office:value-type="float" office:value="1592831835" calcext:value-type="float">
            <text:p>1592831835</text:p>
          </table:table-cell>
          <table:table-cell table:formula="of:=([.$F662]/86400)+25569-(3/24)" office:value-type="float" office:value="44004.4286458333" calcext:value-type="float">
            <text:p>44004,4286458333</text:p>
          </table:table-cell>
          <table:table-cell/>
        </table:table-row>
        <table:table-row table:style-name="ro1">
          <table:table-cell office:value-type="float" office:value="1590656346" calcext:value-type="float">
            <text:p>1590656346</text:p>
          </table:table-cell>
          <table:table-cell office:value-type="string" calcext:value-type="string">
            <text:p>2020-05-28 05:59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63]+[.$H$2]" office:value-type="float" office:value="1592831835" calcext:value-type="float">
            <text:p>1592831835</text:p>
          </table:table-cell>
          <table:table-cell table:formula="of:=([.$F663]/86400)+25569-(3/24)" office:value-type="float" office:value="44004.4286458333" calcext:value-type="float">
            <text:p>44004,4286458333</text:p>
          </table:table-cell>
          <table:table-cell/>
        </table:table-row>
        <table:table-row table:style-name="ro1">
          <table:table-cell office:value-type="float" office:value="1590656346" calcext:value-type="float">
            <text:p>1590656346</text:p>
          </table:table-cell>
          <table:table-cell office:value-type="string" calcext:value-type="string">
            <text:p>2020-05-28 05:59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664]+[.$H$2]" office:value-type="float" office:value="1592831835" calcext:value-type="float">
            <text:p>1592831835</text:p>
          </table:table-cell>
          <table:table-cell table:formula="of:=([.$F664]/86400)+25569-(3/24)" office:value-type="float" office:value="44004.4286458333" calcext:value-type="float">
            <text:p>44004,4286458333</text:p>
          </table:table-cell>
          <table:table-cell/>
        </table:table-row>
        <table:table-row table:style-name="ro1">
          <table:table-cell office:value-type="float" office:value="1590656346" calcext:value-type="float">
            <text:p>1590656346</text:p>
          </table:table-cell>
          <table:table-cell office:value-type="string" calcext:value-type="string">
            <text:p>2020-05-28 05:5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65]+[.$H$2]" office:value-type="float" office:value="1592831835" calcext:value-type="float">
            <text:p>1592831835</text:p>
          </table:table-cell>
          <table:table-cell table:formula="of:=([.$F665]/86400)+25569-(3/24)" office:value-type="float" office:value="44004.4286458333" calcext:value-type="float">
            <text:p>44004,4286458333</text:p>
          </table:table-cell>
          <table:table-cell/>
        </table:table-row>
        <table:table-row table:style-name="ro1">
          <table:table-cell office:value-type="float" office:value="1590659945" calcext:value-type="float">
            <text:p>1590659945</text:p>
          </table:table-cell>
          <table:table-cell office:value-type="string" calcext:value-type="string">
            <text:p>2020-05-28 06:59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66]+[.$H$2]" office:value-type="float" office:value="1592835434" calcext:value-type="float">
            <text:p>1592835434</text:p>
          </table:table-cell>
          <table:table-cell table:formula="of:=([.$F666]/86400)+25569-(3/24)" office:value-type="float" office:value="44004.4703009259" calcext:value-type="float">
            <text:p>44004,4703009259</text:p>
          </table:table-cell>
          <table:table-cell/>
        </table:table-row>
        <table:table-row table:style-name="ro1">
          <table:table-cell office:value-type="float" office:value="1590659945" calcext:value-type="float">
            <text:p>1590659945</text:p>
          </table:table-cell>
          <table:table-cell office:value-type="string" calcext:value-type="string">
            <text:p>2020-05-28 06:59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67]+[.$H$2]" office:value-type="float" office:value="1592835434" calcext:value-type="float">
            <text:p>1592835434</text:p>
          </table:table-cell>
          <table:table-cell table:formula="of:=([.$F667]/86400)+25569-(3/24)" office:value-type="float" office:value="44004.4703009259" calcext:value-type="float">
            <text:p>44004,4703009259</text:p>
          </table:table-cell>
          <table:table-cell/>
        </table:table-row>
        <table:table-row table:style-name="ro1">
          <table:table-cell office:value-type="float" office:value="1590659945" calcext:value-type="float">
            <text:p>1590659945</text:p>
          </table:table-cell>
          <table:table-cell office:value-type="string" calcext:value-type="string">
            <text:p>2020-05-28 06:59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668]+[.$H$2]" office:value-type="float" office:value="1592835434" calcext:value-type="float">
            <text:p>1592835434</text:p>
          </table:table-cell>
          <table:table-cell table:formula="of:=([.$F668]/86400)+25569-(3/24)" office:value-type="float" office:value="44004.4703009259" calcext:value-type="float">
            <text:p>44004,4703009259</text:p>
          </table:table-cell>
          <table:table-cell/>
        </table:table-row>
        <table:table-row table:style-name="ro1">
          <table:table-cell office:value-type="float" office:value="1590659945" calcext:value-type="float">
            <text:p>1590659945</text:p>
          </table:table-cell>
          <table:table-cell office:value-type="string" calcext:value-type="string">
            <text:p>2020-05-28 06:59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69]+[.$H$2]" office:value-type="float" office:value="1592835434" calcext:value-type="float">
            <text:p>1592835434</text:p>
          </table:table-cell>
          <table:table-cell table:formula="of:=([.$F669]/86400)+25569-(3/24)" office:value-type="float" office:value="44004.4703009259" calcext:value-type="float">
            <text:p>44004,4703009259</text:p>
          </table:table-cell>
          <table:table-cell/>
        </table:table-row>
        <table:table-row table:style-name="ro1">
          <table:table-cell office:value-type="float" office:value="1590663544" calcext:value-type="float">
            <text:p>1590663544</text:p>
          </table:table-cell>
          <table:table-cell office:value-type="string" calcext:value-type="string">
            <text:p>2020-05-28 07:59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70]+[.$H$2]" office:value-type="float" office:value="1592839033" calcext:value-type="float">
            <text:p>1592839033</text:p>
          </table:table-cell>
          <table:table-cell table:formula="of:=([.$F670]/86400)+25569-(3/24)" office:value-type="float" office:value="44004.5119560185" calcext:value-type="float">
            <text:p>44004,5119560185</text:p>
          </table:table-cell>
          <table:table-cell/>
        </table:table-row>
        <table:table-row table:style-name="ro1">
          <table:table-cell office:value-type="float" office:value="1590663544" calcext:value-type="float">
            <text:p>1590663544</text:p>
          </table:table-cell>
          <table:table-cell office:value-type="string" calcext:value-type="string">
            <text:p>2020-05-28 07:59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71]+[.$H$2]" office:value-type="float" office:value="1592839033" calcext:value-type="float">
            <text:p>1592839033</text:p>
          </table:table-cell>
          <table:table-cell table:formula="of:=([.$F671]/86400)+25569-(3/24)" office:value-type="float" office:value="44004.5119560185" calcext:value-type="float">
            <text:p>44004,5119560185</text:p>
          </table:table-cell>
          <table:table-cell/>
        </table:table-row>
        <table:table-row table:style-name="ro1">
          <table:table-cell office:value-type="float" office:value="1590663544" calcext:value-type="float">
            <text:p>1590663544</text:p>
          </table:table-cell>
          <table:table-cell office:value-type="string" calcext:value-type="string">
            <text:p>2020-05-28 07:59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72]+[.$H$2]" office:value-type="float" office:value="1592839033" calcext:value-type="float">
            <text:p>1592839033</text:p>
          </table:table-cell>
          <table:table-cell table:formula="of:=([.$F672]/86400)+25569-(3/24)" office:value-type="float" office:value="44004.5119560185" calcext:value-type="float">
            <text:p>44004,5119560185</text:p>
          </table:table-cell>
          <table:table-cell/>
        </table:table-row>
        <table:table-row table:style-name="ro1">
          <table:table-cell office:value-type="float" office:value="1590663544" calcext:value-type="float">
            <text:p>1590663544</text:p>
          </table:table-cell>
          <table:table-cell office:value-type="string" calcext:value-type="string">
            <text:p>2020-05-28 07:5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73]+[.$H$2]" office:value-type="float" office:value="1592839033" calcext:value-type="float">
            <text:p>1592839033</text:p>
          </table:table-cell>
          <table:table-cell table:formula="of:=([.$F673]/86400)+25569-(3/24)" office:value-type="float" office:value="44004.5119560185" calcext:value-type="float">
            <text:p>44004,5119560185</text:p>
          </table:table-cell>
          <table:table-cell/>
        </table:table-row>
        <table:table-row table:style-name="ro1">
          <table:table-cell office:value-type="float" office:value="1590667143" calcext:value-type="float">
            <text:p>1590667143</text:p>
          </table:table-cell>
          <table:table-cell office:value-type="string" calcext:value-type="string">
            <text:p>2020-05-28 08:59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74]+[.$H$2]" office:value-type="float" office:value="1592842632" calcext:value-type="float">
            <text:p>1592842632</text:p>
          </table:table-cell>
          <table:table-cell table:formula="of:=([.$F674]/86400)+25569-(3/24)" office:value-type="float" office:value="44004.5536111111" calcext:value-type="float">
            <text:p>44004,5536111111</text:p>
          </table:table-cell>
          <table:table-cell/>
        </table:table-row>
        <table:table-row table:style-name="ro1">
          <table:table-cell office:value-type="float" office:value="1590667143" calcext:value-type="float">
            <text:p>1590667143</text:p>
          </table:table-cell>
          <table:table-cell office:value-type="string" calcext:value-type="string">
            <text:p>2020-05-28 08:59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75]+[.$H$2]" office:value-type="float" office:value="1592842632" calcext:value-type="float">
            <text:p>1592842632</text:p>
          </table:table-cell>
          <table:table-cell table:formula="of:=([.$F675]/86400)+25569-(3/24)" office:value-type="float" office:value="44004.5536111111" calcext:value-type="float">
            <text:p>44004,5536111111</text:p>
          </table:table-cell>
          <table:table-cell/>
        </table:table-row>
        <table:table-row table:style-name="ro1">
          <table:table-cell office:value-type="float" office:value="1590667143" calcext:value-type="float">
            <text:p>1590667143</text:p>
          </table:table-cell>
          <table:table-cell office:value-type="string" calcext:value-type="string">
            <text:p>2020-05-28 08:59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76]+[.$H$2]" office:value-type="float" office:value="1592842632" calcext:value-type="float">
            <text:p>1592842632</text:p>
          </table:table-cell>
          <table:table-cell table:formula="of:=([.$F676]/86400)+25569-(3/24)" office:value-type="float" office:value="44004.5536111111" calcext:value-type="float">
            <text:p>44004,5536111111</text:p>
          </table:table-cell>
          <table:table-cell/>
        </table:table-row>
        <table:table-row table:style-name="ro1">
          <table:table-cell office:value-type="float" office:value="1590667143" calcext:value-type="float">
            <text:p>1590667143</text:p>
          </table:table-cell>
          <table:table-cell office:value-type="string" calcext:value-type="string">
            <text:p>2020-05-28 08:5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77]+[.$H$2]" office:value-type="float" office:value="1592842632" calcext:value-type="float">
            <text:p>1592842632</text:p>
          </table:table-cell>
          <table:table-cell table:formula="of:=([.$F677]/86400)+25569-(3/24)" office:value-type="float" office:value="44004.5536111111" calcext:value-type="float">
            <text:p>44004,5536111111</text:p>
          </table:table-cell>
          <table:table-cell/>
        </table:table-row>
        <table:table-row table:style-name="ro1">
          <table:table-cell office:value-type="float" office:value="1590670742" calcext:value-type="float">
            <text:p>1590670742</text:p>
          </table:table-cell>
          <table:table-cell office:value-type="string" calcext:value-type="string">
            <text:p>2020-05-28 09:59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table:formula="of:=[.A678]+[.$H$2]" office:value-type="float" office:value="1592846231" calcext:value-type="float">
            <text:p>1592846231</text:p>
          </table:table-cell>
          <table:table-cell table:formula="of:=([.$F678]/86400)+25569-(3/24)" office:value-type="float" office:value="44004.5952662037" calcext:value-type="float">
            <text:p>44004,5952662037</text:p>
          </table:table-cell>
          <table:table-cell/>
        </table:table-row>
        <table:table-row table:style-name="ro1">
          <table:table-cell office:value-type="float" office:value="1590670742" calcext:value-type="float">
            <text:p>1590670742</text:p>
          </table:table-cell>
          <table:table-cell office:value-type="string" calcext:value-type="string">
            <text:p>2020-05-28 09:59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79]+[.$H$2]" office:value-type="float" office:value="1592846231" calcext:value-type="float">
            <text:p>1592846231</text:p>
          </table:table-cell>
          <table:table-cell table:formula="of:=([.$F679]/86400)+25569-(3/24)" office:value-type="float" office:value="44004.5952662037" calcext:value-type="float">
            <text:p>44004,5952662037</text:p>
          </table:table-cell>
          <table:table-cell/>
        </table:table-row>
        <table:table-row table:style-name="ro1">
          <table:table-cell office:value-type="float" office:value="1590670742" calcext:value-type="float">
            <text:p>1590670742</text:p>
          </table:table-cell>
          <table:table-cell office:value-type="string" calcext:value-type="string">
            <text:p>2020-05-28 09:59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680]+[.$H$2]" office:value-type="float" office:value="1592846231" calcext:value-type="float">
            <text:p>1592846231</text:p>
          </table:table-cell>
          <table:table-cell table:formula="of:=([.$F680]/86400)+25569-(3/24)" office:value-type="float" office:value="44004.5952662037" calcext:value-type="float">
            <text:p>44004,5952662037</text:p>
          </table:table-cell>
          <table:table-cell/>
        </table:table-row>
        <table:table-row table:style-name="ro1">
          <table:table-cell office:value-type="float" office:value="1590670742" calcext:value-type="float">
            <text:p>1590670742</text:p>
          </table:table-cell>
          <table:table-cell office:value-type="string" calcext:value-type="string">
            <text:p>2020-05-28 09:59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81]+[.$H$2]" office:value-type="float" office:value="1592846231" calcext:value-type="float">
            <text:p>1592846231</text:p>
          </table:table-cell>
          <table:table-cell table:formula="of:=([.$F681]/86400)+25569-(3/24)" office:value-type="float" office:value="44004.5952662037" calcext:value-type="float">
            <text:p>44004,5952662037</text:p>
          </table:table-cell>
          <table:table-cell/>
        </table:table-row>
        <table:table-row table:style-name="ro1">
          <table:table-cell office:value-type="float" office:value="1590674341" calcext:value-type="float">
            <text:p>1590674341</text:p>
          </table:table-cell>
          <table:table-cell office:value-type="string" calcext:value-type="string">
            <text:p>2020-05-28 10:59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82]+[.$H$2]" office:value-type="float" office:value="1592849830" calcext:value-type="float">
            <text:p>1592849830</text:p>
          </table:table-cell>
          <table:table-cell table:formula="of:=([.$F682]/86400)+25569-(3/24)" office:value-type="float" office:value="44004.6369212963" calcext:value-type="float">
            <text:p>44004,6369212963</text:p>
          </table:table-cell>
          <table:table-cell/>
        </table:table-row>
        <table:table-row table:style-name="ro1">
          <table:table-cell office:value-type="float" office:value="1590674341" calcext:value-type="float">
            <text:p>1590674341</text:p>
          </table:table-cell>
          <table:table-cell office:value-type="string" calcext:value-type="string">
            <text:p>2020-05-28 10:59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83]+[.$H$2]" office:value-type="float" office:value="1592849830" calcext:value-type="float">
            <text:p>1592849830</text:p>
          </table:table-cell>
          <table:table-cell table:formula="of:=([.$F683]/86400)+25569-(3/24)" office:value-type="float" office:value="44004.6369212963" calcext:value-type="float">
            <text:p>44004,6369212963</text:p>
          </table:table-cell>
          <table:table-cell/>
        </table:table-row>
        <table:table-row table:style-name="ro1">
          <table:table-cell office:value-type="float" office:value="1590674341" calcext:value-type="float">
            <text:p>1590674341</text:p>
          </table:table-cell>
          <table:table-cell office:value-type="string" calcext:value-type="string">
            <text:p>2020-05-28 10:59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684]+[.$H$2]" office:value-type="float" office:value="1592849830" calcext:value-type="float">
            <text:p>1592849830</text:p>
          </table:table-cell>
          <table:table-cell table:formula="of:=([.$F684]/86400)+25569-(3/24)" office:value-type="float" office:value="44004.6369212963" calcext:value-type="float">
            <text:p>44004,6369212963</text:p>
          </table:table-cell>
          <table:table-cell/>
        </table:table-row>
        <table:table-row table:style-name="ro1">
          <table:table-cell office:value-type="float" office:value="1590674341" calcext:value-type="float">
            <text:p>1590674341</text:p>
          </table:table-cell>
          <table:table-cell office:value-type="string" calcext:value-type="string">
            <text:p>2020-05-28 10:59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85]+[.$H$2]" office:value-type="float" office:value="1592849830" calcext:value-type="float">
            <text:p>1592849830</text:p>
          </table:table-cell>
          <table:table-cell table:formula="of:=([.$F685]/86400)+25569-(3/24)" office:value-type="float" office:value="44004.6369212963" calcext:value-type="float">
            <text:p>44004,6369212963</text:p>
          </table:table-cell>
          <table:table-cell/>
        </table:table-row>
        <table:table-row table:style-name="ro1">
          <table:table-cell office:value-type="float" office:value="1590677940" calcext:value-type="float">
            <text:p>1590677940</text:p>
          </table:table-cell>
          <table:table-cell office:value-type="string" calcext:value-type="string">
            <text:p>2020-05-28 11:59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86]+[.$H$2]" office:value-type="float" office:value="1592853429" calcext:value-type="float">
            <text:p>1592853429</text:p>
          </table:table-cell>
          <table:table-cell table:formula="of:=([.$F686]/86400)+25569-(3/24)" office:value-type="float" office:value="44004.6785763889" calcext:value-type="float">
            <text:p>44004,6785763889</text:p>
          </table:table-cell>
          <table:table-cell/>
        </table:table-row>
        <table:table-row table:style-name="ro1">
          <table:table-cell office:value-type="float" office:value="1590677940" calcext:value-type="float">
            <text:p>1590677940</text:p>
          </table:table-cell>
          <table:table-cell office:value-type="string" calcext:value-type="string">
            <text:p>2020-05-28 11:59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87]+[.$H$2]" office:value-type="float" office:value="1592853429" calcext:value-type="float">
            <text:p>1592853429</text:p>
          </table:table-cell>
          <table:table-cell table:formula="of:=([.$F687]/86400)+25569-(3/24)" office:value-type="float" office:value="44004.6785763889" calcext:value-type="float">
            <text:p>44004,6785763889</text:p>
          </table:table-cell>
          <table:table-cell/>
        </table:table-row>
        <table:table-row table:style-name="ro1">
          <table:table-cell office:value-type="float" office:value="1590677940" calcext:value-type="float">
            <text:p>1590677940</text:p>
          </table:table-cell>
          <table:table-cell office:value-type="string" calcext:value-type="string">
            <text:p>2020-05-28 11:59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88]+[.$H$2]" office:value-type="float" office:value="1592853429" calcext:value-type="float">
            <text:p>1592853429</text:p>
          </table:table-cell>
          <table:table-cell table:formula="of:=([.$F688]/86400)+25569-(3/24)" office:value-type="float" office:value="44004.6785763889" calcext:value-type="float">
            <text:p>44004,6785763889</text:p>
          </table:table-cell>
          <table:table-cell/>
        </table:table-row>
        <table:table-row table:style-name="ro1">
          <table:table-cell office:value-type="float" office:value="1590677940" calcext:value-type="float">
            <text:p>1590677940</text:p>
          </table:table-cell>
          <table:table-cell office:value-type="string" calcext:value-type="string">
            <text:p>2020-05-28 11:5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689]+[.$H$2]" office:value-type="float" office:value="1592853429" calcext:value-type="float">
            <text:p>1592853429</text:p>
          </table:table-cell>
          <table:table-cell table:formula="of:=([.$F689]/86400)+25569-(3/24)" office:value-type="float" office:value="44004.6785763889" calcext:value-type="float">
            <text:p>44004,6785763889</text:p>
          </table:table-cell>
          <table:table-cell/>
        </table:table-row>
        <table:table-row table:style-name="ro1">
          <table:table-cell office:value-type="float" office:value="1590681539" calcext:value-type="float">
            <text:p>1590681539</text:p>
          </table:table-cell>
          <table:table-cell office:value-type="string" calcext:value-type="string">
            <text:p>2020-05-28 12:58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90]+[.$H$2]" office:value-type="float" office:value="1592857028" calcext:value-type="float">
            <text:p>1592857028</text:p>
          </table:table-cell>
          <table:table-cell table:formula="of:=([.$F690]/86400)+25569-(3/24)" office:value-type="float" office:value="44004.7202314815" calcext:value-type="float">
            <text:p>44004,7202314815</text:p>
          </table:table-cell>
          <table:table-cell/>
        </table:table-row>
        <table:table-row table:style-name="ro1">
          <table:table-cell office:value-type="float" office:value="1590681539" calcext:value-type="float">
            <text:p>1590681539</text:p>
          </table:table-cell>
          <table:table-cell office:value-type="string" calcext:value-type="string">
            <text:p>2020-05-28 12:58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91]+[.$H$2]" office:value-type="float" office:value="1592857028" calcext:value-type="float">
            <text:p>1592857028</text:p>
          </table:table-cell>
          <table:table-cell table:formula="of:=([.$F691]/86400)+25569-(3/24)" office:value-type="float" office:value="44004.7202314815" calcext:value-type="float">
            <text:p>44004,7202314815</text:p>
          </table:table-cell>
          <table:table-cell/>
        </table:table-row>
        <table:table-row table:style-name="ro1">
          <table:table-cell office:value-type="float" office:value="1590681539" calcext:value-type="float">
            <text:p>1590681539</text:p>
          </table:table-cell>
          <table:table-cell office:value-type="string" calcext:value-type="string">
            <text:p>2020-05-28 12:58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692]+[.$H$2]" office:value-type="float" office:value="1592857028" calcext:value-type="float">
            <text:p>1592857028</text:p>
          </table:table-cell>
          <table:table-cell table:formula="of:=([.$F692]/86400)+25569-(3/24)" office:value-type="float" office:value="44004.7202314815" calcext:value-type="float">
            <text:p>44004,7202314815</text:p>
          </table:table-cell>
          <table:table-cell/>
        </table:table-row>
        <table:table-row table:style-name="ro1">
          <table:table-cell office:value-type="float" office:value="1590681539" calcext:value-type="float">
            <text:p>1590681539</text:p>
          </table:table-cell>
          <table:table-cell office:value-type="string" calcext:value-type="string">
            <text:p>2020-05-28 12:58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93]+[.$H$2]" office:value-type="float" office:value="1592857028" calcext:value-type="float">
            <text:p>1592857028</text:p>
          </table:table-cell>
          <table:table-cell table:formula="of:=([.$F693]/86400)+25569-(3/24)" office:value-type="float" office:value="44004.7202314815" calcext:value-type="float">
            <text:p>44004,7202314815</text:p>
          </table:table-cell>
          <table:table-cell/>
        </table:table-row>
        <table:table-row table:style-name="ro1">
          <table:table-cell office:value-type="float" office:value="1590685138" calcext:value-type="float">
            <text:p>1590685138</text:p>
          </table:table-cell>
          <table:table-cell office:value-type="string" calcext:value-type="string">
            <text:p>2020-05-28 13:58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694]+[.$H$2]" office:value-type="float" office:value="1592860627" calcext:value-type="float">
            <text:p>1592860627</text:p>
          </table:table-cell>
          <table:table-cell table:formula="of:=([.$F694]/86400)+25569-(3/24)" office:value-type="float" office:value="44004.7618865741" calcext:value-type="float">
            <text:p>44004,7618865741</text:p>
          </table:table-cell>
          <table:table-cell/>
        </table:table-row>
        <table:table-row table:style-name="ro1">
          <table:table-cell office:value-type="float" office:value="1590685138" calcext:value-type="float">
            <text:p>1590685138</text:p>
          </table:table-cell>
          <table:table-cell office:value-type="string" calcext:value-type="string">
            <text:p>2020-05-28 13:58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695]+[.$H$2]" office:value-type="float" office:value="1592860627" calcext:value-type="float">
            <text:p>1592860627</text:p>
          </table:table-cell>
          <table:table-cell table:formula="of:=([.$F695]/86400)+25569-(3/24)" office:value-type="float" office:value="44004.7618865741" calcext:value-type="float">
            <text:p>44004,7618865741</text:p>
          </table:table-cell>
          <table:table-cell/>
        </table:table-row>
        <table:table-row table:style-name="ro1">
          <table:table-cell office:value-type="float" office:value="1590685138" calcext:value-type="float">
            <text:p>1590685138</text:p>
          </table:table-cell>
          <table:table-cell office:value-type="string" calcext:value-type="string">
            <text:p>2020-05-28 13:58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696]+[.$H$2]" office:value-type="float" office:value="1592860627" calcext:value-type="float">
            <text:p>1592860627</text:p>
          </table:table-cell>
          <table:table-cell table:formula="of:=([.$F696]/86400)+25569-(3/24)" office:value-type="float" office:value="44004.7618865741" calcext:value-type="float">
            <text:p>44004,7618865741</text:p>
          </table:table-cell>
          <table:table-cell/>
        </table:table-row>
        <table:table-row table:style-name="ro1">
          <table:table-cell office:value-type="float" office:value="1590685138" calcext:value-type="float">
            <text:p>1590685138</text:p>
          </table:table-cell>
          <table:table-cell office:value-type="string" calcext:value-type="string">
            <text:p>2020-05-28 13:5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697]+[.$H$2]" office:value-type="float" office:value="1592860627" calcext:value-type="float">
            <text:p>1592860627</text:p>
          </table:table-cell>
          <table:table-cell table:formula="of:=([.$F697]/86400)+25569-(3/24)" office:value-type="float" office:value="44004.7618865741" calcext:value-type="float">
            <text:p>44004,7618865741</text:p>
          </table:table-cell>
          <table:table-cell/>
        </table:table-row>
        <table:table-row table:style-name="ro1">
          <table:table-cell office:value-type="float" office:value="1590688737" calcext:value-type="float">
            <text:p>1590688737</text:p>
          </table:table-cell>
          <table:table-cell office:value-type="string" calcext:value-type="string">
            <text:p>2020-05-28 14:58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698]+[.$H$2]" office:value-type="float" office:value="1592864226" calcext:value-type="float">
            <text:p>1592864226</text:p>
          </table:table-cell>
          <table:table-cell table:formula="of:=([.$F698]/86400)+25569-(3/24)" office:value-type="float" office:value="44004.8035416667" calcext:value-type="float">
            <text:p>44004,8035416667</text:p>
          </table:table-cell>
          <table:table-cell/>
        </table:table-row>
        <table:table-row table:style-name="ro1">
          <table:table-cell office:value-type="float" office:value="1590688737" calcext:value-type="float">
            <text:p>1590688737</text:p>
          </table:table-cell>
          <table:table-cell office:value-type="string" calcext:value-type="string">
            <text:p>2020-05-28 14:58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699]+[.$H$2]" office:value-type="float" office:value="1592864226" calcext:value-type="float">
            <text:p>1592864226</text:p>
          </table:table-cell>
          <table:table-cell table:formula="of:=([.$F699]/86400)+25569-(3/24)" office:value-type="float" office:value="44004.8035416667" calcext:value-type="float">
            <text:p>44004,8035416667</text:p>
          </table:table-cell>
          <table:table-cell/>
        </table:table-row>
        <table:table-row table:style-name="ro1">
          <table:table-cell office:value-type="float" office:value="1590688737" calcext:value-type="float">
            <text:p>1590688737</text:p>
          </table:table-cell>
          <table:table-cell office:value-type="string" calcext:value-type="string">
            <text:p>2020-05-28 14:58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00]+[.$H$2]" office:value-type="float" office:value="1592864226" calcext:value-type="float">
            <text:p>1592864226</text:p>
          </table:table-cell>
          <table:table-cell table:formula="of:=([.$F700]/86400)+25569-(3/24)" office:value-type="float" office:value="44004.8035416667" calcext:value-type="float">
            <text:p>44004,8035416667</text:p>
          </table:table-cell>
          <table:table-cell/>
        </table:table-row>
        <table:table-row table:style-name="ro1">
          <table:table-cell office:value-type="float" office:value="1590688737" calcext:value-type="float">
            <text:p>1590688737</text:p>
          </table:table-cell>
          <table:table-cell office:value-type="string" calcext:value-type="string">
            <text:p>2020-05-28 14:5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01]+[.$H$2]" office:value-type="float" office:value="1592864226" calcext:value-type="float">
            <text:p>1592864226</text:p>
          </table:table-cell>
          <table:table-cell table:formula="of:=([.$F701]/86400)+25569-(3/24)" office:value-type="float" office:value="44004.8035416667" calcext:value-type="float">
            <text:p>44004,8035416667</text:p>
          </table:table-cell>
          <table:table-cell/>
        </table:table-row>
        <table:table-row table:style-name="ro1">
          <table:table-cell office:value-type="float" office:value="1590692336" calcext:value-type="float">
            <text:p>1590692336</text:p>
          </table:table-cell>
          <table:table-cell office:value-type="string" calcext:value-type="string">
            <text:p>2020-05-28 15:58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02]+[.$H$2]" office:value-type="float" office:value="1592867825" calcext:value-type="float">
            <text:p>1592867825</text:p>
          </table:table-cell>
          <table:table-cell table:formula="of:=([.$F702]/86400)+25569-(3/24)" office:value-type="float" office:value="44004.8451967593" calcext:value-type="float">
            <text:p>44004,8451967593</text:p>
          </table:table-cell>
          <table:table-cell/>
        </table:table-row>
        <table:table-row table:style-name="ro1">
          <table:table-cell office:value-type="float" office:value="1590692336" calcext:value-type="float">
            <text:p>1590692336</text:p>
          </table:table-cell>
          <table:table-cell office:value-type="string" calcext:value-type="string">
            <text:p>2020-05-28 15:58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03]+[.$H$2]" office:value-type="float" office:value="1592867825" calcext:value-type="float">
            <text:p>1592867825</text:p>
          </table:table-cell>
          <table:table-cell table:formula="of:=([.$F703]/86400)+25569-(3/24)" office:value-type="float" office:value="44004.8451967593" calcext:value-type="float">
            <text:p>44004,8451967593</text:p>
          </table:table-cell>
          <table:table-cell/>
        </table:table-row>
        <table:table-row table:style-name="ro1">
          <table:table-cell office:value-type="float" office:value="1590692336" calcext:value-type="float">
            <text:p>1590692336</text:p>
          </table:table-cell>
          <table:table-cell office:value-type="string" calcext:value-type="string">
            <text:p>2020-05-28 15:58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04]+[.$H$2]" office:value-type="float" office:value="1592867825" calcext:value-type="float">
            <text:p>1592867825</text:p>
          </table:table-cell>
          <table:table-cell table:formula="of:=([.$F704]/86400)+25569-(3/24)" office:value-type="float" office:value="44004.8451967593" calcext:value-type="float">
            <text:p>44004,8451967593</text:p>
          </table:table-cell>
          <table:table-cell/>
        </table:table-row>
        <table:table-row table:style-name="ro1">
          <table:table-cell office:value-type="float" office:value="1590692336" calcext:value-type="float">
            <text:p>1590692336</text:p>
          </table:table-cell>
          <table:table-cell office:value-type="string" calcext:value-type="string">
            <text:p>2020-05-28 15:5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05]+[.$H$2]" office:value-type="float" office:value="1592867825" calcext:value-type="float">
            <text:p>1592867825</text:p>
          </table:table-cell>
          <table:table-cell table:formula="of:=([.$F705]/86400)+25569-(3/24)" office:value-type="float" office:value="44004.8451967593" calcext:value-type="float">
            <text:p>44004,8451967593</text:p>
          </table:table-cell>
          <table:table-cell/>
        </table:table-row>
        <table:table-row table:style-name="ro1">
          <table:table-cell office:value-type="float" office:value="1590695935" calcext:value-type="float">
            <text:p>1590695935</text:p>
          </table:table-cell>
          <table:table-cell office:value-type="string" calcext:value-type="string">
            <text:p>2020-05-28 16:58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06]+[.$H$2]" office:value-type="float" office:value="1592871424" calcext:value-type="float">
            <text:p>1592871424</text:p>
          </table:table-cell>
          <table:table-cell table:formula="of:=([.$F706]/86400)+25569-(3/24)" office:value-type="float" office:value="44004.8868518519" calcext:value-type="float">
            <text:p>44004,8868518519</text:p>
          </table:table-cell>
          <table:table-cell/>
        </table:table-row>
        <table:table-row table:style-name="ro1">
          <table:table-cell office:value-type="float" office:value="1590695935" calcext:value-type="float">
            <text:p>1590695935</text:p>
          </table:table-cell>
          <table:table-cell office:value-type="string" calcext:value-type="string">
            <text:p>2020-05-28 16:58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07]+[.$H$2]" office:value-type="float" office:value="1592871424" calcext:value-type="float">
            <text:p>1592871424</text:p>
          </table:table-cell>
          <table:table-cell table:formula="of:=([.$F707]/86400)+25569-(3/24)" office:value-type="float" office:value="44004.8868518519" calcext:value-type="float">
            <text:p>44004,8868518519</text:p>
          </table:table-cell>
          <table:table-cell/>
        </table:table-row>
        <table:table-row table:style-name="ro1">
          <table:table-cell office:value-type="float" office:value="1590695935" calcext:value-type="float">
            <text:p>1590695935</text:p>
          </table:table-cell>
          <table:table-cell office:value-type="string" calcext:value-type="string">
            <text:p>2020-05-28 16:58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08]+[.$H$2]" office:value-type="float" office:value="1592871424" calcext:value-type="float">
            <text:p>1592871424</text:p>
          </table:table-cell>
          <table:table-cell table:formula="of:=([.$F708]/86400)+25569-(3/24)" office:value-type="float" office:value="44004.8868518519" calcext:value-type="float">
            <text:p>44004,8868518519</text:p>
          </table:table-cell>
          <table:table-cell/>
        </table:table-row>
        <table:table-row table:style-name="ro1">
          <table:table-cell office:value-type="float" office:value="1590695935" calcext:value-type="float">
            <text:p>1590695935</text:p>
          </table:table-cell>
          <table:table-cell office:value-type="string" calcext:value-type="string">
            <text:p>2020-05-28 16:5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09]+[.$H$2]" office:value-type="float" office:value="1592871424" calcext:value-type="float">
            <text:p>1592871424</text:p>
          </table:table-cell>
          <table:table-cell table:formula="of:=([.$F709]/86400)+25569-(3/24)" office:value-type="float" office:value="44004.8868518519" calcext:value-type="float">
            <text:p>44004,8868518519</text:p>
          </table:table-cell>
          <table:table-cell/>
        </table:table-row>
        <table:table-row table:style-name="ro1">
          <table:table-cell office:value-type="float" office:value="1590699534" calcext:value-type="float">
            <text:p>1590699534</text:p>
          </table:table-cell>
          <table:table-cell office:value-type="string" calcext:value-type="string">
            <text:p>2020-05-28 17:58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10]+[.$H$2]" office:value-type="float" office:value="1592875023" calcext:value-type="float">
            <text:p>1592875023</text:p>
          </table:table-cell>
          <table:table-cell table:formula="of:=([.$F710]/86400)+25569-(3/24)" office:value-type="float" office:value="44004.9285069444" calcext:value-type="float">
            <text:p>44004,9285069444</text:p>
          </table:table-cell>
          <table:table-cell/>
        </table:table-row>
        <table:table-row table:style-name="ro1">
          <table:table-cell office:value-type="float" office:value="1590699534" calcext:value-type="float">
            <text:p>1590699534</text:p>
          </table:table-cell>
          <table:table-cell office:value-type="string" calcext:value-type="string">
            <text:p>2020-05-28 17:58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11]+[.$H$2]" office:value-type="float" office:value="1592875023" calcext:value-type="float">
            <text:p>1592875023</text:p>
          </table:table-cell>
          <table:table-cell table:formula="of:=([.$F711]/86400)+25569-(3/24)" office:value-type="float" office:value="44004.9285069444" calcext:value-type="float">
            <text:p>44004,9285069444</text:p>
          </table:table-cell>
          <table:table-cell/>
        </table:table-row>
        <table:table-row table:style-name="ro1">
          <table:table-cell office:value-type="float" office:value="1590699534" calcext:value-type="float">
            <text:p>1590699534</text:p>
          </table:table-cell>
          <table:table-cell office:value-type="string" calcext:value-type="string">
            <text:p>2020-05-28 17:58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12]+[.$H$2]" office:value-type="float" office:value="1592875023" calcext:value-type="float">
            <text:p>1592875023</text:p>
          </table:table-cell>
          <table:table-cell table:formula="of:=([.$F712]/86400)+25569-(3/24)" office:value-type="float" office:value="44004.9285069444" calcext:value-type="float">
            <text:p>44004,9285069444</text:p>
          </table:table-cell>
          <table:table-cell/>
        </table:table-row>
        <table:table-row table:style-name="ro1">
          <table:table-cell office:value-type="float" office:value="1590699534" calcext:value-type="float">
            <text:p>1590699534</text:p>
          </table:table-cell>
          <table:table-cell office:value-type="string" calcext:value-type="string">
            <text:p>2020-05-28 17:5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13]+[.$H$2]" office:value-type="float" office:value="1592875023" calcext:value-type="float">
            <text:p>1592875023</text:p>
          </table:table-cell>
          <table:table-cell table:formula="of:=([.$F713]/86400)+25569-(3/24)" office:value-type="float" office:value="44004.9285069444" calcext:value-type="float">
            <text:p>44004,9285069444</text:p>
          </table:table-cell>
          <table:table-cell/>
        </table:table-row>
        <table:table-row table:style-name="ro1">
          <table:table-cell office:value-type="float" office:value="1590703133" calcext:value-type="float">
            <text:p>1590703133</text:p>
          </table:table-cell>
          <table:table-cell office:value-type="string" calcext:value-type="string">
            <text:p>2020-05-28 18:58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14]+[.$H$2]" office:value-type="float" office:value="1592878622" calcext:value-type="float">
            <text:p>1592878622</text:p>
          </table:table-cell>
          <table:table-cell table:formula="of:=([.$F714]/86400)+25569-(3/24)" office:value-type="float" office:value="44004.970162037" calcext:value-type="float">
            <text:p>44004,970162037</text:p>
          </table:table-cell>
          <table:table-cell/>
        </table:table-row>
        <table:table-row table:style-name="ro1">
          <table:table-cell office:value-type="float" office:value="1590703133" calcext:value-type="float">
            <text:p>1590703133</text:p>
          </table:table-cell>
          <table:table-cell office:value-type="string" calcext:value-type="string">
            <text:p>2020-05-28 18:58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15]+[.$H$2]" office:value-type="float" office:value="1592878622" calcext:value-type="float">
            <text:p>1592878622</text:p>
          </table:table-cell>
          <table:table-cell table:formula="of:=([.$F715]/86400)+25569-(3/24)" office:value-type="float" office:value="44004.970162037" calcext:value-type="float">
            <text:p>44004,970162037</text:p>
          </table:table-cell>
          <table:table-cell/>
        </table:table-row>
        <table:table-row table:style-name="ro1">
          <table:table-cell office:value-type="float" office:value="1590703133" calcext:value-type="float">
            <text:p>1590703133</text:p>
          </table:table-cell>
          <table:table-cell office:value-type="string" calcext:value-type="string">
            <text:p>2020-05-28 18:58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16]+[.$H$2]" office:value-type="float" office:value="1592878622" calcext:value-type="float">
            <text:p>1592878622</text:p>
          </table:table-cell>
          <table:table-cell table:formula="of:=([.$F716]/86400)+25569-(3/24)" office:value-type="float" office:value="44004.970162037" calcext:value-type="float">
            <text:p>44004,970162037</text:p>
          </table:table-cell>
          <table:table-cell/>
        </table:table-row>
        <table:table-row table:style-name="ro1">
          <table:table-cell office:value-type="float" office:value="1590703133" calcext:value-type="float">
            <text:p>1590703133</text:p>
          </table:table-cell>
          <table:table-cell office:value-type="string" calcext:value-type="string">
            <text:p>2020-05-28 18:58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17]+[.$H$2]" office:value-type="float" office:value="1592878622" calcext:value-type="float">
            <text:p>1592878622</text:p>
          </table:table-cell>
          <table:table-cell table:formula="of:=([.$F717]/86400)+25569-(3/24)" office:value-type="float" office:value="44004.970162037" calcext:value-type="float">
            <text:p>44004,970162037</text:p>
          </table:table-cell>
          <table:table-cell/>
        </table:table-row>
        <table:table-row table:style-name="ro1">
          <table:table-cell office:value-type="float" office:value="1590706732" calcext:value-type="float">
            <text:p>1590706732</text:p>
          </table:table-cell>
          <table:table-cell office:value-type="string" calcext:value-type="string">
            <text:p>2020-05-28 19:58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18]+[.$H$2]" office:value-type="float" office:value="1592882221" calcext:value-type="float">
            <text:p>1592882221</text:p>
          </table:table-cell>
          <table:table-cell table:formula="of:=([.$F718]/86400)+25569-(3/24)" office:value-type="float" office:value="44005.0118171296" calcext:value-type="float">
            <text:p>44005,0118171296</text:p>
          </table:table-cell>
          <table:table-cell/>
        </table:table-row>
        <table:table-row table:style-name="ro1">
          <table:table-cell office:value-type="float" office:value="1590706732" calcext:value-type="float">
            <text:p>1590706732</text:p>
          </table:table-cell>
          <table:table-cell office:value-type="string" calcext:value-type="string">
            <text:p>2020-05-28 19:58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19]+[.$H$2]" office:value-type="float" office:value="1592882221" calcext:value-type="float">
            <text:p>1592882221</text:p>
          </table:table-cell>
          <table:table-cell table:formula="of:=([.$F719]/86400)+25569-(3/24)" office:value-type="float" office:value="44005.0118171296" calcext:value-type="float">
            <text:p>44005,0118171296</text:p>
          </table:table-cell>
          <table:table-cell/>
        </table:table-row>
        <table:table-row table:style-name="ro1">
          <table:table-cell office:value-type="float" office:value="1590706732" calcext:value-type="float">
            <text:p>1590706732</text:p>
          </table:table-cell>
          <table:table-cell office:value-type="string" calcext:value-type="string">
            <text:p>2020-05-28 19:58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20]+[.$H$2]" office:value-type="float" office:value="1592882221" calcext:value-type="float">
            <text:p>1592882221</text:p>
          </table:table-cell>
          <table:table-cell table:formula="of:=([.$F720]/86400)+25569-(3/24)" office:value-type="float" office:value="44005.0118171296" calcext:value-type="float">
            <text:p>44005,0118171296</text:p>
          </table:table-cell>
          <table:table-cell/>
        </table:table-row>
        <table:table-row table:style-name="ro1">
          <table:table-cell office:value-type="float" office:value="1590706732" calcext:value-type="float">
            <text:p>1590706732</text:p>
          </table:table-cell>
          <table:table-cell office:value-type="string" calcext:value-type="string">
            <text:p>2020-05-28 19:5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21]+[.$H$2]" office:value-type="float" office:value="1592882221" calcext:value-type="float">
            <text:p>1592882221</text:p>
          </table:table-cell>
          <table:table-cell table:formula="of:=([.$F721]/86400)+25569-(3/24)" office:value-type="float" office:value="44005.0118171296" calcext:value-type="float">
            <text:p>44005,0118171296</text:p>
          </table:table-cell>
          <table:table-cell/>
        </table:table-row>
        <table:table-row table:style-name="ro1">
          <table:table-cell office:value-type="float" office:value="1590710331" calcext:value-type="float">
            <text:p>1590710331</text:p>
          </table:table-cell>
          <table:table-cell office:value-type="string" calcext:value-type="string">
            <text:p>2020-05-28 20:58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22]+[.$H$2]" office:value-type="float" office:value="1592885820" calcext:value-type="float">
            <text:p>1592885820</text:p>
          </table:table-cell>
          <table:table-cell table:formula="of:=([.$F722]/86400)+25569-(3/24)" office:value-type="float" office:value="44005.0534722222" calcext:value-type="float">
            <text:p>44005,0534722222</text:p>
          </table:table-cell>
          <table:table-cell/>
        </table:table-row>
        <table:table-row table:style-name="ro1">
          <table:table-cell office:value-type="float" office:value="1590710331" calcext:value-type="float">
            <text:p>1590710331</text:p>
          </table:table-cell>
          <table:table-cell office:value-type="string" calcext:value-type="string">
            <text:p>2020-05-28 20:58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23]+[.$H$2]" office:value-type="float" office:value="1592885820" calcext:value-type="float">
            <text:p>1592885820</text:p>
          </table:table-cell>
          <table:table-cell table:formula="of:=([.$F723]/86400)+25569-(3/24)" office:value-type="float" office:value="44005.0534722222" calcext:value-type="float">
            <text:p>44005,0534722222</text:p>
          </table:table-cell>
          <table:table-cell/>
        </table:table-row>
        <table:table-row table:style-name="ro1">
          <table:table-cell office:value-type="float" office:value="1590710331" calcext:value-type="float">
            <text:p>1590710331</text:p>
          </table:table-cell>
          <table:table-cell office:value-type="string" calcext:value-type="string">
            <text:p>2020-05-28 20:58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24]+[.$H$2]" office:value-type="float" office:value="1592885820" calcext:value-type="float">
            <text:p>1592885820</text:p>
          </table:table-cell>
          <table:table-cell table:formula="of:=([.$F724]/86400)+25569-(3/24)" office:value-type="float" office:value="44005.0534722222" calcext:value-type="float">
            <text:p>44005,0534722222</text:p>
          </table:table-cell>
          <table:table-cell/>
        </table:table-row>
        <table:table-row table:style-name="ro1">
          <table:table-cell office:value-type="float" office:value="1590710331" calcext:value-type="float">
            <text:p>1590710331</text:p>
          </table:table-cell>
          <table:table-cell office:value-type="string" calcext:value-type="string">
            <text:p>2020-05-28 20:5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25]+[.$H$2]" office:value-type="float" office:value="1592885820" calcext:value-type="float">
            <text:p>1592885820</text:p>
          </table:table-cell>
          <table:table-cell table:formula="of:=([.$F725]/86400)+25569-(3/24)" office:value-type="float" office:value="44005.0534722222" calcext:value-type="float">
            <text:p>44005,0534722222</text:p>
          </table:table-cell>
          <table:table-cell/>
        </table:table-row>
        <table:table-row table:style-name="ro1">
          <table:table-cell office:value-type="float" office:value="1590713930" calcext:value-type="float">
            <text:p>1590713930</text:p>
          </table:table-cell>
          <table:table-cell office:value-type="string" calcext:value-type="string">
            <text:p>2020-05-28 21:58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26]+[.$H$2]" office:value-type="float" office:value="1592889419" calcext:value-type="float">
            <text:p>1592889419</text:p>
          </table:table-cell>
          <table:table-cell table:formula="of:=([.$F726]/86400)+25569-(3/24)" office:value-type="float" office:value="44005.0951273148" calcext:value-type="float">
            <text:p>44005,0951273148</text:p>
          </table:table-cell>
          <table:table-cell/>
        </table:table-row>
        <table:table-row table:style-name="ro1">
          <table:table-cell office:value-type="float" office:value="1590713930" calcext:value-type="float">
            <text:p>1590713930</text:p>
          </table:table-cell>
          <table:table-cell office:value-type="string" calcext:value-type="string">
            <text:p>2020-05-28 21:58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27]+[.$H$2]" office:value-type="float" office:value="1592889419" calcext:value-type="float">
            <text:p>1592889419</text:p>
          </table:table-cell>
          <table:table-cell table:formula="of:=([.$F727]/86400)+25569-(3/24)" office:value-type="float" office:value="44005.0951273148" calcext:value-type="float">
            <text:p>44005,0951273148</text:p>
          </table:table-cell>
          <table:table-cell/>
        </table:table-row>
        <table:table-row table:style-name="ro1">
          <table:table-cell office:value-type="float" office:value="1590713930" calcext:value-type="float">
            <text:p>1590713930</text:p>
          </table:table-cell>
          <table:table-cell office:value-type="string" calcext:value-type="string">
            <text:p>2020-05-28 21:58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28]+[.$H$2]" office:value-type="float" office:value="1592889419" calcext:value-type="float">
            <text:p>1592889419</text:p>
          </table:table-cell>
          <table:table-cell table:formula="of:=([.$F728]/86400)+25569-(3/24)" office:value-type="float" office:value="44005.0951273148" calcext:value-type="float">
            <text:p>44005,0951273148</text:p>
          </table:table-cell>
          <table:table-cell/>
        </table:table-row>
        <table:table-row table:style-name="ro1">
          <table:table-cell office:value-type="float" office:value="1590713930" calcext:value-type="float">
            <text:p>1590713930</text:p>
          </table:table-cell>
          <table:table-cell office:value-type="string" calcext:value-type="string">
            <text:p>2020-05-28 21:5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29]+[.$H$2]" office:value-type="float" office:value="1592889419" calcext:value-type="float">
            <text:p>1592889419</text:p>
          </table:table-cell>
          <table:table-cell table:formula="of:=([.$F729]/86400)+25569-(3/24)" office:value-type="float" office:value="44005.0951273148" calcext:value-type="float">
            <text:p>44005,0951273148</text:p>
          </table:table-cell>
          <table:table-cell/>
        </table:table-row>
        <table:table-row table:style-name="ro1">
          <table:table-cell office:value-type="float" office:value="1590717529" calcext:value-type="float">
            <text:p>1590717529</text:p>
          </table:table-cell>
          <table:table-cell office:value-type="string" calcext:value-type="string">
            <text:p>2020-05-28 22:58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30]+[.$H$2]" office:value-type="float" office:value="1592893018" calcext:value-type="float">
            <text:p>1592893018</text:p>
          </table:table-cell>
          <table:table-cell table:formula="of:=([.$F730]/86400)+25569-(3/24)" office:value-type="float" office:value="44005.1367824074" calcext:value-type="float">
            <text:p>44005,1367824074</text:p>
          </table:table-cell>
          <table:table-cell/>
        </table:table-row>
        <table:table-row table:style-name="ro1">
          <table:table-cell office:value-type="float" office:value="1590717529" calcext:value-type="float">
            <text:p>1590717529</text:p>
          </table:table-cell>
          <table:table-cell office:value-type="string" calcext:value-type="string">
            <text:p>2020-05-28 22:58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31]+[.$H$2]" office:value-type="float" office:value="1592893018" calcext:value-type="float">
            <text:p>1592893018</text:p>
          </table:table-cell>
          <table:table-cell table:formula="of:=([.$F731]/86400)+25569-(3/24)" office:value-type="float" office:value="44005.1367824074" calcext:value-type="float">
            <text:p>44005,1367824074</text:p>
          </table:table-cell>
          <table:table-cell/>
        </table:table-row>
        <table:table-row table:style-name="ro1">
          <table:table-cell office:value-type="float" office:value="1590717529" calcext:value-type="float">
            <text:p>1590717529</text:p>
          </table:table-cell>
          <table:table-cell office:value-type="string" calcext:value-type="string">
            <text:p>2020-05-28 22:58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32]+[.$H$2]" office:value-type="float" office:value="1592893018" calcext:value-type="float">
            <text:p>1592893018</text:p>
          </table:table-cell>
          <table:table-cell table:formula="of:=([.$F732]/86400)+25569-(3/24)" office:value-type="float" office:value="44005.1367824074" calcext:value-type="float">
            <text:p>44005,1367824074</text:p>
          </table:table-cell>
          <table:table-cell/>
        </table:table-row>
        <table:table-row table:style-name="ro1">
          <table:table-cell office:value-type="float" office:value="1590717529" calcext:value-type="float">
            <text:p>1590717529</text:p>
          </table:table-cell>
          <table:table-cell office:value-type="string" calcext:value-type="string">
            <text:p>2020-05-28 22:5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33]+[.$H$2]" office:value-type="float" office:value="1592893018" calcext:value-type="float">
            <text:p>1592893018</text:p>
          </table:table-cell>
          <table:table-cell table:formula="of:=([.$F733]/86400)+25569-(3/24)" office:value-type="float" office:value="44005.1367824074" calcext:value-type="float">
            <text:p>44005,1367824074</text:p>
          </table:table-cell>
          <table:table-cell/>
        </table:table-row>
        <table:table-row table:style-name="ro1">
          <table:table-cell office:value-type="float" office:value="1590721128" calcext:value-type="float">
            <text:p>1590721128</text:p>
          </table:table-cell>
          <table:table-cell office:value-type="string" calcext:value-type="string">
            <text:p>2020-05-28 23:58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34]+[.$H$2]" office:value-type="float" office:value="1592896617" calcext:value-type="float">
            <text:p>1592896617</text:p>
          </table:table-cell>
          <table:table-cell table:formula="of:=([.$F734]/86400)+25569-(3/24)" office:value-type="float" office:value="44005.1784375" calcext:value-type="float">
            <text:p>44005,1784375</text:p>
          </table:table-cell>
          <table:table-cell/>
        </table:table-row>
        <table:table-row table:style-name="ro1">
          <table:table-cell office:value-type="float" office:value="1590721128" calcext:value-type="float">
            <text:p>1590721128</text:p>
          </table:table-cell>
          <table:table-cell office:value-type="string" calcext:value-type="string">
            <text:p>2020-05-28 23:58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35]+[.$H$2]" office:value-type="float" office:value="1592896617" calcext:value-type="float">
            <text:p>1592896617</text:p>
          </table:table-cell>
          <table:table-cell table:formula="of:=([.$F735]/86400)+25569-(3/24)" office:value-type="float" office:value="44005.1784375" calcext:value-type="float">
            <text:p>44005,1784375</text:p>
          </table:table-cell>
          <table:table-cell/>
        </table:table-row>
        <table:table-row table:style-name="ro1">
          <table:table-cell office:value-type="float" office:value="1590721128" calcext:value-type="float">
            <text:p>1590721128</text:p>
          </table:table-cell>
          <table:table-cell office:value-type="string" calcext:value-type="string">
            <text:p>2020-05-28 23:58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36]+[.$H$2]" office:value-type="float" office:value="1592896617" calcext:value-type="float">
            <text:p>1592896617</text:p>
          </table:table-cell>
          <table:table-cell table:formula="of:=([.$F736]/86400)+25569-(3/24)" office:value-type="float" office:value="44005.1784375" calcext:value-type="float">
            <text:p>44005,1784375</text:p>
          </table:table-cell>
          <table:table-cell/>
        </table:table-row>
        <table:table-row table:style-name="ro1">
          <table:table-cell office:value-type="float" office:value="1590721128" calcext:value-type="float">
            <text:p>1590721128</text:p>
          </table:table-cell>
          <table:table-cell office:value-type="string" calcext:value-type="string">
            <text:p>2020-05-28 23:5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37]+[.$H$2]" office:value-type="float" office:value="1592896617" calcext:value-type="float">
            <text:p>1592896617</text:p>
          </table:table-cell>
          <table:table-cell table:formula="of:=([.$F737]/86400)+25569-(3/24)" office:value-type="float" office:value="44005.1784375" calcext:value-type="float">
            <text:p>44005,1784375</text:p>
          </table:table-cell>
          <table:table-cell/>
        </table:table-row>
        <table:table-row table:style-name="ro1">
          <table:table-cell office:value-type="float" office:value="1590724727" calcext:value-type="float">
            <text:p>1590724727</text:p>
          </table:table-cell>
          <table:table-cell office:value-type="string" calcext:value-type="string">
            <text:p>2020-05-29 00:58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38]+[.$H$2]" office:value-type="float" office:value="1592900216" calcext:value-type="float">
            <text:p>1592900216</text:p>
          </table:table-cell>
          <table:table-cell table:formula="of:=([.$F738]/86400)+25569-(3/24)" office:value-type="float" office:value="44005.2200925926" calcext:value-type="float">
            <text:p>44005,2200925926</text:p>
          </table:table-cell>
          <table:table-cell/>
        </table:table-row>
        <table:table-row table:style-name="ro1">
          <table:table-cell office:value-type="float" office:value="1590724727" calcext:value-type="float">
            <text:p>1590724727</text:p>
          </table:table-cell>
          <table:table-cell office:value-type="string" calcext:value-type="string">
            <text:p>2020-05-29 00:58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39]+[.$H$2]" office:value-type="float" office:value="1592900216" calcext:value-type="float">
            <text:p>1592900216</text:p>
          </table:table-cell>
          <table:table-cell table:formula="of:=([.$F739]/86400)+25569-(3/24)" office:value-type="float" office:value="44005.2200925926" calcext:value-type="float">
            <text:p>44005,2200925926</text:p>
          </table:table-cell>
          <table:table-cell/>
        </table:table-row>
        <table:table-row table:style-name="ro1">
          <table:table-cell office:value-type="float" office:value="1590724727" calcext:value-type="float">
            <text:p>1590724727</text:p>
          </table:table-cell>
          <table:table-cell office:value-type="string" calcext:value-type="string">
            <text:p>2020-05-29 00:58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40]+[.$H$2]" office:value-type="float" office:value="1592900216" calcext:value-type="float">
            <text:p>1592900216</text:p>
          </table:table-cell>
          <table:table-cell table:formula="of:=([.$F740]/86400)+25569-(3/24)" office:value-type="float" office:value="44005.2200925926" calcext:value-type="float">
            <text:p>44005,2200925926</text:p>
          </table:table-cell>
          <table:table-cell/>
        </table:table-row>
        <table:table-row table:style-name="ro1">
          <table:table-cell office:value-type="float" office:value="1590724727" calcext:value-type="float">
            <text:p>1590724727</text:p>
          </table:table-cell>
          <table:table-cell office:value-type="string" calcext:value-type="string">
            <text:p>2020-05-29 00:5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41]+[.$H$2]" office:value-type="float" office:value="1592900216" calcext:value-type="float">
            <text:p>1592900216</text:p>
          </table:table-cell>
          <table:table-cell table:formula="of:=([.$F741]/86400)+25569-(3/24)" office:value-type="float" office:value="44005.2200925926" calcext:value-type="float">
            <text:p>44005,2200925926</text:p>
          </table:table-cell>
          <table:table-cell/>
        </table:table-row>
        <table:table-row table:style-name="ro1">
          <table:table-cell office:value-type="float" office:value="1590728326" calcext:value-type="float">
            <text:p>1590728326</text:p>
          </table:table-cell>
          <table:table-cell office:value-type="string" calcext:value-type="string">
            <text:p>2020-05-29 01:58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42]+[.$H$2]" office:value-type="float" office:value="1592903815" calcext:value-type="float">
            <text:p>1592903815</text:p>
          </table:table-cell>
          <table:table-cell table:formula="of:=([.$F742]/86400)+25569-(3/24)" office:value-type="float" office:value="44005.2617476852" calcext:value-type="float">
            <text:p>44005,2617476852</text:p>
          </table:table-cell>
          <table:table-cell/>
        </table:table-row>
        <table:table-row table:style-name="ro1">
          <table:table-cell office:value-type="float" office:value="1590728326" calcext:value-type="float">
            <text:p>1590728326</text:p>
          </table:table-cell>
          <table:table-cell office:value-type="string" calcext:value-type="string">
            <text:p>2020-05-29 01:58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43]+[.$H$2]" office:value-type="float" office:value="1592903815" calcext:value-type="float">
            <text:p>1592903815</text:p>
          </table:table-cell>
          <table:table-cell table:formula="of:=([.$F743]/86400)+25569-(3/24)" office:value-type="float" office:value="44005.2617476852" calcext:value-type="float">
            <text:p>44005,2617476852</text:p>
          </table:table-cell>
          <table:table-cell/>
        </table:table-row>
        <table:table-row table:style-name="ro1">
          <table:table-cell office:value-type="float" office:value="1590728326" calcext:value-type="float">
            <text:p>1590728326</text:p>
          </table:table-cell>
          <table:table-cell office:value-type="string" calcext:value-type="string">
            <text:p>2020-05-29 01:58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44]+[.$H$2]" office:value-type="float" office:value="1592903815" calcext:value-type="float">
            <text:p>1592903815</text:p>
          </table:table-cell>
          <table:table-cell table:formula="of:=([.$F744]/86400)+25569-(3/24)" office:value-type="float" office:value="44005.2617476852" calcext:value-type="float">
            <text:p>44005,2617476852</text:p>
          </table:table-cell>
          <table:table-cell/>
        </table:table-row>
        <table:table-row table:style-name="ro1">
          <table:table-cell office:value-type="float" office:value="1590728326" calcext:value-type="float">
            <text:p>1590728326</text:p>
          </table:table-cell>
          <table:table-cell office:value-type="string" calcext:value-type="string">
            <text:p>2020-05-29 01:5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45]+[.$H$2]" office:value-type="float" office:value="1592903815" calcext:value-type="float">
            <text:p>1592903815</text:p>
          </table:table-cell>
          <table:table-cell table:formula="of:=([.$F745]/86400)+25569-(3/24)" office:value-type="float" office:value="44005.2617476852" calcext:value-type="float">
            <text:p>44005,2617476852</text:p>
          </table:table-cell>
          <table:table-cell/>
        </table:table-row>
        <table:table-row table:style-name="ro1">
          <table:table-cell office:value-type="float" office:value="1590731925" calcext:value-type="float">
            <text:p>1590731925</text:p>
          </table:table-cell>
          <table:table-cell office:value-type="string" calcext:value-type="string">
            <text:p>2020-05-29 02:58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46]+[.$H$2]" office:value-type="float" office:value="1592907414" calcext:value-type="float">
            <text:p>1592907414</text:p>
          </table:table-cell>
          <table:table-cell table:formula="of:=([.$F746]/86400)+25569-(3/24)" office:value-type="float" office:value="44005.3034027778" calcext:value-type="float">
            <text:p>44005,3034027778</text:p>
          </table:table-cell>
          <table:table-cell/>
        </table:table-row>
        <table:table-row table:style-name="ro1">
          <table:table-cell office:value-type="float" office:value="1590731925" calcext:value-type="float">
            <text:p>1590731925</text:p>
          </table:table-cell>
          <table:table-cell office:value-type="string" calcext:value-type="string">
            <text:p>2020-05-29 02:58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47]+[.$H$2]" office:value-type="float" office:value="1592907414" calcext:value-type="float">
            <text:p>1592907414</text:p>
          </table:table-cell>
          <table:table-cell table:formula="of:=([.$F747]/86400)+25569-(3/24)" office:value-type="float" office:value="44005.3034027778" calcext:value-type="float">
            <text:p>44005,3034027778</text:p>
          </table:table-cell>
          <table:table-cell/>
        </table:table-row>
        <table:table-row table:style-name="ro1">
          <table:table-cell office:value-type="float" office:value="1590731925" calcext:value-type="float">
            <text:p>1590731925</text:p>
          </table:table-cell>
          <table:table-cell office:value-type="string" calcext:value-type="string">
            <text:p>2020-05-29 02:58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48]+[.$H$2]" office:value-type="float" office:value="1592907414" calcext:value-type="float">
            <text:p>1592907414</text:p>
          </table:table-cell>
          <table:table-cell table:formula="of:=([.$F748]/86400)+25569-(3/24)" office:value-type="float" office:value="44005.3034027778" calcext:value-type="float">
            <text:p>44005,3034027778</text:p>
          </table:table-cell>
          <table:table-cell/>
        </table:table-row>
        <table:table-row table:style-name="ro1">
          <table:table-cell office:value-type="float" office:value="1590731925" calcext:value-type="float">
            <text:p>1590731925</text:p>
          </table:table-cell>
          <table:table-cell office:value-type="string" calcext:value-type="string">
            <text:p>2020-05-29 02:5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49]+[.$H$2]" office:value-type="float" office:value="1592907414" calcext:value-type="float">
            <text:p>1592907414</text:p>
          </table:table-cell>
          <table:table-cell table:formula="of:=([.$F749]/86400)+25569-(3/24)" office:value-type="float" office:value="44005.3034027778" calcext:value-type="float">
            <text:p>44005,3034027778</text:p>
          </table:table-cell>
          <table:table-cell/>
        </table:table-row>
        <table:table-row table:style-name="ro1">
          <table:table-cell office:value-type="float" office:value="1590735524" calcext:value-type="float">
            <text:p>1590735524</text:p>
          </table:table-cell>
          <table:table-cell office:value-type="string" calcext:value-type="string">
            <text:p>2020-05-29 03:58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table:formula="of:=[.A750]+[.$H$2]" office:value-type="float" office:value="1592911013" calcext:value-type="float">
            <text:p>1592911013</text:p>
          </table:table-cell>
          <table:table-cell table:formula="of:=([.$F750]/86400)+25569-(3/24)" office:value-type="float" office:value="44005.3450578704" calcext:value-type="float">
            <text:p>44005,3450578704</text:p>
          </table:table-cell>
          <table:table-cell/>
        </table:table-row>
        <table:table-row table:style-name="ro1">
          <table:table-cell office:value-type="float" office:value="1590735524" calcext:value-type="float">
            <text:p>1590735524</text:p>
          </table:table-cell>
          <table:table-cell office:value-type="string" calcext:value-type="string">
            <text:p>2020-05-29 03:58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51]+[.$H$2]" office:value-type="float" office:value="1592911013" calcext:value-type="float">
            <text:p>1592911013</text:p>
          </table:table-cell>
          <table:table-cell table:formula="of:=([.$F751]/86400)+25569-(3/24)" office:value-type="float" office:value="44005.3450578704" calcext:value-type="float">
            <text:p>44005,3450578704</text:p>
          </table:table-cell>
          <table:table-cell/>
        </table:table-row>
        <table:table-row table:style-name="ro1">
          <table:table-cell office:value-type="float" office:value="1590735524" calcext:value-type="float">
            <text:p>1590735524</text:p>
          </table:table-cell>
          <table:table-cell office:value-type="string" calcext:value-type="string">
            <text:p>2020-05-29 03:58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52]+[.$H$2]" office:value-type="float" office:value="1592911013" calcext:value-type="float">
            <text:p>1592911013</text:p>
          </table:table-cell>
          <table:table-cell table:formula="of:=([.$F752]/86400)+25569-(3/24)" office:value-type="float" office:value="44005.3450578704" calcext:value-type="float">
            <text:p>44005,3450578704</text:p>
          </table:table-cell>
          <table:table-cell/>
        </table:table-row>
        <table:table-row table:style-name="ro1">
          <table:table-cell office:value-type="float" office:value="1590735524" calcext:value-type="float">
            <text:p>1590735524</text:p>
          </table:table-cell>
          <table:table-cell office:value-type="string" calcext:value-type="string">
            <text:p>2020-05-29 03:5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53]+[.$H$2]" office:value-type="float" office:value="1592911013" calcext:value-type="float">
            <text:p>1592911013</text:p>
          </table:table-cell>
          <table:table-cell table:formula="of:=([.$F753]/86400)+25569-(3/24)" office:value-type="float" office:value="44005.3450578704" calcext:value-type="float">
            <text:p>44005,3450578704</text:p>
          </table:table-cell>
          <table:table-cell/>
        </table:table-row>
        <table:table-row table:style-name="ro1">
          <table:table-cell office:value-type="float" office:value="1590739123" calcext:value-type="float">
            <text:p>1590739123</text:p>
          </table:table-cell>
          <table:table-cell office:value-type="string" calcext:value-type="string">
            <text:p>2020-05-29 04:58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54]+[.$H$2]" office:value-type="float" office:value="1592914612" calcext:value-type="float">
            <text:p>1592914612</text:p>
          </table:table-cell>
          <table:table-cell table:formula="of:=([.$F754]/86400)+25569-(3/24)" office:value-type="float" office:value="44005.386712963" calcext:value-type="float">
            <text:p>44005,386712963</text:p>
          </table:table-cell>
          <table:table-cell/>
        </table:table-row>
        <table:table-row table:style-name="ro1">
          <table:table-cell office:value-type="float" office:value="1590739123" calcext:value-type="float">
            <text:p>1590739123</text:p>
          </table:table-cell>
          <table:table-cell office:value-type="string" calcext:value-type="string">
            <text:p>2020-05-29 04:58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55]+[.$H$2]" office:value-type="float" office:value="1592914612" calcext:value-type="float">
            <text:p>1592914612</text:p>
          </table:table-cell>
          <table:table-cell table:formula="of:=([.$F755]/86400)+25569-(3/24)" office:value-type="float" office:value="44005.386712963" calcext:value-type="float">
            <text:p>44005,386712963</text:p>
          </table:table-cell>
          <table:table-cell/>
        </table:table-row>
        <table:table-row table:style-name="ro1">
          <table:table-cell office:value-type="float" office:value="1590739123" calcext:value-type="float">
            <text:p>1590739123</text:p>
          </table:table-cell>
          <table:table-cell office:value-type="string" calcext:value-type="string">
            <text:p>2020-05-29 04:58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756]+[.$H$2]" office:value-type="float" office:value="1592914612" calcext:value-type="float">
            <text:p>1592914612</text:p>
          </table:table-cell>
          <table:table-cell table:formula="of:=([.$F756]/86400)+25569-(3/24)" office:value-type="float" office:value="44005.386712963" calcext:value-type="float">
            <text:p>44005,386712963</text:p>
          </table:table-cell>
          <table:table-cell/>
        </table:table-row>
        <table:table-row table:style-name="ro1">
          <table:table-cell office:value-type="float" office:value="1590739123" calcext:value-type="float">
            <text:p>1590739123</text:p>
          </table:table-cell>
          <table:table-cell office:value-type="string" calcext:value-type="string">
            <text:p>2020-05-29 04:58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57]+[.$H$2]" office:value-type="float" office:value="1592914612" calcext:value-type="float">
            <text:p>1592914612</text:p>
          </table:table-cell>
          <table:table-cell table:formula="of:=([.$F757]/86400)+25569-(3/24)" office:value-type="float" office:value="44005.386712963" calcext:value-type="float">
            <text:p>44005,386712963</text:p>
          </table:table-cell>
          <table:table-cell/>
        </table:table-row>
        <table:table-row table:style-name="ro1">
          <table:table-cell office:value-type="float" office:value="1590742722" calcext:value-type="float">
            <text:p>1590742722</text:p>
          </table:table-cell>
          <table:table-cell office:value-type="string" calcext:value-type="string">
            <text:p>2020-05-29 05:58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58]+[.$H$2]" office:value-type="float" office:value="1592918211" calcext:value-type="float">
            <text:p>1592918211</text:p>
          </table:table-cell>
          <table:table-cell table:formula="of:=([.$F758]/86400)+25569-(3/24)" office:value-type="float" office:value="44005.4283680556" calcext:value-type="float">
            <text:p>44005,4283680556</text:p>
          </table:table-cell>
          <table:table-cell/>
        </table:table-row>
        <table:table-row table:style-name="ro1">
          <table:table-cell office:value-type="float" office:value="1590742722" calcext:value-type="float">
            <text:p>1590742722</text:p>
          </table:table-cell>
          <table:table-cell office:value-type="string" calcext:value-type="string">
            <text:p>2020-05-29 05:58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59]+[.$H$2]" office:value-type="float" office:value="1592918211" calcext:value-type="float">
            <text:p>1592918211</text:p>
          </table:table-cell>
          <table:table-cell table:formula="of:=([.$F759]/86400)+25569-(3/24)" office:value-type="float" office:value="44005.4283680556" calcext:value-type="float">
            <text:p>44005,4283680556</text:p>
          </table:table-cell>
          <table:table-cell/>
        </table:table-row>
        <table:table-row table:style-name="ro1">
          <table:table-cell office:value-type="float" office:value="1590742722" calcext:value-type="float">
            <text:p>1590742722</text:p>
          </table:table-cell>
          <table:table-cell office:value-type="string" calcext:value-type="string">
            <text:p>2020-05-29 05:58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760]+[.$H$2]" office:value-type="float" office:value="1592918211" calcext:value-type="float">
            <text:p>1592918211</text:p>
          </table:table-cell>
          <table:table-cell table:formula="of:=([.$F760]/86400)+25569-(3/24)" office:value-type="float" office:value="44005.4283680556" calcext:value-type="float">
            <text:p>44005,4283680556</text:p>
          </table:table-cell>
          <table:table-cell/>
        </table:table-row>
        <table:table-row table:style-name="ro1">
          <table:table-cell office:value-type="float" office:value="1590742722" calcext:value-type="float">
            <text:p>1590742722</text:p>
          </table:table-cell>
          <table:table-cell office:value-type="string" calcext:value-type="string">
            <text:p>2020-05-29 05:5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61]+[.$H$2]" office:value-type="float" office:value="1592918211" calcext:value-type="float">
            <text:p>1592918211</text:p>
          </table:table-cell>
          <table:table-cell table:formula="of:=([.$F761]/86400)+25569-(3/24)" office:value-type="float" office:value="44005.4283680556" calcext:value-type="float">
            <text:p>44005,4283680556</text:p>
          </table:table-cell>
          <table:table-cell/>
        </table:table-row>
        <table:table-row table:style-name="ro1">
          <table:table-cell office:value-type="float" office:value="1590746321" calcext:value-type="float">
            <text:p>1590746321</text:p>
          </table:table-cell>
          <table:table-cell office:value-type="string" calcext:value-type="string">
            <text:p>2020-05-29 06:58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62]+[.$H$2]" office:value-type="float" office:value="1592921810" calcext:value-type="float">
            <text:p>1592921810</text:p>
          </table:table-cell>
          <table:table-cell table:formula="of:=([.$F762]/86400)+25569-(3/24)" office:value-type="float" office:value="44005.4700231481" calcext:value-type="float">
            <text:p>44005,4700231481</text:p>
          </table:table-cell>
          <table:table-cell/>
        </table:table-row>
        <table:table-row table:style-name="ro1">
          <table:table-cell office:value-type="float" office:value="1590746321" calcext:value-type="float">
            <text:p>1590746321</text:p>
          </table:table-cell>
          <table:table-cell office:value-type="string" calcext:value-type="string">
            <text:p>2020-05-29 06:58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63]+[.$H$2]" office:value-type="float" office:value="1592921810" calcext:value-type="float">
            <text:p>1592921810</text:p>
          </table:table-cell>
          <table:table-cell table:formula="of:=([.$F763]/86400)+25569-(3/24)" office:value-type="float" office:value="44005.4700231481" calcext:value-type="float">
            <text:p>44005,4700231481</text:p>
          </table:table-cell>
          <table:table-cell/>
        </table:table-row>
        <table:table-row table:style-name="ro1">
          <table:table-cell office:value-type="float" office:value="1590746321" calcext:value-type="float">
            <text:p>1590746321</text:p>
          </table:table-cell>
          <table:table-cell office:value-type="string" calcext:value-type="string">
            <text:p>2020-05-29 06:58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764]+[.$H$2]" office:value-type="float" office:value="1592921810" calcext:value-type="float">
            <text:p>1592921810</text:p>
          </table:table-cell>
          <table:table-cell table:formula="of:=([.$F764]/86400)+25569-(3/24)" office:value-type="float" office:value="44005.4700231481" calcext:value-type="float">
            <text:p>44005,4700231481</text:p>
          </table:table-cell>
          <table:table-cell/>
        </table:table-row>
        <table:table-row table:style-name="ro1">
          <table:table-cell office:value-type="float" office:value="1590746321" calcext:value-type="float">
            <text:p>1590746321</text:p>
          </table:table-cell>
          <table:table-cell office:value-type="string" calcext:value-type="string">
            <text:p>2020-05-29 06:5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65]+[.$H$2]" office:value-type="float" office:value="1592921810" calcext:value-type="float">
            <text:p>1592921810</text:p>
          </table:table-cell>
          <table:table-cell table:formula="of:=([.$F765]/86400)+25569-(3/24)" office:value-type="float" office:value="44005.4700231481" calcext:value-type="float">
            <text:p>44005,4700231481</text:p>
          </table:table-cell>
          <table:table-cell/>
        </table:table-row>
        <table:table-row table:style-name="ro1">
          <table:table-cell office:value-type="float" office:value="1590749920" calcext:value-type="float">
            <text:p>1590749920</text:p>
          </table:table-cell>
          <table:table-cell office:value-type="string" calcext:value-type="string">
            <text:p>2020-05-29 07:58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66]+[.$H$2]" office:value-type="float" office:value="1592925409" calcext:value-type="float">
            <text:p>1592925409</text:p>
          </table:table-cell>
          <table:table-cell table:formula="of:=([.$F766]/86400)+25569-(3/24)" office:value-type="float" office:value="44005.5116782407" calcext:value-type="float">
            <text:p>44005,5116782407</text:p>
          </table:table-cell>
          <table:table-cell/>
        </table:table-row>
        <table:table-row table:style-name="ro1">
          <table:table-cell office:value-type="float" office:value="1590749920" calcext:value-type="float">
            <text:p>1590749920</text:p>
          </table:table-cell>
          <table:table-cell office:value-type="string" calcext:value-type="string">
            <text:p>2020-05-29 07:58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67]+[.$H$2]" office:value-type="float" office:value="1592925409" calcext:value-type="float">
            <text:p>1592925409</text:p>
          </table:table-cell>
          <table:table-cell table:formula="of:=([.$F767]/86400)+25569-(3/24)" office:value-type="float" office:value="44005.5116782407" calcext:value-type="float">
            <text:p>44005,5116782407</text:p>
          </table:table-cell>
          <table:table-cell/>
        </table:table-row>
        <table:table-row table:style-name="ro1">
          <table:table-cell office:value-type="float" office:value="1590749920" calcext:value-type="float">
            <text:p>1590749920</text:p>
          </table:table-cell>
          <table:table-cell office:value-type="string" calcext:value-type="string">
            <text:p>2020-05-29 07:58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68]+[.$H$2]" office:value-type="float" office:value="1592925409" calcext:value-type="float">
            <text:p>1592925409</text:p>
          </table:table-cell>
          <table:table-cell table:formula="of:=([.$F768]/86400)+25569-(3/24)" office:value-type="float" office:value="44005.5116782407" calcext:value-type="float">
            <text:p>44005,5116782407</text:p>
          </table:table-cell>
          <table:table-cell/>
        </table:table-row>
        <table:table-row table:style-name="ro1">
          <table:table-cell office:value-type="float" office:value="1590749920" calcext:value-type="float">
            <text:p>1590749920</text:p>
          </table:table-cell>
          <table:table-cell office:value-type="string" calcext:value-type="string">
            <text:p>2020-05-29 07:5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69]+[.$H$2]" office:value-type="float" office:value="1592925409" calcext:value-type="float">
            <text:p>1592925409</text:p>
          </table:table-cell>
          <table:table-cell table:formula="of:=([.$F769]/86400)+25569-(3/24)" office:value-type="float" office:value="44005.5116782407" calcext:value-type="float">
            <text:p>44005,5116782407</text:p>
          </table:table-cell>
          <table:table-cell/>
        </table:table-row>
        <table:table-row table:style-name="ro1">
          <table:table-cell office:value-type="float" office:value="1590753519" calcext:value-type="float">
            <text:p>1590753519</text:p>
          </table:table-cell>
          <table:table-cell office:value-type="string" calcext:value-type="string">
            <text:p>2020-05-29 08:58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70]+[.$H$2]" office:value-type="float" office:value="1592929008" calcext:value-type="float">
            <text:p>1592929008</text:p>
          </table:table-cell>
          <table:table-cell table:formula="of:=([.$F770]/86400)+25569-(3/24)" office:value-type="float" office:value="44005.5533333333" calcext:value-type="float">
            <text:p>44005,5533333333</text:p>
          </table:table-cell>
          <table:table-cell/>
        </table:table-row>
        <table:table-row table:style-name="ro1">
          <table:table-cell office:value-type="float" office:value="1590753519" calcext:value-type="float">
            <text:p>1590753519</text:p>
          </table:table-cell>
          <table:table-cell office:value-type="string" calcext:value-type="string">
            <text:p>2020-05-29 08:58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71]+[.$H$2]" office:value-type="float" office:value="1592929008" calcext:value-type="float">
            <text:p>1592929008</text:p>
          </table:table-cell>
          <table:table-cell table:formula="of:=([.$F771]/86400)+25569-(3/24)" office:value-type="float" office:value="44005.5533333333" calcext:value-type="float">
            <text:p>44005,5533333333</text:p>
          </table:table-cell>
          <table:table-cell/>
        </table:table-row>
        <table:table-row table:style-name="ro1">
          <table:table-cell office:value-type="float" office:value="1590753519" calcext:value-type="float">
            <text:p>1590753519</text:p>
          </table:table-cell>
          <table:table-cell office:value-type="string" calcext:value-type="string">
            <text:p>2020-05-29 08:58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72]+[.$H$2]" office:value-type="float" office:value="1592929008" calcext:value-type="float">
            <text:p>1592929008</text:p>
          </table:table-cell>
          <table:table-cell table:formula="of:=([.$F772]/86400)+25569-(3/24)" office:value-type="float" office:value="44005.5533333333" calcext:value-type="float">
            <text:p>44005,5533333333</text:p>
          </table:table-cell>
          <table:table-cell/>
        </table:table-row>
        <table:table-row table:style-name="ro1">
          <table:table-cell office:value-type="float" office:value="1590753519" calcext:value-type="float">
            <text:p>1590753519</text:p>
          </table:table-cell>
          <table:table-cell office:value-type="string" calcext:value-type="string">
            <text:p>2020-05-29 08:5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73]+[.$H$2]" office:value-type="float" office:value="1592929008" calcext:value-type="float">
            <text:p>1592929008</text:p>
          </table:table-cell>
          <table:table-cell table:formula="of:=([.$F773]/86400)+25569-(3/24)" office:value-type="float" office:value="44005.5533333333" calcext:value-type="float">
            <text:p>44005,5533333333</text:p>
          </table:table-cell>
          <table:table-cell/>
        </table:table-row>
        <table:table-row table:style-name="ro1">
          <table:table-cell office:value-type="float" office:value="1590757118" calcext:value-type="float">
            <text:p>1590757118</text:p>
          </table:table-cell>
          <table:table-cell office:value-type="string" calcext:value-type="string">
            <text:p>2020-05-29 09:58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74]+[.$H$2]" office:value-type="float" office:value="1592932607" calcext:value-type="float">
            <text:p>1592932607</text:p>
          </table:table-cell>
          <table:table-cell table:formula="of:=([.$F774]/86400)+25569-(3/24)" office:value-type="float" office:value="44005.5949884259" calcext:value-type="float">
            <text:p>44005,5949884259</text:p>
          </table:table-cell>
          <table:table-cell/>
        </table:table-row>
        <table:table-row table:style-name="ro1">
          <table:table-cell office:value-type="float" office:value="1590757118" calcext:value-type="float">
            <text:p>1590757118</text:p>
          </table:table-cell>
          <table:table-cell office:value-type="string" calcext:value-type="string">
            <text:p>2020-05-29 09:58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75]+[.$H$2]" office:value-type="float" office:value="1592932607" calcext:value-type="float">
            <text:p>1592932607</text:p>
          </table:table-cell>
          <table:table-cell table:formula="of:=([.$F775]/86400)+25569-(3/24)" office:value-type="float" office:value="44005.5949884259" calcext:value-type="float">
            <text:p>44005,5949884259</text:p>
          </table:table-cell>
          <table:table-cell/>
        </table:table-row>
        <table:table-row table:style-name="ro1">
          <table:table-cell office:value-type="float" office:value="1590757118" calcext:value-type="float">
            <text:p>1590757118</text:p>
          </table:table-cell>
          <table:table-cell office:value-type="string" calcext:value-type="string">
            <text:p>2020-05-29 09:58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76]+[.$H$2]" office:value-type="float" office:value="1592932607" calcext:value-type="float">
            <text:p>1592932607</text:p>
          </table:table-cell>
          <table:table-cell table:formula="of:=([.$F776]/86400)+25569-(3/24)" office:value-type="float" office:value="44005.5949884259" calcext:value-type="float">
            <text:p>44005,5949884259</text:p>
          </table:table-cell>
          <table:table-cell/>
        </table:table-row>
        <table:table-row table:style-name="ro1">
          <table:table-cell office:value-type="float" office:value="1590757118" calcext:value-type="float">
            <text:p>1590757118</text:p>
          </table:table-cell>
          <table:table-cell office:value-type="string" calcext:value-type="string">
            <text:p>2020-05-29 09:5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77]+[.$H$2]" office:value-type="float" office:value="1592932607" calcext:value-type="float">
            <text:p>1592932607</text:p>
          </table:table-cell>
          <table:table-cell table:formula="of:=([.$F777]/86400)+25569-(3/24)" office:value-type="float" office:value="44005.5949884259" calcext:value-type="float">
            <text:p>44005,5949884259</text:p>
          </table:table-cell>
          <table:table-cell/>
        </table:table-row>
        <table:table-row table:style-name="ro1">
          <table:table-cell office:value-type="float" office:value="1590760717" calcext:value-type="float">
            <text:p>1590760717</text:p>
          </table:table-cell>
          <table:table-cell office:value-type="string" calcext:value-type="string">
            <text:p>2020-05-29 10:58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78]+[.$H$2]" office:value-type="float" office:value="1592936206" calcext:value-type="float">
            <text:p>1592936206</text:p>
          </table:table-cell>
          <table:table-cell table:formula="of:=([.$F778]/86400)+25569-(3/24)" office:value-type="float" office:value="44005.6366435185" calcext:value-type="float">
            <text:p>44005,6366435185</text:p>
          </table:table-cell>
          <table:table-cell/>
        </table:table-row>
        <table:table-row table:style-name="ro1">
          <table:table-cell office:value-type="float" office:value="1590760717" calcext:value-type="float">
            <text:p>1590760717</text:p>
          </table:table-cell>
          <table:table-cell office:value-type="string" calcext:value-type="string">
            <text:p>2020-05-29 10:58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79]+[.$H$2]" office:value-type="float" office:value="1592936206" calcext:value-type="float">
            <text:p>1592936206</text:p>
          </table:table-cell>
          <table:table-cell table:formula="of:=([.$F779]/86400)+25569-(3/24)" office:value-type="float" office:value="44005.6366435185" calcext:value-type="float">
            <text:p>44005,6366435185</text:p>
          </table:table-cell>
          <table:table-cell/>
        </table:table-row>
        <table:table-row table:style-name="ro1">
          <table:table-cell office:value-type="float" office:value="1590760717" calcext:value-type="float">
            <text:p>1590760717</text:p>
          </table:table-cell>
          <table:table-cell office:value-type="string" calcext:value-type="string">
            <text:p>2020-05-29 10:58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80]+[.$H$2]" office:value-type="float" office:value="1592936206" calcext:value-type="float">
            <text:p>1592936206</text:p>
          </table:table-cell>
          <table:table-cell table:formula="of:=([.$F780]/86400)+25569-(3/24)" office:value-type="float" office:value="44005.6366435185" calcext:value-type="float">
            <text:p>44005,6366435185</text:p>
          </table:table-cell>
          <table:table-cell/>
        </table:table-row>
        <table:table-row table:style-name="ro1">
          <table:table-cell office:value-type="float" office:value="1590760717" calcext:value-type="float">
            <text:p>1590760717</text:p>
          </table:table-cell>
          <table:table-cell office:value-type="string" calcext:value-type="string">
            <text:p>2020-05-29 10:58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81]+[.$H$2]" office:value-type="float" office:value="1592936206" calcext:value-type="float">
            <text:p>1592936206</text:p>
          </table:table-cell>
          <table:table-cell table:formula="of:=([.$F781]/86400)+25569-(3/24)" office:value-type="float" office:value="44005.6366435185" calcext:value-type="float">
            <text:p>44005,6366435185</text:p>
          </table:table-cell>
          <table:table-cell/>
        </table:table-row>
        <table:table-row table:style-name="ro1">
          <table:table-cell office:value-type="float" office:value="1590764316" calcext:value-type="float">
            <text:p>1590764316</text:p>
          </table:table-cell>
          <table:table-cell office:value-type="string" calcext:value-type="string">
            <text:p>2020-05-29 11:58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82]+[.$H$2]" office:value-type="float" office:value="1592939805" calcext:value-type="float">
            <text:p>1592939805</text:p>
          </table:table-cell>
          <table:table-cell table:formula="of:=([.$F782]/86400)+25569-(3/24)" office:value-type="float" office:value="44005.6782986111" calcext:value-type="float">
            <text:p>44005,6782986111</text:p>
          </table:table-cell>
          <table:table-cell/>
        </table:table-row>
        <table:table-row table:style-name="ro1">
          <table:table-cell office:value-type="float" office:value="1590764316" calcext:value-type="float">
            <text:p>1590764316</text:p>
          </table:table-cell>
          <table:table-cell office:value-type="string" calcext:value-type="string">
            <text:p>2020-05-29 11:58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83]+[.$H$2]" office:value-type="float" office:value="1592939805" calcext:value-type="float">
            <text:p>1592939805</text:p>
          </table:table-cell>
          <table:table-cell table:formula="of:=([.$F783]/86400)+25569-(3/24)" office:value-type="float" office:value="44005.6782986111" calcext:value-type="float">
            <text:p>44005,6782986111</text:p>
          </table:table-cell>
          <table:table-cell/>
        </table:table-row>
        <table:table-row table:style-name="ro1">
          <table:table-cell office:value-type="float" office:value="1590764316" calcext:value-type="float">
            <text:p>1590764316</text:p>
          </table:table-cell>
          <table:table-cell office:value-type="string" calcext:value-type="string">
            <text:p>2020-05-29 11:58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84]+[.$H$2]" office:value-type="float" office:value="1592939805" calcext:value-type="float">
            <text:p>1592939805</text:p>
          </table:table-cell>
          <table:table-cell table:formula="of:=([.$F784]/86400)+25569-(3/24)" office:value-type="float" office:value="44005.6782986111" calcext:value-type="float">
            <text:p>44005,6782986111</text:p>
          </table:table-cell>
          <table:table-cell/>
        </table:table-row>
        <table:table-row table:style-name="ro1">
          <table:table-cell office:value-type="float" office:value="1590764316" calcext:value-type="float">
            <text:p>1590764316</text:p>
          </table:table-cell>
          <table:table-cell office:value-type="string" calcext:value-type="string">
            <text:p>2020-05-29 11:5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85]+[.$H$2]" office:value-type="float" office:value="1592939805" calcext:value-type="float">
            <text:p>1592939805</text:p>
          </table:table-cell>
          <table:table-cell table:formula="of:=([.$F785]/86400)+25569-(3/24)" office:value-type="float" office:value="44005.6782986111" calcext:value-type="float">
            <text:p>44005,6782986111</text:p>
          </table:table-cell>
          <table:table-cell/>
        </table:table-row>
        <table:table-row table:style-name="ro1">
          <table:table-cell office:value-type="float" office:value="1590767915" calcext:value-type="float">
            <text:p>1590767915</text:p>
          </table:table-cell>
          <table:table-cell office:value-type="string" calcext:value-type="string">
            <text:p>2020-05-29 12:58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86]+[.$H$2]" office:value-type="float" office:value="1592943404" calcext:value-type="float">
            <text:p>1592943404</text:p>
          </table:table-cell>
          <table:table-cell table:formula="of:=([.$F786]/86400)+25569-(3/24)" office:value-type="float" office:value="44005.7199537037" calcext:value-type="float">
            <text:p>44005,7199537037</text:p>
          </table:table-cell>
          <table:table-cell/>
        </table:table-row>
        <table:table-row table:style-name="ro1">
          <table:table-cell office:value-type="float" office:value="1590767915" calcext:value-type="float">
            <text:p>1590767915</text:p>
          </table:table-cell>
          <table:table-cell office:value-type="string" calcext:value-type="string">
            <text:p>2020-05-29 12:58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87]+[.$H$2]" office:value-type="float" office:value="1592943404" calcext:value-type="float">
            <text:p>1592943404</text:p>
          </table:table-cell>
          <table:table-cell table:formula="of:=([.$F787]/86400)+25569-(3/24)" office:value-type="float" office:value="44005.7199537037" calcext:value-type="float">
            <text:p>44005,7199537037</text:p>
          </table:table-cell>
          <table:table-cell/>
        </table:table-row>
        <table:table-row table:style-name="ro1">
          <table:table-cell office:value-type="float" office:value="1590767915" calcext:value-type="float">
            <text:p>1590767915</text:p>
          </table:table-cell>
          <table:table-cell office:value-type="string" calcext:value-type="string">
            <text:p>2020-05-29 12:58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88]+[.$H$2]" office:value-type="float" office:value="1592943404" calcext:value-type="float">
            <text:p>1592943404</text:p>
          </table:table-cell>
          <table:table-cell table:formula="of:=([.$F788]/86400)+25569-(3/24)" office:value-type="float" office:value="44005.7199537037" calcext:value-type="float">
            <text:p>44005,7199537037</text:p>
          </table:table-cell>
          <table:table-cell/>
        </table:table-row>
        <table:table-row table:style-name="ro1">
          <table:table-cell office:value-type="float" office:value="1590767915" calcext:value-type="float">
            <text:p>1590767915</text:p>
          </table:table-cell>
          <table:table-cell office:value-type="string" calcext:value-type="string">
            <text:p>2020-05-29 12:5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789]+[.$H$2]" office:value-type="float" office:value="1592943404" calcext:value-type="float">
            <text:p>1592943404</text:p>
          </table:table-cell>
          <table:table-cell table:formula="of:=([.$F789]/86400)+25569-(3/24)" office:value-type="float" office:value="44005.7199537037" calcext:value-type="float">
            <text:p>44005,7199537037</text:p>
          </table:table-cell>
          <table:table-cell/>
        </table:table-row>
        <table:table-row table:style-name="ro1">
          <table:table-cell office:value-type="float" office:value="1590771514" calcext:value-type="float">
            <text:p>1590771514</text:p>
          </table:table-cell>
          <table:table-cell office:value-type="string" calcext:value-type="string">
            <text:p>2020-05-29 13:58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90]+[.$H$2]" office:value-type="float" office:value="1592947003" calcext:value-type="float">
            <text:p>1592947003</text:p>
          </table:table-cell>
          <table:table-cell table:formula="of:=([.$F790]/86400)+25569-(3/24)" office:value-type="float" office:value="44005.7616087963" calcext:value-type="float">
            <text:p>44005,7616087963</text:p>
          </table:table-cell>
          <table:table-cell/>
        </table:table-row>
        <table:table-row table:style-name="ro1">
          <table:table-cell office:value-type="float" office:value="1590771514" calcext:value-type="float">
            <text:p>1590771514</text:p>
          </table:table-cell>
          <table:table-cell office:value-type="string" calcext:value-type="string">
            <text:p>2020-05-29 13:58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791]+[.$H$2]" office:value-type="float" office:value="1592947003" calcext:value-type="float">
            <text:p>1592947003</text:p>
          </table:table-cell>
          <table:table-cell table:formula="of:=([.$F791]/86400)+25569-(3/24)" office:value-type="float" office:value="44005.7616087963" calcext:value-type="float">
            <text:p>44005,7616087963</text:p>
          </table:table-cell>
          <table:table-cell/>
        </table:table-row>
        <table:table-row table:style-name="ro1">
          <table:table-cell office:value-type="float" office:value="1590771514" calcext:value-type="float">
            <text:p>1590771514</text:p>
          </table:table-cell>
          <table:table-cell office:value-type="string" calcext:value-type="string">
            <text:p>2020-05-29 13:58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92]+[.$H$2]" office:value-type="float" office:value="1592947003" calcext:value-type="float">
            <text:p>1592947003</text:p>
          </table:table-cell>
          <table:table-cell table:formula="of:=([.$F792]/86400)+25569-(3/24)" office:value-type="float" office:value="44005.7616087963" calcext:value-type="float">
            <text:p>44005,7616087963</text:p>
          </table:table-cell>
          <table:table-cell/>
        </table:table-row>
        <table:table-row table:style-name="ro1">
          <table:table-cell office:value-type="float" office:value="1590771514" calcext:value-type="float">
            <text:p>1590771514</text:p>
          </table:table-cell>
          <table:table-cell office:value-type="string" calcext:value-type="string">
            <text:p>2020-05-29 13:58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93]+[.$H$2]" office:value-type="float" office:value="1592947003" calcext:value-type="float">
            <text:p>1592947003</text:p>
          </table:table-cell>
          <table:table-cell table:formula="of:=([.$F793]/86400)+25569-(3/24)" office:value-type="float" office:value="44005.7616087963" calcext:value-type="float">
            <text:p>44005,7616087963</text:p>
          </table:table-cell>
          <table:table-cell/>
        </table:table-row>
        <table:table-row table:style-name="ro1">
          <table:table-cell office:value-type="float" office:value="1590775113" calcext:value-type="float">
            <text:p>1590775113</text:p>
          </table:table-cell>
          <table:table-cell office:value-type="string" calcext:value-type="string">
            <text:p>2020-05-29 14:58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94]+[.$H$2]" office:value-type="float" office:value="1592950602" calcext:value-type="float">
            <text:p>1592950602</text:p>
          </table:table-cell>
          <table:table-cell table:formula="of:=([.$F794]/86400)+25569-(3/24)" office:value-type="float" office:value="44005.8032638889" calcext:value-type="float">
            <text:p>44005,8032638889</text:p>
          </table:table-cell>
          <table:table-cell/>
        </table:table-row>
        <table:table-row table:style-name="ro1">
          <table:table-cell office:value-type="float" office:value="1590775113" calcext:value-type="float">
            <text:p>1590775113</text:p>
          </table:table-cell>
          <table:table-cell office:value-type="string" calcext:value-type="string">
            <text:p>2020-05-29 14:58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95]+[.$H$2]" office:value-type="float" office:value="1592950602" calcext:value-type="float">
            <text:p>1592950602</text:p>
          </table:table-cell>
          <table:table-cell table:formula="of:=([.$F795]/86400)+25569-(3/24)" office:value-type="float" office:value="44005.8032638889" calcext:value-type="float">
            <text:p>44005,8032638889</text:p>
          </table:table-cell>
          <table:table-cell/>
        </table:table-row>
        <table:table-row table:style-name="ro1">
          <table:table-cell office:value-type="float" office:value="1590775113" calcext:value-type="float">
            <text:p>1590775113</text:p>
          </table:table-cell>
          <table:table-cell office:value-type="string" calcext:value-type="string">
            <text:p>2020-05-29 14:58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796]+[.$H$2]" office:value-type="float" office:value="1592950602" calcext:value-type="float">
            <text:p>1592950602</text:p>
          </table:table-cell>
          <table:table-cell table:formula="of:=([.$F796]/86400)+25569-(3/24)" office:value-type="float" office:value="44005.8032638889" calcext:value-type="float">
            <text:p>44005,8032638889</text:p>
          </table:table-cell>
          <table:table-cell/>
        </table:table-row>
        <table:table-row table:style-name="ro1">
          <table:table-cell office:value-type="float" office:value="1590775113" calcext:value-type="float">
            <text:p>1590775113</text:p>
          </table:table-cell>
          <table:table-cell office:value-type="string" calcext:value-type="string">
            <text:p>2020-05-29 14:5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797]+[.$H$2]" office:value-type="float" office:value="1592950602" calcext:value-type="float">
            <text:p>1592950602</text:p>
          </table:table-cell>
          <table:table-cell table:formula="of:=([.$F797]/86400)+25569-(3/24)" office:value-type="float" office:value="44005.8032638889" calcext:value-type="float">
            <text:p>44005,8032638889</text:p>
          </table:table-cell>
          <table:table-cell/>
        </table:table-row>
        <table:table-row table:style-name="ro1">
          <table:table-cell office:value-type="float" office:value="1590778712" calcext:value-type="float">
            <text:p>1590778712</text:p>
          </table:table-cell>
          <table:table-cell office:value-type="string" calcext:value-type="string">
            <text:p>2020-05-29 15:58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798]+[.$H$2]" office:value-type="float" office:value="1592954201" calcext:value-type="float">
            <text:p>1592954201</text:p>
          </table:table-cell>
          <table:table-cell table:formula="of:=([.$F798]/86400)+25569-(3/24)" office:value-type="float" office:value="44005.8449189815" calcext:value-type="float">
            <text:p>44005,8449189815</text:p>
          </table:table-cell>
          <table:table-cell/>
        </table:table-row>
        <table:table-row table:style-name="ro1">
          <table:table-cell office:value-type="float" office:value="1590778712" calcext:value-type="float">
            <text:p>1590778712</text:p>
          </table:table-cell>
          <table:table-cell office:value-type="string" calcext:value-type="string">
            <text:p>2020-05-29 15:58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799]+[.$H$2]" office:value-type="float" office:value="1592954201" calcext:value-type="float">
            <text:p>1592954201</text:p>
          </table:table-cell>
          <table:table-cell table:formula="of:=([.$F799]/86400)+25569-(3/24)" office:value-type="float" office:value="44005.8449189815" calcext:value-type="float">
            <text:p>44005,8449189815</text:p>
          </table:table-cell>
          <table:table-cell/>
        </table:table-row>
        <table:table-row table:style-name="ro1">
          <table:table-cell office:value-type="float" office:value="1590778712" calcext:value-type="float">
            <text:p>1590778712</text:p>
          </table:table-cell>
          <table:table-cell office:value-type="string" calcext:value-type="string">
            <text:p>2020-05-29 15:58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00]+[.$H$2]" office:value-type="float" office:value="1592954201" calcext:value-type="float">
            <text:p>1592954201</text:p>
          </table:table-cell>
          <table:table-cell table:formula="of:=([.$F800]/86400)+25569-(3/24)" office:value-type="float" office:value="44005.8449189815" calcext:value-type="float">
            <text:p>44005,8449189815</text:p>
          </table:table-cell>
          <table:table-cell/>
        </table:table-row>
        <table:table-row table:style-name="ro1">
          <table:table-cell office:value-type="float" office:value="1590778712" calcext:value-type="float">
            <text:p>1590778712</text:p>
          </table:table-cell>
          <table:table-cell office:value-type="string" calcext:value-type="string">
            <text:p>2020-05-29 15:5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01]+[.$H$2]" office:value-type="float" office:value="1592954201" calcext:value-type="float">
            <text:p>1592954201</text:p>
          </table:table-cell>
          <table:table-cell table:formula="of:=([.$F801]/86400)+25569-(3/24)" office:value-type="float" office:value="44005.8449189815" calcext:value-type="float">
            <text:p>44005,8449189815</text:p>
          </table:table-cell>
          <table:table-cell/>
        </table:table-row>
        <table:table-row table:style-name="ro1">
          <table:table-cell office:value-type="float" office:value="1590782311" calcext:value-type="float">
            <text:p>1590782311</text:p>
          </table:table-cell>
          <table:table-cell office:value-type="string" calcext:value-type="string">
            <text:p>2020-05-29 16:58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802]+[.$H$2]" office:value-type="float" office:value="1592957800" calcext:value-type="float">
            <text:p>1592957800</text:p>
          </table:table-cell>
          <table:table-cell table:formula="of:=([.$F802]/86400)+25569-(3/24)" office:value-type="float" office:value="44005.8865740741" calcext:value-type="float">
            <text:p>44005,8865740741</text:p>
          </table:table-cell>
          <table:table-cell/>
        </table:table-row>
        <table:table-row table:style-name="ro1">
          <table:table-cell office:value-type="float" office:value="1590782311" calcext:value-type="float">
            <text:p>1590782311</text:p>
          </table:table-cell>
          <table:table-cell office:value-type="string" calcext:value-type="string">
            <text:p>2020-05-29 16:58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03]+[.$H$2]" office:value-type="float" office:value="1592957800" calcext:value-type="float">
            <text:p>1592957800</text:p>
          </table:table-cell>
          <table:table-cell table:formula="of:=([.$F803]/86400)+25569-(3/24)" office:value-type="float" office:value="44005.8865740741" calcext:value-type="float">
            <text:p>44005,8865740741</text:p>
          </table:table-cell>
          <table:table-cell/>
        </table:table-row>
        <table:table-row table:style-name="ro1">
          <table:table-cell office:value-type="float" office:value="1590782311" calcext:value-type="float">
            <text:p>1590782311</text:p>
          </table:table-cell>
          <table:table-cell office:value-type="string" calcext:value-type="string">
            <text:p>2020-05-29 16:58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04]+[.$H$2]" office:value-type="float" office:value="1592957800" calcext:value-type="float">
            <text:p>1592957800</text:p>
          </table:table-cell>
          <table:table-cell table:formula="of:=([.$F804]/86400)+25569-(3/24)" office:value-type="float" office:value="44005.8865740741" calcext:value-type="float">
            <text:p>44005,8865740741</text:p>
          </table:table-cell>
          <table:table-cell/>
        </table:table-row>
        <table:table-row table:style-name="ro1">
          <table:table-cell office:value-type="float" office:value="1590782311" calcext:value-type="float">
            <text:p>1590782311</text:p>
          </table:table-cell>
          <table:table-cell office:value-type="string" calcext:value-type="string">
            <text:p>2020-05-29 16:5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05]+[.$H$2]" office:value-type="float" office:value="1592957800" calcext:value-type="float">
            <text:p>1592957800</text:p>
          </table:table-cell>
          <table:table-cell table:formula="of:=([.$F805]/86400)+25569-(3/24)" office:value-type="float" office:value="44005.8865740741" calcext:value-type="float">
            <text:p>44005,8865740741</text:p>
          </table:table-cell>
          <table:table-cell/>
        </table:table-row>
        <table:table-row table:style-name="ro1">
          <table:table-cell office:value-type="float" office:value="1590785910" calcext:value-type="float">
            <text:p>1590785910</text:p>
          </table:table-cell>
          <table:table-cell office:value-type="string" calcext:value-type="string">
            <text:p>2020-05-29 17:58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806]+[.$H$2]" office:value-type="float" office:value="1592961399" calcext:value-type="float">
            <text:p>1592961399</text:p>
          </table:table-cell>
          <table:table-cell table:formula="of:=([.$F806]/86400)+25569-(3/24)" office:value-type="float" office:value="44005.9282291667" calcext:value-type="float">
            <text:p>44005,9282291667</text:p>
          </table:table-cell>
          <table:table-cell/>
        </table:table-row>
        <table:table-row table:style-name="ro1">
          <table:table-cell office:value-type="float" office:value="1590785910" calcext:value-type="float">
            <text:p>1590785910</text:p>
          </table:table-cell>
          <table:table-cell office:value-type="string" calcext:value-type="string">
            <text:p>2020-05-29 17:58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07]+[.$H$2]" office:value-type="float" office:value="1592961399" calcext:value-type="float">
            <text:p>1592961399</text:p>
          </table:table-cell>
          <table:table-cell table:formula="of:=([.$F807]/86400)+25569-(3/24)" office:value-type="float" office:value="44005.9282291667" calcext:value-type="float">
            <text:p>44005,9282291667</text:p>
          </table:table-cell>
          <table:table-cell/>
        </table:table-row>
        <table:table-row table:style-name="ro1">
          <table:table-cell office:value-type="float" office:value="1590785910" calcext:value-type="float">
            <text:p>1590785910</text:p>
          </table:table-cell>
          <table:table-cell office:value-type="string" calcext:value-type="string">
            <text:p>2020-05-29 17:58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08]+[.$H$2]" office:value-type="float" office:value="1592961399" calcext:value-type="float">
            <text:p>1592961399</text:p>
          </table:table-cell>
          <table:table-cell table:formula="of:=([.$F808]/86400)+25569-(3/24)" office:value-type="float" office:value="44005.9282291667" calcext:value-type="float">
            <text:p>44005,9282291667</text:p>
          </table:table-cell>
          <table:table-cell/>
        </table:table-row>
        <table:table-row table:style-name="ro1">
          <table:table-cell office:value-type="float" office:value="1590785910" calcext:value-type="float">
            <text:p>1590785910</text:p>
          </table:table-cell>
          <table:table-cell office:value-type="string" calcext:value-type="string">
            <text:p>2020-05-29 17:5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09]+[.$H$2]" office:value-type="float" office:value="1592961399" calcext:value-type="float">
            <text:p>1592961399</text:p>
          </table:table-cell>
          <table:table-cell table:formula="of:=([.$F809]/86400)+25569-(3/24)" office:value-type="float" office:value="44005.9282291667" calcext:value-type="float">
            <text:p>44005,9282291667</text:p>
          </table:table-cell>
          <table:table-cell/>
        </table:table-row>
        <table:table-row table:style-name="ro1">
          <table:table-cell office:value-type="float" office:value="1590789509" calcext:value-type="float">
            <text:p>1590789509</text:p>
          </table:table-cell>
          <table:table-cell office:value-type="string" calcext:value-type="string">
            <text:p>2020-05-29 18:58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810]+[.$H$2]" office:value-type="float" office:value="1592964998" calcext:value-type="float">
            <text:p>1592964998</text:p>
          </table:table-cell>
          <table:table-cell table:formula="of:=([.$F810]/86400)+25569-(3/24)" office:value-type="float" office:value="44005.9698842593" calcext:value-type="float">
            <text:p>44005,9698842593</text:p>
          </table:table-cell>
          <table:table-cell/>
        </table:table-row>
        <table:table-row table:style-name="ro1">
          <table:table-cell office:value-type="float" office:value="1590789509" calcext:value-type="float">
            <text:p>1590789509</text:p>
          </table:table-cell>
          <table:table-cell office:value-type="string" calcext:value-type="string">
            <text:p>2020-05-29 18:58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11]+[.$H$2]" office:value-type="float" office:value="1592964998" calcext:value-type="float">
            <text:p>1592964998</text:p>
          </table:table-cell>
          <table:table-cell table:formula="of:=([.$F811]/86400)+25569-(3/24)" office:value-type="float" office:value="44005.9698842593" calcext:value-type="float">
            <text:p>44005,9698842593</text:p>
          </table:table-cell>
          <table:table-cell/>
        </table:table-row>
        <table:table-row table:style-name="ro1">
          <table:table-cell office:value-type="float" office:value="1590789509" calcext:value-type="float">
            <text:p>1590789509</text:p>
          </table:table-cell>
          <table:table-cell office:value-type="string" calcext:value-type="string">
            <text:p>2020-05-29 18:58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12]+[.$H$2]" office:value-type="float" office:value="1592964998" calcext:value-type="float">
            <text:p>1592964998</text:p>
          </table:table-cell>
          <table:table-cell table:formula="of:=([.$F812]/86400)+25569-(3/24)" office:value-type="float" office:value="44005.9698842593" calcext:value-type="float">
            <text:p>44005,9698842593</text:p>
          </table:table-cell>
          <table:table-cell/>
        </table:table-row>
        <table:table-row table:style-name="ro1">
          <table:table-cell office:value-type="float" office:value="1590789509" calcext:value-type="float">
            <text:p>1590789509</text:p>
          </table:table-cell>
          <table:table-cell office:value-type="string" calcext:value-type="string">
            <text:p>2020-05-29 18:5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13]+[.$H$2]" office:value-type="float" office:value="1592964998" calcext:value-type="float">
            <text:p>1592964998</text:p>
          </table:table-cell>
          <table:table-cell table:formula="of:=([.$F813]/86400)+25569-(3/24)" office:value-type="float" office:value="44005.9698842593" calcext:value-type="float">
            <text:p>44005,9698842593</text:p>
          </table:table-cell>
          <table:table-cell/>
        </table:table-row>
        <table:table-row table:style-name="ro1">
          <table:table-cell office:value-type="float" office:value="1590793108" calcext:value-type="float">
            <text:p>1590793108</text:p>
          </table:table-cell>
          <table:table-cell office:value-type="string" calcext:value-type="string">
            <text:p>2020-05-29 19:58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814]+[.$H$2]" office:value-type="float" office:value="1592968597" calcext:value-type="float">
            <text:p>1592968597</text:p>
          </table:table-cell>
          <table:table-cell table:formula="of:=([.$F814]/86400)+25569-(3/24)" office:value-type="float" office:value="44006.0115393518" calcext:value-type="float">
            <text:p>44006,0115393518</text:p>
          </table:table-cell>
          <table:table-cell/>
        </table:table-row>
        <table:table-row table:style-name="ro1">
          <table:table-cell office:value-type="float" office:value="1590793108" calcext:value-type="float">
            <text:p>1590793108</text:p>
          </table:table-cell>
          <table:table-cell office:value-type="string" calcext:value-type="string">
            <text:p>2020-05-29 19:58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15]+[.$H$2]" office:value-type="float" office:value="1592968597" calcext:value-type="float">
            <text:p>1592968597</text:p>
          </table:table-cell>
          <table:table-cell table:formula="of:=([.$F815]/86400)+25569-(3/24)" office:value-type="float" office:value="44006.0115393518" calcext:value-type="float">
            <text:p>44006,0115393518</text:p>
          </table:table-cell>
          <table:table-cell/>
        </table:table-row>
        <table:table-row table:style-name="ro1">
          <table:table-cell office:value-type="float" office:value="1590793108" calcext:value-type="float">
            <text:p>1590793108</text:p>
          </table:table-cell>
          <table:table-cell office:value-type="string" calcext:value-type="string">
            <text:p>2020-05-29 19:58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16]+[.$H$2]" office:value-type="float" office:value="1592968597" calcext:value-type="float">
            <text:p>1592968597</text:p>
          </table:table-cell>
          <table:table-cell table:formula="of:=([.$F816]/86400)+25569-(3/24)" office:value-type="float" office:value="44006.0115393518" calcext:value-type="float">
            <text:p>44006,0115393518</text:p>
          </table:table-cell>
          <table:table-cell/>
        </table:table-row>
        <table:table-row table:style-name="ro1">
          <table:table-cell office:value-type="float" office:value="1590793108" calcext:value-type="float">
            <text:p>1590793108</text:p>
          </table:table-cell>
          <table:table-cell office:value-type="string" calcext:value-type="string">
            <text:p>2020-05-29 19:5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17]+[.$H$2]" office:value-type="float" office:value="1592968597" calcext:value-type="float">
            <text:p>1592968597</text:p>
          </table:table-cell>
          <table:table-cell table:formula="of:=([.$F817]/86400)+25569-(3/24)" office:value-type="float" office:value="44006.0115393518" calcext:value-type="float">
            <text:p>44006,0115393518</text:p>
          </table:table-cell>
          <table:table-cell/>
        </table:table-row>
        <table:table-row table:style-name="ro1">
          <table:table-cell office:value-type="float" office:value="1590796707" calcext:value-type="float">
            <text:p>1590796707</text:p>
          </table:table-cell>
          <table:table-cell office:value-type="string" calcext:value-type="string">
            <text:p>2020-05-29 20:58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table:formula="of:=[.A818]+[.$H$2]" office:value-type="float" office:value="1592972196" calcext:value-type="float">
            <text:p>1592972196</text:p>
          </table:table-cell>
          <table:table-cell table:formula="of:=([.$F818]/86400)+25569-(3/24)" office:value-type="float" office:value="44006.0531944445" calcext:value-type="float">
            <text:p>44006,0531944445</text:p>
          </table:table-cell>
          <table:table-cell/>
        </table:table-row>
        <table:table-row table:style-name="ro1">
          <table:table-cell office:value-type="float" office:value="1590796707" calcext:value-type="float">
            <text:p>1590796707</text:p>
          </table:table-cell>
          <table:table-cell office:value-type="string" calcext:value-type="string">
            <text:p>2020-05-29 20:58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19]+[.$H$2]" office:value-type="float" office:value="1592972196" calcext:value-type="float">
            <text:p>1592972196</text:p>
          </table:table-cell>
          <table:table-cell table:formula="of:=([.$F819]/86400)+25569-(3/24)" office:value-type="float" office:value="44006.0531944445" calcext:value-type="float">
            <text:p>44006,0531944445</text:p>
          </table:table-cell>
          <table:table-cell/>
        </table:table-row>
        <table:table-row table:style-name="ro1">
          <table:table-cell office:value-type="float" office:value="1590796707" calcext:value-type="float">
            <text:p>1590796707</text:p>
          </table:table-cell>
          <table:table-cell office:value-type="string" calcext:value-type="string">
            <text:p>2020-05-29 20:58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20]+[.$H$2]" office:value-type="float" office:value="1592972196" calcext:value-type="float">
            <text:p>1592972196</text:p>
          </table:table-cell>
          <table:table-cell table:formula="of:=([.$F820]/86400)+25569-(3/24)" office:value-type="float" office:value="44006.0531944445" calcext:value-type="float">
            <text:p>44006,0531944445</text:p>
          </table:table-cell>
          <table:table-cell/>
        </table:table-row>
        <table:table-row table:style-name="ro1">
          <table:table-cell office:value-type="float" office:value="1590796707" calcext:value-type="float">
            <text:p>1590796707</text:p>
          </table:table-cell>
          <table:table-cell office:value-type="string" calcext:value-type="string">
            <text:p>2020-05-29 20:5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21]+[.$H$2]" office:value-type="float" office:value="1592972196" calcext:value-type="float">
            <text:p>1592972196</text:p>
          </table:table-cell>
          <table:table-cell table:formula="of:=([.$F821]/86400)+25569-(3/24)" office:value-type="float" office:value="44006.0531944445" calcext:value-type="float">
            <text:p>44006,0531944445</text:p>
          </table:table-cell>
          <table:table-cell/>
        </table:table-row>
        <table:table-row table:style-name="ro1">
          <table:table-cell office:value-type="float" office:value="1590800306" calcext:value-type="float">
            <text:p>1590800306</text:p>
          </table:table-cell>
          <table:table-cell office:value-type="string" calcext:value-type="string">
            <text:p>2020-05-29 21:58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22]+[.$H$2]" office:value-type="float" office:value="1592975795" calcext:value-type="float">
            <text:p>1592975795</text:p>
          </table:table-cell>
          <table:table-cell table:formula="of:=([.$F822]/86400)+25569-(3/24)" office:value-type="float" office:value="44006.094849537" calcext:value-type="float">
            <text:p>44006,094849537</text:p>
          </table:table-cell>
          <table:table-cell/>
        </table:table-row>
        <table:table-row table:style-name="ro1">
          <table:table-cell office:value-type="float" office:value="1590800306" calcext:value-type="float">
            <text:p>1590800306</text:p>
          </table:table-cell>
          <table:table-cell office:value-type="string" calcext:value-type="string">
            <text:p>2020-05-29 21:58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23]+[.$H$2]" office:value-type="float" office:value="1592975795" calcext:value-type="float">
            <text:p>1592975795</text:p>
          </table:table-cell>
          <table:table-cell table:formula="of:=([.$F823]/86400)+25569-(3/24)" office:value-type="float" office:value="44006.094849537" calcext:value-type="float">
            <text:p>44006,094849537</text:p>
          </table:table-cell>
          <table:table-cell/>
        </table:table-row>
        <table:table-row table:style-name="ro1">
          <table:table-cell office:value-type="float" office:value="1590800306" calcext:value-type="float">
            <text:p>1590800306</text:p>
          </table:table-cell>
          <table:table-cell office:value-type="string" calcext:value-type="string">
            <text:p>2020-05-29 21:58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24]+[.$H$2]" office:value-type="float" office:value="1592975795" calcext:value-type="float">
            <text:p>1592975795</text:p>
          </table:table-cell>
          <table:table-cell table:formula="of:=([.$F824]/86400)+25569-(3/24)" office:value-type="float" office:value="44006.094849537" calcext:value-type="float">
            <text:p>44006,094849537</text:p>
          </table:table-cell>
          <table:table-cell/>
        </table:table-row>
        <table:table-row table:style-name="ro1">
          <table:table-cell office:value-type="float" office:value="1590800306" calcext:value-type="float">
            <text:p>1590800306</text:p>
          </table:table-cell>
          <table:table-cell office:value-type="string" calcext:value-type="string">
            <text:p>2020-05-29 21:5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25]+[.$H$2]" office:value-type="float" office:value="1592975795" calcext:value-type="float">
            <text:p>1592975795</text:p>
          </table:table-cell>
          <table:table-cell table:formula="of:=([.$F825]/86400)+25569-(3/24)" office:value-type="float" office:value="44006.094849537" calcext:value-type="float">
            <text:p>44006,094849537</text:p>
          </table:table-cell>
          <table:table-cell/>
        </table:table-row>
        <table:table-row table:style-name="ro1">
          <table:table-cell office:value-type="float" office:value="1590803905" calcext:value-type="float">
            <text:p>1590803905</text:p>
          </table:table-cell>
          <table:table-cell office:value-type="string" calcext:value-type="string">
            <text:p>2020-05-29 22:58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26]+[.$H$2]" office:value-type="float" office:value="1592979394" calcext:value-type="float">
            <text:p>1592979394</text:p>
          </table:table-cell>
          <table:table-cell table:formula="of:=([.$F826]/86400)+25569-(3/24)" office:value-type="float" office:value="44006.1365046296" calcext:value-type="float">
            <text:p>44006,1365046296</text:p>
          </table:table-cell>
          <table:table-cell/>
        </table:table-row>
        <table:table-row table:style-name="ro1">
          <table:table-cell office:value-type="float" office:value="1590803905" calcext:value-type="float">
            <text:p>1590803905</text:p>
          </table:table-cell>
          <table:table-cell office:value-type="string" calcext:value-type="string">
            <text:p>2020-05-29 22:58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27]+[.$H$2]" office:value-type="float" office:value="1592979394" calcext:value-type="float">
            <text:p>1592979394</text:p>
          </table:table-cell>
          <table:table-cell table:formula="of:=([.$F827]/86400)+25569-(3/24)" office:value-type="float" office:value="44006.1365046296" calcext:value-type="float">
            <text:p>44006,1365046296</text:p>
          </table:table-cell>
          <table:table-cell/>
        </table:table-row>
        <table:table-row table:style-name="ro1">
          <table:table-cell office:value-type="float" office:value="1590803905" calcext:value-type="float">
            <text:p>1590803905</text:p>
          </table:table-cell>
          <table:table-cell office:value-type="string" calcext:value-type="string">
            <text:p>2020-05-29 22:58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28]+[.$H$2]" office:value-type="float" office:value="1592979394" calcext:value-type="float">
            <text:p>1592979394</text:p>
          </table:table-cell>
          <table:table-cell table:formula="of:=([.$F828]/86400)+25569-(3/24)" office:value-type="float" office:value="44006.1365046296" calcext:value-type="float">
            <text:p>44006,1365046296</text:p>
          </table:table-cell>
          <table:table-cell/>
        </table:table-row>
        <table:table-row table:style-name="ro1">
          <table:table-cell office:value-type="float" office:value="1590803905" calcext:value-type="float">
            <text:p>1590803905</text:p>
          </table:table-cell>
          <table:table-cell office:value-type="string" calcext:value-type="string">
            <text:p>2020-05-29 22:5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29]+[.$H$2]" office:value-type="float" office:value="1592979394" calcext:value-type="float">
            <text:p>1592979394</text:p>
          </table:table-cell>
          <table:table-cell table:formula="of:=([.$F829]/86400)+25569-(3/24)" office:value-type="float" office:value="44006.1365046296" calcext:value-type="float">
            <text:p>44006,1365046296</text:p>
          </table:table-cell>
          <table:table-cell/>
        </table:table-row>
        <table:table-row table:style-name="ro1">
          <table:table-cell office:value-type="float" office:value="1590807504" calcext:value-type="float">
            <text:p>1590807504</text:p>
          </table:table-cell>
          <table:table-cell office:value-type="string" calcext:value-type="string">
            <text:p>2020-05-29 23:58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30]+[.$H$2]" office:value-type="float" office:value="1592982993" calcext:value-type="float">
            <text:p>1592982993</text:p>
          </table:table-cell>
          <table:table-cell table:formula="of:=([.$F830]/86400)+25569-(3/24)" office:value-type="float" office:value="44006.1781597222" calcext:value-type="float">
            <text:p>44006,1781597222</text:p>
          </table:table-cell>
          <table:table-cell/>
        </table:table-row>
        <table:table-row table:style-name="ro1">
          <table:table-cell office:value-type="float" office:value="1590807504" calcext:value-type="float">
            <text:p>1590807504</text:p>
          </table:table-cell>
          <table:table-cell office:value-type="string" calcext:value-type="string">
            <text:p>2020-05-29 23:58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31]+[.$H$2]" office:value-type="float" office:value="1592982993" calcext:value-type="float">
            <text:p>1592982993</text:p>
          </table:table-cell>
          <table:table-cell table:formula="of:=([.$F831]/86400)+25569-(3/24)" office:value-type="float" office:value="44006.1781597222" calcext:value-type="float">
            <text:p>44006,1781597222</text:p>
          </table:table-cell>
          <table:table-cell/>
        </table:table-row>
        <table:table-row table:style-name="ro1">
          <table:table-cell office:value-type="float" office:value="1590807504" calcext:value-type="float">
            <text:p>1590807504</text:p>
          </table:table-cell>
          <table:table-cell office:value-type="string" calcext:value-type="string">
            <text:p>2020-05-29 23:58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32]+[.$H$2]" office:value-type="float" office:value="1592982993" calcext:value-type="float">
            <text:p>1592982993</text:p>
          </table:table-cell>
          <table:table-cell table:formula="of:=([.$F832]/86400)+25569-(3/24)" office:value-type="float" office:value="44006.1781597222" calcext:value-type="float">
            <text:p>44006,1781597222</text:p>
          </table:table-cell>
          <table:table-cell/>
        </table:table-row>
        <table:table-row table:style-name="ro1">
          <table:table-cell office:value-type="float" office:value="1590807504" calcext:value-type="float">
            <text:p>1590807504</text:p>
          </table:table-cell>
          <table:table-cell office:value-type="string" calcext:value-type="string">
            <text:p>2020-05-29 23:58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33]+[.$H$2]" office:value-type="float" office:value="1592982993" calcext:value-type="float">
            <text:p>1592982993</text:p>
          </table:table-cell>
          <table:table-cell table:formula="of:=([.$F833]/86400)+25569-(3/24)" office:value-type="float" office:value="44006.1781597222" calcext:value-type="float">
            <text:p>44006,1781597222</text:p>
          </table:table-cell>
          <table:table-cell/>
        </table:table-row>
        <table:table-row table:style-name="ro1">
          <table:table-cell office:value-type="float" office:value="1590811103" calcext:value-type="float">
            <text:p>1590811103</text:p>
          </table:table-cell>
          <table:table-cell office:value-type="string" calcext:value-type="string">
            <text:p>2020-05-30 00:58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34]+[.$H$2]" office:value-type="float" office:value="1592986592" calcext:value-type="float">
            <text:p>1592986592</text:p>
          </table:table-cell>
          <table:table-cell table:formula="of:=([.$F834]/86400)+25569-(3/24)" office:value-type="float" office:value="44006.2198148148" calcext:value-type="float">
            <text:p>44006,2198148148</text:p>
          </table:table-cell>
          <table:table-cell/>
        </table:table-row>
        <table:table-row table:style-name="ro1">
          <table:table-cell office:value-type="float" office:value="1590811103" calcext:value-type="float">
            <text:p>1590811103</text:p>
          </table:table-cell>
          <table:table-cell office:value-type="string" calcext:value-type="string">
            <text:p>2020-05-30 00:58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35]+[.$H$2]" office:value-type="float" office:value="1592986592" calcext:value-type="float">
            <text:p>1592986592</text:p>
          </table:table-cell>
          <table:table-cell table:formula="of:=([.$F835]/86400)+25569-(3/24)" office:value-type="float" office:value="44006.2198148148" calcext:value-type="float">
            <text:p>44006,2198148148</text:p>
          </table:table-cell>
          <table:table-cell/>
        </table:table-row>
        <table:table-row table:style-name="ro1">
          <table:table-cell office:value-type="float" office:value="1590811103" calcext:value-type="float">
            <text:p>1590811103</text:p>
          </table:table-cell>
          <table:table-cell office:value-type="string" calcext:value-type="string">
            <text:p>2020-05-30 00:58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36]+[.$H$2]" office:value-type="float" office:value="1592986592" calcext:value-type="float">
            <text:p>1592986592</text:p>
          </table:table-cell>
          <table:table-cell table:formula="of:=([.$F836]/86400)+25569-(3/24)" office:value-type="float" office:value="44006.2198148148" calcext:value-type="float">
            <text:p>44006,2198148148</text:p>
          </table:table-cell>
          <table:table-cell/>
        </table:table-row>
        <table:table-row table:style-name="ro1">
          <table:table-cell office:value-type="float" office:value="1590811103" calcext:value-type="float">
            <text:p>1590811103</text:p>
          </table:table-cell>
          <table:table-cell office:value-type="string" calcext:value-type="string">
            <text:p>2020-05-30 00:5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37]+[.$H$2]" office:value-type="float" office:value="1592986592" calcext:value-type="float">
            <text:p>1592986592</text:p>
          </table:table-cell>
          <table:table-cell table:formula="of:=([.$F837]/86400)+25569-(3/24)" office:value-type="float" office:value="44006.2198148148" calcext:value-type="float">
            <text:p>44006,2198148148</text:p>
          </table:table-cell>
          <table:table-cell/>
        </table:table-row>
        <table:table-row table:style-name="ro1">
          <table:table-cell office:value-type="float" office:value="1590814702" calcext:value-type="float">
            <text:p>1590814702</text:p>
          </table:table-cell>
          <table:table-cell office:value-type="string" calcext:value-type="string">
            <text:p>2020-05-30 01:58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38]+[.$H$2]" office:value-type="float" office:value="1592990191" calcext:value-type="float">
            <text:p>1592990191</text:p>
          </table:table-cell>
          <table:table-cell table:formula="of:=([.$F838]/86400)+25569-(3/24)" office:value-type="float" office:value="44006.2614699074" calcext:value-type="float">
            <text:p>44006,2614699074</text:p>
          </table:table-cell>
          <table:table-cell/>
        </table:table-row>
        <table:table-row table:style-name="ro1">
          <table:table-cell office:value-type="float" office:value="1590814702" calcext:value-type="float">
            <text:p>1590814702</text:p>
          </table:table-cell>
          <table:table-cell office:value-type="string" calcext:value-type="string">
            <text:p>2020-05-30 01:58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839]+[.$H$2]" office:value-type="float" office:value="1592990191" calcext:value-type="float">
            <text:p>1592990191</text:p>
          </table:table-cell>
          <table:table-cell table:formula="of:=([.$F839]/86400)+25569-(3/24)" office:value-type="float" office:value="44006.2614699074" calcext:value-type="float">
            <text:p>44006,2614699074</text:p>
          </table:table-cell>
          <table:table-cell/>
        </table:table-row>
        <table:table-row table:style-name="ro1">
          <table:table-cell office:value-type="float" office:value="1590814702" calcext:value-type="float">
            <text:p>1590814702</text:p>
          </table:table-cell>
          <table:table-cell office:value-type="string" calcext:value-type="string">
            <text:p>2020-05-30 01:58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40]+[.$H$2]" office:value-type="float" office:value="1592990191" calcext:value-type="float">
            <text:p>1592990191</text:p>
          </table:table-cell>
          <table:table-cell table:formula="of:=([.$F840]/86400)+25569-(3/24)" office:value-type="float" office:value="44006.2614699074" calcext:value-type="float">
            <text:p>44006,2614699074</text:p>
          </table:table-cell>
          <table:table-cell/>
        </table:table-row>
        <table:table-row table:style-name="ro1">
          <table:table-cell office:value-type="float" office:value="1590814702" calcext:value-type="float">
            <text:p>1590814702</text:p>
          </table:table-cell>
          <table:table-cell office:value-type="string" calcext:value-type="string">
            <text:p>2020-05-30 01:5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41]+[.$H$2]" office:value-type="float" office:value="1592990191" calcext:value-type="float">
            <text:p>1592990191</text:p>
          </table:table-cell>
          <table:table-cell table:formula="of:=([.$F841]/86400)+25569-(3/24)" office:value-type="float" office:value="44006.2614699074" calcext:value-type="float">
            <text:p>44006,2614699074</text:p>
          </table:table-cell>
          <table:table-cell/>
        </table:table-row>
        <table:table-row table:style-name="ro1">
          <table:table-cell office:value-type="float" office:value="1590818301" calcext:value-type="float">
            <text:p>1590818301</text:p>
          </table:table-cell>
          <table:table-cell office:value-type="string" calcext:value-type="string">
            <text:p>2020-05-30 02:58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42]+[.$H$2]" office:value-type="float" office:value="1592993790" calcext:value-type="float">
            <text:p>1592993790</text:p>
          </table:table-cell>
          <table:table-cell table:formula="of:=([.$F842]/86400)+25569-(3/24)" office:value-type="float" office:value="44006.303125" calcext:value-type="float">
            <text:p>44006,303125</text:p>
          </table:table-cell>
          <table:table-cell/>
        </table:table-row>
        <table:table-row table:style-name="ro1">
          <table:table-cell office:value-type="float" office:value="1590818301" calcext:value-type="float">
            <text:p>1590818301</text:p>
          </table:table-cell>
          <table:table-cell office:value-type="string" calcext:value-type="string">
            <text:p>2020-05-30 02:58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843]+[.$H$2]" office:value-type="float" office:value="1592993790" calcext:value-type="float">
            <text:p>1592993790</text:p>
          </table:table-cell>
          <table:table-cell table:formula="of:=([.$F843]/86400)+25569-(3/24)" office:value-type="float" office:value="44006.303125" calcext:value-type="float">
            <text:p>44006,303125</text:p>
          </table:table-cell>
          <table:table-cell/>
        </table:table-row>
        <table:table-row table:style-name="ro1">
          <table:table-cell office:value-type="float" office:value="1590818301" calcext:value-type="float">
            <text:p>1590818301</text:p>
          </table:table-cell>
          <table:table-cell office:value-type="string" calcext:value-type="string">
            <text:p>2020-05-30 02:58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44]+[.$H$2]" office:value-type="float" office:value="1592993790" calcext:value-type="float">
            <text:p>1592993790</text:p>
          </table:table-cell>
          <table:table-cell table:formula="of:=([.$F844]/86400)+25569-(3/24)" office:value-type="float" office:value="44006.303125" calcext:value-type="float">
            <text:p>44006,303125</text:p>
          </table:table-cell>
          <table:table-cell/>
        </table:table-row>
        <table:table-row table:style-name="ro1">
          <table:table-cell office:value-type="float" office:value="1590818301" calcext:value-type="float">
            <text:p>1590818301</text:p>
          </table:table-cell>
          <table:table-cell office:value-type="string" calcext:value-type="string">
            <text:p>2020-05-30 02:58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845]+[.$H$2]" office:value-type="float" office:value="1592993790" calcext:value-type="float">
            <text:p>1592993790</text:p>
          </table:table-cell>
          <table:table-cell table:formula="of:=([.$F845]/86400)+25569-(3/24)" office:value-type="float" office:value="44006.303125" calcext:value-type="float">
            <text:p>44006,303125</text:p>
          </table:table-cell>
          <table:table-cell/>
        </table:table-row>
        <table:table-row table:style-name="ro1">
          <table:table-cell office:value-type="float" office:value="1590821900" calcext:value-type="float">
            <text:p>1590821900</text:p>
          </table:table-cell>
          <table:table-cell office:value-type="string" calcext:value-type="string">
            <text:p>2020-05-30 03:58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46]+[.$H$2]" office:value-type="float" office:value="1592997389" calcext:value-type="float">
            <text:p>1592997389</text:p>
          </table:table-cell>
          <table:table-cell table:formula="of:=([.$F846]/86400)+25569-(3/24)" office:value-type="float" office:value="44006.3447800926" calcext:value-type="float">
            <text:p>44006,3447800926</text:p>
          </table:table-cell>
          <table:table-cell/>
        </table:table-row>
        <table:table-row table:style-name="ro1">
          <table:table-cell office:value-type="float" office:value="1590821900" calcext:value-type="float">
            <text:p>1590821900</text:p>
          </table:table-cell>
          <table:table-cell office:value-type="string" calcext:value-type="string">
            <text:p>2020-05-30 03:58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847]+[.$H$2]" office:value-type="float" office:value="1592997389" calcext:value-type="float">
            <text:p>1592997389</text:p>
          </table:table-cell>
          <table:table-cell table:formula="of:=([.$F847]/86400)+25569-(3/24)" office:value-type="float" office:value="44006.3447800926" calcext:value-type="float">
            <text:p>44006,3447800926</text:p>
          </table:table-cell>
          <table:table-cell/>
        </table:table-row>
        <table:table-row table:style-name="ro1">
          <table:table-cell office:value-type="float" office:value="1590821900" calcext:value-type="float">
            <text:p>1590821900</text:p>
          </table:table-cell>
          <table:table-cell office:value-type="string" calcext:value-type="string">
            <text:p>2020-05-30 03:58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48]+[.$H$2]" office:value-type="float" office:value="1592997389" calcext:value-type="float">
            <text:p>1592997389</text:p>
          </table:table-cell>
          <table:table-cell table:formula="of:=([.$F848]/86400)+25569-(3/24)" office:value-type="float" office:value="44006.3447800926" calcext:value-type="float">
            <text:p>44006,3447800926</text:p>
          </table:table-cell>
          <table:table-cell/>
        </table:table-row>
        <table:table-row table:style-name="ro1">
          <table:table-cell office:value-type="float" office:value="1590821900" calcext:value-type="float">
            <text:p>1590821900</text:p>
          </table:table-cell>
          <table:table-cell office:value-type="string" calcext:value-type="string">
            <text:p>2020-05-30 03:58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849]+[.$H$2]" office:value-type="float" office:value="1592997389" calcext:value-type="float">
            <text:p>1592997389</text:p>
          </table:table-cell>
          <table:table-cell table:formula="of:=([.$F849]/86400)+25569-(3/24)" office:value-type="float" office:value="44006.3447800926" calcext:value-type="float">
            <text:p>44006,3447800926</text:p>
          </table:table-cell>
          <table:table-cell/>
        </table:table-row>
        <table:table-row table:style-name="ro1">
          <table:table-cell office:value-type="float" office:value="1590825499" calcext:value-type="float">
            <text:p>1590825499</text:p>
          </table:table-cell>
          <table:table-cell office:value-type="string" calcext:value-type="string">
            <text:p>2020-05-30 04:58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50]+[.$H$2]" office:value-type="float" office:value="1593000988" calcext:value-type="float">
            <text:p>1593000988</text:p>
          </table:table-cell>
          <table:table-cell table:formula="of:=([.$F850]/86400)+25569-(3/24)" office:value-type="float" office:value="44006.3864351852" calcext:value-type="float">
            <text:p>44006,3864351852</text:p>
          </table:table-cell>
          <table:table-cell/>
        </table:table-row>
        <table:table-row table:style-name="ro1">
          <table:table-cell office:value-type="float" office:value="1590825499" calcext:value-type="float">
            <text:p>1590825499</text:p>
          </table:table-cell>
          <table:table-cell office:value-type="string" calcext:value-type="string">
            <text:p>2020-05-30 04:58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851]+[.$H$2]" office:value-type="float" office:value="1593000988" calcext:value-type="float">
            <text:p>1593000988</text:p>
          </table:table-cell>
          <table:table-cell table:formula="of:=([.$F851]/86400)+25569-(3/24)" office:value-type="float" office:value="44006.3864351852" calcext:value-type="float">
            <text:p>44006,3864351852</text:p>
          </table:table-cell>
          <table:table-cell/>
        </table:table-row>
        <table:table-row table:style-name="ro1">
          <table:table-cell office:value-type="float" office:value="1590825499" calcext:value-type="float">
            <text:p>1590825499</text:p>
          </table:table-cell>
          <table:table-cell office:value-type="string" calcext:value-type="string">
            <text:p>2020-05-30 04:58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52]+[.$H$2]" office:value-type="float" office:value="1593000988" calcext:value-type="float">
            <text:p>1593000988</text:p>
          </table:table-cell>
          <table:table-cell table:formula="of:=([.$F852]/86400)+25569-(3/24)" office:value-type="float" office:value="44006.3864351852" calcext:value-type="float">
            <text:p>44006,3864351852</text:p>
          </table:table-cell>
          <table:table-cell/>
        </table:table-row>
        <table:table-row table:style-name="ro1">
          <table:table-cell office:value-type="float" office:value="1590825499" calcext:value-type="float">
            <text:p>1590825499</text:p>
          </table:table-cell>
          <table:table-cell office:value-type="string" calcext:value-type="string">
            <text:p>2020-05-30 04:5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53]+[.$H$2]" office:value-type="float" office:value="1593000988" calcext:value-type="float">
            <text:p>1593000988</text:p>
          </table:table-cell>
          <table:table-cell table:formula="of:=([.$F853]/86400)+25569-(3/24)" office:value-type="float" office:value="44006.3864351852" calcext:value-type="float">
            <text:p>44006,3864351852</text:p>
          </table:table-cell>
          <table:table-cell/>
        </table:table-row>
        <table:table-row table:style-name="ro1">
          <table:table-cell office:value-type="float" office:value="1590829098" calcext:value-type="float">
            <text:p>1590829098</text:p>
          </table:table-cell>
          <table:table-cell office:value-type="string" calcext:value-type="string">
            <text:p>2020-05-30 05:58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54]+[.$H$2]" office:value-type="float" office:value="1593004587" calcext:value-type="float">
            <text:p>1593004587</text:p>
          </table:table-cell>
          <table:table-cell table:formula="of:=([.$F854]/86400)+25569-(3/24)" office:value-type="float" office:value="44006.4280902778" calcext:value-type="float">
            <text:p>44006,4280902778</text:p>
          </table:table-cell>
          <table:table-cell/>
        </table:table-row>
        <table:table-row table:style-name="ro1">
          <table:table-cell office:value-type="float" office:value="1590829098" calcext:value-type="float">
            <text:p>1590829098</text:p>
          </table:table-cell>
          <table:table-cell office:value-type="string" calcext:value-type="string">
            <text:p>2020-05-30 05:58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55]+[.$H$2]" office:value-type="float" office:value="1593004587" calcext:value-type="float">
            <text:p>1593004587</text:p>
          </table:table-cell>
          <table:table-cell table:formula="of:=([.$F855]/86400)+25569-(3/24)" office:value-type="float" office:value="44006.4280902778" calcext:value-type="float">
            <text:p>44006,4280902778</text:p>
          </table:table-cell>
          <table:table-cell/>
        </table:table-row>
        <table:table-row table:style-name="ro1">
          <table:table-cell office:value-type="float" office:value="1590829098" calcext:value-type="float">
            <text:p>1590829098</text:p>
          </table:table-cell>
          <table:table-cell office:value-type="string" calcext:value-type="string">
            <text:p>2020-05-30 05:58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56]+[.$H$2]" office:value-type="float" office:value="1593004587" calcext:value-type="float">
            <text:p>1593004587</text:p>
          </table:table-cell>
          <table:table-cell table:formula="of:=([.$F856]/86400)+25569-(3/24)" office:value-type="float" office:value="44006.4280902778" calcext:value-type="float">
            <text:p>44006,4280902778</text:p>
          </table:table-cell>
          <table:table-cell/>
        </table:table-row>
        <table:table-row table:style-name="ro1">
          <table:table-cell office:value-type="float" office:value="1590829098" calcext:value-type="float">
            <text:p>1590829098</text:p>
          </table:table-cell>
          <table:table-cell office:value-type="string" calcext:value-type="string">
            <text:p>2020-05-30 05:58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57]+[.$H$2]" office:value-type="float" office:value="1593004587" calcext:value-type="float">
            <text:p>1593004587</text:p>
          </table:table-cell>
          <table:table-cell table:formula="of:=([.$F857]/86400)+25569-(3/24)" office:value-type="float" office:value="44006.4280902778" calcext:value-type="float">
            <text:p>44006,4280902778</text:p>
          </table:table-cell>
          <table:table-cell/>
        </table:table-row>
        <table:table-row table:style-name="ro1">
          <table:table-cell office:value-type="float" office:value="1590832697" calcext:value-type="float">
            <text:p>1590832697</text:p>
          </table:table-cell>
          <table:table-cell office:value-type="string" calcext:value-type="string">
            <text:p>2020-05-30 06:58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58]+[.$H$2]" office:value-type="float" office:value="1593008186" calcext:value-type="float">
            <text:p>1593008186</text:p>
          </table:table-cell>
          <table:table-cell table:formula="of:=([.$F858]/86400)+25569-(3/24)" office:value-type="float" office:value="44006.4697453704" calcext:value-type="float">
            <text:p>44006,4697453704</text:p>
          </table:table-cell>
          <table:table-cell/>
        </table:table-row>
        <table:table-row table:style-name="ro1">
          <table:table-cell office:value-type="float" office:value="1590832697" calcext:value-type="float">
            <text:p>1590832697</text:p>
          </table:table-cell>
          <table:table-cell office:value-type="string" calcext:value-type="string">
            <text:p>2020-05-30 06:58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59]+[.$H$2]" office:value-type="float" office:value="1593008186" calcext:value-type="float">
            <text:p>1593008186</text:p>
          </table:table-cell>
          <table:table-cell table:formula="of:=([.$F859]/86400)+25569-(3/24)" office:value-type="float" office:value="44006.4697453704" calcext:value-type="float">
            <text:p>44006,4697453704</text:p>
          </table:table-cell>
          <table:table-cell/>
        </table:table-row>
        <table:table-row table:style-name="ro1">
          <table:table-cell office:value-type="float" office:value="1590832697" calcext:value-type="float">
            <text:p>1590832697</text:p>
          </table:table-cell>
          <table:table-cell office:value-type="string" calcext:value-type="string">
            <text:p>2020-05-30 06:58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60]+[.$H$2]" office:value-type="float" office:value="1593008186" calcext:value-type="float">
            <text:p>1593008186</text:p>
          </table:table-cell>
          <table:table-cell table:formula="of:=([.$F860]/86400)+25569-(3/24)" office:value-type="float" office:value="44006.4697453704" calcext:value-type="float">
            <text:p>44006,4697453704</text:p>
          </table:table-cell>
          <table:table-cell/>
        </table:table-row>
        <table:table-row table:style-name="ro1">
          <table:table-cell office:value-type="float" office:value="1590832697" calcext:value-type="float">
            <text:p>1590832697</text:p>
          </table:table-cell>
          <table:table-cell office:value-type="string" calcext:value-type="string">
            <text:p>2020-05-30 06:5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61]+[.$H$2]" office:value-type="float" office:value="1593008186" calcext:value-type="float">
            <text:p>1593008186</text:p>
          </table:table-cell>
          <table:table-cell table:formula="of:=([.$F861]/86400)+25569-(3/24)" office:value-type="float" office:value="44006.4697453704" calcext:value-type="float">
            <text:p>44006,4697453704</text:p>
          </table:table-cell>
          <table:table-cell/>
        </table:table-row>
        <table:table-row table:style-name="ro1">
          <table:table-cell office:value-type="float" office:value="1590836296" calcext:value-type="float">
            <text:p>1590836296</text:p>
          </table:table-cell>
          <table:table-cell office:value-type="string" calcext:value-type="string">
            <text:p>2020-05-30 07:58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62]+[.$H$2]" office:value-type="float" office:value="1593011785" calcext:value-type="float">
            <text:p>1593011785</text:p>
          </table:table-cell>
          <table:table-cell table:formula="of:=([.$F862]/86400)+25569-(3/24)" office:value-type="float" office:value="44006.511400463" calcext:value-type="float">
            <text:p>44006,511400463</text:p>
          </table:table-cell>
          <table:table-cell/>
        </table:table-row>
        <table:table-row table:style-name="ro1">
          <table:table-cell office:value-type="float" office:value="1590836296" calcext:value-type="float">
            <text:p>1590836296</text:p>
          </table:table-cell>
          <table:table-cell office:value-type="string" calcext:value-type="string">
            <text:p>2020-05-30 07:58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63]+[.$H$2]" office:value-type="float" office:value="1593011785" calcext:value-type="float">
            <text:p>1593011785</text:p>
          </table:table-cell>
          <table:table-cell table:formula="of:=([.$F863]/86400)+25569-(3/24)" office:value-type="float" office:value="44006.511400463" calcext:value-type="float">
            <text:p>44006,511400463</text:p>
          </table:table-cell>
          <table:table-cell/>
        </table:table-row>
        <table:table-row table:style-name="ro1">
          <table:table-cell office:value-type="float" office:value="1590836296" calcext:value-type="float">
            <text:p>1590836296</text:p>
          </table:table-cell>
          <table:table-cell office:value-type="string" calcext:value-type="string">
            <text:p>2020-05-30 07:58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64]+[.$H$2]" office:value-type="float" office:value="1593011785" calcext:value-type="float">
            <text:p>1593011785</text:p>
          </table:table-cell>
          <table:table-cell table:formula="of:=([.$F864]/86400)+25569-(3/24)" office:value-type="float" office:value="44006.511400463" calcext:value-type="float">
            <text:p>44006,511400463</text:p>
          </table:table-cell>
          <table:table-cell/>
        </table:table-row>
        <table:table-row table:style-name="ro1">
          <table:table-cell office:value-type="float" office:value="1590836296" calcext:value-type="float">
            <text:p>1590836296</text:p>
          </table:table-cell>
          <table:table-cell office:value-type="string" calcext:value-type="string">
            <text:p>2020-05-30 07:5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65]+[.$H$2]" office:value-type="float" office:value="1593011785" calcext:value-type="float">
            <text:p>1593011785</text:p>
          </table:table-cell>
          <table:table-cell table:formula="of:=([.$F865]/86400)+25569-(3/24)" office:value-type="float" office:value="44006.511400463" calcext:value-type="float">
            <text:p>44006,511400463</text:p>
          </table:table-cell>
          <table:table-cell/>
        </table:table-row>
        <table:table-row table:style-name="ro1">
          <table:table-cell office:value-type="float" office:value="1590839895" calcext:value-type="float">
            <text:p>1590839895</text:p>
          </table:table-cell>
          <table:table-cell office:value-type="string" calcext:value-type="string">
            <text:p>2020-05-30 08:58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66]+[.$H$2]" office:value-type="float" office:value="1593015384" calcext:value-type="float">
            <text:p>1593015384</text:p>
          </table:table-cell>
          <table:table-cell table:formula="of:=([.$F866]/86400)+25569-(3/24)" office:value-type="float" office:value="44006.5530555556" calcext:value-type="float">
            <text:p>44006,5530555556</text:p>
          </table:table-cell>
          <table:table-cell/>
        </table:table-row>
        <table:table-row table:style-name="ro1">
          <table:table-cell office:value-type="float" office:value="1590839895" calcext:value-type="float">
            <text:p>1590839895</text:p>
          </table:table-cell>
          <table:table-cell office:value-type="string" calcext:value-type="string">
            <text:p>2020-05-30 08:58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67]+[.$H$2]" office:value-type="float" office:value="1593015384" calcext:value-type="float">
            <text:p>1593015384</text:p>
          </table:table-cell>
          <table:table-cell table:formula="of:=([.$F867]/86400)+25569-(3/24)" office:value-type="float" office:value="44006.5530555556" calcext:value-type="float">
            <text:p>44006,5530555556</text:p>
          </table:table-cell>
          <table:table-cell/>
        </table:table-row>
        <table:table-row table:style-name="ro1">
          <table:table-cell office:value-type="float" office:value="1590839895" calcext:value-type="float">
            <text:p>1590839895</text:p>
          </table:table-cell>
          <table:table-cell office:value-type="string" calcext:value-type="string">
            <text:p>2020-05-30 08:58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68]+[.$H$2]" office:value-type="float" office:value="1593015384" calcext:value-type="float">
            <text:p>1593015384</text:p>
          </table:table-cell>
          <table:table-cell table:formula="of:=([.$F868]/86400)+25569-(3/24)" office:value-type="float" office:value="44006.5530555556" calcext:value-type="float">
            <text:p>44006,5530555556</text:p>
          </table:table-cell>
          <table:table-cell/>
        </table:table-row>
        <table:table-row table:style-name="ro1">
          <table:table-cell office:value-type="float" office:value="1590839895" calcext:value-type="float">
            <text:p>1590839895</text:p>
          </table:table-cell>
          <table:table-cell office:value-type="string" calcext:value-type="string">
            <text:p>2020-05-30 08:5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69]+[.$H$2]" office:value-type="float" office:value="1593015384" calcext:value-type="float">
            <text:p>1593015384</text:p>
          </table:table-cell>
          <table:table-cell table:formula="of:=([.$F869]/86400)+25569-(3/24)" office:value-type="float" office:value="44006.5530555556" calcext:value-type="float">
            <text:p>44006,5530555556</text:p>
          </table:table-cell>
          <table:table-cell/>
        </table:table-row>
        <table:table-row table:style-name="ro1">
          <table:table-cell office:value-type="float" office:value="1590843494" calcext:value-type="float">
            <text:p>1590843494</text:p>
          </table:table-cell>
          <table:table-cell office:value-type="string" calcext:value-type="string">
            <text:p>2020-05-30 09:58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70]+[.$H$2]" office:value-type="float" office:value="1593018983" calcext:value-type="float">
            <text:p>1593018983</text:p>
          </table:table-cell>
          <table:table-cell table:formula="of:=([.$F870]/86400)+25569-(3/24)" office:value-type="float" office:value="44006.5947106482" calcext:value-type="float">
            <text:p>44006,5947106482</text:p>
          </table:table-cell>
          <table:table-cell/>
        </table:table-row>
        <table:table-row table:style-name="ro1">
          <table:table-cell office:value-type="float" office:value="1590843494" calcext:value-type="float">
            <text:p>1590843494</text:p>
          </table:table-cell>
          <table:table-cell office:value-type="string" calcext:value-type="string">
            <text:p>2020-05-30 09:58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71]+[.$H$2]" office:value-type="float" office:value="1593018983" calcext:value-type="float">
            <text:p>1593018983</text:p>
          </table:table-cell>
          <table:table-cell table:formula="of:=([.$F871]/86400)+25569-(3/24)" office:value-type="float" office:value="44006.5947106482" calcext:value-type="float">
            <text:p>44006,5947106482</text:p>
          </table:table-cell>
          <table:table-cell/>
        </table:table-row>
        <table:table-row table:style-name="ro1">
          <table:table-cell office:value-type="float" office:value="1590843494" calcext:value-type="float">
            <text:p>1590843494</text:p>
          </table:table-cell>
          <table:table-cell office:value-type="string" calcext:value-type="string">
            <text:p>2020-05-30 09:58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72]+[.$H$2]" office:value-type="float" office:value="1593018983" calcext:value-type="float">
            <text:p>1593018983</text:p>
          </table:table-cell>
          <table:table-cell table:formula="of:=([.$F872]/86400)+25569-(3/24)" office:value-type="float" office:value="44006.5947106482" calcext:value-type="float">
            <text:p>44006,5947106482</text:p>
          </table:table-cell>
          <table:table-cell/>
        </table:table-row>
        <table:table-row table:style-name="ro1">
          <table:table-cell office:value-type="float" office:value="1590843494" calcext:value-type="float">
            <text:p>1590843494</text:p>
          </table:table-cell>
          <table:table-cell office:value-type="string" calcext:value-type="string">
            <text:p>2020-05-30 09:5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73]+[.$H$2]" office:value-type="float" office:value="1593018983" calcext:value-type="float">
            <text:p>1593018983</text:p>
          </table:table-cell>
          <table:table-cell table:formula="of:=([.$F873]/86400)+25569-(3/24)" office:value-type="float" office:value="44006.5947106482" calcext:value-type="float">
            <text:p>44006,5947106482</text:p>
          </table:table-cell>
          <table:table-cell/>
        </table:table-row>
        <table:table-row table:style-name="ro1">
          <table:table-cell office:value-type="float" office:value="1590847093" calcext:value-type="float">
            <text:p>1590847093</text:p>
          </table:table-cell>
          <table:table-cell office:value-type="string" calcext:value-type="string">
            <text:p>2020-05-30 10:58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74]+[.$H$2]" office:value-type="float" office:value="1593022582" calcext:value-type="float">
            <text:p>1593022582</text:p>
          </table:table-cell>
          <table:table-cell table:formula="of:=([.$F874]/86400)+25569-(3/24)" office:value-type="float" office:value="44006.6363657407" calcext:value-type="float">
            <text:p>44006,6363657407</text:p>
          </table:table-cell>
          <table:table-cell/>
        </table:table-row>
        <table:table-row table:style-name="ro1">
          <table:table-cell office:value-type="float" office:value="1590847093" calcext:value-type="float">
            <text:p>1590847093</text:p>
          </table:table-cell>
          <table:table-cell office:value-type="string" calcext:value-type="string">
            <text:p>2020-05-30 10:58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75]+[.$H$2]" office:value-type="float" office:value="1593022582" calcext:value-type="float">
            <text:p>1593022582</text:p>
          </table:table-cell>
          <table:table-cell table:formula="of:=([.$F875]/86400)+25569-(3/24)" office:value-type="float" office:value="44006.6363657407" calcext:value-type="float">
            <text:p>44006,6363657407</text:p>
          </table:table-cell>
          <table:table-cell/>
        </table:table-row>
        <table:table-row table:style-name="ro1">
          <table:table-cell office:value-type="float" office:value="1590847093" calcext:value-type="float">
            <text:p>1590847093</text:p>
          </table:table-cell>
          <table:table-cell office:value-type="string" calcext:value-type="string">
            <text:p>2020-05-30 10:58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76]+[.$H$2]" office:value-type="float" office:value="1593022582" calcext:value-type="float">
            <text:p>1593022582</text:p>
          </table:table-cell>
          <table:table-cell table:formula="of:=([.$F876]/86400)+25569-(3/24)" office:value-type="float" office:value="44006.6363657407" calcext:value-type="float">
            <text:p>44006,6363657407</text:p>
          </table:table-cell>
          <table:table-cell/>
        </table:table-row>
        <table:table-row table:style-name="ro1">
          <table:table-cell office:value-type="float" office:value="1590847093" calcext:value-type="float">
            <text:p>1590847093</text:p>
          </table:table-cell>
          <table:table-cell office:value-type="string" calcext:value-type="string">
            <text:p>2020-05-30 10:5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77]+[.$H$2]" office:value-type="float" office:value="1593022582" calcext:value-type="float">
            <text:p>1593022582</text:p>
          </table:table-cell>
          <table:table-cell table:formula="of:=([.$F877]/86400)+25569-(3/24)" office:value-type="float" office:value="44006.6363657407" calcext:value-type="float">
            <text:p>44006,6363657407</text:p>
          </table:table-cell>
          <table:table-cell/>
        </table:table-row>
        <table:table-row table:style-name="ro1">
          <table:table-cell office:value-type="float" office:value="1590850692" calcext:value-type="float">
            <text:p>1590850692</text:p>
          </table:table-cell>
          <table:table-cell office:value-type="string" calcext:value-type="string">
            <text:p>2020-05-30 11:58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78]+[.$H$2]" office:value-type="float" office:value="1593026181" calcext:value-type="float">
            <text:p>1593026181</text:p>
          </table:table-cell>
          <table:table-cell table:formula="of:=([.$F878]/86400)+25569-(3/24)" office:value-type="float" office:value="44006.6780208333" calcext:value-type="float">
            <text:p>44006,6780208333</text:p>
          </table:table-cell>
          <table:table-cell/>
        </table:table-row>
        <table:table-row table:style-name="ro1">
          <table:table-cell office:value-type="float" office:value="1590850692" calcext:value-type="float">
            <text:p>1590850692</text:p>
          </table:table-cell>
          <table:table-cell office:value-type="string" calcext:value-type="string">
            <text:p>2020-05-30 11:58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79]+[.$H$2]" office:value-type="float" office:value="1593026181" calcext:value-type="float">
            <text:p>1593026181</text:p>
          </table:table-cell>
          <table:table-cell table:formula="of:=([.$F879]/86400)+25569-(3/24)" office:value-type="float" office:value="44006.6780208333" calcext:value-type="float">
            <text:p>44006,6780208333</text:p>
          </table:table-cell>
          <table:table-cell/>
        </table:table-row>
        <table:table-row table:style-name="ro1">
          <table:table-cell office:value-type="float" office:value="1590850692" calcext:value-type="float">
            <text:p>1590850692</text:p>
          </table:table-cell>
          <table:table-cell office:value-type="string" calcext:value-type="string">
            <text:p>2020-05-30 11:58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80]+[.$H$2]" office:value-type="float" office:value="1593026181" calcext:value-type="float">
            <text:p>1593026181</text:p>
          </table:table-cell>
          <table:table-cell table:formula="of:=([.$F880]/86400)+25569-(3/24)" office:value-type="float" office:value="44006.6780208333" calcext:value-type="float">
            <text:p>44006,6780208333</text:p>
          </table:table-cell>
          <table:table-cell/>
        </table:table-row>
        <table:table-row table:style-name="ro1">
          <table:table-cell office:value-type="float" office:value="1590850692" calcext:value-type="float">
            <text:p>1590850692</text:p>
          </table:table-cell>
          <table:table-cell office:value-type="string" calcext:value-type="string">
            <text:p>2020-05-30 11:5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81]+[.$H$2]" office:value-type="float" office:value="1593026181" calcext:value-type="float">
            <text:p>1593026181</text:p>
          </table:table-cell>
          <table:table-cell table:formula="of:=([.$F881]/86400)+25569-(3/24)" office:value-type="float" office:value="44006.6780208333" calcext:value-type="float">
            <text:p>44006,6780208333</text:p>
          </table:table-cell>
          <table:table-cell/>
        </table:table-row>
        <table:table-row table:style-name="ro1">
          <table:table-cell office:value-type="float" office:value="1590854291" calcext:value-type="float">
            <text:p>1590854291</text:p>
          </table:table-cell>
          <table:table-cell office:value-type="string" calcext:value-type="string">
            <text:p>2020-05-30 12:58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82]+[.$H$2]" office:value-type="float" office:value="1593029780" calcext:value-type="float">
            <text:p>1593029780</text:p>
          </table:table-cell>
          <table:table-cell table:formula="of:=([.$F882]/86400)+25569-(3/24)" office:value-type="float" office:value="44006.7196759259" calcext:value-type="float">
            <text:p>44006,7196759259</text:p>
          </table:table-cell>
          <table:table-cell/>
        </table:table-row>
        <table:table-row table:style-name="ro1">
          <table:table-cell office:value-type="float" office:value="1590854291" calcext:value-type="float">
            <text:p>1590854291</text:p>
          </table:table-cell>
          <table:table-cell office:value-type="string" calcext:value-type="string">
            <text:p>2020-05-30 12:58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83]+[.$H$2]" office:value-type="float" office:value="1593029780" calcext:value-type="float">
            <text:p>1593029780</text:p>
          </table:table-cell>
          <table:table-cell table:formula="of:=([.$F883]/86400)+25569-(3/24)" office:value-type="float" office:value="44006.7196759259" calcext:value-type="float">
            <text:p>44006,7196759259</text:p>
          </table:table-cell>
          <table:table-cell/>
        </table:table-row>
        <table:table-row table:style-name="ro1">
          <table:table-cell office:value-type="float" office:value="1590854291" calcext:value-type="float">
            <text:p>1590854291</text:p>
          </table:table-cell>
          <table:table-cell office:value-type="string" calcext:value-type="string">
            <text:p>2020-05-30 12:58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84]+[.$H$2]" office:value-type="float" office:value="1593029780" calcext:value-type="float">
            <text:p>1593029780</text:p>
          </table:table-cell>
          <table:table-cell table:formula="of:=([.$F884]/86400)+25569-(3/24)" office:value-type="float" office:value="44006.7196759259" calcext:value-type="float">
            <text:p>44006,7196759259</text:p>
          </table:table-cell>
          <table:table-cell/>
        </table:table-row>
        <table:table-row table:style-name="ro1">
          <table:table-cell office:value-type="float" office:value="1590854291" calcext:value-type="float">
            <text:p>1590854291</text:p>
          </table:table-cell>
          <table:table-cell office:value-type="string" calcext:value-type="string">
            <text:p>2020-05-30 12:5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85]+[.$H$2]" office:value-type="float" office:value="1593029780" calcext:value-type="float">
            <text:p>1593029780</text:p>
          </table:table-cell>
          <table:table-cell table:formula="of:=([.$F885]/86400)+25569-(3/24)" office:value-type="float" office:value="44006.7196759259" calcext:value-type="float">
            <text:p>44006,7196759259</text:p>
          </table:table-cell>
          <table:table-cell/>
        </table:table-row>
        <table:table-row table:style-name="ro1">
          <table:table-cell office:value-type="float" office:value="1590857890" calcext:value-type="float">
            <text:p>1590857890</text:p>
          </table:table-cell>
          <table:table-cell office:value-type="string" calcext:value-type="string">
            <text:p>2020-05-30 13:58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86]+[.$H$2]" office:value-type="float" office:value="1593033379" calcext:value-type="float">
            <text:p>1593033379</text:p>
          </table:table-cell>
          <table:table-cell table:formula="of:=([.$F886]/86400)+25569-(3/24)" office:value-type="float" office:value="44006.7613310185" calcext:value-type="float">
            <text:p>44006,7613310185</text:p>
          </table:table-cell>
          <table:table-cell/>
        </table:table-row>
        <table:table-row table:style-name="ro1">
          <table:table-cell office:value-type="float" office:value="1590857890" calcext:value-type="float">
            <text:p>1590857890</text:p>
          </table:table-cell>
          <table:table-cell office:value-type="string" calcext:value-type="string">
            <text:p>2020-05-30 13:58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87]+[.$H$2]" office:value-type="float" office:value="1593033379" calcext:value-type="float">
            <text:p>1593033379</text:p>
          </table:table-cell>
          <table:table-cell table:formula="of:=([.$F887]/86400)+25569-(3/24)" office:value-type="float" office:value="44006.7613310185" calcext:value-type="float">
            <text:p>44006,7613310185</text:p>
          </table:table-cell>
          <table:table-cell/>
        </table:table-row>
        <table:table-row table:style-name="ro1">
          <table:table-cell office:value-type="float" office:value="1590857890" calcext:value-type="float">
            <text:p>1590857890</text:p>
          </table:table-cell>
          <table:table-cell office:value-type="string" calcext:value-type="string">
            <text:p>2020-05-30 13:58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88]+[.$H$2]" office:value-type="float" office:value="1593033379" calcext:value-type="float">
            <text:p>1593033379</text:p>
          </table:table-cell>
          <table:table-cell table:formula="of:=([.$F888]/86400)+25569-(3/24)" office:value-type="float" office:value="44006.7613310185" calcext:value-type="float">
            <text:p>44006,7613310185</text:p>
          </table:table-cell>
          <table:table-cell/>
        </table:table-row>
        <table:table-row table:style-name="ro1">
          <table:table-cell office:value-type="float" office:value="1590857890" calcext:value-type="float">
            <text:p>1590857890</text:p>
          </table:table-cell>
          <table:table-cell office:value-type="string" calcext:value-type="string">
            <text:p>2020-05-30 13:5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89]+[.$H$2]" office:value-type="float" office:value="1593033379" calcext:value-type="float">
            <text:p>1593033379</text:p>
          </table:table-cell>
          <table:table-cell table:formula="of:=([.$F889]/86400)+25569-(3/24)" office:value-type="float" office:value="44006.7613310185" calcext:value-type="float">
            <text:p>44006,7613310185</text:p>
          </table:table-cell>
          <table:table-cell/>
        </table:table-row>
        <table:table-row table:style-name="ro1">
          <table:table-cell office:value-type="float" office:value="1590861489" calcext:value-type="float">
            <text:p>1590861489</text:p>
          </table:table-cell>
          <table:table-cell office:value-type="string" calcext:value-type="string">
            <text:p>2020-05-30 14:58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90]+[.$H$2]" office:value-type="float" office:value="1593036978" calcext:value-type="float">
            <text:p>1593036978</text:p>
          </table:table-cell>
          <table:table-cell table:formula="of:=([.$F890]/86400)+25569-(3/24)" office:value-type="float" office:value="44006.8029861111" calcext:value-type="float">
            <text:p>44006,8029861111</text:p>
          </table:table-cell>
          <table:table-cell/>
        </table:table-row>
        <table:table-row table:style-name="ro1">
          <table:table-cell office:value-type="float" office:value="1590861489" calcext:value-type="float">
            <text:p>1590861489</text:p>
          </table:table-cell>
          <table:table-cell office:value-type="string" calcext:value-type="string">
            <text:p>2020-05-30 14:58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91]+[.$H$2]" office:value-type="float" office:value="1593036978" calcext:value-type="float">
            <text:p>1593036978</text:p>
          </table:table-cell>
          <table:table-cell table:formula="of:=([.$F891]/86400)+25569-(3/24)" office:value-type="float" office:value="44006.8029861111" calcext:value-type="float">
            <text:p>44006,8029861111</text:p>
          </table:table-cell>
          <table:table-cell/>
        </table:table-row>
        <table:table-row table:style-name="ro1">
          <table:table-cell office:value-type="float" office:value="1590861489" calcext:value-type="float">
            <text:p>1590861489</text:p>
          </table:table-cell>
          <table:table-cell office:value-type="string" calcext:value-type="string">
            <text:p>2020-05-30 14:58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92]+[.$H$2]" office:value-type="float" office:value="1593036978" calcext:value-type="float">
            <text:p>1593036978</text:p>
          </table:table-cell>
          <table:table-cell table:formula="of:=([.$F892]/86400)+25569-(3/24)" office:value-type="float" office:value="44006.8029861111" calcext:value-type="float">
            <text:p>44006,8029861111</text:p>
          </table:table-cell>
          <table:table-cell/>
        </table:table-row>
        <table:table-row table:style-name="ro1">
          <table:table-cell office:value-type="float" office:value="1590861489" calcext:value-type="float">
            <text:p>1590861489</text:p>
          </table:table-cell>
          <table:table-cell office:value-type="string" calcext:value-type="string">
            <text:p>2020-05-30 14:5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93]+[.$H$2]" office:value-type="float" office:value="1593036978" calcext:value-type="float">
            <text:p>1593036978</text:p>
          </table:table-cell>
          <table:table-cell table:formula="of:=([.$F893]/86400)+25569-(3/24)" office:value-type="float" office:value="44006.8029861111" calcext:value-type="float">
            <text:p>44006,8029861111</text:p>
          </table:table-cell>
          <table:table-cell/>
        </table:table-row>
        <table:table-row table:style-name="ro1">
          <table:table-cell office:value-type="float" office:value="1590865088" calcext:value-type="float">
            <text:p>1590865088</text:p>
          </table:table-cell>
          <table:table-cell office:value-type="string" calcext:value-type="string">
            <text:p>2020-05-30 15:58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94]+[.$H$2]" office:value-type="float" office:value="1593040577" calcext:value-type="float">
            <text:p>1593040577</text:p>
          </table:table-cell>
          <table:table-cell table:formula="of:=([.$F894]/86400)+25569-(3/24)" office:value-type="float" office:value="44006.8446412037" calcext:value-type="float">
            <text:p>44006,8446412037</text:p>
          </table:table-cell>
          <table:table-cell/>
        </table:table-row>
        <table:table-row table:style-name="ro1">
          <table:table-cell office:value-type="float" office:value="1590865088" calcext:value-type="float">
            <text:p>1590865088</text:p>
          </table:table-cell>
          <table:table-cell office:value-type="string" calcext:value-type="string">
            <text:p>2020-05-30 15:58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95]+[.$H$2]" office:value-type="float" office:value="1593040577" calcext:value-type="float">
            <text:p>1593040577</text:p>
          </table:table-cell>
          <table:table-cell table:formula="of:=([.$F895]/86400)+25569-(3/24)" office:value-type="float" office:value="44006.8446412037" calcext:value-type="float">
            <text:p>44006,8446412037</text:p>
          </table:table-cell>
          <table:table-cell/>
        </table:table-row>
        <table:table-row table:style-name="ro1">
          <table:table-cell office:value-type="float" office:value="1590865088" calcext:value-type="float">
            <text:p>1590865088</text:p>
          </table:table-cell>
          <table:table-cell office:value-type="string" calcext:value-type="string">
            <text:p>2020-05-30 15:58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896]+[.$H$2]" office:value-type="float" office:value="1593040577" calcext:value-type="float">
            <text:p>1593040577</text:p>
          </table:table-cell>
          <table:table-cell table:formula="of:=([.$F896]/86400)+25569-(3/24)" office:value-type="float" office:value="44006.8446412037" calcext:value-type="float">
            <text:p>44006,8446412037</text:p>
          </table:table-cell>
          <table:table-cell/>
        </table:table-row>
        <table:table-row table:style-name="ro1">
          <table:table-cell office:value-type="float" office:value="1590865088" calcext:value-type="float">
            <text:p>1590865088</text:p>
          </table:table-cell>
          <table:table-cell office:value-type="string" calcext:value-type="string">
            <text:p>2020-05-30 15:58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897]+[.$H$2]" office:value-type="float" office:value="1593040577" calcext:value-type="float">
            <text:p>1593040577</text:p>
          </table:table-cell>
          <table:table-cell table:formula="of:=([.$F897]/86400)+25569-(3/24)" office:value-type="float" office:value="44006.8446412037" calcext:value-type="float">
            <text:p>44006,8446412037</text:p>
          </table:table-cell>
          <table:table-cell/>
        </table:table-row>
        <table:table-row table:style-name="ro1">
          <table:table-cell office:value-type="float" office:value="1590868687" calcext:value-type="float">
            <text:p>1590868687</text:p>
          </table:table-cell>
          <table:table-cell office:value-type="string" calcext:value-type="string">
            <text:p>2020-05-30 16:58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898]+[.$H$2]" office:value-type="float" office:value="1593044176" calcext:value-type="float">
            <text:p>1593044176</text:p>
          </table:table-cell>
          <table:table-cell table:formula="of:=([.$F898]/86400)+25569-(3/24)" office:value-type="float" office:value="44006.8862962963" calcext:value-type="float">
            <text:p>44006,8862962963</text:p>
          </table:table-cell>
          <table:table-cell/>
        </table:table-row>
        <table:table-row table:style-name="ro1">
          <table:table-cell office:value-type="float" office:value="1590868687" calcext:value-type="float">
            <text:p>1590868687</text:p>
          </table:table-cell>
          <table:table-cell office:value-type="string" calcext:value-type="string">
            <text:p>2020-05-30 16:58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899]+[.$H$2]" office:value-type="float" office:value="1593044176" calcext:value-type="float">
            <text:p>1593044176</text:p>
          </table:table-cell>
          <table:table-cell table:formula="of:=([.$F899]/86400)+25569-(3/24)" office:value-type="float" office:value="44006.8862962963" calcext:value-type="float">
            <text:p>44006,8862962963</text:p>
          </table:table-cell>
          <table:table-cell/>
        </table:table-row>
        <table:table-row table:style-name="ro1">
          <table:table-cell office:value-type="float" office:value="1590868687" calcext:value-type="float">
            <text:p>1590868687</text:p>
          </table:table-cell>
          <table:table-cell office:value-type="string" calcext:value-type="string">
            <text:p>2020-05-30 16:58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00]+[.$H$2]" office:value-type="float" office:value="1593044176" calcext:value-type="float">
            <text:p>1593044176</text:p>
          </table:table-cell>
          <table:table-cell table:formula="of:=([.$F900]/86400)+25569-(3/24)" office:value-type="float" office:value="44006.8862962963" calcext:value-type="float">
            <text:p>44006,8862962963</text:p>
          </table:table-cell>
          <table:table-cell/>
        </table:table-row>
        <table:table-row table:style-name="ro1">
          <table:table-cell office:value-type="float" office:value="1590868687" calcext:value-type="float">
            <text:p>1590868687</text:p>
          </table:table-cell>
          <table:table-cell office:value-type="string" calcext:value-type="string">
            <text:p>2020-05-30 16:5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901]+[.$H$2]" office:value-type="float" office:value="1593044176" calcext:value-type="float">
            <text:p>1593044176</text:p>
          </table:table-cell>
          <table:table-cell table:formula="of:=([.$F901]/86400)+25569-(3/24)" office:value-type="float" office:value="44006.8862962963" calcext:value-type="float">
            <text:p>44006,8862962963</text:p>
          </table:table-cell>
          <table:table-cell/>
        </table:table-row>
        <table:table-row table:style-name="ro1">
          <table:table-cell office:value-type="float" office:value="1590872286" calcext:value-type="float">
            <text:p>1590872286</text:p>
          </table:table-cell>
          <table:table-cell office:value-type="string" calcext:value-type="string">
            <text:p>2020-05-30 17:58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02]+[.$H$2]" office:value-type="float" office:value="1593047775" calcext:value-type="float">
            <text:p>1593047775</text:p>
          </table:table-cell>
          <table:table-cell table:formula="of:=([.$F902]/86400)+25569-(3/24)" office:value-type="float" office:value="44006.9279513889" calcext:value-type="float">
            <text:p>44006,9279513889</text:p>
          </table:table-cell>
          <table:table-cell/>
        </table:table-row>
        <table:table-row table:style-name="ro1">
          <table:table-cell office:value-type="float" office:value="1590872286" calcext:value-type="float">
            <text:p>1590872286</text:p>
          </table:table-cell>
          <table:table-cell office:value-type="string" calcext:value-type="string">
            <text:p>2020-05-30 17:58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03]+[.$H$2]" office:value-type="float" office:value="1593047775" calcext:value-type="float">
            <text:p>1593047775</text:p>
          </table:table-cell>
          <table:table-cell table:formula="of:=([.$F903]/86400)+25569-(3/24)" office:value-type="float" office:value="44006.9279513889" calcext:value-type="float">
            <text:p>44006,9279513889</text:p>
          </table:table-cell>
          <table:table-cell/>
        </table:table-row>
        <table:table-row table:style-name="ro1">
          <table:table-cell office:value-type="float" office:value="1590872286" calcext:value-type="float">
            <text:p>1590872286</text:p>
          </table:table-cell>
          <table:table-cell office:value-type="string" calcext:value-type="string">
            <text:p>2020-05-30 17:58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04]+[.$H$2]" office:value-type="float" office:value="1593047775" calcext:value-type="float">
            <text:p>1593047775</text:p>
          </table:table-cell>
          <table:table-cell table:formula="of:=([.$F904]/86400)+25569-(3/24)" office:value-type="float" office:value="44006.9279513889" calcext:value-type="float">
            <text:p>44006,9279513889</text:p>
          </table:table-cell>
          <table:table-cell/>
        </table:table-row>
        <table:table-row table:style-name="ro1">
          <table:table-cell office:value-type="float" office:value="1590872286" calcext:value-type="float">
            <text:p>1590872286</text:p>
          </table:table-cell>
          <table:table-cell office:value-type="string" calcext:value-type="string">
            <text:p>2020-05-30 17:5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905]+[.$H$2]" office:value-type="float" office:value="1593047775" calcext:value-type="float">
            <text:p>1593047775</text:p>
          </table:table-cell>
          <table:table-cell table:formula="of:=([.$F905]/86400)+25569-(3/24)" office:value-type="float" office:value="44006.9279513889" calcext:value-type="float">
            <text:p>44006,9279513889</text:p>
          </table:table-cell>
          <table:table-cell/>
        </table:table-row>
        <table:table-row table:style-name="ro1">
          <table:table-cell office:value-type="float" office:value="1590875885" calcext:value-type="float">
            <text:p>1590875885</text:p>
          </table:table-cell>
          <table:table-cell office:value-type="string" calcext:value-type="string">
            <text:p>2020-05-30 18:58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06]+[.$H$2]" office:value-type="float" office:value="1593051374" calcext:value-type="float">
            <text:p>1593051374</text:p>
          </table:table-cell>
          <table:table-cell table:formula="of:=([.$F906]/86400)+25569-(3/24)" office:value-type="float" office:value="44006.9696064815" calcext:value-type="float">
            <text:p>44006,9696064815</text:p>
          </table:table-cell>
          <table:table-cell/>
        </table:table-row>
        <table:table-row table:style-name="ro1">
          <table:table-cell office:value-type="float" office:value="1590875885" calcext:value-type="float">
            <text:p>1590875885</text:p>
          </table:table-cell>
          <table:table-cell office:value-type="string" calcext:value-type="string">
            <text:p>2020-05-30 18:58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07]+[.$H$2]" office:value-type="float" office:value="1593051374" calcext:value-type="float">
            <text:p>1593051374</text:p>
          </table:table-cell>
          <table:table-cell table:formula="of:=([.$F907]/86400)+25569-(3/24)" office:value-type="float" office:value="44006.9696064815" calcext:value-type="float">
            <text:p>44006,9696064815</text:p>
          </table:table-cell>
          <table:table-cell/>
        </table:table-row>
        <table:table-row table:style-name="ro1">
          <table:table-cell office:value-type="float" office:value="1590875885" calcext:value-type="float">
            <text:p>1590875885</text:p>
          </table:table-cell>
          <table:table-cell office:value-type="string" calcext:value-type="string">
            <text:p>2020-05-30 18:58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08]+[.$H$2]" office:value-type="float" office:value="1593051374" calcext:value-type="float">
            <text:p>1593051374</text:p>
          </table:table-cell>
          <table:table-cell table:formula="of:=([.$F908]/86400)+25569-(3/24)" office:value-type="float" office:value="44006.9696064815" calcext:value-type="float">
            <text:p>44006,9696064815</text:p>
          </table:table-cell>
          <table:table-cell/>
        </table:table-row>
        <table:table-row table:style-name="ro1">
          <table:table-cell office:value-type="float" office:value="1590875885" calcext:value-type="float">
            <text:p>1590875885</text:p>
          </table:table-cell>
          <table:table-cell office:value-type="string" calcext:value-type="string">
            <text:p>2020-05-30 18:5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909]+[.$H$2]" office:value-type="float" office:value="1593051374" calcext:value-type="float">
            <text:p>1593051374</text:p>
          </table:table-cell>
          <table:table-cell table:formula="of:=([.$F909]/86400)+25569-(3/24)" office:value-type="float" office:value="44006.9696064815" calcext:value-type="float">
            <text:p>44006,9696064815</text:p>
          </table:table-cell>
          <table:table-cell/>
        </table:table-row>
        <table:table-row table:style-name="ro1">
          <table:table-cell office:value-type="float" office:value="1590879484" calcext:value-type="float">
            <text:p>1590879484</text:p>
          </table:table-cell>
          <table:table-cell office:value-type="string" calcext:value-type="string">
            <text:p>2020-05-30 19:58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10]+[.$H$2]" office:value-type="float" office:value="1593054973" calcext:value-type="float">
            <text:p>1593054973</text:p>
          </table:table-cell>
          <table:table-cell table:formula="of:=([.$F910]/86400)+25569-(3/24)" office:value-type="float" office:value="44007.0112615741" calcext:value-type="float">
            <text:p>44007,0112615741</text:p>
          </table:table-cell>
          <table:table-cell/>
        </table:table-row>
        <table:table-row table:style-name="ro1">
          <table:table-cell office:value-type="float" office:value="1590879484" calcext:value-type="float">
            <text:p>1590879484</text:p>
          </table:table-cell>
          <table:table-cell office:value-type="string" calcext:value-type="string">
            <text:p>2020-05-30 19:58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11]+[.$H$2]" office:value-type="float" office:value="1593054973" calcext:value-type="float">
            <text:p>1593054973</text:p>
          </table:table-cell>
          <table:table-cell table:formula="of:=([.$F911]/86400)+25569-(3/24)" office:value-type="float" office:value="44007.0112615741" calcext:value-type="float">
            <text:p>44007,0112615741</text:p>
          </table:table-cell>
          <table:table-cell/>
        </table:table-row>
        <table:table-row table:style-name="ro1">
          <table:table-cell office:value-type="float" office:value="1590879484" calcext:value-type="float">
            <text:p>1590879484</text:p>
          </table:table-cell>
          <table:table-cell office:value-type="string" calcext:value-type="string">
            <text:p>2020-05-30 19:58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12]+[.$H$2]" office:value-type="float" office:value="1593054973" calcext:value-type="float">
            <text:p>1593054973</text:p>
          </table:table-cell>
          <table:table-cell table:formula="of:=([.$F912]/86400)+25569-(3/24)" office:value-type="float" office:value="44007.0112615741" calcext:value-type="float">
            <text:p>44007,0112615741</text:p>
          </table:table-cell>
          <table:table-cell/>
        </table:table-row>
        <table:table-row table:style-name="ro1">
          <table:table-cell office:value-type="float" office:value="1590879484" calcext:value-type="float">
            <text:p>1590879484</text:p>
          </table:table-cell>
          <table:table-cell office:value-type="string" calcext:value-type="string">
            <text:p>2020-05-30 19:5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913]+[.$H$2]" office:value-type="float" office:value="1593054973" calcext:value-type="float">
            <text:p>1593054973</text:p>
          </table:table-cell>
          <table:table-cell table:formula="of:=([.$F913]/86400)+25569-(3/24)" office:value-type="float" office:value="44007.0112615741" calcext:value-type="float">
            <text:p>44007,0112615741</text:p>
          </table:table-cell>
          <table:table-cell/>
        </table:table-row>
        <table:table-row table:style-name="ro1">
          <table:table-cell office:value-type="float" office:value="1590883083" calcext:value-type="float">
            <text:p>1590883083</text:p>
          </table:table-cell>
          <table:table-cell office:value-type="string" calcext:value-type="string">
            <text:p>2020-05-30 20:58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14]+[.$H$2]" office:value-type="float" office:value="1593058572" calcext:value-type="float">
            <text:p>1593058572</text:p>
          </table:table-cell>
          <table:table-cell table:formula="of:=([.$F914]/86400)+25569-(3/24)" office:value-type="float" office:value="44007.0529166667" calcext:value-type="float">
            <text:p>44007,0529166667</text:p>
          </table:table-cell>
          <table:table-cell/>
        </table:table-row>
        <table:table-row table:style-name="ro1">
          <table:table-cell office:value-type="float" office:value="1590883083" calcext:value-type="float">
            <text:p>1590883083</text:p>
          </table:table-cell>
          <table:table-cell office:value-type="string" calcext:value-type="string">
            <text:p>2020-05-30 20:58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15]+[.$H$2]" office:value-type="float" office:value="1593058572" calcext:value-type="float">
            <text:p>1593058572</text:p>
          </table:table-cell>
          <table:table-cell table:formula="of:=([.$F915]/86400)+25569-(3/24)" office:value-type="float" office:value="44007.0529166667" calcext:value-type="float">
            <text:p>44007,0529166667</text:p>
          </table:table-cell>
          <table:table-cell/>
        </table:table-row>
        <table:table-row table:style-name="ro1">
          <table:table-cell office:value-type="float" office:value="1590883083" calcext:value-type="float">
            <text:p>1590883083</text:p>
          </table:table-cell>
          <table:table-cell office:value-type="string" calcext:value-type="string">
            <text:p>2020-05-30 20:58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16]+[.$H$2]" office:value-type="float" office:value="1593058572" calcext:value-type="float">
            <text:p>1593058572</text:p>
          </table:table-cell>
          <table:table-cell table:formula="of:=([.$F916]/86400)+25569-(3/24)" office:value-type="float" office:value="44007.0529166667" calcext:value-type="float">
            <text:p>44007,0529166667</text:p>
          </table:table-cell>
          <table:table-cell/>
        </table:table-row>
        <table:table-row table:style-name="ro1">
          <table:table-cell office:value-type="float" office:value="1590883083" calcext:value-type="float">
            <text:p>1590883083</text:p>
          </table:table-cell>
          <table:table-cell office:value-type="string" calcext:value-type="string">
            <text:p>2020-05-30 20:58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917]+[.$H$2]" office:value-type="float" office:value="1593058572" calcext:value-type="float">
            <text:p>1593058572</text:p>
          </table:table-cell>
          <table:table-cell table:formula="of:=([.$F917]/86400)+25569-(3/24)" office:value-type="float" office:value="44007.0529166667" calcext:value-type="float">
            <text:p>44007,0529166667</text:p>
          </table:table-cell>
          <table:table-cell/>
        </table:table-row>
        <table:table-row table:style-name="ro1">
          <table:table-cell office:value-type="float" office:value="1590886682" calcext:value-type="float">
            <text:p>1590886682</text:p>
          </table:table-cell>
          <table:table-cell office:value-type="string" calcext:value-type="string">
            <text:p>2020-05-30 21:58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18]+[.$H$2]" office:value-type="float" office:value="1593062171" calcext:value-type="float">
            <text:p>1593062171</text:p>
          </table:table-cell>
          <table:table-cell table:formula="of:=([.$F918]/86400)+25569-(3/24)" office:value-type="float" office:value="44007.0945717593" calcext:value-type="float">
            <text:p>44007,0945717593</text:p>
          </table:table-cell>
          <table:table-cell/>
        </table:table-row>
        <table:table-row table:style-name="ro1">
          <table:table-cell office:value-type="float" office:value="1590886682" calcext:value-type="float">
            <text:p>1590886682</text:p>
          </table:table-cell>
          <table:table-cell office:value-type="string" calcext:value-type="string">
            <text:p>2020-05-30 21:58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19]+[.$H$2]" office:value-type="float" office:value="1593062171" calcext:value-type="float">
            <text:p>1593062171</text:p>
          </table:table-cell>
          <table:table-cell table:formula="of:=([.$F919]/86400)+25569-(3/24)" office:value-type="float" office:value="44007.0945717593" calcext:value-type="float">
            <text:p>44007,0945717593</text:p>
          </table:table-cell>
          <table:table-cell/>
        </table:table-row>
        <table:table-row table:style-name="ro1">
          <table:table-cell office:value-type="float" office:value="1590886682" calcext:value-type="float">
            <text:p>1590886682</text:p>
          </table:table-cell>
          <table:table-cell office:value-type="string" calcext:value-type="string">
            <text:p>2020-05-30 21:58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20]+[.$H$2]" office:value-type="float" office:value="1593062171" calcext:value-type="float">
            <text:p>1593062171</text:p>
          </table:table-cell>
          <table:table-cell table:formula="of:=([.$F920]/86400)+25569-(3/24)" office:value-type="float" office:value="44007.0945717593" calcext:value-type="float">
            <text:p>44007,0945717593</text:p>
          </table:table-cell>
          <table:table-cell/>
        </table:table-row>
        <table:table-row table:style-name="ro1">
          <table:table-cell office:value-type="float" office:value="1590886682" calcext:value-type="float">
            <text:p>1590886682</text:p>
          </table:table-cell>
          <table:table-cell office:value-type="string" calcext:value-type="string">
            <text:p>2020-05-30 21:58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21]+[.$H$2]" office:value-type="float" office:value="1593062171" calcext:value-type="float">
            <text:p>1593062171</text:p>
          </table:table-cell>
          <table:table-cell table:formula="of:=([.$F921]/86400)+25569-(3/24)" office:value-type="float" office:value="44007.0945717593" calcext:value-type="float">
            <text:p>44007,0945717593</text:p>
          </table:table-cell>
          <table:table-cell/>
        </table:table-row>
        <table:table-row table:style-name="ro1">
          <table:table-cell office:value-type="float" office:value="1590890281" calcext:value-type="float">
            <text:p>1590890281</text:p>
          </table:table-cell>
          <table:table-cell office:value-type="string" calcext:value-type="string">
            <text:p>2020-05-30 22:58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22]+[.$H$2]" office:value-type="float" office:value="1593065770" calcext:value-type="float">
            <text:p>1593065770</text:p>
          </table:table-cell>
          <table:table-cell table:formula="of:=([.$F922]/86400)+25569-(3/24)" office:value-type="float" office:value="44007.1362268519" calcext:value-type="float">
            <text:p>44007,1362268519</text:p>
          </table:table-cell>
          <table:table-cell/>
        </table:table-row>
        <table:table-row table:style-name="ro1">
          <table:table-cell office:value-type="float" office:value="1590890281" calcext:value-type="float">
            <text:p>1590890281</text:p>
          </table:table-cell>
          <table:table-cell office:value-type="string" calcext:value-type="string">
            <text:p>2020-05-30 22:58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23]+[.$H$2]" office:value-type="float" office:value="1593065770" calcext:value-type="float">
            <text:p>1593065770</text:p>
          </table:table-cell>
          <table:table-cell table:formula="of:=([.$F923]/86400)+25569-(3/24)" office:value-type="float" office:value="44007.1362268519" calcext:value-type="float">
            <text:p>44007,1362268519</text:p>
          </table:table-cell>
          <table:table-cell/>
        </table:table-row>
        <table:table-row table:style-name="ro1">
          <table:table-cell office:value-type="float" office:value="1590890281" calcext:value-type="float">
            <text:p>1590890281</text:p>
          </table:table-cell>
          <table:table-cell office:value-type="string" calcext:value-type="string">
            <text:p>2020-05-30 22:58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24]+[.$H$2]" office:value-type="float" office:value="1593065770" calcext:value-type="float">
            <text:p>1593065770</text:p>
          </table:table-cell>
          <table:table-cell table:formula="of:=([.$F924]/86400)+25569-(3/24)" office:value-type="float" office:value="44007.1362268519" calcext:value-type="float">
            <text:p>44007,1362268519</text:p>
          </table:table-cell>
          <table:table-cell/>
        </table:table-row>
        <table:table-row table:style-name="ro1">
          <table:table-cell office:value-type="float" office:value="1590890281" calcext:value-type="float">
            <text:p>1590890281</text:p>
          </table:table-cell>
          <table:table-cell office:value-type="string" calcext:value-type="string">
            <text:p>2020-05-30 22:5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25]+[.$H$2]" office:value-type="float" office:value="1593065770" calcext:value-type="float">
            <text:p>1593065770</text:p>
          </table:table-cell>
          <table:table-cell table:formula="of:=([.$F925]/86400)+25569-(3/24)" office:value-type="float" office:value="44007.1362268519" calcext:value-type="float">
            <text:p>44007,1362268519</text:p>
          </table:table-cell>
          <table:table-cell/>
        </table:table-row>
        <table:table-row table:style-name="ro1">
          <table:table-cell office:value-type="float" office:value="1590893880" calcext:value-type="float">
            <text:p>1590893880</text:p>
          </table:table-cell>
          <table:table-cell office:value-type="string" calcext:value-type="string">
            <text:p>2020-05-30 23:5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26]+[.$H$2]" office:value-type="float" office:value="1593069369" calcext:value-type="float">
            <text:p>1593069369</text:p>
          </table:table-cell>
          <table:table-cell table:formula="of:=([.$F926]/86400)+25569-(3/24)" office:value-type="float" office:value="44007.1778819444" calcext:value-type="float">
            <text:p>44007,1778819444</text:p>
          </table:table-cell>
          <table:table-cell/>
        </table:table-row>
        <table:table-row table:style-name="ro1">
          <table:table-cell office:value-type="float" office:value="1590893880" calcext:value-type="float">
            <text:p>1590893880</text:p>
          </table:table-cell>
          <table:table-cell office:value-type="string" calcext:value-type="string">
            <text:p>2020-05-30 23:5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27]+[.$H$2]" office:value-type="float" office:value="1593069369" calcext:value-type="float">
            <text:p>1593069369</text:p>
          </table:table-cell>
          <table:table-cell table:formula="of:=([.$F927]/86400)+25569-(3/24)" office:value-type="float" office:value="44007.1778819444" calcext:value-type="float">
            <text:p>44007,1778819444</text:p>
          </table:table-cell>
          <table:table-cell/>
        </table:table-row>
        <table:table-row table:style-name="ro1">
          <table:table-cell office:value-type="float" office:value="1590893880" calcext:value-type="float">
            <text:p>1590893880</text:p>
          </table:table-cell>
          <table:table-cell office:value-type="string" calcext:value-type="string">
            <text:p>2020-05-30 23:5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9.0</text:p>
          </table:table-cell>
          <table:table-cell table:formula="of:=[.A928]+[.$H$2]" office:value-type="float" office:value="1593069369" calcext:value-type="float">
            <text:p>1593069369</text:p>
          </table:table-cell>
          <table:table-cell table:formula="of:=([.$F928]/86400)+25569-(3/24)" office:value-type="float" office:value="44007.1778819444" calcext:value-type="float">
            <text:p>44007,1778819444</text:p>
          </table:table-cell>
          <table:table-cell/>
        </table:table-row>
        <table:table-row table:style-name="ro1">
          <table:table-cell office:value-type="float" office:value="1590893880" calcext:value-type="float">
            <text:p>1590893880</text:p>
          </table:table-cell>
          <table:table-cell office:value-type="string" calcext:value-type="string">
            <text:p>2020-05-30 23:5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29]+[.$H$2]" office:value-type="float" office:value="1593069369" calcext:value-type="float">
            <text:p>1593069369</text:p>
          </table:table-cell>
          <table:table-cell table:formula="of:=([.$F929]/86400)+25569-(3/24)" office:value-type="float" office:value="44007.1778819444" calcext:value-type="float">
            <text:p>44007,1778819444</text:p>
          </table:table-cell>
          <table:table-cell/>
        </table:table-row>
        <table:table-row table:style-name="ro1">
          <table:table-cell office:value-type="float" office:value="1590897479" calcext:value-type="float">
            <text:p>1590897479</text:p>
          </table:table-cell>
          <table:table-cell office:value-type="string" calcext:value-type="string">
            <text:p>2020-05-31 00:57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30]+[.$H$2]" office:value-type="float" office:value="1593072968" calcext:value-type="float">
            <text:p>1593072968</text:p>
          </table:table-cell>
          <table:table-cell table:formula="of:=([.$F930]/86400)+25569-(3/24)" office:value-type="float" office:value="44007.219537037" calcext:value-type="float">
            <text:p>44007,219537037</text:p>
          </table:table-cell>
          <table:table-cell/>
        </table:table-row>
        <table:table-row table:style-name="ro1">
          <table:table-cell office:value-type="float" office:value="1590897479" calcext:value-type="float">
            <text:p>1590897479</text:p>
          </table:table-cell>
          <table:table-cell office:value-type="string" calcext:value-type="string">
            <text:p>2020-05-31 00:57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31]+[.$H$2]" office:value-type="float" office:value="1593072968" calcext:value-type="float">
            <text:p>1593072968</text:p>
          </table:table-cell>
          <table:table-cell table:formula="of:=([.$F931]/86400)+25569-(3/24)" office:value-type="float" office:value="44007.219537037" calcext:value-type="float">
            <text:p>44007,219537037</text:p>
          </table:table-cell>
          <table:table-cell/>
        </table:table-row>
        <table:table-row table:style-name="ro1">
          <table:table-cell office:value-type="float" office:value="1590897479" calcext:value-type="float">
            <text:p>1590897479</text:p>
          </table:table-cell>
          <table:table-cell office:value-type="string" calcext:value-type="string">
            <text:p>2020-05-31 00:57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8.0</text:p>
          </table:table-cell>
          <table:table-cell table:formula="of:=[.A932]+[.$H$2]" office:value-type="float" office:value="1593072968" calcext:value-type="float">
            <text:p>1593072968</text:p>
          </table:table-cell>
          <table:table-cell table:formula="of:=([.$F932]/86400)+25569-(3/24)" office:value-type="float" office:value="44007.219537037" calcext:value-type="float">
            <text:p>44007,219537037</text:p>
          </table:table-cell>
          <table:table-cell/>
        </table:table-row>
        <table:table-row table:style-name="ro1">
          <table:table-cell office:value-type="float" office:value="1590897479" calcext:value-type="float">
            <text:p>1590897479</text:p>
          </table:table-cell>
          <table:table-cell office:value-type="string" calcext:value-type="string">
            <text:p>2020-05-31 00:57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33]+[.$H$2]" office:value-type="float" office:value="1593072968" calcext:value-type="float">
            <text:p>1593072968</text:p>
          </table:table-cell>
          <table:table-cell table:formula="of:=([.$F933]/86400)+25569-(3/24)" office:value-type="float" office:value="44007.219537037" calcext:value-type="float">
            <text:p>44007,219537037</text:p>
          </table:table-cell>
          <table:table-cell/>
        </table:table-row>
        <table:table-row table:style-name="ro1">
          <table:table-cell office:value-type="float" office:value="1590901078" calcext:value-type="float">
            <text:p>1590901078</text:p>
          </table:table-cell>
          <table:table-cell office:value-type="string" calcext:value-type="string">
            <text:p>2020-05-31 01:57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34]+[.$H$2]" office:value-type="float" office:value="1593076567" calcext:value-type="float">
            <text:p>1593076567</text:p>
          </table:table-cell>
          <table:table-cell table:formula="of:=([.$F934]/86400)+25569-(3/24)" office:value-type="float" office:value="44007.2611921296" calcext:value-type="float">
            <text:p>44007,2611921296</text:p>
          </table:table-cell>
          <table:table-cell/>
        </table:table-row>
        <table:table-row table:style-name="ro1">
          <table:table-cell office:value-type="float" office:value="1590901078" calcext:value-type="float">
            <text:p>1590901078</text:p>
          </table:table-cell>
          <table:table-cell office:value-type="string" calcext:value-type="string">
            <text:p>2020-05-31 01:57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35]+[.$H$2]" office:value-type="float" office:value="1593076567" calcext:value-type="float">
            <text:p>1593076567</text:p>
          </table:table-cell>
          <table:table-cell table:formula="of:=([.$F935]/86400)+25569-(3/24)" office:value-type="float" office:value="44007.2611921296" calcext:value-type="float">
            <text:p>44007,2611921296</text:p>
          </table:table-cell>
          <table:table-cell/>
        </table:table-row>
        <table:table-row table:style-name="ro1">
          <table:table-cell office:value-type="float" office:value="1590901078" calcext:value-type="float">
            <text:p>1590901078</text:p>
          </table:table-cell>
          <table:table-cell office:value-type="string" calcext:value-type="string">
            <text:p>2020-05-31 01:57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36]+[.$H$2]" office:value-type="float" office:value="1593076567" calcext:value-type="float">
            <text:p>1593076567</text:p>
          </table:table-cell>
          <table:table-cell table:formula="of:=([.$F936]/86400)+25569-(3/24)" office:value-type="float" office:value="44007.2611921296" calcext:value-type="float">
            <text:p>44007,2611921296</text:p>
          </table:table-cell>
          <table:table-cell/>
        </table:table-row>
        <table:table-row table:style-name="ro1">
          <table:table-cell office:value-type="float" office:value="1590901078" calcext:value-type="float">
            <text:p>1590901078</text:p>
          </table:table-cell>
          <table:table-cell office:value-type="string" calcext:value-type="string">
            <text:p>2020-05-31 01:5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37]+[.$H$2]" office:value-type="float" office:value="1593076567" calcext:value-type="float">
            <text:p>1593076567</text:p>
          </table:table-cell>
          <table:table-cell table:formula="of:=([.$F937]/86400)+25569-(3/24)" office:value-type="float" office:value="44007.2611921296" calcext:value-type="float">
            <text:p>44007,2611921296</text:p>
          </table:table-cell>
          <table:table-cell/>
        </table:table-row>
        <table:table-row table:style-name="ro1">
          <table:table-cell office:value-type="float" office:value="1590904677" calcext:value-type="float">
            <text:p>1590904677</text:p>
          </table:table-cell>
          <table:table-cell office:value-type="string" calcext:value-type="string">
            <text:p>2020-05-31 02:57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38]+[.$H$2]" office:value-type="float" office:value="1593080166" calcext:value-type="float">
            <text:p>1593080166</text:p>
          </table:table-cell>
          <table:table-cell table:formula="of:=([.$F938]/86400)+25569-(3/24)" office:value-type="float" office:value="44007.3028472222" calcext:value-type="float">
            <text:p>44007,3028472222</text:p>
          </table:table-cell>
          <table:table-cell/>
        </table:table-row>
        <table:table-row table:style-name="ro1">
          <table:table-cell office:value-type="float" office:value="1590904677" calcext:value-type="float">
            <text:p>1590904677</text:p>
          </table:table-cell>
          <table:table-cell office:value-type="string" calcext:value-type="string">
            <text:p>2020-05-31 02:57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39]+[.$H$2]" office:value-type="float" office:value="1593080166" calcext:value-type="float">
            <text:p>1593080166</text:p>
          </table:table-cell>
          <table:table-cell table:formula="of:=([.$F939]/86400)+25569-(3/24)" office:value-type="float" office:value="44007.3028472222" calcext:value-type="float">
            <text:p>44007,3028472222</text:p>
          </table:table-cell>
          <table:table-cell/>
        </table:table-row>
        <table:table-row table:style-name="ro1">
          <table:table-cell office:value-type="float" office:value="1590904677" calcext:value-type="float">
            <text:p>1590904677</text:p>
          </table:table-cell>
          <table:table-cell office:value-type="string" calcext:value-type="string">
            <text:p>2020-05-31 02:57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40]+[.$H$2]" office:value-type="float" office:value="1593080166" calcext:value-type="float">
            <text:p>1593080166</text:p>
          </table:table-cell>
          <table:table-cell table:formula="of:=([.$F940]/86400)+25569-(3/24)" office:value-type="float" office:value="44007.3028472222" calcext:value-type="float">
            <text:p>44007,3028472222</text:p>
          </table:table-cell>
          <table:table-cell/>
        </table:table-row>
        <table:table-row table:style-name="ro1">
          <table:table-cell office:value-type="float" office:value="1590904677" calcext:value-type="float">
            <text:p>1590904677</text:p>
          </table:table-cell>
          <table:table-cell office:value-type="string" calcext:value-type="string">
            <text:p>2020-05-31 02:5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41]+[.$H$2]" office:value-type="float" office:value="1593080166" calcext:value-type="float">
            <text:p>1593080166</text:p>
          </table:table-cell>
          <table:table-cell table:formula="of:=([.$F941]/86400)+25569-(3/24)" office:value-type="float" office:value="44007.3028472222" calcext:value-type="float">
            <text:p>44007,3028472222</text:p>
          </table:table-cell>
          <table:table-cell/>
        </table:table-row>
        <table:table-row table:style-name="ro1">
          <table:table-cell office:value-type="float" office:value="1590908276" calcext:value-type="float">
            <text:p>1590908276</text:p>
          </table:table-cell>
          <table:table-cell office:value-type="string" calcext:value-type="string">
            <text:p>2020-05-31 03:57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42]+[.$H$2]" office:value-type="float" office:value="1593083765" calcext:value-type="float">
            <text:p>1593083765</text:p>
          </table:table-cell>
          <table:table-cell table:formula="of:=([.$F942]/86400)+25569-(3/24)" office:value-type="float" office:value="44007.3445023148" calcext:value-type="float">
            <text:p>44007,3445023148</text:p>
          </table:table-cell>
          <table:table-cell/>
        </table:table-row>
        <table:table-row table:style-name="ro1">
          <table:table-cell office:value-type="float" office:value="1590908276" calcext:value-type="float">
            <text:p>1590908276</text:p>
          </table:table-cell>
          <table:table-cell office:value-type="string" calcext:value-type="string">
            <text:p>2020-05-31 03:57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43]+[.$H$2]" office:value-type="float" office:value="1593083765" calcext:value-type="float">
            <text:p>1593083765</text:p>
          </table:table-cell>
          <table:table-cell table:formula="of:=([.$F943]/86400)+25569-(3/24)" office:value-type="float" office:value="44007.3445023148" calcext:value-type="float">
            <text:p>44007,3445023148</text:p>
          </table:table-cell>
          <table:table-cell/>
        </table:table-row>
        <table:table-row table:style-name="ro1">
          <table:table-cell office:value-type="float" office:value="1590908276" calcext:value-type="float">
            <text:p>1590908276</text:p>
          </table:table-cell>
          <table:table-cell office:value-type="string" calcext:value-type="string">
            <text:p>2020-05-31 03:57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44]+[.$H$2]" office:value-type="float" office:value="1593083765" calcext:value-type="float">
            <text:p>1593083765</text:p>
          </table:table-cell>
          <table:table-cell table:formula="of:=([.$F944]/86400)+25569-(3/24)" office:value-type="float" office:value="44007.3445023148" calcext:value-type="float">
            <text:p>44007,3445023148</text:p>
          </table:table-cell>
          <table:table-cell/>
        </table:table-row>
        <table:table-row table:style-name="ro1">
          <table:table-cell office:value-type="float" office:value="1590908276" calcext:value-type="float">
            <text:p>1590908276</text:p>
          </table:table-cell>
          <table:table-cell office:value-type="string" calcext:value-type="string">
            <text:p>2020-05-31 03:5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45]+[.$H$2]" office:value-type="float" office:value="1593083765" calcext:value-type="float">
            <text:p>1593083765</text:p>
          </table:table-cell>
          <table:table-cell table:formula="of:=([.$F945]/86400)+25569-(3/24)" office:value-type="float" office:value="44007.3445023148" calcext:value-type="float">
            <text:p>44007,3445023148</text:p>
          </table:table-cell>
          <table:table-cell/>
        </table:table-row>
        <table:table-row table:style-name="ro1">
          <table:table-cell office:value-type="float" office:value="1590911875" calcext:value-type="float">
            <text:p>1590911875</text:p>
          </table:table-cell>
          <table:table-cell office:value-type="string" calcext:value-type="string">
            <text:p>2020-05-31 04:57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46]+[.$H$2]" office:value-type="float" office:value="1593087364" calcext:value-type="float">
            <text:p>1593087364</text:p>
          </table:table-cell>
          <table:table-cell table:formula="of:=([.$F946]/86400)+25569-(3/24)" office:value-type="float" office:value="44007.3861574074" calcext:value-type="float">
            <text:p>44007,3861574074</text:p>
          </table:table-cell>
          <table:table-cell/>
        </table:table-row>
        <table:table-row table:style-name="ro1">
          <table:table-cell office:value-type="float" office:value="1590911875" calcext:value-type="float">
            <text:p>1590911875</text:p>
          </table:table-cell>
          <table:table-cell office:value-type="string" calcext:value-type="string">
            <text:p>2020-05-31 04:57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47]+[.$H$2]" office:value-type="float" office:value="1593087364" calcext:value-type="float">
            <text:p>1593087364</text:p>
          </table:table-cell>
          <table:table-cell table:formula="of:=([.$F947]/86400)+25569-(3/24)" office:value-type="float" office:value="44007.3861574074" calcext:value-type="float">
            <text:p>44007,3861574074</text:p>
          </table:table-cell>
          <table:table-cell/>
        </table:table-row>
        <table:table-row table:style-name="ro1">
          <table:table-cell office:value-type="float" office:value="1590911875" calcext:value-type="float">
            <text:p>1590911875</text:p>
          </table:table-cell>
          <table:table-cell office:value-type="string" calcext:value-type="string">
            <text:p>2020-05-31 04:57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table:formula="of:=[.A948]+[.$H$2]" office:value-type="float" office:value="1593087364" calcext:value-type="float">
            <text:p>1593087364</text:p>
          </table:table-cell>
          <table:table-cell table:formula="of:=([.$F948]/86400)+25569-(3/24)" office:value-type="float" office:value="44007.3861574074" calcext:value-type="float">
            <text:p>44007,3861574074</text:p>
          </table:table-cell>
          <table:table-cell/>
        </table:table-row>
        <table:table-row table:style-name="ro1">
          <table:table-cell office:value-type="float" office:value="1590911875" calcext:value-type="float">
            <text:p>1590911875</text:p>
          </table:table-cell>
          <table:table-cell office:value-type="string" calcext:value-type="string">
            <text:p>2020-05-31 04:5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table:formula="of:=[.A949]+[.$H$2]" office:value-type="float" office:value="1593087364" calcext:value-type="float">
            <text:p>1593087364</text:p>
          </table:table-cell>
          <table:table-cell table:formula="of:=([.$F949]/86400)+25569-(3/24)" office:value-type="float" office:value="44007.3861574074" calcext:value-type="float">
            <text:p>44007,3861574074</text:p>
          </table:table-cell>
          <table:table-cell/>
        </table:table-row>
        <table:table-row table:style-name="ro1">
          <table:table-cell office:value-type="float" office:value="1590915474" calcext:value-type="float">
            <text:p>1590915474</text:p>
          </table:table-cell>
          <table:table-cell office:value-type="string" calcext:value-type="string">
            <text:p>2020-05-31 05:57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50]+[.$H$2]" office:value-type="float" office:value="1593090963" calcext:value-type="float">
            <text:p>1593090963</text:p>
          </table:table-cell>
          <table:table-cell table:formula="of:=([.$F950]/86400)+25569-(3/24)" office:value-type="float" office:value="44007.4278125" calcext:value-type="float">
            <text:p>44007,4278125</text:p>
          </table:table-cell>
          <table:table-cell/>
        </table:table-row>
        <table:table-row table:style-name="ro1">
          <table:table-cell office:value-type="float" office:value="1590915474" calcext:value-type="float">
            <text:p>1590915474</text:p>
          </table:table-cell>
          <table:table-cell office:value-type="string" calcext:value-type="string">
            <text:p>2020-05-31 05:57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51]+[.$H$2]" office:value-type="float" office:value="1593090963" calcext:value-type="float">
            <text:p>1593090963</text:p>
          </table:table-cell>
          <table:table-cell table:formula="of:=([.$F951]/86400)+25569-(3/24)" office:value-type="float" office:value="44007.4278125" calcext:value-type="float">
            <text:p>44007,4278125</text:p>
          </table:table-cell>
          <table:table-cell/>
        </table:table-row>
        <table:table-row table:style-name="ro1">
          <table:table-cell office:value-type="float" office:value="1590915474" calcext:value-type="float">
            <text:p>1590915474</text:p>
          </table:table-cell>
          <table:table-cell office:value-type="string" calcext:value-type="string">
            <text:p>2020-05-31 05:57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52]+[.$H$2]" office:value-type="float" office:value="1593090963" calcext:value-type="float">
            <text:p>1593090963</text:p>
          </table:table-cell>
          <table:table-cell table:formula="of:=([.$F952]/86400)+25569-(3/24)" office:value-type="float" office:value="44007.4278125" calcext:value-type="float">
            <text:p>44007,4278125</text:p>
          </table:table-cell>
          <table:table-cell/>
        </table:table-row>
        <table:table-row table:style-name="ro1">
          <table:table-cell office:value-type="float" office:value="1590915474" calcext:value-type="float">
            <text:p>1590915474</text:p>
          </table:table-cell>
          <table:table-cell office:value-type="string" calcext:value-type="string">
            <text:p>2020-05-31 05:5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table:formula="of:=[.A953]+[.$H$2]" office:value-type="float" office:value="1593090963" calcext:value-type="float">
            <text:p>1593090963</text:p>
          </table:table-cell>
          <table:table-cell table:formula="of:=([.$F953]/86400)+25569-(3/24)" office:value-type="float" office:value="44007.4278125" calcext:value-type="float">
            <text:p>44007,4278125</text:p>
          </table:table-cell>
          <table:table-cell/>
        </table:table-row>
        <table:table-row table:style-name="ro1">
          <table:table-cell office:value-type="float" office:value="1590919073" calcext:value-type="float">
            <text:p>1590919073</text:p>
          </table:table-cell>
          <table:table-cell office:value-type="string" calcext:value-type="string">
            <text:p>2020-05-31 06:57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54]+[.$H$2]" office:value-type="float" office:value="1593094562" calcext:value-type="float">
            <text:p>1593094562</text:p>
          </table:table-cell>
          <table:table-cell table:formula="of:=([.$F954]/86400)+25569-(3/24)" office:value-type="float" office:value="44007.4694675926" calcext:value-type="float">
            <text:p>44007,4694675926</text:p>
          </table:table-cell>
          <table:table-cell/>
        </table:table-row>
        <table:table-row table:style-name="ro1">
          <table:table-cell office:value-type="float" office:value="1590919073" calcext:value-type="float">
            <text:p>1590919073</text:p>
          </table:table-cell>
          <table:table-cell office:value-type="string" calcext:value-type="string">
            <text:p>2020-05-31 06:57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55]+[.$H$2]" office:value-type="float" office:value="1593094562" calcext:value-type="float">
            <text:p>1593094562</text:p>
          </table:table-cell>
          <table:table-cell table:formula="of:=([.$F955]/86400)+25569-(3/24)" office:value-type="float" office:value="44007.4694675926" calcext:value-type="float">
            <text:p>44007,4694675926</text:p>
          </table:table-cell>
          <table:table-cell/>
        </table:table-row>
        <table:table-row table:style-name="ro1">
          <table:table-cell office:value-type="float" office:value="1590919073" calcext:value-type="float">
            <text:p>1590919073</text:p>
          </table:table-cell>
          <table:table-cell office:value-type="string" calcext:value-type="string">
            <text:p>2020-05-31 06:57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56]+[.$H$2]" office:value-type="float" office:value="1593094562" calcext:value-type="float">
            <text:p>1593094562</text:p>
          </table:table-cell>
          <table:table-cell table:formula="of:=([.$F956]/86400)+25569-(3/24)" office:value-type="float" office:value="44007.4694675926" calcext:value-type="float">
            <text:p>44007,4694675926</text:p>
          </table:table-cell>
          <table:table-cell/>
        </table:table-row>
        <table:table-row table:style-name="ro1">
          <table:table-cell office:value-type="float" office:value="1590919073" calcext:value-type="float">
            <text:p>1590919073</text:p>
          </table:table-cell>
          <table:table-cell office:value-type="string" calcext:value-type="string">
            <text:p>2020-05-31 06:57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table:formula="of:=[.A957]+[.$H$2]" office:value-type="float" office:value="1593094562" calcext:value-type="float">
            <text:p>1593094562</text:p>
          </table:table-cell>
          <table:table-cell table:formula="of:=([.$F957]/86400)+25569-(3/24)" office:value-type="float" office:value="44007.4694675926" calcext:value-type="float">
            <text:p>44007,4694675926</text:p>
          </table:table-cell>
          <table:table-cell/>
        </table:table-row>
        <table:table-row table:style-name="ro1">
          <table:table-cell office:value-type="float" office:value="1590922672" calcext:value-type="float">
            <text:p>1590922672</text:p>
          </table:table-cell>
          <table:table-cell office:value-type="string" calcext:value-type="string">
            <text:p>2020-05-31 07:57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58]+[.$H$2]" office:value-type="float" office:value="1593098161" calcext:value-type="float">
            <text:p>1593098161</text:p>
          </table:table-cell>
          <table:table-cell table:formula="of:=([.$F958]/86400)+25569-(3/24)" office:value-type="float" office:value="44007.5111226852" calcext:value-type="float">
            <text:p>44007,5111226852</text:p>
          </table:table-cell>
          <table:table-cell/>
        </table:table-row>
        <table:table-row table:style-name="ro1">
          <table:table-cell office:value-type="float" office:value="1590922672" calcext:value-type="float">
            <text:p>1590922672</text:p>
          </table:table-cell>
          <table:table-cell office:value-type="string" calcext:value-type="string">
            <text:p>2020-05-31 07:57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59]+[.$H$2]" office:value-type="float" office:value="1593098161" calcext:value-type="float">
            <text:p>1593098161</text:p>
          </table:table-cell>
          <table:table-cell table:formula="of:=([.$F959]/86400)+25569-(3/24)" office:value-type="float" office:value="44007.5111226852" calcext:value-type="float">
            <text:p>44007,5111226852</text:p>
          </table:table-cell>
          <table:table-cell/>
        </table:table-row>
        <table:table-row table:style-name="ro1">
          <table:table-cell office:value-type="float" office:value="1590922672" calcext:value-type="float">
            <text:p>1590922672</text:p>
          </table:table-cell>
          <table:table-cell office:value-type="string" calcext:value-type="string">
            <text:p>2020-05-31 07:57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60]+[.$H$2]" office:value-type="float" office:value="1593098161" calcext:value-type="float">
            <text:p>1593098161</text:p>
          </table:table-cell>
          <table:table-cell table:formula="of:=([.$F960]/86400)+25569-(3/24)" office:value-type="float" office:value="44007.5111226852" calcext:value-type="float">
            <text:p>44007,5111226852</text:p>
          </table:table-cell>
          <table:table-cell/>
        </table:table-row>
        <table:table-row table:style-name="ro1">
          <table:table-cell office:value-type="float" office:value="1590922672" calcext:value-type="float">
            <text:p>1590922672</text:p>
          </table:table-cell>
          <table:table-cell office:value-type="string" calcext:value-type="string">
            <text:p>2020-05-31 07:57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table:formula="of:=[.A961]+[.$H$2]" office:value-type="float" office:value="1593098161" calcext:value-type="float">
            <text:p>1593098161</text:p>
          </table:table-cell>
          <table:table-cell table:formula="of:=([.$F961]/86400)+25569-(3/24)" office:value-type="float" office:value="44007.5111226852" calcext:value-type="float">
            <text:p>44007,5111226852</text:p>
          </table:table-cell>
          <table:table-cell/>
        </table:table-row>
        <table:table-row table:style-name="ro1">
          <table:table-cell office:value-type="float" office:value="1590926271" calcext:value-type="float">
            <text:p>1590926271</text:p>
          </table:table-cell>
          <table:table-cell office:value-type="string" calcext:value-type="string">
            <text:p>2020-05-31 08:57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62]+[.$H$2]" office:value-type="float" office:value="1593101760" calcext:value-type="float">
            <text:p>1593101760</text:p>
          </table:table-cell>
          <table:table-cell table:formula="of:=([.$F962]/86400)+25569-(3/24)" office:value-type="float" office:value="44007.5527777778" calcext:value-type="float">
            <text:p>44007,5527777778</text:p>
          </table:table-cell>
          <table:table-cell/>
        </table:table-row>
        <table:table-row table:style-name="ro1">
          <table:table-cell office:value-type="float" office:value="1590926271" calcext:value-type="float">
            <text:p>1590926271</text:p>
          </table:table-cell>
          <table:table-cell office:value-type="string" calcext:value-type="string">
            <text:p>2020-05-31 08:57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63]+[.$H$2]" office:value-type="float" office:value="1593101760" calcext:value-type="float">
            <text:p>1593101760</text:p>
          </table:table-cell>
          <table:table-cell table:formula="of:=([.$F963]/86400)+25569-(3/24)" office:value-type="float" office:value="44007.5527777778" calcext:value-type="float">
            <text:p>44007,5527777778</text:p>
          </table:table-cell>
          <table:table-cell/>
        </table:table-row>
        <table:table-row table:style-name="ro1">
          <table:table-cell office:value-type="float" office:value="1590926271" calcext:value-type="float">
            <text:p>1590926271</text:p>
          </table:table-cell>
          <table:table-cell office:value-type="string" calcext:value-type="string">
            <text:p>2020-05-31 08:57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64]+[.$H$2]" office:value-type="float" office:value="1593101760" calcext:value-type="float">
            <text:p>1593101760</text:p>
          </table:table-cell>
          <table:table-cell table:formula="of:=([.$F964]/86400)+25569-(3/24)" office:value-type="float" office:value="44007.5527777778" calcext:value-type="float">
            <text:p>44007,5527777778</text:p>
          </table:table-cell>
          <table:table-cell/>
        </table:table-row>
        <table:table-row table:style-name="ro1">
          <table:table-cell office:value-type="float" office:value="1590926271" calcext:value-type="float">
            <text:p>1590926271</text:p>
          </table:table-cell>
          <table:table-cell office:value-type="string" calcext:value-type="string">
            <text:p>2020-05-31 08:5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table:formula="of:=[.A965]+[.$H$2]" office:value-type="float" office:value="1593101760" calcext:value-type="float">
            <text:p>1593101760</text:p>
          </table:table-cell>
          <table:table-cell table:formula="of:=([.$F965]/86400)+25569-(3/24)" office:value-type="float" office:value="44007.5527777778" calcext:value-type="float">
            <text:p>44007,5527777778</text:p>
          </table:table-cell>
          <table:table-cell/>
        </table:table-row>
        <table:table-row table:style-name="ro1">
          <table:table-cell office:value-type="float" office:value="1590929870" calcext:value-type="float">
            <text:p>1590929870</text:p>
          </table:table-cell>
          <table:table-cell office:value-type="string" calcext:value-type="string">
            <text:p>2020-05-31 09:57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66]+[.$H$2]" office:value-type="float" office:value="1593105359" calcext:value-type="float">
            <text:p>1593105359</text:p>
          </table:table-cell>
          <table:table-cell table:formula="of:=([.$F966]/86400)+25569-(3/24)" office:value-type="float" office:value="44007.5944328704" calcext:value-type="float">
            <text:p>44007,5944328704</text:p>
          </table:table-cell>
          <table:table-cell/>
        </table:table-row>
        <table:table-row table:style-name="ro1">
          <table:table-cell office:value-type="float" office:value="1590929870" calcext:value-type="float">
            <text:p>1590929870</text:p>
          </table:table-cell>
          <table:table-cell office:value-type="string" calcext:value-type="string">
            <text:p>2020-05-31 09:57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67]+[.$H$2]" office:value-type="float" office:value="1593105359" calcext:value-type="float">
            <text:p>1593105359</text:p>
          </table:table-cell>
          <table:table-cell table:formula="of:=([.$F967]/86400)+25569-(3/24)" office:value-type="float" office:value="44007.5944328704" calcext:value-type="float">
            <text:p>44007,5944328704</text:p>
          </table:table-cell>
          <table:table-cell/>
        </table:table-row>
        <table:table-row table:style-name="ro1">
          <table:table-cell office:value-type="float" office:value="1590929870" calcext:value-type="float">
            <text:p>1590929870</text:p>
          </table:table-cell>
          <table:table-cell office:value-type="string" calcext:value-type="string">
            <text:p>2020-05-31 09:57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68]+[.$H$2]" office:value-type="float" office:value="1593105359" calcext:value-type="float">
            <text:p>1593105359</text:p>
          </table:table-cell>
          <table:table-cell table:formula="of:=([.$F968]/86400)+25569-(3/24)" office:value-type="float" office:value="44007.5944328704" calcext:value-type="float">
            <text:p>44007,5944328704</text:p>
          </table:table-cell>
          <table:table-cell/>
        </table:table-row>
        <table:table-row table:style-name="ro1">
          <table:table-cell office:value-type="float" office:value="1590929870" calcext:value-type="float">
            <text:p>1590929870</text:p>
          </table:table-cell>
          <table:table-cell office:value-type="string" calcext:value-type="string">
            <text:p>2020-05-31 09:5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table:formula="of:=[.A969]+[.$H$2]" office:value-type="float" office:value="1593105359" calcext:value-type="float">
            <text:p>1593105359</text:p>
          </table:table-cell>
          <table:table-cell table:formula="of:=([.$F969]/86400)+25569-(3/24)" office:value-type="float" office:value="44007.5944328704" calcext:value-type="float">
            <text:p>44007,5944328704</text:p>
          </table:table-cell>
          <table:table-cell/>
        </table:table-row>
        <table:table-row table:style-name="ro1">
          <table:table-cell office:value-type="float" office:value="1590933469" calcext:value-type="float">
            <text:p>1590933469</text:p>
          </table:table-cell>
          <table:table-cell office:value-type="string" calcext:value-type="string">
            <text:p>2020-05-31 10:57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70]+[.$H$2]" office:value-type="float" office:value="1593108958" calcext:value-type="float">
            <text:p>1593108958</text:p>
          </table:table-cell>
          <table:table-cell table:formula="of:=([.$F970]/86400)+25569-(3/24)" office:value-type="float" office:value="44007.636087963" calcext:value-type="float">
            <text:p>44007,636087963</text:p>
          </table:table-cell>
          <table:table-cell/>
        </table:table-row>
        <table:table-row table:style-name="ro1">
          <table:table-cell office:value-type="float" office:value="1590933469" calcext:value-type="float">
            <text:p>1590933469</text:p>
          </table:table-cell>
          <table:table-cell office:value-type="string" calcext:value-type="string">
            <text:p>2020-05-31 10:57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71]+[.$H$2]" office:value-type="float" office:value="1593108958" calcext:value-type="float">
            <text:p>1593108958</text:p>
          </table:table-cell>
          <table:table-cell table:formula="of:=([.$F971]/86400)+25569-(3/24)" office:value-type="float" office:value="44007.636087963" calcext:value-type="float">
            <text:p>44007,636087963</text:p>
          </table:table-cell>
          <table:table-cell/>
        </table:table-row>
        <table:table-row table:style-name="ro1">
          <table:table-cell office:value-type="float" office:value="1590933469" calcext:value-type="float">
            <text:p>1590933469</text:p>
          </table:table-cell>
          <table:table-cell office:value-type="string" calcext:value-type="string">
            <text:p>2020-05-31 10:57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8.0</text:p>
          </table:table-cell>
          <table:table-cell table:formula="of:=[.A972]+[.$H$2]" office:value-type="float" office:value="1593108958" calcext:value-type="float">
            <text:p>1593108958</text:p>
          </table:table-cell>
          <table:table-cell table:formula="of:=([.$F972]/86400)+25569-(3/24)" office:value-type="float" office:value="44007.636087963" calcext:value-type="float">
            <text:p>44007,636087963</text:p>
          </table:table-cell>
          <table:table-cell/>
        </table:table-row>
        <table:table-row table:style-name="ro1">
          <table:table-cell office:value-type="float" office:value="1590933469" calcext:value-type="float">
            <text:p>1590933469</text:p>
          </table:table-cell>
          <table:table-cell office:value-type="string" calcext:value-type="string">
            <text:p>2020-05-31 10:5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973]+[.$H$2]" office:value-type="float" office:value="1593108958" calcext:value-type="float">
            <text:p>1593108958</text:p>
          </table:table-cell>
          <table:table-cell table:formula="of:=([.$F973]/86400)+25569-(3/24)" office:value-type="float" office:value="44007.636087963" calcext:value-type="float">
            <text:p>44007,636087963</text:p>
          </table:table-cell>
          <table:table-cell/>
        </table:table-row>
        <table:table-row table:style-name="ro1">
          <table:table-cell office:value-type="float" office:value="1590937068" calcext:value-type="float">
            <text:p>1590937068</text:p>
          </table:table-cell>
          <table:table-cell office:value-type="string" calcext:value-type="string">
            <text:p>2020-05-31 11:57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74]+[.$H$2]" office:value-type="float" office:value="1593112557" calcext:value-type="float">
            <text:p>1593112557</text:p>
          </table:table-cell>
          <table:table-cell table:formula="of:=([.$F974]/86400)+25569-(3/24)" office:value-type="float" office:value="44007.6777430556" calcext:value-type="float">
            <text:p>44007,6777430556</text:p>
          </table:table-cell>
          <table:table-cell/>
        </table:table-row>
        <table:table-row table:style-name="ro1">
          <table:table-cell office:value-type="float" office:value="1590937068" calcext:value-type="float">
            <text:p>1590937068</text:p>
          </table:table-cell>
          <table:table-cell office:value-type="string" calcext:value-type="string">
            <text:p>2020-05-31 11:57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75]+[.$H$2]" office:value-type="float" office:value="1593112557" calcext:value-type="float">
            <text:p>1593112557</text:p>
          </table:table-cell>
          <table:table-cell table:formula="of:=([.$F975]/86400)+25569-(3/24)" office:value-type="float" office:value="44007.6777430556" calcext:value-type="float">
            <text:p>44007,6777430556</text:p>
          </table:table-cell>
          <table:table-cell/>
        </table:table-row>
        <table:table-row table:style-name="ro1">
          <table:table-cell office:value-type="float" office:value="1590937068" calcext:value-type="float">
            <text:p>1590937068</text:p>
          </table:table-cell>
          <table:table-cell office:value-type="string" calcext:value-type="string">
            <text:p>2020-05-31 11:57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76]+[.$H$2]" office:value-type="float" office:value="1593112557" calcext:value-type="float">
            <text:p>1593112557</text:p>
          </table:table-cell>
          <table:table-cell table:formula="of:=([.$F976]/86400)+25569-(3/24)" office:value-type="float" office:value="44007.6777430556" calcext:value-type="float">
            <text:p>44007,6777430556</text:p>
          </table:table-cell>
          <table:table-cell/>
        </table:table-row>
        <table:table-row table:style-name="ro1">
          <table:table-cell office:value-type="float" office:value="1590937068" calcext:value-type="float">
            <text:p>1590937068</text:p>
          </table:table-cell>
          <table:table-cell office:value-type="string" calcext:value-type="string">
            <text:p>2020-05-31 11:57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977]+[.$H$2]" office:value-type="float" office:value="1593112557" calcext:value-type="float">
            <text:p>1593112557</text:p>
          </table:table-cell>
          <table:table-cell table:formula="of:=([.$F977]/86400)+25569-(3/24)" office:value-type="float" office:value="44007.6777430556" calcext:value-type="float">
            <text:p>44007,6777430556</text:p>
          </table:table-cell>
          <table:table-cell/>
        </table:table-row>
        <table:table-row table:style-name="ro1">
          <table:table-cell office:value-type="float" office:value="1590940667" calcext:value-type="float">
            <text:p>1590940667</text:p>
          </table:table-cell>
          <table:table-cell office:value-type="string" calcext:value-type="string">
            <text:p>2020-05-31 12:57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78]+[.$H$2]" office:value-type="float" office:value="1593116156" calcext:value-type="float">
            <text:p>1593116156</text:p>
          </table:table-cell>
          <table:table-cell table:formula="of:=([.$F978]/86400)+25569-(3/24)" office:value-type="float" office:value="44007.7193981482" calcext:value-type="float">
            <text:p>44007,7193981482</text:p>
          </table:table-cell>
          <table:table-cell/>
        </table:table-row>
        <table:table-row table:style-name="ro1">
          <table:table-cell office:value-type="float" office:value="1590940667" calcext:value-type="float">
            <text:p>1590940667</text:p>
          </table:table-cell>
          <table:table-cell office:value-type="string" calcext:value-type="string">
            <text:p>2020-05-31 12:57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table:formula="of:=[.A979]+[.$H$2]" office:value-type="float" office:value="1593116156" calcext:value-type="float">
            <text:p>1593116156</text:p>
          </table:table-cell>
          <table:table-cell table:formula="of:=([.$F979]/86400)+25569-(3/24)" office:value-type="float" office:value="44007.7193981482" calcext:value-type="float">
            <text:p>44007,7193981482</text:p>
          </table:table-cell>
          <table:table-cell/>
        </table:table-row>
        <table:table-row table:style-name="ro1">
          <table:table-cell office:value-type="float" office:value="1590940667" calcext:value-type="float">
            <text:p>1590940667</text:p>
          </table:table-cell>
          <table:table-cell office:value-type="string" calcext:value-type="string">
            <text:p>2020-05-31 12:57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80]+[.$H$2]" office:value-type="float" office:value="1593116156" calcext:value-type="float">
            <text:p>1593116156</text:p>
          </table:table-cell>
          <table:table-cell table:formula="of:=([.$F980]/86400)+25569-(3/24)" office:value-type="float" office:value="44007.7193981482" calcext:value-type="float">
            <text:p>44007,7193981482</text:p>
          </table:table-cell>
          <table:table-cell/>
        </table:table-row>
        <table:table-row table:style-name="ro1">
          <table:table-cell office:value-type="float" office:value="1590940667" calcext:value-type="float">
            <text:p>1590940667</text:p>
          </table:table-cell>
          <table:table-cell office:value-type="string" calcext:value-type="string">
            <text:p>2020-05-31 12:5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981]+[.$H$2]" office:value-type="float" office:value="1593116156" calcext:value-type="float">
            <text:p>1593116156</text:p>
          </table:table-cell>
          <table:table-cell table:formula="of:=([.$F981]/86400)+25569-(3/24)" office:value-type="float" office:value="44007.7193981482" calcext:value-type="float">
            <text:p>44007,7193981482</text:p>
          </table:table-cell>
          <table:table-cell/>
        </table:table-row>
        <table:table-row table:style-name="ro1">
          <table:table-cell office:value-type="float" office:value="1590944266" calcext:value-type="float">
            <text:p>1590944266</text:p>
          </table:table-cell>
          <table:table-cell office:value-type="string" calcext:value-type="string">
            <text:p>2020-05-31 13:57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table:formula="of:=[.A982]+[.$H$2]" office:value-type="float" office:value="1593119755" calcext:value-type="float">
            <text:p>1593119755</text:p>
          </table:table-cell>
          <table:table-cell table:formula="of:=([.$F982]/86400)+25569-(3/24)" office:value-type="float" office:value="44007.7610532407" calcext:value-type="float">
            <text:p>44007,7610532407</text:p>
          </table:table-cell>
          <table:table-cell/>
        </table:table-row>
        <table:table-row table:style-name="ro1">
          <table:table-cell office:value-type="float" office:value="1590944266" calcext:value-type="float">
            <text:p>1590944266</text:p>
          </table:table-cell>
          <table:table-cell office:value-type="string" calcext:value-type="string">
            <text:p>2020-05-31 13:57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83]+[.$H$2]" office:value-type="float" office:value="1593119755" calcext:value-type="float">
            <text:p>1593119755</text:p>
          </table:table-cell>
          <table:table-cell table:formula="of:=([.$F983]/86400)+25569-(3/24)" office:value-type="float" office:value="44007.7610532407" calcext:value-type="float">
            <text:p>44007,7610532407</text:p>
          </table:table-cell>
          <table:table-cell/>
        </table:table-row>
        <table:table-row table:style-name="ro1">
          <table:table-cell office:value-type="float" office:value="1590944266" calcext:value-type="float">
            <text:p>1590944266</text:p>
          </table:table-cell>
          <table:table-cell office:value-type="string" calcext:value-type="string">
            <text:p>2020-05-31 13:57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8.0</text:p>
          </table:table-cell>
          <table:table-cell table:formula="of:=[.A984]+[.$H$2]" office:value-type="float" office:value="1593119755" calcext:value-type="float">
            <text:p>1593119755</text:p>
          </table:table-cell>
          <table:table-cell table:formula="of:=([.$F984]/86400)+25569-(3/24)" office:value-type="float" office:value="44007.7610532407" calcext:value-type="float">
            <text:p>44007,7610532407</text:p>
          </table:table-cell>
          <table:table-cell/>
        </table:table-row>
        <table:table-row table:style-name="ro1">
          <table:table-cell office:value-type="float" office:value="1590944266" calcext:value-type="float">
            <text:p>1590944266</text:p>
          </table:table-cell>
          <table:table-cell office:value-type="string" calcext:value-type="string">
            <text:p>2020-05-31 13:57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2.0</text:p>
          </table:table-cell>
          <table:table-cell table:formula="of:=[.A985]+[.$H$2]" office:value-type="float" office:value="1593119755" calcext:value-type="float">
            <text:p>1593119755</text:p>
          </table:table-cell>
          <table:table-cell table:formula="of:=([.$F985]/86400)+25569-(3/24)" office:value-type="float" office:value="44007.7610532407" calcext:value-type="float">
            <text:p>44007,7610532407</text:p>
          </table:table-cell>
          <table:table-cell/>
        </table:table-row>
        <table:table-row table:style-name="ro1">
          <table:table-cell office:value-type="float" office:value="1590947865" calcext:value-type="float">
            <text:p>1590947865</text:p>
          </table:table-cell>
          <table:table-cell office:value-type="string" calcext:value-type="string">
            <text:p>2020-05-31 14:57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86]+[.$H$2]" office:value-type="float" office:value="1593123354" calcext:value-type="float">
            <text:p>1593123354</text:p>
          </table:table-cell>
          <table:table-cell table:formula="of:=([.$F986]/86400)+25569-(3/24)" office:value-type="float" office:value="44007.8027083333" calcext:value-type="float">
            <text:p>44007,8027083333</text:p>
          </table:table-cell>
          <table:table-cell/>
        </table:table-row>
        <table:table-row table:style-name="ro1">
          <table:table-cell office:value-type="float" office:value="1590947865" calcext:value-type="float">
            <text:p>1590947865</text:p>
          </table:table-cell>
          <table:table-cell office:value-type="string" calcext:value-type="string">
            <text:p>2020-05-31 14:57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87]+[.$H$2]" office:value-type="float" office:value="1593123354" calcext:value-type="float">
            <text:p>1593123354</text:p>
          </table:table-cell>
          <table:table-cell table:formula="of:=([.$F987]/86400)+25569-(3/24)" office:value-type="float" office:value="44007.8027083333" calcext:value-type="float">
            <text:p>44007,8027083333</text:p>
          </table:table-cell>
          <table:table-cell/>
        </table:table-row>
        <table:table-row table:style-name="ro1">
          <table:table-cell office:value-type="float" office:value="1590947865" calcext:value-type="float">
            <text:p>1590947865</text:p>
          </table:table-cell>
          <table:table-cell office:value-type="string" calcext:value-type="string">
            <text:p>2020-05-31 14:57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8.0</text:p>
          </table:table-cell>
          <table:table-cell table:formula="of:=[.A988]+[.$H$2]" office:value-type="float" office:value="1593123354" calcext:value-type="float">
            <text:p>1593123354</text:p>
          </table:table-cell>
          <table:table-cell table:formula="of:=([.$F988]/86400)+25569-(3/24)" office:value-type="float" office:value="44007.8027083333" calcext:value-type="float">
            <text:p>44007,8027083333</text:p>
          </table:table-cell>
          <table:table-cell/>
        </table:table-row>
        <table:table-row table:style-name="ro1">
          <table:table-cell office:value-type="float" office:value="1590947865" calcext:value-type="float">
            <text:p>1590947865</text:p>
          </table:table-cell>
          <table:table-cell office:value-type="string" calcext:value-type="string">
            <text:p>2020-05-31 14:57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2.0</text:p>
          </table:table-cell>
          <table:table-cell table:formula="of:=[.A989]+[.$H$2]" office:value-type="float" office:value="1593123354" calcext:value-type="float">
            <text:p>1593123354</text:p>
          </table:table-cell>
          <table:table-cell table:formula="of:=([.$F989]/86400)+25569-(3/24)" office:value-type="float" office:value="44007.8027083333" calcext:value-type="float">
            <text:p>44007,8027083333</text:p>
          </table:table-cell>
          <table:table-cell/>
        </table:table-row>
        <table:table-row table:style-name="ro1">
          <table:table-cell office:value-type="float" office:value="1590951464" calcext:value-type="float">
            <text:p>1590951464</text:p>
          </table:table-cell>
          <table:table-cell office:value-type="string" calcext:value-type="string">
            <text:p>2020-05-31 15:57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90]+[.$H$2]" office:value-type="float" office:value="1593126953" calcext:value-type="float">
            <text:p>1593126953</text:p>
          </table:table-cell>
          <table:table-cell table:formula="of:=([.$F990]/86400)+25569-(3/24)" office:value-type="float" office:value="44007.8443634259" calcext:value-type="float">
            <text:p>44007,8443634259</text:p>
          </table:table-cell>
          <table:table-cell/>
        </table:table-row>
        <table:table-row table:style-name="ro1">
          <table:table-cell office:value-type="float" office:value="1590951464" calcext:value-type="float">
            <text:p>1590951464</text:p>
          </table:table-cell>
          <table:table-cell office:value-type="string" calcext:value-type="string">
            <text:p>2020-05-31 15:57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991]+[.$H$2]" office:value-type="float" office:value="1593126953" calcext:value-type="float">
            <text:p>1593126953</text:p>
          </table:table-cell>
          <table:table-cell table:formula="of:=([.$F991]/86400)+25569-(3/24)" office:value-type="float" office:value="44007.8443634259" calcext:value-type="float">
            <text:p>44007,8443634259</text:p>
          </table:table-cell>
          <table:table-cell/>
        </table:table-row>
        <table:table-row table:style-name="ro1">
          <table:table-cell office:value-type="float" office:value="1590951464" calcext:value-type="float">
            <text:p>1590951464</text:p>
          </table:table-cell>
          <table:table-cell office:value-type="string" calcext:value-type="string">
            <text:p>2020-05-31 15:57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8.0</text:p>
          </table:table-cell>
          <table:table-cell table:formula="of:=[.A992]+[.$H$2]" office:value-type="float" office:value="1593126953" calcext:value-type="float">
            <text:p>1593126953</text:p>
          </table:table-cell>
          <table:table-cell table:formula="of:=([.$F992]/86400)+25569-(3/24)" office:value-type="float" office:value="44007.8443634259" calcext:value-type="float">
            <text:p>44007,8443634259</text:p>
          </table:table-cell>
          <table:table-cell/>
        </table:table-row>
        <table:table-row table:style-name="ro1">
          <table:table-cell office:value-type="float" office:value="1590951464" calcext:value-type="float">
            <text:p>1590951464</text:p>
          </table:table-cell>
          <table:table-cell office:value-type="string" calcext:value-type="string">
            <text:p>2020-05-31 15:5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2.0</text:p>
          </table:table-cell>
          <table:table-cell table:formula="of:=[.A993]+[.$H$2]" office:value-type="float" office:value="1593126953" calcext:value-type="float">
            <text:p>1593126953</text:p>
          </table:table-cell>
          <table:table-cell table:formula="of:=([.$F993]/86400)+25569-(3/24)" office:value-type="float" office:value="44007.8443634259" calcext:value-type="float">
            <text:p>44007,8443634259</text:p>
          </table:table-cell>
          <table:table-cell/>
        </table:table-row>
        <table:table-row table:style-name="ro1">
          <table:table-cell office:value-type="float" office:value="1590955063" calcext:value-type="float">
            <text:p>1590955063</text:p>
          </table:table-cell>
          <table:table-cell office:value-type="string" calcext:value-type="string">
            <text:p>2020-05-31 16:57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table:formula="of:=[.A994]+[.$H$2]" office:value-type="float" office:value="1593130552" calcext:value-type="float">
            <text:p>1593130552</text:p>
          </table:table-cell>
          <table:table-cell table:formula="of:=([.$F994]/86400)+25569-(3/24)" office:value-type="float" office:value="44007.8860185185" calcext:value-type="float">
            <text:p>44007,8860185185</text:p>
          </table:table-cell>
          <table:table-cell/>
        </table:table-row>
        <table:table-row table:style-name="ro1">
          <table:table-cell office:value-type="float" office:value="1590955063" calcext:value-type="float">
            <text:p>1590955063</text:p>
          </table:table-cell>
          <table:table-cell office:value-type="string" calcext:value-type="string">
            <text:p>2020-05-31 16:57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995]+[.$H$2]" office:value-type="float" office:value="1593130552" calcext:value-type="float">
            <text:p>1593130552</text:p>
          </table:table-cell>
          <table:table-cell table:formula="of:=([.$F995]/86400)+25569-(3/24)" office:value-type="float" office:value="44007.8860185185" calcext:value-type="float">
            <text:p>44007,8860185185</text:p>
          </table:table-cell>
          <table:table-cell/>
        </table:table-row>
        <table:table-row table:style-name="ro1">
          <table:table-cell office:value-type="float" office:value="1590955063" calcext:value-type="float">
            <text:p>1590955063</text:p>
          </table:table-cell>
          <table:table-cell office:value-type="string" calcext:value-type="string">
            <text:p>2020-05-31 16:57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8.0</text:p>
          </table:table-cell>
          <table:table-cell table:formula="of:=[.A996]+[.$H$2]" office:value-type="float" office:value="1593130552" calcext:value-type="float">
            <text:p>1593130552</text:p>
          </table:table-cell>
          <table:table-cell table:formula="of:=([.$F996]/86400)+25569-(3/24)" office:value-type="float" office:value="44007.8860185185" calcext:value-type="float">
            <text:p>44007,8860185185</text:p>
          </table:table-cell>
          <table:table-cell/>
        </table:table-row>
        <table:table-row table:style-name="ro1">
          <table:table-cell office:value-type="float" office:value="1590955063" calcext:value-type="float">
            <text:p>1590955063</text:p>
          </table:table-cell>
          <table:table-cell office:value-type="string" calcext:value-type="string">
            <text:p>2020-05-31 16:57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2.0</text:p>
          </table:table-cell>
          <table:table-cell table:formula="of:=[.A997]+[.$H$2]" office:value-type="float" office:value="1593130552" calcext:value-type="float">
            <text:p>1593130552</text:p>
          </table:table-cell>
          <table:table-cell table:formula="of:=([.$F997]/86400)+25569-(3/24)" office:value-type="float" office:value="44007.8860185185" calcext:value-type="float">
            <text:p>44007,8860185185</text:p>
          </table:table-cell>
          <table:table-cell/>
        </table:table-row>
        <table:table-row table:style-name="ro1">
          <table:table-cell office:value-type="float" office:value="1590958662" calcext:value-type="float">
            <text:p>1590958662</text:p>
          </table:table-cell>
          <table:table-cell office:value-type="string" calcext:value-type="string">
            <text:p>2020-05-31 17:57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998]+[.$H$2]" office:value-type="float" office:value="1593134151" calcext:value-type="float">
            <text:p>1593134151</text:p>
          </table:table-cell>
          <table:table-cell table:formula="of:=([.$F998]/86400)+25569-(3/24)" office:value-type="float" office:value="44007.9276736111" calcext:value-type="float">
            <text:p>44007,9276736111</text:p>
          </table:table-cell>
          <table:table-cell/>
        </table:table-row>
        <table:table-row table:style-name="ro1">
          <table:table-cell office:value-type="float" office:value="1590958662" calcext:value-type="float">
            <text:p>1590958662</text:p>
          </table:table-cell>
          <table:table-cell office:value-type="string" calcext:value-type="string">
            <text:p>2020-05-31 17:57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999]+[.$H$2]" office:value-type="float" office:value="1593134151" calcext:value-type="float">
            <text:p>1593134151</text:p>
          </table:table-cell>
          <table:table-cell table:formula="of:=([.$F999]/86400)+25569-(3/24)" office:value-type="float" office:value="44007.9276736111" calcext:value-type="float">
            <text:p>44007,9276736111</text:p>
          </table:table-cell>
          <table:table-cell/>
        </table:table-row>
        <table:table-row table:style-name="ro1">
          <table:table-cell office:value-type="float" office:value="1590958662" calcext:value-type="float">
            <text:p>1590958662</text:p>
          </table:table-cell>
          <table:table-cell office:value-type="string" calcext:value-type="string">
            <text:p>2020-05-31 17:57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00]+[.$H$2]" office:value-type="float" office:value="1593134151" calcext:value-type="float">
            <text:p>1593134151</text:p>
          </table:table-cell>
          <table:table-cell table:formula="of:=([.$F1000]/86400)+25569-(3/24)" office:value-type="float" office:value="44007.9276736111" calcext:value-type="float">
            <text:p>44007,9276736111</text:p>
          </table:table-cell>
          <table:table-cell/>
        </table:table-row>
        <table:table-row table:style-name="ro1">
          <table:table-cell office:value-type="float" office:value="1590958662" calcext:value-type="float">
            <text:p>1590958662</text:p>
          </table:table-cell>
          <table:table-cell office:value-type="string" calcext:value-type="string">
            <text:p>2020-05-31 17:57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01]+[.$H$2]" office:value-type="float" office:value="1593134151" calcext:value-type="float">
            <text:p>1593134151</text:p>
          </table:table-cell>
          <table:table-cell table:formula="of:=([.$F1001]/86400)+25569-(3/24)" office:value-type="float" office:value="44007.9276736111" calcext:value-type="float">
            <text:p>44007,9276736111</text:p>
          </table:table-cell>
          <table:table-cell/>
        </table:table-row>
        <table:table-row table:style-name="ro1">
          <table:table-cell office:value-type="float" office:value="1590962261" calcext:value-type="float">
            <text:p>1590962261</text:p>
          </table:table-cell>
          <table:table-cell office:value-type="string" calcext:value-type="string">
            <text:p>2020-05-31 18:57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table:formula="of:=[.A1002]+[.$H$2]" office:value-type="float" office:value="1593137750" calcext:value-type="float">
            <text:p>1593137750</text:p>
          </table:table-cell>
          <table:table-cell table:formula="of:=([.$F1002]/86400)+25569-(3/24)" office:value-type="float" office:value="44007.9693287037" calcext:value-type="float">
            <text:p>44007,9693287037</text:p>
          </table:table-cell>
          <table:table-cell/>
        </table:table-row>
        <table:table-row table:style-name="ro1">
          <table:table-cell office:value-type="float" office:value="1590962261" calcext:value-type="float">
            <text:p>1590962261</text:p>
          </table:table-cell>
          <table:table-cell office:value-type="string" calcext:value-type="string">
            <text:p>2020-05-31 18:57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03]+[.$H$2]" office:value-type="float" office:value="1593137750" calcext:value-type="float">
            <text:p>1593137750</text:p>
          </table:table-cell>
          <table:table-cell table:formula="of:=([.$F1003]/86400)+25569-(3/24)" office:value-type="float" office:value="44007.9693287037" calcext:value-type="float">
            <text:p>44007,9693287037</text:p>
          </table:table-cell>
          <table:table-cell/>
        </table:table-row>
        <table:table-row table:style-name="ro1">
          <table:table-cell office:value-type="float" office:value="1590962261" calcext:value-type="float">
            <text:p>1590962261</text:p>
          </table:table-cell>
          <table:table-cell office:value-type="string" calcext:value-type="string">
            <text:p>2020-05-31 18:57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04]+[.$H$2]" office:value-type="float" office:value="1593137750" calcext:value-type="float">
            <text:p>1593137750</text:p>
          </table:table-cell>
          <table:table-cell table:formula="of:=([.$F1004]/86400)+25569-(3/24)" office:value-type="float" office:value="44007.9693287037" calcext:value-type="float">
            <text:p>44007,9693287037</text:p>
          </table:table-cell>
          <table:table-cell/>
        </table:table-row>
        <table:table-row table:style-name="ro1">
          <table:table-cell office:value-type="float" office:value="1590962261" calcext:value-type="float">
            <text:p>1590962261</text:p>
          </table:table-cell>
          <table:table-cell office:value-type="string" calcext:value-type="string">
            <text:p>2020-05-31 18:5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05]+[.$H$2]" office:value-type="float" office:value="1593137750" calcext:value-type="float">
            <text:p>1593137750</text:p>
          </table:table-cell>
          <table:table-cell table:formula="of:=([.$F1005]/86400)+25569-(3/24)" office:value-type="float" office:value="44007.9693287037" calcext:value-type="float">
            <text:p>44007,9693287037</text:p>
          </table:table-cell>
          <table:table-cell/>
        </table:table-row>
        <table:table-row table:style-name="ro1">
          <table:table-cell office:value-type="float" office:value="1590965860" calcext:value-type="float">
            <text:p>1590965860</text:p>
          </table:table-cell>
          <table:table-cell office:value-type="string" calcext:value-type="string">
            <text:p>2020-05-31 19:57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table:formula="of:=[.A1006]+[.$H$2]" office:value-type="float" office:value="1593141349" calcext:value-type="float">
            <text:p>1593141349</text:p>
          </table:table-cell>
          <table:table-cell table:formula="of:=([.$F1006]/86400)+25569-(3/24)" office:value-type="float" office:value="44008.0109837963" calcext:value-type="float">
            <text:p>44008,0109837963</text:p>
          </table:table-cell>
          <table:table-cell/>
        </table:table-row>
        <table:table-row table:style-name="ro1">
          <table:table-cell office:value-type="float" office:value="1590965860" calcext:value-type="float">
            <text:p>1590965860</text:p>
          </table:table-cell>
          <table:table-cell office:value-type="string" calcext:value-type="string">
            <text:p>2020-05-31 19:57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07]+[.$H$2]" office:value-type="float" office:value="1593141349" calcext:value-type="float">
            <text:p>1593141349</text:p>
          </table:table-cell>
          <table:table-cell table:formula="of:=([.$F1007]/86400)+25569-(3/24)" office:value-type="float" office:value="44008.0109837963" calcext:value-type="float">
            <text:p>44008,0109837963</text:p>
          </table:table-cell>
          <table:table-cell/>
        </table:table-row>
        <table:table-row table:style-name="ro1">
          <table:table-cell office:value-type="float" office:value="1590965860" calcext:value-type="float">
            <text:p>1590965860</text:p>
          </table:table-cell>
          <table:table-cell office:value-type="string" calcext:value-type="string">
            <text:p>2020-05-31 19:57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08]+[.$H$2]" office:value-type="float" office:value="1593141349" calcext:value-type="float">
            <text:p>1593141349</text:p>
          </table:table-cell>
          <table:table-cell table:formula="of:=([.$F1008]/86400)+25569-(3/24)" office:value-type="float" office:value="44008.0109837963" calcext:value-type="float">
            <text:p>44008,0109837963</text:p>
          </table:table-cell>
          <table:table-cell/>
        </table:table-row>
        <table:table-row table:style-name="ro1">
          <table:table-cell office:value-type="float" office:value="1590965860" calcext:value-type="float">
            <text:p>1590965860</text:p>
          </table:table-cell>
          <table:table-cell office:value-type="string" calcext:value-type="string">
            <text:p>2020-05-31 19:57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09]+[.$H$2]" office:value-type="float" office:value="1593141349" calcext:value-type="float">
            <text:p>1593141349</text:p>
          </table:table-cell>
          <table:table-cell table:formula="of:=([.$F1009]/86400)+25569-(3/24)" office:value-type="float" office:value="44008.0109837963" calcext:value-type="float">
            <text:p>44008,0109837963</text:p>
          </table:table-cell>
          <table:table-cell/>
        </table:table-row>
        <table:table-row table:style-name="ro1">
          <table:table-cell office:value-type="float" office:value="1590969459" calcext:value-type="float">
            <text:p>1590969459</text:p>
          </table:table-cell>
          <table:table-cell office:value-type="string" calcext:value-type="string">
            <text:p>2020-05-31 20:57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table:formula="of:=[.A1010]+[.$H$2]" office:value-type="float" office:value="1593144948" calcext:value-type="float">
            <text:p>1593144948</text:p>
          </table:table-cell>
          <table:table-cell table:formula="of:=([.$F1010]/86400)+25569-(3/24)" office:value-type="float" office:value="44008.0526388889" calcext:value-type="float">
            <text:p>44008,0526388889</text:p>
          </table:table-cell>
          <table:table-cell/>
        </table:table-row>
        <table:table-row table:style-name="ro1">
          <table:table-cell office:value-type="float" office:value="1590969459" calcext:value-type="float">
            <text:p>1590969459</text:p>
          </table:table-cell>
          <table:table-cell office:value-type="string" calcext:value-type="string">
            <text:p>2020-05-31 20:57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11]+[.$H$2]" office:value-type="float" office:value="1593144948" calcext:value-type="float">
            <text:p>1593144948</text:p>
          </table:table-cell>
          <table:table-cell table:formula="of:=([.$F1011]/86400)+25569-(3/24)" office:value-type="float" office:value="44008.0526388889" calcext:value-type="float">
            <text:p>44008,0526388889</text:p>
          </table:table-cell>
          <table:table-cell/>
        </table:table-row>
        <table:table-row table:style-name="ro1">
          <table:table-cell office:value-type="float" office:value="1590969459" calcext:value-type="float">
            <text:p>1590969459</text:p>
          </table:table-cell>
          <table:table-cell office:value-type="string" calcext:value-type="string">
            <text:p>2020-05-31 20:57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12]+[.$H$2]" office:value-type="float" office:value="1593144948" calcext:value-type="float">
            <text:p>1593144948</text:p>
          </table:table-cell>
          <table:table-cell table:formula="of:=([.$F1012]/86400)+25569-(3/24)" office:value-type="float" office:value="44008.0526388889" calcext:value-type="float">
            <text:p>44008,0526388889</text:p>
          </table:table-cell>
          <table:table-cell/>
        </table:table-row>
        <table:table-row table:style-name="ro1">
          <table:table-cell office:value-type="float" office:value="1590969459" calcext:value-type="float">
            <text:p>1590969459</text:p>
          </table:table-cell>
          <table:table-cell office:value-type="string" calcext:value-type="string">
            <text:p>2020-05-31 20:5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13]+[.$H$2]" office:value-type="float" office:value="1593144948" calcext:value-type="float">
            <text:p>1593144948</text:p>
          </table:table-cell>
          <table:table-cell table:formula="of:=([.$F1013]/86400)+25569-(3/24)" office:value-type="float" office:value="44008.0526388889" calcext:value-type="float">
            <text:p>44008,0526388889</text:p>
          </table:table-cell>
          <table:table-cell/>
        </table:table-row>
        <table:table-row table:style-name="ro1">
          <table:table-cell office:value-type="float" office:value="1590973058" calcext:value-type="float">
            <text:p>1590973058</text:p>
          </table:table-cell>
          <table:table-cell office:value-type="string" calcext:value-type="string">
            <text:p>2020-05-31 21:57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table:formula="of:=[.A1014]+[.$H$2]" office:value-type="float" office:value="1593148547" calcext:value-type="float">
            <text:p>1593148547</text:p>
          </table:table-cell>
          <table:table-cell table:formula="of:=([.$F1014]/86400)+25569-(3/24)" office:value-type="float" office:value="44008.0942939815" calcext:value-type="float">
            <text:p>44008,0942939815</text:p>
          </table:table-cell>
          <table:table-cell/>
        </table:table-row>
        <table:table-row table:style-name="ro1">
          <table:table-cell office:value-type="float" office:value="1590973058" calcext:value-type="float">
            <text:p>1590973058</text:p>
          </table:table-cell>
          <table:table-cell office:value-type="string" calcext:value-type="string">
            <text:p>2020-05-31 21:57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15]+[.$H$2]" office:value-type="float" office:value="1593148547" calcext:value-type="float">
            <text:p>1593148547</text:p>
          </table:table-cell>
          <table:table-cell table:formula="of:=([.$F1015]/86400)+25569-(3/24)" office:value-type="float" office:value="44008.0942939815" calcext:value-type="float">
            <text:p>44008,0942939815</text:p>
          </table:table-cell>
          <table:table-cell/>
        </table:table-row>
        <table:table-row table:style-name="ro1">
          <table:table-cell office:value-type="float" office:value="1590973058" calcext:value-type="float">
            <text:p>1590973058</text:p>
          </table:table-cell>
          <table:table-cell office:value-type="string" calcext:value-type="string">
            <text:p>2020-05-31 21:57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16]+[.$H$2]" office:value-type="float" office:value="1593148547" calcext:value-type="float">
            <text:p>1593148547</text:p>
          </table:table-cell>
          <table:table-cell table:formula="of:=([.$F1016]/86400)+25569-(3/24)" office:value-type="float" office:value="44008.0942939815" calcext:value-type="float">
            <text:p>44008,0942939815</text:p>
          </table:table-cell>
          <table:table-cell/>
        </table:table-row>
        <table:table-row table:style-name="ro1">
          <table:table-cell office:value-type="float" office:value="1590973058" calcext:value-type="float">
            <text:p>1590973058</text:p>
          </table:table-cell>
          <table:table-cell office:value-type="string" calcext:value-type="string">
            <text:p>2020-05-31 21:5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17]+[.$H$2]" office:value-type="float" office:value="1593148547" calcext:value-type="float">
            <text:p>1593148547</text:p>
          </table:table-cell>
          <table:table-cell table:formula="of:=([.$F1017]/86400)+25569-(3/24)" office:value-type="float" office:value="44008.0942939815" calcext:value-type="float">
            <text:p>44008,0942939815</text:p>
          </table:table-cell>
          <table:table-cell/>
        </table:table-row>
        <table:table-row table:style-name="ro1">
          <table:table-cell office:value-type="float" office:value="1590976657" calcext:value-type="float">
            <text:p>1590976657</text:p>
          </table:table-cell>
          <table:table-cell office:value-type="string" calcext:value-type="string">
            <text:p>2020-05-31 22:57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18]+[.$H$2]" office:value-type="float" office:value="1593152146" calcext:value-type="float">
            <text:p>1593152146</text:p>
          </table:table-cell>
          <table:table-cell table:formula="of:=([.$F1018]/86400)+25569-(3/24)" office:value-type="float" office:value="44008.1359490741" calcext:value-type="float">
            <text:p>44008,1359490741</text:p>
          </table:table-cell>
          <table:table-cell/>
        </table:table-row>
        <table:table-row table:style-name="ro1">
          <table:table-cell office:value-type="float" office:value="1590976657" calcext:value-type="float">
            <text:p>1590976657</text:p>
          </table:table-cell>
          <table:table-cell office:value-type="string" calcext:value-type="string">
            <text:p>2020-05-31 22:57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19]+[.$H$2]" office:value-type="float" office:value="1593152146" calcext:value-type="float">
            <text:p>1593152146</text:p>
          </table:table-cell>
          <table:table-cell table:formula="of:=([.$F1019]/86400)+25569-(3/24)" office:value-type="float" office:value="44008.1359490741" calcext:value-type="float">
            <text:p>44008,1359490741</text:p>
          </table:table-cell>
          <table:table-cell/>
        </table:table-row>
        <table:table-row table:style-name="ro1">
          <table:table-cell office:value-type="float" office:value="1590976657" calcext:value-type="float">
            <text:p>1590976657</text:p>
          </table:table-cell>
          <table:table-cell office:value-type="string" calcext:value-type="string">
            <text:p>2020-05-31 22:57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20]+[.$H$2]" office:value-type="float" office:value="1593152146" calcext:value-type="float">
            <text:p>1593152146</text:p>
          </table:table-cell>
          <table:table-cell table:formula="of:=([.$F1020]/86400)+25569-(3/24)" office:value-type="float" office:value="44008.1359490741" calcext:value-type="float">
            <text:p>44008,1359490741</text:p>
          </table:table-cell>
          <table:table-cell/>
        </table:table-row>
        <table:table-row table:style-name="ro1">
          <table:table-cell office:value-type="float" office:value="1590976657" calcext:value-type="float">
            <text:p>1590976657</text:p>
          </table:table-cell>
          <table:table-cell office:value-type="string" calcext:value-type="string">
            <text:p>2020-05-31 22:57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21]+[.$H$2]" office:value-type="float" office:value="1593152146" calcext:value-type="float">
            <text:p>1593152146</text:p>
          </table:table-cell>
          <table:table-cell table:formula="of:=([.$F1021]/86400)+25569-(3/24)" office:value-type="float" office:value="44008.1359490741" calcext:value-type="float">
            <text:p>44008,1359490741</text:p>
          </table:table-cell>
          <table:table-cell/>
        </table:table-row>
        <table:table-row table:style-name="ro1">
          <table:table-cell office:value-type="float" office:value="1590980256" calcext:value-type="float">
            <text:p>1590980256</text:p>
          </table:table-cell>
          <table:table-cell office:value-type="string" calcext:value-type="string">
            <text:p>2020-05-31 23:57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22]+[.$H$2]" office:value-type="float" office:value="1593155745" calcext:value-type="float">
            <text:p>1593155745</text:p>
          </table:table-cell>
          <table:table-cell table:formula="of:=([.$F1022]/86400)+25569-(3/24)" office:value-type="float" office:value="44008.1776041667" calcext:value-type="float">
            <text:p>44008,1776041667</text:p>
          </table:table-cell>
          <table:table-cell/>
        </table:table-row>
        <table:table-row table:style-name="ro1">
          <table:table-cell office:value-type="float" office:value="1590980256" calcext:value-type="float">
            <text:p>1590980256</text:p>
          </table:table-cell>
          <table:table-cell office:value-type="string" calcext:value-type="string">
            <text:p>2020-05-31 23:57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23]+[.$H$2]" office:value-type="float" office:value="1593155745" calcext:value-type="float">
            <text:p>1593155745</text:p>
          </table:table-cell>
          <table:table-cell table:formula="of:=([.$F1023]/86400)+25569-(3/24)" office:value-type="float" office:value="44008.1776041667" calcext:value-type="float">
            <text:p>44008,1776041667</text:p>
          </table:table-cell>
          <table:table-cell/>
        </table:table-row>
        <table:table-row table:style-name="ro1">
          <table:table-cell office:value-type="float" office:value="1590980256" calcext:value-type="float">
            <text:p>1590980256</text:p>
          </table:table-cell>
          <table:table-cell office:value-type="string" calcext:value-type="string">
            <text:p>2020-05-31 23:57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24]+[.$H$2]" office:value-type="float" office:value="1593155745" calcext:value-type="float">
            <text:p>1593155745</text:p>
          </table:table-cell>
          <table:table-cell table:formula="of:=([.$F1024]/86400)+25569-(3/24)" office:value-type="float" office:value="44008.1776041667" calcext:value-type="float">
            <text:p>44008,1776041667</text:p>
          </table:table-cell>
          <table:table-cell/>
        </table:table-row>
        <table:table-row table:style-name="ro1">
          <table:table-cell office:value-type="float" office:value="1590980256" calcext:value-type="float">
            <text:p>1590980256</text:p>
          </table:table-cell>
          <table:table-cell office:value-type="string" calcext:value-type="string">
            <text:p>2020-05-31 23:57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25]+[.$H$2]" office:value-type="float" office:value="1593155745" calcext:value-type="float">
            <text:p>1593155745</text:p>
          </table:table-cell>
          <table:table-cell table:formula="of:=([.$F1025]/86400)+25569-(3/24)" office:value-type="float" office:value="44008.1776041667" calcext:value-type="float">
            <text:p>44008,1776041667</text:p>
          </table:table-cell>
          <table:table-cell/>
        </table:table-row>
        <table:table-row table:style-name="ro1">
          <table:table-cell office:value-type="float" office:value="1590983855" calcext:value-type="float">
            <text:p>1590983855</text:p>
          </table:table-cell>
          <table:table-cell office:value-type="string" calcext:value-type="string">
            <text:p>2020-06-01 00:57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26]+[.$H$2]" office:value-type="float" office:value="1593159344" calcext:value-type="float">
            <text:p>1593159344</text:p>
          </table:table-cell>
          <table:table-cell table:formula="of:=([.$F1026]/86400)+25569-(3/24)" office:value-type="float" office:value="44008.2192592593" calcext:value-type="float">
            <text:p>44008,2192592593</text:p>
          </table:table-cell>
          <table:table-cell/>
        </table:table-row>
        <table:table-row table:style-name="ro1">
          <table:table-cell office:value-type="float" office:value="1590983855" calcext:value-type="float">
            <text:p>1590983855</text:p>
          </table:table-cell>
          <table:table-cell office:value-type="string" calcext:value-type="string">
            <text:p>2020-06-01 00:57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27]+[.$H$2]" office:value-type="float" office:value="1593159344" calcext:value-type="float">
            <text:p>1593159344</text:p>
          </table:table-cell>
          <table:table-cell table:formula="of:=([.$F1027]/86400)+25569-(3/24)" office:value-type="float" office:value="44008.2192592593" calcext:value-type="float">
            <text:p>44008,2192592593</text:p>
          </table:table-cell>
          <table:table-cell/>
        </table:table-row>
        <table:table-row table:style-name="ro1">
          <table:table-cell office:value-type="float" office:value="1590983855" calcext:value-type="float">
            <text:p>1590983855</text:p>
          </table:table-cell>
          <table:table-cell office:value-type="string" calcext:value-type="string">
            <text:p>2020-06-01 00:57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28]+[.$H$2]" office:value-type="float" office:value="1593159344" calcext:value-type="float">
            <text:p>1593159344</text:p>
          </table:table-cell>
          <table:table-cell table:formula="of:=([.$F1028]/86400)+25569-(3/24)" office:value-type="float" office:value="44008.2192592593" calcext:value-type="float">
            <text:p>44008,2192592593</text:p>
          </table:table-cell>
          <table:table-cell/>
        </table:table-row>
        <table:table-row table:style-name="ro1">
          <table:table-cell office:value-type="float" office:value="1590983855" calcext:value-type="float">
            <text:p>1590983855</text:p>
          </table:table-cell>
          <table:table-cell office:value-type="string" calcext:value-type="string">
            <text:p>2020-06-01 00:5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29]+[.$H$2]" office:value-type="float" office:value="1593159344" calcext:value-type="float">
            <text:p>1593159344</text:p>
          </table:table-cell>
          <table:table-cell table:formula="of:=([.$F1029]/86400)+25569-(3/24)" office:value-type="float" office:value="44008.2192592593" calcext:value-type="float">
            <text:p>44008,2192592593</text:p>
          </table:table-cell>
          <table:table-cell/>
        </table:table-row>
        <table:table-row table:style-name="ro1">
          <table:table-cell office:value-type="float" office:value="1590987454" calcext:value-type="float">
            <text:p>1590987454</text:p>
          </table:table-cell>
          <table:table-cell office:value-type="string" calcext:value-type="string">
            <text:p>2020-06-01 01:57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30]+[.$H$2]" office:value-type="float" office:value="1593162943" calcext:value-type="float">
            <text:p>1593162943</text:p>
          </table:table-cell>
          <table:table-cell table:formula="of:=([.$F1030]/86400)+25569-(3/24)" office:value-type="float" office:value="44008.2609143519" calcext:value-type="float">
            <text:p>44008,2609143519</text:p>
          </table:table-cell>
          <table:table-cell/>
        </table:table-row>
        <table:table-row table:style-name="ro1">
          <table:table-cell office:value-type="float" office:value="1590987454" calcext:value-type="float">
            <text:p>1590987454</text:p>
          </table:table-cell>
          <table:table-cell office:value-type="string" calcext:value-type="string">
            <text:p>2020-06-01 01:57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31]+[.$H$2]" office:value-type="float" office:value="1593162943" calcext:value-type="float">
            <text:p>1593162943</text:p>
          </table:table-cell>
          <table:table-cell table:formula="of:=([.$F1031]/86400)+25569-(3/24)" office:value-type="float" office:value="44008.2609143519" calcext:value-type="float">
            <text:p>44008,2609143519</text:p>
          </table:table-cell>
          <table:table-cell/>
        </table:table-row>
        <table:table-row table:style-name="ro1">
          <table:table-cell office:value-type="float" office:value="1590987454" calcext:value-type="float">
            <text:p>1590987454</text:p>
          </table:table-cell>
          <table:table-cell office:value-type="string" calcext:value-type="string">
            <text:p>2020-06-01 01:57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32]+[.$H$2]" office:value-type="float" office:value="1593162943" calcext:value-type="float">
            <text:p>1593162943</text:p>
          </table:table-cell>
          <table:table-cell table:formula="of:=([.$F1032]/86400)+25569-(3/24)" office:value-type="float" office:value="44008.2609143519" calcext:value-type="float">
            <text:p>44008,2609143519</text:p>
          </table:table-cell>
          <table:table-cell/>
        </table:table-row>
        <table:table-row table:style-name="ro1">
          <table:table-cell office:value-type="float" office:value="1590987454" calcext:value-type="float">
            <text:p>1590987454</text:p>
          </table:table-cell>
          <table:table-cell office:value-type="string" calcext:value-type="string">
            <text:p>2020-06-01 01:5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33]+[.$H$2]" office:value-type="float" office:value="1593162943" calcext:value-type="float">
            <text:p>1593162943</text:p>
          </table:table-cell>
          <table:table-cell table:formula="of:=([.$F1033]/86400)+25569-(3/24)" office:value-type="float" office:value="44008.2609143519" calcext:value-type="float">
            <text:p>44008,2609143519</text:p>
          </table:table-cell>
          <table:table-cell/>
        </table:table-row>
        <table:table-row table:style-name="ro1">
          <table:table-cell office:value-type="float" office:value="1590991053" calcext:value-type="float">
            <text:p>1590991053</text:p>
          </table:table-cell>
          <table:table-cell office:value-type="string" calcext:value-type="string">
            <text:p>2020-06-01 02:57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34]+[.$H$2]" office:value-type="float" office:value="1593166542" calcext:value-type="float">
            <text:p>1593166542</text:p>
          </table:table-cell>
          <table:table-cell table:formula="of:=([.$F1034]/86400)+25569-(3/24)" office:value-type="float" office:value="44008.3025694444" calcext:value-type="float">
            <text:p>44008,3025694444</text:p>
          </table:table-cell>
          <table:table-cell/>
        </table:table-row>
        <table:table-row table:style-name="ro1">
          <table:table-cell office:value-type="float" office:value="1590991053" calcext:value-type="float">
            <text:p>1590991053</text:p>
          </table:table-cell>
          <table:table-cell office:value-type="string" calcext:value-type="string">
            <text:p>2020-06-01 02:57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35]+[.$H$2]" office:value-type="float" office:value="1593166542" calcext:value-type="float">
            <text:p>1593166542</text:p>
          </table:table-cell>
          <table:table-cell table:formula="of:=([.$F1035]/86400)+25569-(3/24)" office:value-type="float" office:value="44008.3025694444" calcext:value-type="float">
            <text:p>44008,3025694444</text:p>
          </table:table-cell>
          <table:table-cell/>
        </table:table-row>
        <table:table-row table:style-name="ro1">
          <table:table-cell office:value-type="float" office:value="1590991053" calcext:value-type="float">
            <text:p>1590991053</text:p>
          </table:table-cell>
          <table:table-cell office:value-type="string" calcext:value-type="string">
            <text:p>2020-06-01 02:57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36]+[.$H$2]" office:value-type="float" office:value="1593166542" calcext:value-type="float">
            <text:p>1593166542</text:p>
          </table:table-cell>
          <table:table-cell table:formula="of:=([.$F1036]/86400)+25569-(3/24)" office:value-type="float" office:value="44008.3025694444" calcext:value-type="float">
            <text:p>44008,3025694444</text:p>
          </table:table-cell>
          <table:table-cell/>
        </table:table-row>
        <table:table-row table:style-name="ro1">
          <table:table-cell office:value-type="float" office:value="1590991053" calcext:value-type="float">
            <text:p>1590991053</text:p>
          </table:table-cell>
          <table:table-cell office:value-type="string" calcext:value-type="string">
            <text:p>2020-06-01 02:57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37]+[.$H$2]" office:value-type="float" office:value="1593166542" calcext:value-type="float">
            <text:p>1593166542</text:p>
          </table:table-cell>
          <table:table-cell table:formula="of:=([.$F1037]/86400)+25569-(3/24)" office:value-type="float" office:value="44008.3025694444" calcext:value-type="float">
            <text:p>44008,3025694444</text:p>
          </table:table-cell>
          <table:table-cell/>
        </table:table-row>
        <table:table-row table:style-name="ro1">
          <table:table-cell office:value-type="float" office:value="1590994652" calcext:value-type="float">
            <text:p>1590994652</text:p>
          </table:table-cell>
          <table:table-cell office:value-type="string" calcext:value-type="string">
            <text:p>2020-06-01 03:57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38]+[.$H$2]" office:value-type="float" office:value="1593170141" calcext:value-type="float">
            <text:p>1593170141</text:p>
          </table:table-cell>
          <table:table-cell table:formula="of:=([.$F1038]/86400)+25569-(3/24)" office:value-type="float" office:value="44008.344224537" calcext:value-type="float">
            <text:p>44008,344224537</text:p>
          </table:table-cell>
          <table:table-cell/>
        </table:table-row>
        <table:table-row table:style-name="ro1">
          <table:table-cell office:value-type="float" office:value="1590994652" calcext:value-type="float">
            <text:p>1590994652</text:p>
          </table:table-cell>
          <table:table-cell office:value-type="string" calcext:value-type="string">
            <text:p>2020-06-01 03:57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39]+[.$H$2]" office:value-type="float" office:value="1593170141" calcext:value-type="float">
            <text:p>1593170141</text:p>
          </table:table-cell>
          <table:table-cell table:formula="of:=([.$F1039]/86400)+25569-(3/24)" office:value-type="float" office:value="44008.344224537" calcext:value-type="float">
            <text:p>44008,344224537</text:p>
          </table:table-cell>
          <table:table-cell/>
        </table:table-row>
        <table:table-row table:style-name="ro1">
          <table:table-cell office:value-type="float" office:value="1590994652" calcext:value-type="float">
            <text:p>1590994652</text:p>
          </table:table-cell>
          <table:table-cell office:value-type="string" calcext:value-type="string">
            <text:p>2020-06-01 03:57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40]+[.$H$2]" office:value-type="float" office:value="1593170141" calcext:value-type="float">
            <text:p>1593170141</text:p>
          </table:table-cell>
          <table:table-cell table:formula="of:=([.$F1040]/86400)+25569-(3/24)" office:value-type="float" office:value="44008.344224537" calcext:value-type="float">
            <text:p>44008,344224537</text:p>
          </table:table-cell>
          <table:table-cell/>
        </table:table-row>
        <table:table-row table:style-name="ro1">
          <table:table-cell office:value-type="float" office:value="1590994652" calcext:value-type="float">
            <text:p>1590994652</text:p>
          </table:table-cell>
          <table:table-cell office:value-type="string" calcext:value-type="string">
            <text:p>2020-06-01 03:5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41]+[.$H$2]" office:value-type="float" office:value="1593170141" calcext:value-type="float">
            <text:p>1593170141</text:p>
          </table:table-cell>
          <table:table-cell table:formula="of:=([.$F1041]/86400)+25569-(3/24)" office:value-type="float" office:value="44008.344224537" calcext:value-type="float">
            <text:p>44008,344224537</text:p>
          </table:table-cell>
          <table:table-cell/>
        </table:table-row>
        <table:table-row table:style-name="ro1">
          <table:table-cell office:value-type="float" office:value="1590998251" calcext:value-type="float">
            <text:p>1590998251</text:p>
          </table:table-cell>
          <table:table-cell office:value-type="string" calcext:value-type="string">
            <text:p>2020-06-01 04:57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42]+[.$H$2]" office:value-type="float" office:value="1593173740" calcext:value-type="float">
            <text:p>1593173740</text:p>
          </table:table-cell>
          <table:table-cell table:formula="of:=([.$F1042]/86400)+25569-(3/24)" office:value-type="float" office:value="44008.3858796296" calcext:value-type="float">
            <text:p>44008,3858796296</text:p>
          </table:table-cell>
          <table:table-cell/>
        </table:table-row>
        <table:table-row table:style-name="ro1">
          <table:table-cell office:value-type="float" office:value="1590998251" calcext:value-type="float">
            <text:p>1590998251</text:p>
          </table:table-cell>
          <table:table-cell office:value-type="string" calcext:value-type="string">
            <text:p>2020-06-01 04:57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43]+[.$H$2]" office:value-type="float" office:value="1593173740" calcext:value-type="float">
            <text:p>1593173740</text:p>
          </table:table-cell>
          <table:table-cell table:formula="of:=([.$F1043]/86400)+25569-(3/24)" office:value-type="float" office:value="44008.3858796296" calcext:value-type="float">
            <text:p>44008,3858796296</text:p>
          </table:table-cell>
          <table:table-cell/>
        </table:table-row>
        <table:table-row table:style-name="ro1">
          <table:table-cell office:value-type="float" office:value="1590998251" calcext:value-type="float">
            <text:p>1590998251</text:p>
          </table:table-cell>
          <table:table-cell office:value-type="string" calcext:value-type="string">
            <text:p>2020-06-01 04:57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44]+[.$H$2]" office:value-type="float" office:value="1593173740" calcext:value-type="float">
            <text:p>1593173740</text:p>
          </table:table-cell>
          <table:table-cell table:formula="of:=([.$F1044]/86400)+25569-(3/24)" office:value-type="float" office:value="44008.3858796296" calcext:value-type="float">
            <text:p>44008,3858796296</text:p>
          </table:table-cell>
          <table:table-cell/>
        </table:table-row>
        <table:table-row table:style-name="ro1">
          <table:table-cell office:value-type="float" office:value="1590998251" calcext:value-type="float">
            <text:p>1590998251</text:p>
          </table:table-cell>
          <table:table-cell office:value-type="string" calcext:value-type="string">
            <text:p>2020-06-01 04:5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45]+[.$H$2]" office:value-type="float" office:value="1593173740" calcext:value-type="float">
            <text:p>1593173740</text:p>
          </table:table-cell>
          <table:table-cell table:formula="of:=([.$F1045]/86400)+25569-(3/24)" office:value-type="float" office:value="44008.3858796296" calcext:value-type="float">
            <text:p>44008,3858796296</text:p>
          </table:table-cell>
          <table:table-cell/>
        </table:table-row>
        <table:table-row table:style-name="ro1">
          <table:table-cell office:value-type="float" office:value="1591001850" calcext:value-type="float">
            <text:p>1591001850</text:p>
          </table:table-cell>
          <table:table-cell office:value-type="string" calcext:value-type="string">
            <text:p>2020-06-01 05:57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46]+[.$H$2]" office:value-type="float" office:value="1593177339" calcext:value-type="float">
            <text:p>1593177339</text:p>
          </table:table-cell>
          <table:table-cell table:formula="of:=([.$F1046]/86400)+25569-(3/24)" office:value-type="float" office:value="44008.4275347222" calcext:value-type="float">
            <text:p>44008,4275347222</text:p>
          </table:table-cell>
          <table:table-cell/>
        </table:table-row>
        <table:table-row table:style-name="ro1">
          <table:table-cell office:value-type="float" office:value="1591001850" calcext:value-type="float">
            <text:p>1591001850</text:p>
          </table:table-cell>
          <table:table-cell office:value-type="string" calcext:value-type="string">
            <text:p>2020-06-01 05:57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47]+[.$H$2]" office:value-type="float" office:value="1593177339" calcext:value-type="float">
            <text:p>1593177339</text:p>
          </table:table-cell>
          <table:table-cell table:formula="of:=([.$F1047]/86400)+25569-(3/24)" office:value-type="float" office:value="44008.4275347222" calcext:value-type="float">
            <text:p>44008,4275347222</text:p>
          </table:table-cell>
          <table:table-cell/>
        </table:table-row>
        <table:table-row table:style-name="ro1">
          <table:table-cell office:value-type="float" office:value="1591001850" calcext:value-type="float">
            <text:p>1591001850</text:p>
          </table:table-cell>
          <table:table-cell office:value-type="string" calcext:value-type="string">
            <text:p>2020-06-01 05:57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48]+[.$H$2]" office:value-type="float" office:value="1593177339" calcext:value-type="float">
            <text:p>1593177339</text:p>
          </table:table-cell>
          <table:table-cell table:formula="of:=([.$F1048]/86400)+25569-(3/24)" office:value-type="float" office:value="44008.4275347222" calcext:value-type="float">
            <text:p>44008,4275347222</text:p>
          </table:table-cell>
          <table:table-cell/>
        </table:table-row>
        <table:table-row table:style-name="ro1">
          <table:table-cell office:value-type="float" office:value="1591001850" calcext:value-type="float">
            <text:p>1591001850</text:p>
          </table:table-cell>
          <table:table-cell office:value-type="string" calcext:value-type="string">
            <text:p>2020-06-01 05:5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49]+[.$H$2]" office:value-type="float" office:value="1593177339" calcext:value-type="float">
            <text:p>1593177339</text:p>
          </table:table-cell>
          <table:table-cell table:formula="of:=([.$F1049]/86400)+25569-(3/24)" office:value-type="float" office:value="44008.4275347222" calcext:value-type="float">
            <text:p>44008,4275347222</text:p>
          </table:table-cell>
          <table:table-cell/>
        </table:table-row>
        <table:table-row table:style-name="ro1">
          <table:table-cell office:value-type="float" office:value="1591005449" calcext:value-type="float">
            <text:p>1591005449</text:p>
          </table:table-cell>
          <table:table-cell office:value-type="string" calcext:value-type="string">
            <text:p>2020-06-01 06:57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50]+[.$H$2]" office:value-type="float" office:value="1593180938" calcext:value-type="float">
            <text:p>1593180938</text:p>
          </table:table-cell>
          <table:table-cell table:formula="of:=([.$F1050]/86400)+25569-(3/24)" office:value-type="float" office:value="44008.4691898148" calcext:value-type="float">
            <text:p>44008,4691898148</text:p>
          </table:table-cell>
          <table:table-cell/>
        </table:table-row>
        <table:table-row table:style-name="ro1">
          <table:table-cell office:value-type="float" office:value="1591005449" calcext:value-type="float">
            <text:p>1591005449</text:p>
          </table:table-cell>
          <table:table-cell office:value-type="string" calcext:value-type="string">
            <text:p>2020-06-01 06:57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51]+[.$H$2]" office:value-type="float" office:value="1593180938" calcext:value-type="float">
            <text:p>1593180938</text:p>
          </table:table-cell>
          <table:table-cell table:formula="of:=([.$F1051]/86400)+25569-(3/24)" office:value-type="float" office:value="44008.4691898148" calcext:value-type="float">
            <text:p>44008,4691898148</text:p>
          </table:table-cell>
          <table:table-cell/>
        </table:table-row>
        <table:table-row table:style-name="ro1">
          <table:table-cell office:value-type="float" office:value="1591005449" calcext:value-type="float">
            <text:p>1591005449</text:p>
          </table:table-cell>
          <table:table-cell office:value-type="string" calcext:value-type="string">
            <text:p>2020-06-01 06:57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52]+[.$H$2]" office:value-type="float" office:value="1593180938" calcext:value-type="float">
            <text:p>1593180938</text:p>
          </table:table-cell>
          <table:table-cell table:formula="of:=([.$F1052]/86400)+25569-(3/24)" office:value-type="float" office:value="44008.4691898148" calcext:value-type="float">
            <text:p>44008,4691898148</text:p>
          </table:table-cell>
          <table:table-cell/>
        </table:table-row>
        <table:table-row table:style-name="ro1">
          <table:table-cell office:value-type="float" office:value="1591005449" calcext:value-type="float">
            <text:p>1591005449</text:p>
          </table:table-cell>
          <table:table-cell office:value-type="string" calcext:value-type="string">
            <text:p>2020-06-01 06:5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53]+[.$H$2]" office:value-type="float" office:value="1593180938" calcext:value-type="float">
            <text:p>1593180938</text:p>
          </table:table-cell>
          <table:table-cell table:formula="of:=([.$F1053]/86400)+25569-(3/24)" office:value-type="float" office:value="44008.4691898148" calcext:value-type="float">
            <text:p>44008,4691898148</text:p>
          </table:table-cell>
          <table:table-cell/>
        </table:table-row>
        <table:table-row table:style-name="ro1">
          <table:table-cell office:value-type="float" office:value="1591009048" calcext:value-type="float">
            <text:p>1591009048</text:p>
          </table:table-cell>
          <table:table-cell office:value-type="string" calcext:value-type="string">
            <text:p>2020-06-01 07:57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54]+[.$H$2]" office:value-type="float" office:value="1593184537" calcext:value-type="float">
            <text:p>1593184537</text:p>
          </table:table-cell>
          <table:table-cell table:formula="of:=([.$F1054]/86400)+25569-(3/24)" office:value-type="float" office:value="44008.5108449074" calcext:value-type="float">
            <text:p>44008,5108449074</text:p>
          </table:table-cell>
          <table:table-cell/>
        </table:table-row>
        <table:table-row table:style-name="ro1">
          <table:table-cell office:value-type="float" office:value="1591009048" calcext:value-type="float">
            <text:p>1591009048</text:p>
          </table:table-cell>
          <table:table-cell office:value-type="string" calcext:value-type="string">
            <text:p>2020-06-01 07:57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55]+[.$H$2]" office:value-type="float" office:value="1593184537" calcext:value-type="float">
            <text:p>1593184537</text:p>
          </table:table-cell>
          <table:table-cell table:formula="of:=([.$F1055]/86400)+25569-(3/24)" office:value-type="float" office:value="44008.5108449074" calcext:value-type="float">
            <text:p>44008,5108449074</text:p>
          </table:table-cell>
          <table:table-cell/>
        </table:table-row>
        <table:table-row table:style-name="ro1">
          <table:table-cell office:value-type="float" office:value="1591009048" calcext:value-type="float">
            <text:p>1591009048</text:p>
          </table:table-cell>
          <table:table-cell office:value-type="string" calcext:value-type="string">
            <text:p>2020-06-01 07:57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56]+[.$H$2]" office:value-type="float" office:value="1593184537" calcext:value-type="float">
            <text:p>1593184537</text:p>
          </table:table-cell>
          <table:table-cell table:formula="of:=([.$F1056]/86400)+25569-(3/24)" office:value-type="float" office:value="44008.5108449074" calcext:value-type="float">
            <text:p>44008,5108449074</text:p>
          </table:table-cell>
          <table:table-cell/>
        </table:table-row>
        <table:table-row table:style-name="ro1">
          <table:table-cell office:value-type="float" office:value="1591009048" calcext:value-type="float">
            <text:p>1591009048</text:p>
          </table:table-cell>
          <table:table-cell office:value-type="string" calcext:value-type="string">
            <text:p>2020-06-01 07:5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57]+[.$H$2]" office:value-type="float" office:value="1593184537" calcext:value-type="float">
            <text:p>1593184537</text:p>
          </table:table-cell>
          <table:table-cell table:formula="of:=([.$F1057]/86400)+25569-(3/24)" office:value-type="float" office:value="44008.5108449074" calcext:value-type="float">
            <text:p>44008,5108449074</text:p>
          </table:table-cell>
          <table:table-cell/>
        </table:table-row>
        <table:table-row table:style-name="ro1">
          <table:table-cell office:value-type="float" office:value="1591012647" calcext:value-type="float">
            <text:p>1591012647</text:p>
          </table:table-cell>
          <table:table-cell office:value-type="string" calcext:value-type="string">
            <text:p>2020-06-01 08:57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1058]+[.$H$2]" office:value-type="float" office:value="1593188136" calcext:value-type="float">
            <text:p>1593188136</text:p>
          </table:table-cell>
          <table:table-cell table:formula="of:=([.$F1058]/86400)+25569-(3/24)" office:value-type="float" office:value="44008.5525" calcext:value-type="float">
            <text:p>44008,5525</text:p>
          </table:table-cell>
          <table:table-cell/>
        </table:table-row>
        <table:table-row table:style-name="ro1">
          <table:table-cell office:value-type="float" office:value="1591012647" calcext:value-type="float">
            <text:p>1591012647</text:p>
          </table:table-cell>
          <table:table-cell office:value-type="string" calcext:value-type="string">
            <text:p>2020-06-01 08:57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59]+[.$H$2]" office:value-type="float" office:value="1593188136" calcext:value-type="float">
            <text:p>1593188136</text:p>
          </table:table-cell>
          <table:table-cell table:formula="of:=([.$F1059]/86400)+25569-(3/24)" office:value-type="float" office:value="44008.5525" calcext:value-type="float">
            <text:p>44008,5525</text:p>
          </table:table-cell>
          <table:table-cell/>
        </table:table-row>
        <table:table-row table:style-name="ro1">
          <table:table-cell office:value-type="float" office:value="1591012647" calcext:value-type="float">
            <text:p>1591012647</text:p>
          </table:table-cell>
          <table:table-cell office:value-type="string" calcext:value-type="string">
            <text:p>2020-06-01 08:57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060]+[.$H$2]" office:value-type="float" office:value="1593188136" calcext:value-type="float">
            <text:p>1593188136</text:p>
          </table:table-cell>
          <table:table-cell table:formula="of:=([.$F1060]/86400)+25569-(3/24)" office:value-type="float" office:value="44008.5525" calcext:value-type="float">
            <text:p>44008,5525</text:p>
          </table:table-cell>
          <table:table-cell/>
        </table:table-row>
        <table:table-row table:style-name="ro1">
          <table:table-cell office:value-type="float" office:value="1591012647" calcext:value-type="float">
            <text:p>1591012647</text:p>
          </table:table-cell>
          <table:table-cell office:value-type="string" calcext:value-type="string">
            <text:p>2020-06-01 08:57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61]+[.$H$2]" office:value-type="float" office:value="1593188136" calcext:value-type="float">
            <text:p>1593188136</text:p>
          </table:table-cell>
          <table:table-cell table:formula="of:=([.$F1061]/86400)+25569-(3/24)" office:value-type="float" office:value="44008.5525" calcext:value-type="float">
            <text:p>44008,5525</text:p>
          </table:table-cell>
          <table:table-cell/>
        </table:table-row>
        <table:table-row table:style-name="ro1">
          <table:table-cell office:value-type="float" office:value="1591016246" calcext:value-type="float">
            <text:p>1591016246</text:p>
          </table:table-cell>
          <table:table-cell office:value-type="string" calcext:value-type="string">
            <text:p>2020-06-01 09:57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62]+[.$H$2]" office:value-type="float" office:value="1593191735" calcext:value-type="float">
            <text:p>1593191735</text:p>
          </table:table-cell>
          <table:table-cell table:formula="of:=([.$F1062]/86400)+25569-(3/24)" office:value-type="float" office:value="44008.5941550926" calcext:value-type="float">
            <text:p>44008,5941550926</text:p>
          </table:table-cell>
          <table:table-cell/>
        </table:table-row>
        <table:table-row table:style-name="ro1">
          <table:table-cell office:value-type="float" office:value="1591016246" calcext:value-type="float">
            <text:p>1591016246</text:p>
          </table:table-cell>
          <table:table-cell office:value-type="string" calcext:value-type="string">
            <text:p>2020-06-01 09:57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63]+[.$H$2]" office:value-type="float" office:value="1593191735" calcext:value-type="float">
            <text:p>1593191735</text:p>
          </table:table-cell>
          <table:table-cell table:formula="of:=([.$F1063]/86400)+25569-(3/24)" office:value-type="float" office:value="44008.5941550926" calcext:value-type="float">
            <text:p>44008,5941550926</text:p>
          </table:table-cell>
          <table:table-cell/>
        </table:table-row>
        <table:table-row table:style-name="ro1">
          <table:table-cell office:value-type="float" office:value="1591016246" calcext:value-type="float">
            <text:p>1591016246</text:p>
          </table:table-cell>
          <table:table-cell office:value-type="string" calcext:value-type="string">
            <text:p>2020-06-01 09:57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064]+[.$H$2]" office:value-type="float" office:value="1593191735" calcext:value-type="float">
            <text:p>1593191735</text:p>
          </table:table-cell>
          <table:table-cell table:formula="of:=([.$F1064]/86400)+25569-(3/24)" office:value-type="float" office:value="44008.5941550926" calcext:value-type="float">
            <text:p>44008,5941550926</text:p>
          </table:table-cell>
          <table:table-cell/>
        </table:table-row>
        <table:table-row table:style-name="ro1">
          <table:table-cell office:value-type="float" office:value="1591016246" calcext:value-type="float">
            <text:p>1591016246</text:p>
          </table:table-cell>
          <table:table-cell office:value-type="string" calcext:value-type="string">
            <text:p>2020-06-01 09:5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65]+[.$H$2]" office:value-type="float" office:value="1593191735" calcext:value-type="float">
            <text:p>1593191735</text:p>
          </table:table-cell>
          <table:table-cell table:formula="of:=([.$F1065]/86400)+25569-(3/24)" office:value-type="float" office:value="44008.5941550926" calcext:value-type="float">
            <text:p>44008,5941550926</text:p>
          </table:table-cell>
          <table:table-cell/>
        </table:table-row>
        <table:table-row table:style-name="ro1">
          <table:table-cell office:value-type="float" office:value="1591019845" calcext:value-type="float">
            <text:p>1591019845</text:p>
          </table:table-cell>
          <table:table-cell office:value-type="string" calcext:value-type="string">
            <text:p>2020-06-01 10:57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66]+[.$H$2]" office:value-type="float" office:value="1593195334" calcext:value-type="float">
            <text:p>1593195334</text:p>
          </table:table-cell>
          <table:table-cell table:formula="of:=([.$F1066]/86400)+25569-(3/24)" office:value-type="float" office:value="44008.6358101852" calcext:value-type="float">
            <text:p>44008,6358101852</text:p>
          </table:table-cell>
          <table:table-cell/>
        </table:table-row>
        <table:table-row table:style-name="ro1">
          <table:table-cell office:value-type="float" office:value="1591019845" calcext:value-type="float">
            <text:p>1591019845</text:p>
          </table:table-cell>
          <table:table-cell office:value-type="string" calcext:value-type="string">
            <text:p>2020-06-01 10:57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67]+[.$H$2]" office:value-type="float" office:value="1593195334" calcext:value-type="float">
            <text:p>1593195334</text:p>
          </table:table-cell>
          <table:table-cell table:formula="of:=([.$F1067]/86400)+25569-(3/24)" office:value-type="float" office:value="44008.6358101852" calcext:value-type="float">
            <text:p>44008,6358101852</text:p>
          </table:table-cell>
          <table:table-cell/>
        </table:table-row>
        <table:table-row table:style-name="ro1">
          <table:table-cell office:value-type="float" office:value="1591019845" calcext:value-type="float">
            <text:p>1591019845</text:p>
          </table:table-cell>
          <table:table-cell office:value-type="string" calcext:value-type="string">
            <text:p>2020-06-01 10:57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68]+[.$H$2]" office:value-type="float" office:value="1593195334" calcext:value-type="float">
            <text:p>1593195334</text:p>
          </table:table-cell>
          <table:table-cell table:formula="of:=([.$F1068]/86400)+25569-(3/24)" office:value-type="float" office:value="44008.6358101852" calcext:value-type="float">
            <text:p>44008,6358101852</text:p>
          </table:table-cell>
          <table:table-cell/>
        </table:table-row>
        <table:table-row table:style-name="ro1">
          <table:table-cell office:value-type="float" office:value="1591019845" calcext:value-type="float">
            <text:p>1591019845</text:p>
          </table:table-cell>
          <table:table-cell office:value-type="string" calcext:value-type="string">
            <text:p>2020-06-01 10:5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69]+[.$H$2]" office:value-type="float" office:value="1593195334" calcext:value-type="float">
            <text:p>1593195334</text:p>
          </table:table-cell>
          <table:table-cell table:formula="of:=([.$F1069]/86400)+25569-(3/24)" office:value-type="float" office:value="44008.6358101852" calcext:value-type="float">
            <text:p>44008,6358101852</text:p>
          </table:table-cell>
          <table:table-cell/>
        </table:table-row>
        <table:table-row table:style-name="ro1">
          <table:table-cell office:value-type="float" office:value="1591023444" calcext:value-type="float">
            <text:p>1591023444</text:p>
          </table:table-cell>
          <table:table-cell office:value-type="string" calcext:value-type="string">
            <text:p>2020-06-01 11:57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70]+[.$H$2]" office:value-type="float" office:value="1593198933" calcext:value-type="float">
            <text:p>1593198933</text:p>
          </table:table-cell>
          <table:table-cell table:formula="of:=([.$F1070]/86400)+25569-(3/24)" office:value-type="float" office:value="44008.6774652778" calcext:value-type="float">
            <text:p>44008,6774652778</text:p>
          </table:table-cell>
          <table:table-cell/>
        </table:table-row>
        <table:table-row table:style-name="ro1">
          <table:table-cell office:value-type="float" office:value="1591023444" calcext:value-type="float">
            <text:p>1591023444</text:p>
          </table:table-cell>
          <table:table-cell office:value-type="string" calcext:value-type="string">
            <text:p>2020-06-01 11:57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71]+[.$H$2]" office:value-type="float" office:value="1593198933" calcext:value-type="float">
            <text:p>1593198933</text:p>
          </table:table-cell>
          <table:table-cell table:formula="of:=([.$F1071]/86400)+25569-(3/24)" office:value-type="float" office:value="44008.6774652778" calcext:value-type="float">
            <text:p>44008,6774652778</text:p>
          </table:table-cell>
          <table:table-cell/>
        </table:table-row>
        <table:table-row table:style-name="ro1">
          <table:table-cell office:value-type="float" office:value="1591023444" calcext:value-type="float">
            <text:p>1591023444</text:p>
          </table:table-cell>
          <table:table-cell office:value-type="string" calcext:value-type="string">
            <text:p>2020-06-01 11:57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72]+[.$H$2]" office:value-type="float" office:value="1593198933" calcext:value-type="float">
            <text:p>1593198933</text:p>
          </table:table-cell>
          <table:table-cell table:formula="of:=([.$F1072]/86400)+25569-(3/24)" office:value-type="float" office:value="44008.6774652778" calcext:value-type="float">
            <text:p>44008,6774652778</text:p>
          </table:table-cell>
          <table:table-cell/>
        </table:table-row>
        <table:table-row table:style-name="ro1">
          <table:table-cell office:value-type="float" office:value="1591023444" calcext:value-type="float">
            <text:p>1591023444</text:p>
          </table:table-cell>
          <table:table-cell office:value-type="string" calcext:value-type="string">
            <text:p>2020-06-01 11:57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73]+[.$H$2]" office:value-type="float" office:value="1593198933" calcext:value-type="float">
            <text:p>1593198933</text:p>
          </table:table-cell>
          <table:table-cell table:formula="of:=([.$F1073]/86400)+25569-(3/24)" office:value-type="float" office:value="44008.6774652778" calcext:value-type="float">
            <text:p>44008,6774652778</text:p>
          </table:table-cell>
          <table:table-cell/>
        </table:table-row>
        <table:table-row table:style-name="ro1">
          <table:table-cell office:value-type="float" office:value="1591027043" calcext:value-type="float">
            <text:p>1591027043</text:p>
          </table:table-cell>
          <table:table-cell office:value-type="string" calcext:value-type="string">
            <text:p>2020-06-01 12:57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74]+[.$H$2]" office:value-type="float" office:value="1593202532" calcext:value-type="float">
            <text:p>1593202532</text:p>
          </table:table-cell>
          <table:table-cell table:formula="of:=([.$F1074]/86400)+25569-(3/24)" office:value-type="float" office:value="44008.7191203704" calcext:value-type="float">
            <text:p>44008,7191203704</text:p>
          </table:table-cell>
          <table:table-cell/>
        </table:table-row>
        <table:table-row table:style-name="ro1">
          <table:table-cell office:value-type="float" office:value="1591027043" calcext:value-type="float">
            <text:p>1591027043</text:p>
          </table:table-cell>
          <table:table-cell office:value-type="string" calcext:value-type="string">
            <text:p>2020-06-01 12:57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75]+[.$H$2]" office:value-type="float" office:value="1593202532" calcext:value-type="float">
            <text:p>1593202532</text:p>
          </table:table-cell>
          <table:table-cell table:formula="of:=([.$F1075]/86400)+25569-(3/24)" office:value-type="float" office:value="44008.7191203704" calcext:value-type="float">
            <text:p>44008,7191203704</text:p>
          </table:table-cell>
          <table:table-cell/>
        </table:table-row>
        <table:table-row table:style-name="ro1">
          <table:table-cell office:value-type="float" office:value="1591027043" calcext:value-type="float">
            <text:p>1591027043</text:p>
          </table:table-cell>
          <table:table-cell office:value-type="string" calcext:value-type="string">
            <text:p>2020-06-01 12:57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76]+[.$H$2]" office:value-type="float" office:value="1593202532" calcext:value-type="float">
            <text:p>1593202532</text:p>
          </table:table-cell>
          <table:table-cell table:formula="of:=([.$F1076]/86400)+25569-(3/24)" office:value-type="float" office:value="44008.7191203704" calcext:value-type="float">
            <text:p>44008,7191203704</text:p>
          </table:table-cell>
          <table:table-cell/>
        </table:table-row>
        <table:table-row table:style-name="ro1">
          <table:table-cell office:value-type="float" office:value="1591027043" calcext:value-type="float">
            <text:p>1591027043</text:p>
          </table:table-cell>
          <table:table-cell office:value-type="string" calcext:value-type="string">
            <text:p>2020-06-01 12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77]+[.$H$2]" office:value-type="float" office:value="1593202532" calcext:value-type="float">
            <text:p>1593202532</text:p>
          </table:table-cell>
          <table:table-cell table:formula="of:=([.$F1077]/86400)+25569-(3/24)" office:value-type="float" office:value="44008.7191203704" calcext:value-type="float">
            <text:p>44008,7191203704</text:p>
          </table:table-cell>
          <table:table-cell/>
        </table:table-row>
        <table:table-row table:style-name="ro1">
          <table:table-cell office:value-type="float" office:value="1591030642" calcext:value-type="float">
            <text:p>1591030642</text:p>
          </table:table-cell>
          <table:table-cell office:value-type="string" calcext:value-type="string">
            <text:p>2020-06-01 13:57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78]+[.$H$2]" office:value-type="float" office:value="1593206131" calcext:value-type="float">
            <text:p>1593206131</text:p>
          </table:table-cell>
          <table:table-cell table:formula="of:=([.$F1078]/86400)+25569-(3/24)" office:value-type="float" office:value="44008.760775463" calcext:value-type="float">
            <text:p>44008,760775463</text:p>
          </table:table-cell>
          <table:table-cell/>
        </table:table-row>
        <table:table-row table:style-name="ro1">
          <table:table-cell office:value-type="float" office:value="1591030642" calcext:value-type="float">
            <text:p>1591030642</text:p>
          </table:table-cell>
          <table:table-cell office:value-type="string" calcext:value-type="string">
            <text:p>2020-06-01 13:57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79]+[.$H$2]" office:value-type="float" office:value="1593206131" calcext:value-type="float">
            <text:p>1593206131</text:p>
          </table:table-cell>
          <table:table-cell table:formula="of:=([.$F1079]/86400)+25569-(3/24)" office:value-type="float" office:value="44008.760775463" calcext:value-type="float">
            <text:p>44008,760775463</text:p>
          </table:table-cell>
          <table:table-cell/>
        </table:table-row>
        <table:table-row table:style-name="ro1">
          <table:table-cell office:value-type="float" office:value="1591030642" calcext:value-type="float">
            <text:p>1591030642</text:p>
          </table:table-cell>
          <table:table-cell office:value-type="string" calcext:value-type="string">
            <text:p>2020-06-01 13:57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80]+[.$H$2]" office:value-type="float" office:value="1593206131" calcext:value-type="float">
            <text:p>1593206131</text:p>
          </table:table-cell>
          <table:table-cell table:formula="of:=([.$F1080]/86400)+25569-(3/24)" office:value-type="float" office:value="44008.760775463" calcext:value-type="float">
            <text:p>44008,760775463</text:p>
          </table:table-cell>
          <table:table-cell/>
        </table:table-row>
        <table:table-row table:style-name="ro1">
          <table:table-cell office:value-type="float" office:value="1591030642" calcext:value-type="float">
            <text:p>1591030642</text:p>
          </table:table-cell>
          <table:table-cell office:value-type="string" calcext:value-type="string">
            <text:p>2020-06-01 13:57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81]+[.$H$2]" office:value-type="float" office:value="1593206131" calcext:value-type="float">
            <text:p>1593206131</text:p>
          </table:table-cell>
          <table:table-cell table:formula="of:=([.$F1081]/86400)+25569-(3/24)" office:value-type="float" office:value="44008.760775463" calcext:value-type="float">
            <text:p>44008,760775463</text:p>
          </table:table-cell>
          <table:table-cell/>
        </table:table-row>
        <table:table-row table:style-name="ro1">
          <table:table-cell office:value-type="float" office:value="1591034241" calcext:value-type="float">
            <text:p>1591034241</text:p>
          </table:table-cell>
          <table:table-cell office:value-type="string" calcext:value-type="string">
            <text:p>2020-06-01 14:57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82]+[.$H$2]" office:value-type="float" office:value="1593209730" calcext:value-type="float">
            <text:p>1593209730</text:p>
          </table:table-cell>
          <table:table-cell table:formula="of:=([.$F1082]/86400)+25569-(3/24)" office:value-type="float" office:value="44008.8024305556" calcext:value-type="float">
            <text:p>44008,8024305556</text:p>
          </table:table-cell>
          <table:table-cell/>
        </table:table-row>
        <table:table-row table:style-name="ro1">
          <table:table-cell office:value-type="float" office:value="1591034241" calcext:value-type="float">
            <text:p>1591034241</text:p>
          </table:table-cell>
          <table:table-cell office:value-type="string" calcext:value-type="string">
            <text:p>2020-06-01 14:57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83]+[.$H$2]" office:value-type="float" office:value="1593209730" calcext:value-type="float">
            <text:p>1593209730</text:p>
          </table:table-cell>
          <table:table-cell table:formula="of:=([.$F1083]/86400)+25569-(3/24)" office:value-type="float" office:value="44008.8024305556" calcext:value-type="float">
            <text:p>44008,8024305556</text:p>
          </table:table-cell>
          <table:table-cell/>
        </table:table-row>
        <table:table-row table:style-name="ro1">
          <table:table-cell office:value-type="float" office:value="1591034241" calcext:value-type="float">
            <text:p>1591034241</text:p>
          </table:table-cell>
          <table:table-cell office:value-type="string" calcext:value-type="string">
            <text:p>2020-06-01 14:57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84]+[.$H$2]" office:value-type="float" office:value="1593209730" calcext:value-type="float">
            <text:p>1593209730</text:p>
          </table:table-cell>
          <table:table-cell table:formula="of:=([.$F1084]/86400)+25569-(3/24)" office:value-type="float" office:value="44008.8024305556" calcext:value-type="float">
            <text:p>44008,8024305556</text:p>
          </table:table-cell>
          <table:table-cell/>
        </table:table-row>
        <table:table-row table:style-name="ro1">
          <table:table-cell office:value-type="float" office:value="1591034241" calcext:value-type="float">
            <text:p>1591034241</text:p>
          </table:table-cell>
          <table:table-cell office:value-type="string" calcext:value-type="string">
            <text:p>2020-06-01 14:5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085]+[.$H$2]" office:value-type="float" office:value="1593209730" calcext:value-type="float">
            <text:p>1593209730</text:p>
          </table:table-cell>
          <table:table-cell table:formula="of:=([.$F1085]/86400)+25569-(3/24)" office:value-type="float" office:value="44008.8024305556" calcext:value-type="float">
            <text:p>44008,8024305556</text:p>
          </table:table-cell>
          <table:table-cell/>
        </table:table-row>
        <table:table-row table:style-name="ro1">
          <table:table-cell office:value-type="float" office:value="1591037840" calcext:value-type="float">
            <text:p>1591037840</text:p>
          </table:table-cell>
          <table:table-cell office:value-type="string" calcext:value-type="string">
            <text:p>2020-06-01 15:57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86]+[.$H$2]" office:value-type="float" office:value="1593213329" calcext:value-type="float">
            <text:p>1593213329</text:p>
          </table:table-cell>
          <table:table-cell table:formula="of:=([.$F1086]/86400)+25569-(3/24)" office:value-type="float" office:value="44008.8440856481" calcext:value-type="float">
            <text:p>44008,8440856481</text:p>
          </table:table-cell>
          <table:table-cell/>
        </table:table-row>
        <table:table-row table:style-name="ro1">
          <table:table-cell office:value-type="float" office:value="1591037840" calcext:value-type="float">
            <text:p>1591037840</text:p>
          </table:table-cell>
          <table:table-cell office:value-type="string" calcext:value-type="string">
            <text:p>2020-06-01 15:57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87]+[.$H$2]" office:value-type="float" office:value="1593213329" calcext:value-type="float">
            <text:p>1593213329</text:p>
          </table:table-cell>
          <table:table-cell table:formula="of:=([.$F1087]/86400)+25569-(3/24)" office:value-type="float" office:value="44008.8440856481" calcext:value-type="float">
            <text:p>44008,8440856481</text:p>
          </table:table-cell>
          <table:table-cell/>
        </table:table-row>
        <table:table-row table:style-name="ro1">
          <table:table-cell office:value-type="float" office:value="1591037840" calcext:value-type="float">
            <text:p>1591037840</text:p>
          </table:table-cell>
          <table:table-cell office:value-type="string" calcext:value-type="string">
            <text:p>2020-06-01 15:57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88]+[.$H$2]" office:value-type="float" office:value="1593213329" calcext:value-type="float">
            <text:p>1593213329</text:p>
          </table:table-cell>
          <table:table-cell table:formula="of:=([.$F1088]/86400)+25569-(3/24)" office:value-type="float" office:value="44008.8440856481" calcext:value-type="float">
            <text:p>44008,8440856481</text:p>
          </table:table-cell>
          <table:table-cell/>
        </table:table-row>
        <table:table-row table:style-name="ro1">
          <table:table-cell office:value-type="float" office:value="1591037840" calcext:value-type="float">
            <text:p>1591037840</text:p>
          </table:table-cell>
          <table:table-cell office:value-type="string" calcext:value-type="string">
            <text:p>2020-06-01 15:5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89]+[.$H$2]" office:value-type="float" office:value="1593213329" calcext:value-type="float">
            <text:p>1593213329</text:p>
          </table:table-cell>
          <table:table-cell table:formula="of:=([.$F1089]/86400)+25569-(3/24)" office:value-type="float" office:value="44008.8440856481" calcext:value-type="float">
            <text:p>44008,8440856481</text:p>
          </table:table-cell>
          <table:table-cell/>
        </table:table-row>
        <table:table-row table:style-name="ro1">
          <table:table-cell office:value-type="float" office:value="1591041439" calcext:value-type="float">
            <text:p>1591041439</text:p>
          </table:table-cell>
          <table:table-cell office:value-type="string" calcext:value-type="string">
            <text:p>2020-06-01 16:57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90]+[.$H$2]" office:value-type="float" office:value="1593216928" calcext:value-type="float">
            <text:p>1593216928</text:p>
          </table:table-cell>
          <table:table-cell table:formula="of:=([.$F1090]/86400)+25569-(3/24)" office:value-type="float" office:value="44008.8857407407" calcext:value-type="float">
            <text:p>44008,8857407407</text:p>
          </table:table-cell>
          <table:table-cell/>
        </table:table-row>
        <table:table-row table:style-name="ro1">
          <table:table-cell office:value-type="float" office:value="1591041439" calcext:value-type="float">
            <text:p>1591041439</text:p>
          </table:table-cell>
          <table:table-cell office:value-type="string" calcext:value-type="string">
            <text:p>2020-06-01 16:57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91]+[.$H$2]" office:value-type="float" office:value="1593216928" calcext:value-type="float">
            <text:p>1593216928</text:p>
          </table:table-cell>
          <table:table-cell table:formula="of:=([.$F1091]/86400)+25569-(3/24)" office:value-type="float" office:value="44008.8857407407" calcext:value-type="float">
            <text:p>44008,8857407407</text:p>
          </table:table-cell>
          <table:table-cell/>
        </table:table-row>
        <table:table-row table:style-name="ro1">
          <table:table-cell office:value-type="float" office:value="1591041439" calcext:value-type="float">
            <text:p>1591041439</text:p>
          </table:table-cell>
          <table:table-cell office:value-type="string" calcext:value-type="string">
            <text:p>2020-06-01 16:57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92]+[.$H$2]" office:value-type="float" office:value="1593216928" calcext:value-type="float">
            <text:p>1593216928</text:p>
          </table:table-cell>
          <table:table-cell table:formula="of:=([.$F1092]/86400)+25569-(3/24)" office:value-type="float" office:value="44008.8857407407" calcext:value-type="float">
            <text:p>44008,8857407407</text:p>
          </table:table-cell>
          <table:table-cell/>
        </table:table-row>
        <table:table-row table:style-name="ro1">
          <table:table-cell office:value-type="float" office:value="1591041439" calcext:value-type="float">
            <text:p>1591041439</text:p>
          </table:table-cell>
          <table:table-cell office:value-type="string" calcext:value-type="string">
            <text:p>2020-06-01 16:5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93]+[.$H$2]" office:value-type="float" office:value="1593216928" calcext:value-type="float">
            <text:p>1593216928</text:p>
          </table:table-cell>
          <table:table-cell table:formula="of:=([.$F1093]/86400)+25569-(3/24)" office:value-type="float" office:value="44008.8857407407" calcext:value-type="float">
            <text:p>44008,8857407407</text:p>
          </table:table-cell>
          <table:table-cell/>
        </table:table-row>
        <table:table-row table:style-name="ro1">
          <table:table-cell office:value-type="float" office:value="1591045038" calcext:value-type="float">
            <text:p>1591045038</text:p>
          </table:table-cell>
          <table:table-cell office:value-type="string" calcext:value-type="string">
            <text:p>2020-06-01 17:57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094]+[.$H$2]" office:value-type="float" office:value="1593220527" calcext:value-type="float">
            <text:p>1593220527</text:p>
          </table:table-cell>
          <table:table-cell table:formula="of:=([.$F1094]/86400)+25569-(3/24)" office:value-type="float" office:value="44008.9273958333" calcext:value-type="float">
            <text:p>44008,9273958333</text:p>
          </table:table-cell>
          <table:table-cell/>
        </table:table-row>
        <table:table-row table:style-name="ro1">
          <table:table-cell office:value-type="float" office:value="1591045038" calcext:value-type="float">
            <text:p>1591045038</text:p>
          </table:table-cell>
          <table:table-cell office:value-type="string" calcext:value-type="string">
            <text:p>2020-06-01 17:57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095]+[.$H$2]" office:value-type="float" office:value="1593220527" calcext:value-type="float">
            <text:p>1593220527</text:p>
          </table:table-cell>
          <table:table-cell table:formula="of:=([.$F1095]/86400)+25569-(3/24)" office:value-type="float" office:value="44008.9273958333" calcext:value-type="float">
            <text:p>44008,9273958333</text:p>
          </table:table-cell>
          <table:table-cell/>
        </table:table-row>
        <table:table-row table:style-name="ro1">
          <table:table-cell office:value-type="float" office:value="1591045038" calcext:value-type="float">
            <text:p>1591045038</text:p>
          </table:table-cell>
          <table:table-cell office:value-type="string" calcext:value-type="string">
            <text:p>2020-06-01 17:57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096]+[.$H$2]" office:value-type="float" office:value="1593220527" calcext:value-type="float">
            <text:p>1593220527</text:p>
          </table:table-cell>
          <table:table-cell table:formula="of:=([.$F1096]/86400)+25569-(3/24)" office:value-type="float" office:value="44008.9273958333" calcext:value-type="float">
            <text:p>44008,9273958333</text:p>
          </table:table-cell>
          <table:table-cell/>
        </table:table-row>
        <table:table-row table:style-name="ro1">
          <table:table-cell office:value-type="float" office:value="1591045038" calcext:value-type="float">
            <text:p>1591045038</text:p>
          </table:table-cell>
          <table:table-cell office:value-type="string" calcext:value-type="string">
            <text:p>2020-06-01 1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097]+[.$H$2]" office:value-type="float" office:value="1593220527" calcext:value-type="float">
            <text:p>1593220527</text:p>
          </table:table-cell>
          <table:table-cell table:formula="of:=([.$F1097]/86400)+25569-(3/24)" office:value-type="float" office:value="44008.9273958333" calcext:value-type="float">
            <text:p>44008,9273958333</text:p>
          </table:table-cell>
          <table:table-cell/>
        </table:table-row>
        <table:table-row table:style-name="ro1">
          <table:table-cell office:value-type="float" office:value="1591048637" calcext:value-type="float">
            <text:p>1591048637</text:p>
          </table:table-cell>
          <table:table-cell office:value-type="string" calcext:value-type="string">
            <text:p>2020-06-01 18:57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table:formula="of:=[.A1098]+[.$H$2]" office:value-type="float" office:value="1593224126" calcext:value-type="float">
            <text:p>1593224126</text:p>
          </table:table-cell>
          <table:table-cell table:formula="of:=([.$F1098]/86400)+25569-(3/24)" office:value-type="float" office:value="44008.9690509259" calcext:value-type="float">
            <text:p>44008,9690509259</text:p>
          </table:table-cell>
          <table:table-cell/>
        </table:table-row>
        <table:table-row table:style-name="ro1">
          <table:table-cell office:value-type="float" office:value="1591048637" calcext:value-type="float">
            <text:p>1591048637</text:p>
          </table:table-cell>
          <table:table-cell office:value-type="string" calcext:value-type="string">
            <text:p>2020-06-01 18:57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099]+[.$H$2]" office:value-type="float" office:value="1593224126" calcext:value-type="float">
            <text:p>1593224126</text:p>
          </table:table-cell>
          <table:table-cell table:formula="of:=([.$F1099]/86400)+25569-(3/24)" office:value-type="float" office:value="44008.9690509259" calcext:value-type="float">
            <text:p>44008,9690509259</text:p>
          </table:table-cell>
          <table:table-cell/>
        </table:table-row>
        <table:table-row table:style-name="ro1">
          <table:table-cell office:value-type="float" office:value="1591048637" calcext:value-type="float">
            <text:p>1591048637</text:p>
          </table:table-cell>
          <table:table-cell office:value-type="string" calcext:value-type="string">
            <text:p>2020-06-01 18:57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100]+[.$H$2]" office:value-type="float" office:value="1593224126" calcext:value-type="float">
            <text:p>1593224126</text:p>
          </table:table-cell>
          <table:table-cell table:formula="of:=([.$F1100]/86400)+25569-(3/24)" office:value-type="float" office:value="44008.9690509259" calcext:value-type="float">
            <text:p>44008,9690509259</text:p>
          </table:table-cell>
          <table:table-cell/>
        </table:table-row>
        <table:table-row table:style-name="ro1">
          <table:table-cell office:value-type="float" office:value="1591048637" calcext:value-type="float">
            <text:p>1591048637</text:p>
          </table:table-cell>
          <table:table-cell office:value-type="string" calcext:value-type="string">
            <text:p>2020-06-01 18:57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01]+[.$H$2]" office:value-type="float" office:value="1593224126" calcext:value-type="float">
            <text:p>1593224126</text:p>
          </table:table-cell>
          <table:table-cell table:formula="of:=([.$F1101]/86400)+25569-(3/24)" office:value-type="float" office:value="44008.9690509259" calcext:value-type="float">
            <text:p>44008,9690509259</text:p>
          </table:table-cell>
          <table:table-cell/>
        </table:table-row>
        <table:table-row table:style-name="ro1">
          <table:table-cell office:value-type="float" office:value="1591052236" calcext:value-type="float">
            <text:p>1591052236</text:p>
          </table:table-cell>
          <table:table-cell office:value-type="string" calcext:value-type="string">
            <text:p>2020-06-01 19:57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102]+[.$H$2]" office:value-type="float" office:value="1593227725" calcext:value-type="float">
            <text:p>1593227725</text:p>
          </table:table-cell>
          <table:table-cell table:formula="of:=([.$F1102]/86400)+25569-(3/24)" office:value-type="float" office:value="44009.0107060185" calcext:value-type="float">
            <text:p>44009,0107060185</text:p>
          </table:table-cell>
          <table:table-cell/>
        </table:table-row>
        <table:table-row table:style-name="ro1">
          <table:table-cell office:value-type="float" office:value="1591052236" calcext:value-type="float">
            <text:p>1591052236</text:p>
          </table:table-cell>
          <table:table-cell office:value-type="string" calcext:value-type="string">
            <text:p>2020-06-01 19:57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03]+[.$H$2]" office:value-type="float" office:value="1593227725" calcext:value-type="float">
            <text:p>1593227725</text:p>
          </table:table-cell>
          <table:table-cell table:formula="of:=([.$F1103]/86400)+25569-(3/24)" office:value-type="float" office:value="44009.0107060185" calcext:value-type="float">
            <text:p>44009,0107060185</text:p>
          </table:table-cell>
          <table:table-cell/>
        </table:table-row>
        <table:table-row table:style-name="ro1">
          <table:table-cell office:value-type="float" office:value="1591052236" calcext:value-type="float">
            <text:p>1591052236</text:p>
          </table:table-cell>
          <table:table-cell office:value-type="string" calcext:value-type="string">
            <text:p>2020-06-01 19:57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104]+[.$H$2]" office:value-type="float" office:value="1593227725" calcext:value-type="float">
            <text:p>1593227725</text:p>
          </table:table-cell>
          <table:table-cell table:formula="of:=([.$F1104]/86400)+25569-(3/24)" office:value-type="float" office:value="44009.0107060185" calcext:value-type="float">
            <text:p>44009,0107060185</text:p>
          </table:table-cell>
          <table:table-cell/>
        </table:table-row>
        <table:table-row table:style-name="ro1">
          <table:table-cell office:value-type="float" office:value="1591052236" calcext:value-type="float">
            <text:p>1591052236</text:p>
          </table:table-cell>
          <table:table-cell office:value-type="string" calcext:value-type="string">
            <text:p>2020-06-01 19:5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05]+[.$H$2]" office:value-type="float" office:value="1593227725" calcext:value-type="float">
            <text:p>1593227725</text:p>
          </table:table-cell>
          <table:table-cell table:formula="of:=([.$F1105]/86400)+25569-(3/24)" office:value-type="float" office:value="44009.0107060185" calcext:value-type="float">
            <text:p>44009,0107060185</text:p>
          </table:table-cell>
          <table:table-cell/>
        </table:table-row>
        <table:table-row table:style-name="ro1">
          <table:table-cell office:value-type="float" office:value="1591055835" calcext:value-type="float">
            <text:p>1591055835</text:p>
          </table:table-cell>
          <table:table-cell office:value-type="string" calcext:value-type="string">
            <text:p>2020-06-01 20:57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106]+[.$H$2]" office:value-type="float" office:value="1593231324" calcext:value-type="float">
            <text:p>1593231324</text:p>
          </table:table-cell>
          <table:table-cell table:formula="of:=([.$F1106]/86400)+25569-(3/24)" office:value-type="float" office:value="44009.0523611111" calcext:value-type="float">
            <text:p>44009,0523611111</text:p>
          </table:table-cell>
          <table:table-cell/>
        </table:table-row>
        <table:table-row table:style-name="ro1">
          <table:table-cell office:value-type="float" office:value="1591055835" calcext:value-type="float">
            <text:p>1591055835</text:p>
          </table:table-cell>
          <table:table-cell office:value-type="string" calcext:value-type="string">
            <text:p>2020-06-01 20:57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07]+[.$H$2]" office:value-type="float" office:value="1593231324" calcext:value-type="float">
            <text:p>1593231324</text:p>
          </table:table-cell>
          <table:table-cell table:formula="of:=([.$F1107]/86400)+25569-(3/24)" office:value-type="float" office:value="44009.0523611111" calcext:value-type="float">
            <text:p>44009,0523611111</text:p>
          </table:table-cell>
          <table:table-cell/>
        </table:table-row>
        <table:table-row table:style-name="ro1">
          <table:table-cell office:value-type="float" office:value="1591055835" calcext:value-type="float">
            <text:p>1591055835</text:p>
          </table:table-cell>
          <table:table-cell office:value-type="string" calcext:value-type="string">
            <text:p>2020-06-01 20:57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108]+[.$H$2]" office:value-type="float" office:value="1593231324" calcext:value-type="float">
            <text:p>1593231324</text:p>
          </table:table-cell>
          <table:table-cell table:formula="of:=([.$F1108]/86400)+25569-(3/24)" office:value-type="float" office:value="44009.0523611111" calcext:value-type="float">
            <text:p>44009,0523611111</text:p>
          </table:table-cell>
          <table:table-cell/>
        </table:table-row>
        <table:table-row table:style-name="ro1">
          <table:table-cell office:value-type="float" office:value="1591055835" calcext:value-type="float">
            <text:p>1591055835</text:p>
          </table:table-cell>
          <table:table-cell office:value-type="string" calcext:value-type="string">
            <text:p>2020-06-01 20:57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09]+[.$H$2]" office:value-type="float" office:value="1593231324" calcext:value-type="float">
            <text:p>1593231324</text:p>
          </table:table-cell>
          <table:table-cell table:formula="of:=([.$F1109]/86400)+25569-(3/24)" office:value-type="float" office:value="44009.0523611111" calcext:value-type="float">
            <text:p>44009,0523611111</text:p>
          </table:table-cell>
          <table:table-cell/>
        </table:table-row>
        <table:table-row table:style-name="ro1">
          <table:table-cell office:value-type="float" office:value="1591059434" calcext:value-type="float">
            <text:p>1591059434</text:p>
          </table:table-cell>
          <table:table-cell office:value-type="string" calcext:value-type="string">
            <text:p>2020-06-01 21:57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110]+[.$H$2]" office:value-type="float" office:value="1593234923" calcext:value-type="float">
            <text:p>1593234923</text:p>
          </table:table-cell>
          <table:table-cell table:formula="of:=([.$F1110]/86400)+25569-(3/24)" office:value-type="float" office:value="44009.0940162037" calcext:value-type="float">
            <text:p>44009,0940162037</text:p>
          </table:table-cell>
          <table:table-cell/>
        </table:table-row>
        <table:table-row table:style-name="ro1">
          <table:table-cell office:value-type="float" office:value="1591059434" calcext:value-type="float">
            <text:p>1591059434</text:p>
          </table:table-cell>
          <table:table-cell office:value-type="string" calcext:value-type="string">
            <text:p>2020-06-01 21:57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11]+[.$H$2]" office:value-type="float" office:value="1593234923" calcext:value-type="float">
            <text:p>1593234923</text:p>
          </table:table-cell>
          <table:table-cell table:formula="of:=([.$F1111]/86400)+25569-(3/24)" office:value-type="float" office:value="44009.0940162037" calcext:value-type="float">
            <text:p>44009,0940162037</text:p>
          </table:table-cell>
          <table:table-cell/>
        </table:table-row>
        <table:table-row table:style-name="ro1">
          <table:table-cell office:value-type="float" office:value="1591059434" calcext:value-type="float">
            <text:p>1591059434</text:p>
          </table:table-cell>
          <table:table-cell office:value-type="string" calcext:value-type="string">
            <text:p>2020-06-01 21:57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112]+[.$H$2]" office:value-type="float" office:value="1593234923" calcext:value-type="float">
            <text:p>1593234923</text:p>
          </table:table-cell>
          <table:table-cell table:formula="of:=([.$F1112]/86400)+25569-(3/24)" office:value-type="float" office:value="44009.0940162037" calcext:value-type="float">
            <text:p>44009,0940162037</text:p>
          </table:table-cell>
          <table:table-cell/>
        </table:table-row>
        <table:table-row table:style-name="ro1">
          <table:table-cell office:value-type="float" office:value="1591059434" calcext:value-type="float">
            <text:p>1591059434</text:p>
          </table:table-cell>
          <table:table-cell office:value-type="string" calcext:value-type="string">
            <text:p>2020-06-01 21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13]+[.$H$2]" office:value-type="float" office:value="1593234923" calcext:value-type="float">
            <text:p>1593234923</text:p>
          </table:table-cell>
          <table:table-cell table:formula="of:=([.$F1113]/86400)+25569-(3/24)" office:value-type="float" office:value="44009.0940162037" calcext:value-type="float">
            <text:p>44009,0940162037</text:p>
          </table:table-cell>
          <table:table-cell/>
        </table:table-row>
        <table:table-row table:style-name="ro1">
          <table:table-cell office:value-type="float" office:value="1591063033" calcext:value-type="float">
            <text:p>1591063033</text:p>
          </table:table-cell>
          <table:table-cell office:value-type="string" calcext:value-type="string">
            <text:p>2020-06-01 22:57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table:formula="of:=[.A1114]+[.$H$2]" office:value-type="float" office:value="1593238522" calcext:value-type="float">
            <text:p>1593238522</text:p>
          </table:table-cell>
          <table:table-cell table:formula="of:=([.$F1114]/86400)+25569-(3/24)" office:value-type="float" office:value="44009.1356712963" calcext:value-type="float">
            <text:p>44009,1356712963</text:p>
          </table:table-cell>
          <table:table-cell/>
        </table:table-row>
        <table:table-row table:style-name="ro1">
          <table:table-cell office:value-type="float" office:value="1591063033" calcext:value-type="float">
            <text:p>1591063033</text:p>
          </table:table-cell>
          <table:table-cell office:value-type="string" calcext:value-type="string">
            <text:p>2020-06-01 22:57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15]+[.$H$2]" office:value-type="float" office:value="1593238522" calcext:value-type="float">
            <text:p>1593238522</text:p>
          </table:table-cell>
          <table:table-cell table:formula="of:=([.$F1115]/86400)+25569-(3/24)" office:value-type="float" office:value="44009.1356712963" calcext:value-type="float">
            <text:p>44009,1356712963</text:p>
          </table:table-cell>
          <table:table-cell/>
        </table:table-row>
        <table:table-row table:style-name="ro1">
          <table:table-cell office:value-type="float" office:value="1591063033" calcext:value-type="float">
            <text:p>1591063033</text:p>
          </table:table-cell>
          <table:table-cell office:value-type="string" calcext:value-type="string">
            <text:p>2020-06-01 22:57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16]+[.$H$2]" office:value-type="float" office:value="1593238522" calcext:value-type="float">
            <text:p>1593238522</text:p>
          </table:table-cell>
          <table:table-cell table:formula="of:=([.$F1116]/86400)+25569-(3/24)" office:value-type="float" office:value="44009.1356712963" calcext:value-type="float">
            <text:p>44009,1356712963</text:p>
          </table:table-cell>
          <table:table-cell/>
        </table:table-row>
        <table:table-row table:style-name="ro1">
          <table:table-cell office:value-type="float" office:value="1591063033" calcext:value-type="float">
            <text:p>1591063033</text:p>
          </table:table-cell>
          <table:table-cell office:value-type="string" calcext:value-type="string">
            <text:p>2020-06-01 22:5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17]+[.$H$2]" office:value-type="float" office:value="1593238522" calcext:value-type="float">
            <text:p>1593238522</text:p>
          </table:table-cell>
          <table:table-cell table:formula="of:=([.$F1117]/86400)+25569-(3/24)" office:value-type="float" office:value="44009.1356712963" calcext:value-type="float">
            <text:p>44009,1356712963</text:p>
          </table:table-cell>
          <table:table-cell/>
        </table:table-row>
        <table:table-row table:style-name="ro1">
          <table:table-cell office:value-type="float" office:value="1591066632" calcext:value-type="float">
            <text:p>1591066632</text:p>
          </table:table-cell>
          <table:table-cell office:value-type="string" calcext:value-type="string">
            <text:p>2020-06-01 23:57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118]+[.$H$2]" office:value-type="float" office:value="1593242121" calcext:value-type="float">
            <text:p>1593242121</text:p>
          </table:table-cell>
          <table:table-cell table:formula="of:=([.$F1118]/86400)+25569-(3/24)" office:value-type="float" office:value="44009.1773263889" calcext:value-type="float">
            <text:p>44009,1773263889</text:p>
          </table:table-cell>
          <table:table-cell/>
        </table:table-row>
        <table:table-row table:style-name="ro1">
          <table:table-cell office:value-type="float" office:value="1591066632" calcext:value-type="float">
            <text:p>1591066632</text:p>
          </table:table-cell>
          <table:table-cell office:value-type="string" calcext:value-type="string">
            <text:p>2020-06-01 23:57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19]+[.$H$2]" office:value-type="float" office:value="1593242121" calcext:value-type="float">
            <text:p>1593242121</text:p>
          </table:table-cell>
          <table:table-cell table:formula="of:=([.$F1119]/86400)+25569-(3/24)" office:value-type="float" office:value="44009.1773263889" calcext:value-type="float">
            <text:p>44009,1773263889</text:p>
          </table:table-cell>
          <table:table-cell/>
        </table:table-row>
        <table:table-row table:style-name="ro1">
          <table:table-cell office:value-type="float" office:value="1591066632" calcext:value-type="float">
            <text:p>1591066632</text:p>
          </table:table-cell>
          <table:table-cell office:value-type="string" calcext:value-type="string">
            <text:p>2020-06-01 23:57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table:formula="of:=[.A1120]+[.$H$2]" office:value-type="float" office:value="1593242121" calcext:value-type="float">
            <text:p>1593242121</text:p>
          </table:table-cell>
          <table:table-cell table:formula="of:=([.$F1120]/86400)+25569-(3/24)" office:value-type="float" office:value="44009.1773263889" calcext:value-type="float">
            <text:p>44009,1773263889</text:p>
          </table:table-cell>
          <table:table-cell/>
        </table:table-row>
        <table:table-row table:style-name="ro1">
          <table:table-cell office:value-type="float" office:value="1591066632" calcext:value-type="float">
            <text:p>1591066632</text:p>
          </table:table-cell>
          <table:table-cell office:value-type="string" calcext:value-type="string">
            <text:p>2020-06-01 23:5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21]+[.$H$2]" office:value-type="float" office:value="1593242121" calcext:value-type="float">
            <text:p>1593242121</text:p>
          </table:table-cell>
          <table:table-cell table:formula="of:=([.$F1121]/86400)+25569-(3/24)" office:value-type="float" office:value="44009.1773263889" calcext:value-type="float">
            <text:p>44009,1773263889</text:p>
          </table:table-cell>
          <table:table-cell/>
        </table:table-row>
        <table:table-row table:style-name="ro1">
          <table:table-cell office:value-type="float" office:value="1591070231" calcext:value-type="float">
            <text:p>1591070231</text:p>
          </table:table-cell>
          <table:table-cell office:value-type="string" calcext:value-type="string">
            <text:p>2020-06-02 00:57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122]+[.$H$2]" office:value-type="float" office:value="1593245720" calcext:value-type="float">
            <text:p>1593245720</text:p>
          </table:table-cell>
          <table:table-cell table:formula="of:=([.$F1122]/86400)+25569-(3/24)" office:value-type="float" office:value="44009.2189814815" calcext:value-type="float">
            <text:p>44009,2189814815</text:p>
          </table:table-cell>
          <table:table-cell/>
        </table:table-row>
        <table:table-row table:style-name="ro1">
          <table:table-cell office:value-type="float" office:value="1591070231" calcext:value-type="float">
            <text:p>1591070231</text:p>
          </table:table-cell>
          <table:table-cell office:value-type="string" calcext:value-type="string">
            <text:p>2020-06-02 00:57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23]+[.$H$2]" office:value-type="float" office:value="1593245720" calcext:value-type="float">
            <text:p>1593245720</text:p>
          </table:table-cell>
          <table:table-cell table:formula="of:=([.$F1123]/86400)+25569-(3/24)" office:value-type="float" office:value="44009.2189814815" calcext:value-type="float">
            <text:p>44009,2189814815</text:p>
          </table:table-cell>
          <table:table-cell/>
        </table:table-row>
        <table:table-row table:style-name="ro1">
          <table:table-cell office:value-type="float" office:value="1591070231" calcext:value-type="float">
            <text:p>1591070231</text:p>
          </table:table-cell>
          <table:table-cell office:value-type="string" calcext:value-type="string">
            <text:p>2020-06-02 00:57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124]+[.$H$2]" office:value-type="float" office:value="1593245720" calcext:value-type="float">
            <text:p>1593245720</text:p>
          </table:table-cell>
          <table:table-cell table:formula="of:=([.$F1124]/86400)+25569-(3/24)" office:value-type="float" office:value="44009.2189814815" calcext:value-type="float">
            <text:p>44009,2189814815</text:p>
          </table:table-cell>
          <table:table-cell/>
        </table:table-row>
        <table:table-row table:style-name="ro1">
          <table:table-cell office:value-type="float" office:value="1591070231" calcext:value-type="float">
            <text:p>1591070231</text:p>
          </table:table-cell>
          <table:table-cell office:value-type="string" calcext:value-type="string">
            <text:p>2020-06-02 00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52.0</text:p>
          </table:table-cell>
          <table:table-cell table:formula="of:=[.A1125]+[.$H$2]" office:value-type="float" office:value="1593245720" calcext:value-type="float">
            <text:p>1593245720</text:p>
          </table:table-cell>
          <table:table-cell table:formula="of:=([.$F1125]/86400)+25569-(3/24)" office:value-type="float" office:value="44009.2189814815" calcext:value-type="float">
            <text:p>44009,2189814815</text:p>
          </table:table-cell>
          <table:table-cell/>
        </table:table-row>
        <table:table-row table:style-name="ro1">
          <table:table-cell office:value-type="float" office:value="1591073830" calcext:value-type="float">
            <text:p>1591073830</text:p>
          </table:table-cell>
          <table:table-cell office:value-type="string" calcext:value-type="string">
            <text:p>2020-06-02 01:57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table:formula="of:=[.A1126]+[.$H$2]" office:value-type="float" office:value="1593249319" calcext:value-type="float">
            <text:p>1593249319</text:p>
          </table:table-cell>
          <table:table-cell table:formula="of:=([.$F1126]/86400)+25569-(3/24)" office:value-type="float" office:value="44009.2606365741" calcext:value-type="float">
            <text:p>44009,2606365741</text:p>
          </table:table-cell>
          <table:table-cell/>
        </table:table-row>
        <table:table-row table:style-name="ro1">
          <table:table-cell office:value-type="float" office:value="1591073830" calcext:value-type="float">
            <text:p>1591073830</text:p>
          </table:table-cell>
          <table:table-cell office:value-type="string" calcext:value-type="string">
            <text:p>2020-06-02 01:57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27]+[.$H$2]" office:value-type="float" office:value="1593249319" calcext:value-type="float">
            <text:p>1593249319</text:p>
          </table:table-cell>
          <table:table-cell table:formula="of:=([.$F1127]/86400)+25569-(3/24)" office:value-type="float" office:value="44009.2606365741" calcext:value-type="float">
            <text:p>44009,2606365741</text:p>
          </table:table-cell>
          <table:table-cell/>
        </table:table-row>
        <table:table-row table:style-name="ro1">
          <table:table-cell office:value-type="float" office:value="1591073830" calcext:value-type="float">
            <text:p>1591073830</text:p>
          </table:table-cell>
          <table:table-cell office:value-type="string" calcext:value-type="string">
            <text:p>2020-06-02 01:57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28]+[.$H$2]" office:value-type="float" office:value="1593249319" calcext:value-type="float">
            <text:p>1593249319</text:p>
          </table:table-cell>
          <table:table-cell table:formula="of:=([.$F1128]/86400)+25569-(3/24)" office:value-type="float" office:value="44009.2606365741" calcext:value-type="float">
            <text:p>44009,2606365741</text:p>
          </table:table-cell>
          <table:table-cell/>
        </table:table-row>
        <table:table-row table:style-name="ro1">
          <table:table-cell office:value-type="float" office:value="1591073830" calcext:value-type="float">
            <text:p>1591073830</text:p>
          </table:table-cell>
          <table:table-cell office:value-type="string" calcext:value-type="string">
            <text:p>2020-06-02 01:57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29]+[.$H$2]" office:value-type="float" office:value="1593249319" calcext:value-type="float">
            <text:p>1593249319</text:p>
          </table:table-cell>
          <table:table-cell table:formula="of:=([.$F1129]/86400)+25569-(3/24)" office:value-type="float" office:value="44009.2606365741" calcext:value-type="float">
            <text:p>44009,2606365741</text:p>
          </table:table-cell>
          <table:table-cell/>
        </table:table-row>
        <table:table-row table:style-name="ro1">
          <table:table-cell office:value-type="float" office:value="1591077429" calcext:value-type="float">
            <text:p>1591077429</text:p>
          </table:table-cell>
          <table:table-cell office:value-type="string" calcext:value-type="string">
            <text:p>2020-06-02 02:57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30]+[.$H$2]" office:value-type="float" office:value="1593252918" calcext:value-type="float">
            <text:p>1593252918</text:p>
          </table:table-cell>
          <table:table-cell table:formula="of:=([.$F1130]/86400)+25569-(3/24)" office:value-type="float" office:value="44009.3022916667" calcext:value-type="float">
            <text:p>44009,3022916667</text:p>
          </table:table-cell>
          <table:table-cell/>
        </table:table-row>
        <table:table-row table:style-name="ro1">
          <table:table-cell office:value-type="float" office:value="1591077429" calcext:value-type="float">
            <text:p>1591077429</text:p>
          </table:table-cell>
          <table:table-cell office:value-type="string" calcext:value-type="string">
            <text:p>2020-06-02 02:57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31]+[.$H$2]" office:value-type="float" office:value="1593252918" calcext:value-type="float">
            <text:p>1593252918</text:p>
          </table:table-cell>
          <table:table-cell table:formula="of:=([.$F1131]/86400)+25569-(3/24)" office:value-type="float" office:value="44009.3022916667" calcext:value-type="float">
            <text:p>44009,3022916667</text:p>
          </table:table-cell>
          <table:table-cell/>
        </table:table-row>
        <table:table-row table:style-name="ro1">
          <table:table-cell office:value-type="float" office:value="1591077429" calcext:value-type="float">
            <text:p>1591077429</text:p>
          </table:table-cell>
          <table:table-cell office:value-type="string" calcext:value-type="string">
            <text:p>2020-06-02 02:57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32]+[.$H$2]" office:value-type="float" office:value="1593252918" calcext:value-type="float">
            <text:p>1593252918</text:p>
          </table:table-cell>
          <table:table-cell table:formula="of:=([.$F1132]/86400)+25569-(3/24)" office:value-type="float" office:value="44009.3022916667" calcext:value-type="float">
            <text:p>44009,3022916667</text:p>
          </table:table-cell>
          <table:table-cell/>
        </table:table-row>
        <table:table-row table:style-name="ro1">
          <table:table-cell office:value-type="float" office:value="1591077429" calcext:value-type="float">
            <text:p>1591077429</text:p>
          </table:table-cell>
          <table:table-cell office:value-type="string" calcext:value-type="string">
            <text:p>2020-06-02 02:5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33]+[.$H$2]" office:value-type="float" office:value="1593252918" calcext:value-type="float">
            <text:p>1593252918</text:p>
          </table:table-cell>
          <table:table-cell table:formula="of:=([.$F1133]/86400)+25569-(3/24)" office:value-type="float" office:value="44009.3022916667" calcext:value-type="float">
            <text:p>44009,3022916667</text:p>
          </table:table-cell>
          <table:table-cell/>
        </table:table-row>
        <table:table-row table:style-name="ro1">
          <table:table-cell office:value-type="float" office:value="1591081028" calcext:value-type="float">
            <text:p>1591081028</text:p>
          </table:table-cell>
          <table:table-cell office:value-type="string" calcext:value-type="string">
            <text:p>2020-06-02 03:57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1134]+[.$H$2]" office:value-type="float" office:value="1593256517" calcext:value-type="float">
            <text:p>1593256517</text:p>
          </table:table-cell>
          <table:table-cell table:formula="of:=([.$F1134]/86400)+25569-(3/24)" office:value-type="float" office:value="44009.3439467593" calcext:value-type="float">
            <text:p>44009,3439467593</text:p>
          </table:table-cell>
          <table:table-cell/>
        </table:table-row>
        <table:table-row table:style-name="ro1">
          <table:table-cell office:value-type="float" office:value="1591081028" calcext:value-type="float">
            <text:p>1591081028</text:p>
          </table:table-cell>
          <table:table-cell office:value-type="string" calcext:value-type="string">
            <text:p>2020-06-02 03:57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35]+[.$H$2]" office:value-type="float" office:value="1593256517" calcext:value-type="float">
            <text:p>1593256517</text:p>
          </table:table-cell>
          <table:table-cell table:formula="of:=([.$F1135]/86400)+25569-(3/24)" office:value-type="float" office:value="44009.3439467593" calcext:value-type="float">
            <text:p>44009,3439467593</text:p>
          </table:table-cell>
          <table:table-cell/>
        </table:table-row>
        <table:table-row table:style-name="ro1">
          <table:table-cell office:value-type="float" office:value="1591081028" calcext:value-type="float">
            <text:p>1591081028</text:p>
          </table:table-cell>
          <table:table-cell office:value-type="string" calcext:value-type="string">
            <text:p>2020-06-02 03:57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136]+[.$H$2]" office:value-type="float" office:value="1593256517" calcext:value-type="float">
            <text:p>1593256517</text:p>
          </table:table-cell>
          <table:table-cell table:formula="of:=([.$F1136]/86400)+25569-(3/24)" office:value-type="float" office:value="44009.3439467593" calcext:value-type="float">
            <text:p>44009,3439467593</text:p>
          </table:table-cell>
          <table:table-cell/>
        </table:table-row>
        <table:table-row table:style-name="ro1">
          <table:table-cell office:value-type="float" office:value="1591081028" calcext:value-type="float">
            <text:p>1591081028</text:p>
          </table:table-cell>
          <table:table-cell office:value-type="string" calcext:value-type="string">
            <text:p>2020-06-02 03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37]+[.$H$2]" office:value-type="float" office:value="1593256517" calcext:value-type="float">
            <text:p>1593256517</text:p>
          </table:table-cell>
          <table:table-cell table:formula="of:=([.$F1137]/86400)+25569-(3/24)" office:value-type="float" office:value="44009.3439467593" calcext:value-type="float">
            <text:p>44009,3439467593</text:p>
          </table:table-cell>
          <table:table-cell/>
        </table:table-row>
        <table:table-row table:style-name="ro1">
          <table:table-cell office:value-type="float" office:value="1591084627" calcext:value-type="float">
            <text:p>1591084627</text:p>
          </table:table-cell>
          <table:table-cell office:value-type="string" calcext:value-type="string">
            <text:p>2020-06-02 04:57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table:formula="of:=[.A1138]+[.$H$2]" office:value-type="float" office:value="1593260116" calcext:value-type="float">
            <text:p>1593260116</text:p>
          </table:table-cell>
          <table:table-cell table:formula="of:=([.$F1138]/86400)+25569-(3/24)" office:value-type="float" office:value="44009.3856018519" calcext:value-type="float">
            <text:p>44009,3856018519</text:p>
          </table:table-cell>
          <table:table-cell/>
        </table:table-row>
        <table:table-row table:style-name="ro1">
          <table:table-cell office:value-type="float" office:value="1591084627" calcext:value-type="float">
            <text:p>1591084627</text:p>
          </table:table-cell>
          <table:table-cell office:value-type="string" calcext:value-type="string">
            <text:p>2020-06-02 04:57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39]+[.$H$2]" office:value-type="float" office:value="1593260116" calcext:value-type="float">
            <text:p>1593260116</text:p>
          </table:table-cell>
          <table:table-cell table:formula="of:=([.$F1139]/86400)+25569-(3/24)" office:value-type="float" office:value="44009.3856018519" calcext:value-type="float">
            <text:p>44009,3856018519</text:p>
          </table:table-cell>
          <table:table-cell/>
        </table:table-row>
        <table:table-row table:style-name="ro1">
          <table:table-cell office:value-type="float" office:value="1591084627" calcext:value-type="float">
            <text:p>1591084627</text:p>
          </table:table-cell>
          <table:table-cell office:value-type="string" calcext:value-type="string">
            <text:p>2020-06-02 04:57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140]+[.$H$2]" office:value-type="float" office:value="1593260116" calcext:value-type="float">
            <text:p>1593260116</text:p>
          </table:table-cell>
          <table:table-cell table:formula="of:=([.$F1140]/86400)+25569-(3/24)" office:value-type="float" office:value="44009.3856018519" calcext:value-type="float">
            <text:p>44009,3856018519</text:p>
          </table:table-cell>
          <table:table-cell/>
        </table:table-row>
        <table:table-row table:style-name="ro1">
          <table:table-cell office:value-type="float" office:value="1591084627" calcext:value-type="float">
            <text:p>1591084627</text:p>
          </table:table-cell>
          <table:table-cell office:value-type="string" calcext:value-type="string">
            <text:p>2020-06-02 04:57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41]+[.$H$2]" office:value-type="float" office:value="1593260116" calcext:value-type="float">
            <text:p>1593260116</text:p>
          </table:table-cell>
          <table:table-cell table:formula="of:=([.$F1141]/86400)+25569-(3/24)" office:value-type="float" office:value="44009.3856018519" calcext:value-type="float">
            <text:p>44009,3856018519</text:p>
          </table:table-cell>
          <table:table-cell/>
        </table:table-row>
        <table:table-row table:style-name="ro1">
          <table:table-cell office:value-type="float" office:value="1591088226" calcext:value-type="float">
            <text:p>1591088226</text:p>
          </table:table-cell>
          <table:table-cell office:value-type="string" calcext:value-type="string">
            <text:p>2020-06-02 05:57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42]+[.$H$2]" office:value-type="float" office:value="1593263715" calcext:value-type="float">
            <text:p>1593263715</text:p>
          </table:table-cell>
          <table:table-cell table:formula="of:=([.$F1142]/86400)+25569-(3/24)" office:value-type="float" office:value="44009.4272569444" calcext:value-type="float">
            <text:p>44009,4272569444</text:p>
          </table:table-cell>
          <table:table-cell/>
        </table:table-row>
        <table:table-row table:style-name="ro1">
          <table:table-cell office:value-type="float" office:value="1591088226" calcext:value-type="float">
            <text:p>1591088226</text:p>
          </table:table-cell>
          <table:table-cell office:value-type="string" calcext:value-type="string">
            <text:p>2020-06-02 05:57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43]+[.$H$2]" office:value-type="float" office:value="1593263715" calcext:value-type="float">
            <text:p>1593263715</text:p>
          </table:table-cell>
          <table:table-cell table:formula="of:=([.$F1143]/86400)+25569-(3/24)" office:value-type="float" office:value="44009.4272569444" calcext:value-type="float">
            <text:p>44009,4272569444</text:p>
          </table:table-cell>
          <table:table-cell/>
        </table:table-row>
        <table:table-row table:style-name="ro1">
          <table:table-cell office:value-type="float" office:value="1591088226" calcext:value-type="float">
            <text:p>1591088226</text:p>
          </table:table-cell>
          <table:table-cell office:value-type="string" calcext:value-type="string">
            <text:p>2020-06-02 05:57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44]+[.$H$2]" office:value-type="float" office:value="1593263715" calcext:value-type="float">
            <text:p>1593263715</text:p>
          </table:table-cell>
          <table:table-cell table:formula="of:=([.$F1144]/86400)+25569-(3/24)" office:value-type="float" office:value="44009.4272569444" calcext:value-type="float">
            <text:p>44009,4272569444</text:p>
          </table:table-cell>
          <table:table-cell/>
        </table:table-row>
        <table:table-row table:style-name="ro1">
          <table:table-cell office:value-type="float" office:value="1591088226" calcext:value-type="float">
            <text:p>1591088226</text:p>
          </table:table-cell>
          <table:table-cell office:value-type="string" calcext:value-type="string">
            <text:p>2020-06-02 05:57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45]+[.$H$2]" office:value-type="float" office:value="1593263715" calcext:value-type="float">
            <text:p>1593263715</text:p>
          </table:table-cell>
          <table:table-cell table:formula="of:=([.$F1145]/86400)+25569-(3/24)" office:value-type="float" office:value="44009.4272569444" calcext:value-type="float">
            <text:p>44009,4272569444</text:p>
          </table:table-cell>
          <table:table-cell/>
        </table:table-row>
        <table:table-row table:style-name="ro1">
          <table:table-cell office:value-type="float" office:value="1591091825" calcext:value-type="float">
            <text:p>1591091825</text:p>
          </table:table-cell>
          <table:table-cell office:value-type="string" calcext:value-type="string">
            <text:p>2020-06-02 06:57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46]+[.$H$2]" office:value-type="float" office:value="1593267314" calcext:value-type="float">
            <text:p>1593267314</text:p>
          </table:table-cell>
          <table:table-cell table:formula="of:=([.$F1146]/86400)+25569-(3/24)" office:value-type="float" office:value="44009.468912037" calcext:value-type="float">
            <text:p>44009,468912037</text:p>
          </table:table-cell>
          <table:table-cell/>
        </table:table-row>
        <table:table-row table:style-name="ro1">
          <table:table-cell office:value-type="float" office:value="1591091825" calcext:value-type="float">
            <text:p>1591091825</text:p>
          </table:table-cell>
          <table:table-cell office:value-type="string" calcext:value-type="string">
            <text:p>2020-06-02 06:57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47]+[.$H$2]" office:value-type="float" office:value="1593267314" calcext:value-type="float">
            <text:p>1593267314</text:p>
          </table:table-cell>
          <table:table-cell table:formula="of:=([.$F1147]/86400)+25569-(3/24)" office:value-type="float" office:value="44009.468912037" calcext:value-type="float">
            <text:p>44009,468912037</text:p>
          </table:table-cell>
          <table:table-cell/>
        </table:table-row>
        <table:table-row table:style-name="ro1">
          <table:table-cell office:value-type="float" office:value="1591091825" calcext:value-type="float">
            <text:p>1591091825</text:p>
          </table:table-cell>
          <table:table-cell office:value-type="string" calcext:value-type="string">
            <text:p>2020-06-02 06:57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48]+[.$H$2]" office:value-type="float" office:value="1593267314" calcext:value-type="float">
            <text:p>1593267314</text:p>
          </table:table-cell>
          <table:table-cell table:formula="of:=([.$F1148]/86400)+25569-(3/24)" office:value-type="float" office:value="44009.468912037" calcext:value-type="float">
            <text:p>44009,468912037</text:p>
          </table:table-cell>
          <table:table-cell/>
        </table:table-row>
        <table:table-row table:style-name="ro1">
          <table:table-cell office:value-type="float" office:value="1591091825" calcext:value-type="float">
            <text:p>1591091825</text:p>
          </table:table-cell>
          <table:table-cell office:value-type="string" calcext:value-type="string">
            <text:p>2020-06-02 06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49]+[.$H$2]" office:value-type="float" office:value="1593267314" calcext:value-type="float">
            <text:p>1593267314</text:p>
          </table:table-cell>
          <table:table-cell table:formula="of:=([.$F1149]/86400)+25569-(3/24)" office:value-type="float" office:value="44009.468912037" calcext:value-type="float">
            <text:p>44009,468912037</text:p>
          </table:table-cell>
          <table:table-cell/>
        </table:table-row>
        <table:table-row table:style-name="ro1">
          <table:table-cell office:value-type="float" office:value="1591095424" calcext:value-type="float">
            <text:p>1591095424</text:p>
          </table:table-cell>
          <table:table-cell office:value-type="string" calcext:value-type="string">
            <text:p>2020-06-02 07:57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50]+[.$H$2]" office:value-type="float" office:value="1593270913" calcext:value-type="float">
            <text:p>1593270913</text:p>
          </table:table-cell>
          <table:table-cell table:formula="of:=([.$F1150]/86400)+25569-(3/24)" office:value-type="float" office:value="44009.5105671296" calcext:value-type="float">
            <text:p>44009,5105671296</text:p>
          </table:table-cell>
          <table:table-cell/>
        </table:table-row>
        <table:table-row table:style-name="ro1">
          <table:table-cell office:value-type="float" office:value="1591095424" calcext:value-type="float">
            <text:p>1591095424</text:p>
          </table:table-cell>
          <table:table-cell office:value-type="string" calcext:value-type="string">
            <text:p>2020-06-02 07:57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51]+[.$H$2]" office:value-type="float" office:value="1593270913" calcext:value-type="float">
            <text:p>1593270913</text:p>
          </table:table-cell>
          <table:table-cell table:formula="of:=([.$F1151]/86400)+25569-(3/24)" office:value-type="float" office:value="44009.5105671296" calcext:value-type="float">
            <text:p>44009,5105671296</text:p>
          </table:table-cell>
          <table:table-cell/>
        </table:table-row>
        <table:table-row table:style-name="ro1">
          <table:table-cell office:value-type="float" office:value="1591095424" calcext:value-type="float">
            <text:p>1591095424</text:p>
          </table:table-cell>
          <table:table-cell office:value-type="string" calcext:value-type="string">
            <text:p>2020-06-02 07:57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52]+[.$H$2]" office:value-type="float" office:value="1593270913" calcext:value-type="float">
            <text:p>1593270913</text:p>
          </table:table-cell>
          <table:table-cell table:formula="of:=([.$F1152]/86400)+25569-(3/24)" office:value-type="float" office:value="44009.5105671296" calcext:value-type="float">
            <text:p>44009,5105671296</text:p>
          </table:table-cell>
          <table:table-cell/>
        </table:table-row>
        <table:table-row table:style-name="ro1">
          <table:table-cell office:value-type="float" office:value="1591095424" calcext:value-type="float">
            <text:p>1591095424</text:p>
          </table:table-cell>
          <table:table-cell office:value-type="string" calcext:value-type="string">
            <text:p>2020-06-02 07:57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53]+[.$H$2]" office:value-type="float" office:value="1593270913" calcext:value-type="float">
            <text:p>1593270913</text:p>
          </table:table-cell>
          <table:table-cell table:formula="of:=([.$F1153]/86400)+25569-(3/24)" office:value-type="float" office:value="44009.5105671296" calcext:value-type="float">
            <text:p>44009,5105671296</text:p>
          </table:table-cell>
          <table:table-cell/>
        </table:table-row>
        <table:table-row table:style-name="ro1">
          <table:table-cell office:value-type="float" office:value="1591099023" calcext:value-type="float">
            <text:p>1591099023</text:p>
          </table:table-cell>
          <table:table-cell office:value-type="string" calcext:value-type="string">
            <text:p>2020-06-02 08:57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154]+[.$H$2]" office:value-type="float" office:value="1593274512" calcext:value-type="float">
            <text:p>1593274512</text:p>
          </table:table-cell>
          <table:table-cell table:formula="of:=([.$F1154]/86400)+25569-(3/24)" office:value-type="float" office:value="44009.5522222222" calcext:value-type="float">
            <text:p>44009,5522222222</text:p>
          </table:table-cell>
          <table:table-cell/>
        </table:table-row>
        <table:table-row table:style-name="ro1">
          <table:table-cell office:value-type="float" office:value="1591099023" calcext:value-type="float">
            <text:p>1591099023</text:p>
          </table:table-cell>
          <table:table-cell office:value-type="string" calcext:value-type="string">
            <text:p>2020-06-02 08:57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55]+[.$H$2]" office:value-type="float" office:value="1593274512" calcext:value-type="float">
            <text:p>1593274512</text:p>
          </table:table-cell>
          <table:table-cell table:formula="of:=([.$F1155]/86400)+25569-(3/24)" office:value-type="float" office:value="44009.5522222222" calcext:value-type="float">
            <text:p>44009,5522222222</text:p>
          </table:table-cell>
          <table:table-cell/>
        </table:table-row>
        <table:table-row table:style-name="ro1">
          <table:table-cell office:value-type="float" office:value="1591099023" calcext:value-type="float">
            <text:p>1591099023</text:p>
          </table:table-cell>
          <table:table-cell office:value-type="string" calcext:value-type="string">
            <text:p>2020-06-02 08:57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156]+[.$H$2]" office:value-type="float" office:value="1593274512" calcext:value-type="float">
            <text:p>1593274512</text:p>
          </table:table-cell>
          <table:table-cell table:formula="of:=([.$F1156]/86400)+25569-(3/24)" office:value-type="float" office:value="44009.5522222222" calcext:value-type="float">
            <text:p>44009,5522222222</text:p>
          </table:table-cell>
          <table:table-cell/>
        </table:table-row>
        <table:table-row table:style-name="ro1">
          <table:table-cell office:value-type="float" office:value="1591099023" calcext:value-type="float">
            <text:p>1591099023</text:p>
          </table:table-cell>
          <table:table-cell office:value-type="string" calcext:value-type="string">
            <text:p>2020-06-02 08:5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57]+[.$H$2]" office:value-type="float" office:value="1593274512" calcext:value-type="float">
            <text:p>1593274512</text:p>
          </table:table-cell>
          <table:table-cell table:formula="of:=([.$F1157]/86400)+25569-(3/24)" office:value-type="float" office:value="44009.5522222222" calcext:value-type="float">
            <text:p>44009,5522222222</text:p>
          </table:table-cell>
          <table:table-cell/>
        </table:table-row>
        <table:table-row table:style-name="ro1">
          <table:table-cell office:value-type="float" office:value="1591102622" calcext:value-type="float">
            <text:p>1591102622</text:p>
          </table:table-cell>
          <table:table-cell office:value-type="string" calcext:value-type="string">
            <text:p>2020-06-02 09:57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58]+[.$H$2]" office:value-type="float" office:value="1593278111" calcext:value-type="float">
            <text:p>1593278111</text:p>
          </table:table-cell>
          <table:table-cell table:formula="of:=([.$F1158]/86400)+25569-(3/24)" office:value-type="float" office:value="44009.5938773148" calcext:value-type="float">
            <text:p>44009,5938773148</text:p>
          </table:table-cell>
          <table:table-cell/>
        </table:table-row>
        <table:table-row table:style-name="ro1">
          <table:table-cell office:value-type="float" office:value="1591102622" calcext:value-type="float">
            <text:p>1591102622</text:p>
          </table:table-cell>
          <table:table-cell office:value-type="string" calcext:value-type="string">
            <text:p>2020-06-02 09:57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59]+[.$H$2]" office:value-type="float" office:value="1593278111" calcext:value-type="float">
            <text:p>1593278111</text:p>
          </table:table-cell>
          <table:table-cell table:formula="of:=([.$F1159]/86400)+25569-(3/24)" office:value-type="float" office:value="44009.5938773148" calcext:value-type="float">
            <text:p>44009,5938773148</text:p>
          </table:table-cell>
          <table:table-cell/>
        </table:table-row>
        <table:table-row table:style-name="ro1">
          <table:table-cell office:value-type="float" office:value="1591102622" calcext:value-type="float">
            <text:p>1591102622</text:p>
          </table:table-cell>
          <table:table-cell office:value-type="string" calcext:value-type="string">
            <text:p>2020-06-02 09:57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60]+[.$H$2]" office:value-type="float" office:value="1593278111" calcext:value-type="float">
            <text:p>1593278111</text:p>
          </table:table-cell>
          <table:table-cell table:formula="of:=([.$F1160]/86400)+25569-(3/24)" office:value-type="float" office:value="44009.5938773148" calcext:value-type="float">
            <text:p>44009,5938773148</text:p>
          </table:table-cell>
          <table:table-cell/>
        </table:table-row>
        <table:table-row table:style-name="ro1">
          <table:table-cell office:value-type="float" office:value="1591102622" calcext:value-type="float">
            <text:p>1591102622</text:p>
          </table:table-cell>
          <table:table-cell office:value-type="string" calcext:value-type="string">
            <text:p>2020-06-02 09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61]+[.$H$2]" office:value-type="float" office:value="1593278111" calcext:value-type="float">
            <text:p>1593278111</text:p>
          </table:table-cell>
          <table:table-cell table:formula="of:=([.$F1161]/86400)+25569-(3/24)" office:value-type="float" office:value="44009.5938773148" calcext:value-type="float">
            <text:p>44009,5938773148</text:p>
          </table:table-cell>
          <table:table-cell/>
        </table:table-row>
        <table:table-row table:style-name="ro1">
          <table:table-cell office:value-type="float" office:value="1591106221" calcext:value-type="float">
            <text:p>1591106221</text:p>
          </table:table-cell>
          <table:table-cell office:value-type="string" calcext:value-type="string">
            <text:p>2020-06-02 10:57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62]+[.$H$2]" office:value-type="float" office:value="1593281710" calcext:value-type="float">
            <text:p>1593281710</text:p>
          </table:table-cell>
          <table:table-cell table:formula="of:=([.$F1162]/86400)+25569-(3/24)" office:value-type="float" office:value="44009.6355324074" calcext:value-type="float">
            <text:p>44009,6355324074</text:p>
          </table:table-cell>
          <table:table-cell/>
        </table:table-row>
        <table:table-row table:style-name="ro1">
          <table:table-cell office:value-type="float" office:value="1591106221" calcext:value-type="float">
            <text:p>1591106221</text:p>
          </table:table-cell>
          <table:table-cell office:value-type="string" calcext:value-type="string">
            <text:p>2020-06-02 10:57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163]+[.$H$2]" office:value-type="float" office:value="1593281710" calcext:value-type="float">
            <text:p>1593281710</text:p>
          </table:table-cell>
          <table:table-cell table:formula="of:=([.$F1163]/86400)+25569-(3/24)" office:value-type="float" office:value="44009.6355324074" calcext:value-type="float">
            <text:p>44009,6355324074</text:p>
          </table:table-cell>
          <table:table-cell/>
        </table:table-row>
        <table:table-row table:style-name="ro1">
          <table:table-cell office:value-type="float" office:value="1591106221" calcext:value-type="float">
            <text:p>1591106221</text:p>
          </table:table-cell>
          <table:table-cell office:value-type="string" calcext:value-type="string">
            <text:p>2020-06-02 10:57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64]+[.$H$2]" office:value-type="float" office:value="1593281710" calcext:value-type="float">
            <text:p>1593281710</text:p>
          </table:table-cell>
          <table:table-cell table:formula="of:=([.$F1164]/86400)+25569-(3/24)" office:value-type="float" office:value="44009.6355324074" calcext:value-type="float">
            <text:p>44009,6355324074</text:p>
          </table:table-cell>
          <table:table-cell/>
        </table:table-row>
        <table:table-row table:style-name="ro1">
          <table:table-cell office:value-type="float" office:value="1591106221" calcext:value-type="float">
            <text:p>1591106221</text:p>
          </table:table-cell>
          <table:table-cell office:value-type="string" calcext:value-type="string">
            <text:p>2020-06-02 10:57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65]+[.$H$2]" office:value-type="float" office:value="1593281710" calcext:value-type="float">
            <text:p>1593281710</text:p>
          </table:table-cell>
          <table:table-cell table:formula="of:=([.$F1165]/86400)+25569-(3/24)" office:value-type="float" office:value="44009.6355324074" calcext:value-type="float">
            <text:p>44009,6355324074</text:p>
          </table:table-cell>
          <table:table-cell/>
        </table:table-row>
        <table:table-row table:style-name="ro1">
          <table:table-cell office:value-type="float" office:value="1591109820" calcext:value-type="float">
            <text:p>1591109820</text:p>
          </table:table-cell>
          <table:table-cell office:value-type="string" calcext:value-type="string">
            <text:p>2020-06-02 11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66]+[.$H$2]" office:value-type="float" office:value="1593285309" calcext:value-type="float">
            <text:p>1593285309</text:p>
          </table:table-cell>
          <table:table-cell table:formula="of:=([.$F1166]/86400)+25569-(3/24)" office:value-type="float" office:value="44009.6771875" calcext:value-type="float">
            <text:p>44009,6771875</text:p>
          </table:table-cell>
          <table:table-cell/>
        </table:table-row>
        <table:table-row table:style-name="ro1">
          <table:table-cell office:value-type="float" office:value="1591109820" calcext:value-type="float">
            <text:p>1591109820</text:p>
          </table:table-cell>
          <table:table-cell office:value-type="string" calcext:value-type="string">
            <text:p>2020-06-02 11:5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67]+[.$H$2]" office:value-type="float" office:value="1593285309" calcext:value-type="float">
            <text:p>1593285309</text:p>
          </table:table-cell>
          <table:table-cell table:formula="of:=([.$F1167]/86400)+25569-(3/24)" office:value-type="float" office:value="44009.6771875" calcext:value-type="float">
            <text:p>44009,6771875</text:p>
          </table:table-cell>
          <table:table-cell/>
        </table:table-row>
        <table:table-row table:style-name="ro1">
          <table:table-cell office:value-type="float" office:value="1591109820" calcext:value-type="float">
            <text:p>1591109820</text:p>
          </table:table-cell>
          <table:table-cell office:value-type="string" calcext:value-type="string">
            <text:p>2020-06-02 11:5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68]+[.$H$2]" office:value-type="float" office:value="1593285309" calcext:value-type="float">
            <text:p>1593285309</text:p>
          </table:table-cell>
          <table:table-cell table:formula="of:=([.$F1168]/86400)+25569-(3/24)" office:value-type="float" office:value="44009.6771875" calcext:value-type="float">
            <text:p>44009,6771875</text:p>
          </table:table-cell>
          <table:table-cell/>
        </table:table-row>
        <table:table-row table:style-name="ro1">
          <table:table-cell office:value-type="float" office:value="1591109820" calcext:value-type="float">
            <text:p>1591109820</text:p>
          </table:table-cell>
          <table:table-cell office:value-type="string" calcext:value-type="string">
            <text:p>2020-06-02 11:5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69]+[.$H$2]" office:value-type="float" office:value="1593285309" calcext:value-type="float">
            <text:p>1593285309</text:p>
          </table:table-cell>
          <table:table-cell table:formula="of:=([.$F1169]/86400)+25569-(3/24)" office:value-type="float" office:value="44009.6771875" calcext:value-type="float">
            <text:p>44009,6771875</text:p>
          </table:table-cell>
          <table:table-cell/>
        </table:table-row>
        <table:table-row table:style-name="ro1">
          <table:table-cell office:value-type="float" office:value="1591113419" calcext:value-type="float">
            <text:p>1591113419</text:p>
          </table:table-cell>
          <table:table-cell office:value-type="string" calcext:value-type="string">
            <text:p>2020-06-02 12:56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170]+[.$H$2]" office:value-type="float" office:value="1593288908" calcext:value-type="float">
            <text:p>1593288908</text:p>
          </table:table-cell>
          <table:table-cell table:formula="of:=([.$F1170]/86400)+25569-(3/24)" office:value-type="float" office:value="44009.7188425926" calcext:value-type="float">
            <text:p>44009,7188425926</text:p>
          </table:table-cell>
          <table:table-cell/>
        </table:table-row>
        <table:table-row table:style-name="ro1">
          <table:table-cell office:value-type="float" office:value="1591113419" calcext:value-type="float">
            <text:p>1591113419</text:p>
          </table:table-cell>
          <table:table-cell office:value-type="string" calcext:value-type="string">
            <text:p>2020-06-02 12:56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71]+[.$H$2]" office:value-type="float" office:value="1593288908" calcext:value-type="float">
            <text:p>1593288908</text:p>
          </table:table-cell>
          <table:table-cell table:formula="of:=([.$F1171]/86400)+25569-(3/24)" office:value-type="float" office:value="44009.7188425926" calcext:value-type="float">
            <text:p>44009,7188425926</text:p>
          </table:table-cell>
          <table:table-cell/>
        </table:table-row>
        <table:table-row table:style-name="ro1">
          <table:table-cell office:value-type="float" office:value="1591113419" calcext:value-type="float">
            <text:p>1591113419</text:p>
          </table:table-cell>
          <table:table-cell office:value-type="string" calcext:value-type="string">
            <text:p>2020-06-02 12:56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72]+[.$H$2]" office:value-type="float" office:value="1593288908" calcext:value-type="float">
            <text:p>1593288908</text:p>
          </table:table-cell>
          <table:table-cell table:formula="of:=([.$F1172]/86400)+25569-(3/24)" office:value-type="float" office:value="44009.7188425926" calcext:value-type="float">
            <text:p>44009,7188425926</text:p>
          </table:table-cell>
          <table:table-cell/>
        </table:table-row>
        <table:table-row table:style-name="ro1">
          <table:table-cell office:value-type="float" office:value="1591113419" calcext:value-type="float">
            <text:p>1591113419</text:p>
          </table:table-cell>
          <table:table-cell office:value-type="string" calcext:value-type="string">
            <text:p>2020-06-02 12:56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73]+[.$H$2]" office:value-type="float" office:value="1593288908" calcext:value-type="float">
            <text:p>1593288908</text:p>
          </table:table-cell>
          <table:table-cell table:formula="of:=([.$F1173]/86400)+25569-(3/24)" office:value-type="float" office:value="44009.7188425926" calcext:value-type="float">
            <text:p>44009,7188425926</text:p>
          </table:table-cell>
          <table:table-cell/>
        </table:table-row>
        <table:table-row table:style-name="ro1">
          <table:table-cell office:value-type="float" office:value="1591117018" calcext:value-type="float">
            <text:p>1591117018</text:p>
          </table:table-cell>
          <table:table-cell office:value-type="string" calcext:value-type="string">
            <text:p>2020-06-02 13:56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74]+[.$H$2]" office:value-type="float" office:value="1593292507" calcext:value-type="float">
            <text:p>1593292507</text:p>
          </table:table-cell>
          <table:table-cell table:formula="of:=([.$F1174]/86400)+25569-(3/24)" office:value-type="float" office:value="44009.7604976852" calcext:value-type="float">
            <text:p>44009,7604976852</text:p>
          </table:table-cell>
          <table:table-cell/>
        </table:table-row>
        <table:table-row table:style-name="ro1">
          <table:table-cell office:value-type="float" office:value="1591117018" calcext:value-type="float">
            <text:p>1591117018</text:p>
          </table:table-cell>
          <table:table-cell office:value-type="string" calcext:value-type="string">
            <text:p>2020-06-02 13:56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75]+[.$H$2]" office:value-type="float" office:value="1593292507" calcext:value-type="float">
            <text:p>1593292507</text:p>
          </table:table-cell>
          <table:table-cell table:formula="of:=([.$F1175]/86400)+25569-(3/24)" office:value-type="float" office:value="44009.7604976852" calcext:value-type="float">
            <text:p>44009,7604976852</text:p>
          </table:table-cell>
          <table:table-cell/>
        </table:table-row>
        <table:table-row table:style-name="ro1">
          <table:table-cell office:value-type="float" office:value="1591117018" calcext:value-type="float">
            <text:p>1591117018</text:p>
          </table:table-cell>
          <table:table-cell office:value-type="string" calcext:value-type="string">
            <text:p>2020-06-02 13:56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76]+[.$H$2]" office:value-type="float" office:value="1593292507" calcext:value-type="float">
            <text:p>1593292507</text:p>
          </table:table-cell>
          <table:table-cell table:formula="of:=([.$F1176]/86400)+25569-(3/24)" office:value-type="float" office:value="44009.7604976852" calcext:value-type="float">
            <text:p>44009,7604976852</text:p>
          </table:table-cell>
          <table:table-cell/>
        </table:table-row>
        <table:table-row table:style-name="ro1">
          <table:table-cell office:value-type="float" office:value="1591117018" calcext:value-type="float">
            <text:p>1591117018</text:p>
          </table:table-cell>
          <table:table-cell office:value-type="string" calcext:value-type="string">
            <text:p>2020-06-02 13:56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table:formula="of:=[.A1177]+[.$H$2]" office:value-type="float" office:value="1593292507" calcext:value-type="float">
            <text:p>1593292507</text:p>
          </table:table-cell>
          <table:table-cell table:formula="of:=([.$F1177]/86400)+25569-(3/24)" office:value-type="float" office:value="44009.7604976852" calcext:value-type="float">
            <text:p>44009,7604976852</text:p>
          </table:table-cell>
          <table:table-cell/>
        </table:table-row>
        <table:table-row table:style-name="ro1">
          <table:table-cell office:value-type="float" office:value="1591120617" calcext:value-type="float">
            <text:p>1591120617</text:p>
          </table:table-cell>
          <table:table-cell office:value-type="string" calcext:value-type="string">
            <text:p>2020-06-02 14:56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178]+[.$H$2]" office:value-type="float" office:value="1593296106" calcext:value-type="float">
            <text:p>1593296106</text:p>
          </table:table-cell>
          <table:table-cell table:formula="of:=([.$F1178]/86400)+25569-(3/24)" office:value-type="float" office:value="44009.8021527778" calcext:value-type="float">
            <text:p>44009,8021527778</text:p>
          </table:table-cell>
          <table:table-cell/>
        </table:table-row>
        <table:table-row table:style-name="ro1">
          <table:table-cell office:value-type="float" office:value="1591120617" calcext:value-type="float">
            <text:p>1591120617</text:p>
          </table:table-cell>
          <table:table-cell office:value-type="string" calcext:value-type="string">
            <text:p>2020-06-02 14:56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79]+[.$H$2]" office:value-type="float" office:value="1593296106" calcext:value-type="float">
            <text:p>1593296106</text:p>
          </table:table-cell>
          <table:table-cell table:formula="of:=([.$F1179]/86400)+25569-(3/24)" office:value-type="float" office:value="44009.8021527778" calcext:value-type="float">
            <text:p>44009,8021527778</text:p>
          </table:table-cell>
          <table:table-cell/>
        </table:table-row>
        <table:table-row table:style-name="ro1">
          <table:table-cell office:value-type="float" office:value="1591120617" calcext:value-type="float">
            <text:p>1591120617</text:p>
          </table:table-cell>
          <table:table-cell office:value-type="string" calcext:value-type="string">
            <text:p>2020-06-02 14:56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80]+[.$H$2]" office:value-type="float" office:value="1593296106" calcext:value-type="float">
            <text:p>1593296106</text:p>
          </table:table-cell>
          <table:table-cell table:formula="of:=([.$F1180]/86400)+25569-(3/24)" office:value-type="float" office:value="44009.8021527778" calcext:value-type="float">
            <text:p>44009,8021527778</text:p>
          </table:table-cell>
          <table:table-cell/>
        </table:table-row>
        <table:table-row table:style-name="ro1">
          <table:table-cell office:value-type="float" office:value="1591120617" calcext:value-type="float">
            <text:p>1591120617</text:p>
          </table:table-cell>
          <table:table-cell office:value-type="string" calcext:value-type="string">
            <text:p>2020-06-02 14:5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81]+[.$H$2]" office:value-type="float" office:value="1593296106" calcext:value-type="float">
            <text:p>1593296106</text:p>
          </table:table-cell>
          <table:table-cell table:formula="of:=([.$F1181]/86400)+25569-(3/24)" office:value-type="float" office:value="44009.8021527778" calcext:value-type="float">
            <text:p>44009,8021527778</text:p>
          </table:table-cell>
          <table:table-cell/>
        </table:table-row>
        <table:table-row table:style-name="ro1">
          <table:table-cell office:value-type="float" office:value="1591124216" calcext:value-type="float">
            <text:p>1591124216</text:p>
          </table:table-cell>
          <table:table-cell office:value-type="string" calcext:value-type="string">
            <text:p>2020-06-02 15:56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182]+[.$H$2]" office:value-type="float" office:value="1593299705" calcext:value-type="float">
            <text:p>1593299705</text:p>
          </table:table-cell>
          <table:table-cell table:formula="of:=([.$F1182]/86400)+25569-(3/24)" office:value-type="float" office:value="44009.8438078704" calcext:value-type="float">
            <text:p>44009,8438078704</text:p>
          </table:table-cell>
          <table:table-cell/>
        </table:table-row>
        <table:table-row table:style-name="ro1">
          <table:table-cell office:value-type="float" office:value="1591124216" calcext:value-type="float">
            <text:p>1591124216</text:p>
          </table:table-cell>
          <table:table-cell office:value-type="string" calcext:value-type="string">
            <text:p>2020-06-02 15:56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83]+[.$H$2]" office:value-type="float" office:value="1593299705" calcext:value-type="float">
            <text:p>1593299705</text:p>
          </table:table-cell>
          <table:table-cell table:formula="of:=([.$F1183]/86400)+25569-(3/24)" office:value-type="float" office:value="44009.8438078704" calcext:value-type="float">
            <text:p>44009,8438078704</text:p>
          </table:table-cell>
          <table:table-cell/>
        </table:table-row>
        <table:table-row table:style-name="ro1">
          <table:table-cell office:value-type="float" office:value="1591124216" calcext:value-type="float">
            <text:p>1591124216</text:p>
          </table:table-cell>
          <table:table-cell office:value-type="string" calcext:value-type="string">
            <text:p>2020-06-02 15:56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84]+[.$H$2]" office:value-type="float" office:value="1593299705" calcext:value-type="float">
            <text:p>1593299705</text:p>
          </table:table-cell>
          <table:table-cell table:formula="of:=([.$F1184]/86400)+25569-(3/24)" office:value-type="float" office:value="44009.8438078704" calcext:value-type="float">
            <text:p>44009,8438078704</text:p>
          </table:table-cell>
          <table:table-cell/>
        </table:table-row>
        <table:table-row table:style-name="ro1">
          <table:table-cell office:value-type="float" office:value="1591124216" calcext:value-type="float">
            <text:p>1591124216</text:p>
          </table:table-cell>
          <table:table-cell office:value-type="string" calcext:value-type="string">
            <text:p>2020-06-02 15:56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table:formula="of:=[.A1185]+[.$H$2]" office:value-type="float" office:value="1593299705" calcext:value-type="float">
            <text:p>1593299705</text:p>
          </table:table-cell>
          <table:table-cell table:formula="of:=([.$F1185]/86400)+25569-(3/24)" office:value-type="float" office:value="44009.8438078704" calcext:value-type="float">
            <text:p>44009,8438078704</text:p>
          </table:table-cell>
          <table:table-cell/>
        </table:table-row>
        <table:table-row table:style-name="ro1">
          <table:table-cell office:value-type="float" office:value="1591127815" calcext:value-type="float">
            <text:p>1591127815</text:p>
          </table:table-cell>
          <table:table-cell office:value-type="string" calcext:value-type="string">
            <text:p>2020-06-02 16:56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table:formula="of:=[.A1186]+[.$H$2]" office:value-type="float" office:value="1593303304" calcext:value-type="float">
            <text:p>1593303304</text:p>
          </table:table-cell>
          <table:table-cell table:formula="of:=([.$F1186]/86400)+25569-(3/24)" office:value-type="float" office:value="44009.885462963" calcext:value-type="float">
            <text:p>44009,885462963</text:p>
          </table:table-cell>
          <table:table-cell/>
        </table:table-row>
        <table:table-row table:style-name="ro1">
          <table:table-cell office:value-type="float" office:value="1591127815" calcext:value-type="float">
            <text:p>1591127815</text:p>
          </table:table-cell>
          <table:table-cell office:value-type="string" calcext:value-type="string">
            <text:p>2020-06-02 16:56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187]+[.$H$2]" office:value-type="float" office:value="1593303304" calcext:value-type="float">
            <text:p>1593303304</text:p>
          </table:table-cell>
          <table:table-cell table:formula="of:=([.$F1187]/86400)+25569-(3/24)" office:value-type="float" office:value="44009.885462963" calcext:value-type="float">
            <text:p>44009,885462963</text:p>
          </table:table-cell>
          <table:table-cell/>
        </table:table-row>
        <table:table-row table:style-name="ro1">
          <table:table-cell office:value-type="float" office:value="1591127815" calcext:value-type="float">
            <text:p>1591127815</text:p>
          </table:table-cell>
          <table:table-cell office:value-type="string" calcext:value-type="string">
            <text:p>2020-06-02 16:56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table:formula="of:=[.A1188]+[.$H$2]" office:value-type="float" office:value="1593303304" calcext:value-type="float">
            <text:p>1593303304</text:p>
          </table:table-cell>
          <table:table-cell table:formula="of:=([.$F1188]/86400)+25569-(3/24)" office:value-type="float" office:value="44009.885462963" calcext:value-type="float">
            <text:p>44009,885462963</text:p>
          </table:table-cell>
          <table:table-cell/>
        </table:table-row>
        <table:table-row table:style-name="ro1">
          <table:table-cell office:value-type="float" office:value="1591127815" calcext:value-type="float">
            <text:p>1591127815</text:p>
          </table:table-cell>
          <table:table-cell office:value-type="string" calcext:value-type="string">
            <text:p>2020-06-02 16:56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189]+[.$H$2]" office:value-type="float" office:value="1593303304" calcext:value-type="float">
            <text:p>1593303304</text:p>
          </table:table-cell>
          <table:table-cell table:formula="of:=([.$F1189]/86400)+25569-(3/24)" office:value-type="float" office:value="44009.885462963" calcext:value-type="float">
            <text:p>44009,885462963</text:p>
          </table:table-cell>
          <table:table-cell/>
        </table:table-row>
        <table:table-row table:style-name="ro1">
          <table:table-cell office:value-type="float" office:value="1591131414" calcext:value-type="float">
            <text:p>1591131414</text:p>
          </table:table-cell>
          <table:table-cell office:value-type="string" calcext:value-type="string">
            <text:p>2020-06-02 17:56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190]+[.$H$2]" office:value-type="float" office:value="1593306903" calcext:value-type="float">
            <text:p>1593306903</text:p>
          </table:table-cell>
          <table:table-cell table:formula="of:=([.$F1190]/86400)+25569-(3/24)" office:value-type="float" office:value="44009.9271180556" calcext:value-type="float">
            <text:p>44009,9271180556</text:p>
          </table:table-cell>
          <table:table-cell/>
        </table:table-row>
        <table:table-row table:style-name="ro1">
          <table:table-cell office:value-type="float" office:value="1591131414" calcext:value-type="float">
            <text:p>1591131414</text:p>
          </table:table-cell>
          <table:table-cell office:value-type="string" calcext:value-type="string">
            <text:p>2020-06-02 17:56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191]+[.$H$2]" office:value-type="float" office:value="1593306903" calcext:value-type="float">
            <text:p>1593306903</text:p>
          </table:table-cell>
          <table:table-cell table:formula="of:=([.$F1191]/86400)+25569-(3/24)" office:value-type="float" office:value="44009.9271180556" calcext:value-type="float">
            <text:p>44009,9271180556</text:p>
          </table:table-cell>
          <table:table-cell/>
        </table:table-row>
        <table:table-row table:style-name="ro1">
          <table:table-cell office:value-type="float" office:value="1591131414" calcext:value-type="float">
            <text:p>1591131414</text:p>
          </table:table-cell>
          <table:table-cell office:value-type="string" calcext:value-type="string">
            <text:p>2020-06-02 17:56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table:formula="of:=[.A1192]+[.$H$2]" office:value-type="float" office:value="1593306903" calcext:value-type="float">
            <text:p>1593306903</text:p>
          </table:table-cell>
          <table:table-cell table:formula="of:=([.$F1192]/86400)+25569-(3/24)" office:value-type="float" office:value="44009.9271180556" calcext:value-type="float">
            <text:p>44009,9271180556</text:p>
          </table:table-cell>
          <table:table-cell/>
        </table:table-row>
        <table:table-row table:style-name="ro1">
          <table:table-cell office:value-type="float" office:value="1591131414" calcext:value-type="float">
            <text:p>1591131414</text:p>
          </table:table-cell>
          <table:table-cell office:value-type="string" calcext:value-type="string">
            <text:p>2020-06-02 17:56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193]+[.$H$2]" office:value-type="float" office:value="1593306903" calcext:value-type="float">
            <text:p>1593306903</text:p>
          </table:table-cell>
          <table:table-cell table:formula="of:=([.$F1193]/86400)+25569-(3/24)" office:value-type="float" office:value="44009.9271180556" calcext:value-type="float">
            <text:p>44009,9271180556</text:p>
          </table:table-cell>
          <table:table-cell/>
        </table:table-row>
        <table:table-row table:style-name="ro1">
          <table:table-cell office:value-type="float" office:value="1591135013" calcext:value-type="float">
            <text:p>1591135013</text:p>
          </table:table-cell>
          <table:table-cell office:value-type="string" calcext:value-type="string">
            <text:p>2020-06-02 18:56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194]+[.$H$2]" office:value-type="float" office:value="1593310502" calcext:value-type="float">
            <text:p>1593310502</text:p>
          </table:table-cell>
          <table:table-cell table:formula="of:=([.$F1194]/86400)+25569-(3/24)" office:value-type="float" office:value="44009.9687731482" calcext:value-type="float">
            <text:p>44009,9687731482</text:p>
          </table:table-cell>
          <table:table-cell/>
        </table:table-row>
        <table:table-row table:style-name="ro1">
          <table:table-cell office:value-type="float" office:value="1591135013" calcext:value-type="float">
            <text:p>1591135013</text:p>
          </table:table-cell>
          <table:table-cell office:value-type="string" calcext:value-type="string">
            <text:p>2020-06-02 18:56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95]+[.$H$2]" office:value-type="float" office:value="1593310502" calcext:value-type="float">
            <text:p>1593310502</text:p>
          </table:table-cell>
          <table:table-cell table:formula="of:=([.$F1195]/86400)+25569-(3/24)" office:value-type="float" office:value="44009.9687731482" calcext:value-type="float">
            <text:p>44009,9687731482</text:p>
          </table:table-cell>
          <table:table-cell/>
        </table:table-row>
        <table:table-row table:style-name="ro1">
          <table:table-cell office:value-type="float" office:value="1591135013" calcext:value-type="float">
            <text:p>1591135013</text:p>
          </table:table-cell>
          <table:table-cell office:value-type="string" calcext:value-type="string">
            <text:p>2020-06-02 18:56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196]+[.$H$2]" office:value-type="float" office:value="1593310502" calcext:value-type="float">
            <text:p>1593310502</text:p>
          </table:table-cell>
          <table:table-cell table:formula="of:=([.$F1196]/86400)+25569-(3/24)" office:value-type="float" office:value="44009.9687731482" calcext:value-type="float">
            <text:p>44009,9687731482</text:p>
          </table:table-cell>
          <table:table-cell/>
        </table:table-row>
        <table:table-row table:style-name="ro1">
          <table:table-cell office:value-type="float" office:value="1591135013" calcext:value-type="float">
            <text:p>1591135013</text:p>
          </table:table-cell>
          <table:table-cell office:value-type="string" calcext:value-type="string">
            <text:p>2020-06-02 18:56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197]+[.$H$2]" office:value-type="float" office:value="1593310502" calcext:value-type="float">
            <text:p>1593310502</text:p>
          </table:table-cell>
          <table:table-cell table:formula="of:=([.$F1197]/86400)+25569-(3/24)" office:value-type="float" office:value="44009.9687731482" calcext:value-type="float">
            <text:p>44009,9687731482</text:p>
          </table:table-cell>
          <table:table-cell/>
        </table:table-row>
        <table:table-row table:style-name="ro1">
          <table:table-cell office:value-type="float" office:value="1591138612" calcext:value-type="float">
            <text:p>1591138612</text:p>
          </table:table-cell>
          <table:table-cell office:value-type="string" calcext:value-type="string">
            <text:p>2020-06-02 19:56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198]+[.$H$2]" office:value-type="float" office:value="1593314101" calcext:value-type="float">
            <text:p>1593314101</text:p>
          </table:table-cell>
          <table:table-cell table:formula="of:=([.$F1198]/86400)+25569-(3/24)" office:value-type="float" office:value="44010.0104282407" calcext:value-type="float">
            <text:p>44010,0104282407</text:p>
          </table:table-cell>
          <table:table-cell/>
        </table:table-row>
        <table:table-row table:style-name="ro1">
          <table:table-cell office:value-type="float" office:value="1591138612" calcext:value-type="float">
            <text:p>1591138612</text:p>
          </table:table-cell>
          <table:table-cell office:value-type="string" calcext:value-type="string">
            <text:p>2020-06-02 19:56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199]+[.$H$2]" office:value-type="float" office:value="1593314101" calcext:value-type="float">
            <text:p>1593314101</text:p>
          </table:table-cell>
          <table:table-cell table:formula="of:=([.$F1199]/86400)+25569-(3/24)" office:value-type="float" office:value="44010.0104282407" calcext:value-type="float">
            <text:p>44010,0104282407</text:p>
          </table:table-cell>
          <table:table-cell/>
        </table:table-row>
        <table:table-row table:style-name="ro1">
          <table:table-cell office:value-type="float" office:value="1591138612" calcext:value-type="float">
            <text:p>1591138612</text:p>
          </table:table-cell>
          <table:table-cell office:value-type="string" calcext:value-type="string">
            <text:p>2020-06-02 19:56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00]+[.$H$2]" office:value-type="float" office:value="1593314101" calcext:value-type="float">
            <text:p>1593314101</text:p>
          </table:table-cell>
          <table:table-cell table:formula="of:=([.$F1200]/86400)+25569-(3/24)" office:value-type="float" office:value="44010.0104282407" calcext:value-type="float">
            <text:p>44010,0104282407</text:p>
          </table:table-cell>
          <table:table-cell/>
        </table:table-row>
        <table:table-row table:style-name="ro1">
          <table:table-cell office:value-type="float" office:value="1591138612" calcext:value-type="float">
            <text:p>1591138612</text:p>
          </table:table-cell>
          <table:table-cell office:value-type="string" calcext:value-type="string">
            <text:p>2020-06-02 19:56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01]+[.$H$2]" office:value-type="float" office:value="1593314101" calcext:value-type="float">
            <text:p>1593314101</text:p>
          </table:table-cell>
          <table:table-cell table:formula="of:=([.$F1201]/86400)+25569-(3/24)" office:value-type="float" office:value="44010.0104282407" calcext:value-type="float">
            <text:p>44010,0104282407</text:p>
          </table:table-cell>
          <table:table-cell/>
        </table:table-row>
        <table:table-row table:style-name="ro1">
          <table:table-cell office:value-type="float" office:value="1591142211" calcext:value-type="float">
            <text:p>1591142211</text:p>
          </table:table-cell>
          <table:table-cell office:value-type="string" calcext:value-type="string">
            <text:p>2020-06-02 20:56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02]+[.$H$2]" office:value-type="float" office:value="1593317700" calcext:value-type="float">
            <text:p>1593317700</text:p>
          </table:table-cell>
          <table:table-cell table:formula="of:=([.$F1202]/86400)+25569-(3/24)" office:value-type="float" office:value="44010.0520833333" calcext:value-type="float">
            <text:p>44010,0520833333</text:p>
          </table:table-cell>
          <table:table-cell/>
        </table:table-row>
        <table:table-row table:style-name="ro1">
          <table:table-cell office:value-type="float" office:value="1591142211" calcext:value-type="float">
            <text:p>1591142211</text:p>
          </table:table-cell>
          <table:table-cell office:value-type="string" calcext:value-type="string">
            <text:p>2020-06-02 20:56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203]+[.$H$2]" office:value-type="float" office:value="1593317700" calcext:value-type="float">
            <text:p>1593317700</text:p>
          </table:table-cell>
          <table:table-cell table:formula="of:=([.$F1203]/86400)+25569-(3/24)" office:value-type="float" office:value="44010.0520833333" calcext:value-type="float">
            <text:p>44010,0520833333</text:p>
          </table:table-cell>
          <table:table-cell/>
        </table:table-row>
        <table:table-row table:style-name="ro1">
          <table:table-cell office:value-type="float" office:value="1591142211" calcext:value-type="float">
            <text:p>1591142211</text:p>
          </table:table-cell>
          <table:table-cell office:value-type="string" calcext:value-type="string">
            <text:p>2020-06-02 20:56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04]+[.$H$2]" office:value-type="float" office:value="1593317700" calcext:value-type="float">
            <text:p>1593317700</text:p>
          </table:table-cell>
          <table:table-cell table:formula="of:=([.$F1204]/86400)+25569-(3/24)" office:value-type="float" office:value="44010.0520833333" calcext:value-type="float">
            <text:p>44010,0520833333</text:p>
          </table:table-cell>
          <table:table-cell/>
        </table:table-row>
        <table:table-row table:style-name="ro1">
          <table:table-cell office:value-type="float" office:value="1591142211" calcext:value-type="float">
            <text:p>1591142211</text:p>
          </table:table-cell>
          <table:table-cell office:value-type="string" calcext:value-type="string">
            <text:p>2020-06-02 20:56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05]+[.$H$2]" office:value-type="float" office:value="1593317700" calcext:value-type="float">
            <text:p>1593317700</text:p>
          </table:table-cell>
          <table:table-cell table:formula="of:=([.$F1205]/86400)+25569-(3/24)" office:value-type="float" office:value="44010.0520833333" calcext:value-type="float">
            <text:p>44010,0520833333</text:p>
          </table:table-cell>
          <table:table-cell/>
        </table:table-row>
        <table:table-row table:style-name="ro1">
          <table:table-cell office:value-type="float" office:value="1591145810" calcext:value-type="float">
            <text:p>1591145810</text:p>
          </table:table-cell>
          <table:table-cell office:value-type="string" calcext:value-type="string">
            <text:p>2020-06-02 21:56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06]+[.$H$2]" office:value-type="float" office:value="1593321299" calcext:value-type="float">
            <text:p>1593321299</text:p>
          </table:table-cell>
          <table:table-cell table:formula="of:=([.$F1206]/86400)+25569-(3/24)" office:value-type="float" office:value="44010.0937384259" calcext:value-type="float">
            <text:p>44010,0937384259</text:p>
          </table:table-cell>
          <table:table-cell/>
        </table:table-row>
        <table:table-row table:style-name="ro1">
          <table:table-cell office:value-type="float" office:value="1591145810" calcext:value-type="float">
            <text:p>1591145810</text:p>
          </table:table-cell>
          <table:table-cell office:value-type="string" calcext:value-type="string">
            <text:p>2020-06-02 21:56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207]+[.$H$2]" office:value-type="float" office:value="1593321299" calcext:value-type="float">
            <text:p>1593321299</text:p>
          </table:table-cell>
          <table:table-cell table:formula="of:=([.$F1207]/86400)+25569-(3/24)" office:value-type="float" office:value="44010.0937384259" calcext:value-type="float">
            <text:p>44010,0937384259</text:p>
          </table:table-cell>
          <table:table-cell/>
        </table:table-row>
        <table:table-row table:style-name="ro1">
          <table:table-cell office:value-type="float" office:value="1591145810" calcext:value-type="float">
            <text:p>1591145810</text:p>
          </table:table-cell>
          <table:table-cell office:value-type="string" calcext:value-type="string">
            <text:p>2020-06-02 21:56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08]+[.$H$2]" office:value-type="float" office:value="1593321299" calcext:value-type="float">
            <text:p>1593321299</text:p>
          </table:table-cell>
          <table:table-cell table:formula="of:=([.$F1208]/86400)+25569-(3/24)" office:value-type="float" office:value="44010.0937384259" calcext:value-type="float">
            <text:p>44010,0937384259</text:p>
          </table:table-cell>
          <table:table-cell/>
        </table:table-row>
        <table:table-row table:style-name="ro1">
          <table:table-cell office:value-type="float" office:value="1591145810" calcext:value-type="float">
            <text:p>1591145810</text:p>
          </table:table-cell>
          <table:table-cell office:value-type="string" calcext:value-type="string">
            <text:p>2020-06-02 21:56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09]+[.$H$2]" office:value-type="float" office:value="1593321299" calcext:value-type="float">
            <text:p>1593321299</text:p>
          </table:table-cell>
          <table:table-cell table:formula="of:=([.$F1209]/86400)+25569-(3/24)" office:value-type="float" office:value="44010.0937384259" calcext:value-type="float">
            <text:p>44010,0937384259</text:p>
          </table:table-cell>
          <table:table-cell/>
        </table:table-row>
        <table:table-row table:style-name="ro1">
          <table:table-cell office:value-type="float" office:value="1591149409" calcext:value-type="float">
            <text:p>1591149409</text:p>
          </table:table-cell>
          <table:table-cell office:value-type="string" calcext:value-type="string">
            <text:p>2020-06-02 22:56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10]+[.$H$2]" office:value-type="float" office:value="1593324898" calcext:value-type="float">
            <text:p>1593324898</text:p>
          </table:table-cell>
          <table:table-cell table:formula="of:=([.$F1210]/86400)+25569-(3/24)" office:value-type="float" office:value="44010.1353935185" calcext:value-type="float">
            <text:p>44010,1353935185</text:p>
          </table:table-cell>
          <table:table-cell/>
        </table:table-row>
        <table:table-row table:style-name="ro1">
          <table:table-cell office:value-type="float" office:value="1591149409" calcext:value-type="float">
            <text:p>1591149409</text:p>
          </table:table-cell>
          <table:table-cell office:value-type="string" calcext:value-type="string">
            <text:p>2020-06-02 22:56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table:formula="of:=[.A1211]+[.$H$2]" office:value-type="float" office:value="1593324898" calcext:value-type="float">
            <text:p>1593324898</text:p>
          </table:table-cell>
          <table:table-cell table:formula="of:=([.$F1211]/86400)+25569-(3/24)" office:value-type="float" office:value="44010.1353935185" calcext:value-type="float">
            <text:p>44010,1353935185</text:p>
          </table:table-cell>
          <table:table-cell/>
        </table:table-row>
        <table:table-row table:style-name="ro1">
          <table:table-cell office:value-type="float" office:value="1591149409" calcext:value-type="float">
            <text:p>1591149409</text:p>
          </table:table-cell>
          <table:table-cell office:value-type="string" calcext:value-type="string">
            <text:p>2020-06-02 22:56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12]+[.$H$2]" office:value-type="float" office:value="1593324898" calcext:value-type="float">
            <text:p>1593324898</text:p>
          </table:table-cell>
          <table:table-cell table:formula="of:=([.$F1212]/86400)+25569-(3/24)" office:value-type="float" office:value="44010.1353935185" calcext:value-type="float">
            <text:p>44010,1353935185</text:p>
          </table:table-cell>
          <table:table-cell/>
        </table:table-row>
        <table:table-row table:style-name="ro1">
          <table:table-cell office:value-type="float" office:value="1591149409" calcext:value-type="float">
            <text:p>1591149409</text:p>
          </table:table-cell>
          <table:table-cell office:value-type="string" calcext:value-type="string">
            <text:p>2020-06-02 22:56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13]+[.$H$2]" office:value-type="float" office:value="1593324898" calcext:value-type="float">
            <text:p>1593324898</text:p>
          </table:table-cell>
          <table:table-cell table:formula="of:=([.$F1213]/86400)+25569-(3/24)" office:value-type="float" office:value="44010.1353935185" calcext:value-type="float">
            <text:p>44010,1353935185</text:p>
          </table:table-cell>
          <table:table-cell/>
        </table:table-row>
        <table:table-row table:style-name="ro1">
          <table:table-cell office:value-type="float" office:value="1591153008" calcext:value-type="float">
            <text:p>1591153008</text:p>
          </table:table-cell>
          <table:table-cell office:value-type="string" calcext:value-type="string">
            <text:p>2020-06-02 23:56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14]+[.$H$2]" office:value-type="float" office:value="1593328497" calcext:value-type="float">
            <text:p>1593328497</text:p>
          </table:table-cell>
          <table:table-cell table:formula="of:=([.$F1214]/86400)+25569-(3/24)" office:value-type="float" office:value="44010.1770486111" calcext:value-type="float">
            <text:p>44010,1770486111</text:p>
          </table:table-cell>
          <table:table-cell/>
        </table:table-row>
        <table:table-row table:style-name="ro1">
          <table:table-cell office:value-type="float" office:value="1591153008" calcext:value-type="float">
            <text:p>1591153008</text:p>
          </table:table-cell>
          <table:table-cell office:value-type="string" calcext:value-type="string">
            <text:p>2020-06-02 23:56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15]+[.$H$2]" office:value-type="float" office:value="1593328497" calcext:value-type="float">
            <text:p>1593328497</text:p>
          </table:table-cell>
          <table:table-cell table:formula="of:=([.$F1215]/86400)+25569-(3/24)" office:value-type="float" office:value="44010.1770486111" calcext:value-type="float">
            <text:p>44010,1770486111</text:p>
          </table:table-cell>
          <table:table-cell/>
        </table:table-row>
        <table:table-row table:style-name="ro1">
          <table:table-cell office:value-type="float" office:value="1591153008" calcext:value-type="float">
            <text:p>1591153008</text:p>
          </table:table-cell>
          <table:table-cell office:value-type="string" calcext:value-type="string">
            <text:p>2020-06-02 23:56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16]+[.$H$2]" office:value-type="float" office:value="1593328497" calcext:value-type="float">
            <text:p>1593328497</text:p>
          </table:table-cell>
          <table:table-cell table:formula="of:=([.$F1216]/86400)+25569-(3/24)" office:value-type="float" office:value="44010.1770486111" calcext:value-type="float">
            <text:p>44010,1770486111</text:p>
          </table:table-cell>
          <table:table-cell/>
        </table:table-row>
        <table:table-row table:style-name="ro1">
          <table:table-cell office:value-type="float" office:value="1591153008" calcext:value-type="float">
            <text:p>1591153008</text:p>
          </table:table-cell>
          <table:table-cell office:value-type="string" calcext:value-type="string">
            <text:p>2020-06-02 23:56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17]+[.$H$2]" office:value-type="float" office:value="1593328497" calcext:value-type="float">
            <text:p>1593328497</text:p>
          </table:table-cell>
          <table:table-cell table:formula="of:=([.$F1217]/86400)+25569-(3/24)" office:value-type="float" office:value="44010.1770486111" calcext:value-type="float">
            <text:p>44010,1770486111</text:p>
          </table:table-cell>
          <table:table-cell/>
        </table:table-row>
        <table:table-row table:style-name="ro1">
          <table:table-cell office:value-type="float" office:value="1591156607" calcext:value-type="float">
            <text:p>1591156607</text:p>
          </table:table-cell>
          <table:table-cell office:value-type="string" calcext:value-type="string">
            <text:p>2020-06-03 00:56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18]+[.$H$2]" office:value-type="float" office:value="1593332096" calcext:value-type="float">
            <text:p>1593332096</text:p>
          </table:table-cell>
          <table:table-cell table:formula="of:=([.$F1218]/86400)+25569-(3/24)" office:value-type="float" office:value="44010.2187037037" calcext:value-type="float">
            <text:p>44010,2187037037</text:p>
          </table:table-cell>
          <table:table-cell/>
        </table:table-row>
        <table:table-row table:style-name="ro1">
          <table:table-cell office:value-type="float" office:value="1591156607" calcext:value-type="float">
            <text:p>1591156607</text:p>
          </table:table-cell>
          <table:table-cell office:value-type="string" calcext:value-type="string">
            <text:p>2020-06-03 00:56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19]+[.$H$2]" office:value-type="float" office:value="1593332096" calcext:value-type="float">
            <text:p>1593332096</text:p>
          </table:table-cell>
          <table:table-cell table:formula="of:=([.$F1219]/86400)+25569-(3/24)" office:value-type="float" office:value="44010.2187037037" calcext:value-type="float">
            <text:p>44010,2187037037</text:p>
          </table:table-cell>
          <table:table-cell/>
        </table:table-row>
        <table:table-row table:style-name="ro1">
          <table:table-cell office:value-type="float" office:value="1591156607" calcext:value-type="float">
            <text:p>1591156607</text:p>
          </table:table-cell>
          <table:table-cell office:value-type="string" calcext:value-type="string">
            <text:p>2020-06-03 00:56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20]+[.$H$2]" office:value-type="float" office:value="1593332096" calcext:value-type="float">
            <text:p>1593332096</text:p>
          </table:table-cell>
          <table:table-cell table:formula="of:=([.$F1220]/86400)+25569-(3/24)" office:value-type="float" office:value="44010.2187037037" calcext:value-type="float">
            <text:p>44010,2187037037</text:p>
          </table:table-cell>
          <table:table-cell/>
        </table:table-row>
        <table:table-row table:style-name="ro1">
          <table:table-cell office:value-type="float" office:value="1591156607" calcext:value-type="float">
            <text:p>1591156607</text:p>
          </table:table-cell>
          <table:table-cell office:value-type="string" calcext:value-type="string">
            <text:p>2020-06-03 00:56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21]+[.$H$2]" office:value-type="float" office:value="1593332096" calcext:value-type="float">
            <text:p>1593332096</text:p>
          </table:table-cell>
          <table:table-cell table:formula="of:=([.$F1221]/86400)+25569-(3/24)" office:value-type="float" office:value="44010.2187037037" calcext:value-type="float">
            <text:p>44010,2187037037</text:p>
          </table:table-cell>
          <table:table-cell/>
        </table:table-row>
        <table:table-row table:style-name="ro1">
          <table:table-cell office:value-type="float" office:value="1591160206" calcext:value-type="float">
            <text:p>1591160206</text:p>
          </table:table-cell>
          <table:table-cell office:value-type="string" calcext:value-type="string">
            <text:p>2020-06-03 01:56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22]+[.$H$2]" office:value-type="float" office:value="1593335695" calcext:value-type="float">
            <text:p>1593335695</text:p>
          </table:table-cell>
          <table:table-cell table:formula="of:=([.$F1222]/86400)+25569-(3/24)" office:value-type="float" office:value="44010.2603587963" calcext:value-type="float">
            <text:p>44010,2603587963</text:p>
          </table:table-cell>
          <table:table-cell/>
        </table:table-row>
        <table:table-row table:style-name="ro1">
          <table:table-cell office:value-type="float" office:value="1591160206" calcext:value-type="float">
            <text:p>1591160206</text:p>
          </table:table-cell>
          <table:table-cell office:value-type="string" calcext:value-type="string">
            <text:p>2020-06-03 01:56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23]+[.$H$2]" office:value-type="float" office:value="1593335695" calcext:value-type="float">
            <text:p>1593335695</text:p>
          </table:table-cell>
          <table:table-cell table:formula="of:=([.$F1223]/86400)+25569-(3/24)" office:value-type="float" office:value="44010.2603587963" calcext:value-type="float">
            <text:p>44010,2603587963</text:p>
          </table:table-cell>
          <table:table-cell/>
        </table:table-row>
        <table:table-row table:style-name="ro1">
          <table:table-cell office:value-type="float" office:value="1591160206" calcext:value-type="float">
            <text:p>1591160206</text:p>
          </table:table-cell>
          <table:table-cell office:value-type="string" calcext:value-type="string">
            <text:p>2020-06-03 01:56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224]+[.$H$2]" office:value-type="float" office:value="1593335695" calcext:value-type="float">
            <text:p>1593335695</text:p>
          </table:table-cell>
          <table:table-cell table:formula="of:=([.$F1224]/86400)+25569-(3/24)" office:value-type="float" office:value="44010.2603587963" calcext:value-type="float">
            <text:p>44010,2603587963</text:p>
          </table:table-cell>
          <table:table-cell/>
        </table:table-row>
        <table:table-row table:style-name="ro1">
          <table:table-cell office:value-type="float" office:value="1591160206" calcext:value-type="float">
            <text:p>1591160206</text:p>
          </table:table-cell>
          <table:table-cell office:value-type="string" calcext:value-type="string">
            <text:p>2020-06-03 01:56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25]+[.$H$2]" office:value-type="float" office:value="1593335695" calcext:value-type="float">
            <text:p>1593335695</text:p>
          </table:table-cell>
          <table:table-cell table:formula="of:=([.$F1225]/86400)+25569-(3/24)" office:value-type="float" office:value="44010.2603587963" calcext:value-type="float">
            <text:p>44010,2603587963</text:p>
          </table:table-cell>
          <table:table-cell/>
        </table:table-row>
        <table:table-row table:style-name="ro1">
          <table:table-cell office:value-type="float" office:value="1591163805" calcext:value-type="float">
            <text:p>1591163805</text:p>
          </table:table-cell>
          <table:table-cell office:value-type="string" calcext:value-type="string">
            <text:p>2020-06-03 02:56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26]+[.$H$2]" office:value-type="float" office:value="1593339294" calcext:value-type="float">
            <text:p>1593339294</text:p>
          </table:table-cell>
          <table:table-cell table:formula="of:=([.$F1226]/86400)+25569-(3/24)" office:value-type="float" office:value="44010.3020138889" calcext:value-type="float">
            <text:p>44010,3020138889</text:p>
          </table:table-cell>
          <table:table-cell/>
        </table:table-row>
        <table:table-row table:style-name="ro1">
          <table:table-cell office:value-type="float" office:value="1591163805" calcext:value-type="float">
            <text:p>1591163805</text:p>
          </table:table-cell>
          <table:table-cell office:value-type="string" calcext:value-type="string">
            <text:p>2020-06-03 02:56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27]+[.$H$2]" office:value-type="float" office:value="1593339294" calcext:value-type="float">
            <text:p>1593339294</text:p>
          </table:table-cell>
          <table:table-cell table:formula="of:=([.$F1227]/86400)+25569-(3/24)" office:value-type="float" office:value="44010.3020138889" calcext:value-type="float">
            <text:p>44010,3020138889</text:p>
          </table:table-cell>
          <table:table-cell/>
        </table:table-row>
        <table:table-row table:style-name="ro1">
          <table:table-cell office:value-type="float" office:value="1591163805" calcext:value-type="float">
            <text:p>1591163805</text:p>
          </table:table-cell>
          <table:table-cell office:value-type="string" calcext:value-type="string">
            <text:p>2020-06-03 02:56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228]+[.$H$2]" office:value-type="float" office:value="1593339294" calcext:value-type="float">
            <text:p>1593339294</text:p>
          </table:table-cell>
          <table:table-cell table:formula="of:=([.$F1228]/86400)+25569-(3/24)" office:value-type="float" office:value="44010.3020138889" calcext:value-type="float">
            <text:p>44010,3020138889</text:p>
          </table:table-cell>
          <table:table-cell/>
        </table:table-row>
        <table:table-row table:style-name="ro1">
          <table:table-cell office:value-type="float" office:value="1591163805" calcext:value-type="float">
            <text:p>1591163805</text:p>
          </table:table-cell>
          <table:table-cell office:value-type="string" calcext:value-type="string">
            <text:p>2020-06-03 02:56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29]+[.$H$2]" office:value-type="float" office:value="1593339294" calcext:value-type="float">
            <text:p>1593339294</text:p>
          </table:table-cell>
          <table:table-cell table:formula="of:=([.$F1229]/86400)+25569-(3/24)" office:value-type="float" office:value="44010.3020138889" calcext:value-type="float">
            <text:p>44010,3020138889</text:p>
          </table:table-cell>
          <table:table-cell/>
        </table:table-row>
        <table:table-row table:style-name="ro1">
          <table:table-cell office:value-type="float" office:value="1591167404" calcext:value-type="float">
            <text:p>1591167404</text:p>
          </table:table-cell>
          <table:table-cell office:value-type="string" calcext:value-type="string">
            <text:p>2020-06-03 03:56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30]+[.$H$2]" office:value-type="float" office:value="1593342893" calcext:value-type="float">
            <text:p>1593342893</text:p>
          </table:table-cell>
          <table:table-cell table:formula="of:=([.$F1230]/86400)+25569-(3/24)" office:value-type="float" office:value="44010.3436689815" calcext:value-type="float">
            <text:p>44010,3436689815</text:p>
          </table:table-cell>
          <table:table-cell/>
        </table:table-row>
        <table:table-row table:style-name="ro1">
          <table:table-cell office:value-type="float" office:value="1591167404" calcext:value-type="float">
            <text:p>1591167404</text:p>
          </table:table-cell>
          <table:table-cell office:value-type="string" calcext:value-type="string">
            <text:p>2020-06-03 03:56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31]+[.$H$2]" office:value-type="float" office:value="1593342893" calcext:value-type="float">
            <text:p>1593342893</text:p>
          </table:table-cell>
          <table:table-cell table:formula="of:=([.$F1231]/86400)+25569-(3/24)" office:value-type="float" office:value="44010.3436689815" calcext:value-type="float">
            <text:p>44010,3436689815</text:p>
          </table:table-cell>
          <table:table-cell/>
        </table:table-row>
        <table:table-row table:style-name="ro1">
          <table:table-cell office:value-type="float" office:value="1591167404" calcext:value-type="float">
            <text:p>1591167404</text:p>
          </table:table-cell>
          <table:table-cell office:value-type="string" calcext:value-type="string">
            <text:p>2020-06-03 03:56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32]+[.$H$2]" office:value-type="float" office:value="1593342893" calcext:value-type="float">
            <text:p>1593342893</text:p>
          </table:table-cell>
          <table:table-cell table:formula="of:=([.$F1232]/86400)+25569-(3/24)" office:value-type="float" office:value="44010.3436689815" calcext:value-type="float">
            <text:p>44010,3436689815</text:p>
          </table:table-cell>
          <table:table-cell/>
        </table:table-row>
        <table:table-row table:style-name="ro1">
          <table:table-cell office:value-type="float" office:value="1591167404" calcext:value-type="float">
            <text:p>1591167404</text:p>
          </table:table-cell>
          <table:table-cell office:value-type="string" calcext:value-type="string">
            <text:p>2020-06-03 03:56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33]+[.$H$2]" office:value-type="float" office:value="1593342893" calcext:value-type="float">
            <text:p>1593342893</text:p>
          </table:table-cell>
          <table:table-cell table:formula="of:=([.$F1233]/86400)+25569-(3/24)" office:value-type="float" office:value="44010.3436689815" calcext:value-type="float">
            <text:p>44010,3436689815</text:p>
          </table:table-cell>
          <table:table-cell/>
        </table:table-row>
        <table:table-row table:style-name="ro1">
          <table:table-cell office:value-type="float" office:value="1591171003" calcext:value-type="float">
            <text:p>1591171003</text:p>
          </table:table-cell>
          <table:table-cell office:value-type="string" calcext:value-type="string">
            <text:p>2020-06-03 04:56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34]+[.$H$2]" office:value-type="float" office:value="1593346492" calcext:value-type="float">
            <text:p>1593346492</text:p>
          </table:table-cell>
          <table:table-cell table:formula="of:=([.$F1234]/86400)+25569-(3/24)" office:value-type="float" office:value="44010.3853240741" calcext:value-type="float">
            <text:p>44010,3853240741</text:p>
          </table:table-cell>
          <table:table-cell/>
        </table:table-row>
        <table:table-row table:style-name="ro1">
          <table:table-cell office:value-type="float" office:value="1591171003" calcext:value-type="float">
            <text:p>1591171003</text:p>
          </table:table-cell>
          <table:table-cell office:value-type="string" calcext:value-type="string">
            <text:p>2020-06-03 04:56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35]+[.$H$2]" office:value-type="float" office:value="1593346492" calcext:value-type="float">
            <text:p>1593346492</text:p>
          </table:table-cell>
          <table:table-cell table:formula="of:=([.$F1235]/86400)+25569-(3/24)" office:value-type="float" office:value="44010.3853240741" calcext:value-type="float">
            <text:p>44010,3853240741</text:p>
          </table:table-cell>
          <table:table-cell/>
        </table:table-row>
        <table:table-row table:style-name="ro1">
          <table:table-cell office:value-type="float" office:value="1591171003" calcext:value-type="float">
            <text:p>1591171003</text:p>
          </table:table-cell>
          <table:table-cell office:value-type="string" calcext:value-type="string">
            <text:p>2020-06-03 04:56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36]+[.$H$2]" office:value-type="float" office:value="1593346492" calcext:value-type="float">
            <text:p>1593346492</text:p>
          </table:table-cell>
          <table:table-cell table:formula="of:=([.$F1236]/86400)+25569-(3/24)" office:value-type="float" office:value="44010.3853240741" calcext:value-type="float">
            <text:p>44010,3853240741</text:p>
          </table:table-cell>
          <table:table-cell/>
        </table:table-row>
        <table:table-row table:style-name="ro1">
          <table:table-cell office:value-type="float" office:value="1591171003" calcext:value-type="float">
            <text:p>1591171003</text:p>
          </table:table-cell>
          <table:table-cell office:value-type="string" calcext:value-type="string">
            <text:p>2020-06-03 04:56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37]+[.$H$2]" office:value-type="float" office:value="1593346492" calcext:value-type="float">
            <text:p>1593346492</text:p>
          </table:table-cell>
          <table:table-cell table:formula="of:=([.$F1237]/86400)+25569-(3/24)" office:value-type="float" office:value="44010.3853240741" calcext:value-type="float">
            <text:p>44010,3853240741</text:p>
          </table:table-cell>
          <table:table-cell/>
        </table:table-row>
        <table:table-row table:style-name="ro1">
          <table:table-cell office:value-type="float" office:value="1591174602" calcext:value-type="float">
            <text:p>1591174602</text:p>
          </table:table-cell>
          <table:table-cell office:value-type="string" calcext:value-type="string">
            <text:p>2020-06-03 05:56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38]+[.$H$2]" office:value-type="float" office:value="1593350091" calcext:value-type="float">
            <text:p>1593350091</text:p>
          </table:table-cell>
          <table:table-cell table:formula="of:=([.$F1238]/86400)+25569-(3/24)" office:value-type="float" office:value="44010.4269791667" calcext:value-type="float">
            <text:p>44010,4269791667</text:p>
          </table:table-cell>
          <table:table-cell/>
        </table:table-row>
        <table:table-row table:style-name="ro1">
          <table:table-cell office:value-type="float" office:value="1591174602" calcext:value-type="float">
            <text:p>1591174602</text:p>
          </table:table-cell>
          <table:table-cell office:value-type="string" calcext:value-type="string">
            <text:p>2020-06-03 05:56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39]+[.$H$2]" office:value-type="float" office:value="1593350091" calcext:value-type="float">
            <text:p>1593350091</text:p>
          </table:table-cell>
          <table:table-cell table:formula="of:=([.$F1239]/86400)+25569-(3/24)" office:value-type="float" office:value="44010.4269791667" calcext:value-type="float">
            <text:p>44010,4269791667</text:p>
          </table:table-cell>
          <table:table-cell/>
        </table:table-row>
        <table:table-row table:style-name="ro1">
          <table:table-cell office:value-type="float" office:value="1591174602" calcext:value-type="float">
            <text:p>1591174602</text:p>
          </table:table-cell>
          <table:table-cell office:value-type="string" calcext:value-type="string">
            <text:p>2020-06-03 05:56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40]+[.$H$2]" office:value-type="float" office:value="1593350091" calcext:value-type="float">
            <text:p>1593350091</text:p>
          </table:table-cell>
          <table:table-cell table:formula="of:=([.$F1240]/86400)+25569-(3/24)" office:value-type="float" office:value="44010.4269791667" calcext:value-type="float">
            <text:p>44010,4269791667</text:p>
          </table:table-cell>
          <table:table-cell/>
        </table:table-row>
        <table:table-row table:style-name="ro1">
          <table:table-cell office:value-type="float" office:value="1591174602" calcext:value-type="float">
            <text:p>1591174602</text:p>
          </table:table-cell>
          <table:table-cell office:value-type="string" calcext:value-type="string">
            <text:p>2020-06-03 05:56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41]+[.$H$2]" office:value-type="float" office:value="1593350091" calcext:value-type="float">
            <text:p>1593350091</text:p>
          </table:table-cell>
          <table:table-cell table:formula="of:=([.$F1241]/86400)+25569-(3/24)" office:value-type="float" office:value="44010.4269791667" calcext:value-type="float">
            <text:p>44010,4269791667</text:p>
          </table:table-cell>
          <table:table-cell/>
        </table:table-row>
        <table:table-row table:style-name="ro1">
          <table:table-cell office:value-type="float" office:value="1591178201" calcext:value-type="float">
            <text:p>1591178201</text:p>
          </table:table-cell>
          <table:table-cell office:value-type="string" calcext:value-type="string">
            <text:p>2020-06-03 06:56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42]+[.$H$2]" office:value-type="float" office:value="1593353690" calcext:value-type="float">
            <text:p>1593353690</text:p>
          </table:table-cell>
          <table:table-cell table:formula="of:=([.$F1242]/86400)+25569-(3/24)" office:value-type="float" office:value="44010.4686342593" calcext:value-type="float">
            <text:p>44010,4686342593</text:p>
          </table:table-cell>
          <table:table-cell/>
        </table:table-row>
        <table:table-row table:style-name="ro1">
          <table:table-cell office:value-type="float" office:value="1591178201" calcext:value-type="float">
            <text:p>1591178201</text:p>
          </table:table-cell>
          <table:table-cell office:value-type="string" calcext:value-type="string">
            <text:p>2020-06-03 06:56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43]+[.$H$2]" office:value-type="float" office:value="1593353690" calcext:value-type="float">
            <text:p>1593353690</text:p>
          </table:table-cell>
          <table:table-cell table:formula="of:=([.$F1243]/86400)+25569-(3/24)" office:value-type="float" office:value="44010.4686342593" calcext:value-type="float">
            <text:p>44010,4686342593</text:p>
          </table:table-cell>
          <table:table-cell/>
        </table:table-row>
        <table:table-row table:style-name="ro1">
          <table:table-cell office:value-type="float" office:value="1591178201" calcext:value-type="float">
            <text:p>1591178201</text:p>
          </table:table-cell>
          <table:table-cell office:value-type="string" calcext:value-type="string">
            <text:p>2020-06-03 06:56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244]+[.$H$2]" office:value-type="float" office:value="1593353690" calcext:value-type="float">
            <text:p>1593353690</text:p>
          </table:table-cell>
          <table:table-cell table:formula="of:=([.$F1244]/86400)+25569-(3/24)" office:value-type="float" office:value="44010.4686342593" calcext:value-type="float">
            <text:p>44010,4686342593</text:p>
          </table:table-cell>
          <table:table-cell/>
        </table:table-row>
        <table:table-row table:style-name="ro1">
          <table:table-cell office:value-type="float" office:value="1591178201" calcext:value-type="float">
            <text:p>1591178201</text:p>
          </table:table-cell>
          <table:table-cell office:value-type="string" calcext:value-type="string">
            <text:p>2020-06-03 06:56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45]+[.$H$2]" office:value-type="float" office:value="1593353690" calcext:value-type="float">
            <text:p>1593353690</text:p>
          </table:table-cell>
          <table:table-cell table:formula="of:=([.$F1245]/86400)+25569-(3/24)" office:value-type="float" office:value="44010.4686342593" calcext:value-type="float">
            <text:p>44010,4686342593</text:p>
          </table:table-cell>
          <table:table-cell/>
        </table:table-row>
        <table:table-row table:style-name="ro1">
          <table:table-cell office:value-type="float" office:value="1591181800" calcext:value-type="float">
            <text:p>1591181800</text:p>
          </table:table-cell>
          <table:table-cell office:value-type="string" calcext:value-type="string">
            <text:p>2020-06-03 07:56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46]+[.$H$2]" office:value-type="float" office:value="1593357289" calcext:value-type="float">
            <text:p>1593357289</text:p>
          </table:table-cell>
          <table:table-cell table:formula="of:=([.$F1246]/86400)+25569-(3/24)" office:value-type="float" office:value="44010.5102893519" calcext:value-type="float">
            <text:p>44010,5102893519</text:p>
          </table:table-cell>
          <table:table-cell/>
        </table:table-row>
        <table:table-row table:style-name="ro1">
          <table:table-cell office:value-type="float" office:value="1591181800" calcext:value-type="float">
            <text:p>1591181800</text:p>
          </table:table-cell>
          <table:table-cell office:value-type="string" calcext:value-type="string">
            <text:p>2020-06-03 07:56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47]+[.$H$2]" office:value-type="float" office:value="1593357289" calcext:value-type="float">
            <text:p>1593357289</text:p>
          </table:table-cell>
          <table:table-cell table:formula="of:=([.$F1247]/86400)+25569-(3/24)" office:value-type="float" office:value="44010.5102893519" calcext:value-type="float">
            <text:p>44010,5102893519</text:p>
          </table:table-cell>
          <table:table-cell/>
        </table:table-row>
        <table:table-row table:style-name="ro1">
          <table:table-cell office:value-type="float" office:value="1591181800" calcext:value-type="float">
            <text:p>1591181800</text:p>
          </table:table-cell>
          <table:table-cell office:value-type="string" calcext:value-type="string">
            <text:p>2020-06-03 07:56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48]+[.$H$2]" office:value-type="float" office:value="1593357289" calcext:value-type="float">
            <text:p>1593357289</text:p>
          </table:table-cell>
          <table:table-cell table:formula="of:=([.$F1248]/86400)+25569-(3/24)" office:value-type="float" office:value="44010.5102893519" calcext:value-type="float">
            <text:p>44010,5102893519</text:p>
          </table:table-cell>
          <table:table-cell/>
        </table:table-row>
        <table:table-row table:style-name="ro1">
          <table:table-cell office:value-type="float" office:value="1591181800" calcext:value-type="float">
            <text:p>1591181800</text:p>
          </table:table-cell>
          <table:table-cell office:value-type="string" calcext:value-type="string">
            <text:p>2020-06-03 07:56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51.0</text:p>
          </table:table-cell>
          <table:table-cell table:formula="of:=[.A1249]+[.$H$2]" office:value-type="float" office:value="1593357289" calcext:value-type="float">
            <text:p>1593357289</text:p>
          </table:table-cell>
          <table:table-cell table:formula="of:=([.$F1249]/86400)+25569-(3/24)" office:value-type="float" office:value="44010.5102893519" calcext:value-type="float">
            <text:p>44010,5102893519</text:p>
          </table:table-cell>
          <table:table-cell/>
        </table:table-row>
        <table:table-row table:style-name="ro1">
          <table:table-cell office:value-type="float" office:value="1591185399" calcext:value-type="float">
            <text:p>1591185399</text:p>
          </table:table-cell>
          <table:table-cell office:value-type="string" calcext:value-type="string">
            <text:p>2020-06-03 08:56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50]+[.$H$2]" office:value-type="float" office:value="1593360888" calcext:value-type="float">
            <text:p>1593360888</text:p>
          </table:table-cell>
          <table:table-cell table:formula="of:=([.$F1250]/86400)+25569-(3/24)" office:value-type="float" office:value="44010.5519444444" calcext:value-type="float">
            <text:p>44010,5519444444</text:p>
          </table:table-cell>
          <table:table-cell/>
        </table:table-row>
        <table:table-row table:style-name="ro1">
          <table:table-cell office:value-type="float" office:value="1591185399" calcext:value-type="float">
            <text:p>1591185399</text:p>
          </table:table-cell>
          <table:table-cell office:value-type="string" calcext:value-type="string">
            <text:p>2020-06-03 08:56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table:formula="of:=[.A1251]+[.$H$2]" office:value-type="float" office:value="1593360888" calcext:value-type="float">
            <text:p>1593360888</text:p>
          </table:table-cell>
          <table:table-cell table:formula="of:=([.$F1251]/86400)+25569-(3/24)" office:value-type="float" office:value="44010.5519444444" calcext:value-type="float">
            <text:p>44010,5519444444</text:p>
          </table:table-cell>
          <table:table-cell/>
        </table:table-row>
        <table:table-row table:style-name="ro1">
          <table:table-cell office:value-type="float" office:value="1591185399" calcext:value-type="float">
            <text:p>1591185399</text:p>
          </table:table-cell>
          <table:table-cell office:value-type="string" calcext:value-type="string">
            <text:p>2020-06-03 08:56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252]+[.$H$2]" office:value-type="float" office:value="1593360888" calcext:value-type="float">
            <text:p>1593360888</text:p>
          </table:table-cell>
          <table:table-cell table:formula="of:=([.$F1252]/86400)+25569-(3/24)" office:value-type="float" office:value="44010.5519444444" calcext:value-type="float">
            <text:p>44010,5519444444</text:p>
          </table:table-cell>
          <table:table-cell/>
        </table:table-row>
        <table:table-row table:style-name="ro1">
          <table:table-cell office:value-type="float" office:value="1591185399" calcext:value-type="float">
            <text:p>1591185399</text:p>
          </table:table-cell>
          <table:table-cell office:value-type="string" calcext:value-type="string">
            <text:p>2020-06-03 08:56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53]+[.$H$2]" office:value-type="float" office:value="1593360888" calcext:value-type="float">
            <text:p>1593360888</text:p>
          </table:table-cell>
          <table:table-cell table:formula="of:=([.$F1253]/86400)+25569-(3/24)" office:value-type="float" office:value="44010.5519444444" calcext:value-type="float">
            <text:p>44010,5519444444</text:p>
          </table:table-cell>
          <table:table-cell/>
        </table:table-row>
        <table:table-row table:style-name="ro1">
          <table:table-cell office:value-type="float" office:value="1591188998" calcext:value-type="float">
            <text:p>1591188998</text:p>
          </table:table-cell>
          <table:table-cell office:value-type="string" calcext:value-type="string">
            <text:p>2020-06-03 09:56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table:formula="of:=[.A1254]+[.$H$2]" office:value-type="float" office:value="1593364487" calcext:value-type="float">
            <text:p>1593364487</text:p>
          </table:table-cell>
          <table:table-cell table:formula="of:=([.$F1254]/86400)+25569-(3/24)" office:value-type="float" office:value="44010.593599537" calcext:value-type="float">
            <text:p>44010,593599537</text:p>
          </table:table-cell>
          <table:table-cell/>
        </table:table-row>
        <table:table-row table:style-name="ro1">
          <table:table-cell office:value-type="float" office:value="1591188998" calcext:value-type="float">
            <text:p>1591188998</text:p>
          </table:table-cell>
          <table:table-cell office:value-type="string" calcext:value-type="string">
            <text:p>2020-06-03 09:56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255]+[.$H$2]" office:value-type="float" office:value="1593364487" calcext:value-type="float">
            <text:p>1593364487</text:p>
          </table:table-cell>
          <table:table-cell table:formula="of:=([.$F1255]/86400)+25569-(3/24)" office:value-type="float" office:value="44010.593599537" calcext:value-type="float">
            <text:p>44010,593599537</text:p>
          </table:table-cell>
          <table:table-cell/>
        </table:table-row>
        <table:table-row table:style-name="ro1">
          <table:table-cell office:value-type="float" office:value="1591188998" calcext:value-type="float">
            <text:p>1591188998</text:p>
          </table:table-cell>
          <table:table-cell office:value-type="string" calcext:value-type="string">
            <text:p>2020-06-03 09:56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56]+[.$H$2]" office:value-type="float" office:value="1593364487" calcext:value-type="float">
            <text:p>1593364487</text:p>
          </table:table-cell>
          <table:table-cell table:formula="of:=([.$F1256]/86400)+25569-(3/24)" office:value-type="float" office:value="44010.593599537" calcext:value-type="float">
            <text:p>44010,593599537</text:p>
          </table:table-cell>
          <table:table-cell/>
        </table:table-row>
        <table:table-row table:style-name="ro1">
          <table:table-cell office:value-type="float" office:value="1591188998" calcext:value-type="float">
            <text:p>1591188998</text:p>
          </table:table-cell>
          <table:table-cell office:value-type="string" calcext:value-type="string">
            <text:p>2020-06-03 09:56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57]+[.$H$2]" office:value-type="float" office:value="1593364487" calcext:value-type="float">
            <text:p>1593364487</text:p>
          </table:table-cell>
          <table:table-cell table:formula="of:=([.$F1257]/86400)+25569-(3/24)" office:value-type="float" office:value="44010.593599537" calcext:value-type="float">
            <text:p>44010,593599537</text:p>
          </table:table-cell>
          <table:table-cell/>
        </table:table-row>
        <table:table-row table:style-name="ro1">
          <table:table-cell office:value-type="float" office:value="1591192597" calcext:value-type="float">
            <text:p>1591192597</text:p>
          </table:table-cell>
          <table:table-cell office:value-type="string" calcext:value-type="string">
            <text:p>2020-06-03 10:56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58]+[.$H$2]" office:value-type="float" office:value="1593368086" calcext:value-type="float">
            <text:p>1593368086</text:p>
          </table:table-cell>
          <table:table-cell table:formula="of:=([.$F1258]/86400)+25569-(3/24)" office:value-type="float" office:value="44010.6352546296" calcext:value-type="float">
            <text:p>44010,6352546296</text:p>
          </table:table-cell>
          <table:table-cell/>
        </table:table-row>
        <table:table-row table:style-name="ro1">
          <table:table-cell office:value-type="float" office:value="1591192597" calcext:value-type="float">
            <text:p>1591192597</text:p>
          </table:table-cell>
          <table:table-cell office:value-type="string" calcext:value-type="string">
            <text:p>2020-06-03 10:56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259]+[.$H$2]" office:value-type="float" office:value="1593368086" calcext:value-type="float">
            <text:p>1593368086</text:p>
          </table:table-cell>
          <table:table-cell table:formula="of:=([.$F1259]/86400)+25569-(3/24)" office:value-type="float" office:value="44010.6352546296" calcext:value-type="float">
            <text:p>44010,6352546296</text:p>
          </table:table-cell>
          <table:table-cell/>
        </table:table-row>
        <table:table-row table:style-name="ro1">
          <table:table-cell office:value-type="float" office:value="1591192597" calcext:value-type="float">
            <text:p>1591192597</text:p>
          </table:table-cell>
          <table:table-cell office:value-type="string" calcext:value-type="string">
            <text:p>2020-06-03 10:56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60]+[.$H$2]" office:value-type="float" office:value="1593368086" calcext:value-type="float">
            <text:p>1593368086</text:p>
          </table:table-cell>
          <table:table-cell table:formula="of:=([.$F1260]/86400)+25569-(3/24)" office:value-type="float" office:value="44010.6352546296" calcext:value-type="float">
            <text:p>44010,6352546296</text:p>
          </table:table-cell>
          <table:table-cell/>
        </table:table-row>
        <table:table-row table:style-name="ro1">
          <table:table-cell office:value-type="float" office:value="1591192597" calcext:value-type="float">
            <text:p>1591192597</text:p>
          </table:table-cell>
          <table:table-cell office:value-type="string" calcext:value-type="string">
            <text:p>2020-06-03 10:5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61]+[.$H$2]" office:value-type="float" office:value="1593368086" calcext:value-type="float">
            <text:p>1593368086</text:p>
          </table:table-cell>
          <table:table-cell table:formula="of:=([.$F1261]/86400)+25569-(3/24)" office:value-type="float" office:value="44010.6352546296" calcext:value-type="float">
            <text:p>44010,6352546296</text:p>
          </table:table-cell>
          <table:table-cell/>
        </table:table-row>
        <table:table-row table:style-name="ro1">
          <table:table-cell office:value-type="float" office:value="1591196196" calcext:value-type="float">
            <text:p>1591196196</text:p>
          </table:table-cell>
          <table:table-cell office:value-type="string" calcext:value-type="string">
            <text:p>2020-06-03 11:56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62]+[.$H$2]" office:value-type="float" office:value="1593371685" calcext:value-type="float">
            <text:p>1593371685</text:p>
          </table:table-cell>
          <table:table-cell table:formula="of:=([.$F1262]/86400)+25569-(3/24)" office:value-type="float" office:value="44010.6769097222" calcext:value-type="float">
            <text:p>44010,6769097222</text:p>
          </table:table-cell>
          <table:table-cell/>
        </table:table-row>
        <table:table-row table:style-name="ro1">
          <table:table-cell office:value-type="float" office:value="1591196196" calcext:value-type="float">
            <text:p>1591196196</text:p>
          </table:table-cell>
          <table:table-cell office:value-type="string" calcext:value-type="string">
            <text:p>2020-06-03 11:56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263]+[.$H$2]" office:value-type="float" office:value="1593371685" calcext:value-type="float">
            <text:p>1593371685</text:p>
          </table:table-cell>
          <table:table-cell table:formula="of:=([.$F1263]/86400)+25569-(3/24)" office:value-type="float" office:value="44010.6769097222" calcext:value-type="float">
            <text:p>44010,6769097222</text:p>
          </table:table-cell>
          <table:table-cell/>
        </table:table-row>
        <table:table-row table:style-name="ro1">
          <table:table-cell office:value-type="float" office:value="1591196196" calcext:value-type="float">
            <text:p>1591196196</text:p>
          </table:table-cell>
          <table:table-cell office:value-type="string" calcext:value-type="string">
            <text:p>2020-06-03 11:56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64]+[.$H$2]" office:value-type="float" office:value="1593371685" calcext:value-type="float">
            <text:p>1593371685</text:p>
          </table:table-cell>
          <table:table-cell table:formula="of:=([.$F1264]/86400)+25569-(3/24)" office:value-type="float" office:value="44010.6769097222" calcext:value-type="float">
            <text:p>44010,6769097222</text:p>
          </table:table-cell>
          <table:table-cell/>
        </table:table-row>
        <table:table-row table:style-name="ro1">
          <table:table-cell office:value-type="float" office:value="1591196196" calcext:value-type="float">
            <text:p>1591196196</text:p>
          </table:table-cell>
          <table:table-cell office:value-type="string" calcext:value-type="string">
            <text:p>2020-06-03 11:5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65]+[.$H$2]" office:value-type="float" office:value="1593371685" calcext:value-type="float">
            <text:p>1593371685</text:p>
          </table:table-cell>
          <table:table-cell table:formula="of:=([.$F1265]/86400)+25569-(3/24)" office:value-type="float" office:value="44010.6769097222" calcext:value-type="float">
            <text:p>44010,6769097222</text:p>
          </table:table-cell>
          <table:table-cell/>
        </table:table-row>
        <table:table-row table:style-name="ro1">
          <table:table-cell office:value-type="float" office:value="1591199795" calcext:value-type="float">
            <text:p>1591199795</text:p>
          </table:table-cell>
          <table:table-cell office:value-type="string" calcext:value-type="string">
            <text:p>2020-06-03 12:56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66]+[.$H$2]" office:value-type="float" office:value="1593375284" calcext:value-type="float">
            <text:p>1593375284</text:p>
          </table:table-cell>
          <table:table-cell table:formula="of:=([.$F1266]/86400)+25569-(3/24)" office:value-type="float" office:value="44010.7185648148" calcext:value-type="float">
            <text:p>44010,7185648148</text:p>
          </table:table-cell>
          <table:table-cell/>
        </table:table-row>
        <table:table-row table:style-name="ro1">
          <table:table-cell office:value-type="float" office:value="1591199795" calcext:value-type="float">
            <text:p>1591199795</text:p>
          </table:table-cell>
          <table:table-cell office:value-type="string" calcext:value-type="string">
            <text:p>2020-06-03 12:56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267]+[.$H$2]" office:value-type="float" office:value="1593375284" calcext:value-type="float">
            <text:p>1593375284</text:p>
          </table:table-cell>
          <table:table-cell table:formula="of:=([.$F1267]/86400)+25569-(3/24)" office:value-type="float" office:value="44010.7185648148" calcext:value-type="float">
            <text:p>44010,7185648148</text:p>
          </table:table-cell>
          <table:table-cell/>
        </table:table-row>
        <table:table-row table:style-name="ro1">
          <table:table-cell office:value-type="float" office:value="1591199795" calcext:value-type="float">
            <text:p>1591199795</text:p>
          </table:table-cell>
          <table:table-cell office:value-type="string" calcext:value-type="string">
            <text:p>2020-06-03 12:56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68]+[.$H$2]" office:value-type="float" office:value="1593375284" calcext:value-type="float">
            <text:p>1593375284</text:p>
          </table:table-cell>
          <table:table-cell table:formula="of:=([.$F1268]/86400)+25569-(3/24)" office:value-type="float" office:value="44010.7185648148" calcext:value-type="float">
            <text:p>44010,7185648148</text:p>
          </table:table-cell>
          <table:table-cell/>
        </table:table-row>
        <table:table-row table:style-name="ro1">
          <table:table-cell office:value-type="float" office:value="1591199795" calcext:value-type="float">
            <text:p>1591199795</text:p>
          </table:table-cell>
          <table:table-cell office:value-type="string" calcext:value-type="string">
            <text:p>2020-06-03 12:5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69]+[.$H$2]" office:value-type="float" office:value="1593375284" calcext:value-type="float">
            <text:p>1593375284</text:p>
          </table:table-cell>
          <table:table-cell table:formula="of:=([.$F1269]/86400)+25569-(3/24)" office:value-type="float" office:value="44010.7185648148" calcext:value-type="float">
            <text:p>44010,7185648148</text:p>
          </table:table-cell>
          <table:table-cell/>
        </table:table-row>
        <table:table-row table:style-name="ro1">
          <table:table-cell office:value-type="float" office:value="1591203394" calcext:value-type="float">
            <text:p>1591203394</text:p>
          </table:table-cell>
          <table:table-cell office:value-type="string" calcext:value-type="string">
            <text:p>2020-06-03 13:56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table:formula="of:=[.A1270]+[.$H$2]" office:value-type="float" office:value="1593378883" calcext:value-type="float">
            <text:p>1593378883</text:p>
          </table:table-cell>
          <table:table-cell table:formula="of:=([.$F1270]/86400)+25569-(3/24)" office:value-type="float" office:value="44010.7602199074" calcext:value-type="float">
            <text:p>44010,7602199074</text:p>
          </table:table-cell>
          <table:table-cell/>
        </table:table-row>
        <table:table-row table:style-name="ro1">
          <table:table-cell office:value-type="float" office:value="1591203394" calcext:value-type="float">
            <text:p>1591203394</text:p>
          </table:table-cell>
          <table:table-cell office:value-type="string" calcext:value-type="string">
            <text:p>2020-06-03 13:56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71]+[.$H$2]" office:value-type="float" office:value="1593378883" calcext:value-type="float">
            <text:p>1593378883</text:p>
          </table:table-cell>
          <table:table-cell table:formula="of:=([.$F1271]/86400)+25569-(3/24)" office:value-type="float" office:value="44010.7602199074" calcext:value-type="float">
            <text:p>44010,7602199074</text:p>
          </table:table-cell>
          <table:table-cell/>
        </table:table-row>
        <table:table-row table:style-name="ro1">
          <table:table-cell office:value-type="float" office:value="1591203394" calcext:value-type="float">
            <text:p>1591203394</text:p>
          </table:table-cell>
          <table:table-cell office:value-type="string" calcext:value-type="string">
            <text:p>2020-06-03 13:56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72]+[.$H$2]" office:value-type="float" office:value="1593378883" calcext:value-type="float">
            <text:p>1593378883</text:p>
          </table:table-cell>
          <table:table-cell table:formula="of:=([.$F1272]/86400)+25569-(3/24)" office:value-type="float" office:value="44010.7602199074" calcext:value-type="float">
            <text:p>44010,7602199074</text:p>
          </table:table-cell>
          <table:table-cell/>
        </table:table-row>
        <table:table-row table:style-name="ro1">
          <table:table-cell office:value-type="float" office:value="1591203394" calcext:value-type="float">
            <text:p>1591203394</text:p>
          </table:table-cell>
          <table:table-cell office:value-type="string" calcext:value-type="string">
            <text:p>2020-06-03 13:56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73]+[.$H$2]" office:value-type="float" office:value="1593378883" calcext:value-type="float">
            <text:p>1593378883</text:p>
          </table:table-cell>
          <table:table-cell table:formula="of:=([.$F1273]/86400)+25569-(3/24)" office:value-type="float" office:value="44010.7602199074" calcext:value-type="float">
            <text:p>44010,7602199074</text:p>
          </table:table-cell>
          <table:table-cell/>
        </table:table-row>
        <table:table-row table:style-name="ro1">
          <table:table-cell office:value-type="float" office:value="1591206993" calcext:value-type="float">
            <text:p>1591206993</text:p>
          </table:table-cell>
          <table:table-cell office:value-type="string" calcext:value-type="string">
            <text:p>2020-06-03 14:56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274]+[.$H$2]" office:value-type="float" office:value="1593382482" calcext:value-type="float">
            <text:p>1593382482</text:p>
          </table:table-cell>
          <table:table-cell table:formula="of:=([.$F1274]/86400)+25569-(3/24)" office:value-type="float" office:value="44010.801875" calcext:value-type="float">
            <text:p>44010,801875</text:p>
          </table:table-cell>
          <table:table-cell/>
        </table:table-row>
        <table:table-row table:style-name="ro1">
          <table:table-cell office:value-type="float" office:value="1591206993" calcext:value-type="float">
            <text:p>1591206993</text:p>
          </table:table-cell>
          <table:table-cell office:value-type="string" calcext:value-type="string">
            <text:p>2020-06-03 14:56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275]+[.$H$2]" office:value-type="float" office:value="1593382482" calcext:value-type="float">
            <text:p>1593382482</text:p>
          </table:table-cell>
          <table:table-cell table:formula="of:=([.$F1275]/86400)+25569-(3/24)" office:value-type="float" office:value="44010.801875" calcext:value-type="float">
            <text:p>44010,801875</text:p>
          </table:table-cell>
          <table:table-cell/>
        </table:table-row>
        <table:table-row table:style-name="ro1">
          <table:table-cell office:value-type="float" office:value="1591206993" calcext:value-type="float">
            <text:p>1591206993</text:p>
          </table:table-cell>
          <table:table-cell office:value-type="string" calcext:value-type="string">
            <text:p>2020-06-03 14:56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76]+[.$H$2]" office:value-type="float" office:value="1593382482" calcext:value-type="float">
            <text:p>1593382482</text:p>
          </table:table-cell>
          <table:table-cell table:formula="of:=([.$F1276]/86400)+25569-(3/24)" office:value-type="float" office:value="44010.801875" calcext:value-type="float">
            <text:p>44010,801875</text:p>
          </table:table-cell>
          <table:table-cell/>
        </table:table-row>
        <table:table-row table:style-name="ro1">
          <table:table-cell office:value-type="float" office:value="1591206993" calcext:value-type="float">
            <text:p>1591206993</text:p>
          </table:table-cell>
          <table:table-cell office:value-type="string" calcext:value-type="string">
            <text:p>2020-06-03 14:56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77]+[.$H$2]" office:value-type="float" office:value="1593382482" calcext:value-type="float">
            <text:p>1593382482</text:p>
          </table:table-cell>
          <table:table-cell table:formula="of:=([.$F1277]/86400)+25569-(3/24)" office:value-type="float" office:value="44010.801875" calcext:value-type="float">
            <text:p>44010,801875</text:p>
          </table:table-cell>
          <table:table-cell/>
        </table:table-row>
        <table:table-row table:style-name="ro1">
          <table:table-cell office:value-type="float" office:value="1591210592" calcext:value-type="float">
            <text:p>1591210592</text:p>
          </table:table-cell>
          <table:table-cell office:value-type="string" calcext:value-type="string">
            <text:p>2020-06-03 15:56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278]+[.$H$2]" office:value-type="float" office:value="1593386081" calcext:value-type="float">
            <text:p>1593386081</text:p>
          </table:table-cell>
          <table:table-cell table:formula="of:=([.$F1278]/86400)+25569-(3/24)" office:value-type="float" office:value="44010.8435300926" calcext:value-type="float">
            <text:p>44010,8435300926</text:p>
          </table:table-cell>
          <table:table-cell/>
        </table:table-row>
        <table:table-row table:style-name="ro1">
          <table:table-cell office:value-type="float" office:value="1591210592" calcext:value-type="float">
            <text:p>1591210592</text:p>
          </table:table-cell>
          <table:table-cell office:value-type="string" calcext:value-type="string">
            <text:p>2020-06-03 15:56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79]+[.$H$2]" office:value-type="float" office:value="1593386081" calcext:value-type="float">
            <text:p>1593386081</text:p>
          </table:table-cell>
          <table:table-cell table:formula="of:=([.$F1279]/86400)+25569-(3/24)" office:value-type="float" office:value="44010.8435300926" calcext:value-type="float">
            <text:p>44010,8435300926</text:p>
          </table:table-cell>
          <table:table-cell/>
        </table:table-row>
        <table:table-row table:style-name="ro1">
          <table:table-cell office:value-type="float" office:value="1591210592" calcext:value-type="float">
            <text:p>1591210592</text:p>
          </table:table-cell>
          <table:table-cell office:value-type="string" calcext:value-type="string">
            <text:p>2020-06-03 15:56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80]+[.$H$2]" office:value-type="float" office:value="1593386081" calcext:value-type="float">
            <text:p>1593386081</text:p>
          </table:table-cell>
          <table:table-cell table:formula="of:=([.$F1280]/86400)+25569-(3/24)" office:value-type="float" office:value="44010.8435300926" calcext:value-type="float">
            <text:p>44010,8435300926</text:p>
          </table:table-cell>
          <table:table-cell/>
        </table:table-row>
        <table:table-row table:style-name="ro1">
          <table:table-cell office:value-type="float" office:value="1591210592" calcext:value-type="float">
            <text:p>1591210592</text:p>
          </table:table-cell>
          <table:table-cell office:value-type="string" calcext:value-type="string">
            <text:p>2020-06-03 15:5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81]+[.$H$2]" office:value-type="float" office:value="1593386081" calcext:value-type="float">
            <text:p>1593386081</text:p>
          </table:table-cell>
          <table:table-cell table:formula="of:=([.$F1281]/86400)+25569-(3/24)" office:value-type="float" office:value="44010.8435300926" calcext:value-type="float">
            <text:p>44010,8435300926</text:p>
          </table:table-cell>
          <table:table-cell/>
        </table:table-row>
        <table:table-row table:style-name="ro1">
          <table:table-cell office:value-type="float" office:value="1591214191" calcext:value-type="float">
            <text:p>1591214191</text:p>
          </table:table-cell>
          <table:table-cell office:value-type="string" calcext:value-type="string">
            <text:p>2020-06-03 16:56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282]+[.$H$2]" office:value-type="float" office:value="1593389680" calcext:value-type="float">
            <text:p>1593389680</text:p>
          </table:table-cell>
          <table:table-cell table:formula="of:=([.$F1282]/86400)+25569-(3/24)" office:value-type="float" office:value="44010.8851851852" calcext:value-type="float">
            <text:p>44010,8851851852</text:p>
          </table:table-cell>
          <table:table-cell/>
        </table:table-row>
        <table:table-row table:style-name="ro1">
          <table:table-cell office:value-type="float" office:value="1591214191" calcext:value-type="float">
            <text:p>1591214191</text:p>
          </table:table-cell>
          <table:table-cell office:value-type="string" calcext:value-type="string">
            <text:p>2020-06-03 16:56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83]+[.$H$2]" office:value-type="float" office:value="1593389680" calcext:value-type="float">
            <text:p>1593389680</text:p>
          </table:table-cell>
          <table:table-cell table:formula="of:=([.$F1283]/86400)+25569-(3/24)" office:value-type="float" office:value="44010.8851851852" calcext:value-type="float">
            <text:p>44010,8851851852</text:p>
          </table:table-cell>
          <table:table-cell/>
        </table:table-row>
        <table:table-row table:style-name="ro1">
          <table:table-cell office:value-type="float" office:value="1591214191" calcext:value-type="float">
            <text:p>1591214191</text:p>
          </table:table-cell>
          <table:table-cell office:value-type="string" calcext:value-type="string">
            <text:p>2020-06-03 16:56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284]+[.$H$2]" office:value-type="float" office:value="1593389680" calcext:value-type="float">
            <text:p>1593389680</text:p>
          </table:table-cell>
          <table:table-cell table:formula="of:=([.$F1284]/86400)+25569-(3/24)" office:value-type="float" office:value="44010.8851851852" calcext:value-type="float">
            <text:p>44010,8851851852</text:p>
          </table:table-cell>
          <table:table-cell/>
        </table:table-row>
        <table:table-row table:style-name="ro1">
          <table:table-cell office:value-type="float" office:value="1591214191" calcext:value-type="float">
            <text:p>1591214191</text:p>
          </table:table-cell>
          <table:table-cell office:value-type="string" calcext:value-type="string">
            <text:p>2020-06-03 16:5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285]+[.$H$2]" office:value-type="float" office:value="1593389680" calcext:value-type="float">
            <text:p>1593389680</text:p>
          </table:table-cell>
          <table:table-cell table:formula="of:=([.$F1285]/86400)+25569-(3/24)" office:value-type="float" office:value="44010.8851851852" calcext:value-type="float">
            <text:p>44010,8851851852</text:p>
          </table:table-cell>
          <table:table-cell/>
        </table:table-row>
        <table:table-row table:style-name="ro1">
          <table:table-cell office:value-type="float" office:value="1591217790" calcext:value-type="float">
            <text:p>1591217790</text:p>
          </table:table-cell>
          <table:table-cell office:value-type="string" calcext:value-type="string">
            <text:p>2020-06-03 17:56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286]+[.$H$2]" office:value-type="float" office:value="1593393279" calcext:value-type="float">
            <text:p>1593393279</text:p>
          </table:table-cell>
          <table:table-cell table:formula="of:=([.$F1286]/86400)+25569-(3/24)" office:value-type="float" office:value="44010.9268402778" calcext:value-type="float">
            <text:p>44010,9268402778</text:p>
          </table:table-cell>
          <table:table-cell/>
        </table:table-row>
        <table:table-row table:style-name="ro1">
          <table:table-cell office:value-type="float" office:value="1591217790" calcext:value-type="float">
            <text:p>1591217790</text:p>
          </table:table-cell>
          <table:table-cell office:value-type="string" calcext:value-type="string">
            <text:p>2020-06-03 17:56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87]+[.$H$2]" office:value-type="float" office:value="1593393279" calcext:value-type="float">
            <text:p>1593393279</text:p>
          </table:table-cell>
          <table:table-cell table:formula="of:=([.$F1287]/86400)+25569-(3/24)" office:value-type="float" office:value="44010.9268402778" calcext:value-type="float">
            <text:p>44010,9268402778</text:p>
          </table:table-cell>
          <table:table-cell/>
        </table:table-row>
        <table:table-row table:style-name="ro1">
          <table:table-cell office:value-type="float" office:value="1591217790" calcext:value-type="float">
            <text:p>1591217790</text:p>
          </table:table-cell>
          <table:table-cell office:value-type="string" calcext:value-type="string">
            <text:p>2020-06-03 17:56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table:formula="of:=[.A1288]+[.$H$2]" office:value-type="float" office:value="1593393279" calcext:value-type="float">
            <text:p>1593393279</text:p>
          </table:table-cell>
          <table:table-cell table:formula="of:=([.$F1288]/86400)+25569-(3/24)" office:value-type="float" office:value="44010.9268402778" calcext:value-type="float">
            <text:p>44010,9268402778</text:p>
          </table:table-cell>
          <table:table-cell/>
        </table:table-row>
        <table:table-row table:style-name="ro1">
          <table:table-cell office:value-type="float" office:value="1591217790" calcext:value-type="float">
            <text:p>1591217790</text:p>
          </table:table-cell>
          <table:table-cell office:value-type="string" calcext:value-type="string">
            <text:p>2020-06-03 17:56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89]+[.$H$2]" office:value-type="float" office:value="1593393279" calcext:value-type="float">
            <text:p>1593393279</text:p>
          </table:table-cell>
          <table:table-cell table:formula="of:=([.$F1289]/86400)+25569-(3/24)" office:value-type="float" office:value="44010.9268402778" calcext:value-type="float">
            <text:p>44010,9268402778</text:p>
          </table:table-cell>
          <table:table-cell/>
        </table:table-row>
        <table:table-row table:style-name="ro1">
          <table:table-cell office:value-type="float" office:value="1591221389" calcext:value-type="float">
            <text:p>1591221389</text:p>
          </table:table-cell>
          <table:table-cell office:value-type="string" calcext:value-type="string">
            <text:p>2020-06-03 18:56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table:formula="of:=[.A1290]+[.$H$2]" office:value-type="float" office:value="1593396878" calcext:value-type="float">
            <text:p>1593396878</text:p>
          </table:table-cell>
          <table:table-cell table:formula="of:=([.$F1290]/86400)+25569-(3/24)" office:value-type="float" office:value="44010.9684953704" calcext:value-type="float">
            <text:p>44010,9684953704</text:p>
          </table:table-cell>
          <table:table-cell/>
        </table:table-row>
        <table:table-row table:style-name="ro1">
          <table:table-cell office:value-type="float" office:value="1591221389" calcext:value-type="float">
            <text:p>1591221389</text:p>
          </table:table-cell>
          <table:table-cell office:value-type="string" calcext:value-type="string">
            <text:p>2020-06-03 18:56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91]+[.$H$2]" office:value-type="float" office:value="1593396878" calcext:value-type="float">
            <text:p>1593396878</text:p>
          </table:table-cell>
          <table:table-cell table:formula="of:=([.$F1291]/86400)+25569-(3/24)" office:value-type="float" office:value="44010.9684953704" calcext:value-type="float">
            <text:p>44010,9684953704</text:p>
          </table:table-cell>
          <table:table-cell/>
        </table:table-row>
        <table:table-row table:style-name="ro1">
          <table:table-cell office:value-type="float" office:value="1591221389" calcext:value-type="float">
            <text:p>1591221389</text:p>
          </table:table-cell>
          <table:table-cell office:value-type="string" calcext:value-type="string">
            <text:p>2020-06-03 18:56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table:formula="of:=[.A1292]+[.$H$2]" office:value-type="float" office:value="1593396878" calcext:value-type="float">
            <text:p>1593396878</text:p>
          </table:table-cell>
          <table:table-cell table:formula="of:=([.$F1292]/86400)+25569-(3/24)" office:value-type="float" office:value="44010.9684953704" calcext:value-type="float">
            <text:p>44010,9684953704</text:p>
          </table:table-cell>
          <table:table-cell/>
        </table:table-row>
        <table:table-row table:style-name="ro1">
          <table:table-cell office:value-type="float" office:value="1591221389" calcext:value-type="float">
            <text:p>1591221389</text:p>
          </table:table-cell>
          <table:table-cell office:value-type="string" calcext:value-type="string">
            <text:p>2020-06-03 18:5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table:formula="of:=[.A1293]+[.$H$2]" office:value-type="float" office:value="1593396878" calcext:value-type="float">
            <text:p>1593396878</text:p>
          </table:table-cell>
          <table:table-cell table:formula="of:=([.$F1293]/86400)+25569-(3/24)" office:value-type="float" office:value="44010.9684953704" calcext:value-type="float">
            <text:p>44010,9684953704</text:p>
          </table:table-cell>
          <table:table-cell/>
        </table:table-row>
        <table:table-row table:style-name="ro1">
          <table:table-cell office:value-type="float" office:value="1591224988" calcext:value-type="float">
            <text:p>1591224988</text:p>
          </table:table-cell>
          <table:table-cell office:value-type="string" calcext:value-type="string">
            <text:p>2020-06-03 19:56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294]+[.$H$2]" office:value-type="float" office:value="1593400477" calcext:value-type="float">
            <text:p>1593400477</text:p>
          </table:table-cell>
          <table:table-cell table:formula="of:=([.$F1294]/86400)+25569-(3/24)" office:value-type="float" office:value="44011.010150463" calcext:value-type="float">
            <text:p>44011,010150463</text:p>
          </table:table-cell>
          <table:table-cell/>
        </table:table-row>
        <table:table-row table:style-name="ro1">
          <table:table-cell office:value-type="float" office:value="1591224988" calcext:value-type="float">
            <text:p>1591224988</text:p>
          </table:table-cell>
          <table:table-cell office:value-type="string" calcext:value-type="string">
            <text:p>2020-06-03 19:56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95]+[.$H$2]" office:value-type="float" office:value="1593400477" calcext:value-type="float">
            <text:p>1593400477</text:p>
          </table:table-cell>
          <table:table-cell table:formula="of:=([.$F1295]/86400)+25569-(3/24)" office:value-type="float" office:value="44011.010150463" calcext:value-type="float">
            <text:p>44011,010150463</text:p>
          </table:table-cell>
          <table:table-cell/>
        </table:table-row>
        <table:table-row table:style-name="ro1">
          <table:table-cell office:value-type="float" office:value="1591224988" calcext:value-type="float">
            <text:p>1591224988</text:p>
          </table:table-cell>
          <table:table-cell office:value-type="string" calcext:value-type="string">
            <text:p>2020-06-03 19:56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table:formula="of:=[.A1296]+[.$H$2]" office:value-type="float" office:value="1593400477" calcext:value-type="float">
            <text:p>1593400477</text:p>
          </table:table-cell>
          <table:table-cell table:formula="of:=([.$F1296]/86400)+25569-(3/24)" office:value-type="float" office:value="44011.010150463" calcext:value-type="float">
            <text:p>44011,010150463</text:p>
          </table:table-cell>
          <table:table-cell/>
        </table:table-row>
        <table:table-row table:style-name="ro1">
          <table:table-cell office:value-type="float" office:value="1591224988" calcext:value-type="float">
            <text:p>1591224988</text:p>
          </table:table-cell>
          <table:table-cell office:value-type="string" calcext:value-type="string">
            <text:p>2020-06-03 19:56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297]+[.$H$2]" office:value-type="float" office:value="1593400477" calcext:value-type="float">
            <text:p>1593400477</text:p>
          </table:table-cell>
          <table:table-cell table:formula="of:=([.$F1297]/86400)+25569-(3/24)" office:value-type="float" office:value="44011.010150463" calcext:value-type="float">
            <text:p>44011,010150463</text:p>
          </table:table-cell>
          <table:table-cell/>
        </table:table-row>
        <table:table-row table:style-name="ro1">
          <table:table-cell office:value-type="float" office:value="1591228587" calcext:value-type="float">
            <text:p>1591228587</text:p>
          </table:table-cell>
          <table:table-cell office:value-type="string" calcext:value-type="string">
            <text:p>2020-06-03 20:56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298]+[.$H$2]" office:value-type="float" office:value="1593404076" calcext:value-type="float">
            <text:p>1593404076</text:p>
          </table:table-cell>
          <table:table-cell table:formula="of:=([.$F1298]/86400)+25569-(3/24)" office:value-type="float" office:value="44011.0518055556" calcext:value-type="float">
            <text:p>44011,0518055556</text:p>
          </table:table-cell>
          <table:table-cell/>
        </table:table-row>
        <table:table-row table:style-name="ro1">
          <table:table-cell office:value-type="float" office:value="1591228587" calcext:value-type="float">
            <text:p>1591228587</text:p>
          </table:table-cell>
          <table:table-cell office:value-type="string" calcext:value-type="string">
            <text:p>2020-06-03 20:56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299]+[.$H$2]" office:value-type="float" office:value="1593404076" calcext:value-type="float">
            <text:p>1593404076</text:p>
          </table:table-cell>
          <table:table-cell table:formula="of:=([.$F1299]/86400)+25569-(3/24)" office:value-type="float" office:value="44011.0518055556" calcext:value-type="float">
            <text:p>44011,0518055556</text:p>
          </table:table-cell>
          <table:table-cell/>
        </table:table-row>
        <table:table-row table:style-name="ro1">
          <table:table-cell office:value-type="float" office:value="1591228587" calcext:value-type="float">
            <text:p>1591228587</text:p>
          </table:table-cell>
          <table:table-cell office:value-type="string" calcext:value-type="string">
            <text:p>2020-06-03 20:56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300]+[.$H$2]" office:value-type="float" office:value="1593404076" calcext:value-type="float">
            <text:p>1593404076</text:p>
          </table:table-cell>
          <table:table-cell table:formula="of:=([.$F1300]/86400)+25569-(3/24)" office:value-type="float" office:value="44011.0518055556" calcext:value-type="float">
            <text:p>44011,0518055556</text:p>
          </table:table-cell>
          <table:table-cell/>
        </table:table-row>
        <table:table-row table:style-name="ro1">
          <table:table-cell office:value-type="float" office:value="1591228587" calcext:value-type="float">
            <text:p>1591228587</text:p>
          </table:table-cell>
          <table:table-cell office:value-type="string" calcext:value-type="string">
            <text:p>2020-06-03 20:5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01]+[.$H$2]" office:value-type="float" office:value="1593404076" calcext:value-type="float">
            <text:p>1593404076</text:p>
          </table:table-cell>
          <table:table-cell table:formula="of:=([.$F1301]/86400)+25569-(3/24)" office:value-type="float" office:value="44011.0518055556" calcext:value-type="float">
            <text:p>44011,0518055556</text:p>
          </table:table-cell>
          <table:table-cell/>
        </table:table-row>
        <table:table-row table:style-name="ro1">
          <table:table-cell office:value-type="float" office:value="1591232186" calcext:value-type="float">
            <text:p>1591232186</text:p>
          </table:table-cell>
          <table:table-cell office:value-type="string" calcext:value-type="string">
            <text:p>2020-06-03 21:56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02]+[.$H$2]" office:value-type="float" office:value="1593407675" calcext:value-type="float">
            <text:p>1593407675</text:p>
          </table:table-cell>
          <table:table-cell table:formula="of:=([.$F1302]/86400)+25569-(3/24)" office:value-type="float" office:value="44011.0934606482" calcext:value-type="float">
            <text:p>44011,0934606482</text:p>
          </table:table-cell>
          <table:table-cell/>
        </table:table-row>
        <table:table-row table:style-name="ro1">
          <table:table-cell office:value-type="float" office:value="1591232186" calcext:value-type="float">
            <text:p>1591232186</text:p>
          </table:table-cell>
          <table:table-cell office:value-type="string" calcext:value-type="string">
            <text:p>2020-06-03 21:56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03]+[.$H$2]" office:value-type="float" office:value="1593407675" calcext:value-type="float">
            <text:p>1593407675</text:p>
          </table:table-cell>
          <table:table-cell table:formula="of:=([.$F1303]/86400)+25569-(3/24)" office:value-type="float" office:value="44011.0934606482" calcext:value-type="float">
            <text:p>44011,0934606482</text:p>
          </table:table-cell>
          <table:table-cell/>
        </table:table-row>
        <table:table-row table:style-name="ro1">
          <table:table-cell office:value-type="float" office:value="1591232186" calcext:value-type="float">
            <text:p>1591232186</text:p>
          </table:table-cell>
          <table:table-cell office:value-type="string" calcext:value-type="string">
            <text:p>2020-06-03 21:56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04]+[.$H$2]" office:value-type="float" office:value="1593407675" calcext:value-type="float">
            <text:p>1593407675</text:p>
          </table:table-cell>
          <table:table-cell table:formula="of:=([.$F1304]/86400)+25569-(3/24)" office:value-type="float" office:value="44011.0934606482" calcext:value-type="float">
            <text:p>44011,0934606482</text:p>
          </table:table-cell>
          <table:table-cell/>
        </table:table-row>
        <table:table-row table:style-name="ro1">
          <table:table-cell office:value-type="float" office:value="1591232186" calcext:value-type="float">
            <text:p>1591232186</text:p>
          </table:table-cell>
          <table:table-cell office:value-type="string" calcext:value-type="string">
            <text:p>2020-06-03 21:5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05]+[.$H$2]" office:value-type="float" office:value="1593407675" calcext:value-type="float">
            <text:p>1593407675</text:p>
          </table:table-cell>
          <table:table-cell table:formula="of:=([.$F1305]/86400)+25569-(3/24)" office:value-type="float" office:value="44011.0934606482" calcext:value-type="float">
            <text:p>44011,0934606482</text:p>
          </table:table-cell>
          <table:table-cell/>
        </table:table-row>
        <table:table-row table:style-name="ro1">
          <table:table-cell office:value-type="float" office:value="1591235785" calcext:value-type="float">
            <text:p>1591235785</text:p>
          </table:table-cell>
          <table:table-cell office:value-type="string" calcext:value-type="string">
            <text:p>2020-06-03 22:56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06]+[.$H$2]" office:value-type="float" office:value="1593411274" calcext:value-type="float">
            <text:p>1593411274</text:p>
          </table:table-cell>
          <table:table-cell table:formula="of:=([.$F1306]/86400)+25569-(3/24)" office:value-type="float" office:value="44011.1351157407" calcext:value-type="float">
            <text:p>44011,1351157407</text:p>
          </table:table-cell>
          <table:table-cell/>
        </table:table-row>
        <table:table-row table:style-name="ro1">
          <table:table-cell office:value-type="float" office:value="1591235785" calcext:value-type="float">
            <text:p>1591235785</text:p>
          </table:table-cell>
          <table:table-cell office:value-type="string" calcext:value-type="string">
            <text:p>2020-06-03 22:56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07]+[.$H$2]" office:value-type="float" office:value="1593411274" calcext:value-type="float">
            <text:p>1593411274</text:p>
          </table:table-cell>
          <table:table-cell table:formula="of:=([.$F1307]/86400)+25569-(3/24)" office:value-type="float" office:value="44011.1351157407" calcext:value-type="float">
            <text:p>44011,1351157407</text:p>
          </table:table-cell>
          <table:table-cell/>
        </table:table-row>
        <table:table-row table:style-name="ro1">
          <table:table-cell office:value-type="float" office:value="1591235785" calcext:value-type="float">
            <text:p>1591235785</text:p>
          </table:table-cell>
          <table:table-cell office:value-type="string" calcext:value-type="string">
            <text:p>2020-06-03 22:56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308]+[.$H$2]" office:value-type="float" office:value="1593411274" calcext:value-type="float">
            <text:p>1593411274</text:p>
          </table:table-cell>
          <table:table-cell table:formula="of:=([.$F1308]/86400)+25569-(3/24)" office:value-type="float" office:value="44011.1351157407" calcext:value-type="float">
            <text:p>44011,1351157407</text:p>
          </table:table-cell>
          <table:table-cell/>
        </table:table-row>
        <table:table-row table:style-name="ro1">
          <table:table-cell office:value-type="float" office:value="1591235785" calcext:value-type="float">
            <text:p>1591235785</text:p>
          </table:table-cell>
          <table:table-cell office:value-type="string" calcext:value-type="string">
            <text:p>2020-06-03 22:56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09]+[.$H$2]" office:value-type="float" office:value="1593411274" calcext:value-type="float">
            <text:p>1593411274</text:p>
          </table:table-cell>
          <table:table-cell table:formula="of:=([.$F1309]/86400)+25569-(3/24)" office:value-type="float" office:value="44011.1351157407" calcext:value-type="float">
            <text:p>44011,1351157407</text:p>
          </table:table-cell>
          <table:table-cell/>
        </table:table-row>
        <table:table-row table:style-name="ro1">
          <table:table-cell office:value-type="float" office:value="1591239384" calcext:value-type="float">
            <text:p>1591239384</text:p>
          </table:table-cell>
          <table:table-cell office:value-type="string" calcext:value-type="string">
            <text:p>2020-06-03 23:56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10]+[.$H$2]" office:value-type="float" office:value="1593414873" calcext:value-type="float">
            <text:p>1593414873</text:p>
          </table:table-cell>
          <table:table-cell table:formula="of:=([.$F1310]/86400)+25569-(3/24)" office:value-type="float" office:value="44011.1767708333" calcext:value-type="float">
            <text:p>44011,1767708333</text:p>
          </table:table-cell>
          <table:table-cell/>
        </table:table-row>
        <table:table-row table:style-name="ro1">
          <table:table-cell office:value-type="float" office:value="1591239384" calcext:value-type="float">
            <text:p>1591239384</text:p>
          </table:table-cell>
          <table:table-cell office:value-type="string" calcext:value-type="string">
            <text:p>2020-06-03 23:56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11]+[.$H$2]" office:value-type="float" office:value="1593414873" calcext:value-type="float">
            <text:p>1593414873</text:p>
          </table:table-cell>
          <table:table-cell table:formula="of:=([.$F1311]/86400)+25569-(3/24)" office:value-type="float" office:value="44011.1767708333" calcext:value-type="float">
            <text:p>44011,1767708333</text:p>
          </table:table-cell>
          <table:table-cell/>
        </table:table-row>
        <table:table-row table:style-name="ro1">
          <table:table-cell office:value-type="float" office:value="1591239384" calcext:value-type="float">
            <text:p>1591239384</text:p>
          </table:table-cell>
          <table:table-cell office:value-type="string" calcext:value-type="string">
            <text:p>2020-06-03 23:56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12]+[.$H$2]" office:value-type="float" office:value="1593414873" calcext:value-type="float">
            <text:p>1593414873</text:p>
          </table:table-cell>
          <table:table-cell table:formula="of:=([.$F1312]/86400)+25569-(3/24)" office:value-type="float" office:value="44011.1767708333" calcext:value-type="float">
            <text:p>44011,1767708333</text:p>
          </table:table-cell>
          <table:table-cell/>
        </table:table-row>
        <table:table-row table:style-name="ro1">
          <table:table-cell office:value-type="float" office:value="1591239384" calcext:value-type="float">
            <text:p>1591239384</text:p>
          </table:table-cell>
          <table:table-cell office:value-type="string" calcext:value-type="string">
            <text:p>2020-06-03 23:5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13]+[.$H$2]" office:value-type="float" office:value="1593414873" calcext:value-type="float">
            <text:p>1593414873</text:p>
          </table:table-cell>
          <table:table-cell table:formula="of:=([.$F1313]/86400)+25569-(3/24)" office:value-type="float" office:value="44011.1767708333" calcext:value-type="float">
            <text:p>44011,1767708333</text:p>
          </table:table-cell>
          <table:table-cell/>
        </table:table-row>
        <table:table-row table:style-name="ro1">
          <table:table-cell office:value-type="float" office:value="1591242983" calcext:value-type="float">
            <text:p>1591242983</text:p>
          </table:table-cell>
          <table:table-cell office:value-type="string" calcext:value-type="string">
            <text:p>2020-06-04 00:56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14]+[.$H$2]" office:value-type="float" office:value="1593418472" calcext:value-type="float">
            <text:p>1593418472</text:p>
          </table:table-cell>
          <table:table-cell table:formula="of:=([.$F1314]/86400)+25569-(3/24)" office:value-type="float" office:value="44011.2184259259" calcext:value-type="float">
            <text:p>44011,2184259259</text:p>
          </table:table-cell>
          <table:table-cell/>
        </table:table-row>
        <table:table-row table:style-name="ro1">
          <table:table-cell office:value-type="float" office:value="1591242983" calcext:value-type="float">
            <text:p>1591242983</text:p>
          </table:table-cell>
          <table:table-cell office:value-type="string" calcext:value-type="string">
            <text:p>2020-06-04 00:56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15]+[.$H$2]" office:value-type="float" office:value="1593418472" calcext:value-type="float">
            <text:p>1593418472</text:p>
          </table:table-cell>
          <table:table-cell table:formula="of:=([.$F1315]/86400)+25569-(3/24)" office:value-type="float" office:value="44011.2184259259" calcext:value-type="float">
            <text:p>44011,2184259259</text:p>
          </table:table-cell>
          <table:table-cell/>
        </table:table-row>
        <table:table-row table:style-name="ro1">
          <table:table-cell office:value-type="float" office:value="1591242983" calcext:value-type="float">
            <text:p>1591242983</text:p>
          </table:table-cell>
          <table:table-cell office:value-type="string" calcext:value-type="string">
            <text:p>2020-06-04 00:56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16]+[.$H$2]" office:value-type="float" office:value="1593418472" calcext:value-type="float">
            <text:p>1593418472</text:p>
          </table:table-cell>
          <table:table-cell table:formula="of:=([.$F1316]/86400)+25569-(3/24)" office:value-type="float" office:value="44011.2184259259" calcext:value-type="float">
            <text:p>44011,2184259259</text:p>
          </table:table-cell>
          <table:table-cell/>
        </table:table-row>
        <table:table-row table:style-name="ro1">
          <table:table-cell office:value-type="float" office:value="1591242983" calcext:value-type="float">
            <text:p>1591242983</text:p>
          </table:table-cell>
          <table:table-cell office:value-type="string" calcext:value-type="string">
            <text:p>2020-06-04 00:5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17]+[.$H$2]" office:value-type="float" office:value="1593418472" calcext:value-type="float">
            <text:p>1593418472</text:p>
          </table:table-cell>
          <table:table-cell table:formula="of:=([.$F1317]/86400)+25569-(3/24)" office:value-type="float" office:value="44011.2184259259" calcext:value-type="float">
            <text:p>44011,2184259259</text:p>
          </table:table-cell>
          <table:table-cell/>
        </table:table-row>
        <table:table-row table:style-name="ro1">
          <table:table-cell office:value-type="float" office:value="1591246582" calcext:value-type="float">
            <text:p>1591246582</text:p>
          </table:table-cell>
          <table:table-cell office:value-type="string" calcext:value-type="string">
            <text:p>2020-06-04 01:56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18]+[.$H$2]" office:value-type="float" office:value="1593422071" calcext:value-type="float">
            <text:p>1593422071</text:p>
          </table:table-cell>
          <table:table-cell table:formula="of:=([.$F1318]/86400)+25569-(3/24)" office:value-type="float" office:value="44011.2600810185" calcext:value-type="float">
            <text:p>44011,2600810185</text:p>
          </table:table-cell>
          <table:table-cell/>
        </table:table-row>
        <table:table-row table:style-name="ro1">
          <table:table-cell office:value-type="float" office:value="1591246582" calcext:value-type="float">
            <text:p>1591246582</text:p>
          </table:table-cell>
          <table:table-cell office:value-type="string" calcext:value-type="string">
            <text:p>2020-06-04 01:56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19]+[.$H$2]" office:value-type="float" office:value="1593422071" calcext:value-type="float">
            <text:p>1593422071</text:p>
          </table:table-cell>
          <table:table-cell table:formula="of:=([.$F1319]/86400)+25569-(3/24)" office:value-type="float" office:value="44011.2600810185" calcext:value-type="float">
            <text:p>44011,2600810185</text:p>
          </table:table-cell>
          <table:table-cell/>
        </table:table-row>
        <table:table-row table:style-name="ro1">
          <table:table-cell office:value-type="float" office:value="1591246582" calcext:value-type="float">
            <text:p>1591246582</text:p>
          </table:table-cell>
          <table:table-cell office:value-type="string" calcext:value-type="string">
            <text:p>2020-06-04 01:56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20]+[.$H$2]" office:value-type="float" office:value="1593422071" calcext:value-type="float">
            <text:p>1593422071</text:p>
          </table:table-cell>
          <table:table-cell table:formula="of:=([.$F1320]/86400)+25569-(3/24)" office:value-type="float" office:value="44011.2600810185" calcext:value-type="float">
            <text:p>44011,2600810185</text:p>
          </table:table-cell>
          <table:table-cell/>
        </table:table-row>
        <table:table-row table:style-name="ro1">
          <table:table-cell office:value-type="float" office:value="1591246582" calcext:value-type="float">
            <text:p>1591246582</text:p>
          </table:table-cell>
          <table:table-cell office:value-type="string" calcext:value-type="string">
            <text:p>2020-06-04 01:56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21]+[.$H$2]" office:value-type="float" office:value="1593422071" calcext:value-type="float">
            <text:p>1593422071</text:p>
          </table:table-cell>
          <table:table-cell table:formula="of:=([.$F1321]/86400)+25569-(3/24)" office:value-type="float" office:value="44011.2600810185" calcext:value-type="float">
            <text:p>44011,2600810185</text:p>
          </table:table-cell>
          <table:table-cell/>
        </table:table-row>
        <table:table-row table:style-name="ro1">
          <table:table-cell office:value-type="float" office:value="1591250181" calcext:value-type="float">
            <text:p>1591250181</text:p>
          </table:table-cell>
          <table:table-cell office:value-type="string" calcext:value-type="string">
            <text:p>2020-06-04 02:56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22]+[.$H$2]" office:value-type="float" office:value="1593425670" calcext:value-type="float">
            <text:p>1593425670</text:p>
          </table:table-cell>
          <table:table-cell table:formula="of:=([.$F1322]/86400)+25569-(3/24)" office:value-type="float" office:value="44011.3017361111" calcext:value-type="float">
            <text:p>44011,3017361111</text:p>
          </table:table-cell>
          <table:table-cell/>
        </table:table-row>
        <table:table-row table:style-name="ro1">
          <table:table-cell office:value-type="float" office:value="1591250181" calcext:value-type="float">
            <text:p>1591250181</text:p>
          </table:table-cell>
          <table:table-cell office:value-type="string" calcext:value-type="string">
            <text:p>2020-06-04 02:56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23]+[.$H$2]" office:value-type="float" office:value="1593425670" calcext:value-type="float">
            <text:p>1593425670</text:p>
          </table:table-cell>
          <table:table-cell table:formula="of:=([.$F1323]/86400)+25569-(3/24)" office:value-type="float" office:value="44011.3017361111" calcext:value-type="float">
            <text:p>44011,3017361111</text:p>
          </table:table-cell>
          <table:table-cell/>
        </table:table-row>
        <table:table-row table:style-name="ro1">
          <table:table-cell office:value-type="float" office:value="1591250181" calcext:value-type="float">
            <text:p>1591250181</text:p>
          </table:table-cell>
          <table:table-cell office:value-type="string" calcext:value-type="string">
            <text:p>2020-06-04 02:56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24]+[.$H$2]" office:value-type="float" office:value="1593425670" calcext:value-type="float">
            <text:p>1593425670</text:p>
          </table:table-cell>
          <table:table-cell table:formula="of:=([.$F1324]/86400)+25569-(3/24)" office:value-type="float" office:value="44011.3017361111" calcext:value-type="float">
            <text:p>44011,3017361111</text:p>
          </table:table-cell>
          <table:table-cell/>
        </table:table-row>
        <table:table-row table:style-name="ro1">
          <table:table-cell office:value-type="float" office:value="1591250181" calcext:value-type="float">
            <text:p>1591250181</text:p>
          </table:table-cell>
          <table:table-cell office:value-type="string" calcext:value-type="string">
            <text:p>2020-06-04 02:5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25]+[.$H$2]" office:value-type="float" office:value="1593425670" calcext:value-type="float">
            <text:p>1593425670</text:p>
          </table:table-cell>
          <table:table-cell table:formula="of:=([.$F1325]/86400)+25569-(3/24)" office:value-type="float" office:value="44011.3017361111" calcext:value-type="float">
            <text:p>44011,3017361111</text:p>
          </table:table-cell>
          <table:table-cell/>
        </table:table-row>
        <table:table-row table:style-name="ro1">
          <table:table-cell office:value-type="float" office:value="1591253780" calcext:value-type="float">
            <text:p>1591253780</text:p>
          </table:table-cell>
          <table:table-cell office:value-type="string" calcext:value-type="string">
            <text:p>2020-06-04 03:56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26]+[.$H$2]" office:value-type="float" office:value="1593429269" calcext:value-type="float">
            <text:p>1593429269</text:p>
          </table:table-cell>
          <table:table-cell table:formula="of:=([.$F1326]/86400)+25569-(3/24)" office:value-type="float" office:value="44011.3433912037" calcext:value-type="float">
            <text:p>44011,3433912037</text:p>
          </table:table-cell>
          <table:table-cell/>
        </table:table-row>
        <table:table-row table:style-name="ro1">
          <table:table-cell office:value-type="float" office:value="1591253780" calcext:value-type="float">
            <text:p>1591253780</text:p>
          </table:table-cell>
          <table:table-cell office:value-type="string" calcext:value-type="string">
            <text:p>2020-06-04 03:56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27]+[.$H$2]" office:value-type="float" office:value="1593429269" calcext:value-type="float">
            <text:p>1593429269</text:p>
          </table:table-cell>
          <table:table-cell table:formula="of:=([.$F1327]/86400)+25569-(3/24)" office:value-type="float" office:value="44011.3433912037" calcext:value-type="float">
            <text:p>44011,3433912037</text:p>
          </table:table-cell>
          <table:table-cell/>
        </table:table-row>
        <table:table-row table:style-name="ro1">
          <table:table-cell office:value-type="float" office:value="1591253780" calcext:value-type="float">
            <text:p>1591253780</text:p>
          </table:table-cell>
          <table:table-cell office:value-type="string" calcext:value-type="string">
            <text:p>2020-06-04 03:56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28]+[.$H$2]" office:value-type="float" office:value="1593429269" calcext:value-type="float">
            <text:p>1593429269</text:p>
          </table:table-cell>
          <table:table-cell table:formula="of:=([.$F1328]/86400)+25569-(3/24)" office:value-type="float" office:value="44011.3433912037" calcext:value-type="float">
            <text:p>44011,3433912037</text:p>
          </table:table-cell>
          <table:table-cell/>
        </table:table-row>
        <table:table-row table:style-name="ro1">
          <table:table-cell office:value-type="float" office:value="1591253780" calcext:value-type="float">
            <text:p>1591253780</text:p>
          </table:table-cell>
          <table:table-cell office:value-type="string" calcext:value-type="string">
            <text:p>2020-06-04 03:56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29]+[.$H$2]" office:value-type="float" office:value="1593429269" calcext:value-type="float">
            <text:p>1593429269</text:p>
          </table:table-cell>
          <table:table-cell table:formula="of:=([.$F1329]/86400)+25569-(3/24)" office:value-type="float" office:value="44011.3433912037" calcext:value-type="float">
            <text:p>44011,3433912037</text:p>
          </table:table-cell>
          <table:table-cell/>
        </table:table-row>
        <table:table-row table:style-name="ro1">
          <table:table-cell office:value-type="float" office:value="1591257379" calcext:value-type="float">
            <text:p>1591257379</text:p>
          </table:table-cell>
          <table:table-cell office:value-type="string" calcext:value-type="string">
            <text:p>2020-06-04 04:56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30]+[.$H$2]" office:value-type="float" office:value="1593432868" calcext:value-type="float">
            <text:p>1593432868</text:p>
          </table:table-cell>
          <table:table-cell table:formula="of:=([.$F1330]/86400)+25569-(3/24)" office:value-type="float" office:value="44011.3850462963" calcext:value-type="float">
            <text:p>44011,3850462963</text:p>
          </table:table-cell>
          <table:table-cell/>
        </table:table-row>
        <table:table-row table:style-name="ro1">
          <table:table-cell office:value-type="float" office:value="1591257379" calcext:value-type="float">
            <text:p>1591257379</text:p>
          </table:table-cell>
          <table:table-cell office:value-type="string" calcext:value-type="string">
            <text:p>2020-06-04 04:56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31]+[.$H$2]" office:value-type="float" office:value="1593432868" calcext:value-type="float">
            <text:p>1593432868</text:p>
          </table:table-cell>
          <table:table-cell table:formula="of:=([.$F1331]/86400)+25569-(3/24)" office:value-type="float" office:value="44011.3850462963" calcext:value-type="float">
            <text:p>44011,3850462963</text:p>
          </table:table-cell>
          <table:table-cell/>
        </table:table-row>
        <table:table-row table:style-name="ro1">
          <table:table-cell office:value-type="float" office:value="1591257379" calcext:value-type="float">
            <text:p>1591257379</text:p>
          </table:table-cell>
          <table:table-cell office:value-type="string" calcext:value-type="string">
            <text:p>2020-06-04 04:56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32]+[.$H$2]" office:value-type="float" office:value="1593432868" calcext:value-type="float">
            <text:p>1593432868</text:p>
          </table:table-cell>
          <table:table-cell table:formula="of:=([.$F1332]/86400)+25569-(3/24)" office:value-type="float" office:value="44011.3850462963" calcext:value-type="float">
            <text:p>44011,3850462963</text:p>
          </table:table-cell>
          <table:table-cell/>
        </table:table-row>
        <table:table-row table:style-name="ro1">
          <table:table-cell office:value-type="float" office:value="1591257379" calcext:value-type="float">
            <text:p>1591257379</text:p>
          </table:table-cell>
          <table:table-cell office:value-type="string" calcext:value-type="string">
            <text:p>2020-06-04 04:5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table:formula="of:=[.A1333]+[.$H$2]" office:value-type="float" office:value="1593432868" calcext:value-type="float">
            <text:p>1593432868</text:p>
          </table:table-cell>
          <table:table-cell table:formula="of:=([.$F1333]/86400)+25569-(3/24)" office:value-type="float" office:value="44011.3850462963" calcext:value-type="float">
            <text:p>44011,3850462963</text:p>
          </table:table-cell>
          <table:table-cell/>
        </table:table-row>
        <table:table-row table:style-name="ro1">
          <table:table-cell office:value-type="float" office:value="1591260978" calcext:value-type="float">
            <text:p>1591260978</text:p>
          </table:table-cell>
          <table:table-cell office:value-type="string" calcext:value-type="string">
            <text:p>2020-06-04 05:56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34]+[.$H$2]" office:value-type="float" office:value="1593436467" calcext:value-type="float">
            <text:p>1593436467</text:p>
          </table:table-cell>
          <table:table-cell table:formula="of:=([.$F1334]/86400)+25569-(3/24)" office:value-type="float" office:value="44011.4267013889" calcext:value-type="float">
            <text:p>44011,4267013889</text:p>
          </table:table-cell>
          <table:table-cell/>
        </table:table-row>
        <table:table-row table:style-name="ro1">
          <table:table-cell office:value-type="float" office:value="1591260978" calcext:value-type="float">
            <text:p>1591260978</text:p>
          </table:table-cell>
          <table:table-cell office:value-type="string" calcext:value-type="string">
            <text:p>2020-06-04 05:56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35]+[.$H$2]" office:value-type="float" office:value="1593436467" calcext:value-type="float">
            <text:p>1593436467</text:p>
          </table:table-cell>
          <table:table-cell table:formula="of:=([.$F1335]/86400)+25569-(3/24)" office:value-type="float" office:value="44011.4267013889" calcext:value-type="float">
            <text:p>44011,4267013889</text:p>
          </table:table-cell>
          <table:table-cell/>
        </table:table-row>
        <table:table-row table:style-name="ro1">
          <table:table-cell office:value-type="float" office:value="1591260978" calcext:value-type="float">
            <text:p>1591260978</text:p>
          </table:table-cell>
          <table:table-cell office:value-type="string" calcext:value-type="string">
            <text:p>2020-06-04 05:56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36]+[.$H$2]" office:value-type="float" office:value="1593436467" calcext:value-type="float">
            <text:p>1593436467</text:p>
          </table:table-cell>
          <table:table-cell table:formula="of:=([.$F1336]/86400)+25569-(3/24)" office:value-type="float" office:value="44011.4267013889" calcext:value-type="float">
            <text:p>44011,4267013889</text:p>
          </table:table-cell>
          <table:table-cell/>
        </table:table-row>
        <table:table-row table:style-name="ro1">
          <table:table-cell office:value-type="float" office:value="1591260978" calcext:value-type="float">
            <text:p>1591260978</text:p>
          </table:table-cell>
          <table:table-cell office:value-type="string" calcext:value-type="string">
            <text:p>2020-06-04 05:5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37]+[.$H$2]" office:value-type="float" office:value="1593436467" calcext:value-type="float">
            <text:p>1593436467</text:p>
          </table:table-cell>
          <table:table-cell table:formula="of:=([.$F1337]/86400)+25569-(3/24)" office:value-type="float" office:value="44011.4267013889" calcext:value-type="float">
            <text:p>44011,4267013889</text:p>
          </table:table-cell>
          <table:table-cell/>
        </table:table-row>
        <table:table-row table:style-name="ro1">
          <table:table-cell office:value-type="float" office:value="1591264577" calcext:value-type="float">
            <text:p>1591264577</text:p>
          </table:table-cell>
          <table:table-cell office:value-type="string" calcext:value-type="string">
            <text:p>2020-06-04 06:56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38]+[.$H$2]" office:value-type="float" office:value="1593440066" calcext:value-type="float">
            <text:p>1593440066</text:p>
          </table:table-cell>
          <table:table-cell table:formula="of:=([.$F1338]/86400)+25569-(3/24)" office:value-type="float" office:value="44011.4683564815" calcext:value-type="float">
            <text:p>44011,4683564815</text:p>
          </table:table-cell>
          <table:table-cell/>
        </table:table-row>
        <table:table-row table:style-name="ro1">
          <table:table-cell office:value-type="float" office:value="1591264577" calcext:value-type="float">
            <text:p>1591264577</text:p>
          </table:table-cell>
          <table:table-cell office:value-type="string" calcext:value-type="string">
            <text:p>2020-06-04 06:56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39]+[.$H$2]" office:value-type="float" office:value="1593440066" calcext:value-type="float">
            <text:p>1593440066</text:p>
          </table:table-cell>
          <table:table-cell table:formula="of:=([.$F1339]/86400)+25569-(3/24)" office:value-type="float" office:value="44011.4683564815" calcext:value-type="float">
            <text:p>44011,4683564815</text:p>
          </table:table-cell>
          <table:table-cell/>
        </table:table-row>
        <table:table-row table:style-name="ro1">
          <table:table-cell office:value-type="float" office:value="1591264577" calcext:value-type="float">
            <text:p>1591264577</text:p>
          </table:table-cell>
          <table:table-cell office:value-type="string" calcext:value-type="string">
            <text:p>2020-06-04 06:56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40]+[.$H$2]" office:value-type="float" office:value="1593440066" calcext:value-type="float">
            <text:p>1593440066</text:p>
          </table:table-cell>
          <table:table-cell table:formula="of:=([.$F1340]/86400)+25569-(3/24)" office:value-type="float" office:value="44011.4683564815" calcext:value-type="float">
            <text:p>44011,4683564815</text:p>
          </table:table-cell>
          <table:table-cell/>
        </table:table-row>
        <table:table-row table:style-name="ro1">
          <table:table-cell office:value-type="float" office:value="1591264577" calcext:value-type="float">
            <text:p>1591264577</text:p>
          </table:table-cell>
          <table:table-cell office:value-type="string" calcext:value-type="string">
            <text:p>2020-06-04 06:56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41]+[.$H$2]" office:value-type="float" office:value="1593440066" calcext:value-type="float">
            <text:p>1593440066</text:p>
          </table:table-cell>
          <table:table-cell table:formula="of:=([.$F1341]/86400)+25569-(3/24)" office:value-type="float" office:value="44011.4683564815" calcext:value-type="float">
            <text:p>44011,4683564815</text:p>
          </table:table-cell>
          <table:table-cell/>
        </table:table-row>
        <table:table-row table:style-name="ro1">
          <table:table-cell office:value-type="float" office:value="1591268176" calcext:value-type="float">
            <text:p>1591268176</text:p>
          </table:table-cell>
          <table:table-cell office:value-type="string" calcext:value-type="string">
            <text:p>2020-06-04 07:56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42]+[.$H$2]" office:value-type="float" office:value="1593443665" calcext:value-type="float">
            <text:p>1593443665</text:p>
          </table:table-cell>
          <table:table-cell table:formula="of:=([.$F1342]/86400)+25569-(3/24)" office:value-type="float" office:value="44011.5100115741" calcext:value-type="float">
            <text:p>44011,5100115741</text:p>
          </table:table-cell>
          <table:table-cell/>
        </table:table-row>
        <table:table-row table:style-name="ro1">
          <table:table-cell office:value-type="float" office:value="1591268176" calcext:value-type="float">
            <text:p>1591268176</text:p>
          </table:table-cell>
          <table:table-cell office:value-type="string" calcext:value-type="string">
            <text:p>2020-06-04 07:56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43]+[.$H$2]" office:value-type="float" office:value="1593443665" calcext:value-type="float">
            <text:p>1593443665</text:p>
          </table:table-cell>
          <table:table-cell table:formula="of:=([.$F1343]/86400)+25569-(3/24)" office:value-type="float" office:value="44011.5100115741" calcext:value-type="float">
            <text:p>44011,5100115741</text:p>
          </table:table-cell>
          <table:table-cell/>
        </table:table-row>
        <table:table-row table:style-name="ro1">
          <table:table-cell office:value-type="float" office:value="1591268176" calcext:value-type="float">
            <text:p>1591268176</text:p>
          </table:table-cell>
          <table:table-cell office:value-type="string" calcext:value-type="string">
            <text:p>2020-06-04 07:56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44]+[.$H$2]" office:value-type="float" office:value="1593443665" calcext:value-type="float">
            <text:p>1593443665</text:p>
          </table:table-cell>
          <table:table-cell table:formula="of:=([.$F1344]/86400)+25569-(3/24)" office:value-type="float" office:value="44011.5100115741" calcext:value-type="float">
            <text:p>44011,5100115741</text:p>
          </table:table-cell>
          <table:table-cell/>
        </table:table-row>
        <table:table-row table:style-name="ro1">
          <table:table-cell office:value-type="float" office:value="1591268176" calcext:value-type="float">
            <text:p>1591268176</text:p>
          </table:table-cell>
          <table:table-cell office:value-type="string" calcext:value-type="string">
            <text:p>2020-06-04 07:5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45]+[.$H$2]" office:value-type="float" office:value="1593443665" calcext:value-type="float">
            <text:p>1593443665</text:p>
          </table:table-cell>
          <table:table-cell table:formula="of:=([.$F1345]/86400)+25569-(3/24)" office:value-type="float" office:value="44011.5100115741" calcext:value-type="float">
            <text:p>44011,5100115741</text:p>
          </table:table-cell>
          <table:table-cell/>
        </table:table-row>
        <table:table-row table:style-name="ro1">
          <table:table-cell office:value-type="float" office:value="1591271775" calcext:value-type="float">
            <text:p>1591271775</text:p>
          </table:table-cell>
          <table:table-cell office:value-type="string" calcext:value-type="string">
            <text:p>2020-06-04 08:56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46]+[.$H$2]" office:value-type="float" office:value="1593447264" calcext:value-type="float">
            <text:p>1593447264</text:p>
          </table:table-cell>
          <table:table-cell table:formula="of:=([.$F1346]/86400)+25569-(3/24)" office:value-type="float" office:value="44011.5516666667" calcext:value-type="float">
            <text:p>44011,5516666667</text:p>
          </table:table-cell>
          <table:table-cell/>
        </table:table-row>
        <table:table-row table:style-name="ro1">
          <table:table-cell office:value-type="float" office:value="1591271775" calcext:value-type="float">
            <text:p>1591271775</text:p>
          </table:table-cell>
          <table:table-cell office:value-type="string" calcext:value-type="string">
            <text:p>2020-06-04 08:56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47]+[.$H$2]" office:value-type="float" office:value="1593447264" calcext:value-type="float">
            <text:p>1593447264</text:p>
          </table:table-cell>
          <table:table-cell table:formula="of:=([.$F1347]/86400)+25569-(3/24)" office:value-type="float" office:value="44011.5516666667" calcext:value-type="float">
            <text:p>44011,5516666667</text:p>
          </table:table-cell>
          <table:table-cell/>
        </table:table-row>
        <table:table-row table:style-name="ro1">
          <table:table-cell office:value-type="float" office:value="1591271775" calcext:value-type="float">
            <text:p>1591271775</text:p>
          </table:table-cell>
          <table:table-cell office:value-type="string" calcext:value-type="string">
            <text:p>2020-06-04 08:56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48]+[.$H$2]" office:value-type="float" office:value="1593447264" calcext:value-type="float">
            <text:p>1593447264</text:p>
          </table:table-cell>
          <table:table-cell table:formula="of:=([.$F1348]/86400)+25569-(3/24)" office:value-type="float" office:value="44011.5516666667" calcext:value-type="float">
            <text:p>44011,5516666667</text:p>
          </table:table-cell>
          <table:table-cell/>
        </table:table-row>
        <table:table-row table:style-name="ro1">
          <table:table-cell office:value-type="float" office:value="1591271775" calcext:value-type="float">
            <text:p>1591271775</text:p>
          </table:table-cell>
          <table:table-cell office:value-type="string" calcext:value-type="string">
            <text:p>2020-06-04 08:5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49]+[.$H$2]" office:value-type="float" office:value="1593447264" calcext:value-type="float">
            <text:p>1593447264</text:p>
          </table:table-cell>
          <table:table-cell table:formula="of:=([.$F1349]/86400)+25569-(3/24)" office:value-type="float" office:value="44011.5516666667" calcext:value-type="float">
            <text:p>44011,5516666667</text:p>
          </table:table-cell>
          <table:table-cell/>
        </table:table-row>
        <table:table-row table:style-name="ro1">
          <table:table-cell office:value-type="float" office:value="1591275374" calcext:value-type="float">
            <text:p>1591275374</text:p>
          </table:table-cell>
          <table:table-cell office:value-type="string" calcext:value-type="string">
            <text:p>2020-06-04 09:56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50]+[.$H$2]" office:value-type="float" office:value="1593450863" calcext:value-type="float">
            <text:p>1593450863</text:p>
          </table:table-cell>
          <table:table-cell table:formula="of:=([.$F1350]/86400)+25569-(3/24)" office:value-type="float" office:value="44011.5933217593" calcext:value-type="float">
            <text:p>44011,5933217593</text:p>
          </table:table-cell>
          <table:table-cell/>
        </table:table-row>
        <table:table-row table:style-name="ro1">
          <table:table-cell office:value-type="float" office:value="1591275374" calcext:value-type="float">
            <text:p>1591275374</text:p>
          </table:table-cell>
          <table:table-cell office:value-type="string" calcext:value-type="string">
            <text:p>2020-06-04 09:56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51]+[.$H$2]" office:value-type="float" office:value="1593450863" calcext:value-type="float">
            <text:p>1593450863</text:p>
          </table:table-cell>
          <table:table-cell table:formula="of:=([.$F1351]/86400)+25569-(3/24)" office:value-type="float" office:value="44011.5933217593" calcext:value-type="float">
            <text:p>44011,5933217593</text:p>
          </table:table-cell>
          <table:table-cell/>
        </table:table-row>
        <table:table-row table:style-name="ro1">
          <table:table-cell office:value-type="float" office:value="1591275374" calcext:value-type="float">
            <text:p>1591275374</text:p>
          </table:table-cell>
          <table:table-cell office:value-type="string" calcext:value-type="string">
            <text:p>2020-06-04 09:56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52]+[.$H$2]" office:value-type="float" office:value="1593450863" calcext:value-type="float">
            <text:p>1593450863</text:p>
          </table:table-cell>
          <table:table-cell table:formula="of:=([.$F1352]/86400)+25569-(3/24)" office:value-type="float" office:value="44011.5933217593" calcext:value-type="float">
            <text:p>44011,5933217593</text:p>
          </table:table-cell>
          <table:table-cell/>
        </table:table-row>
        <table:table-row table:style-name="ro1">
          <table:table-cell office:value-type="float" office:value="1591275374" calcext:value-type="float">
            <text:p>1591275374</text:p>
          </table:table-cell>
          <table:table-cell office:value-type="string" calcext:value-type="string">
            <text:p>2020-06-04 09:56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53]+[.$H$2]" office:value-type="float" office:value="1593450863" calcext:value-type="float">
            <text:p>1593450863</text:p>
          </table:table-cell>
          <table:table-cell table:formula="of:=([.$F1353]/86400)+25569-(3/24)" office:value-type="float" office:value="44011.5933217593" calcext:value-type="float">
            <text:p>44011,5933217593</text:p>
          </table:table-cell>
          <table:table-cell/>
        </table:table-row>
        <table:table-row table:style-name="ro1">
          <table:table-cell office:value-type="float" office:value="1591278973" calcext:value-type="float">
            <text:p>1591278973</text:p>
          </table:table-cell>
          <table:table-cell office:value-type="string" calcext:value-type="string">
            <text:p>2020-06-04 10:56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54]+[.$H$2]" office:value-type="float" office:value="1593454462" calcext:value-type="float">
            <text:p>1593454462</text:p>
          </table:table-cell>
          <table:table-cell table:formula="of:=([.$F1354]/86400)+25569-(3/24)" office:value-type="float" office:value="44011.6349768519" calcext:value-type="float">
            <text:p>44011,6349768519</text:p>
          </table:table-cell>
          <table:table-cell/>
        </table:table-row>
        <table:table-row table:style-name="ro1">
          <table:table-cell office:value-type="float" office:value="1591278973" calcext:value-type="float">
            <text:p>1591278973</text:p>
          </table:table-cell>
          <table:table-cell office:value-type="string" calcext:value-type="string">
            <text:p>2020-06-04 10:56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55]+[.$H$2]" office:value-type="float" office:value="1593454462" calcext:value-type="float">
            <text:p>1593454462</text:p>
          </table:table-cell>
          <table:table-cell table:formula="of:=([.$F1355]/86400)+25569-(3/24)" office:value-type="float" office:value="44011.6349768519" calcext:value-type="float">
            <text:p>44011,6349768519</text:p>
          </table:table-cell>
          <table:table-cell/>
        </table:table-row>
        <table:table-row table:style-name="ro1">
          <table:table-cell office:value-type="float" office:value="1591278973" calcext:value-type="float">
            <text:p>1591278973</text:p>
          </table:table-cell>
          <table:table-cell office:value-type="string" calcext:value-type="string">
            <text:p>2020-06-04 10:56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56]+[.$H$2]" office:value-type="float" office:value="1593454462" calcext:value-type="float">
            <text:p>1593454462</text:p>
          </table:table-cell>
          <table:table-cell table:formula="of:=([.$F1356]/86400)+25569-(3/24)" office:value-type="float" office:value="44011.6349768519" calcext:value-type="float">
            <text:p>44011,6349768519</text:p>
          </table:table-cell>
          <table:table-cell/>
        </table:table-row>
        <table:table-row table:style-name="ro1">
          <table:table-cell office:value-type="float" office:value="1591278973" calcext:value-type="float">
            <text:p>1591278973</text:p>
          </table:table-cell>
          <table:table-cell office:value-type="string" calcext:value-type="string">
            <text:p>2020-06-04 10:56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57]+[.$H$2]" office:value-type="float" office:value="1593454462" calcext:value-type="float">
            <text:p>1593454462</text:p>
          </table:table-cell>
          <table:table-cell table:formula="of:=([.$F1357]/86400)+25569-(3/24)" office:value-type="float" office:value="44011.6349768519" calcext:value-type="float">
            <text:p>44011,6349768519</text:p>
          </table:table-cell>
          <table:table-cell/>
        </table:table-row>
        <table:table-row table:style-name="ro1">
          <table:table-cell office:value-type="float" office:value="1591282572" calcext:value-type="float">
            <text:p>1591282572</text:p>
          </table:table-cell>
          <table:table-cell office:value-type="string" calcext:value-type="string">
            <text:p>2020-06-04 11:56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58]+[.$H$2]" office:value-type="float" office:value="1593458061" calcext:value-type="float">
            <text:p>1593458061</text:p>
          </table:table-cell>
          <table:table-cell table:formula="of:=([.$F1358]/86400)+25569-(3/24)" office:value-type="float" office:value="44011.6766319444" calcext:value-type="float">
            <text:p>44011,6766319444</text:p>
          </table:table-cell>
          <table:table-cell/>
        </table:table-row>
        <table:table-row table:style-name="ro1">
          <table:table-cell office:value-type="float" office:value="1591282572" calcext:value-type="float">
            <text:p>1591282572</text:p>
          </table:table-cell>
          <table:table-cell office:value-type="string" calcext:value-type="string">
            <text:p>2020-06-04 11:56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59]+[.$H$2]" office:value-type="float" office:value="1593458061" calcext:value-type="float">
            <text:p>1593458061</text:p>
          </table:table-cell>
          <table:table-cell table:formula="of:=([.$F1359]/86400)+25569-(3/24)" office:value-type="float" office:value="44011.6766319444" calcext:value-type="float">
            <text:p>44011,6766319444</text:p>
          </table:table-cell>
          <table:table-cell/>
        </table:table-row>
        <table:table-row table:style-name="ro1">
          <table:table-cell office:value-type="float" office:value="1591282572" calcext:value-type="float">
            <text:p>1591282572</text:p>
          </table:table-cell>
          <table:table-cell office:value-type="string" calcext:value-type="string">
            <text:p>2020-06-04 11:56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60]+[.$H$2]" office:value-type="float" office:value="1593458061" calcext:value-type="float">
            <text:p>1593458061</text:p>
          </table:table-cell>
          <table:table-cell table:formula="of:=([.$F1360]/86400)+25569-(3/24)" office:value-type="float" office:value="44011.6766319444" calcext:value-type="float">
            <text:p>44011,6766319444</text:p>
          </table:table-cell>
          <table:table-cell/>
        </table:table-row>
        <table:table-row table:style-name="ro1">
          <table:table-cell office:value-type="float" office:value="1591282572" calcext:value-type="float">
            <text:p>1591282572</text:p>
          </table:table-cell>
          <table:table-cell office:value-type="string" calcext:value-type="string">
            <text:p>2020-06-04 11:5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table:formula="of:=[.A1361]+[.$H$2]" office:value-type="float" office:value="1593458061" calcext:value-type="float">
            <text:p>1593458061</text:p>
          </table:table-cell>
          <table:table-cell table:formula="of:=([.$F1361]/86400)+25569-(3/24)" office:value-type="float" office:value="44011.6766319444" calcext:value-type="float">
            <text:p>44011,6766319444</text:p>
          </table:table-cell>
          <table:table-cell/>
        </table:table-row>
        <table:table-row table:style-name="ro1">
          <table:table-cell office:value-type="float" office:value="1591286171" calcext:value-type="float">
            <text:p>1591286171</text:p>
          </table:table-cell>
          <table:table-cell office:value-type="string" calcext:value-type="string">
            <text:p>2020-06-04 12:56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table:formula="of:=[.A1362]+[.$H$2]" office:value-type="float" office:value="1593461660" calcext:value-type="float">
            <text:p>1593461660</text:p>
          </table:table-cell>
          <table:table-cell table:formula="of:=([.$F1362]/86400)+25569-(3/24)" office:value-type="float" office:value="44011.718287037" calcext:value-type="float">
            <text:p>44011,718287037</text:p>
          </table:table-cell>
          <table:table-cell/>
        </table:table-row>
        <table:table-row table:style-name="ro1">
          <table:table-cell office:value-type="float" office:value="1591286171" calcext:value-type="float">
            <text:p>1591286171</text:p>
          </table:table-cell>
          <table:table-cell office:value-type="string" calcext:value-type="string">
            <text:p>2020-06-04 12:56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table:formula="of:=[.A1363]+[.$H$2]" office:value-type="float" office:value="1593461660" calcext:value-type="float">
            <text:p>1593461660</text:p>
          </table:table-cell>
          <table:table-cell table:formula="of:=([.$F1363]/86400)+25569-(3/24)" office:value-type="float" office:value="44011.718287037" calcext:value-type="float">
            <text:p>44011,718287037</text:p>
          </table:table-cell>
          <table:table-cell/>
        </table:table-row>
        <table:table-row table:style-name="ro1">
          <table:table-cell office:value-type="float" office:value="1591286171" calcext:value-type="float">
            <text:p>1591286171</text:p>
          </table:table-cell>
          <table:table-cell office:value-type="string" calcext:value-type="string">
            <text:p>2020-06-04 12:56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64]+[.$H$2]" office:value-type="float" office:value="1593461660" calcext:value-type="float">
            <text:p>1593461660</text:p>
          </table:table-cell>
          <table:table-cell table:formula="of:=([.$F1364]/86400)+25569-(3/24)" office:value-type="float" office:value="44011.718287037" calcext:value-type="float">
            <text:p>44011,718287037</text:p>
          </table:table-cell>
          <table:table-cell/>
        </table:table-row>
        <table:table-row table:style-name="ro1">
          <table:table-cell office:value-type="float" office:value="1591286171" calcext:value-type="float">
            <text:p>1591286171</text:p>
          </table:table-cell>
          <table:table-cell office:value-type="string" calcext:value-type="string">
            <text:p>2020-06-04 12:5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65]+[.$H$2]" office:value-type="float" office:value="1593461660" calcext:value-type="float">
            <text:p>1593461660</text:p>
          </table:table-cell>
          <table:table-cell table:formula="of:=([.$F1365]/86400)+25569-(3/24)" office:value-type="float" office:value="44011.718287037" calcext:value-type="float">
            <text:p>44011,718287037</text:p>
          </table:table-cell>
          <table:table-cell/>
        </table:table-row>
        <table:table-row table:style-name="ro1">
          <table:table-cell office:value-type="float" office:value="1591289770" calcext:value-type="float">
            <text:p>1591289770</text:p>
          </table:table-cell>
          <table:table-cell office:value-type="string" calcext:value-type="string">
            <text:p>2020-06-04 13:56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66]+[.$H$2]" office:value-type="float" office:value="1593465259" calcext:value-type="float">
            <text:p>1593465259</text:p>
          </table:table-cell>
          <table:table-cell table:formula="of:=([.$F1366]/86400)+25569-(3/24)" office:value-type="float" office:value="44011.7599421296" calcext:value-type="float">
            <text:p>44011,7599421296</text:p>
          </table:table-cell>
          <table:table-cell/>
        </table:table-row>
        <table:table-row table:style-name="ro1">
          <table:table-cell office:value-type="float" office:value="1591289770" calcext:value-type="float">
            <text:p>1591289770</text:p>
          </table:table-cell>
          <table:table-cell office:value-type="string" calcext:value-type="string">
            <text:p>2020-06-04 13:56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67]+[.$H$2]" office:value-type="float" office:value="1593465259" calcext:value-type="float">
            <text:p>1593465259</text:p>
          </table:table-cell>
          <table:table-cell table:formula="of:=([.$F1367]/86400)+25569-(3/24)" office:value-type="float" office:value="44011.7599421296" calcext:value-type="float">
            <text:p>44011,7599421296</text:p>
          </table:table-cell>
          <table:table-cell/>
        </table:table-row>
        <table:table-row table:style-name="ro1">
          <table:table-cell office:value-type="float" office:value="1591289770" calcext:value-type="float">
            <text:p>1591289770</text:p>
          </table:table-cell>
          <table:table-cell office:value-type="string" calcext:value-type="string">
            <text:p>2020-06-04 13:56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68]+[.$H$2]" office:value-type="float" office:value="1593465259" calcext:value-type="float">
            <text:p>1593465259</text:p>
          </table:table-cell>
          <table:table-cell table:formula="of:=([.$F1368]/86400)+25569-(3/24)" office:value-type="float" office:value="44011.7599421296" calcext:value-type="float">
            <text:p>44011,7599421296</text:p>
          </table:table-cell>
          <table:table-cell/>
        </table:table-row>
        <table:table-row table:style-name="ro1">
          <table:table-cell office:value-type="float" office:value="1591289770" calcext:value-type="float">
            <text:p>1591289770</text:p>
          </table:table-cell>
          <table:table-cell office:value-type="string" calcext:value-type="string">
            <text:p>2020-06-04 13:56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table:formula="of:=[.A1369]+[.$H$2]" office:value-type="float" office:value="1593465259" calcext:value-type="float">
            <text:p>1593465259</text:p>
          </table:table-cell>
          <table:table-cell table:formula="of:=([.$F1369]/86400)+25569-(3/24)" office:value-type="float" office:value="44011.7599421296" calcext:value-type="float">
            <text:p>44011,7599421296</text:p>
          </table:table-cell>
          <table:table-cell/>
        </table:table-row>
        <table:table-row table:style-name="ro1">
          <table:table-cell office:value-type="float" office:value="1591293369" calcext:value-type="float">
            <text:p>1591293369</text:p>
          </table:table-cell>
          <table:table-cell office:value-type="string" calcext:value-type="string">
            <text:p>2020-06-04 14:56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70]+[.$H$2]" office:value-type="float" office:value="1593468858" calcext:value-type="float">
            <text:p>1593468858</text:p>
          </table:table-cell>
          <table:table-cell table:formula="of:=([.$F1370]/86400)+25569-(3/24)" office:value-type="float" office:value="44011.8015972222" calcext:value-type="float">
            <text:p>44011,8015972222</text:p>
          </table:table-cell>
          <table:table-cell/>
        </table:table-row>
        <table:table-row table:style-name="ro1">
          <table:table-cell office:value-type="float" office:value="1591293369" calcext:value-type="float">
            <text:p>1591293369</text:p>
          </table:table-cell>
          <table:table-cell office:value-type="string" calcext:value-type="string">
            <text:p>2020-06-04 14:56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371]+[.$H$2]" office:value-type="float" office:value="1593468858" calcext:value-type="float">
            <text:p>1593468858</text:p>
          </table:table-cell>
          <table:table-cell table:formula="of:=([.$F1371]/86400)+25569-(3/24)" office:value-type="float" office:value="44011.8015972222" calcext:value-type="float">
            <text:p>44011,8015972222</text:p>
          </table:table-cell>
          <table:table-cell/>
        </table:table-row>
        <table:table-row table:style-name="ro1">
          <table:table-cell office:value-type="float" office:value="1591293369" calcext:value-type="float">
            <text:p>1591293369</text:p>
          </table:table-cell>
          <table:table-cell office:value-type="string" calcext:value-type="string">
            <text:p>2020-06-04 14:56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table:formula="of:=[.A1372]+[.$H$2]" office:value-type="float" office:value="1593468858" calcext:value-type="float">
            <text:p>1593468858</text:p>
          </table:table-cell>
          <table:table-cell table:formula="of:=([.$F1372]/86400)+25569-(3/24)" office:value-type="float" office:value="44011.8015972222" calcext:value-type="float">
            <text:p>44011,8015972222</text:p>
          </table:table-cell>
          <table:table-cell/>
        </table:table-row>
        <table:table-row table:style-name="ro1">
          <table:table-cell office:value-type="float" office:value="1591293369" calcext:value-type="float">
            <text:p>1591293369</text:p>
          </table:table-cell>
          <table:table-cell office:value-type="string" calcext:value-type="string">
            <text:p>2020-06-04 14:5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73]+[.$H$2]" office:value-type="float" office:value="1593468858" calcext:value-type="float">
            <text:p>1593468858</text:p>
          </table:table-cell>
          <table:table-cell table:formula="of:=([.$F1373]/86400)+25569-(3/24)" office:value-type="float" office:value="44011.8015972222" calcext:value-type="float">
            <text:p>44011,8015972222</text:p>
          </table:table-cell>
          <table:table-cell/>
        </table:table-row>
        <table:table-row table:style-name="ro1">
          <table:table-cell office:value-type="float" office:value="1591296968" calcext:value-type="float">
            <text:p>1591296968</text:p>
          </table:table-cell>
          <table:table-cell office:value-type="string" calcext:value-type="string">
            <text:p>2020-06-04 15:56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74]+[.$H$2]" office:value-type="float" office:value="1593472457" calcext:value-type="float">
            <text:p>1593472457</text:p>
          </table:table-cell>
          <table:table-cell table:formula="of:=([.$F1374]/86400)+25569-(3/24)" office:value-type="float" office:value="44011.8432523148" calcext:value-type="float">
            <text:p>44011,8432523148</text:p>
          </table:table-cell>
          <table:table-cell/>
        </table:table-row>
        <table:table-row table:style-name="ro1">
          <table:table-cell office:value-type="float" office:value="1591296968" calcext:value-type="float">
            <text:p>1591296968</text:p>
          </table:table-cell>
          <table:table-cell office:value-type="string" calcext:value-type="string">
            <text:p>2020-06-04 15:56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375]+[.$H$2]" office:value-type="float" office:value="1593472457" calcext:value-type="float">
            <text:p>1593472457</text:p>
          </table:table-cell>
          <table:table-cell table:formula="of:=([.$F1375]/86400)+25569-(3/24)" office:value-type="float" office:value="44011.8432523148" calcext:value-type="float">
            <text:p>44011,8432523148</text:p>
          </table:table-cell>
          <table:table-cell/>
        </table:table-row>
        <table:table-row table:style-name="ro1">
          <table:table-cell office:value-type="float" office:value="1591296968" calcext:value-type="float">
            <text:p>1591296968</text:p>
          </table:table-cell>
          <table:table-cell office:value-type="string" calcext:value-type="string">
            <text:p>2020-06-04 15:56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76]+[.$H$2]" office:value-type="float" office:value="1593472457" calcext:value-type="float">
            <text:p>1593472457</text:p>
          </table:table-cell>
          <table:table-cell table:formula="of:=([.$F1376]/86400)+25569-(3/24)" office:value-type="float" office:value="44011.8432523148" calcext:value-type="float">
            <text:p>44011,8432523148</text:p>
          </table:table-cell>
          <table:table-cell/>
        </table:table-row>
        <table:table-row table:style-name="ro1">
          <table:table-cell office:value-type="float" office:value="1591296968" calcext:value-type="float">
            <text:p>1591296968</text:p>
          </table:table-cell>
          <table:table-cell office:value-type="string" calcext:value-type="string">
            <text:p>2020-06-04 15:5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77]+[.$H$2]" office:value-type="float" office:value="1593472457" calcext:value-type="float">
            <text:p>1593472457</text:p>
          </table:table-cell>
          <table:table-cell table:formula="of:=([.$F1377]/86400)+25569-(3/24)" office:value-type="float" office:value="44011.8432523148" calcext:value-type="float">
            <text:p>44011,8432523148</text:p>
          </table:table-cell>
          <table:table-cell/>
        </table:table-row>
        <table:table-row table:style-name="ro1">
          <table:table-cell office:value-type="float" office:value="1591300567" calcext:value-type="float">
            <text:p>1591300567</text:p>
          </table:table-cell>
          <table:table-cell office:value-type="string" calcext:value-type="string">
            <text:p>2020-06-04 16:56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78]+[.$H$2]" office:value-type="float" office:value="1593476056" calcext:value-type="float">
            <text:p>1593476056</text:p>
          </table:table-cell>
          <table:table-cell table:formula="of:=([.$F1378]/86400)+25569-(3/24)" office:value-type="float" office:value="44011.8849074074" calcext:value-type="float">
            <text:p>44011,8849074074</text:p>
          </table:table-cell>
          <table:table-cell/>
        </table:table-row>
        <table:table-row table:style-name="ro1">
          <table:table-cell office:value-type="float" office:value="1591300567" calcext:value-type="float">
            <text:p>1591300567</text:p>
          </table:table-cell>
          <table:table-cell office:value-type="string" calcext:value-type="string">
            <text:p>2020-06-04 16:56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79]+[.$H$2]" office:value-type="float" office:value="1593476056" calcext:value-type="float">
            <text:p>1593476056</text:p>
          </table:table-cell>
          <table:table-cell table:formula="of:=([.$F1379]/86400)+25569-(3/24)" office:value-type="float" office:value="44011.8849074074" calcext:value-type="float">
            <text:p>44011,8849074074</text:p>
          </table:table-cell>
          <table:table-cell/>
        </table:table-row>
        <table:table-row table:style-name="ro1">
          <table:table-cell office:value-type="float" office:value="1591300567" calcext:value-type="float">
            <text:p>1591300567</text:p>
          </table:table-cell>
          <table:table-cell office:value-type="string" calcext:value-type="string">
            <text:p>2020-06-04 16:56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80]+[.$H$2]" office:value-type="float" office:value="1593476056" calcext:value-type="float">
            <text:p>1593476056</text:p>
          </table:table-cell>
          <table:table-cell table:formula="of:=([.$F1380]/86400)+25569-(3/24)" office:value-type="float" office:value="44011.8849074074" calcext:value-type="float">
            <text:p>44011,8849074074</text:p>
          </table:table-cell>
          <table:table-cell/>
        </table:table-row>
        <table:table-row table:style-name="ro1">
          <table:table-cell office:value-type="float" office:value="1591300567" calcext:value-type="float">
            <text:p>1591300567</text:p>
          </table:table-cell>
          <table:table-cell office:value-type="string" calcext:value-type="string">
            <text:p>2020-06-04 16:56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81]+[.$H$2]" office:value-type="float" office:value="1593476056" calcext:value-type="float">
            <text:p>1593476056</text:p>
          </table:table-cell>
          <table:table-cell table:formula="of:=([.$F1381]/86400)+25569-(3/24)" office:value-type="float" office:value="44011.8849074074" calcext:value-type="float">
            <text:p>44011,8849074074</text:p>
          </table:table-cell>
          <table:table-cell/>
        </table:table-row>
        <table:table-row table:style-name="ro1">
          <table:table-cell office:value-type="float" office:value="1591304166" calcext:value-type="float">
            <text:p>1591304166</text:p>
          </table:table-cell>
          <table:table-cell office:value-type="string" calcext:value-type="string">
            <text:p>2020-06-04 17:56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82]+[.$H$2]" office:value-type="float" office:value="1593479655" calcext:value-type="float">
            <text:p>1593479655</text:p>
          </table:table-cell>
          <table:table-cell table:formula="of:=([.$F1382]/86400)+25569-(3/24)" office:value-type="float" office:value="44011.9265625" calcext:value-type="float">
            <text:p>44011,9265625</text:p>
          </table:table-cell>
          <table:table-cell/>
        </table:table-row>
        <table:table-row table:style-name="ro1">
          <table:table-cell office:value-type="float" office:value="1591304166" calcext:value-type="float">
            <text:p>1591304166</text:p>
          </table:table-cell>
          <table:table-cell office:value-type="string" calcext:value-type="string">
            <text:p>2020-06-04 17:56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83]+[.$H$2]" office:value-type="float" office:value="1593479655" calcext:value-type="float">
            <text:p>1593479655</text:p>
          </table:table-cell>
          <table:table-cell table:formula="of:=([.$F1383]/86400)+25569-(3/24)" office:value-type="float" office:value="44011.9265625" calcext:value-type="float">
            <text:p>44011,9265625</text:p>
          </table:table-cell>
          <table:table-cell/>
        </table:table-row>
        <table:table-row table:style-name="ro1">
          <table:table-cell office:value-type="float" office:value="1591304166" calcext:value-type="float">
            <text:p>1591304166</text:p>
          </table:table-cell>
          <table:table-cell office:value-type="string" calcext:value-type="string">
            <text:p>2020-06-04 17:56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84]+[.$H$2]" office:value-type="float" office:value="1593479655" calcext:value-type="float">
            <text:p>1593479655</text:p>
          </table:table-cell>
          <table:table-cell table:formula="of:=([.$F1384]/86400)+25569-(3/24)" office:value-type="float" office:value="44011.9265625" calcext:value-type="float">
            <text:p>44011,9265625</text:p>
          </table:table-cell>
          <table:table-cell/>
        </table:table-row>
        <table:table-row table:style-name="ro1">
          <table:table-cell office:value-type="float" office:value="1591304166" calcext:value-type="float">
            <text:p>1591304166</text:p>
          </table:table-cell>
          <table:table-cell office:value-type="string" calcext:value-type="string">
            <text:p>2020-06-04 17:56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85]+[.$H$2]" office:value-type="float" office:value="1593479655" calcext:value-type="float">
            <text:p>1593479655</text:p>
          </table:table-cell>
          <table:table-cell table:formula="of:=([.$F1385]/86400)+25569-(3/24)" office:value-type="float" office:value="44011.9265625" calcext:value-type="float">
            <text:p>44011,9265625</text:p>
          </table:table-cell>
          <table:table-cell/>
        </table:table-row>
        <table:table-row table:style-name="ro1">
          <table:table-cell office:value-type="float" office:value="1591307765" calcext:value-type="float">
            <text:p>1591307765</text:p>
          </table:table-cell>
          <table:table-cell office:value-type="string" calcext:value-type="string">
            <text:p>2020-06-04 18:56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86]+[.$H$2]" office:value-type="float" office:value="1593483254" calcext:value-type="float">
            <text:p>1593483254</text:p>
          </table:table-cell>
          <table:table-cell table:formula="of:=([.$F1386]/86400)+25569-(3/24)" office:value-type="float" office:value="44011.9682175926" calcext:value-type="float">
            <text:p>44011,9682175926</text:p>
          </table:table-cell>
          <table:table-cell/>
        </table:table-row>
        <table:table-row table:style-name="ro1">
          <table:table-cell office:value-type="float" office:value="1591307765" calcext:value-type="float">
            <text:p>1591307765</text:p>
          </table:table-cell>
          <table:table-cell office:value-type="string" calcext:value-type="string">
            <text:p>2020-06-04 18:56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87]+[.$H$2]" office:value-type="float" office:value="1593483254" calcext:value-type="float">
            <text:p>1593483254</text:p>
          </table:table-cell>
          <table:table-cell table:formula="of:=([.$F1387]/86400)+25569-(3/24)" office:value-type="float" office:value="44011.9682175926" calcext:value-type="float">
            <text:p>44011,9682175926</text:p>
          </table:table-cell>
          <table:table-cell/>
        </table:table-row>
        <table:table-row table:style-name="ro1">
          <table:table-cell office:value-type="float" office:value="1591307765" calcext:value-type="float">
            <text:p>1591307765</text:p>
          </table:table-cell>
          <table:table-cell office:value-type="string" calcext:value-type="string">
            <text:p>2020-06-04 18:56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88]+[.$H$2]" office:value-type="float" office:value="1593483254" calcext:value-type="float">
            <text:p>1593483254</text:p>
          </table:table-cell>
          <table:table-cell table:formula="of:=([.$F1388]/86400)+25569-(3/24)" office:value-type="float" office:value="44011.9682175926" calcext:value-type="float">
            <text:p>44011,9682175926</text:p>
          </table:table-cell>
          <table:table-cell/>
        </table:table-row>
        <table:table-row table:style-name="ro1">
          <table:table-cell office:value-type="float" office:value="1591307765" calcext:value-type="float">
            <text:p>1591307765</text:p>
          </table:table-cell>
          <table:table-cell office:value-type="string" calcext:value-type="string">
            <text:p>2020-06-04 18:56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89]+[.$H$2]" office:value-type="float" office:value="1593483254" calcext:value-type="float">
            <text:p>1593483254</text:p>
          </table:table-cell>
          <table:table-cell table:formula="of:=([.$F1389]/86400)+25569-(3/24)" office:value-type="float" office:value="44011.9682175926" calcext:value-type="float">
            <text:p>44011,9682175926</text:p>
          </table:table-cell>
          <table:table-cell/>
        </table:table-row>
        <table:table-row table:style-name="ro1">
          <table:table-cell office:value-type="float" office:value="1591311364" calcext:value-type="float">
            <text:p>1591311364</text:p>
          </table:table-cell>
          <table:table-cell office:value-type="string" calcext:value-type="string">
            <text:p>2020-06-04 19:56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90]+[.$H$2]" office:value-type="float" office:value="1593486853" calcext:value-type="float">
            <text:p>1593486853</text:p>
          </table:table-cell>
          <table:table-cell table:formula="of:=([.$F1390]/86400)+25569-(3/24)" office:value-type="float" office:value="44012.0098726852" calcext:value-type="float">
            <text:p>44012,0098726852</text:p>
          </table:table-cell>
          <table:table-cell/>
        </table:table-row>
        <table:table-row table:style-name="ro1">
          <table:table-cell office:value-type="float" office:value="1591311364" calcext:value-type="float">
            <text:p>1591311364</text:p>
          </table:table-cell>
          <table:table-cell office:value-type="string" calcext:value-type="string">
            <text:p>2020-06-04 19:56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91]+[.$H$2]" office:value-type="float" office:value="1593486853" calcext:value-type="float">
            <text:p>1593486853</text:p>
          </table:table-cell>
          <table:table-cell table:formula="of:=([.$F1391]/86400)+25569-(3/24)" office:value-type="float" office:value="44012.0098726852" calcext:value-type="float">
            <text:p>44012,0098726852</text:p>
          </table:table-cell>
          <table:table-cell/>
        </table:table-row>
        <table:table-row table:style-name="ro1">
          <table:table-cell office:value-type="float" office:value="1591311364" calcext:value-type="float">
            <text:p>1591311364</text:p>
          </table:table-cell>
          <table:table-cell office:value-type="string" calcext:value-type="string">
            <text:p>2020-06-04 19:56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392]+[.$H$2]" office:value-type="float" office:value="1593486853" calcext:value-type="float">
            <text:p>1593486853</text:p>
          </table:table-cell>
          <table:table-cell table:formula="of:=([.$F1392]/86400)+25569-(3/24)" office:value-type="float" office:value="44012.0098726852" calcext:value-type="float">
            <text:p>44012,0098726852</text:p>
          </table:table-cell>
          <table:table-cell/>
        </table:table-row>
        <table:table-row table:style-name="ro1">
          <table:table-cell office:value-type="float" office:value="1591311364" calcext:value-type="float">
            <text:p>1591311364</text:p>
          </table:table-cell>
          <table:table-cell office:value-type="string" calcext:value-type="string">
            <text:p>2020-06-04 19:56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93]+[.$H$2]" office:value-type="float" office:value="1593486853" calcext:value-type="float">
            <text:p>1593486853</text:p>
          </table:table-cell>
          <table:table-cell table:formula="of:=([.$F1393]/86400)+25569-(3/24)" office:value-type="float" office:value="44012.0098726852" calcext:value-type="float">
            <text:p>44012,0098726852</text:p>
          </table:table-cell>
          <table:table-cell/>
        </table:table-row>
        <table:table-row table:style-name="ro1">
          <table:table-cell office:value-type="float" office:value="1591314963" calcext:value-type="float">
            <text:p>1591314963</text:p>
          </table:table-cell>
          <table:table-cell office:value-type="string" calcext:value-type="string">
            <text:p>2020-06-04 20:56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94]+[.$H$2]" office:value-type="float" office:value="1593490452" calcext:value-type="float">
            <text:p>1593490452</text:p>
          </table:table-cell>
          <table:table-cell table:formula="of:=([.$F1394]/86400)+25569-(3/24)" office:value-type="float" office:value="44012.0515277778" calcext:value-type="float">
            <text:p>44012,0515277778</text:p>
          </table:table-cell>
          <table:table-cell/>
        </table:table-row>
        <table:table-row table:style-name="ro1">
          <table:table-cell office:value-type="float" office:value="1591314963" calcext:value-type="float">
            <text:p>1591314963</text:p>
          </table:table-cell>
          <table:table-cell office:value-type="string" calcext:value-type="string">
            <text:p>2020-06-04 20:56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95]+[.$H$2]" office:value-type="float" office:value="1593490452" calcext:value-type="float">
            <text:p>1593490452</text:p>
          </table:table-cell>
          <table:table-cell table:formula="of:=([.$F1395]/86400)+25569-(3/24)" office:value-type="float" office:value="44012.0515277778" calcext:value-type="float">
            <text:p>44012,0515277778</text:p>
          </table:table-cell>
          <table:table-cell/>
        </table:table-row>
        <table:table-row table:style-name="ro1">
          <table:table-cell office:value-type="float" office:value="1591314963" calcext:value-type="float">
            <text:p>1591314963</text:p>
          </table:table-cell>
          <table:table-cell office:value-type="string" calcext:value-type="string">
            <text:p>2020-06-04 20:56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table:formula="of:=[.A1396]+[.$H$2]" office:value-type="float" office:value="1593490452" calcext:value-type="float">
            <text:p>1593490452</text:p>
          </table:table-cell>
          <table:table-cell table:formula="of:=([.$F1396]/86400)+25569-(3/24)" office:value-type="float" office:value="44012.0515277778" calcext:value-type="float">
            <text:p>44012,0515277778</text:p>
          </table:table-cell>
          <table:table-cell/>
        </table:table-row>
        <table:table-row table:style-name="ro1">
          <table:table-cell office:value-type="float" office:value="1591314963" calcext:value-type="float">
            <text:p>1591314963</text:p>
          </table:table-cell>
          <table:table-cell office:value-type="string" calcext:value-type="string">
            <text:p>2020-06-04 20:56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397]+[.$H$2]" office:value-type="float" office:value="1593490452" calcext:value-type="float">
            <text:p>1593490452</text:p>
          </table:table-cell>
          <table:table-cell table:formula="of:=([.$F1397]/86400)+25569-(3/24)" office:value-type="float" office:value="44012.0515277778" calcext:value-type="float">
            <text:p>44012,0515277778</text:p>
          </table:table-cell>
          <table:table-cell/>
        </table:table-row>
        <table:table-row table:style-name="ro1">
          <table:table-cell office:value-type="float" office:value="1591318562" calcext:value-type="float">
            <text:p>1591318562</text:p>
          </table:table-cell>
          <table:table-cell office:value-type="string" calcext:value-type="string">
            <text:p>2020-06-04 21:56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398]+[.$H$2]" office:value-type="float" office:value="1593494051" calcext:value-type="float">
            <text:p>1593494051</text:p>
          </table:table-cell>
          <table:table-cell table:formula="of:=([.$F1398]/86400)+25569-(3/24)" office:value-type="float" office:value="44012.0931828704" calcext:value-type="float">
            <text:p>44012,0931828704</text:p>
          </table:table-cell>
          <table:table-cell/>
        </table:table-row>
        <table:table-row table:style-name="ro1">
          <table:table-cell office:value-type="float" office:value="1591318562" calcext:value-type="float">
            <text:p>1591318562</text:p>
          </table:table-cell>
          <table:table-cell office:value-type="string" calcext:value-type="string">
            <text:p>2020-06-04 21:56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399]+[.$H$2]" office:value-type="float" office:value="1593494051" calcext:value-type="float">
            <text:p>1593494051</text:p>
          </table:table-cell>
          <table:table-cell table:formula="of:=([.$F1399]/86400)+25569-(3/24)" office:value-type="float" office:value="44012.0931828704" calcext:value-type="float">
            <text:p>44012,0931828704</text:p>
          </table:table-cell>
          <table:table-cell/>
        </table:table-row>
        <table:table-row table:style-name="ro1">
          <table:table-cell office:value-type="float" office:value="1591318562" calcext:value-type="float">
            <text:p>1591318562</text:p>
          </table:table-cell>
          <table:table-cell office:value-type="string" calcext:value-type="string">
            <text:p>2020-06-04 21:56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00]+[.$H$2]" office:value-type="float" office:value="1593494051" calcext:value-type="float">
            <text:p>1593494051</text:p>
          </table:table-cell>
          <table:table-cell table:formula="of:=([.$F1400]/86400)+25569-(3/24)" office:value-type="float" office:value="44012.0931828704" calcext:value-type="float">
            <text:p>44012,0931828704</text:p>
          </table:table-cell>
          <table:table-cell/>
        </table:table-row>
        <table:table-row table:style-name="ro1">
          <table:table-cell office:value-type="float" office:value="1591318562" calcext:value-type="float">
            <text:p>1591318562</text:p>
          </table:table-cell>
          <table:table-cell office:value-type="string" calcext:value-type="string">
            <text:p>2020-06-04 21:5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401]+[.$H$2]" office:value-type="float" office:value="1593494051" calcext:value-type="float">
            <text:p>1593494051</text:p>
          </table:table-cell>
          <table:table-cell table:formula="of:=([.$F1401]/86400)+25569-(3/24)" office:value-type="float" office:value="44012.0931828704" calcext:value-type="float">
            <text:p>44012,0931828704</text:p>
          </table:table-cell>
          <table:table-cell/>
        </table:table-row>
        <table:table-row table:style-name="ro1">
          <table:table-cell office:value-type="float" office:value="1591322161" calcext:value-type="float">
            <text:p>1591322161</text:p>
          </table:table-cell>
          <table:table-cell office:value-type="string" calcext:value-type="string">
            <text:p>2020-06-04 22:56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table:formula="of:=[.A1402]+[.$H$2]" office:value-type="float" office:value="1593497650" calcext:value-type="float">
            <text:p>1593497650</text:p>
          </table:table-cell>
          <table:table-cell table:formula="of:=([.$F1402]/86400)+25569-(3/24)" office:value-type="float" office:value="44012.134837963" calcext:value-type="float">
            <text:p>44012,134837963</text:p>
          </table:table-cell>
          <table:table-cell/>
        </table:table-row>
        <table:table-row table:style-name="ro1">
          <table:table-cell office:value-type="float" office:value="1591322161" calcext:value-type="float">
            <text:p>1591322161</text:p>
          </table:table-cell>
          <table:table-cell office:value-type="string" calcext:value-type="string">
            <text:p>2020-06-04 22:56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table:formula="of:=[.A1403]+[.$H$2]" office:value-type="float" office:value="1593497650" calcext:value-type="float">
            <text:p>1593497650</text:p>
          </table:table-cell>
          <table:table-cell table:formula="of:=([.$F1403]/86400)+25569-(3/24)" office:value-type="float" office:value="44012.134837963" calcext:value-type="float">
            <text:p>44012,134837963</text:p>
          </table:table-cell>
          <table:table-cell/>
        </table:table-row>
        <table:table-row table:style-name="ro1">
          <table:table-cell office:value-type="float" office:value="1591322161" calcext:value-type="float">
            <text:p>1591322161</text:p>
          </table:table-cell>
          <table:table-cell office:value-type="string" calcext:value-type="string">
            <text:p>2020-06-04 22:56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04]+[.$H$2]" office:value-type="float" office:value="1593497650" calcext:value-type="float">
            <text:p>1593497650</text:p>
          </table:table-cell>
          <table:table-cell table:formula="of:=([.$F1404]/86400)+25569-(3/24)" office:value-type="float" office:value="44012.134837963" calcext:value-type="float">
            <text:p>44012,134837963</text:p>
          </table:table-cell>
          <table:table-cell/>
        </table:table-row>
        <table:table-row table:style-name="ro1">
          <table:table-cell office:value-type="float" office:value="1591322161" calcext:value-type="float">
            <text:p>1591322161</text:p>
          </table:table-cell>
          <table:table-cell office:value-type="string" calcext:value-type="string">
            <text:p>2020-06-04 22:56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405]+[.$H$2]" office:value-type="float" office:value="1593497650" calcext:value-type="float">
            <text:p>1593497650</text:p>
          </table:table-cell>
          <table:table-cell table:formula="of:=([.$F1405]/86400)+25569-(3/24)" office:value-type="float" office:value="44012.134837963" calcext:value-type="float">
            <text:p>44012,134837963</text:p>
          </table:table-cell>
          <table:table-cell/>
        </table:table-row>
        <table:table-row table:style-name="ro1">
          <table:table-cell office:value-type="float" office:value="1591325760" calcext:value-type="float">
            <text:p>1591325760</text:p>
          </table:table-cell>
          <table:table-cell office:value-type="string" calcext:value-type="string">
            <text:p>2020-06-04 23:5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06]+[.$H$2]" office:value-type="float" office:value="1593501249" calcext:value-type="float">
            <text:p>1593501249</text:p>
          </table:table-cell>
          <table:table-cell table:formula="of:=([.$F1406]/86400)+25569-(3/24)" office:value-type="float" office:value="44012.1764930556" calcext:value-type="float">
            <text:p>44012,1764930556</text:p>
          </table:table-cell>
          <table:table-cell/>
        </table:table-row>
        <table:table-row table:style-name="ro1">
          <table:table-cell office:value-type="float" office:value="1591325760" calcext:value-type="float">
            <text:p>1591325760</text:p>
          </table:table-cell>
          <table:table-cell office:value-type="string" calcext:value-type="string">
            <text:p>2020-06-04 23:5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07]+[.$H$2]" office:value-type="float" office:value="1593501249" calcext:value-type="float">
            <text:p>1593501249</text:p>
          </table:table-cell>
          <table:table-cell table:formula="of:=([.$F1407]/86400)+25569-(3/24)" office:value-type="float" office:value="44012.1764930556" calcext:value-type="float">
            <text:p>44012,1764930556</text:p>
          </table:table-cell>
          <table:table-cell/>
        </table:table-row>
        <table:table-row table:style-name="ro1">
          <table:table-cell office:value-type="float" office:value="1591325760" calcext:value-type="float">
            <text:p>1591325760</text:p>
          </table:table-cell>
          <table:table-cell office:value-type="string" calcext:value-type="string">
            <text:p>2020-06-04 23:5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table:formula="of:=[.A1408]+[.$H$2]" office:value-type="float" office:value="1593501249" calcext:value-type="float">
            <text:p>1593501249</text:p>
          </table:table-cell>
          <table:table-cell table:formula="of:=([.$F1408]/86400)+25569-(3/24)" office:value-type="float" office:value="44012.1764930556" calcext:value-type="float">
            <text:p>44012,1764930556</text:p>
          </table:table-cell>
          <table:table-cell/>
        </table:table-row>
        <table:table-row table:style-name="ro1">
          <table:table-cell office:value-type="float" office:value="1591325760" calcext:value-type="float">
            <text:p>1591325760</text:p>
          </table:table-cell>
          <table:table-cell office:value-type="string" calcext:value-type="string">
            <text:p>2020-06-04 23:5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09]+[.$H$2]" office:value-type="float" office:value="1593501249" calcext:value-type="float">
            <text:p>1593501249</text:p>
          </table:table-cell>
          <table:table-cell table:formula="of:=([.$F1409]/86400)+25569-(3/24)" office:value-type="float" office:value="44012.1764930556" calcext:value-type="float">
            <text:p>44012,1764930556</text:p>
          </table:table-cell>
          <table:table-cell/>
        </table:table-row>
        <table:table-row table:style-name="ro1">
          <table:table-cell office:value-type="float" office:value="1591329359" calcext:value-type="float">
            <text:p>1591329359</text:p>
          </table:table-cell>
          <table:table-cell office:value-type="string" calcext:value-type="string">
            <text:p>2020-06-05 00:55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10]+[.$H$2]" office:value-type="float" office:value="1593504848" calcext:value-type="float">
            <text:p>1593504848</text:p>
          </table:table-cell>
          <table:table-cell table:formula="of:=([.$F1410]/86400)+25569-(3/24)" office:value-type="float" office:value="44012.2181481482" calcext:value-type="float">
            <text:p>44012,2181481482</text:p>
          </table:table-cell>
          <table:table-cell/>
        </table:table-row>
        <table:table-row table:style-name="ro1">
          <table:table-cell office:value-type="float" office:value="1591329359" calcext:value-type="float">
            <text:p>1591329359</text:p>
          </table:table-cell>
          <table:table-cell office:value-type="string" calcext:value-type="string">
            <text:p>2020-06-05 00:55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11]+[.$H$2]" office:value-type="float" office:value="1593504848" calcext:value-type="float">
            <text:p>1593504848</text:p>
          </table:table-cell>
          <table:table-cell table:formula="of:=([.$F1411]/86400)+25569-(3/24)" office:value-type="float" office:value="44012.2181481482" calcext:value-type="float">
            <text:p>44012,2181481482</text:p>
          </table:table-cell>
          <table:table-cell/>
        </table:table-row>
        <table:table-row table:style-name="ro1">
          <table:table-cell office:value-type="float" office:value="1591329359" calcext:value-type="float">
            <text:p>1591329359</text:p>
          </table:table-cell>
          <table:table-cell office:value-type="string" calcext:value-type="string">
            <text:p>2020-06-05 00:55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12]+[.$H$2]" office:value-type="float" office:value="1593504848" calcext:value-type="float">
            <text:p>1593504848</text:p>
          </table:table-cell>
          <table:table-cell table:formula="of:=([.$F1412]/86400)+25569-(3/24)" office:value-type="float" office:value="44012.2181481482" calcext:value-type="float">
            <text:p>44012,2181481482</text:p>
          </table:table-cell>
          <table:table-cell/>
        </table:table-row>
        <table:table-row table:style-name="ro1">
          <table:table-cell office:value-type="float" office:value="1591329359" calcext:value-type="float">
            <text:p>1591329359</text:p>
          </table:table-cell>
          <table:table-cell office:value-type="string" calcext:value-type="string">
            <text:p>2020-06-05 00:55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13]+[.$H$2]" office:value-type="float" office:value="1593504848" calcext:value-type="float">
            <text:p>1593504848</text:p>
          </table:table-cell>
          <table:table-cell table:formula="of:=([.$F1413]/86400)+25569-(3/24)" office:value-type="float" office:value="44012.2181481482" calcext:value-type="float">
            <text:p>44012,2181481482</text:p>
          </table:table-cell>
          <table:table-cell/>
        </table:table-row>
        <table:table-row table:style-name="ro1">
          <table:table-cell office:value-type="float" office:value="1591332958" calcext:value-type="float">
            <text:p>1591332958</text:p>
          </table:table-cell>
          <table:table-cell office:value-type="string" calcext:value-type="string">
            <text:p>2020-06-05 01:55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14]+[.$H$2]" office:value-type="float" office:value="1593508447" calcext:value-type="float">
            <text:p>1593508447</text:p>
          </table:table-cell>
          <table:table-cell table:formula="of:=([.$F1414]/86400)+25569-(3/24)" office:value-type="float" office:value="44012.2598032407" calcext:value-type="float">
            <text:p>44012,2598032407</text:p>
          </table:table-cell>
          <table:table-cell/>
        </table:table-row>
        <table:table-row table:style-name="ro1">
          <table:table-cell office:value-type="float" office:value="1591332958" calcext:value-type="float">
            <text:p>1591332958</text:p>
          </table:table-cell>
          <table:table-cell office:value-type="string" calcext:value-type="string">
            <text:p>2020-06-05 01:55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15]+[.$H$2]" office:value-type="float" office:value="1593508447" calcext:value-type="float">
            <text:p>1593508447</text:p>
          </table:table-cell>
          <table:table-cell table:formula="of:=([.$F1415]/86400)+25569-(3/24)" office:value-type="float" office:value="44012.2598032407" calcext:value-type="float">
            <text:p>44012,2598032407</text:p>
          </table:table-cell>
          <table:table-cell/>
        </table:table-row>
        <table:table-row table:style-name="ro1">
          <table:table-cell office:value-type="float" office:value="1591332958" calcext:value-type="float">
            <text:p>1591332958</text:p>
          </table:table-cell>
          <table:table-cell office:value-type="string" calcext:value-type="string">
            <text:p>2020-06-05 01:55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16]+[.$H$2]" office:value-type="float" office:value="1593508447" calcext:value-type="float">
            <text:p>1593508447</text:p>
          </table:table-cell>
          <table:table-cell table:formula="of:=([.$F1416]/86400)+25569-(3/24)" office:value-type="float" office:value="44012.2598032407" calcext:value-type="float">
            <text:p>44012,2598032407</text:p>
          </table:table-cell>
          <table:table-cell/>
        </table:table-row>
        <table:table-row table:style-name="ro1">
          <table:table-cell office:value-type="float" office:value="1591332958" calcext:value-type="float">
            <text:p>1591332958</text:p>
          </table:table-cell>
          <table:table-cell office:value-type="string" calcext:value-type="string">
            <text:p>2020-06-05 01:55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417]+[.$H$2]" office:value-type="float" office:value="1593508447" calcext:value-type="float">
            <text:p>1593508447</text:p>
          </table:table-cell>
          <table:table-cell table:formula="of:=([.$F1417]/86400)+25569-(3/24)" office:value-type="float" office:value="44012.2598032407" calcext:value-type="float">
            <text:p>44012,2598032407</text:p>
          </table:table-cell>
          <table:table-cell/>
        </table:table-row>
        <table:table-row table:style-name="ro1">
          <table:table-cell office:value-type="float" office:value="1591336557" calcext:value-type="float">
            <text:p>1591336557</text:p>
          </table:table-cell>
          <table:table-cell office:value-type="string" calcext:value-type="string">
            <text:p>2020-06-05 02:55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18]+[.$H$2]" office:value-type="float" office:value="1593512046" calcext:value-type="float">
            <text:p>1593512046</text:p>
          </table:table-cell>
          <table:table-cell table:formula="of:=([.$F1418]/86400)+25569-(3/24)" office:value-type="float" office:value="44012.3014583333" calcext:value-type="float">
            <text:p>44012,3014583333</text:p>
          </table:table-cell>
          <table:table-cell/>
        </table:table-row>
        <table:table-row table:style-name="ro1">
          <table:table-cell office:value-type="float" office:value="1591336557" calcext:value-type="float">
            <text:p>1591336557</text:p>
          </table:table-cell>
          <table:table-cell office:value-type="string" calcext:value-type="string">
            <text:p>2020-06-05 02:55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19]+[.$H$2]" office:value-type="float" office:value="1593512046" calcext:value-type="float">
            <text:p>1593512046</text:p>
          </table:table-cell>
          <table:table-cell table:formula="of:=([.$F1419]/86400)+25569-(3/24)" office:value-type="float" office:value="44012.3014583333" calcext:value-type="float">
            <text:p>44012,3014583333</text:p>
          </table:table-cell>
          <table:table-cell/>
        </table:table-row>
        <table:table-row table:style-name="ro1">
          <table:table-cell office:value-type="float" office:value="1591336557" calcext:value-type="float">
            <text:p>1591336557</text:p>
          </table:table-cell>
          <table:table-cell office:value-type="string" calcext:value-type="string">
            <text:p>2020-06-05 02:55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table:formula="of:=[.A1420]+[.$H$2]" office:value-type="float" office:value="1593512046" calcext:value-type="float">
            <text:p>1593512046</text:p>
          </table:table-cell>
          <table:table-cell table:formula="of:=([.$F1420]/86400)+25569-(3/24)" office:value-type="float" office:value="44012.3014583333" calcext:value-type="float">
            <text:p>44012,3014583333</text:p>
          </table:table-cell>
          <table:table-cell/>
        </table:table-row>
        <table:table-row table:style-name="ro1">
          <table:table-cell office:value-type="float" office:value="1591336557" calcext:value-type="float">
            <text:p>1591336557</text:p>
          </table:table-cell>
          <table:table-cell office:value-type="string" calcext:value-type="string">
            <text:p>2020-06-05 02:5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21]+[.$H$2]" office:value-type="float" office:value="1593512046" calcext:value-type="float">
            <text:p>1593512046</text:p>
          </table:table-cell>
          <table:table-cell table:formula="of:=([.$F1421]/86400)+25569-(3/24)" office:value-type="float" office:value="44012.3014583333" calcext:value-type="float">
            <text:p>44012,3014583333</text:p>
          </table:table-cell>
          <table:table-cell/>
        </table:table-row>
        <table:table-row table:style-name="ro1">
          <table:table-cell office:value-type="float" office:value="1591340156" calcext:value-type="float">
            <text:p>1591340156</text:p>
          </table:table-cell>
          <table:table-cell office:value-type="string" calcext:value-type="string">
            <text:p>2020-06-05 03:55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22]+[.$H$2]" office:value-type="float" office:value="1593515645" calcext:value-type="float">
            <text:p>1593515645</text:p>
          </table:table-cell>
          <table:table-cell table:formula="of:=([.$F1422]/86400)+25569-(3/24)" office:value-type="float" office:value="44012.3431134259" calcext:value-type="float">
            <text:p>44012,3431134259</text:p>
          </table:table-cell>
          <table:table-cell/>
        </table:table-row>
        <table:table-row table:style-name="ro1">
          <table:table-cell office:value-type="float" office:value="1591340156" calcext:value-type="float">
            <text:p>1591340156</text:p>
          </table:table-cell>
          <table:table-cell office:value-type="string" calcext:value-type="string">
            <text:p>2020-06-05 03:55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23]+[.$H$2]" office:value-type="float" office:value="1593515645" calcext:value-type="float">
            <text:p>1593515645</text:p>
          </table:table-cell>
          <table:table-cell table:formula="of:=([.$F1423]/86400)+25569-(3/24)" office:value-type="float" office:value="44012.3431134259" calcext:value-type="float">
            <text:p>44012,3431134259</text:p>
          </table:table-cell>
          <table:table-cell/>
        </table:table-row>
        <table:table-row table:style-name="ro1">
          <table:table-cell office:value-type="float" office:value="1591340156" calcext:value-type="float">
            <text:p>1591340156</text:p>
          </table:table-cell>
          <table:table-cell office:value-type="string" calcext:value-type="string">
            <text:p>2020-06-05 03:55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table:formula="of:=[.A1424]+[.$H$2]" office:value-type="float" office:value="1593515645" calcext:value-type="float">
            <text:p>1593515645</text:p>
          </table:table-cell>
          <table:table-cell table:formula="of:=([.$F1424]/86400)+25569-(3/24)" office:value-type="float" office:value="44012.3431134259" calcext:value-type="float">
            <text:p>44012,3431134259</text:p>
          </table:table-cell>
          <table:table-cell/>
        </table:table-row>
        <table:table-row table:style-name="ro1">
          <table:table-cell office:value-type="float" office:value="1591340156" calcext:value-type="float">
            <text:p>1591340156</text:p>
          </table:table-cell>
          <table:table-cell office:value-type="string" calcext:value-type="string">
            <text:p>2020-06-05 03:5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25]+[.$H$2]" office:value-type="float" office:value="1593515645" calcext:value-type="float">
            <text:p>1593515645</text:p>
          </table:table-cell>
          <table:table-cell table:formula="of:=([.$F1425]/86400)+25569-(3/24)" office:value-type="float" office:value="44012.3431134259" calcext:value-type="float">
            <text:p>44012,3431134259</text:p>
          </table:table-cell>
          <table:table-cell/>
        </table:table-row>
        <table:table-row table:style-name="ro1">
          <table:table-cell office:value-type="float" office:value="1591343755" calcext:value-type="float">
            <text:p>1591343755</text:p>
          </table:table-cell>
          <table:table-cell office:value-type="string" calcext:value-type="string">
            <text:p>2020-06-05 04:55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26]+[.$H$2]" office:value-type="float" office:value="1593519244" calcext:value-type="float">
            <text:p>1593519244</text:p>
          </table:table-cell>
          <table:table-cell table:formula="of:=([.$F1426]/86400)+25569-(3/24)" office:value-type="float" office:value="44012.3847685185" calcext:value-type="float">
            <text:p>44012,3847685185</text:p>
          </table:table-cell>
          <table:table-cell/>
        </table:table-row>
        <table:table-row table:style-name="ro1">
          <table:table-cell office:value-type="float" office:value="1591343755" calcext:value-type="float">
            <text:p>1591343755</text:p>
          </table:table-cell>
          <table:table-cell office:value-type="string" calcext:value-type="string">
            <text:p>2020-06-05 04:55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27]+[.$H$2]" office:value-type="float" office:value="1593519244" calcext:value-type="float">
            <text:p>1593519244</text:p>
          </table:table-cell>
          <table:table-cell table:formula="of:=([.$F1427]/86400)+25569-(3/24)" office:value-type="float" office:value="44012.3847685185" calcext:value-type="float">
            <text:p>44012,3847685185</text:p>
          </table:table-cell>
          <table:table-cell/>
        </table:table-row>
        <table:table-row table:style-name="ro1">
          <table:table-cell office:value-type="float" office:value="1591343755" calcext:value-type="float">
            <text:p>1591343755</text:p>
          </table:table-cell>
          <table:table-cell office:value-type="string" calcext:value-type="string">
            <text:p>2020-06-05 04:55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28]+[.$H$2]" office:value-type="float" office:value="1593519244" calcext:value-type="float">
            <text:p>1593519244</text:p>
          </table:table-cell>
          <table:table-cell table:formula="of:=([.$F1428]/86400)+25569-(3/24)" office:value-type="float" office:value="44012.3847685185" calcext:value-type="float">
            <text:p>44012,3847685185</text:p>
          </table:table-cell>
          <table:table-cell/>
        </table:table-row>
        <table:table-row table:style-name="ro1">
          <table:table-cell office:value-type="float" office:value="1591343755" calcext:value-type="float">
            <text:p>1591343755</text:p>
          </table:table-cell>
          <table:table-cell office:value-type="string" calcext:value-type="string">
            <text:p>2020-06-05 04:5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29]+[.$H$2]" office:value-type="float" office:value="1593519244" calcext:value-type="float">
            <text:p>1593519244</text:p>
          </table:table-cell>
          <table:table-cell table:formula="of:=([.$F1429]/86400)+25569-(3/24)" office:value-type="float" office:value="44012.3847685185" calcext:value-type="float">
            <text:p>44012,3847685185</text:p>
          </table:table-cell>
          <table:table-cell/>
        </table:table-row>
        <table:table-row table:style-name="ro1">
          <table:table-cell office:value-type="float" office:value="1591347354" calcext:value-type="float">
            <text:p>1591347354</text:p>
          </table:table-cell>
          <table:table-cell office:value-type="string" calcext:value-type="string">
            <text:p>2020-06-05 05:55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30]+[.$H$2]" office:value-type="float" office:value="1593522843" calcext:value-type="float">
            <text:p>1593522843</text:p>
          </table:table-cell>
          <table:table-cell table:formula="of:=([.$F1430]/86400)+25569-(3/24)" office:value-type="float" office:value="44012.4264236111" calcext:value-type="float">
            <text:p>44012,4264236111</text:p>
          </table:table-cell>
          <table:table-cell/>
        </table:table-row>
        <table:table-row table:style-name="ro1">
          <table:table-cell office:value-type="float" office:value="1591347354" calcext:value-type="float">
            <text:p>1591347354</text:p>
          </table:table-cell>
          <table:table-cell office:value-type="string" calcext:value-type="string">
            <text:p>2020-06-05 05:55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31]+[.$H$2]" office:value-type="float" office:value="1593522843" calcext:value-type="float">
            <text:p>1593522843</text:p>
          </table:table-cell>
          <table:table-cell table:formula="of:=([.$F1431]/86400)+25569-(3/24)" office:value-type="float" office:value="44012.4264236111" calcext:value-type="float">
            <text:p>44012,4264236111</text:p>
          </table:table-cell>
          <table:table-cell/>
        </table:table-row>
        <table:table-row table:style-name="ro1">
          <table:table-cell office:value-type="float" office:value="1591347354" calcext:value-type="float">
            <text:p>1591347354</text:p>
          </table:table-cell>
          <table:table-cell office:value-type="string" calcext:value-type="string">
            <text:p>2020-06-05 05:55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32]+[.$H$2]" office:value-type="float" office:value="1593522843" calcext:value-type="float">
            <text:p>1593522843</text:p>
          </table:table-cell>
          <table:table-cell table:formula="of:=([.$F1432]/86400)+25569-(3/24)" office:value-type="float" office:value="44012.4264236111" calcext:value-type="float">
            <text:p>44012,4264236111</text:p>
          </table:table-cell>
          <table:table-cell/>
        </table:table-row>
        <table:table-row table:style-name="ro1">
          <table:table-cell office:value-type="float" office:value="1591347354" calcext:value-type="float">
            <text:p>1591347354</text:p>
          </table:table-cell>
          <table:table-cell office:value-type="string" calcext:value-type="string">
            <text:p>2020-06-05 05:55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33]+[.$H$2]" office:value-type="float" office:value="1593522843" calcext:value-type="float">
            <text:p>1593522843</text:p>
          </table:table-cell>
          <table:table-cell table:formula="of:=([.$F1433]/86400)+25569-(3/24)" office:value-type="float" office:value="44012.4264236111" calcext:value-type="float">
            <text:p>44012,4264236111</text:p>
          </table:table-cell>
          <table:table-cell/>
        </table:table-row>
        <table:table-row table:style-name="ro1">
          <table:table-cell office:value-type="float" office:value="1591350953" calcext:value-type="float">
            <text:p>1591350953</text:p>
          </table:table-cell>
          <table:table-cell office:value-type="string" calcext:value-type="string">
            <text:p>2020-06-05 06:55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34]+[.$H$2]" office:value-type="float" office:value="1593526442" calcext:value-type="float">
            <text:p>1593526442</text:p>
          </table:table-cell>
          <table:table-cell table:formula="of:=([.$F1434]/86400)+25569-(3/24)" office:value-type="float" office:value="44012.4680787037" calcext:value-type="float">
            <text:p>44012,4680787037</text:p>
          </table:table-cell>
          <table:table-cell/>
        </table:table-row>
        <table:table-row table:style-name="ro1">
          <table:table-cell office:value-type="float" office:value="1591350953" calcext:value-type="float">
            <text:p>1591350953</text:p>
          </table:table-cell>
          <table:table-cell office:value-type="string" calcext:value-type="string">
            <text:p>2020-06-05 06:55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35]+[.$H$2]" office:value-type="float" office:value="1593526442" calcext:value-type="float">
            <text:p>1593526442</text:p>
          </table:table-cell>
          <table:table-cell table:formula="of:=([.$F1435]/86400)+25569-(3/24)" office:value-type="float" office:value="44012.4680787037" calcext:value-type="float">
            <text:p>44012,4680787037</text:p>
          </table:table-cell>
          <table:table-cell/>
        </table:table-row>
        <table:table-row table:style-name="ro1">
          <table:table-cell office:value-type="float" office:value="1591350953" calcext:value-type="float">
            <text:p>1591350953</text:p>
          </table:table-cell>
          <table:table-cell office:value-type="string" calcext:value-type="string">
            <text:p>2020-06-05 06:55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table:formula="of:=[.A1436]+[.$H$2]" office:value-type="float" office:value="1593526442" calcext:value-type="float">
            <text:p>1593526442</text:p>
          </table:table-cell>
          <table:table-cell table:formula="of:=([.$F1436]/86400)+25569-(3/24)" office:value-type="float" office:value="44012.4680787037" calcext:value-type="float">
            <text:p>44012,4680787037</text:p>
          </table:table-cell>
          <table:table-cell/>
        </table:table-row>
        <table:table-row table:style-name="ro1">
          <table:table-cell office:value-type="float" office:value="1591350953" calcext:value-type="float">
            <text:p>1591350953</text:p>
          </table:table-cell>
          <table:table-cell office:value-type="string" calcext:value-type="string">
            <text:p>2020-06-05 06:5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table:formula="of:=[.A1437]+[.$H$2]" office:value-type="float" office:value="1593526442" calcext:value-type="float">
            <text:p>1593526442</text:p>
          </table:table-cell>
          <table:table-cell table:formula="of:=([.$F1437]/86400)+25569-(3/24)" office:value-type="float" office:value="44012.4680787037" calcext:value-type="float">
            <text:p>44012,4680787037</text:p>
          </table:table-cell>
          <table:table-cell/>
        </table:table-row>
        <table:table-row table:style-name="ro1">
          <table:table-cell office:value-type="float" office:value="1591354552" calcext:value-type="float">
            <text:p>1591354552</text:p>
          </table:table-cell>
          <table:table-cell office:value-type="string" calcext:value-type="string">
            <text:p>2020-06-05 07:55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table:formula="of:=[.A1438]+[.$H$2]" office:value-type="float" office:value="1593530041" calcext:value-type="float">
            <text:p>1593530041</text:p>
          </table:table-cell>
          <table:table-cell table:formula="of:=([.$F1438]/86400)+25569-(3/24)" office:value-type="float" office:value="44012.5097337963" calcext:value-type="float">
            <text:p>44012,5097337963</text:p>
          </table:table-cell>
          <table:table-cell/>
        </table:table-row>
        <table:table-row table:style-name="ro1">
          <table:table-cell office:value-type="float" office:value="1591354552" calcext:value-type="float">
            <text:p>1591354552</text:p>
          </table:table-cell>
          <table:table-cell office:value-type="string" calcext:value-type="string">
            <text:p>2020-06-05 07:55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table:formula="of:=[.A1439]+[.$H$2]" office:value-type="float" office:value="1593530041" calcext:value-type="float">
            <text:p>1593530041</text:p>
          </table:table-cell>
          <table:table-cell table:formula="of:=([.$F1439]/86400)+25569-(3/24)" office:value-type="float" office:value="44012.5097337963" calcext:value-type="float">
            <text:p>44012,5097337963</text:p>
          </table:table-cell>
          <table:table-cell/>
        </table:table-row>
        <table:table-row table:style-name="ro1">
          <table:table-cell office:value-type="float" office:value="1591354552" calcext:value-type="float">
            <text:p>1591354552</text:p>
          </table:table-cell>
          <table:table-cell office:value-type="string" calcext:value-type="string">
            <text:p>2020-06-05 07:55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table:formula="of:=[.A1440]+[.$H$2]" office:value-type="float" office:value="1593530041" calcext:value-type="float">
            <text:p>1593530041</text:p>
          </table:table-cell>
          <table:table-cell table:formula="of:=([.$F1440]/86400)+25569-(3/24)" office:value-type="float" office:value="44012.5097337963" calcext:value-type="float">
            <text:p>44012,5097337963</text:p>
          </table:table-cell>
          <table:table-cell/>
        </table:table-row>
        <table:table-row table:style-name="ro1">
          <table:table-cell office:value-type="float" office:value="1591354552" calcext:value-type="float">
            <text:p>1591354552</text:p>
          </table:table-cell>
          <table:table-cell office:value-type="string" calcext:value-type="string">
            <text:p>2020-06-05 07:5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table:formula="of:=[.A1441]+[.$H$2]" office:value-type="float" office:value="1593530041" calcext:value-type="float">
            <text:p>1593530041</text:p>
          </table:table-cell>
          <table:table-cell table:formula="of:=([.$F1441]/86400)+25569-(3/24)" office:value-type="float" office:value="44012.5097337963" calcext:value-type="float">
            <text:p>44012,5097337963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_5_2.A1:data_5_2.E14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00:46:15.810000000</dc:date>
    <meta:editing-duration>PT17M18S</meta:editing-duration>
    <meta:editing-cycles>1</meta:editing-cycles>
    <meta:document-statistic meta:table-count="1" meta:cell-count="10087" meta:object-count="0"/>
    <meta:generator>LibreOffice/6.0.4.2$Windows_X86_64 LibreOffice_project/9b0d9b32d5dcda91d2f1a96dc04c645c450872bf</meta:generator>
  </office:meta>
</office:document-meta>
</file>